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1.599cm" fo:margin-left="0.088cm" fo:margin-top="0cm" fo:margin-bottom="0cm" table:align="left" style:writing-mode="lr-tb"/>
    </style:style>
    <style:style style:name="Table1.A" style:family="table-column">
      <style:table-column-properties style:column-width="6.505cm"/>
    </style:style>
    <style:style style:name="Table1.B" style:family="table-column">
      <style:table-column-properties style:column-width="5.094cm"/>
    </style:style>
    <style:style style:name="Table1.1" style:family="table-row">
      <style:table-row-properties style:min-row-height="0.489cm" fo:keep-together="auto"/>
    </style:style>
    <style:style style:name="Table1.A1" style:family="table-cell">
      <style:table-cell-properties fo:padding="0cm" fo:border="none" style:writing-mode="lr-tb"/>
    </style:style>
    <style:style style:name="Table1.2" style:family="table-row">
      <style:table-row-properties style:min-row-height="0.527cm" fo:keep-together="auto"/>
    </style:style>
    <style:style style:name="Table1.3" style:family="table-row">
      <style:table-row-properties style:min-row-height="0.526cm" fo:keep-together="auto"/>
    </style:style>
    <style:style style:name="P1" style:family="paragraph" style:parent-style-name="Standard">
      <style:paragraph-properties fo:margin-left="0cm" fo:margin-right="0.139cm" fo:margin-top="0cm" fo:margin-bottom="0cm" style:contextual-spacing="false" fo:line-height="108%" fo:text-align="end" style:justify-single-word="false" fo:text-indent="0cm" style:auto-text-indent="false"/>
      <style:text-properties fo:font-size="11pt" style:font-size-asian="11pt"/>
    </style:style>
    <style:style style:name="P2" style:family="paragraph" style:parent-style-name="Standard">
      <style:paragraph-properties fo:margin-left="0cm" fo:margin-right="0cm" fo:margin-top="0cm" fo:margin-bottom="0cm" style:contextual-spacing="false" fo:line-height="108%" fo:text-align="start" style:justify-single-word="false" fo:text-indent="0cm" style:auto-text-indent="false"/>
      <style:text-properties fo:font-size="11pt" style:font-size-asian="11pt"/>
    </style:style>
    <style:style style:name="P3"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style>
    <style:style style:name="P4" style:family="paragraph" style:parent-style-name="Standard">
      <style:paragraph-properties fo:margin-left="0cm" fo:margin-right="0cm" fo:margin-top="0cm" fo:margin-bottom="0.06cm" style:contextual-spacing="false" fo:line-height="108%" fo:text-align="start" style:justify-single-word="false" fo:text-indent="0cm" style:auto-text-indent="false">
        <style:tab-stops>
          <style:tab-stop style:position="0.958cm" style:type="center"/>
          <style:tab-stop style:position="2.891cm" style:type="center"/>
        </style:tab-stops>
      </style:paragraph-properties>
    </style:style>
    <style:style style:name="P5" style:family="paragraph" style:parent-style-name="Standard">
      <style:paragraph-properties fo:margin-left="0cm" fo:margin-right="0cm" fo:margin-top="0cm" fo:margin-bottom="0.06cm" style:contextual-spacing="false" fo:line-height="108%" fo:text-align="start" style:justify-single-word="false" fo:text-indent="0cm" style:auto-text-indent="false">
        <style:tab-stops>
          <style:tab-stop style:position="0.958cm" style:type="center"/>
          <style:tab-stop style:position="3.471cm" style:type="center"/>
        </style:tab-stops>
      </style:paragraph-properties>
    </style:style>
    <style:style style:name="P6" style:family="paragraph" style:parent-style-name="Standard">
      <style:paragraph-properties fo:margin-left="0.03cm" fo:margin-right="0cm" fo:margin-top="0cm" fo:margin-bottom="0.132cm" style:contextual-spacing="false" fo:line-height="108%" fo:text-align="start" style:justify-single-word="false" fo:text-indent="0cm" style:auto-text-indent="false"/>
    </style:style>
    <style:style style:name="P7" style:family="paragraph" style:parent-style-name="Standard">
      <style:paragraph-properties fo:margin-left="0.721cm" fo:margin-right="0cm" fo:margin-top="0cm" fo:margin-bottom="0.406cm" style:contextual-spacing="false" fo:line-height="108%" fo:text-align="start" style:justify-single-word="false" fo:text-indent="-0.018cm" style:auto-text-indent="false"/>
    </style:style>
    <style:style style:name="P8" style:family="paragraph" style:parent-style-name="Standard">
      <style:paragraph-properties fo:margin-left="0.721cm" fo:margin-right="0cm" fo:margin-top="0cm" fo:margin-bottom="0.182cm" style:contextual-spacing="false" fo:line-height="108%" fo:text-align="start" style:justify-single-word="false" fo:text-indent="-0.018cm" style:auto-text-indent="false"/>
    </style:style>
    <style:style style:name="P9" style:family="paragraph" style:parent-style-name="Standard">
      <style:paragraph-properties fo:margin-left="0.037cm" fo:margin-right="0.079cm" fo:margin-top="0cm" fo:margin-bottom="0.215cm" style:contextual-spacing="false" fo:line-height="108%" fo:text-align="center" style:justify-single-word="false" fo:text-indent="-0.018cm" style:auto-text-indent="false"/>
    </style:style>
    <style:style style:name="P10" style:family="paragraph" style:parent-style-name="Standard">
      <style:paragraph-properties fo:margin-left="0.037cm" fo:margin-right="0.079cm" fo:margin-top="0cm" fo:margin-bottom="0.256cm" style:contextual-spacing="false" fo:line-height="108%" fo:text-align="center" style:justify-single-word="false" fo:text-indent="-0.018cm" style:auto-text-indent="false"/>
    </style:style>
    <style:style style:name="P11" style:family="paragraph" style:parent-style-name="Standard">
      <style:paragraph-properties fo:margin-left="0.037cm" fo:margin-right="0.109cm" fo:margin-top="0cm" fo:margin-bottom="0.215cm" style:contextual-spacing="false" fo:line-height="108%" fo:text-align="center" style:justify-single-word="false" fo:text-indent="-0.018cm" style:auto-text-indent="false"/>
    </style:style>
    <style:style style:name="P12" style:family="paragraph" style:parent-style-name="Standard">
      <style:paragraph-properties fo:margin-left="0.037cm" fo:margin-right="0.019cm" fo:margin-top="0cm" fo:margin-bottom="0.215cm" style:contextual-spacing="false" fo:line-height="108%" fo:text-align="center" style:justify-single-word="false" fo:text-indent="-0.018cm" style:auto-text-indent="false"/>
    </style:style>
    <style:style style:name="P13" style:family="paragraph" style:parent-style-name="Standard">
      <style:paragraph-properties fo:margin-left="0.037cm" fo:margin-right="0.042cm" fo:margin-top="0cm" fo:margin-bottom="0.215cm" style:contextual-spacing="false" fo:line-height="108%" fo:text-align="center" style:justify-single-word="false" fo:text-indent="-0.018cm" style:auto-text-indent="false"/>
    </style:style>
    <style:style style:name="P14" style:family="paragraph" style:parent-style-name="Standard">
      <style:paragraph-properties fo:margin-left="0.037cm" fo:margin-right="0.042cm" fo:margin-top="0cm" fo:margin-bottom="0.256cm" style:contextual-spacing="false" fo:line-height="108%" fo:text-align="center" style:justify-single-word="false" fo:text-indent="-0.018cm" style:auto-text-indent="false"/>
    </style:style>
    <style:style style:name="P15" style:family="paragraph" style:parent-style-name="Standard">
      <style:paragraph-properties fo:margin-left="0.037cm" fo:margin-right="0.078cm" fo:margin-top="0cm" fo:margin-bottom="0.328cm" style:contextual-spacing="false" fo:line-height="108%" fo:text-align="center" style:justify-single-word="false" fo:text-indent="-0.018cm" style:auto-text-indent="false"/>
    </style:style>
    <style:style style:name="P16" style:family="paragraph" style:parent-style-name="Standard">
      <style:paragraph-properties fo:margin-left="0.037cm" fo:margin-right="0.065cm" fo:margin-top="0cm" fo:margin-bottom="0.256cm" style:contextual-spacing="false" fo:line-height="108%" fo:text-align="center" style:justify-single-word="false" fo:text-indent="-0.018cm" style:auto-text-indent="false"/>
    </style:style>
    <style:style style:name="P17" style:family="paragraph" style:parent-style-name="Standard">
      <style:paragraph-properties fo:margin-left="0.037cm" fo:margin-right="0.065cm" fo:margin-top="0cm" fo:margin-bottom="0.215cm" style:contextual-spacing="false" fo:line-height="108%" fo:text-align="center" style:justify-single-word="false" fo:text-indent="-0.018cm" style:auto-text-indent="false"/>
    </style:style>
    <style:style style:name="P18" style:family="paragraph" style:parent-style-name="Standard">
      <style:paragraph-properties fo:margin-left="0.037cm" fo:margin-right="0.067cm" fo:margin-top="0cm" fo:margin-bottom="0.256cm" style:contextual-spacing="false" fo:line-height="108%" fo:text-align="center" style:justify-single-word="false" fo:text-indent="-0.018cm" style:auto-text-indent="false"/>
    </style:style>
    <style:style style:name="P19" style:family="paragraph" style:parent-style-name="Standard">
      <style:paragraph-properties fo:margin-left="0.037cm" fo:margin-right="0.067cm" fo:margin-top="0cm" fo:margin-bottom="0.215cm" style:contextual-spacing="false" fo:line-height="108%" fo:text-align="center" style:justify-single-word="false" fo:text-indent="-0.018cm" style:auto-text-indent="false"/>
    </style:style>
    <style:style style:name="P20" style:family="paragraph" style:parent-style-name="Standard">
      <style:paragraph-properties fo:margin-left="0.037cm" fo:margin-right="0.044cm" fo:margin-top="0cm" fo:margin-bottom="0.256cm" style:contextual-spacing="false" fo:line-height="108%" fo:text-align="center" style:justify-single-word="false" fo:text-indent="-0.018cm" style:auto-text-indent="false"/>
    </style:style>
    <style:style style:name="P21" style:family="paragraph" style:parent-style-name="Standard">
      <style:paragraph-properties fo:margin-left="0.037cm" fo:margin-right="0.041cm" fo:margin-top="0cm" fo:margin-bottom="0.256cm" style:contextual-spacing="false" fo:line-height="108%" fo:text-align="center" style:justify-single-word="false" fo:text-indent="-0.018cm" style:auto-text-indent="false"/>
    </style:style>
    <style:style style:name="P22" style:family="paragraph" style:parent-style-name="Standard">
      <style:paragraph-properties fo:margin-left="0.037cm" fo:margin-right="0.016cm" fo:margin-top="0cm" fo:margin-bottom="0.256cm" style:contextual-spacing="false" fo:line-height="108%" fo:text-align="center" style:justify-single-word="false" fo:text-indent="-0.018cm" style:auto-text-indent="false"/>
    </style:style>
    <style:style style:name="P23" style:family="paragraph" style:parent-style-name="Standard">
      <style:paragraph-properties fo:margin-left="0.037cm" fo:margin-right="0.072cm" fo:margin-top="0cm" fo:margin-bottom="0.157cm" style:contextual-spacing="false" fo:line-height="108%" fo:text-align="center" style:justify-single-word="false" fo:text-indent="-0.018cm" style:auto-text-indent="false"/>
    </style:style>
    <style:style style:name="P24" style:family="paragraph" style:parent-style-name="Standard">
      <style:paragraph-properties fo:margin-left="0.037cm" fo:margin-right="0.072cm" fo:margin-top="0cm" fo:margin-bottom="0.256cm" style:contextual-spacing="false" fo:line-height="108%" fo:text-align="center" style:justify-single-word="false" fo:text-indent="-0.018cm" style:auto-text-indent="false"/>
    </style:style>
    <style:style style:name="P25" style:family="paragraph" style:parent-style-name="Standard">
      <style:paragraph-properties fo:margin-left="0.037cm" fo:margin-right="0.035cm" fo:margin-top="0cm" fo:margin-bottom="0.328cm" style:contextual-spacing="false" fo:line-height="108%" fo:text-align="center" style:justify-single-word="false" fo:text-indent="-0.018cm" style:auto-text-indent="false"/>
    </style:style>
    <style:style style:name="P26" style:family="paragraph" style:parent-style-name="Standard">
      <style:paragraph-properties fo:margin-left="0.037cm" fo:margin-right="0.056cm" fo:margin-top="0cm" fo:margin-bottom="0.256cm" style:contextual-spacing="false" fo:line-height="108%" fo:text-align="center" style:justify-single-word="false" fo:text-indent="-0.018cm" style:auto-text-indent="false"/>
    </style:style>
    <style:style style:name="P27" style:family="paragraph" style:parent-style-name="Standard">
      <style:paragraph-properties fo:margin-left="0.037cm" fo:margin-right="0.056cm" fo:margin-top="0cm" fo:margin-bottom="0.328cm" style:contextual-spacing="false" fo:line-height="108%" fo:text-align="center" style:justify-single-word="false" fo:text-indent="-0.018cm" style:auto-text-indent="false"/>
    </style:style>
    <style:style style:name="P28" style:family="paragraph" style:parent-style-name="Standard">
      <style:paragraph-properties fo:margin-left="0.037cm" fo:margin-right="0.171cm" fo:margin-top="0cm" fo:margin-bottom="0.333cm" style:contextual-spacing="false" fo:line-height="108%" fo:text-align="center" style:justify-single-word="false" fo:text-indent="-0.018cm" style:auto-text-indent="false"/>
    </style:style>
    <style:style style:name="P29" style:family="paragraph" style:parent-style-name="Standard">
      <style:paragraph-properties fo:margin-left="0.037cm" fo:margin-right="0.039cm" fo:margin-top="0cm" fo:margin-bottom="0.328cm" style:contextual-spacing="false" fo:line-height="108%" fo:text-align="center" style:justify-single-word="false" fo:text-indent="-0.018cm" style:auto-text-indent="false"/>
    </style:style>
    <style:style style:name="P30" style:family="paragraph" style:parent-style-name="Standard">
      <style:paragraph-properties fo:margin-left="0.037cm" fo:margin-right="0.039cm" fo:margin-top="0cm" fo:margin-bottom="0.256cm" style:contextual-spacing="false" fo:line-height="108%" fo:text-align="center" style:justify-single-word="false" fo:text-indent="-0.018cm" style:auto-text-indent="false"/>
    </style:style>
    <style:style style:name="P31" style:family="paragraph" style:parent-style-name="Standard">
      <style:paragraph-properties fo:margin-left="0.037cm" fo:margin-right="0.055cm" fo:margin-top="0cm" fo:margin-bottom="0.256cm" style:contextual-spacing="false" fo:line-height="108%" fo:text-align="center" style:justify-single-word="false" fo:text-indent="-0.018cm" style:auto-text-indent="false"/>
    </style:style>
    <style:style style:name="P32" style:family="paragraph" style:parent-style-name="Standard">
      <style:paragraph-properties fo:margin-left="0.037cm" fo:margin-right="0.064cm" fo:margin-top="0cm" fo:margin-bottom="0.256cm" style:contextual-spacing="false" fo:line-height="108%" fo:text-align="center" style:justify-single-word="false" fo:text-indent="-0.018cm" style:auto-text-indent="false"/>
    </style:style>
    <style:style style:name="P33" style:family="paragraph" style:parent-style-name="Standard">
      <style:paragraph-properties fo:margin-left="0.037cm" fo:margin-right="0.064cm" fo:margin-top="0cm" fo:margin-bottom="0.115cm" style:contextual-spacing="false" fo:line-height="108%" fo:text-align="center" style:justify-single-word="false" fo:text-indent="-0.018cm" style:auto-text-indent="false"/>
    </style:style>
    <style:style style:name="P34" style:family="paragraph" style:parent-style-name="Standard">
      <style:paragraph-properties fo:margin-left="0.037cm" fo:margin-right="0.074cm" fo:margin-top="0cm" fo:margin-bottom="0.256cm" style:contextual-spacing="false" fo:line-height="108%" fo:text-align="center" style:justify-single-word="false" fo:text-indent="-0.018cm" style:auto-text-indent="false"/>
    </style:style>
    <style:style style:name="P35" style:family="paragraph" style:parent-style-name="Standard">
      <style:paragraph-properties fo:margin-left="0.037cm" fo:margin-right="0.074cm" fo:margin-top="0cm" fo:margin-bottom="0.215cm" style:contextual-spacing="false" fo:line-height="108%" fo:text-align="center" style:justify-single-word="false" fo:text-indent="-0.018cm" style:auto-text-indent="false"/>
    </style:style>
    <style:style style:name="P36" style:family="paragraph" style:parent-style-name="Standard">
      <style:paragraph-properties fo:margin-left="0.037cm" fo:margin-right="0.074cm" fo:margin-top="0cm" fo:margin-bottom="0.328cm" style:contextual-spacing="false" fo:line-height="108%" fo:text-align="center" style:justify-single-word="false" fo:text-indent="-0.018cm" style:auto-text-indent="false"/>
    </style:style>
    <style:style style:name="P37" style:family="paragraph" style:parent-style-name="Standard">
      <style:paragraph-properties fo:margin-left="0.037cm" fo:margin-right="0.071cm" fo:margin-top="0cm" fo:margin-bottom="0.256cm" style:contextual-spacing="false" fo:line-height="108%" fo:text-align="center" style:justify-single-word="false" fo:text-indent="-0.018cm" style:auto-text-indent="false"/>
    </style:style>
    <style:style style:name="P38" style:family="paragraph" style:parent-style-name="Standard">
      <style:paragraph-properties fo:margin-left="0.037cm" fo:margin-right="0.076cm" fo:margin-top="0cm" fo:margin-bottom="0.256cm" style:contextual-spacing="false" fo:line-height="108%" fo:text-align="center" style:justify-single-word="false" fo:text-indent="-0.018cm" style:auto-text-indent="false"/>
    </style:style>
    <style:style style:name="P39" style:family="paragraph" style:parent-style-name="Standard">
      <style:paragraph-properties fo:margin-left="0.037cm" fo:margin-right="0.12cm" fo:margin-top="0cm" fo:margin-bottom="0.256cm" style:contextual-spacing="false" fo:line-height="108%" fo:text-align="center" style:justify-single-word="false" fo:text-indent="-0.018cm" style:auto-text-indent="false"/>
    </style:style>
    <style:style style:name="P40" style:family="paragraph" style:parent-style-name="Standard">
      <style:paragraph-properties fo:margin-left="0.037cm" fo:margin-right="0.018cm" fo:margin-top="0cm" fo:margin-bottom="0.256cm" style:contextual-spacing="false" fo:line-height="108%" fo:text-align="center" style:justify-single-word="false" fo:text-indent="-0.018cm" style:auto-text-indent="false"/>
    </style:style>
    <style:style style:name="P41" style:family="paragraph" style:parent-style-name="Standard">
      <style:paragraph-properties fo:margin-left="0.037cm" fo:margin-right="0.025cm" fo:margin-top="0cm" fo:margin-bottom="0.256cm" style:contextual-spacing="false" fo:line-height="108%" fo:text-align="center" style:justify-single-word="false" fo:text-indent="-0.018cm" style:auto-text-indent="false"/>
    </style:style>
    <style:style style:name="P42" style:family="paragraph" style:parent-style-name="Standard">
      <style:paragraph-properties fo:margin-left="0.037cm" fo:margin-right="0cm" fo:margin-top="0cm" fo:margin-bottom="0.256cm" style:contextual-spacing="false" fo:line-height="108%" fo:text-align="center" style:justify-single-word="false" fo:text-indent="-0.018cm" style:auto-text-indent="false"/>
    </style:style>
    <style:style style:name="P43" style:family="paragraph" style:parent-style-name="Standard">
      <style:paragraph-properties fo:margin-left="0.037cm" fo:margin-right="0.069cm" fo:margin-top="0cm" fo:margin-bottom="0.256cm" style:contextual-spacing="false" fo:line-height="108%" fo:text-align="center" style:justify-single-word="false" fo:text-indent="-0.018cm" style:auto-text-indent="false"/>
    </style:style>
    <style:style style:name="P44" style:family="paragraph" style:parent-style-name="footnote_20_description">
      <style:paragraph-properties fo:margin-left="0.035cm" fo:margin-right="0.049cm" fo:line-height="128%" fo:text-align="justify" style:justify-single-word="false" fo:text-indent="0.796cm" style:auto-text-indent="false"/>
    </style:style>
    <style:style style:name="P45" style:family="paragraph" style:parent-style-name="footnote_20_description">
      <style:paragraph-properties fo:margin-left="0cm" fo:margin-right="0.049cm" fo:line-height="128%" fo:text-align="justify" style:justify-single-word="false" fo:text-indent="0.822cm" style:auto-text-indent="false"/>
    </style:style>
    <style:style style:name="P46" style:family="paragraph" style:parent-style-name="footnote_20_description">
      <style:paragraph-properties fo:margin-left="0.03cm" fo:margin-right="0.049cm" fo:line-height="128%" fo:text-align="justify" style:justify-single-word="false" fo:text-indent="0.799cm" style:auto-text-indent="false"/>
    </style:style>
    <style:style style:name="P47" style:family="paragraph" style:parent-style-name="footnote_20_description">
      <style:paragraph-properties fo:margin-left="0.019cm" fo:margin-right="0.049cm" fo:line-height="128%" fo:text-align="justify" style:justify-single-word="false" fo:text-indent="0.801cm" style:auto-text-indent="false"/>
      <style:text-properties officeooo:paragraph-rsid="01b27f19"/>
    </style:style>
    <style:style style:name="P48" style:family="paragraph" style:parent-style-name="footnote_20_description">
      <style:paragraph-properties fo:margin-left="0cm" fo:margin-right="0.049cm" fo:margin-top="0cm" fo:margin-bottom="0.065cm" style:contextual-spacing="false" fo:text-indent="0.704cm" style:auto-text-indent="false">
        <style:tab-stops>
          <style:tab-stop style:position="0.857cm" style:type="center"/>
          <style:tab-stop style:position="2.686cm" style:type="center"/>
        </style:tab-stops>
      </style:paragraph-properties>
    </style:style>
    <style:style style:name="P49" style:family="paragraph" style:parent-style-name="footnote_20_description">
      <style:paragraph-properties fo:margin-left="0cm" fo:margin-right="0.049cm" fo:margin-top="0cm" fo:margin-bottom="0.064cm" style:contextual-spacing="false" fo:text-indent="0.704cm" style:auto-text-indent="false">
        <style:tab-stops>
          <style:tab-stop style:position="0.857cm" style:type="center"/>
          <style:tab-stop style:position="3.33cm" style:type="center"/>
        </style:tab-stops>
      </style:paragraph-properties>
    </style:style>
    <style:style style:name="P50" style:family="paragraph" style:parent-style-name="footnote_20_description">
      <style:paragraph-properties fo:margin-left="0cm" fo:margin-right="0.049cm" fo:text-indent="0.704cm" style:auto-text-indent="false">
        <style:tab-stops>
          <style:tab-stop style:position="0.857cm" style:type="center"/>
          <style:tab-stop style:position="3.295cm" style:type="center"/>
        </style:tab-stops>
      </style:paragraph-properties>
    </style:style>
    <style:style style:name="P51" style:family="paragraph" style:parent-style-name="footnote_20_description">
      <style:paragraph-properties fo:margin-left="0cm" fo:margin-right="0.049cm" fo:text-indent="0.704cm" style:auto-text-indent="false">
        <style:tab-stops>
          <style:tab-stop style:position="0.857cm" style:type="center"/>
          <style:tab-stop style:position="3.002cm" style:type="center"/>
        </style:tab-stops>
      </style:paragraph-properties>
    </style:style>
    <style:style style:name="P52" style:family="paragraph" style:parent-style-name="footnote_20_description">
      <style:paragraph-properties fo:margin-left="0.039cm" fo:margin-right="0.064cm" fo:line-height="112%" fo:text-align="justify" style:justify-single-word="false" fo:text-indent="0.736cm" style:auto-text-indent="false"/>
    </style:style>
    <style:style style:name="P53" style:family="paragraph" style:parent-style-name="footnote_20_description">
      <style:paragraph-properties fo:margin-left="0.037cm" fo:margin-right="0.049cm" fo:text-indent="0.704cm" style:auto-text-indent="false"/>
    </style:style>
    <style:style style:name="P54" style:family="paragraph" style:parent-style-name="footnote_20_description">
      <style:paragraph-properties fo:margin-left="0cm" fo:margin-right="0.049cm" fo:text-indent="0.704cm" style:auto-text-indent="false">
        <style:tab-stops>
          <style:tab-stop style:position="0.796cm" style:type="center"/>
          <style:tab-stop style:position="3.401cm" style:type="center"/>
        </style:tab-stops>
      </style:paragraph-properties>
    </style:style>
    <style:style style:name="P55" style:family="paragraph" style:parent-style-name="footnote_20_description">
      <style:paragraph-properties fo:margin-left="0cm" fo:margin-right="0.049cm" fo:text-indent="0.704cm" style:auto-text-indent="false">
        <style:tab-stops>
          <style:tab-stop style:position="0.857cm" style:type="center"/>
          <style:tab-stop style:position="2.713cm" style:type="center"/>
        </style:tab-stops>
      </style:paragraph-properties>
    </style:style>
    <style:style style:name="P56" style:family="paragraph" style:parent-style-name="footnote_20_description">
      <style:paragraph-properties fo:margin-left="0cm" fo:margin-right="0.049cm" fo:text-indent="0.704cm" style:auto-text-indent="false">
        <style:tab-stops>
          <style:tab-stop style:position="0.857cm" style:type="center"/>
          <style:tab-stop style:position="2.358cm" style:type="center"/>
        </style:tab-stops>
      </style:paragraph-properties>
    </style:style>
    <style:style style:name="P57" style:family="paragraph" style:parent-style-name="footnote_20_description">
      <style:paragraph-properties fo:margin-left="0cm" fo:margin-right="0.049cm" fo:text-indent="0.704cm" style:auto-text-indent="false">
        <style:tab-stops>
          <style:tab-stop style:position="0.857cm" style:type="center"/>
          <style:tab-stop style:position="3.092cm" style:type="center"/>
        </style:tab-stops>
      </style:paragraph-properties>
    </style:style>
    <style:style style:name="P58" style:family="paragraph" style:parent-style-name="footnote_20_description">
      <style:paragraph-properties fo:margin-left="0cm" fo:margin-right="0.049cm" fo:text-indent="0.704cm" style:auto-text-indent="false">
        <style:tab-stops>
          <style:tab-stop style:position="0.796cm" style:type="center"/>
          <style:tab-stop style:position="4.023cm" style:type="center"/>
        </style:tab-stops>
      </style:paragraph-properties>
    </style:style>
    <style:style style:name="P59" style:family="paragraph" style:parent-style-name="footnote_20_description">
      <style:paragraph-properties fo:margin-left="0cm" fo:margin-right="0.049cm" fo:margin-top="0cm" fo:margin-bottom="0.062cm" style:contextual-spacing="false" fo:text-indent="0.704cm" style:auto-text-indent="false">
        <style:tab-stops>
          <style:tab-stop style:position="0.857cm" style:type="center"/>
          <style:tab-stop style:position="2.69cm" style:type="center"/>
        </style:tab-stops>
      </style:paragraph-properties>
    </style:style>
    <style:style style:name="P60" style:family="paragraph" style:parent-style-name="footnote_20_description">
      <style:paragraph-properties fo:margin-left="0cm" fo:margin-right="0.049cm" fo:text-indent="0.704cm" style:auto-text-indent="false">
        <style:tab-stops>
          <style:tab-stop style:position="0.857cm" style:type="center"/>
          <style:tab-stop style:position="3.03cm" style:type="center"/>
        </style:tab-stops>
      </style:paragraph-properties>
    </style:style>
    <style:style style:name="P61" style:family="paragraph" style:parent-style-name="footnote_20_description">
      <style:paragraph-properties fo:margin-left="0cm" fo:margin-right="0.049cm" fo:text-indent="0.704cm" style:auto-text-indent="false">
        <style:tab-stops>
          <style:tab-stop style:position="0.857cm" style:type="center"/>
          <style:tab-stop style:position="4.918cm" style:type="center"/>
        </style:tab-stops>
      </style:paragraph-properties>
    </style:style>
    <style:style style:name="P62" style:family="paragraph" style:parent-style-name="footnote_20_description">
      <style:paragraph-properties fo:margin-left="0cm" fo:margin-right="0.049cm" fo:text-indent="0.704cm" style:auto-text-indent="false">
        <style:tab-stops>
          <style:tab-stop style:position="0.857cm" style:type="center"/>
          <style:tab-stop style:position="12.696cm" style:type="right"/>
        </style:tab-stops>
      </style:paragraph-properties>
    </style:style>
    <style:style style:name="P63" style:family="paragraph" style:parent-style-name="footnote_20_description">
      <style:paragraph-properties fo:margin-left="0cm" fo:margin-right="0.049cm" fo:text-indent="0.704cm" style:auto-text-indent="false">
        <style:tab-stops>
          <style:tab-stop style:position="0.796cm" style:type="center"/>
          <style:tab-stop style:position="3.709cm" style:type="center"/>
        </style:tab-stops>
      </style:paragraph-properties>
    </style:style>
    <style:style style:name="P64" style:family="paragraph" style:parent-style-name="footnote_20_description">
      <style:paragraph-properties fo:margin-left="0cm" fo:margin-right="0.049cm" fo:text-indent="0.704cm" style:auto-text-indent="false">
        <style:tab-stops>
          <style:tab-stop style:position="0.857cm" style:type="center"/>
          <style:tab-stop style:position="3.477cm" style:type="center"/>
        </style:tab-stops>
      </style:paragraph-properties>
    </style:style>
    <style:style style:name="P65" style:family="paragraph" style:parent-style-name="footnote_20_description">
      <style:paragraph-properties fo:margin-left="0cm" fo:margin-right="0.049cm" fo:text-indent="0.704cm" style:auto-text-indent="false">
        <style:tab-stops>
          <style:tab-stop style:position="0.796cm" style:type="center"/>
          <style:tab-stop style:position="3.149cm" style:type="center"/>
        </style:tab-stops>
      </style:paragraph-properties>
    </style:style>
    <style:style style:name="P66" style:family="paragraph" style:parent-style-name="footnote_20_description">
      <style:paragraph-properties fo:margin-left="0cm" fo:margin-right="0.049cm" fo:margin-top="0cm" fo:margin-bottom="0.055cm" style:contextual-spacing="false" fo:text-indent="0.704cm" style:auto-text-indent="false">
        <style:tab-stops>
          <style:tab-stop style:position="0.857cm" style:type="center"/>
          <style:tab-stop style:position="4.009cm" style:type="center"/>
        </style:tab-stops>
      </style:paragraph-properties>
    </style:style>
    <style:style style:name="P67" style:family="paragraph" style:parent-style-name="footnote_20_description">
      <style:paragraph-properties fo:margin-left="0cm" fo:margin-right="0.049cm" fo:text-indent="0.704cm" style:auto-text-indent="false">
        <style:tab-stops>
          <style:tab-stop style:position="0.857cm" style:type="center"/>
          <style:tab-stop style:position="3.149cm" style:type="center"/>
        </style:tab-stops>
      </style:paragraph-properties>
    </style:style>
    <style:style style:name="P68" style:family="paragraph" style:parent-style-name="footnote_20_description">
      <style:paragraph-properties fo:margin-left="0cm" fo:margin-right="0.049cm" fo:margin-top="0cm" fo:margin-bottom="0.086cm" style:contextual-spacing="false" fo:text-indent="0.704cm" style:auto-text-indent="false">
        <style:tab-stops>
          <style:tab-stop style:position="0.796cm" style:type="center"/>
          <style:tab-stop style:position="12.696cm" style:type="right"/>
        </style:tab-stops>
      </style:paragraph-properties>
    </style:style>
    <style:style style:name="P69" style:family="paragraph" style:parent-style-name="footnote_20_description">
      <style:paragraph-properties fo:margin-left="0.044cm" fo:margin-right="0.049cm" fo:line-height="123%" fo:text-align="justify" style:justify-single-word="false" fo:text-indent="0.797cm" style:auto-text-indent="false"/>
    </style:style>
    <style:style style:name="P70" style:family="paragraph" style:parent-style-name="footnote_20_description">
      <style:paragraph-properties fo:margin-left="0.841cm" fo:margin-right="0.049cm" fo:text-indent="0.704cm" style:auto-text-indent="false"/>
    </style:style>
    <style:style style:name="P71" style:family="paragraph" style:parent-style-name="footnote_20_description">
      <style:paragraph-properties fo:margin-left="0.841cm" fo:margin-right="0.049cm" fo:margin-top="0cm" fo:margin-bottom="0.076cm" style:contextual-spacing="false" fo:text-indent="0.704cm" style:auto-text-indent="false"/>
    </style:style>
    <style:style style:name="P72" style:family="paragraph" style:parent-style-name="footnote_20_description">
      <style:paragraph-properties fo:margin-left="0cm" fo:margin-right="0.049cm" fo:text-indent="0.704cm" style:auto-text-indent="false">
        <style:tab-stops>
          <style:tab-stop style:position="0.857cm" style:type="center"/>
          <style:tab-stop style:position="2.755cm" style:type="center"/>
        </style:tab-stops>
      </style:paragraph-properties>
    </style:style>
    <style:style style:name="P73" style:family="paragraph" style:parent-style-name="footnote_20_description">
      <style:paragraph-properties fo:margin-left="0cm" fo:margin-right="0.049cm" fo:text-indent="0.704cm" style:auto-text-indent="false">
        <style:tab-stops>
          <style:tab-stop style:position="0.857cm" style:type="center"/>
          <style:tab-stop style:position="4.145cm" style:type="center"/>
        </style:tab-stops>
      </style:paragraph-properties>
    </style:style>
    <style:style style:name="P74" style:family="paragraph" style:parent-style-name="footnote_20_description">
      <style:paragraph-properties fo:margin-left="0cm" fo:margin-right="0.049cm" fo:text-indent="0.704cm" style:auto-text-indent="false">
        <style:tab-stops>
          <style:tab-stop style:position="0.796cm" style:type="center"/>
          <style:tab-stop style:position="2.249cm" style:type="center"/>
        </style:tab-stops>
      </style:paragraph-properties>
    </style:style>
    <style:style style:name="P75" style:family="paragraph" style:parent-style-name="footnote_20_description">
      <style:paragraph-properties fo:margin-left="0cm" fo:margin-right="0.049cm" fo:margin-top="0cm" fo:margin-bottom="0.058cm" style:contextual-spacing="false" fo:text-indent="0.704cm" style:auto-text-indent="false">
        <style:tab-stops>
          <style:tab-stop style:position="0.857cm" style:type="center"/>
          <style:tab-stop style:position="3.034cm" style:type="center"/>
        </style:tab-stops>
      </style:paragraph-properties>
    </style:style>
    <style:style style:name="P76" style:family="paragraph" style:parent-style-name="footnote_20_description">
      <style:paragraph-properties fo:margin-left="0cm" fo:margin-right="0.049cm" fo:text-indent="0.704cm" style:auto-text-indent="false">
        <style:tab-stops>
          <style:tab-stop style:position="0.857cm" style:type="center"/>
          <style:tab-stop style:position="2.374cm" style:type="center"/>
        </style:tab-stops>
      </style:paragraph-properties>
    </style:style>
    <style:style style:name="P77" style:family="paragraph" style:parent-style-name="footnote_20_description">
      <style:paragraph-properties fo:margin-left="0cm" fo:margin-right="0.049cm" fo:margin-top="0cm" fo:margin-bottom="0.058cm" style:contextual-spacing="false" fo:text-indent="0.704cm" style:auto-text-indent="false">
        <style:tab-stops>
          <style:tab-stop style:position="0.796cm" style:type="center"/>
          <style:tab-stop style:position="3.08cm" style:type="center"/>
        </style:tab-stops>
      </style:paragraph-properties>
    </style:style>
    <style:style style:name="P78" style:family="paragraph" style:parent-style-name="footnote_20_description">
      <style:paragraph-properties fo:margin-left="0cm" fo:margin-right="0.049cm" fo:margin-top="0cm" fo:margin-bottom="0.083cm" style:contextual-spacing="false" fo:text-indent="0.704cm" style:auto-text-indent="false">
        <style:tab-stops>
          <style:tab-stop style:position="0.796cm" style:type="center"/>
          <style:tab-stop style:position="2.79cm" style:type="center"/>
        </style:tab-stops>
      </style:paragraph-properties>
    </style:style>
    <style:style style:name="P79" style:family="paragraph" style:parent-style-name="footnote_20_description">
      <style:paragraph-properties fo:margin-left="0cm" fo:margin-right="0.049cm" fo:margin-top="0cm" fo:margin-bottom="0.055cm" style:contextual-spacing="false" fo:text-indent="0.704cm" style:auto-text-indent="false">
        <style:tab-stops>
          <style:tab-stop style:position="0.796cm" style:type="center"/>
          <style:tab-stop style:position="4.195cm" style:type="center"/>
        </style:tab-stops>
      </style:paragraph-properties>
    </style:style>
    <style:style style:name="P80" style:family="paragraph" style:parent-style-name="footnote_20_description">
      <style:paragraph-properties fo:margin-left="0cm" fo:margin-right="0.049cm" fo:margin-top="0cm" fo:margin-bottom="0.083cm" style:contextual-spacing="false" fo:text-indent="0.704cm" style:auto-text-indent="false">
        <style:tab-stops>
          <style:tab-stop style:position="0.796cm" style:type="center"/>
          <style:tab-stop style:position="3cm" style:type="center"/>
        </style:tab-stops>
      </style:paragraph-properties>
    </style:style>
    <style:style style:name="P81" style:family="paragraph" style:parent-style-name="footnote_20_description">
      <style:paragraph-properties fo:margin-left="0cm" fo:margin-right="0.049cm" fo:margin-top="0cm" fo:margin-bottom="0.067cm" style:contextual-spacing="false" fo:text-indent="0.704cm" style:auto-text-indent="false">
        <style:tab-stops>
          <style:tab-stop style:position="0.857cm" style:type="center"/>
          <style:tab-stop style:position="3.284cm" style:type="center"/>
        </style:tab-stops>
      </style:paragraph-properties>
    </style:style>
    <style:style style:name="P82" style:family="paragraph" style:parent-style-name="footnote_20_description">
      <style:paragraph-properties fo:margin-left="0cm" fo:margin-right="0.049cm" fo:margin-top="0cm" fo:margin-bottom="0.069cm" style:contextual-spacing="false" fo:text-indent="0.704cm" style:auto-text-indent="false">
        <style:tab-stops>
          <style:tab-stop style:position="0.857cm" style:type="center"/>
          <style:tab-stop style:position="3.39cm" style:type="center"/>
        </style:tab-stops>
      </style:paragraph-properties>
    </style:style>
    <style:style style:name="P83" style:family="paragraph" style:parent-style-name="footnote_20_description">
      <style:paragraph-properties fo:margin-left="0cm" fo:margin-right="0.049cm" fo:margin-top="0cm" fo:margin-bottom="0.086cm" style:contextual-spacing="false" fo:text-indent="0.704cm" style:auto-text-indent="false">
        <style:tab-stops>
          <style:tab-stop style:position="0.857cm" style:type="center"/>
          <style:tab-stop style:position="2.81cm" style:type="center"/>
        </style:tab-stops>
      </style:paragraph-properties>
    </style:style>
    <style:style style:name="P84" style:family="paragraph" style:parent-style-name="footnote_20_description">
      <style:paragraph-properties fo:margin-left="0cm" fo:margin-right="0.049cm" fo:margin-top="0cm" fo:margin-bottom="0.078cm" style:contextual-spacing="false" fo:text-indent="0.704cm" style:auto-text-indent="false">
        <style:tab-stops>
          <style:tab-stop style:position="0.857cm" style:type="center"/>
          <style:tab-stop style:position="3.309cm" style:type="center"/>
        </style:tab-stops>
      </style:paragraph-properties>
    </style:style>
    <style:style style:name="P85" style:family="paragraph" style:parent-style-name="footnote_20_description">
      <style:paragraph-properties fo:margin-left="0cm" fo:margin-right="0.049cm" fo:margin-top="0cm" fo:margin-bottom="0.081cm" style:contextual-spacing="false" fo:text-indent="0.704cm" style:auto-text-indent="false">
        <style:tab-stops>
          <style:tab-stop style:position="0.857cm" style:type="center"/>
          <style:tab-stop style:position="3.334cm" style:type="center"/>
        </style:tab-stops>
      </style:paragraph-properties>
    </style:style>
    <style:style style:name="P86" style:family="paragraph" style:parent-style-name="footnote_20_description">
      <style:paragraph-properties fo:margin-left="0cm" fo:margin-right="0.049cm" fo:text-indent="0.704cm" style:auto-text-indent="false">
        <style:tab-stops>
          <style:tab-stop style:position="0.857cm" style:type="center"/>
          <style:tab-stop style:position="3.648cm" style:type="center"/>
        </style:tab-stops>
      </style:paragraph-properties>
    </style:style>
    <style:style style:name="P87" style:family="paragraph" style:parent-style-name="footnote_20_description">
      <style:paragraph-properties fo:margin-left="0cm" fo:margin-right="0.049cm" fo:margin-top="0cm" fo:margin-bottom="0.06cm" style:contextual-spacing="false" fo:text-indent="0.704cm" style:auto-text-indent="false">
        <style:tab-stops>
          <style:tab-stop style:position="0.796cm" style:type="center"/>
          <style:tab-stop style:position="3.071cm" style:type="center"/>
        </style:tab-stops>
      </style:paragraph-properties>
    </style:style>
    <style:style style:name="P88" style:family="paragraph" style:parent-style-name="footnote_20_description">
      <style:paragraph-properties fo:margin-left="0cm" fo:margin-right="0.049cm" fo:text-indent="0.704cm" style:auto-text-indent="false">
        <style:tab-stops>
          <style:tab-stop style:position="0.796cm" style:type="center"/>
          <style:tab-stop style:position="2.676cm" style:type="center"/>
        </style:tab-stops>
      </style:paragraph-properties>
    </style:style>
    <style:style style:name="P89" style:family="paragraph" style:parent-style-name="footnote_20_description">
      <style:paragraph-properties fo:margin-left="0cm" fo:margin-right="0.049cm" fo:margin-top="0cm" fo:margin-bottom="0.064cm" style:contextual-spacing="false" fo:text-indent="0.704cm" style:auto-text-indent="false">
        <style:tab-stops>
          <style:tab-stop style:position="0.857cm" style:type="center"/>
          <style:tab-stop style:position="2.835cm" style:type="center"/>
        </style:tab-stops>
      </style:paragraph-properties>
    </style:style>
    <style:style style:name="P90" style:family="paragraph" style:parent-style-name="footnote_20_description">
      <style:paragraph-properties fo:margin-left="0cm" fo:margin-right="0.049cm" fo:margin-top="0cm" fo:margin-bottom="0.064cm" style:contextual-spacing="false" fo:text-indent="0.704cm" style:auto-text-indent="false">
        <style:tab-stops>
          <style:tab-stop style:position="0.857cm" style:type="center"/>
          <style:tab-stop style:position="3.385cm" style:type="center"/>
        </style:tab-stops>
      </style:paragraph-properties>
    </style:style>
    <style:style style:name="P91" style:family="paragraph" style:parent-style-name="footnote_20_description">
      <style:paragraph-properties fo:margin-left="0cm" fo:margin-right="0.049cm" fo:margin-top="0cm" fo:margin-bottom="0.067cm" style:contextual-spacing="false" fo:text-indent="0.704cm" style:auto-text-indent="false">
        <style:tab-stops>
          <style:tab-stop style:position="0.857cm" style:type="center"/>
          <style:tab-stop style:position="3.44cm" style:type="center"/>
        </style:tab-stops>
      </style:paragraph-properties>
    </style:style>
    <style:style style:name="P92" style:family="paragraph" style:parent-style-name="footnote_20_description">
      <style:paragraph-properties fo:margin-left="0cm" fo:margin-right="0.049cm" fo:margin-top="0cm" fo:margin-bottom="0.093cm" style:contextual-spacing="false" fo:text-indent="0.704cm" style:auto-text-indent="false">
        <style:tab-stops>
          <style:tab-stop style:position="0.857cm" style:type="center"/>
          <style:tab-stop style:position="3.039cm" style:type="center"/>
        </style:tab-stops>
      </style:paragraph-properties>
    </style:style>
    <style:style style:name="P93" style:family="paragraph" style:parent-style-name="footnote_20_description">
      <style:paragraph-properties fo:margin-left="0cm" fo:margin-right="0.049cm" fo:margin-top="0cm" fo:margin-bottom="0.06cm" style:contextual-spacing="false" fo:text-indent="0.704cm" style:auto-text-indent="false">
        <style:tab-stops>
          <style:tab-stop style:position="0.857cm" style:type="center"/>
          <style:tab-stop style:position="2.97cm" style:type="center"/>
        </style:tab-stops>
      </style:paragraph-properties>
    </style:style>
    <style:style style:name="P94" style:family="paragraph" style:parent-style-name="footnote_20_description">
      <style:paragraph-properties fo:margin-left="0cm" fo:margin-right="0.049cm" fo:margin-top="0cm" fo:margin-bottom="0.06cm" style:contextual-spacing="false" fo:text-indent="0.704cm" style:auto-text-indent="false">
        <style:tab-stops>
          <style:tab-stop style:position="0.857cm" style:type="center"/>
          <style:tab-stop style:position="2.97cm" style:type="center"/>
        </style:tab-stops>
      </style:paragraph-properties>
      <style:text-properties officeooo:paragraph-rsid="014ad2af"/>
    </style:style>
    <style:style style:name="P95" style:family="paragraph" style:parent-style-name="footnote_20_description">
      <style:paragraph-properties fo:margin-left="0cm" fo:margin-right="0.049cm" fo:margin-top="0cm" fo:margin-bottom="0.065cm" style:contextual-spacing="false" fo:text-indent="0.704cm" style:auto-text-indent="false">
        <style:tab-stops>
          <style:tab-stop style:position="0.857cm" style:type="center"/>
          <style:tab-stop style:position="3.15cm" style:type="center"/>
        </style:tab-stops>
      </style:paragraph-properties>
    </style:style>
    <style:style style:name="P96" style:family="paragraph" style:parent-style-name="footnote_20_description">
      <style:paragraph-properties fo:margin-left="0cm" fo:margin-right="0.049cm" fo:text-indent="0.704cm" style:auto-text-indent="false">
        <style:tab-stops>
          <style:tab-stop style:position="0.857cm" style:type="center"/>
          <style:tab-stop style:position="2.462cm" style:type="center"/>
        </style:tab-stops>
      </style:paragraph-properties>
    </style:style>
    <style:style style:name="P97" style:family="paragraph" style:parent-style-name="footnote_20_description">
      <style:paragraph-properties fo:margin-left="0cm" fo:margin-right="0.049cm" fo:text-indent="0.704cm" style:auto-text-indent="false">
        <style:tab-stops>
          <style:tab-stop style:position="0.857cm" style:type="center"/>
          <style:tab-stop style:position="2.514cm" style:type="center"/>
        </style:tab-stops>
      </style:paragraph-properties>
    </style:style>
    <style:style style:name="P98" style:family="paragraph" style:parent-style-name="footnote_20_description">
      <style:paragraph-properties fo:margin-left="0cm" fo:margin-right="0.049cm" fo:text-indent="0.704cm" style:auto-text-indent="false">
        <style:tab-stops>
          <style:tab-stop style:position="0.796cm" style:type="center"/>
          <style:tab-stop style:position="3.484cm" style:type="center"/>
        </style:tab-stops>
      </style:paragraph-properties>
    </style:style>
    <style:style style:name="P99" style:family="paragraph" style:parent-style-name="footnote_20_description">
      <style:paragraph-properties fo:margin-left="0cm" fo:margin-right="0.049cm" fo:text-indent="0.704cm" style:auto-text-indent="false">
        <style:tab-stops>
          <style:tab-stop style:position="0.857cm" style:type="center"/>
          <style:tab-stop style:position="4.013cm" style:type="center"/>
        </style:tab-stops>
      </style:paragraph-properties>
    </style:style>
    <style:style style:name="P100" style:family="paragraph" style:parent-style-name="footnote_20_description">
      <style:paragraph-properties fo:margin-left="0cm" fo:margin-right="0.049cm" fo:text-indent="0.704cm" style:auto-text-indent="false">
        <style:tab-stops>
          <style:tab-stop style:position="0.857cm" style:type="center"/>
          <style:tab-stop style:position="2.431cm" style:type="center"/>
        </style:tab-stops>
      </style:paragraph-properties>
    </style:style>
    <style:style style:name="P101" style:family="paragraph" style:parent-style-name="footnote_20_description">
      <style:paragraph-properties fo:margin-left="0cm" fo:margin-right="0.049cm" fo:text-indent="0.704cm" style:auto-text-indent="false">
        <style:tab-stops>
          <style:tab-stop style:position="0.796cm" style:type="center"/>
          <style:tab-stop style:position="4.323cm" style:type="center"/>
        </style:tab-stops>
      </style:paragraph-properties>
    </style:style>
    <style:style style:name="P102" style:family="paragraph" style:parent-style-name="footnote_20_description">
      <style:paragraph-properties fo:margin-left="0cm" fo:margin-right="0.049cm" fo:text-indent="0.704cm" style:auto-text-indent="false">
        <style:tab-stops>
          <style:tab-stop style:position="0.796cm" style:type="center"/>
          <style:tab-stop style:position="2.6cm" style:type="center"/>
        </style:tab-stops>
      </style:paragraph-properties>
    </style:style>
    <style:style style:name="P103" style:family="paragraph" style:parent-style-name="footnote_20_description">
      <style:paragraph-properties fo:margin-left="0cm" fo:margin-right="0.049cm" fo:text-indent="0.704cm" style:auto-text-indent="false">
        <style:tab-stops>
          <style:tab-stop style:position="0.796cm" style:type="center"/>
          <style:tab-stop style:position="2.953cm" style:type="center"/>
        </style:tab-stops>
      </style:paragraph-properties>
    </style:style>
    <style:style style:name="P104" style:family="paragraph" style:parent-style-name="footnote_20_description">
      <style:paragraph-properties fo:margin-left="0cm" fo:margin-right="0.049cm" fo:margin-top="0cm" fo:margin-bottom="0.064cm" style:contextual-spacing="false" fo:text-indent="0.704cm" style:auto-text-indent="false">
        <style:tab-stops>
          <style:tab-stop style:position="0.857cm" style:type="center"/>
          <style:tab-stop style:position="2.609cm" style:type="center"/>
        </style:tab-stops>
      </style:paragraph-properties>
    </style:style>
    <style:style style:name="P105" style:family="paragraph" style:parent-style-name="footnote_20_description">
      <style:paragraph-properties fo:margin-left="0cm" fo:margin-right="0.049cm" fo:text-indent="0.704cm" style:auto-text-indent="false">
        <style:tab-stops>
          <style:tab-stop style:position="0.796cm" style:type="center"/>
          <style:tab-stop style:position="2.251cm" style:type="center"/>
        </style:tab-stops>
      </style:paragraph-properties>
    </style:style>
    <style:style style:name="P106" style:family="paragraph" style:parent-style-name="footnote_20_description">
      <style:paragraph-properties fo:margin-left="0cm" fo:margin-right="0.049cm" fo:text-indent="0.704cm" style:auto-text-indent="false">
        <style:tab-stops>
          <style:tab-stop style:position="0.857cm" style:type="center"/>
          <style:tab-stop style:position="2.674cm" style:type="center"/>
        </style:tab-stops>
      </style:paragraph-properties>
    </style:style>
    <style:style style:name="P107" style:family="paragraph" style:parent-style-name="footnote_20_description">
      <style:paragraph-properties fo:margin-left="0cm" fo:margin-right="0.049cm" fo:margin-top="0cm" fo:margin-bottom="0.06cm" style:contextual-spacing="false" fo:text-indent="0.704cm" style:auto-text-indent="false">
        <style:tab-stops>
          <style:tab-stop style:position="0.796cm" style:type="center"/>
          <style:tab-stop style:position="2.909cm" style:type="center"/>
        </style:tab-stops>
      </style:paragraph-properties>
    </style:style>
    <style:style style:name="P108" style:family="paragraph" style:parent-style-name="footnote_20_description">
      <style:paragraph-properties fo:margin-left="0cm" fo:margin-right="0.049cm" fo:margin-top="0cm" fo:margin-bottom="0.056cm" style:contextual-spacing="false" fo:text-indent="0.704cm" style:auto-text-indent="false">
        <style:tab-stops>
          <style:tab-stop style:position="0.857cm" style:type="center"/>
          <style:tab-stop style:position="3.909cm" style:type="center"/>
        </style:tab-stops>
      </style:paragraph-properties>
    </style:style>
    <style:style style:name="P109" style:family="paragraph" style:parent-style-name="footnote_20_description">
      <style:paragraph-properties fo:margin-left="0cm" fo:margin-right="0.049cm" fo:text-indent="0.704cm" style:auto-text-indent="false">
        <style:tab-stops>
          <style:tab-stop style:position="0.857cm" style:type="center"/>
          <style:tab-stop style:position="4.669cm" style:type="center"/>
        </style:tab-stops>
      </style:paragraph-properties>
    </style:style>
    <style:style style:name="P110" style:family="paragraph" style:parent-style-name="footnote_20_description">
      <style:paragraph-properties fo:margin-left="0cm" fo:margin-right="0.049cm" fo:text-indent="0.704cm" style:auto-text-indent="false">
        <style:tab-stops>
          <style:tab-stop style:position="0.796cm" style:type="center"/>
          <style:tab-stop style:position="3.313cm" style:type="center"/>
        </style:tab-stops>
      </style:paragraph-properties>
    </style:style>
    <style:style style:name="P111" style:family="paragraph" style:parent-style-name="footnote_20_description">
      <style:paragraph-properties fo:margin-left="0cm" fo:margin-right="0.049cm" fo:text-indent="0.704cm" style:auto-text-indent="false">
        <style:tab-stops>
          <style:tab-stop style:position="0.796cm" style:type="center"/>
          <style:tab-stop style:position="2.346cm" style:type="center"/>
        </style:tab-stops>
      </style:paragraph-properties>
    </style:style>
    <style:style style:name="P112" style:family="paragraph" style:parent-style-name="footnote_20_description">
      <style:paragraph-properties fo:margin-left="0cm" fo:margin-right="0.049cm" fo:text-indent="0.704cm" style:auto-text-indent="false">
        <style:tab-stops>
          <style:tab-stop style:position="0.857cm" style:type="center"/>
          <style:tab-stop style:position="5.08cm" style:type="center"/>
        </style:tab-stops>
      </style:paragraph-properties>
    </style:style>
    <style:style style:name="P113" style:family="paragraph" style:parent-style-name="footnote_20_description">
      <style:paragraph-properties fo:margin-left="0cm" fo:margin-right="0.049cm" fo:text-indent="0.704cm" style:auto-text-indent="false">
        <style:tab-stops>
          <style:tab-stop style:position="0.796cm" style:type="center"/>
          <style:tab-stop style:position="3.63cm" style:type="center"/>
        </style:tab-stops>
      </style:paragraph-properties>
    </style:style>
    <style:style style:name="P114" style:family="paragraph" style:parent-style-name="footnote_20_description">
      <style:paragraph-properties fo:margin-left="0cm" fo:margin-right="0.049cm" fo:text-indent="0.704cm" style:auto-text-indent="false">
        <style:tab-stops>
          <style:tab-stop style:position="0.796cm" style:type="center"/>
          <style:tab-stop style:position="4.496cm" style:type="center"/>
        </style:tab-stops>
      </style:paragraph-properties>
    </style:style>
    <style:style style:name="P115" style:family="paragraph" style:parent-style-name="footnote_20_description">
      <style:paragraph-properties fo:margin-left="0cm" fo:margin-right="0.049cm" fo:text-indent="0.704cm" style:auto-text-indent="false">
        <style:tab-stops>
          <style:tab-stop style:position="0.796cm" style:type="center"/>
          <style:tab-stop style:position="3.276cm" style:type="center"/>
        </style:tab-stops>
      </style:paragraph-properties>
    </style:style>
    <style:style style:name="P116" style:family="paragraph" style:parent-style-name="footnote_20_description">
      <style:paragraph-properties fo:margin-left="0cm" fo:margin-right="0.049cm" fo:text-indent="0.704cm" style:auto-text-indent="false">
        <style:tab-stops>
          <style:tab-stop style:position="0.857cm" style:type="center"/>
          <style:tab-stop style:position="3.374cm" style:type="center"/>
        </style:tab-stops>
      </style:paragraph-properties>
    </style:style>
    <style:style style:name="P117" style:family="paragraph" style:parent-style-name="footnote_20_description">
      <style:paragraph-properties fo:margin-left="0cm" fo:margin-right="0.049cm" fo:text-indent="0.704cm" style:auto-text-indent="false">
        <style:tab-stops>
          <style:tab-stop style:position="0.857cm" style:type="center"/>
          <style:tab-stop style:position="3.191cm" style:type="center"/>
        </style:tab-stops>
      </style:paragraph-properties>
    </style:style>
    <style:style style:name="P118" style:family="paragraph" style:parent-style-name="footnote_20_description">
      <style:paragraph-properties fo:margin-left="0cm" fo:margin-right="0.049cm" fo:text-indent="0.704cm" style:auto-text-indent="false">
        <style:tab-stops>
          <style:tab-stop style:position="0.857cm" style:type="center"/>
          <style:tab-stop style:position="4.034cm" style:type="center"/>
        </style:tab-stops>
      </style:paragraph-properties>
    </style:style>
    <style:style style:name="P119" style:family="paragraph" style:parent-style-name="footnote_20_description">
      <style:paragraph-properties fo:margin-left="0cm" fo:margin-right="0.049cm" fo:text-indent="0.704cm" style:auto-text-indent="false">
        <style:tab-stops>
          <style:tab-stop style:position="0.796cm" style:type="center"/>
          <style:tab-stop style:position="2.621cm" style:type="center"/>
        </style:tab-stops>
      </style:paragraph-properties>
    </style:style>
    <style:style style:name="P120" style:family="paragraph" style:parent-style-name="footnote_20_description">
      <style:paragraph-properties fo:margin-left="0cm" fo:margin-right="0.049cm" fo:margin-top="0cm" fo:margin-bottom="0.056cm" style:contextual-spacing="false" fo:text-indent="0.704cm" style:auto-text-indent="false">
        <style:tab-stops>
          <style:tab-stop style:position="0.796cm" style:type="center"/>
          <style:tab-stop style:position="3.538cm" style:type="center"/>
        </style:tab-stops>
      </style:paragraph-properties>
    </style:style>
    <style:style style:name="P121" style:family="paragraph" style:parent-style-name="footnote_20_description">
      <style:paragraph-properties fo:margin-left="0cm" fo:margin-right="0.049cm" fo:text-indent="0.704cm" style:auto-text-indent="false">
        <style:tab-stops>
          <style:tab-stop style:position="0.796cm" style:type="center"/>
          <style:tab-stop style:position="3.787cm" style:type="center"/>
        </style:tab-stops>
      </style:paragraph-properties>
    </style:style>
    <style:style style:name="P122" style:family="paragraph" style:parent-style-name="footnote_20_description">
      <style:paragraph-properties fo:margin-left="0cm" fo:margin-right="0.049cm" fo:margin-top="0cm" fo:margin-bottom="0.058cm" style:contextual-spacing="false" fo:text-indent="0.704cm" style:auto-text-indent="false">
        <style:tab-stops>
          <style:tab-stop style:position="0.857cm" style:type="center"/>
          <style:tab-stop style:position="3.11cm" style:type="center"/>
        </style:tab-stops>
      </style:paragraph-properties>
    </style:style>
    <style:style style:name="P123" style:family="paragraph" style:parent-style-name="footnote_20_description">
      <style:paragraph-properties fo:margin-left="0cm" fo:margin-right="0.049cm" fo:text-indent="0.704cm" style:auto-text-indent="false">
        <style:tab-stops>
          <style:tab-stop style:position="0.857cm" style:type="center"/>
          <style:tab-stop style:position="2.764cm" style:type="center"/>
        </style:tab-stops>
      </style:paragraph-properties>
    </style:style>
    <style:style style:name="P124" style:family="paragraph" style:parent-style-name="Footnote">
      <style:text-properties fo:color="#181717" loext:opacity="100%" style:font-name="Times New Roman" fo:font-size="9pt" style:font-name-asian="Times New Roman1" style:font-size-asian="9pt" style:font-name-complex="Times New Roman1"/>
    </style:style>
    <style:style style:name="P125" style:family="paragraph" style:parent-style-name="Standard">
      <style:paragraph-properties fo:margin-left="0cm" fo:margin-right="0cm" fo:margin-top="0cm" fo:margin-bottom="0.282cm" style:contextual-spacing="false" fo:line-height="108%" fo:text-align="center" style:justify-single-word="false" fo:text-indent="0cm" style:auto-text-indent="false"/>
      <style:text-properties fo:color="#181717" loext:opacity="100%" style:font-name="Times New Roman" fo:font-size="11.5pt" fo:font-weight="bold" officeooo:paragraph-rsid="001edb3e" style:font-name-asian="Times New Roman1" style:font-size-asian="11.5pt" style:font-weight-asian="bold" style:font-name-complex="Times New Roman1"/>
    </style:style>
    <style:style style:name="P126" style:family="paragraph" style:parent-style-name="Heading_20_1">
      <style:paragraph-properties fo:margin-left="0.037cm" fo:margin-right="0.141cm" fo:margin-top="0cm" fo:margin-bottom="0cm" style:contextual-spacing="false" fo:line-height="100%" fo:text-align="center" style:justify-single-word="false" fo:text-indent="-0.018cm" style:auto-text-indent="false"/>
      <style:text-properties fo:color="#181717" loext:opacity="100%" style:font-name="Times New Roman" fo:font-size="11.5pt" fo:letter-spacing="normal" fo:language="ru" fo:country="RU" fo:font-style="normal" fo:font-weight="bold" officeooo:paragraph-rsid="00b5cc0d" fo:background-color="transparent" style:font-name-asian="Times New Roman1" style:font-size-asian="11.5pt" style:language-asian="ru" style:country-asian="RU" style:font-style-asian="normal" style:font-weight-asian="bold" style:font-name-complex="Times New Roman1" style:language-complex="ru" style:country-complex="RU" style:font-style-complex="normal" style:text-scale="100%"/>
    </style:style>
    <style:style style:name="P127" style:family="paragraph" style:parent-style-name="Заголовок_20__2116_5">
      <loext:graphic-properties draw:fill="none" draw:fill-color="#ffffff"/>
      <style:paragraph-properties fo:margin-left="0cm" fo:margin-right="0cm" fo:margin-top="0cm" fo:margin-bottom="0.071cm" style:contextual-spacing="false" fo:line-height="100%" fo:text-align="center" style:justify-single-word="false" fo:keep-together="always" fo:orphans="0" fo:widows="0" fo:text-indent="0cm" style:auto-text-indent="false" fo:background-color="transparent" fo:keep-with-next="always" style:writing-mode="lr-tb"/>
      <style:text-properties fo:color="#181717" loext:opacity="100%" style:font-name="Times New Roman" fo:font-size="11.5pt" fo:letter-spacing="normal" fo:language="ru" fo:country="RU" fo:font-weight="bold" officeooo:paragraph-rsid="004aaa4a" fo:background-color="transparent" style:font-name-asian="Times New Roman1" style:font-size-asian="11.5pt" style:language-asian="ru" style:country-asian="RU" style:font-weight-asian="bold" style:font-name-complex="Times New Roman1" style:language-complex="ru" style:country-complex="RU" style:text-scale="100%"/>
    </style:style>
    <style:style style:name="P128" style:family="paragraph" style:parent-style-name="Standard" style:master-page-name="">
      <loext:graphic-properties draw:fill="none"/>
      <style:paragraph-properties fo:margin-left="2.799cm" fo:margin-right="0cm" fo:margin-top="0cm" fo:margin-bottom="0.513cm" style:contextual-spacing="false" fo:line-height="105%" fo:text-align="start" style:justify-single-word="false" fo:orphans="2" fo:widows="2" fo:text-indent="0cm" style:auto-text-indent="false" style:page-number="auto" fo:background-color="transparent" style:writing-mode="lr-tb">
        <style:tab-stops>
          <style:tab-stop style:position="2.856cm" style:type="center"/>
        </style:tab-stops>
      </style:paragraph-properties>
      <style:text-properties fo:color="#181717" loext:opacity="100%" style:font-name="Times New Roman" fo:font-size="10pt" style:font-name-asian="Times New Roman1" style:font-size-asian="10pt" style:font-name-complex="Times New Roman1"/>
    </style:style>
    <style:style style:name="P129" style:family="paragraph" style:parent-style-name="Standard" style:master-page-name="">
      <loext:graphic-properties draw:fill="none"/>
      <style:paragraph-properties fo:margin-left="2.799cm" fo:margin-right="0cm" fo:margin-top="0cm" fo:margin-bottom="0.005cm" style:contextual-spacing="false" fo:line-height="105%" fo:text-align="start" style:justify-single-word="false" fo:orphans="2" fo:widows="2" fo:text-indent="0cm" style:auto-text-indent="false" style:page-number="auto" fo:background-color="transparent" style:writing-mode="lr-tb">
        <style:tab-stops>
          <style:tab-stop style:position="2.856cm" style:type="center"/>
        </style:tab-stops>
      </style:paragraph-properties>
      <style:text-properties fo:color="#181717" loext:opacity="100%" style:font-name="Times New Roman" fo:font-size="10pt" style:font-name-asian="Times New Roman1" style:font-size-asian="10pt" style:font-name-complex="Times New Roman1"/>
    </style:style>
    <style:style style:name="P130" style:family="paragraph" style:parent-style-name="Standard" style:master-page-name="">
      <loext:graphic-properties draw:fill="none"/>
      <style:paragraph-properties fo:margin-left="2.701cm" fo:margin-right="0cm" fo:margin-top="0cm" fo:margin-bottom="0.005cm" style:contextual-spacing="false" fo:line-height="105%" fo:text-align="start" style:justify-single-word="false" fo:orphans="2" fo:widows="2" fo:text-indent="0cm" style:auto-text-indent="false" style:page-number="auto" fo:background-color="transparent" style:writing-mode="lr-tb">
        <style:tab-stops/>
      </style:paragraph-properties>
      <style:text-properties fo:color="#181717" loext:opacity="100%" style:font-name="Times New Roman" fo:font-size="10pt" style:font-name-asian="Times New Roman1" style:font-size-asian="10pt" style:font-name-complex="Times New Roman1"/>
    </style:style>
    <style:style style:name="P131" style:family="paragraph" style:parent-style-name="Standard" style:master-page-name="">
      <loext:graphic-properties draw:fill="none"/>
      <style:paragraph-properties fo:margin-left="2.701cm" fo:margin-right="0cm" fo:margin-top="0cm" fo:margin-bottom="0.005cm" style:contextual-spacing="false" fo:line-height="105%" fo:text-align="start" style:justify-single-word="false" fo:orphans="2" fo:widows="2" fo:text-indent="0cm" style:auto-text-indent="false" style:page-number="auto" fo:background-color="transparent" style:writing-mode="lr-tb"/>
      <style:text-properties fo:color="#181717" loext:opacity="100%" style:font-name="Times New Roman" fo:font-size="10pt" style:font-name-asian="Times New Roman1" style:font-size-asian="10pt" style:font-name-complex="Times New Roman1"/>
    </style:style>
    <style:style style:name="P132" style:family="paragraph" style:parent-style-name="Standard">
      <style:paragraph-properties fo:margin-left="2.829cm" fo:margin-right="0cm" fo:margin-top="0cm" fo:margin-bottom="0.005cm" style:contextual-spacing="false" fo:line-height="105%" fo:text-align="start" style:justify-single-word="false" fo:text-indent="-0.004cm" style:auto-text-indent="false"/>
      <style:text-properties fo:color="#181717" loext:opacity="100%" style:font-name="Times New Roman" fo:font-size="10pt" style:font-name-asian="Times New Roman1" style:font-size-asian="10pt" style:font-name-complex="Times New Roman1"/>
    </style:style>
    <style:style style:name="P133" style:family="paragraph" style:parent-style-name="Standard">
      <style:paragraph-properties fo:margin-left="2.833cm" fo:margin-right="0cm" fo:margin-top="0cm" fo:margin-bottom="0.005cm" style:contextual-spacing="false" fo:line-height="105%" fo:text-align="start" style:justify-single-word="false" fo:text-indent="-0.004cm" style:auto-text-indent="false"/>
      <style:text-properties fo:color="#181717" loext:opacity="100%" style:font-name="Times New Roman" fo:font-size="10pt" style:font-name-asian="Times New Roman1" style:font-size-asian="10pt" style:font-name-complex="Times New Roman1"/>
    </style:style>
    <style:style style:name="P134" style:family="paragraph" style:parent-style-name="Standard">
      <style:paragraph-properties fo:margin-left="2.824cm" fo:margin-right="2.981cm" fo:margin-top="0cm" fo:margin-bottom="0.005cm" style:contextual-spacing="false" fo:line-height="105%" fo:text-align="start" style:justify-single-word="false" fo:text-indent="-0.004cm" style:auto-text-indent="false"/>
      <style:text-properties fo:color="#181717" loext:opacity="100%" style:font-name="Times New Roman" fo:font-size="10pt" officeooo:paragraph-rsid="0020b60e" style:font-name-asian="Times New Roman1" style:font-size-asian="10pt" style:font-name-complex="Times New Roman1"/>
    </style:style>
    <style:style style:name="P135" style:family="paragraph" style:parent-style-name="Standard">
      <style:paragraph-properties fo:margin-left="2.835cm" fo:margin-right="0cm" fo:margin-top="0cm" fo:margin-bottom="0.005cm" style:contextual-spacing="false" fo:line-height="105%" fo:text-align="start" style:justify-single-word="false" fo:text-indent="-0.004cm" style:auto-text-indent="false"/>
      <style:text-properties fo:color="#181717" loext:opacity="100%" style:font-name="Times New Roman" fo:font-size="10pt" style:font-name-asian="Times New Roman1" style:font-size-asian="10pt" style:font-name-complex="Times New Roman1"/>
    </style:style>
    <style:style style:name="P136" style:family="paragraph" style:parent-style-name="Standard">
      <style:paragraph-properties fo:margin-left="2.824cm" fo:margin-right="0cm" fo:margin-top="0cm" fo:margin-bottom="0.005cm" style:contextual-spacing="false" fo:line-height="105%" fo:text-align="start" style:justify-single-word="false" fo:text-indent="-0.004cm" style:auto-text-indent="false"/>
      <style:text-properties fo:color="#181717" loext:opacity="100%" style:font-name="Times New Roman" fo:font-size="10pt" style:font-name-asian="Times New Roman1" style:font-size-asian="10pt" style:font-name-complex="Times New Roman1"/>
    </style:style>
    <style:style style:name="P137" style:family="paragraph" style:parent-style-name="Standard">
      <style:paragraph-properties fo:margin-left="2.824cm" fo:margin-right="2.981cm" fo:margin-top="0cm" fo:margin-bottom="0.005cm" style:contextual-spacing="false" fo:line-height="105%" fo:text-align="start" style:justify-single-word="false" fo:text-indent="-0.004cm" style:auto-text-indent="false"/>
      <style:text-properties fo:color="#181717" loext:opacity="100%" style:font-name="Times New Roman" fo:font-size="10pt" officeooo:paragraph-rsid="0036a27e" style:font-name-asian="Times New Roman1" style:font-size-asian="10pt" style:font-name-complex="Times New Roman1"/>
    </style:style>
    <style:style style:name="P138" style:family="paragraph" style:parent-style-name="Standard">
      <style:paragraph-properties fo:margin-left="2.833cm" fo:margin-right="2.794cm" fo:margin-top="0cm" fo:margin-bottom="0.005cm" style:contextual-spacing="false" fo:line-height="105%" fo:text-align="start" style:justify-single-word="false" fo:text-indent="-0.004cm" style:auto-text-indent="false"/>
      <style:text-properties fo:color="#181717" loext:opacity="100%" style:font-name="Times New Roman" fo:font-size="10pt" officeooo:paragraph-rsid="0036a27e" style:font-name-asian="Times New Roman1" style:font-size-asian="10pt" style:font-name-complex="Times New Roman1"/>
    </style:style>
    <style:style style:name="P139" style:family="paragraph" style:parent-style-name="Standard">
      <style:paragraph-properties fo:margin-left="0.728cm" fo:margin-right="0.127cm" fo:margin-top="0cm" fo:margin-bottom="0cm" style:contextual-spacing="false" fo:line-height="105%" fo:text-align="center" style:justify-single-word="false" fo:text-indent="-0.018cm" style:auto-text-indent="false"/>
      <style:text-properties fo:color="#181717" loext:opacity="100%" style:font-name="Times New Roman" fo:font-size="10pt" officeooo:paragraph-rsid="01cac368" style:font-name-asian="Times New Roman1" style:font-size-asian="10pt" style:font-name-complex="Times New Roman1"/>
    </style:style>
    <style:style style:name="P140" style:family="paragraph" style:parent-style-name="Standard">
      <style:paragraph-properties fo:margin-left="0.728cm" fo:margin-right="0.127cm" fo:margin-top="0cm" fo:margin-bottom="0cm" style:contextual-spacing="false" fo:line-height="105%" fo:text-align="start" style:justify-single-word="false" fo:text-indent="-0.018cm" style:auto-text-indent="false"/>
      <style:text-properties fo:color="#181717" loext:opacity="100%" style:font-name="Times New Roman" fo:font-size="10pt" fo:font-weight="bold" officeooo:paragraph-rsid="01cac368" style:font-name-asian="Times New Roman1" style:font-size-asian="10pt" style:font-weight-asian="bold" style:font-name-complex="Times New Roman1" style:font-weight-complex="bold"/>
    </style:style>
    <style:style style:name="P141" style:family="paragraph" style:parent-style-name="Standard">
      <style:paragraph-properties fo:margin-left="0.728cm" fo:margin-right="0.127cm" fo:margin-top="0cm" fo:margin-bottom="0cm" style:contextual-spacing="false" fo:line-height="105%" fo:text-align="start" style:justify-single-word="false" fo:text-indent="-0.018cm" style:auto-text-indent="false"/>
      <style:text-properties fo:color="#181717" loext:opacity="100%" style:font-name="Times New Roman" fo:font-size="10pt" fo:font-style="italic" fo:font-weight="bold" officeooo:paragraph-rsid="01cac368" style:font-name-asian="Times New Roman1" style:font-size-asian="10pt" style:font-style-asian="italic" style:font-weight-asian="bold" style:font-name-complex="Times New Roman1" style:font-style-complex="italic" style:font-weight-complex="bold"/>
    </style:style>
    <style:style style:name="P142" style:family="paragraph" style:parent-style-name="Основной_20_текст">
      <loext:graphic-properties draw:fill="none" draw:fill-color="#ffffff"/>
      <style:paragraph-properties fo:margin-left="0cm" fo:margin-right="0cm" fo:margin-top="0cm" fo:margin-bottom="0.282cm" style:contextual-spacing="false" fo:line-height="100%" fo:text-align="center" style:justify-single-word="false" fo:keep-together="auto" fo:orphans="0" fo:widows="0" fo:text-indent="0cm" style:auto-text-indent="false" fo:background-color="transparent" fo:keep-with-next="auto" style:writing-mode="lr-tb"/>
      <style:text-properties officeooo:paragraph-rsid="0046a1a7"/>
    </style:style>
    <style:style style:name="P143" style:family="paragraph" style:parent-style-name="Standard">
      <style:paragraph-properties fo:margin-left="0.711cm" fo:margin-right="0.118cm" fo:margin-top="0.101cm" fo:margin-bottom="0.496cm" style:contextual-spacing="false" fo:line-height="100%" fo:text-align="start" style:justify-single-word="false" fo:text-indent="-0.018cm" style:auto-text-indent="false"/>
      <style:text-properties officeooo:paragraph-rsid="002fddc6"/>
    </style:style>
    <style:style style:name="P144" style:family="paragraph" style:parent-style-name="Standard" style:master-page-name="">
      <loext:graphic-properties draw:fill="none" draw:fill-gradient-name="gradient" draw:fill-hatch-name="hatch"/>
      <style:paragraph-properties fo:margin-left="0.7cm" fo:margin-right="0cm" fo:margin-top="0cm" fo:margin-bottom="0cm" style:contextual-spacing="false" fo:line-height="100%" fo:text-align="start" style:justify-single-word="false" fo:orphans="2" fo:widows="2" fo:text-indent="0cm" style:auto-text-indent="false" style:page-number="auto" fo:background-color="transparent" style:writing-mode="lr-tb"/>
      <style:text-properties officeooo:paragraph-rsid="00aa92b8"/>
    </style:style>
    <style:style style:name="P145" style:family="paragraph" style:parent-style-name="Standard">
      <loext:graphic-properties draw:fill="none" draw:fill-gradient-name="gradient" draw:fill-hatch-name="hatch"/>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ext-properties officeooo:paragraph-rsid="00aa92b8"/>
    </style:style>
    <style:style style:name="P146" style:family="paragraph" style:parent-style-name="Standard">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ext-properties officeooo:paragraph-rsid="00d747b9"/>
    </style:style>
    <style:style style:name="P147" style:family="paragraph" style:parent-style-name="Другое">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keep-with-next="auto" style:writing-mode="lr-tb"/>
      <style:text-properties officeooo:paragraph-rsid="0080a298"/>
    </style:style>
    <style:style style:name="P148" style:family="paragraph" style:parent-style-name="Сноска">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1.235cm" style:auto-text-indent="false" fo:background-color="transparent" fo:keep-with-next="auto" style:writing-mode="lr-tb"/>
    </style:style>
    <style:style style:name="P149" style:family="paragraph" style:parent-style-name="Сноска">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1.482cm" style:auto-text-indent="false" fo:background-color="transparent" fo:keep-with-next="auto" style:writing-mode="lr-tb"/>
    </style:style>
    <style:style style:name="P150" style:family="paragraph" style:parent-style-name="Сноска">
      <style:paragraph-properties fo:margin-top="0cm" fo:margin-bottom="0cm" style:contextual-spacing="false" fo:line-height="100%" fo:text-align="start" style:justify-single-word="false" fo:keep-together="auto" fo:keep-with-next="auto" style:writing-mode="lr-tb"/>
    </style:style>
    <style:style style:name="P151" style:family="paragraph" style:parent-style-name="Standard" style:master-page-name="">
      <loext:graphic-properties draw:fill="none"/>
      <style:paragraph-properties fo:margin-left="0.7cm" fo:margin-right="0cm" fo:margin-top="0cm" fo:margin-bottom="0cm" style:contextual-spacing="false" fo:line-height="100%" fo:text-align="end" style:justify-single-word="false" fo:orphans="2" fo:widows="2" fo:text-indent="0cm" style:auto-text-indent="false" style:page-number="auto" fo:background-color="transparent" style:writing-mode="lr-tb"/>
      <style:text-properties officeooo:paragraph-rsid="00ca70b2"/>
    </style:style>
    <style:style style:name="P152" style:family="paragraph" style:parent-style-name="Standard" style:master-page-name="">
      <loext:graphic-properties draw:fill="none"/>
      <style:paragraph-properties fo:margin-left="0.7cm" fo:margin-right="0cm" fo:margin-top="0cm" fo:margin-bottom="0cm" style:contextual-spacing="false" fo:line-height="100%" fo:text-align="end" style:justify-single-word="false" fo:orphans="2" fo:widows="2" fo:text-indent="0cm" style:auto-text-indent="false" style:page-number="auto" fo:background-color="transparent" style:writing-mode="lr-tb"/>
      <style:text-properties officeooo:paragraph-rsid="00d747b9"/>
    </style:style>
    <style:style style:name="P153" style:family="paragraph" style:parent-style-name="Standard">
      <style:paragraph-properties fo:margin-left="0.711cm" fo:margin-right="0.118cm" fo:margin-top="0cm" fo:margin-bottom="0cm" style:contextual-spacing="false" fo:line-height="100%" fo:text-align="end" style:justify-single-word="false" fo:text-indent="-0.018cm" style:auto-text-indent="false"/>
      <style:text-properties officeooo:paragraph-rsid="00b2aae0"/>
    </style:style>
    <style:style style:name="P154" style:family="paragraph" style:parent-style-name="Standard">
      <style:paragraph-properties fo:margin-left="0.728cm" fo:margin-right="0.127cm" fo:margin-top="0cm" fo:margin-bottom="0cm" style:contextual-spacing="false" fo:line-height="100%" fo:text-align="end" style:justify-single-word="false" fo:text-indent="-0.018cm" style:auto-text-indent="false"/>
      <style:text-properties officeooo:paragraph-rsid="00d4cefd"/>
    </style:style>
    <style:style style:name="P155" style:family="paragraph" style:parent-style-name="Standard">
      <style:paragraph-properties fo:margin-left="0.728cm" fo:margin-right="0.127cm" fo:margin-top="0cm" fo:margin-bottom="0cm" style:contextual-spacing="false" fo:line-height="100%" fo:text-align="end" style:justify-single-word="false" fo:text-indent="-0.018cm" style:auto-text-indent="false"/>
      <style:text-properties officeooo:paragraph-rsid="00f101fb"/>
    </style:style>
    <style:style style:name="P156" style:family="paragraph" style:parent-style-name="Standard">
      <loext:graphic-properties draw:fill="none"/>
      <style:paragraph-properties fo:margin-left="0.7cm" fo:margin-right="0cm" fo:margin-top="0cm" fo:margin-bottom="0cm" style:contextual-spacing="false" fo:line-height="100%" fo:text-align="justify" style:justify-single-word="false" fo:orphans="2" fo:widows="2" fo:text-indent="0cm" style:auto-text-indent="false" fo:background-color="transparent" style:writing-mode="lr-tb"/>
      <style:text-properties officeooo:paragraph-rsid="00be0fad"/>
    </style:style>
    <style:style style:name="P157" style:family="paragraph" style:parent-style-name="Standard">
      <loext:graphic-properties draw:fill="none"/>
      <style:paragraph-properties fo:margin-left="0.7cm" fo:margin-right="0cm" fo:margin-top="0cm" fo:margin-bottom="0cm" style:contextual-spacing="false" fo:line-height="100%" fo:text-align="justify" style:justify-single-word="false" fo:orphans="2" fo:widows="2" fo:text-indent="0cm" style:auto-text-indent="false" fo:background-color="transparent" style:writing-mode="lr-tb"/>
      <style:text-properties officeooo:paragraph-rsid="00ca70b2"/>
    </style:style>
    <style:style style:name="P158" style:family="paragraph" style:parent-style-name="Standard">
      <loext:graphic-properties draw:fill-gradient-name="gradient" draw:fill-hatch-name="hatch"/>
      <style:paragraph-properties fo:margin-left="0.728cm" fo:margin-right="3.408cm" fo:margin-top="0cm" fo:margin-bottom="0.099cm" style:contextual-spacing="false" fo:line-height="100%" fo:text-indent="-0.007cm" style:auto-text-indent="false"/>
      <style:text-properties officeooo:paragraph-rsid="00aa92b8"/>
    </style:style>
    <style:style style:name="P159" style:family="paragraph" style:parent-style-name="Standard">
      <loext:graphic-properties draw:fill-gradient-name="gradient" draw:fill-hatch-name="hatch"/>
      <style:paragraph-properties fo:margin-left="0cm" fo:margin-right="0cm" fo:margin-top="0.101cm" fo:margin-bottom="0.34cm" style:contextual-spacing="false" fo:line-height="100%" fo:text-indent="0cm" style:auto-text-indent="false"/>
    </style:style>
    <style:style style:name="P160" style:family="paragraph" style:parent-style-name="Standard">
      <loext:graphic-properties draw:fill-gradient-name="gradient" draw:fill-hatch-name="hatch"/>
      <style:paragraph-properties fo:margin-left="0cm" fo:margin-right="0cm" fo:margin-top="0cm" fo:margin-bottom="0cm" style:contextual-spacing="false" fo:line-height="100%" fo:text-indent="0cm" style:auto-text-indent="false"/>
    </style:style>
    <style:style style:name="P161" style:family="paragraph" style:parent-style-name="Heading_20_2">
      <style:paragraph-properties fo:margin-left="0.018cm" fo:margin-right="0.109cm" fo:margin-top="0cm" fo:margin-bottom="0.138cm" style:contextual-spacing="false" fo:text-indent="-0.018cm" style:auto-text-indent="false"/>
    </style:style>
    <style:style style:name="P162" style:family="paragraph" style:parent-style-name="Heading_20_2">
      <style:paragraph-properties fo:margin-left="0.018cm" fo:margin-right="0.099cm" fo:text-indent="-0.018cm" style:auto-text-indent="false"/>
    </style:style>
    <style:style style:name="P163" style:family="paragraph" style:parent-style-name="Standard">
      <loext:graphic-properties draw:fill="none" draw:fill-gradient-name="gradient" draw:fill-hatch-name="hatch"/>
      <style:paragraph-properties fo:margin-left="3.099cm" fo:margin-right="0cm" fo:margin-top="0cm" fo:margin-bottom="0.005cm" style:contextual-spacing="false" fo:line-height="105%" fo:text-align="start" style:justify-single-word="false" fo:orphans="2" fo:widows="2" fo:text-indent="0cm" style:auto-text-indent="false" fo:background-color="transparent" style:writing-mode="lr-tb"/>
      <style:text-properties fo:font-size="10pt" officeooo:paragraph-rsid="0023444f" style:font-size-asian="10pt"/>
    </style:style>
    <style:style style:name="P164" style:family="paragraph" style:parent-style-name="Standard">
      <loext:graphic-properties draw:fill="none" draw:fill-gradient-name="gradient" draw:fill-hatch-name="hatch"/>
      <style:paragraph-properties fo:margin-left="3.099cm" fo:margin-right="0cm" fo:margin-top="0cm" fo:margin-bottom="0.005cm" style:contextual-spacing="false" fo:line-height="105%" fo:text-align="start" style:justify-single-word="false" fo:orphans="2" fo:widows="2" fo:text-indent="0cm" style:auto-text-indent="false" fo:background-color="transparent" style:writing-mode="lr-tb"/>
      <style:text-properties fo:font-size="10pt" officeooo:paragraph-rsid="0024e80b" style:font-size-asian="10pt"/>
    </style:style>
    <style:style style:name="P165" style:family="paragraph" style:parent-style-name="Standard">
      <loext:graphic-properties draw:fill="none" draw:fill-gradient-name="gradient" draw:fill-hatch-name="hatch"/>
      <style:paragraph-properties fo:margin-left="3.099cm" fo:margin-right="0cm" fo:margin-top="0cm" fo:margin-bottom="0.005cm" style:contextual-spacing="false" fo:line-height="105%" fo:text-align="start" style:justify-single-word="false" fo:orphans="2" fo:widows="2" fo:text-indent="0cm" style:auto-text-indent="false" fo:background-color="transparent" style:writing-mode="lr-tb"/>
      <style:text-properties fo:font-size="10pt" style:font-size-asian="10pt"/>
    </style:style>
    <style:style style:name="P166" style:family="paragraph" style:parent-style-name="Standard" style:master-page-name="">
      <loext:graphic-properties draw:fill="none" draw:fill-gradient-name="gradient" draw:fill-hatch-name="hatch"/>
      <style:paragraph-properties fo:margin-left="3.099cm" fo:margin-right="0cm" fo:margin-top="0cm" fo:margin-bottom="0.005cm" style:contextual-spacing="false" fo:line-height="105%" fo:text-align="start" style:justify-single-word="false" fo:orphans="2" fo:widows="2" fo:text-indent="0cm" style:auto-text-indent="false" style:page-number="auto" fo:background-color="transparent" style:writing-mode="lr-tb"/>
      <style:text-properties fo:font-size="10pt" style:font-size-asian="10pt"/>
    </style:style>
    <style:style style:name="P167" style:family="paragraph" style:parent-style-name="Standard">
      <loext:graphic-properties draw:fill="none" draw:fill-gradient-name="gradient" draw:fill-hatch-name="hatch"/>
      <style:paragraph-properties fo:margin-left="3.099cm" fo:margin-right="0cm" fo:margin-top="0cm" fo:margin-bottom="0.005cm" style:contextual-spacing="false" fo:line-height="105%" fo:text-align="start" style:justify-single-word="false" fo:orphans="2" fo:widows="2" fo:text-indent="0cm" style:auto-text-indent="false" fo:background-color="transparent" style:writing-mode="lr-tb"/>
      <style:text-properties fo:font-size="10pt" officeooo:paragraph-rsid="0029649b" style:font-size-asian="10pt"/>
    </style:style>
    <style:style style:name="P168" style:family="paragraph" style:parent-style-name="Standard">
      <loext:graphic-properties draw:fill="none" draw:fill-gradient-name="gradient" draw:fill-hatch-name="hatch"/>
      <style:paragraph-properties fo:margin-left="3.099cm" fo:margin-right="0cm" fo:margin-top="0cm" fo:margin-bottom="0.005cm" style:contextual-spacing="false" fo:line-height="105%" fo:text-align="start" style:justify-single-word="false" fo:orphans="2" fo:widows="2" fo:text-indent="0cm" style:auto-text-indent="false" fo:background-color="transparent" style:writing-mode="lr-tb"/>
      <style:text-properties fo:font-size="10pt" officeooo:paragraph-rsid="00287cbc" style:font-size-asian="10pt"/>
    </style:style>
    <style:style style:name="P169" style:family="paragraph" style:parent-style-name="Standard">
      <loext:graphic-properties draw:fill="none" draw:fill-gradient-name="gradient" draw:fill-hatch-name="hatch"/>
      <style:paragraph-properties fo:margin-left="3.099cm" fo:margin-right="0cm" fo:margin-top="0cm" fo:margin-bottom="0.005cm" style:contextual-spacing="false" fo:line-height="105%" fo:text-align="start" style:justify-single-word="false" fo:orphans="2" fo:widows="2" fo:text-indent="0cm" style:auto-text-indent="false" fo:background-color="transparent" style:writing-mode="lr-tb"/>
      <style:text-properties fo:font-size="10pt" officeooo:paragraph-rsid="00274a22" style:font-size-asian="10pt"/>
    </style:style>
    <style:style style:name="P170" style:family="paragraph" style:parent-style-name="Standard" style:master-page-name="">
      <loext:graphic-properties draw:fill="none" draw:fill-gradient-name="gradient" draw:fill-hatch-name="hatch"/>
      <style:paragraph-properties fo:margin-left="2.3cm" fo:margin-right="0cm" fo:margin-top="0cm" fo:margin-bottom="0.005cm" style:contextual-spacing="false" fo:line-height="105%" fo:text-align="start" style:justify-single-word="false" fo:orphans="2" fo:widows="2" fo:text-indent="0cm" style:auto-text-indent="false" style:page-number="auto" fo:background-color="transparent" style:writing-mode="lr-tb"/>
      <style:text-properties fo:font-size="10pt" style:font-size-asian="10pt"/>
    </style:style>
    <style:style style:name="P171" style:family="paragraph" style:parent-style-name="Standard" style:master-page-name="">
      <loext:graphic-properties draw:fill="none"/>
      <style:paragraph-properties fo:margin-left="0.7cm" fo:margin-right="0cm" fo:margin-top="0cm" fo:margin-bottom="0.52cm" style:contextual-spacing="false" fo:line-height="105%" fo:text-align="start" style:justify-single-word="false" fo:orphans="2" fo:widows="2" fo:text-indent="0.101cm" style:auto-text-indent="false" style:page-number="auto" fo:background-color="transparent" style:writing-mode="lr-tb"/>
      <style:text-properties fo:font-size="10pt" officeooo:paragraph-rsid="00407876" style:font-size-asian="10pt"/>
    </style:style>
    <style:style style:name="P172" style:family="paragraph" style:parent-style-name="Standard" style:master-page-name="">
      <loext:graphic-properties draw:fill="none"/>
      <style:paragraph-properties fo:margin-left="0.7cm" fo:margin-right="0cm" fo:margin-top="0cm" fo:margin-bottom="0.182cm" style:contextual-spacing="false" fo:line-height="105%" fo:text-align="start" style:justify-single-word="false" fo:orphans="2" fo:widows="2" fo:text-indent="0cm" style:auto-text-indent="false" style:page-number="auto" fo:background-color="transparent" style:writing-mode="lr-tb"/>
      <style:text-properties fo:font-size="10pt" officeooo:paragraph-rsid="004aaa4a" style:font-size-asian="10pt"/>
    </style:style>
    <style:style style:name="P173" style:family="paragraph" style:parent-style-name="Standard">
      <loext:graphic-properties draw:fill="none"/>
      <style:paragraph-properties fo:margin-left="0.7cm" fo:margin-right="0cm" fo:margin-top="0cm" fo:margin-bottom="0.222cm" style:contextual-spacing="false" fo:line-height="105%" fo:text-align="start" style:justify-single-word="false" fo:orphans="2" fo:widows="2" fo:text-indent="0cm" style:auto-text-indent="false" fo:background-color="transparent" style:writing-mode="lr-tb"/>
      <style:text-properties fo:font-size="10pt" officeooo:paragraph-rsid="0052b551" style:font-size-asian="10pt"/>
    </style:style>
    <style:style style:name="P174" style:family="paragraph" style:parent-style-name="Standard">
      <loext:graphic-properties draw:fill="none"/>
      <style:paragraph-properties fo:margin-left="0.7cm" fo:margin-right="0cm" fo:margin-top="0cm" fo:margin-bottom="0.474cm" style:contextual-spacing="false" fo:line-height="105%" fo:text-align="start" style:justify-single-word="false" fo:orphans="2" fo:widows="2" fo:text-indent="0cm" style:auto-text-indent="false" fo:background-color="transparent" style:writing-mode="lr-tb"/>
      <style:text-properties fo:font-size="10pt" officeooo:paragraph-rsid="0058677e" style:font-size-asian="10pt"/>
    </style:style>
    <style:style style:name="P175" style:family="paragraph" style:parent-style-name="Standard">
      <loext:graphic-properties draw:fill="none"/>
      <style:paragraph-properties fo:margin-left="0.7cm" fo:margin-right="0cm" fo:margin-top="0cm" fo:margin-bottom="0.522cm" style:contextual-spacing="false" fo:line-height="105%" fo:text-align="start" style:justify-single-word="false" fo:orphans="2" fo:widows="2" fo:text-indent="0cm" style:auto-text-indent="false" fo:background-color="transparent" style:writing-mode="lr-tb"/>
      <style:text-properties fo:font-size="10pt" officeooo:paragraph-rsid="0076922b" style:font-size-asian="10pt"/>
    </style:style>
    <style:style style:name="P176" style:family="paragraph" style:parent-style-name="Standard">
      <loext:graphic-properties draw:fill="none"/>
      <style:paragraph-properties fo:margin-left="0.7cm" fo:margin-right="0cm" fo:margin-top="0cm" fo:margin-bottom="0.434cm" style:contextual-spacing="false" fo:line-height="105%" fo:text-align="start" style:justify-single-word="false" fo:orphans="2" fo:widows="2" fo:text-indent="0cm" style:auto-text-indent="false" fo:background-color="transparent" style:writing-mode="lr-tb"/>
      <style:text-properties fo:font-size="10pt" officeooo:paragraph-rsid="0079cc19" style:font-size-asian="10pt"/>
    </style:style>
    <style:style style:name="P177" style:family="paragraph" style:parent-style-name="Standard">
      <loext:graphic-properties draw:fill="none" draw:fill-gradient-name="gradient" draw:fill-hatch-name="hatch"/>
      <style:paragraph-properties fo:margin-left="2.3cm" fo:margin-right="0cm" fo:margin-top="0cm" fo:margin-bottom="0.005cm" style:contextual-spacing="false" fo:line-height="105%" fo:text-align="start" style:justify-single-word="false" fo:orphans="2" fo:widows="2" fo:text-indent="0cm" style:auto-text-indent="false" fo:background-color="transparent" style:writing-mode="lr-tb"/>
      <style:text-properties fo:font-size="10pt" officeooo:paragraph-rsid="008de29f" style:font-size-asian="10pt"/>
    </style:style>
    <style:style style:name="P178" style:family="paragraph" style:parent-style-name="Standard">
      <style:paragraph-properties fo:margin-left="1cm" fo:margin-right="0cm" fo:margin-top="0cm" fo:margin-bottom="0.005cm" style:contextual-spacing="false" fo:line-height="105%" fo:text-align="start" style:justify-single-word="false" fo:text-indent="-0.004cm" style:auto-text-indent="false"/>
      <style:text-properties fo:font-size="10pt" style:font-size-asian="10pt"/>
    </style:style>
    <style:style style:name="P179" style:family="paragraph" style:parent-style-name="Standard">
      <style:paragraph-properties fo:margin-left="1cm" fo:margin-right="4.708cm" fo:margin-top="0cm" fo:margin-bottom="0.005cm" style:contextual-spacing="false" fo:line-height="105%" fo:text-align="start" style:justify-single-word="false" fo:text-indent="-0.004cm" style:auto-text-indent="false"/>
      <style:text-properties fo:font-size="10pt" style:font-size-asian="10pt"/>
    </style:style>
    <style:style style:name="P180" style:family="paragraph" style:parent-style-name="Standard">
      <style:paragraph-properties fo:margin-left="1.028cm" fo:margin-right="0cm" fo:margin-top="0cm" fo:margin-bottom="0.005cm" style:contextual-spacing="false" fo:line-height="105%" fo:text-align="start" style:justify-single-word="false" fo:text-indent="-0.004cm" style:auto-text-indent="false"/>
      <style:text-properties fo:font-size="10pt" style:font-size-asian="10pt"/>
    </style:style>
    <style:style style:name="P181" style:family="paragraph" style:parent-style-name="Standard">
      <style:paragraph-properties fo:margin-left="1.03cm" fo:margin-right="0cm" fo:margin-top="0cm" fo:margin-bottom="0.005cm" style:contextual-spacing="false" fo:line-height="105%" fo:text-align="start" style:justify-single-word="false" fo:text-indent="-0.004cm" style:auto-text-indent="false"/>
      <style:text-properties fo:font-size="10pt" style:font-size-asian="10pt"/>
    </style:style>
    <style:style style:name="P182" style:family="paragraph" style:parent-style-name="Standard">
      <style:paragraph-properties fo:margin-left="1.03cm" fo:margin-right="0cm" fo:margin-top="0cm" fo:margin-bottom="0.33cm" style:contextual-spacing="false" fo:line-height="105%" fo:text-align="start" style:justify-single-word="false" fo:text-indent="-0.004cm" style:auto-text-indent="false"/>
      <style:text-properties fo:font-size="10pt" style:font-size-asian="10pt"/>
    </style:style>
    <style:style style:name="P183" style:family="paragraph" style:parent-style-name="Standard">
      <style:paragraph-properties fo:margin-left="1.03cm" fo:margin-right="0cm" fo:margin-top="0cm" fo:margin-bottom="0.429cm" style:contextual-spacing="false" fo:line-height="105%" fo:text-align="start" style:justify-single-word="false" fo:text-indent="-0.004cm" style:auto-text-indent="false"/>
      <style:text-properties fo:font-size="10pt" style:font-size-asian="10pt"/>
    </style:style>
    <style:style style:name="P184" style:family="paragraph" style:parent-style-name="Standard">
      <style:paragraph-properties fo:margin-left="1.027cm" fo:margin-right="0cm" fo:margin-top="0cm" fo:margin-bottom="0.005cm" style:contextual-spacing="false" fo:line-height="105%" fo:text-align="start" style:justify-single-word="false" fo:text-indent="-0.004cm" style:auto-text-indent="false"/>
      <style:text-properties fo:font-size="10pt" style:font-size-asian="10pt"/>
    </style:style>
    <style:style style:name="P185" style:family="paragraph" style:parent-style-name="Standard">
      <style:paragraph-properties fo:margin-left="1.021cm" fo:margin-right="1.57cm" fo:margin-top="0cm" fo:margin-bottom="0.005cm" style:contextual-spacing="false" fo:line-height="105%" fo:text-align="start" style:justify-single-word="false" fo:text-indent="-0.004cm" style:auto-text-indent="false"/>
      <style:text-properties fo:font-size="10pt" style:font-size-asian="10pt"/>
    </style:style>
    <style:style style:name="P186" style:family="paragraph" style:parent-style-name="Standard">
      <style:paragraph-properties fo:margin-left="0.728cm" fo:margin-right="0cm" fo:margin-top="0cm" fo:margin-bottom="0.452cm" style:contextual-spacing="false" fo:line-height="105%" fo:text-align="start" style:justify-single-word="false" fo:text-indent="-0.004cm" style:auto-text-indent="false"/>
      <style:text-properties fo:font-size="10pt" style:font-size-asian="10pt"/>
    </style:style>
    <style:style style:name="P187" style:family="paragraph" style:parent-style-name="Standard">
      <style:paragraph-properties fo:margin-left="0.728cm" fo:margin-right="0cm" fo:margin-top="0cm" fo:margin-bottom="0.005cm" style:contextual-spacing="false" fo:line-height="105%" fo:text-align="start" style:justify-single-word="false" fo:text-indent="-0.004cm" style:auto-text-indent="false"/>
      <style:text-properties fo:font-size="10pt" style:font-size-asian="10pt"/>
    </style:style>
    <style:style style:name="P188" style:family="paragraph" style:parent-style-name="Standard">
      <style:paragraph-properties fo:margin-left="0.727cm" fo:margin-right="0cm" fo:margin-top="0cm" fo:margin-bottom="0.52cm" style:contextual-spacing="false" fo:line-height="105%" fo:text-align="start" style:justify-single-word="false" fo:text-indent="-0.004cm" style:auto-text-indent="false"/>
      <style:text-properties fo:font-size="10pt" style:font-size-asian="10pt"/>
    </style:style>
    <style:style style:name="P189" style:family="paragraph" style:parent-style-name="Standard">
      <style:paragraph-properties fo:margin-left="0.716cm" fo:margin-right="1.321cm" fo:margin-top="0cm" fo:margin-bottom="0.005cm" style:contextual-spacing="false" fo:line-height="105%" fo:text-align="start" style:justify-single-word="false" fo:text-indent="-0.004cm" style:auto-text-indent="false"/>
      <style:text-properties fo:font-size="10pt" style:font-size-asian="10pt"/>
    </style:style>
    <style:style style:name="P190" style:family="paragraph" style:parent-style-name="Standard">
      <style:paragraph-properties fo:margin-left="0.004cm" fo:margin-right="0cm" fo:margin-top="0cm" fo:margin-bottom="0.005cm" style:contextual-spacing="false" fo:line-height="105%" fo:text-align="start" style:justify-single-word="false" fo:text-indent="-0.004cm" style:auto-text-indent="false"/>
      <style:text-properties fo:font-size="10pt" style:font-size-asian="10pt"/>
    </style:style>
    <style:style style:name="P191" style:family="paragraph" style:parent-style-name="Standard">
      <style:paragraph-properties fo:margin-left="0.743cm" fo:margin-right="0cm" fo:margin-top="0cm" fo:margin-bottom="0.005cm" style:contextual-spacing="false" fo:line-height="105%" fo:text-align="start" style:justify-single-word="false" fo:text-indent="-0.004cm" style:auto-text-indent="false"/>
      <style:text-properties fo:font-size="10pt" style:font-size-asian="10pt"/>
    </style:style>
    <style:style style:name="P192" style:family="paragraph" style:parent-style-name="Standard">
      <style:paragraph-properties fo:margin-left="0.718cm" fo:margin-right="0cm" fo:margin-top="0cm" fo:margin-bottom="0.005cm" style:contextual-spacing="false" fo:line-height="105%" fo:text-align="start" style:justify-single-word="false" fo:text-indent="-0.004cm" style:auto-text-indent="false"/>
      <style:text-properties fo:font-size="10pt" style:font-size-asian="10pt"/>
    </style:style>
    <style:style style:name="P193" style:family="paragraph" style:parent-style-name="Standard">
      <style:paragraph-properties fo:margin-left="0.718cm" fo:margin-right="0cm" fo:margin-top="0cm" fo:margin-bottom="0.52cm" style:contextual-spacing="false" fo:line-height="105%" fo:text-align="start" style:justify-single-word="false" fo:text-indent="-0.004cm" style:auto-text-indent="false"/>
      <style:text-properties fo:font-size="10pt" style:font-size-asian="10pt"/>
    </style:style>
    <style:style style:name="P194" style:family="paragraph" style:parent-style-name="Standard">
      <style:paragraph-properties fo:margin-left="3.605cm" fo:margin-right="0cm" fo:margin-top="0cm" fo:margin-bottom="0.005cm" style:contextual-spacing="false" fo:line-height="105%" fo:text-align="start" style:justify-single-word="false" fo:text-indent="-0.004cm" style:auto-text-indent="false"/>
      <style:text-properties fo:font-size="10pt" style:font-size-asian="10pt"/>
    </style:style>
    <style:style style:name="P195" style:family="paragraph" style:parent-style-name="Standard">
      <style:paragraph-properties fo:margin-left="0.695cm" fo:margin-right="0cm" fo:margin-top="0cm" fo:margin-bottom="0.321cm" style:contextual-spacing="false" fo:line-height="105%" fo:text-align="start" style:justify-single-word="false" fo:text-indent="-0.004cm" style:auto-text-indent="false"/>
      <style:text-properties fo:font-size="10pt" style:font-size-asian="10pt"/>
    </style:style>
    <style:style style:name="P196" style:family="paragraph" style:parent-style-name="Standard">
      <style:paragraph-properties fo:margin-left="0.695cm" fo:margin-right="0cm" fo:margin-top="0cm" fo:margin-bottom="0.42cm" style:contextual-spacing="false" fo:line-height="105%" fo:text-align="start" style:justify-single-word="false" fo:text-indent="-0.004cm" style:auto-text-indent="false"/>
      <style:text-properties fo:font-size="10pt" style:font-size-asian="10pt"/>
    </style:style>
    <style:style style:name="P197" style:family="paragraph" style:parent-style-name="Standard">
      <style:paragraph-properties fo:margin-left="0.695cm" fo:margin-right="0cm" fo:margin-top="0cm" fo:margin-bottom="0.28cm" style:contextual-spacing="false" fo:line-height="105%" fo:text-align="start" style:justify-single-word="false" fo:text-indent="-0.004cm" style:auto-text-indent="false"/>
      <style:text-properties fo:font-size="10pt" style:font-size-asian="10pt"/>
    </style:style>
    <style:style style:name="P198" style:family="paragraph" style:parent-style-name="Standard">
      <style:paragraph-properties fo:margin-left="0.732cm" fo:margin-right="0cm" fo:margin-top="0cm" fo:margin-bottom="0.005cm" style:contextual-spacing="false" fo:line-height="105%" fo:text-align="start" style:justify-single-word="false" fo:text-indent="-0.004cm" style:auto-text-indent="false"/>
      <style:text-properties fo:font-size="10pt" style:font-size-asian="10pt"/>
    </style:style>
    <style:style style:name="P199" style:family="paragraph" style:parent-style-name="Standard">
      <style:paragraph-properties fo:margin-left="0.748cm" fo:margin-right="0cm" fo:margin-top="0cm" fo:margin-bottom="0.005cm" style:contextual-spacing="false" fo:line-height="105%" fo:text-align="start" style:justify-single-word="false" fo:text-indent="-0.004cm" style:auto-text-indent="false"/>
      <style:text-properties fo:font-size="10pt" style:font-size-asian="10pt"/>
    </style:style>
    <style:style style:name="P200" style:family="paragraph" style:parent-style-name="Standard">
      <style:paragraph-properties fo:margin-left="0.723cm" fo:margin-right="0cm" fo:margin-top="0cm" fo:margin-bottom="0.005cm" style:contextual-spacing="false" fo:line-height="105%" fo:text-align="start" style:justify-single-word="false" fo:text-indent="-0.004cm" style:auto-text-indent="false"/>
      <style:text-properties fo:font-size="10pt" style:font-size-asian="10pt"/>
    </style:style>
    <style:style style:name="P201" style:family="paragraph" style:parent-style-name="Standard">
      <style:paragraph-properties fo:margin-left="0.026cm" fo:margin-right="0cm" fo:margin-top="0cm" fo:margin-bottom="0.005cm" style:contextual-spacing="false" fo:line-height="105%" fo:text-align="start" style:justify-single-word="false" fo:text-indent="0.693cm" style:auto-text-indent="false"/>
      <style:text-properties fo:font-size="10pt" style:font-size-asian="10pt"/>
    </style:style>
    <style:style style:name="P202" style:family="paragraph" style:parent-style-name="Standard">
      <style:paragraph-properties fo:margin-left="0.707cm" fo:margin-right="0cm" fo:margin-top="0cm" fo:margin-bottom="0.52cm" style:contextual-spacing="false" fo:line-height="105%" fo:text-align="start" style:justify-single-word="false" fo:text-indent="-0.004cm" style:auto-text-indent="false"/>
      <style:text-properties fo:font-size="10pt" style:font-size-asian="10pt"/>
    </style:style>
    <style:style style:name="P203" style:family="paragraph" style:parent-style-name="Standard">
      <style:paragraph-properties fo:margin-left="0.725cm" fo:margin-right="0cm" fo:margin-top="0cm" fo:margin-bottom="0.42cm" style:contextual-spacing="false" fo:line-height="105%" fo:text-align="start" style:justify-single-word="false" fo:text-indent="-0.004cm" style:auto-text-indent="false"/>
      <style:text-properties fo:font-size="10pt" style:font-size-asian="10pt"/>
    </style:style>
    <style:style style:name="P204" style:family="paragraph" style:parent-style-name="Standard">
      <style:paragraph-properties fo:margin-left="0.734cm" fo:margin-right="0cm" fo:margin-top="0cm" fo:margin-bottom="0.42cm" style:contextual-spacing="false" fo:line-height="105%" fo:text-align="start" style:justify-single-word="false" fo:text-indent="-0.004cm" style:auto-text-indent="false"/>
      <style:text-properties fo:font-size="10pt" style:font-size-asian="10pt"/>
    </style:style>
    <style:style style:name="P205" style:family="paragraph" style:parent-style-name="Standard">
      <style:paragraph-properties fo:margin-left="0.758cm" fo:margin-right="0cm" fo:margin-top="0cm" fo:margin-bottom="0.52cm" style:contextual-spacing="false" fo:line-height="105%" fo:text-align="start" style:justify-single-word="false" fo:text-indent="-0.004cm" style:auto-text-indent="false"/>
      <style:text-properties fo:font-size="10pt" style:font-size-asian="10pt"/>
    </style:style>
    <style:style style:name="P206" style:family="paragraph" style:parent-style-name="Standard">
      <style:paragraph-properties fo:margin-left="1.032cm" fo:margin-right="0cm" fo:margin-top="0cm" fo:margin-bottom="0.33cm" style:contextual-spacing="false" fo:line-height="105%" fo:text-align="start" style:justify-single-word="false" fo:text-indent="-0.004cm" style:auto-text-indent="false"/>
      <style:text-properties fo:font-size="10pt" style:font-size-asian="10pt"/>
    </style:style>
    <style:style style:name="P207" style:family="paragraph" style:parent-style-name="Standard">
      <style:paragraph-properties fo:margin-left="1.002cm" fo:margin-right="0cm" fo:margin-top="0cm" fo:margin-bottom="0.33cm" style:contextual-spacing="false" fo:line-height="105%" fo:text-align="start" style:justify-single-word="false" fo:text-indent="-0.004cm" style:auto-text-indent="false"/>
      <style:text-properties fo:font-size="10pt" style:font-size-asian="10pt"/>
    </style:style>
    <style:style style:name="P208" style:family="paragraph" style:parent-style-name="Standard">
      <style:paragraph-properties fo:margin-left="0.753cm" fo:margin-right="0cm" fo:margin-top="0cm" fo:margin-bottom="0.18cm" style:contextual-spacing="false" fo:line-height="105%" fo:text-align="start" style:justify-single-word="false" fo:text-indent="-0.004cm" style:auto-text-indent="false"/>
      <style:text-properties fo:font-size="10pt" style:font-size-asian="10pt"/>
    </style:style>
    <style:style style:name="P209" style:family="paragraph" style:parent-style-name="Standard">
      <style:paragraph-properties fo:margin-left="0.713cm" fo:margin-right="0cm" fo:margin-top="0cm" fo:margin-bottom="0.52cm" style:contextual-spacing="false" fo:line-height="105%" fo:text-align="start" style:justify-single-word="false" fo:text-indent="-0.004cm" style:auto-text-indent="false"/>
      <style:text-properties fo:font-size="10pt" style:font-size-asian="10pt"/>
    </style:style>
    <style:style style:name="P210" style:family="paragraph" style:parent-style-name="Standard">
      <style:paragraph-properties fo:margin-left="0.706cm" fo:margin-right="0cm" fo:margin-top="0cm" fo:margin-bottom="0.52cm" style:contextual-spacing="false" fo:line-height="105%" fo:text-align="start" style:justify-single-word="false" fo:text-indent="-0.004cm" style:auto-text-indent="false"/>
      <style:text-properties fo:font-size="10pt" style:font-size-asian="10pt"/>
    </style:style>
    <style:style style:name="P211" style:family="paragraph" style:parent-style-name="Standard">
      <style:paragraph-properties fo:margin-left="1.025cm" fo:margin-right="5.572cm" fo:margin-top="0cm" fo:margin-bottom="0.332cm" style:contextual-spacing="false" fo:line-height="105%" fo:text-align="start" style:justify-single-word="false" fo:text-indent="-0.004cm" style:auto-text-indent="false"/>
      <style:text-properties fo:font-size="10pt" style:font-size-asian="10pt"/>
    </style:style>
    <style:style style:name="P212" style:family="paragraph" style:parent-style-name="Standard">
      <style:paragraph-properties fo:margin-left="1.007cm" fo:margin-right="0cm" fo:margin-top="0cm" fo:margin-bottom="0.005cm" style:contextual-spacing="false" fo:line-height="105%" fo:text-align="start" style:justify-single-word="false" fo:text-indent="-0.004cm" style:auto-text-indent="false"/>
      <style:text-properties fo:font-size="10pt" style:font-size-asian="10pt"/>
    </style:style>
    <style:style style:name="P213" style:family="paragraph" style:parent-style-name="Standard">
      <style:paragraph-properties fo:margin-left="1.007cm" fo:margin-right="0cm" fo:margin-top="0cm" fo:margin-bottom="0.33cm" style:contextual-spacing="false" fo:line-height="105%" fo:text-align="start" style:justify-single-word="false" fo:text-indent="-0.004cm" style:auto-text-indent="false"/>
      <style:text-properties fo:font-size="10pt" style:font-size-asian="10pt"/>
    </style:style>
    <style:style style:name="P214" style:family="paragraph" style:parent-style-name="Standard">
      <style:paragraph-properties fo:margin-left="0.986cm" fo:margin-right="0cm" fo:margin-top="0cm" fo:margin-bottom="0.33cm" style:contextual-spacing="false" fo:line-height="105%" fo:text-align="start" style:justify-single-word="false" fo:text-indent="-0.004cm" style:auto-text-indent="false"/>
      <style:text-properties fo:font-size="10pt" style:font-size-asian="10pt"/>
    </style:style>
    <style:style style:name="P215" style:family="paragraph" style:parent-style-name="Standard">
      <style:paragraph-properties fo:margin-left="0.986cm" fo:margin-right="0cm" fo:margin-top="0cm" fo:margin-bottom="0.429cm" style:contextual-spacing="false" fo:line-height="105%" fo:text-align="start" style:justify-single-word="false" fo:text-indent="-0.004cm" style:auto-text-indent="false"/>
      <style:text-properties fo:font-size="10pt" style:font-size-asian="10pt"/>
    </style:style>
    <style:style style:name="P216" style:family="paragraph" style:parent-style-name="Standard">
      <style:paragraph-properties fo:margin-left="1.005cm" fo:margin-right="0cm" fo:margin-top="0cm" fo:margin-bottom="0.33cm" style:contextual-spacing="false" fo:line-height="105%" fo:text-align="start" style:justify-single-word="false" fo:text-indent="-0.004cm" style:auto-text-indent="false"/>
      <style:text-properties fo:font-size="10pt" style:font-size-asian="10pt"/>
    </style:style>
    <style:style style:name="P217" style:family="paragraph" style:parent-style-name="Standard">
      <style:paragraph-properties fo:margin-left="1.027cm" fo:margin-right="5.484cm" fo:margin-top="0cm" fo:margin-bottom="0cm" style:contextual-spacing="false" fo:line-height="105%" fo:text-align="start" style:justify-single-word="false" fo:text-indent="-0.004cm" style:auto-text-indent="false"/>
      <style:text-properties fo:font-size="10pt" officeooo:paragraph-rsid="006358c0" style:font-size-asian="10pt"/>
    </style:style>
    <style:style style:name="P218" style:family="paragraph" style:parent-style-name="Standard">
      <style:paragraph-properties fo:margin-left="0.986cm" fo:margin-right="3.33cm" fo:margin-top="0cm" fo:margin-bottom="0.005cm" style:contextual-spacing="false" fo:line-height="105%" fo:text-align="start" style:justify-single-word="false" fo:text-indent="-0.004cm" style:auto-text-indent="false"/>
      <style:text-properties fo:font-size="10pt" officeooo:paragraph-rsid="00697a41" style:font-size-asian="10pt"/>
    </style:style>
    <style:style style:name="P219" style:family="paragraph" style:parent-style-name="Standard">
      <style:paragraph-properties fo:margin-left="0.981cm" fo:margin-right="5.352cm" fo:margin-top="0cm" fo:margin-bottom="0.005cm" style:contextual-spacing="false" fo:line-height="105%" fo:text-align="start" style:justify-single-word="false" fo:text-indent="-0.004cm" style:auto-text-indent="false"/>
      <style:text-properties fo:font-size="10pt" officeooo:paragraph-rsid="006b3943" style:font-size-asian="10pt"/>
    </style:style>
    <style:style style:name="P220" style:family="paragraph" style:parent-style-name="Standard">
      <style:paragraph-properties fo:margin-left="0.981cm" fo:margin-right="5.352cm" fo:margin-top="0cm" fo:margin-bottom="0.005cm" style:contextual-spacing="false" fo:line-height="105%" fo:text-align="start" style:justify-single-word="false" fo:text-indent="-0.004cm" style:auto-text-indent="false"/>
      <style:text-properties fo:font-size="10pt" officeooo:paragraph-rsid="006cd16f" style:font-size-asian="10pt"/>
    </style:style>
    <style:style style:name="P221" style:family="paragraph" style:parent-style-name="Standard">
      <style:paragraph-properties fo:margin-left="1.032cm" fo:margin-right="4.579cm" fo:margin-top="0cm" fo:margin-bottom="0.332cm" style:contextual-spacing="false" fo:line-height="105%" fo:text-align="start" style:justify-single-word="false" fo:text-indent="-0.004cm" style:auto-text-indent="false"/>
      <style:text-properties fo:font-size="10pt" officeooo:paragraph-rsid="006ff992" style:font-size-asian="10pt"/>
    </style:style>
    <style:style style:name="P222" style:family="paragraph" style:parent-style-name="Standard">
      <style:paragraph-properties fo:margin-left="1.032cm" fo:margin-right="4.579cm" fo:margin-top="0cm" fo:margin-bottom="0cm" style:contextual-spacing="false" fo:line-height="105%" fo:text-align="start" style:justify-single-word="false" fo:text-indent="-0.004cm" style:auto-text-indent="false"/>
      <style:text-properties fo:font-size="10pt" officeooo:paragraph-rsid="006ff992" style:font-size-asian="10pt"/>
    </style:style>
    <style:style style:name="P223" style:family="paragraph" style:parent-style-name="Standard">
      <style:paragraph-properties fo:margin-left="1.032cm" fo:margin-right="4.556cm" fo:margin-top="0cm" fo:margin-bottom="0.229cm" style:contextual-spacing="false" fo:line-height="105%" fo:text-align="start" style:justify-single-word="false" fo:text-indent="-0.004cm" style:auto-text-indent="false"/>
      <style:text-properties fo:font-size="10pt" officeooo:paragraph-rsid="0072eb51" style:font-size-asian="10pt"/>
    </style:style>
    <style:style style:name="P224" style:family="paragraph" style:parent-style-name="Standard">
      <style:paragraph-properties fo:margin-left="1.032cm" fo:margin-right="4.556cm" fo:margin-top="0cm" fo:margin-bottom="0cm" style:contextual-spacing="false" fo:line-height="105%" fo:text-align="start" style:justify-single-word="false" fo:text-indent="-0.004cm" style:auto-text-indent="false"/>
      <style:text-properties fo:font-size="10pt" officeooo:paragraph-rsid="0072eb51" style:font-size-asian="10pt"/>
    </style:style>
    <style:style style:name="P225" style:family="paragraph" style:parent-style-name="Standard">
      <style:paragraph-properties fo:margin-left="3.605cm" fo:margin-right="3.903cm" fo:margin-top="0cm" fo:margin-bottom="0.005cm" style:contextual-spacing="false" fo:line-height="105%" fo:text-align="start" style:justify-single-word="false" fo:text-indent="-0.004cm" style:auto-text-indent="false"/>
      <style:text-properties fo:font-size="10pt" officeooo:paragraph-rsid="007ed2e1" style:font-size-asian="10pt"/>
    </style:style>
    <style:style style:name="P226" style:family="paragraph" style:parent-style-name="Standard">
      <style:paragraph-properties fo:margin-left="0.728cm" fo:margin-right="0.127cm" fo:margin-top="0cm" fo:margin-bottom="0.318cm" style:contextual-spacing="false" fo:line-height="105%" fo:text-align="start" style:justify-single-word="false" fo:text-indent="-0.018cm" style:auto-text-indent="false"/>
      <style:text-properties fo:font-size="10pt" style:font-size-asian="10pt"/>
    </style:style>
    <style:style style:name="P227" style:family="paragraph" style:parent-style-name="Standard">
      <style:paragraph-properties fo:margin-left="0.728cm" fo:margin-right="0.127cm" fo:margin-top="0cm" fo:margin-bottom="0.007cm" style:contextual-spacing="false" fo:line-height="105%" fo:text-align="start" style:justify-single-word="false" fo:text-indent="-0.018cm" style:auto-text-indent="false"/>
      <style:text-properties fo:font-size="10pt" style:font-size-asian="10pt"/>
    </style:style>
    <style:style style:name="P228" style:family="paragraph" style:parent-style-name="Standard">
      <style:paragraph-properties fo:margin-left="3.605cm" fo:margin-right="5.398cm" fo:margin-top="0cm" fo:margin-bottom="0.005cm" style:contextual-spacing="false" fo:line-height="105%" fo:text-align="start" style:justify-single-word="false" fo:text-indent="-0.004cm" style:auto-text-indent="false"/>
      <style:text-properties fo:font-size="10pt" officeooo:paragraph-rsid="0103d1d7" style:font-size-asian="10pt"/>
    </style:style>
    <style:style style:name="P229" style:family="paragraph" style:parent-style-name="Standard">
      <style:paragraph-properties fo:margin-left="3.605cm" fo:margin-right="3.554cm" fo:margin-top="0cm" fo:margin-bottom="0.005cm" style:contextual-spacing="false" fo:line-height="105%" fo:text-align="start" style:justify-single-word="false" fo:text-indent="-0.004cm" style:auto-text-indent="false"/>
      <style:text-properties fo:font-size="10pt" officeooo:paragraph-rsid="0164e020" style:font-size-asian="10pt"/>
    </style:style>
    <style:style style:name="P230" style:family="paragraph" style:parent-style-name="Standard">
      <style:paragraph-properties fo:margin-left="3.605cm" fo:margin-right="2.956cm" fo:margin-top="0cm" fo:margin-bottom="0.005cm" style:contextual-spacing="false" fo:line-height="105%" fo:text-align="start" style:justify-single-word="false" fo:text-indent="-0.004cm" style:auto-text-indent="false"/>
      <style:text-properties fo:font-size="10pt" officeooo:paragraph-rsid="0164e020" style:font-size-asian="10pt"/>
    </style:style>
    <style:style style:name="P231" style:family="paragraph" style:parent-style-name="Standard">
      <style:paragraph-properties fo:margin-left="3.605cm" fo:margin-right="5.276cm" fo:margin-top="0cm" fo:margin-bottom="0.005cm" style:contextual-spacing="false" fo:line-height="105%" fo:text-align="start" style:justify-single-word="false" fo:text-indent="-0.004cm" style:auto-text-indent="false"/>
      <style:text-properties fo:font-size="10pt" officeooo:paragraph-rsid="0164e020" style:font-size-asian="10pt"/>
    </style:style>
    <style:style style:name="P232" style:family="paragraph" style:parent-style-name="Standard">
      <style:paragraph-properties fo:margin-left="0.711cm" fo:margin-right="6.862cm" fo:margin-top="0cm" fo:margin-bottom="0.005cm" style:contextual-spacing="false" fo:line-height="105%" fo:text-align="start" style:justify-single-word="false" fo:text-indent="-0.004cm" style:auto-text-indent="false"/>
      <style:text-properties fo:font-size="10pt" officeooo:paragraph-rsid="01c7c855" style:font-size-asian="10pt"/>
    </style:style>
    <style:style style:name="P233" style:family="paragraph" style:parent-style-name="Standard">
      <style:paragraph-properties fo:margin-left="0.764cm" fo:margin-right="0cm" fo:margin-top="0cm" fo:margin-bottom="0.005cm" style:contextual-spacing="false" fo:line-height="105%" fo:text-align="start" style:justify-single-word="false" fo:text-indent="-0.004cm" style:auto-text-indent="false"/>
      <style:text-properties fo:font-size="10pt" officeooo:paragraph-rsid="004aaa4a" style:font-size-asian="10pt"/>
    </style:style>
    <style:style style:name="P234" style:family="paragraph" style:parent-style-name="Standard">
      <style:paragraph-properties fo:margin-left="0.728cm" fo:margin-right="0.127cm" fo:margin-top="0cm" fo:margin-bottom="0.318cm" style:contextual-spacing="false" fo:line-height="105%" fo:text-align="start" style:justify-single-word="false" fo:text-indent="-0.018cm" style:auto-text-indent="false"/>
      <style:text-properties fo:font-size="10pt" officeooo:paragraph-rsid="004aaa4a" style:font-size-asian="10pt"/>
    </style:style>
    <style:style style:name="P235" style:family="paragraph" style:parent-style-name="Standard">
      <style:paragraph-properties fo:margin-left="0.728cm" fo:margin-right="0.127cm" fo:margin-top="0cm" fo:margin-bottom="0.42cm" style:contextual-spacing="false" fo:line-height="105%" fo:text-align="start" style:justify-single-word="false" fo:text-indent="-0.018cm" style:auto-text-indent="false"/>
      <style:text-properties fo:font-size="10pt" officeooo:paragraph-rsid="004c87e9" style:font-size-asian="10pt"/>
    </style:style>
    <style:style style:name="P236" style:family="paragraph" style:parent-style-name="Standard">
      <style:paragraph-properties fo:margin-left="0.728cm" fo:margin-right="0.127cm" fo:margin-top="0cm" fo:margin-bottom="0.621cm" style:contextual-spacing="false" fo:line-height="105%" fo:text-align="start" style:justify-single-word="false" fo:text-indent="-0.018cm" style:auto-text-indent="false"/>
      <style:text-properties fo:font-size="10pt" officeooo:paragraph-rsid="004e5bfa" style:font-size-asian="10pt"/>
    </style:style>
    <style:style style:name="P237" style:family="paragraph" style:parent-style-name="Standard">
      <style:paragraph-properties fo:margin-left="0.12cm" fo:margin-right="0cm" fo:margin-top="0cm" fo:margin-bottom="0.524cm" style:contextual-spacing="false" fo:line-height="105%" fo:text-align="start" style:justify-single-word="false" fo:text-indent="-0.004cm" style:auto-text-indent="false"/>
      <style:text-properties fo:font-size="10pt" style:font-size-asian="10pt"/>
    </style:style>
    <style:style style:name="P238" style:family="paragraph" style:parent-style-name="Standard">
      <style:paragraph-properties fo:margin-left="0.728cm" fo:margin-right="0.127cm" fo:margin-top="0cm" fo:margin-bottom="0.52cm" style:contextual-spacing="false" fo:line-height="105%" fo:text-align="start" style:justify-single-word="false" fo:text-indent="-0.018cm" style:auto-text-indent="false"/>
      <style:text-properties fo:font-size="10pt" officeooo:paragraph-rsid="00a65994" style:font-size-asian="10pt"/>
    </style:style>
    <style:style style:name="P239" style:family="paragraph" style:parent-style-name="Standard">
      <style:paragraph-properties fo:margin-left="0.728cm" fo:margin-right="0.127cm" fo:margin-top="0cm" fo:margin-bottom="0cm" style:contextual-spacing="false" fo:line-height="105%" fo:text-align="start" style:justify-single-word="false" fo:text-indent="-0.018cm" style:auto-text-indent="false"/>
      <style:text-properties fo:font-size="10pt" officeooo:paragraph-rsid="01230aba" style:font-size-asian="10pt"/>
    </style:style>
    <style:style style:name="P240" style:family="paragraph" style:parent-style-name="Standard">
      <style:paragraph-properties fo:margin-left="0.728cm" fo:margin-right="0.127cm" fo:margin-top="0cm" fo:margin-bottom="0cm" style:contextual-spacing="false" fo:line-height="105%" fo:text-align="start" style:justify-single-word="false" fo:text-indent="-0.018cm" style:auto-text-indent="false"/>
      <style:text-properties fo:font-size="10pt" officeooo:paragraph-rsid="0150c292" style:font-size-asian="10pt"/>
    </style:style>
    <style:style style:name="P241" style:family="paragraph" style:parent-style-name="Standard">
      <style:paragraph-properties fo:margin-left="0.728cm" fo:margin-right="0.127cm" fo:margin-top="0cm" fo:margin-bottom="0.018cm" style:contextual-spacing="false" fo:line-height="105%" fo:text-align="start" style:justify-single-word="false" fo:text-indent="-0.018cm" style:auto-text-indent="false"/>
      <style:text-properties fo:font-size="10pt" officeooo:paragraph-rsid="01bfdb25" style:font-size-asian="10pt"/>
    </style:style>
    <style:style style:name="P242" style:family="paragraph" style:parent-style-name="Standard">
      <style:paragraph-properties fo:margin-left="0.728cm" fo:margin-right="0.127cm" fo:margin-top="0cm" fo:margin-bottom="0cm" style:contextual-spacing="false" fo:line-height="105%" fo:text-align="start" style:justify-single-word="false" fo:text-indent="-0.018cm" style:auto-text-indent="false"/>
      <style:text-properties fo:font-size="10pt" officeooo:paragraph-rsid="01c56cc4" style:font-size-asian="10pt"/>
    </style:style>
    <style:style style:name="P243" style:family="paragraph" style:parent-style-name="Standard">
      <style:paragraph-properties fo:margin-left="0.728cm" fo:margin-right="0.127cm" fo:margin-top="0cm" fo:margin-bottom="0cm" style:contextual-spacing="false" fo:line-height="105%" fo:text-align="start" style:justify-single-word="false" fo:text-indent="-0.018cm" style:auto-text-indent="false"/>
      <style:text-properties fo:font-size="10pt" officeooo:paragraph-rsid="01cac368" style:font-size-asian="10pt"/>
    </style:style>
    <style:style style:name="P244" style:family="paragraph" style:parent-style-name="Standard">
      <style:paragraph-properties fo:margin-left="0.728cm" fo:margin-right="0.127cm" fo:margin-top="0cm" fo:margin-bottom="0cm" style:contextual-spacing="false" fo:line-height="105%" fo:text-align="start" style:justify-single-word="false" fo:text-indent="-0.018cm" style:auto-text-indent="false"/>
      <style:text-properties fo:font-size="10pt" officeooo:paragraph-rsid="01cf29d3" style:font-size-asian="10pt"/>
    </style:style>
    <style:style style:name="P245" style:family="paragraph" style:parent-style-name="Standard">
      <style:paragraph-properties fo:margin-left="0.728cm" fo:margin-right="0.127cm" fo:margin-top="0cm" fo:margin-bottom="0.42cm" style:contextual-spacing="false" fo:line-height="105%" fo:text-align="start" style:justify-single-word="false" fo:text-indent="-0.018cm" style:auto-text-indent="false"/>
      <style:text-properties fo:font-size="10pt" officeooo:paragraph-rsid="01f1fa60" style:font-size-asian="10pt"/>
    </style:style>
    <style:style style:name="P246" style:family="paragraph" style:parent-style-name="Standard">
      <style:paragraph-properties fo:margin-left="0.728cm" fo:margin-right="0.127cm" fo:margin-top="0cm" fo:margin-bottom="0.506cm" style:contextual-spacing="false" fo:line-height="105%" fo:text-align="start" style:justify-single-word="false" fo:text-indent="-0.018cm" style:auto-text-indent="false"/>
      <style:text-properties fo:font-size="10pt" officeooo:paragraph-rsid="01fa0214" style:font-size-asian="10pt"/>
    </style:style>
    <style:style style:name="P247" style:family="paragraph" style:parent-style-name="Standard">
      <style:paragraph-properties fo:margin-left="0.728cm" fo:margin-right="0.127cm" fo:margin-top="0cm" fo:margin-bottom="0.318cm" style:contextual-spacing="false" fo:line-height="105%" fo:text-align="end" style:justify-single-word="false" fo:text-indent="-0.018cm" style:auto-text-indent="false"/>
      <style:text-properties fo:font-size="10pt" style:font-size-asian="10pt"/>
    </style:style>
    <style:style style:name="P248" style:family="paragraph" style:parent-style-name="Standard">
      <style:paragraph-properties fo:margin-left="0.728cm" fo:margin-right="0.127cm" fo:margin-top="0cm" fo:margin-bottom="0.589cm" style:contextual-spacing="false" fo:line-height="105%" fo:text-align="end" style:justify-single-word="false" fo:text-indent="-0.018cm" style:auto-text-indent="false"/>
      <style:text-properties fo:font-size="10pt" style:font-size-asian="10pt"/>
    </style:style>
    <style:style style:name="P249" style:family="paragraph" style:parent-style-name="Standard">
      <style:paragraph-properties fo:margin-left="0.728cm" fo:margin-right="0.127cm" fo:margin-top="0cm" fo:margin-bottom="0.176cm" style:contextual-spacing="false" fo:line-height="105%" fo:text-align="end" style:justify-single-word="false" fo:text-indent="-0.018cm" style:auto-text-indent="false"/>
      <style:text-properties fo:font-size="10pt" style:font-size-asian="10pt"/>
    </style:style>
    <style:style style:name="P250" style:family="paragraph" style:parent-style-name="Standard">
      <style:paragraph-properties fo:margin-left="0.728cm" fo:margin-right="0.127cm" fo:margin-top="0cm" fo:margin-bottom="0.219cm" style:contextual-spacing="false" fo:line-height="105%" fo:text-align="end" style:justify-single-word="false" fo:text-indent="-0.018cm" style:auto-text-indent="false"/>
      <style:text-properties fo:font-size="10pt" style:font-size-asian="10pt"/>
    </style:style>
    <style:style style:name="P251" style:family="paragraph" style:parent-style-name="Standard">
      <style:paragraph-properties fo:margin-left="0.728cm" fo:margin-right="0.127cm" fo:margin-top="0cm" fo:margin-bottom="0.194cm" style:contextual-spacing="false" fo:line-height="105%" fo:text-align="end" style:justify-single-word="false" fo:text-indent="-0.018cm" style:auto-text-indent="false"/>
      <style:text-properties fo:font-size="10pt" style:font-size-asian="10pt"/>
    </style:style>
    <style:style style:name="P252" style:family="paragraph" style:parent-style-name="Standard">
      <style:paragraph-properties fo:margin-left="0.728cm" fo:margin-right="0.127cm" fo:margin-top="0cm" fo:margin-bottom="0.219cm" style:contextual-spacing="false" fo:line-height="105%" fo:text-align="end" style:justify-single-word="false" fo:text-indent="-0.018cm" style:auto-text-indent="false"/>
      <style:text-properties fo:font-size="10pt" officeooo:paragraph-rsid="00f2d26a" style:font-size-asian="10pt"/>
    </style:style>
    <style:style style:name="P253" style:family="paragraph" style:parent-style-name="Standard">
      <style:paragraph-properties fo:margin-left="0.019cm" fo:margin-right="0.071cm" fo:margin-top="0cm" fo:margin-bottom="0.005cm" style:contextual-spacing="false" fo:line-height="106%" fo:text-indent="0.691cm" style:auto-text-indent="false"/>
      <style:text-properties fo:font-size="10pt" style:font-size-asian="10pt"/>
    </style:style>
    <style:style style:name="P254" style:family="paragraph" style:parent-style-name="Standard">
      <style:paragraph-properties fo:margin-left="0.019cm" fo:margin-right="0.071cm" fo:margin-top="0cm" fo:margin-bottom="0.526cm" style:contextual-spacing="false" fo:line-height="106%" fo:text-indent="0.697cm" style:auto-text-indent="false"/>
      <style:text-properties fo:font-size="10pt" style:font-size-asian="10pt"/>
    </style:style>
    <style:style style:name="P255" style:family="paragraph" style:parent-style-name="Standard">
      <style:paragraph-properties fo:margin-left="1.014cm" fo:margin-right="3.547cm" fo:margin-top="0cm" fo:margin-bottom="0cm" style:contextual-spacing="false" fo:line-height="106%" fo:text-align="start" style:justify-single-word="false" fo:text-indent="-0.018cm" style:auto-text-indent="false"/>
      <style:text-properties fo:font-size="10pt" officeooo:paragraph-rsid="005d5786" style:font-size-asian="10pt"/>
    </style:style>
    <style:style style:name="P256" style:family="paragraph" style:parent-style-name="Standard">
      <style:paragraph-properties fo:margin-left="0.249cm" fo:margin-right="0.351cm" fo:margin-top="0cm" fo:margin-bottom="0.291cm" style:contextual-spacing="false" fo:line-height="108%" fo:text-align="center" style:justify-single-word="false" fo:text-indent="-0.018cm" style:auto-text-indent="false"/>
      <style:text-properties fo:font-size="10pt" style:font-size-asian="10pt"/>
    </style:style>
    <style:style style:name="P257" style:family="paragraph" style:parent-style-name="Standard">
      <style:paragraph-properties fo:margin-left="0.249cm" fo:margin-right="0.224cm" fo:margin-top="0cm" fo:margin-bottom="0.291cm" style:contextual-spacing="false" fo:line-height="108%" fo:text-align="center" style:justify-single-word="false" fo:text-indent="-0.018cm" style:auto-text-indent="false"/>
      <style:text-properties fo:font-size="10pt" style:font-size-asian="10pt"/>
    </style:style>
    <style:style style:name="P258" style:family="paragraph" style:parent-style-name="Standard">
      <loext:graphic-properties draw:fill="none" draw:fill-gradient-name="gradient" draw:fill-hatch-name="hatch"/>
      <style:paragraph-properties fo:margin-left="3.099cm" fo:margin-right="0cm" fo:margin-top="0cm" fo:margin-bottom="0.471cm" style:contextual-spacing="false" fo:line-height="108%" fo:text-align="start" style:justify-single-word="false" fo:orphans="2" fo:widows="2" fo:text-indent="0cm" style:auto-text-indent="false" fo:background-color="transparent" style:writing-mode="lr-tb"/>
      <style:text-properties fo:font-size="10pt" style:font-size-asian="10pt"/>
    </style:style>
    <style:style style:name="P259" style:family="paragraph" style:parent-style-name="Standard">
      <loext:graphic-properties draw:fill="none" draw:fill-gradient-name="gradient" draw:fill-hatch-name="hatch"/>
      <style:paragraph-properties fo:margin-left="3.099cm" fo:margin-right="0cm" fo:margin-top="0cm" fo:margin-bottom="0cm" style:contextual-spacing="false" fo:line-height="108%" fo:text-align="start" style:justify-single-word="false" fo:orphans="2" fo:widows="2" fo:text-indent="0cm" style:auto-text-indent="false" fo:background-color="transparent" style:writing-mode="lr-tb"/>
      <style:text-properties fo:font-size="10pt" style:font-size-asian="10pt"/>
    </style:style>
    <style:style style:name="P260" style:family="paragraph" style:parent-style-name="Standard">
      <loext:graphic-properties draw:fill="none" draw:fill-gradient-name="gradient" draw:fill-hatch-name="hatch"/>
      <style:paragraph-properties fo:margin-left="2.3cm" fo:margin-right="0cm" fo:margin-top="0cm" fo:margin-bottom="0cm" style:contextual-spacing="false" fo:line-height="108%" fo:text-align="start" style:justify-single-word="false" fo:orphans="2" fo:widows="2" fo:text-indent="0cm" style:auto-text-indent="false" fo:background-color="transparent" style:writing-mode="lr-tb"/>
      <style:text-properties fo:font-size="10pt" style:font-size-asian="10pt"/>
    </style:style>
    <style:style style:name="P261" style:family="paragraph" style:parent-style-name="Standard">
      <style:paragraph-properties fo:margin-left="0.026cm" fo:margin-right="0.042cm" fo:line-height="140%" fo:text-indent="1.005cm" style:auto-text-indent="false"/>
      <style:text-properties fo:font-size="10pt" officeooo:paragraph-rsid="0074c9ff" style:font-size-asian="10pt"/>
    </style:style>
    <style:style style:name="P262" style:family="paragraph" style:parent-style-name="Standard" style:master-page-name="">
      <loext:graphic-properties draw:fill="none" draw:fill-gradient-name="gradient" draw:fill-hatch-name="hatch"/>
      <style:paragraph-properties fo:margin-left="0.7cm" fo:margin-right="0cm" fo:margin-top="0cm" fo:margin-bottom="0cm" style:contextual-spacing="false" fo:line-height="100%" fo:text-align="start" style:justify-single-word="false" fo:orphans="2" fo:widows="2" fo:text-indent="0cm" style:auto-text-indent="false" style:page-number="auto" fo:background-color="transparent" style:writing-mode="lr-tb"/>
      <style:text-properties fo:font-size="10pt" officeooo:paragraph-rsid="00aa92b8" style:font-size-asian="10pt"/>
    </style:style>
    <style:style style:name="P263" style:family="paragraph" style:parent-style-name="Standard">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ext-properties fo:font-size="10pt" officeooo:paragraph-rsid="00ba239b" style:font-size-asian="10pt"/>
    </style:style>
    <style:style style:name="P264" style:family="paragraph" style:parent-style-name="Standard">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ext-properties fo:font-size="10pt" officeooo:paragraph-rsid="00da6f90" style:font-size-asian="10pt"/>
    </style:style>
    <style:style style:name="P265" style:family="paragraph" style:parent-style-name="Standard">
      <style:paragraph-properties fo:margin-left="0.728cm" fo:margin-right="0.127cm" fo:margin-top="0cm" fo:margin-bottom="0cm" style:contextual-spacing="false" fo:line-height="100%" fo:text-align="start" style:justify-single-word="false" fo:text-indent="-0.018cm" style:auto-text-indent="false"/>
      <style:text-properties fo:font-size="10pt" officeooo:paragraph-rsid="00b895b3" style:font-size-asian="10pt"/>
    </style:style>
    <style:style style:name="P266" style:family="paragraph" style:parent-style-name="Standard">
      <style:paragraph-properties fo:margin-left="0.728cm" fo:margin-right="0.127cm" fo:margin-top="0cm" fo:margin-bottom="0cm" style:contextual-spacing="false" fo:line-height="100%" fo:text-align="start" style:justify-single-word="false" fo:text-indent="-0.018cm" style:auto-text-indent="false"/>
      <style:text-properties fo:font-size="10pt" officeooo:paragraph-rsid="00f101fb" style:font-size-asian="10pt"/>
    </style:style>
    <style:style style:name="P267" style:family="paragraph" style:parent-style-name="Standard">
      <style:paragraph-properties fo:margin-left="0.711cm" fo:margin-right="0.118cm" fo:margin-top="0cm" fo:margin-bottom="0cm" style:contextual-spacing="false" fo:line-height="100%" fo:text-align="end" style:justify-single-word="false" fo:text-indent="-0.018cm" style:auto-text-indent="false"/>
      <style:text-properties fo:font-size="10pt" officeooo:paragraph-rsid="00b2aae0" style:font-size-asian="10pt"/>
    </style:style>
    <style:style style:name="P268" style:family="paragraph" style:parent-style-name="Standard">
      <style:paragraph-properties fo:margin-left="0.728cm" fo:margin-right="0.127cm" fo:margin-top="0cm" fo:margin-bottom="0cm" style:contextual-spacing="false" fo:line-height="100%" fo:text-align="end" style:justify-single-word="false" fo:text-indent="-0.018cm" style:auto-text-indent="false"/>
      <style:text-properties fo:font-size="10pt" officeooo:paragraph-rsid="00d4cefd" style:font-size-asian="10pt"/>
    </style:style>
    <style:style style:name="P269" style:family="paragraph" style:parent-style-name="Standard" style:master-page-name="">
      <loext:graphic-properties draw:fill="none"/>
      <style:paragraph-properties fo:margin-left="0cm" fo:margin-right="0cm" fo:margin-top="0cm" fo:margin-bottom="0.009cm" style:contextual-spacing="false" fo:line-height="175%" fo:text-align="center" style:justify-single-word="false" fo:orphans="2" fo:widows="2" fo:text-indent="0.101cm" style:auto-text-indent="false" style:page-number="auto" fo:background-color="transparent" style:writing-mode="lr-tb"/>
      <style:text-properties fo:font-size="10pt" officeooo:paragraph-rsid="020e8917" style:font-size-asian="10pt"/>
    </style:style>
    <style:style style:name="P270" style:family="paragraph" style:parent-style-name="Standard">
      <style:paragraph-properties fo:margin-left="0.018cm" fo:margin-right="0.116cm" fo:margin-top="0cm" fo:margin-bottom="0.519cm" style:contextual-spacing="false" fo:line-height="108%" fo:text-align="end" style:justify-single-word="false" fo:text-indent="-0.018cm" style:auto-text-indent="false"/>
      <style:text-properties fo:font-size="10pt" fo:font-style="italic" style:font-size-asian="10pt" style:font-style-asian="italic"/>
    </style:style>
    <style:style style:name="P271" style:family="paragraph" style:parent-style-name="Standard">
      <style:paragraph-properties fo:margin-left="0.018cm" fo:margin-right="0.116cm" fo:margin-top="0cm" fo:margin-bottom="0.42cm" style:contextual-spacing="false" fo:line-height="108%" fo:text-align="end" style:justify-single-word="false" fo:text-indent="-0.018cm" style:auto-text-indent="false"/>
      <style:text-properties fo:font-size="10pt" fo:font-style="italic" style:font-size-asian="10pt" style:font-style-asian="italic"/>
    </style:style>
    <style:style style:name="P272" style:family="paragraph" style:parent-style-name="Standard">
      <style:paragraph-properties fo:margin-left="1.014cm" fo:margin-right="3.547cm" fo:margin-top="0cm" fo:margin-bottom="0.325cm" style:contextual-spacing="false" fo:line-height="106%" fo:text-align="start" style:justify-single-word="false" fo:text-indent="-0.018cm" style:auto-text-indent="false"/>
      <style:text-properties fo:font-size="10pt" fo:font-style="italic" style:font-size-asian="10pt" style:font-style-asian="italic"/>
    </style:style>
    <style:style style:name="P273" style:family="paragraph" style:parent-style-name="Standard">
      <style:paragraph-properties fo:margin-left="1.014cm" fo:margin-right="3.547cm" fo:margin-top="0cm" fo:margin-bottom="0cm" style:contextual-spacing="false" fo:line-height="106%" fo:text-align="start" style:justify-single-word="false" fo:text-indent="-0.018cm" style:auto-text-indent="false"/>
      <style:text-properties fo:font-size="10pt" fo:font-style="italic" style:font-size-asian="10pt" style:font-style-asian="italic"/>
    </style:style>
    <style:style style:name="P274" style:family="paragraph" style:parent-style-name="Standard">
      <style:paragraph-properties fo:margin-left="0.018cm" fo:margin-right="0.127cm" fo:margin-top="0cm" fo:margin-bottom="0.527cm" style:contextual-spacing="false" fo:line-height="105%" fo:text-align="end" style:justify-single-word="false" fo:text-indent="-0.018cm" style:auto-text-indent="false"/>
      <style:text-properties fo:font-size="10pt" fo:font-style="italic" officeooo:paragraph-rsid="008eee70" style:font-size-asian="10pt" style:font-style-asian="italic"/>
    </style:style>
    <style:style style:name="P275" style:family="paragraph" style:parent-style-name="Standard" style:master-page-name="">
      <loext:graphic-properties draw:fill="none"/>
      <style:paragraph-properties fo:margin-left="0.7cm" fo:margin-right="0cm" fo:margin-top="0cm" fo:margin-bottom="0cm" style:contextual-spacing="false" fo:line-height="105%" fo:text-align="end" style:justify-single-word="false" fo:orphans="2" fo:widows="2" fo:text-indent="0cm" style:auto-text-indent="false" style:page-number="auto" fo:background-color="transparent" style:writing-mode="lr-tb"/>
      <style:text-properties fo:font-size="10pt" fo:font-style="italic" officeooo:paragraph-rsid="0119d146" style:font-size-asian="10pt" style:font-style-asian="italic"/>
    </style:style>
    <style:style style:name="P276" style:family="paragraph" style:parent-style-name="Standard">
      <style:paragraph-properties fo:margin-left="0.728cm" fo:margin-right="0.127cm" fo:margin-top="0cm" fo:margin-bottom="0cm" style:contextual-spacing="false" fo:line-height="105%" fo:text-align="end" style:justify-single-word="false" fo:text-indent="-0.018cm" style:auto-text-indent="false"/>
      <style:text-properties fo:font-size="10pt" fo:font-style="italic" officeooo:paragraph-rsid="01cf29d3" style:font-size-asian="10pt" style:font-style-asian="italic"/>
    </style:style>
    <style:style style:name="P277" style:family="paragraph" style:parent-style-name="Standard">
      <style:paragraph-properties fo:margin-left="0.728cm" fo:margin-right="0.127cm" fo:margin-top="0cm" fo:margin-bottom="0cm" style:contextual-spacing="false" fo:line-height="105%" fo:text-align="end" style:justify-single-word="false" fo:text-indent="-0.018cm" style:auto-text-indent="false"/>
      <style:text-properties fo:font-size="10pt" fo:font-style="italic" officeooo:paragraph-rsid="01fa0214" style:font-size-asian="10pt" style:font-style-asian="italic"/>
    </style:style>
    <style:style style:name="P278" style:family="paragraph" style:parent-style-name="Standard">
      <style:paragraph-properties fo:margin-left="0.721cm" fo:margin-right="0cm" fo:margin-top="0cm" fo:margin-bottom="0.434cm" style:contextual-spacing="false" fo:line-height="108%" fo:text-align="start" style:justify-single-word="false" fo:text-indent="-0.018cm" style:auto-text-indent="false"/>
      <style:text-properties fo:font-size="10pt" fo:font-style="italic" fo:font-weight="bold" style:font-size-asian="10pt" style:font-style-asian="italic" style:font-weight-asian="bold"/>
    </style:style>
    <style:style style:name="P279" style:family="paragraph" style:parent-style-name="Standard">
      <style:paragraph-properties fo:margin-left="0.721cm" fo:margin-right="0cm" fo:margin-top="0cm" fo:margin-bottom="0.411cm" style:contextual-spacing="false" fo:line-height="108%" fo:text-align="start" style:justify-single-word="false" fo:text-indent="-0.018cm" style:auto-text-indent="false"/>
      <style:text-properties fo:font-size="10pt" fo:font-style="italic" fo:font-weight="bold" style:font-size-asian="10pt" style:font-style-asian="italic" style:font-weight-asian="bold"/>
    </style:style>
    <style:style style:name="P280" style:family="paragraph" style:parent-style-name="Standard">
      <style:paragraph-properties fo:margin-left="0.721cm" fo:margin-right="0cm" fo:margin-top="0cm" fo:margin-bottom="0.231cm" style:contextual-spacing="false" fo:line-height="108%" fo:text-align="start" style:justify-single-word="false" fo:text-indent="-0.018cm" style:auto-text-indent="false"/>
      <style:text-properties fo:font-size="10pt" fo:font-style="italic" fo:font-weight="bold" style:font-size-asian="10pt" style:font-style-asian="italic" style:font-weight-asian="bold"/>
    </style:style>
    <style:style style:name="P281" style:family="paragraph" style:parent-style-name="Standard">
      <style:paragraph-properties fo:margin-left="0.721cm" fo:margin-right="0cm" fo:margin-top="0cm" fo:margin-bottom="0.282cm" style:contextual-spacing="false" fo:line-height="108%" fo:text-align="start" style:justify-single-word="false" fo:text-indent="-0.018cm" style:auto-text-indent="false"/>
      <style:text-properties fo:font-size="10pt" fo:font-style="italic" fo:font-weight="bold" style:font-size-asian="10pt" style:font-style-asian="italic" style:font-weight-asian="bold"/>
    </style:style>
    <style:style style:name="P282" style:family="paragraph" style:parent-style-name="Standard">
      <style:paragraph-properties fo:margin-left="0.721cm" fo:margin-right="0cm" fo:margin-top="0cm" fo:margin-bottom="0.182cm" style:contextual-spacing="false" fo:line-height="108%" fo:text-align="start" style:justify-single-word="false" fo:text-indent="-0.018cm" style:auto-text-indent="false"/>
      <style:text-properties fo:font-size="10pt" fo:font-style="italic" fo:font-weight="bold" style:font-size-asian="10pt" style:font-style-asian="italic" style:font-weight-asian="bold"/>
    </style:style>
    <style:style style:name="P283" style:family="paragraph" style:parent-style-name="Standard">
      <style:paragraph-properties fo:margin-left="0.007cm" fo:margin-right="0cm" fo:margin-top="0cm" fo:margin-bottom="0cm" style:contextual-spacing="false" fo:line-height="108%" fo:orphans="2" fo:widows="2" fo:text-indent="0cm" style:auto-text-indent="false"/>
      <style:text-properties fo:font-size="10pt" fo:language="ru" fo:country="RU" style:letter-kerning="false" style:font-size-asian="10pt" style:language-asian="ru" style:country-asian="RU" style:font-size-complex="11pt" style:language-complex="ar" style:country-complex="SA"/>
    </style:style>
    <style:style style:name="P284"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ext-properties fo:font-size="10pt" fo:language="ru" fo:country="RU" style:letter-kerning="false" style:font-size-asian="10pt" style:language-asian="ru" style:country-asian="RU" style:font-size-complex="11pt" style:language-complex="ar" style:country-complex="SA"/>
    </style:style>
    <style:style style:name="P285" style:family="paragraph" style:parent-style-name="Standard">
      <style:paragraph-properties fo:margin-left="0.023cm" fo:margin-right="0cm" fo:margin-top="0cm" fo:margin-bottom="0cm" style:contextual-spacing="false" fo:line-height="108%" fo:text-align="start" style:justify-single-word="false" fo:orphans="2" fo:widows="2" fo:text-indent="0cm" style:auto-text-indent="false"/>
      <style:text-properties fo:font-size="10pt" fo:language="ru" fo:country="RU" style:letter-kerning="false" style:font-size-asian="10pt" style:language-asian="ru" style:country-asian="RU" style:font-size-complex="11pt" style:language-complex="ar" style:country-complex="SA"/>
    </style:style>
    <style:style style:name="P286" style:family="paragraph" style:parent-style-name="Standard">
      <style:paragraph-properties fo:margin-left="0.025cm" fo:margin-right="0cm" fo:margin-top="0cm" fo:margin-bottom="0cm" style:contextual-spacing="false" fo:line-height="108%" fo:text-align="start" style:justify-single-word="false" fo:orphans="2" fo:widows="2" fo:text-indent="0cm" style:auto-text-indent="false"/>
      <style:text-properties fo:font-size="10pt" fo:language="ru" fo:country="RU" style:letter-kerning="false" style:font-size-asian="10pt" style:language-asian="ru" style:country-asian="RU" style:font-size-complex="11pt" style:language-complex="ar" style:country-complex="SA"/>
    </style:style>
    <style:style style:name="P287" style:family="paragraph" style:parent-style-name="Standard">
      <style:paragraph-properties fo:margin-left="0.021cm" fo:margin-right="0cm" fo:margin-top="0cm" fo:margin-bottom="0cm" style:contextual-spacing="false" fo:line-height="108%" fo:text-align="start" style:justify-single-word="false" fo:orphans="2" fo:widows="2" fo:text-indent="0cm" style:auto-text-indent="false"/>
      <style:text-properties fo:font-size="10pt" fo:language="ru" fo:country="RU" style:letter-kerning="false" style:font-size-asian="10pt" style:language-asian="ru" style:country-asian="RU" style:font-size-complex="11pt" style:language-complex="ar" style:country-complex="SA"/>
    </style:style>
    <style:style style:name="P288"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ext-properties fo:font-size="10pt" fo:language="ru" fo:country="RU" officeooo:paragraph-rsid="0080a298" style:letter-kerning="false" style:font-size-asian="10pt" style:language-asian="ru" style:country-asian="RU" style:font-size-complex="11pt" style:language-complex="ar" style:country-complex="SA"/>
    </style:style>
    <style:style style:name="P289" style:family="paragraph" style:parent-style-name="Standard">
      <style:paragraph-properties fo:margin-left="0.004cm" fo:margin-right="0cm" fo:margin-top="0cm" fo:margin-bottom="0cm" style:contextual-spacing="false" fo:line-height="108%" fo:text-align="start" style:justify-single-word="false" fo:orphans="2" fo:widows="2" fo:text-indent="0cm" style:auto-text-indent="false"/>
      <style:text-properties fo:font-size="10pt" fo:language="ru" fo:country="RU" officeooo:paragraph-rsid="0080a298" style:letter-kerning="false" style:font-size-asian="10pt" style:language-asian="ru" style:country-asian="RU" style:font-size-complex="11pt" style:language-complex="ar" style:country-complex="SA"/>
    </style:style>
    <style:style style:name="P290" style:family="paragraph" style:parent-style-name="Standard">
      <style:paragraph-properties fo:margin-left="0.037cm" fo:margin-right="0.132cm" fo:margin-top="0cm" fo:margin-bottom="0.256cm" style:contextual-spacing="false" fo:line-height="108%" fo:text-align="center" style:justify-single-word="false" fo:text-indent="-0.018cm" style:auto-text-indent="false"/>
      <style:text-properties fo:font-style="italic" style:font-style-asian="italic"/>
    </style:style>
    <style:style style:name="P291" style:family="paragraph" style:parent-style-name="Standard">
      <style:paragraph-properties fo:margin-left="0.037cm" fo:margin-right="0.132cm" fo:margin-top="0cm" fo:margin-bottom="0.146cm" style:contextual-spacing="false" fo:line-height="108%" fo:text-align="center" style:justify-single-word="false" fo:text-indent="-0.018cm" style:auto-text-indent="false"/>
      <style:text-properties fo:font-style="italic" style:font-style-asian="italic"/>
    </style:style>
    <style:style style:name="P292" style:family="paragraph" style:parent-style-name="Standard">
      <style:paragraph-properties fo:margin-left="0.037cm" fo:margin-right="0.132cm" fo:margin-top="0cm" fo:margin-bottom="0.439cm" style:contextual-spacing="false" fo:line-height="108%" fo:text-align="center" style:justify-single-word="false" fo:text-indent="-0.018cm" style:auto-text-indent="false"/>
      <style:text-properties fo:font-style="italic" style:font-style-asian="italic"/>
    </style:style>
    <style:style style:name="P293" style:family="paragraph" style:parent-style-name="Standard">
      <style:paragraph-properties fo:margin-left="0.037cm" fo:margin-right="0.15cm" fo:margin-top="0cm" fo:margin-bottom="0.36cm" style:contextual-spacing="false" fo:line-height="108%" fo:text-align="center" style:justify-single-word="false" fo:text-indent="-0.018cm" style:auto-text-indent="false"/>
      <style:text-properties fo:font-style="italic" style:font-style-asian="italic"/>
    </style:style>
    <style:style style:name="P294" style:family="paragraph" style:parent-style-name="Standard">
      <style:paragraph-properties fo:margin-left="0.037cm" fo:margin-right="0.15cm" fo:margin-top="0cm" fo:margin-bottom="0.46cm" style:contextual-spacing="false" fo:line-height="108%" fo:text-align="center" style:justify-single-word="false" fo:text-indent="-0.018cm" style:auto-text-indent="false"/>
      <style:text-properties fo:font-style="italic" style:font-style-asian="italic"/>
    </style:style>
    <style:style style:name="P295" style:family="paragraph" style:parent-style-name="Standard">
      <style:paragraph-properties fo:margin-left="0.037cm" fo:margin-right="0.15cm" fo:margin-top="0cm" fo:margin-bottom="0.256cm" style:contextual-spacing="false" fo:line-height="108%" fo:text-align="center" style:justify-single-word="false" fo:text-indent="-0.018cm" style:auto-text-indent="false"/>
      <style:text-properties fo:font-style="italic" style:font-style-asian="italic"/>
    </style:style>
    <style:style style:name="P296" style:family="paragraph" style:parent-style-name="Standard">
      <style:paragraph-properties fo:margin-left="0.037cm" fo:margin-right="0.127cm" fo:margin-top="0cm" fo:margin-bottom="0.256cm" style:contextual-spacing="false" fo:line-height="108%" fo:text-align="center" style:justify-single-word="false" fo:text-indent="-0.018cm" style:auto-text-indent="false"/>
      <style:text-properties fo:font-style="italic" style:font-style-asian="italic"/>
    </style:style>
    <style:style style:name="P297" style:family="paragraph" style:parent-style-name="Standard">
      <style:paragraph-properties fo:margin-left="0.037cm" fo:margin-right="0.127cm" fo:margin-top="0cm" fo:margin-bottom="0.161cm" style:contextual-spacing="false" fo:line-height="108%" fo:text-align="center" style:justify-single-word="false" fo:text-indent="-0.018cm" style:auto-text-indent="false"/>
      <style:text-properties fo:font-style="italic" style:font-style-asian="italic"/>
    </style:style>
    <style:style style:name="P298" style:family="paragraph" style:parent-style-name="Standard">
      <style:paragraph-properties fo:margin-left="0.037cm" fo:margin-right="0.09cm" fo:margin-top="0cm" fo:margin-bottom="0.256cm" style:contextual-spacing="false" fo:line-height="108%" fo:text-align="center" style:justify-single-word="false" fo:text-indent="-0.018cm" style:auto-text-indent="false"/>
      <style:text-properties fo:font-style="italic" style:font-style-asian="italic"/>
    </style:style>
    <style:style style:name="P299" style:family="paragraph" style:parent-style-name="Standard">
      <style:paragraph-properties fo:margin-left="0.037cm" fo:margin-right="0.131cm" fo:margin-top="0cm" fo:margin-bottom="0.256cm" style:contextual-spacing="false" fo:line-height="108%" fo:text-align="center" style:justify-single-word="false" fo:text-indent="-0.018cm" style:auto-text-indent="false"/>
      <style:text-properties fo:font-style="italic" style:font-style-asian="italic"/>
    </style:style>
    <style:style style:name="P300" style:family="paragraph" style:parent-style-name="Standard">
      <style:paragraph-properties fo:margin-left="0.037cm" fo:margin-right="0.125cm" fo:margin-top="0cm" fo:margin-bottom="0.256cm" style:contextual-spacing="false" fo:line-height="108%" fo:text-align="center" style:justify-single-word="false" fo:text-indent="-0.018cm" style:auto-text-indent="false"/>
      <style:text-properties fo:font-style="italic" style:font-style-asian="italic"/>
    </style:style>
    <style:style style:name="P301" style:family="paragraph" style:parent-style-name="Standard">
      <style:paragraph-properties fo:margin-left="0.037cm" fo:margin-right="0.115cm" fo:margin-top="0cm" fo:margin-bottom="0.256cm" style:contextual-spacing="false" fo:line-height="108%" fo:text-align="center" style:justify-single-word="false" fo:text-indent="-0.018cm" style:auto-text-indent="false"/>
      <style:text-properties fo:font-style="italic" style:font-style-asian="italic"/>
    </style:style>
    <style:style style:name="P302" style:family="paragraph" style:parent-style-name="Standard">
      <style:paragraph-properties fo:margin-left="0.037cm" fo:margin-right="0.138cm" fo:margin-top="0cm" fo:margin-bottom="0.256cm" style:contextual-spacing="false" fo:line-height="108%" fo:text-align="center" style:justify-single-word="false" fo:text-indent="-0.018cm" style:auto-text-indent="false"/>
      <style:text-properties fo:font-style="italic" style:font-style-asian="italic"/>
    </style:style>
    <style:style style:name="P303" style:family="paragraph" style:parent-style-name="Standard">
      <style:paragraph-properties fo:margin-left="0.037cm" fo:margin-right="0.129cm" fo:margin-top="0cm" fo:margin-bottom="0.256cm" style:contextual-spacing="false" fo:line-height="108%" fo:text-align="center" style:justify-single-word="false" fo:text-indent="-0.018cm" style:auto-text-indent="false"/>
      <style:text-properties fo:font-style="italic" style:font-style-asian="italic"/>
    </style:style>
    <style:style style:name="P304" style:family="paragraph" style:parent-style-name="Standard">
      <style:paragraph-properties fo:margin-left="0.037cm" fo:margin-right="0.106cm" fo:margin-top="0cm" fo:margin-bottom="0.36cm" style:contextual-spacing="false" fo:line-height="108%" fo:text-align="center" style:justify-single-word="false" fo:text-indent="-0.018cm" style:auto-text-indent="false"/>
      <style:text-properties fo:font-style="italic" style:font-style-asian="italic"/>
    </style:style>
    <style:style style:name="P305" style:family="paragraph" style:parent-style-name="Standard">
      <style:paragraph-properties fo:margin-left="0.037cm" fo:margin-right="0.106cm" fo:margin-top="0cm" fo:margin-bottom="0.256cm" style:contextual-spacing="false" fo:line-height="108%" fo:text-align="center" style:justify-single-word="false" fo:text-indent="-0.018cm" style:auto-text-indent="false"/>
      <style:text-properties fo:font-style="italic" style:font-style-asian="italic"/>
    </style:style>
    <style:style style:name="P306" style:family="paragraph" style:parent-style-name="Standard">
      <style:paragraph-properties fo:margin-left="0.037cm" fo:margin-right="0.153cm" fo:margin-top="0cm" fo:margin-bottom="0.256cm" style:contextual-spacing="false" fo:line-height="108%" fo:text-align="center" style:justify-single-word="false" fo:text-indent="-0.018cm" style:auto-text-indent="false"/>
      <style:text-properties fo:font-style="italic" style:font-style-asian="italic"/>
    </style:style>
    <style:style style:name="P307" style:family="paragraph" style:parent-style-name="Standard">
      <style:paragraph-properties fo:margin-left="0.037cm" fo:margin-right="0.139cm" fo:margin-top="0cm" fo:margin-bottom="0.256cm" style:contextual-spacing="false" fo:line-height="108%" fo:text-align="center" style:justify-single-word="false" fo:text-indent="-0.018cm" style:auto-text-indent="false"/>
      <style:text-properties fo:font-style="italic" style:font-style-asian="italic"/>
    </style:style>
    <style:style style:name="P308" style:family="paragraph" style:parent-style-name="Standard">
      <style:paragraph-properties fo:margin-left="0.037cm" fo:margin-right="0.143cm" fo:margin-top="0cm" fo:margin-bottom="0.256cm" style:contextual-spacing="false" fo:line-height="108%" fo:text-align="center" style:justify-single-word="false" fo:text-indent="-0.018cm" style:auto-text-indent="false"/>
      <style:text-properties fo:font-style="italic" style:font-style-asian="italic"/>
    </style:style>
    <style:style style:name="P309" style:family="paragraph" style:parent-style-name="Standard">
      <style:paragraph-properties fo:margin-left="0.037cm" fo:margin-right="0.157cm" fo:margin-top="0cm" fo:margin-bottom="0.161cm" style:contextual-spacing="false" fo:line-height="108%" fo:text-align="center" style:justify-single-word="false" fo:text-indent="-0.018cm" style:auto-text-indent="false"/>
      <style:text-properties fo:font-style="italic" style:font-style-asian="italic"/>
    </style:style>
    <style:style style:name="P310" style:family="paragraph" style:parent-style-name="Standard">
      <style:paragraph-properties fo:margin-left="0.037cm" fo:margin-right="0.166cm" fo:margin-top="0cm" fo:margin-bottom="0.189cm" style:contextual-spacing="false" fo:line-height="108%" fo:text-align="center" style:justify-single-word="false" fo:text-indent="-0.018cm" style:auto-text-indent="false"/>
      <style:text-properties fo:font-style="italic" style:font-style-asian="italic"/>
    </style:style>
    <style:style style:name="P311" style:family="paragraph" style:parent-style-name="Standard">
      <style:paragraph-properties fo:margin-left="0.037cm" fo:margin-right="0.159cm" fo:margin-top="0cm" fo:margin-bottom="0.256cm" style:contextual-spacing="false" fo:line-height="108%" fo:text-align="center" style:justify-single-word="false" fo:text-indent="-0.018cm" style:auto-text-indent="false"/>
      <style:text-properties fo:font-style="italic" style:font-style-asian="italic"/>
    </style:style>
    <style:style style:name="P312" style:family="paragraph" style:parent-style-name="Standard">
      <style:paragraph-properties fo:margin-left="0.037cm" fo:margin-right="0.171cm" fo:margin-top="0cm" fo:margin-bottom="0.256cm" style:contextual-spacing="false" fo:line-height="108%" fo:text-align="center" style:justify-single-word="false" fo:text-indent="-0.018cm" style:auto-text-indent="false"/>
      <style:text-properties fo:font-style="italic" style:font-style-asian="italic"/>
    </style:style>
    <style:style style:name="P313" style:family="paragraph" style:parent-style-name="Standard">
      <style:paragraph-properties fo:margin-left="0.037cm" fo:margin-right="0.196cm" fo:margin-top="0cm" fo:margin-bottom="0.256cm" style:contextual-spacing="false" fo:line-height="108%" fo:text-align="center" style:justify-single-word="false" fo:text-indent="-0.018cm" style:auto-text-indent="false"/>
      <style:text-properties fo:font-style="italic" style:font-style-asian="italic"/>
    </style:style>
    <style:style style:name="P314" style:family="paragraph" style:parent-style-name="Standard">
      <style:paragraph-properties fo:margin-left="0.037cm" fo:margin-right="0.148cm" fo:margin-top="0cm" fo:margin-bottom="0.36cm" style:contextual-spacing="false" fo:line-height="108%" fo:text-align="center" style:justify-single-word="false" fo:text-indent="-0.018cm" style:auto-text-indent="false"/>
      <style:text-properties fo:font-style="italic" style:font-style-asian="italic"/>
    </style:style>
    <style:style style:name="P315" style:family="paragraph" style:parent-style-name="Standard">
      <style:paragraph-properties fo:margin-left="0.037cm" fo:margin-right="0.146cm" fo:margin-top="0cm" fo:margin-bottom="0.46cm" style:contextual-spacing="false" fo:line-height="108%" fo:text-align="center" style:justify-single-word="false" fo:text-indent="-0.018cm" style:auto-text-indent="false"/>
      <style:text-properties fo:font-style="italic" style:font-style-asian="italic"/>
    </style:style>
    <style:style style:name="P316" style:family="paragraph" style:parent-style-name="Standard">
      <style:paragraph-properties fo:margin-left="0.037cm" fo:margin-right="0.146cm" fo:margin-top="0cm" fo:margin-bottom="0.36cm" style:contextual-spacing="false" fo:line-height="108%" fo:text-align="center" style:justify-single-word="false" fo:text-indent="-0.018cm" style:auto-text-indent="false"/>
      <style:text-properties fo:font-style="italic" style:font-style-asian="italic"/>
    </style:style>
    <style:style style:name="P317" style:family="paragraph" style:parent-style-name="Standard">
      <style:paragraph-properties fo:margin-left="0.037cm" fo:margin-right="0.118cm" fo:margin-top="0cm" fo:margin-bottom="0.256cm" style:contextual-spacing="false" fo:line-height="108%" fo:text-align="center" style:justify-single-word="false" fo:text-indent="-0.018cm" style:auto-text-indent="false"/>
      <style:text-properties fo:font-style="italic" style:font-style-asian="italic"/>
    </style:style>
    <style:style style:name="P318" style:family="paragraph" style:parent-style-name="Standard">
      <style:paragraph-properties fo:margin-left="0.037cm" fo:margin-right="0.185cm" fo:margin-top="0cm" fo:margin-bottom="0.256cm" style:contextual-spacing="false" fo:line-height="108%" fo:text-align="center" style:justify-single-word="false" fo:text-indent="-0.018cm" style:auto-text-indent="false"/>
      <style:text-properties fo:font-style="italic" style:font-style-asian="italic"/>
    </style:style>
    <style:style style:name="P319" style:family="paragraph" style:parent-style-name="Standard">
      <style:paragraph-properties fo:margin-left="0.037cm" fo:margin-right="0.088cm" fo:margin-top="0cm" fo:margin-bottom="0.36cm" style:contextual-spacing="false" fo:line-height="108%" fo:text-align="center" style:justify-single-word="false" fo:text-indent="-0.018cm" style:auto-text-indent="false"/>
      <style:text-properties fo:font-style="italic" style:font-style-asian="italic"/>
    </style:style>
    <style:style style:name="P320" style:family="paragraph" style:parent-style-name="Standard">
      <style:paragraph-properties fo:margin-left="0.037cm" fo:margin-right="0.122cm" fo:margin-top="0cm" fo:margin-bottom="0.256cm" style:contextual-spacing="false" fo:line-height="108%" fo:text-align="center" style:justify-single-word="false" fo:text-indent="-0.018cm" style:auto-text-indent="false"/>
      <style:text-properties fo:font-style="italic" style:font-style-asian="italic"/>
    </style:style>
    <style:style style:name="P321" style:family="paragraph" style:parent-style-name="Standard">
      <style:paragraph-properties fo:margin-left="0.037cm" fo:margin-right="0.152cm" fo:margin-top="0cm" fo:margin-bottom="0.256cm" style:contextual-spacing="false" fo:line-height="108%" fo:text-align="center" style:justify-single-word="false" fo:text-indent="-0.018cm" style:auto-text-indent="false"/>
      <style:text-properties fo:font-style="italic" style:font-style-asian="italic"/>
    </style:style>
    <style:style style:name="P322" style:family="paragraph" style:parent-style-name="Standard">
      <style:paragraph-properties fo:margin-left="0.037cm" fo:margin-right="0.141cm" fo:margin-top="0cm" fo:margin-bottom="0.256cm" style:contextual-spacing="false" fo:line-height="108%" fo:text-align="center" style:justify-single-word="false" fo:text-indent="-0.018cm" style:auto-text-indent="false"/>
      <style:text-properties fo:font-style="italic" style:font-style-asian="italic"/>
    </style:style>
    <style:style style:name="P323" style:family="paragraph" style:parent-style-name="Standard">
      <style:paragraph-properties fo:margin-left="0.037cm" fo:margin-right="0.134cm" fo:margin-top="0cm" fo:margin-bottom="0.256cm" style:contextual-spacing="false" fo:line-height="108%" fo:text-align="center" style:justify-single-word="false" fo:text-indent="-0.018cm" style:auto-text-indent="false"/>
      <style:text-properties fo:font-style="italic" style:font-style-asian="italic"/>
    </style:style>
    <style:style style:name="P324" style:family="paragraph" style:parent-style-name="Standard">
      <style:paragraph-properties fo:margin-left="0.037cm" fo:margin-right="0.111cm" fo:margin-top="0cm" fo:margin-bottom="0.256cm" style:contextual-spacing="false" fo:line-height="108%" fo:text-align="center" style:justify-single-word="false" fo:text-indent="-0.018cm" style:auto-text-indent="false"/>
      <style:text-properties fo:font-style="italic" style:font-style-asian="italic"/>
    </style:style>
    <style:style style:name="P325" style:family="paragraph" style:parent-style-name="Standard">
      <style:paragraph-properties fo:margin-left="0.037cm" fo:margin-right="0.161cm" fo:margin-top="0cm" fo:margin-bottom="0.256cm" style:contextual-spacing="false" fo:line-height="108%" fo:text-align="center" style:justify-single-word="false" fo:text-indent="-0.018cm" style:auto-text-indent="false"/>
      <style:text-properties fo:font-style="italic" style:font-style-asian="italic"/>
    </style:style>
    <style:style style:name="P326" style:family="paragraph" style:parent-style-name="Standard">
      <style:paragraph-properties fo:margin-left="0.037cm" fo:margin-right="0.12cm" fo:margin-top="0cm" fo:margin-bottom="0.256cm" style:contextual-spacing="false" fo:line-height="108%" fo:text-align="center" style:justify-single-word="false" fo:text-indent="-0.018cm" style:auto-text-indent="false"/>
      <style:text-properties fo:font-style="italic" style:font-style-asian="italic"/>
    </style:style>
    <style:style style:name="P327" style:family="paragraph" style:parent-style-name="Standard">
      <style:paragraph-properties fo:margin-left="0.037cm" fo:margin-right="0.109cm" fo:margin-top="0cm" fo:margin-bottom="0.256cm" style:contextual-spacing="false" fo:line-height="108%" fo:text-align="center" style:justify-single-word="false" fo:text-indent="-0.018cm" style:auto-text-indent="false"/>
      <style:text-properties fo:font-style="italic" style:font-style-asian="italic"/>
    </style:style>
    <style:style style:name="P328" style:family="paragraph" style:parent-style-name="Standard">
      <style:paragraph-properties fo:margin-left="0.037cm" fo:margin-right="0.136cm" fo:margin-top="0cm" fo:margin-bottom="0.256cm" style:contextual-spacing="false" fo:line-height="108%" fo:text-align="center" style:justify-single-word="false" fo:text-indent="-0.018cm" style:auto-text-indent="false"/>
      <style:text-properties fo:font-style="italic" style:font-style-asian="italic"/>
    </style:style>
    <style:style style:name="P329" style:family="paragraph" style:parent-style-name="Standard">
      <style:paragraph-properties fo:margin-left="0.037cm" fo:margin-right="0.108cm" fo:margin-top="0cm" fo:margin-bottom="0.256cm" style:contextual-spacing="false" fo:line-height="108%" fo:text-align="center" style:justify-single-word="false" fo:text-indent="-0.018cm" style:auto-text-indent="false"/>
      <style:text-properties fo:font-style="italic" style:font-style-asian="italic"/>
    </style:style>
    <style:style style:name="P330" style:family="paragraph" style:parent-style-name="Standard">
      <style:paragraph-properties fo:margin-left="0.037cm" fo:margin-right="0.141cm" fo:margin-top="0cm" fo:margin-bottom="0cm" style:contextual-spacing="false" fo:line-height="100%" fo:text-align="center" style:justify-single-word="false" fo:text-indent="-0.018cm" style:auto-text-indent="false"/>
      <style:text-properties fo:font-style="italic" style:font-style-asian="italic"/>
    </style:style>
    <style:style style:name="P331" style:family="paragraph" style:parent-style-name="Standard">
      <loext:graphic-properties draw:fill-gradient-name="gradient" draw:fill-hatch-name="hatch"/>
      <style:paragraph-properties fo:margin-left="0cm" fo:margin-right="0cm" fo:margin-top="0cm" fo:margin-bottom="0cm" style:contextual-spacing="false" fo:line-height="100%" fo:text-align="end" style:justify-single-word="false" fo:text-indent="0cm" style:auto-text-indent="false"/>
      <style:text-properties fo:font-style="italic" style:font-style-asian="italic"/>
    </style:style>
    <style:style style:name="P332" style:family="paragraph" style:parent-style-name="Standard" style:master-page-name="">
      <loext:graphic-properties draw:fill="none" draw:fill-gradient-name="gradient" draw:fill-hatch-name="hatch"/>
      <style:paragraph-properties fo:margin-left="0.7cm" fo:margin-right="0cm" fo:margin-top="0cm" fo:margin-bottom="0cm" style:contextual-spacing="false" fo:line-height="100%" fo:text-align="end" style:justify-single-word="false" fo:orphans="2" fo:widows="2" fo:text-indent="0cm" style:auto-text-indent="false" style:page-number="auto" fo:background-color="transparent" style:writing-mode="lr-tb"/>
      <style:text-properties fo:font-style="italic" officeooo:paragraph-rsid="00aa92b8" style:font-style-asian="italic"/>
    </style:style>
    <style:style style:name="P333" style:family="paragraph" style:parent-style-name="Standard" style:master-page-name="">
      <loext:graphic-properties draw:fill="none"/>
      <style:paragraph-properties fo:margin-left="0.7cm" fo:margin-right="0cm" fo:margin-top="0cm" fo:margin-bottom="0cm" style:contextual-spacing="false" fo:line-height="100%" fo:text-align="end" style:justify-single-word="false" fo:orphans="2" fo:widows="2" fo:text-indent="0cm" style:auto-text-indent="false" style:page-number="auto" fo:background-color="transparent" style:writing-mode="lr-tb"/>
      <style:text-properties fo:font-style="italic" officeooo:paragraph-rsid="00ba239b" style:font-style-asian="italic"/>
    </style:style>
    <style:style style:name="P334" style:family="paragraph" style:parent-style-name="Standard" style:master-page-name="">
      <loext:graphic-properties draw:fill="none"/>
      <style:paragraph-properties fo:margin-left="0.7cm" fo:margin-right="0cm" fo:margin-top="0cm" fo:margin-bottom="0cm" style:contextual-spacing="false" fo:line-height="100%" fo:text-align="end" style:justify-single-word="false" fo:orphans="2" fo:widows="2" fo:text-indent="0cm" style:auto-text-indent="false" style:page-number="auto" fo:background-color="transparent" style:writing-mode="lr-tb"/>
      <style:text-properties fo:font-style="italic" officeooo:paragraph-rsid="00be0fad" style:font-style-asian="italic"/>
    </style:style>
    <style:style style:name="P335" style:family="paragraph" style:parent-style-name="Standard" style:master-page-name="">
      <loext:graphic-properties draw:fill="none"/>
      <style:paragraph-properties fo:margin-left="0.7cm" fo:margin-right="0cm" fo:margin-top="0cm" fo:margin-bottom="0cm" style:contextual-spacing="false" fo:line-height="100%" fo:text-align="end" style:justify-single-word="false" fo:orphans="2" fo:widows="2" fo:text-indent="0cm" style:auto-text-indent="false" style:page-number="auto" fo:background-color="transparent" style:writing-mode="lr-tb"/>
      <style:text-properties fo:font-style="italic" officeooo:paragraph-rsid="00da6f90" style:font-style-asian="italic"/>
    </style:style>
    <style:style style:name="P336" style:family="paragraph" style:parent-style-name="Standard">
      <style:paragraph-properties fo:margin-left="0.728cm" fo:margin-right="0.127cm" fo:margin-top="0cm" fo:margin-bottom="0cm" style:contextual-spacing="false" fo:line-height="100%" fo:text-align="end" style:justify-single-word="false" fo:text-indent="-0.018cm" style:auto-text-indent="false"/>
      <style:text-properties fo:font-style="italic" officeooo:paragraph-rsid="00b895b3" style:font-style-asian="italic"/>
    </style:style>
    <style:style style:name="P337" style:family="paragraph" style:parent-style-name="Standard">
      <style:paragraph-properties fo:margin-left="0.72cm" fo:margin-right="0.042cm" fo:margin-top="0cm" fo:margin-bottom="0cm" style:contextual-spacing="false" fo:line-height="100%" fo:text-indent="10.093cm" style:auto-text-indent="false"/>
      <style:text-properties fo:font-style="italic" officeooo:paragraph-rsid="00aa92b8" style:font-style-asian="italic"/>
    </style:style>
    <style:style style:name="P338" style:family="paragraph" style:parent-style-name="Standard">
      <style:paragraph-properties fo:margin-left="0.702cm" fo:margin-right="0.127cm" fo:margin-top="0cm" fo:margin-bottom="0.482cm" style:contextual-spacing="false" fo:line-height="109%" fo:text-align="end" style:justify-single-word="false" fo:text-indent="-0.018cm" style:auto-text-indent="false"/>
      <style:text-properties fo:font-style="italic" style:font-style-asian="italic"/>
    </style:style>
    <style:style style:name="P339" style:family="paragraph" style:parent-style-name="Standard">
      <style:paragraph-properties fo:margin-left="0.702cm" fo:margin-right="0.127cm" fo:margin-top="0cm" fo:margin-bottom="0cm" style:contextual-spacing="false" fo:line-height="109%" fo:text-align="end" style:justify-single-word="false" fo:text-indent="-0.018cm" style:auto-text-indent="false"/>
      <style:text-properties fo:font-style="italic" style:font-style-asian="italic"/>
    </style:style>
    <style:style style:name="P340" style:family="paragraph" style:parent-style-name="Standard">
      <style:paragraph-properties fo:margin-left="0.702cm" fo:margin-right="0.127cm" fo:margin-top="0cm" fo:margin-bottom="0.395cm" style:contextual-spacing="false" fo:line-height="109%" fo:text-align="end" style:justify-single-word="false" fo:text-indent="-0.018cm" style:auto-text-indent="false"/>
      <style:text-properties fo:font-style="italic" style:font-style-asian="italic"/>
    </style:style>
    <style:style style:name="P341" style:family="paragraph" style:parent-style-name="Standard">
      <style:paragraph-properties fo:margin-left="0.702cm" fo:margin-right="0.127cm" fo:margin-top="0cm" fo:margin-bottom="0.356cm" style:contextual-spacing="false" fo:line-height="109%" fo:text-align="end" style:justify-single-word="false" fo:text-indent="-0.018cm" style:auto-text-indent="false"/>
      <style:text-properties fo:font-style="italic" style:font-style-asian="italic"/>
    </style:style>
    <style:style style:name="P342" style:family="paragraph" style:parent-style-name="Standard">
      <style:paragraph-properties fo:margin-left="0.702cm" fo:margin-right="0.127cm" fo:margin-top="0cm" fo:margin-bottom="0.256cm" style:contextual-spacing="false" fo:line-height="109%" fo:text-align="end" style:justify-single-word="false" fo:text-indent="-0.018cm" style:auto-text-indent="false"/>
      <style:text-properties fo:font-style="italic" style:font-style-asian="italic"/>
    </style:style>
    <style:style style:name="P343" style:family="paragraph" style:parent-style-name="Standard">
      <style:paragraph-properties fo:margin-left="0.702cm" fo:margin-right="0.127cm" fo:margin-top="0cm" fo:margin-bottom="0.243cm" style:contextual-spacing="false" fo:line-height="109%" fo:text-align="end" style:justify-single-word="false" fo:text-indent="-0.018cm" style:auto-text-indent="false"/>
      <style:text-properties fo:font-style="italic" style:font-style-asian="italic"/>
    </style:style>
    <style:style style:name="P344" style:family="paragraph" style:parent-style-name="Standard">
      <style:paragraph-properties fo:margin-left="0.702cm" fo:margin-right="0.127cm" fo:margin-top="0cm" fo:margin-bottom="0.385cm" style:contextual-spacing="false" fo:line-height="109%" fo:text-align="end" style:justify-single-word="false" fo:text-indent="-0.018cm" style:auto-text-indent="false"/>
      <style:text-properties fo:font-style="italic" style:font-style-asian="italic"/>
    </style:style>
    <style:style style:name="P345" style:family="paragraph" style:parent-style-name="Standard">
      <style:paragraph-properties fo:margin-left="0.702cm" fo:margin-right="0.127cm" fo:margin-top="0cm" fo:margin-bottom="0.183cm" style:contextual-spacing="false" fo:line-height="109%" fo:text-align="end" style:justify-single-word="false" fo:text-indent="-0.018cm" style:auto-text-indent="false"/>
      <style:text-properties fo:font-style="italic" style:font-style-asian="italic"/>
    </style:style>
    <style:style style:name="P346" style:family="paragraph" style:parent-style-name="Standard">
      <style:paragraph-properties fo:margin-left="0.702cm" fo:margin-right="0.127cm" fo:margin-top="0cm" fo:margin-bottom="0.235cm" style:contextual-spacing="false" fo:line-height="109%" fo:text-align="end" style:justify-single-word="false" fo:text-indent="-0.018cm" style:auto-text-indent="false"/>
      <style:text-properties fo:font-style="italic" style:font-style-asian="italic"/>
    </style:style>
    <style:style style:name="P347" style:family="paragraph" style:parent-style-name="Standard">
      <style:paragraph-properties fo:margin-left="0.702cm" fo:margin-right="0.127cm" fo:margin-top="0cm" fo:margin-bottom="0.284cm" style:contextual-spacing="false" fo:line-height="109%" fo:text-align="end" style:justify-single-word="false" fo:text-indent="-0.018cm" style:auto-text-indent="false"/>
      <style:text-properties fo:font-style="italic" style:font-style-asian="italic"/>
    </style:style>
    <style:style style:name="P348" style:family="paragraph" style:parent-style-name="Standard">
      <style:paragraph-properties fo:margin-left="0.702cm" fo:margin-right="0.127cm" fo:margin-top="0cm" fo:margin-bottom="1.071cm" style:contextual-spacing="false" fo:line-height="109%" fo:text-align="end" style:justify-single-word="false" fo:text-indent="-0.018cm" style:auto-text-indent="false"/>
      <style:text-properties fo:font-style="italic" style:font-style-asian="italic"/>
    </style:style>
    <style:style style:name="P349" style:family="paragraph" style:parent-style-name="Standard">
      <style:paragraph-properties fo:margin-left="0.702cm" fo:margin-right="0.127cm" fo:margin-top="0cm" fo:margin-bottom="0.584cm" style:contextual-spacing="false" fo:line-height="109%" fo:text-align="end" style:justify-single-word="false" fo:text-indent="-0.018cm" style:auto-text-indent="false"/>
      <style:text-properties fo:font-style="italic" style:font-style-asian="italic"/>
    </style:style>
    <style:style style:name="P350" style:family="paragraph" style:parent-style-name="Standard">
      <style:paragraph-properties fo:margin-left="0.716cm" fo:margin-right="0cm" fo:margin-top="0cm" fo:margin-bottom="0.296cm" style:contextual-spacing="false" fo:line-height="105%" fo:text-align="start" style:justify-single-word="false" fo:text-indent="-0.012cm" style:auto-text-indent="false"/>
      <style:text-properties fo:font-style="italic" style:font-style-asian="italic"/>
    </style:style>
    <style:style style:name="P351" style:family="paragraph" style:parent-style-name="Standard">
      <style:paragraph-properties fo:margin-left="0.157cm" fo:margin-right="0cm" fo:margin-top="0cm" fo:margin-bottom="0.369cm" style:contextual-spacing="false" fo:line-height="105%" fo:text-align="start" style:justify-single-word="false" fo:text-indent="-0.012cm" style:auto-text-indent="false"/>
      <style:text-properties fo:font-style="italic" style:font-style-asian="italic"/>
    </style:style>
    <style:style style:name="P352" style:family="paragraph" style:parent-style-name="Standard">
      <style:paragraph-properties fo:margin-left="0.704cm" fo:margin-right="0cm" fo:margin-top="0cm" fo:margin-bottom="0.52cm" style:contextual-spacing="false" fo:line-height="105%" fo:text-align="end" style:justify-single-word="false" fo:text-indent="10.088cm" style:auto-text-indent="false"/>
      <style:text-properties fo:font-style="italic" officeooo:paragraph-rsid="00407876" style:font-style-asian="italic"/>
    </style:style>
    <style:style style:name="P353" style:family="paragraph" style:parent-style-name="Standard">
      <style:paragraph-properties fo:margin-left="0.728cm" fo:margin-right="0.127cm" fo:margin-top="0cm" fo:margin-bottom="0.318cm" style:contextual-spacing="false" fo:line-height="105%" fo:text-align="end" style:justify-single-word="false" fo:text-indent="-0.018cm" style:auto-text-indent="false"/>
      <style:text-properties fo:font-style="italic" officeooo:paragraph-rsid="004aaa4a" style:font-style-asian="italic"/>
    </style:style>
    <style:style style:name="P354" style:family="paragraph" style:parent-style-name="Standard">
      <style:paragraph-properties fo:margin-left="0.728cm" fo:margin-right="0.127cm" fo:margin-top="0cm" fo:margin-bottom="0cm" style:contextual-spacing="false" fo:line-height="105%" fo:text-align="end" style:justify-single-word="false" fo:text-indent="-0.018cm" style:auto-text-indent="false"/>
      <style:text-properties fo:font-style="italic" officeooo:paragraph-rsid="004c87e9" style:font-style-asian="italic"/>
    </style:style>
    <style:style style:name="P355" style:family="paragraph" style:parent-style-name="Standard">
      <style:paragraph-properties fo:margin-left="0.728cm" fo:margin-right="0.127cm" fo:margin-top="0cm" fo:margin-bottom="0.018cm" style:contextual-spacing="false" fo:line-height="105%" fo:text-align="end" style:justify-single-word="false" fo:text-indent="-0.018cm" style:auto-text-indent="false"/>
      <style:text-properties fo:font-style="italic" officeooo:paragraph-rsid="004e5bfa" style:font-style-asian="italic"/>
    </style:style>
    <style:style style:name="P356" style:family="paragraph" style:parent-style-name="Standard" style:master-page-name="">
      <loext:graphic-properties draw:fill="none"/>
      <style:paragraph-properties fo:margin-left="0.7cm" fo:margin-right="0cm" fo:margin-top="0cm" fo:margin-bottom="0cm" style:contextual-spacing="false" fo:line-height="105%" fo:text-align="end" style:justify-single-word="false" fo:orphans="2" fo:widows="2" fo:text-indent="0cm" style:auto-text-indent="false" style:page-number="auto" fo:background-color="transparent" style:writing-mode="lr-tb"/>
      <style:text-properties fo:font-style="italic" officeooo:paragraph-rsid="0052b551" style:font-style-asian="italic"/>
    </style:style>
    <style:style style:name="P357" style:family="paragraph" style:parent-style-name="Standard" style:master-page-name="">
      <loext:graphic-properties draw:fill="none"/>
      <style:paragraph-properties fo:margin-left="0.7cm" fo:margin-right="0cm" fo:margin-top="0cm" fo:margin-bottom="0cm" style:contextual-spacing="false" fo:line-height="105%" fo:text-align="end" style:justify-single-word="false" fo:orphans="2" fo:widows="2" fo:text-indent="0cm" style:auto-text-indent="false" style:page-number="auto" fo:background-color="transparent" style:writing-mode="lr-tb"/>
      <style:text-properties fo:font-style="italic" officeooo:paragraph-rsid="0079cc19" style:font-style-asian="italic"/>
    </style:style>
    <style:style style:name="P358" style:family="paragraph" style:parent-style-name="Standard" style:master-page-name="">
      <loext:graphic-properties draw:fill="none"/>
      <style:paragraph-properties fo:margin-left="0.7cm" fo:margin-right="0cm" fo:margin-top="0cm" fo:margin-bottom="0.009cm" style:contextual-spacing="false" fo:line-height="105%" fo:text-align="end" style:justify-single-word="false" fo:orphans="2" fo:widows="2" fo:text-indent="0cm" style:auto-text-indent="false" style:page-number="auto" fo:background-color="transparent" style:writing-mode="lr-tb"/>
      <style:text-properties fo:font-style="italic" officeooo:paragraph-rsid="01148f7f" style:font-style-asian="italic"/>
    </style:style>
    <style:style style:name="P359" style:family="paragraph" style:parent-style-name="Standard">
      <style:paragraph-properties fo:margin-left="0.728cm" fo:margin-right="0.127cm" fo:margin-top="0cm" fo:margin-bottom="0cm" style:contextual-spacing="false" fo:line-height="105%" fo:text-align="end" style:justify-single-word="false" fo:text-indent="-0.018cm" style:auto-text-indent="false"/>
      <style:text-properties fo:font-style="italic" officeooo:paragraph-rsid="00a65994" style:font-style-asian="italic"/>
    </style:style>
    <style:style style:name="P360" style:family="paragraph" style:parent-style-name="Standard">
      <style:paragraph-properties fo:margin-left="0.728cm" fo:margin-right="0.127cm" fo:margin-top="0cm" fo:margin-bottom="0cm" style:contextual-spacing="false" fo:line-height="105%" fo:text-align="end" style:justify-single-word="false" fo:text-indent="-0.018cm" style:auto-text-indent="false"/>
      <style:text-properties fo:font-style="italic" officeooo:paragraph-rsid="01230aba" style:font-style-asian="italic"/>
    </style:style>
    <style:style style:name="P361" style:family="paragraph" style:parent-style-name="Standard">
      <style:paragraph-properties fo:margin-left="0.728cm" fo:margin-right="0.127cm" fo:margin-top="0cm" fo:margin-bottom="0.018cm" style:contextual-spacing="false" fo:line-height="105%" fo:text-align="end" style:justify-single-word="false" fo:text-indent="-0.018cm" style:auto-text-indent="false"/>
      <style:text-properties fo:font-style="italic" officeooo:paragraph-rsid="01bfdb25" style:font-style-asian="italic"/>
    </style:style>
    <style:style style:name="P362" style:family="paragraph" style:parent-style-name="Standard">
      <style:paragraph-properties fo:margin-left="0.728cm" fo:margin-right="0.127cm" fo:margin-top="0cm" fo:margin-bottom="0cm" style:contextual-spacing="false" fo:line-height="105%" fo:text-align="end" style:justify-single-word="false" fo:text-indent="-0.018cm" style:auto-text-indent="false"/>
      <style:text-properties fo:font-style="italic" officeooo:paragraph-rsid="01c56cc4" style:font-style-asian="italic"/>
    </style:style>
    <style:style style:name="P363" style:family="paragraph" style:parent-style-name="Standard">
      <style:paragraph-properties fo:margin-left="0.728cm" fo:margin-right="0.127cm" fo:margin-top="0cm" fo:margin-bottom="0cm" style:contextual-spacing="false" fo:line-height="105%" fo:text-align="end" style:justify-single-word="false" fo:text-indent="-0.018cm" style:auto-text-indent="false"/>
      <style:text-properties fo:font-style="italic" officeooo:paragraph-rsid="01cac368" style:font-style-asian="italic"/>
    </style:style>
    <style:style style:name="P364" style:family="paragraph" style:parent-style-name="Standard">
      <style:paragraph-properties fo:margin-left="0.728cm" fo:margin-right="0.127cm" fo:margin-top="0cm" fo:margin-bottom="0cm" style:contextual-spacing="false" fo:line-height="105%" fo:text-align="end" style:justify-single-word="false" fo:text-indent="-0.018cm" style:auto-text-indent="false"/>
      <style:text-properties fo:font-style="italic" officeooo:paragraph-rsid="01f1fa60" style:font-style-asian="italic"/>
    </style:style>
    <style:style style:name="P365" style:family="paragraph" style:parent-style-name="Standard">
      <style:paragraph-properties fo:margin-left="0.711cm" fo:margin-right="0.118cm" fo:margin-top="0cm" fo:margin-bottom="0cm" style:contextual-spacing="false" fo:line-height="106%" fo:text-align="end" style:justify-single-word="false" fo:text-indent="-0.018cm" style:auto-text-indent="false"/>
      <style:text-properties fo:font-style="italic" officeooo:paragraph-rsid="002fddc6" style:font-style-asian="italic"/>
    </style:style>
    <style:style style:name="P366" style:family="paragraph" style:parent-style-name="Standard">
      <style:paragraph-properties fo:margin-left="0.711cm" fo:margin-right="0.118cm" fo:margin-top="0cm" fo:margin-bottom="0cm" style:contextual-spacing="false" fo:line-height="106%" fo:text-align="end" style:justify-single-word="false" fo:text-indent="-0.018cm" style:auto-text-indent="false"/>
      <style:text-properties fo:font-style="italic" officeooo:paragraph-rsid="00497e23" style:font-style-asian="italic"/>
    </style:style>
    <style:style style:name="P367" style:family="paragraph" style:parent-style-name="Standard">
      <style:paragraph-properties fo:margin-left="0.711cm" fo:margin-right="0.118cm" fo:margin-top="0cm" fo:margin-bottom="0.005cm" style:contextual-spacing="false" fo:line-height="106%" fo:text-align="end" style:justify-single-word="false" fo:text-indent="-0.018cm" style:auto-text-indent="false"/>
      <style:text-properties fo:font-style="italic" officeooo:paragraph-rsid="00788759" style:font-style-asian="italic"/>
    </style:style>
    <style:style style:name="P368" style:family="paragraph" style:parent-style-name="Standard" style:master-page-name="">
      <loext:graphic-properties draw:fill="none"/>
      <style:paragraph-properties fo:margin-left="0cm" fo:margin-right="2.3cm" fo:margin-top="0cm" fo:margin-bottom="0.111cm" style:contextual-spacing="false" fo:line-height="175%" fo:text-align="center" style:justify-single-word="false" fo:orphans="2" fo:widows="2" fo:text-indent="0cm" style:auto-text-indent="false" style:page-number="auto" fo:background-color="transparent" style:writing-mode="lr-tb"/>
      <style:text-properties fo:font-style="italic" officeooo:paragraph-rsid="01ec78d3" style:font-style-asian="italic"/>
    </style:style>
    <style:style style:name="P369" style:family="paragraph" style:parent-style-name="Standard">
      <style:paragraph-properties fo:margin-left="0.041cm" fo:margin-right="0.136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370" style:family="paragraph" style:parent-style-name="Standard">
      <style:paragraph-properties fo:margin-left="0.041cm" fo:margin-right="0.136cm" fo:margin-top="0cm" fo:margin-bottom="0.076cm" style:contextual-spacing="false" fo:line-height="108%" fo:text-align="center" style:justify-single-word="false" fo:text-indent="-0.018cm" style:auto-text-indent="false"/>
      <style:text-properties fo:font-size="11.5pt" fo:font-weight="bold" style:font-size-asian="11.5pt" style:font-weight-asian="bold"/>
    </style:style>
    <style:style style:name="P371" style:family="paragraph" style:parent-style-name="Standard">
      <style:paragraph-properties fo:margin-left="0.041cm" fo:margin-right="0.159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72" style:family="paragraph" style:parent-style-name="Standard">
      <style:paragraph-properties fo:margin-left="0.041cm" fo:margin-right="0.159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373" style:family="paragraph" style:parent-style-name="Standard">
      <style:paragraph-properties fo:margin-left="0.041cm" fo:margin-right="0.122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74" style:family="paragraph" style:parent-style-name="Standard">
      <style:paragraph-properties fo:margin-left="0.041cm" fo:margin-right="0.122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375" style:family="paragraph" style:parent-style-name="Standard">
      <style:paragraph-properties fo:margin-left="0.041cm" fo:margin-right="0.141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76" style:family="paragraph" style:parent-style-name="Standard">
      <style:paragraph-properties fo:margin-left="0.041cm" fo:margin-right="0.162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377" style:family="paragraph" style:parent-style-name="Standard">
      <style:paragraph-properties fo:margin-left="0.041cm" fo:margin-right="0.116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78" style:family="paragraph" style:parent-style-name="Standard">
      <style:paragraph-properties fo:margin-left="0.041cm" fo:margin-right="0.095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379" style:family="paragraph" style:parent-style-name="Standard">
      <style:paragraph-properties fo:margin-left="0.041cm" fo:margin-right="0.152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80" style:family="paragraph" style:parent-style-name="Standard">
      <style:paragraph-properties fo:margin-left="0.041cm" fo:margin-right="0.166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81" style:family="paragraph" style:parent-style-name="Standard">
      <style:paragraph-properties fo:margin-left="0.041cm" fo:margin-right="0.127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82" style:family="paragraph" style:parent-style-name="Standard">
      <style:paragraph-properties fo:margin-left="0.041cm" fo:margin-right="0.123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83" style:family="paragraph" style:parent-style-name="Standard">
      <style:paragraph-properties fo:margin-left="0.041cm" fo:margin-right="0.123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384" style:family="paragraph" style:parent-style-name="Standard">
      <style:paragraph-properties fo:margin-left="0.041cm" fo:margin-right="0.132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385" style:family="paragraph" style:parent-style-name="Standard">
      <style:paragraph-properties fo:margin-left="0.041cm" fo:margin-right="0.132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86" style:family="paragraph" style:parent-style-name="Standard">
      <style:paragraph-properties fo:margin-left="0.041cm" fo:margin-right="0.134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387" style:family="paragraph" style:parent-style-name="Standard">
      <style:paragraph-properties fo:margin-left="0.041cm" fo:margin-right="0.134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88" style:family="paragraph" style:parent-style-name="Standard">
      <style:paragraph-properties fo:margin-left="0.041cm" fo:margin-right="0.155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89" style:family="paragraph" style:parent-style-name="Standard">
      <style:paragraph-properties fo:margin-left="0.041cm" fo:margin-right="0.155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390" style:family="paragraph" style:parent-style-name="Standard">
      <style:paragraph-properties fo:margin-left="0.041cm" fo:margin-right="0.138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91" style:family="paragraph" style:parent-style-name="Standard">
      <style:paragraph-properties fo:margin-left="0.041cm" fo:margin-right="0.113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92" style:family="paragraph" style:parent-style-name="Standard">
      <style:paragraph-properties fo:margin-left="0.041cm" fo:margin-right="0.12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393" style:family="paragraph" style:parent-style-name="Standard">
      <style:paragraph-properties fo:margin-left="0.041cm" fo:margin-right="0.139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94" style:family="paragraph" style:parent-style-name="Standard">
      <style:paragraph-properties fo:margin-left="0.041cm" fo:margin-right="0.146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95" style:family="paragraph" style:parent-style-name="Standard">
      <style:paragraph-properties fo:margin-left="0.041cm" fo:margin-right="0.146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396" style:family="paragraph" style:parent-style-name="Standard">
      <style:paragraph-properties fo:margin-left="0.041cm" fo:margin-right="0.187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97" style:family="paragraph" style:parent-style-name="Standard">
      <style:paragraph-properties fo:margin-left="0.041cm" fo:margin-right="0.118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398" style:family="paragraph" style:parent-style-name="Standard">
      <style:paragraph-properties fo:margin-left="0.041cm" fo:margin-right="0.118cm" fo:margin-top="0cm" fo:margin-bottom="0.076cm" style:contextual-spacing="false" fo:line-height="108%" fo:text-align="center" style:justify-single-word="false" fo:text-indent="-0.018cm" style:auto-text-indent="false"/>
      <style:text-properties fo:font-size="11.5pt" fo:font-weight="bold" style:font-size-asian="11.5pt" style:font-weight-asian="bold"/>
    </style:style>
    <style:style style:name="P399" style:family="paragraph" style:parent-style-name="Standard">
      <style:paragraph-properties fo:margin-left="0.041cm" fo:margin-right="0.118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400" style:family="paragraph" style:parent-style-name="Standard">
      <style:paragraph-properties fo:margin-left="0.041cm" fo:margin-right="0.143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401" style:family="paragraph" style:parent-style-name="Standard">
      <style:paragraph-properties fo:margin-left="0.041cm" fo:margin-right="0.157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402" style:family="paragraph" style:parent-style-name="Standard">
      <style:paragraph-properties fo:margin-left="0.041cm" fo:margin-right="0.157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403" style:family="paragraph" style:parent-style-name="Standard">
      <style:paragraph-properties fo:margin-left="0.041cm" fo:margin-right="0.071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404" style:family="paragraph" style:parent-style-name="Standard">
      <style:paragraph-properties fo:margin-left="0.041cm" fo:margin-right="0.002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405" style:family="paragraph" style:parent-style-name="Standard">
      <style:paragraph-properties fo:margin-left="0.041cm" fo:margin-right="0.074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406" style:family="paragraph" style:parent-style-name="Standard">
      <style:paragraph-properties fo:margin-left="0.041cm" fo:margin-right="0.081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407" style:family="paragraph" style:parent-style-name="Standard">
      <style:paragraph-properties fo:margin-left="0.041cm" fo:margin-right="0.129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408" style:family="paragraph" style:parent-style-name="Standard">
      <style:paragraph-properties fo:margin-left="0.041cm" fo:margin-right="0.171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409" style:family="paragraph" style:parent-style-name="Standard">
      <style:paragraph-properties fo:margin-left="0.041cm" fo:margin-right="0.169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410" style:family="paragraph" style:parent-style-name="Standard">
      <style:paragraph-properties fo:margin-left="0.041cm" fo:margin-right="0.15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411" style:family="paragraph" style:parent-style-name="Standard">
      <style:paragraph-properties fo:margin-left="0.041cm" fo:margin-right="0.131cm" fo:margin-top="0cm" fo:margin-bottom="0.076cm" style:contextual-spacing="false" fo:line-height="108%" fo:text-align="center" style:justify-single-word="false" fo:text-indent="-0.018cm" style:auto-text-indent="false"/>
      <style:text-properties fo:font-size="11.5pt" fo:font-weight="bold" style:font-size-asian="11.5pt" style:font-weight-asian="bold"/>
    </style:style>
    <style:style style:name="P412" style:family="paragraph" style:parent-style-name="Standard">
      <style:paragraph-properties fo:margin-left="0.041cm" fo:margin-right="0.131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413" style:family="paragraph" style:parent-style-name="Standard">
      <style:paragraph-properties fo:margin-left="0.041cm" fo:margin-right="0.131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414" style:family="paragraph" style:parent-style-name="Standard">
      <style:paragraph-properties fo:margin-left="0.041cm" fo:margin-right="0.125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415" style:family="paragraph" style:parent-style-name="Standard">
      <style:paragraph-properties fo:margin-left="0.041cm" fo:margin-right="0.125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416" style:family="paragraph" style:parent-style-name="Standard">
      <style:paragraph-properties fo:margin-left="0.041cm" fo:margin-right="0.21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417" style:family="paragraph" style:parent-style-name="Standard">
      <style:paragraph-properties fo:margin-left="0.041cm" fo:margin-right="0.176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418" style:family="paragraph" style:parent-style-name="Standard">
      <style:paragraph-properties fo:margin-left="0.041cm" fo:margin-right="0.109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419" style:family="paragraph" style:parent-style-name="Standard">
      <style:paragraph-properties fo:margin-left="0.041cm" fo:margin-right="0.097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420" style:family="paragraph" style:parent-style-name="Standard">
      <style:paragraph-properties fo:margin-left="0.041cm" fo:margin-right="0.145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421" style:family="paragraph" style:parent-style-name="Standard">
      <style:paragraph-properties fo:margin-left="0.041cm" fo:margin-right="0.099cm" fo:margin-top="0cm" fo:margin-bottom="0.074cm" style:contextual-spacing="false" fo:line-height="108%" fo:text-align="center" style:justify-single-word="false" fo:text-indent="-0.018cm" style:auto-text-indent="false"/>
      <style:text-properties fo:font-size="11.5pt" fo:font-weight="bold" style:font-size-asian="11.5pt" style:font-weight-asian="bold"/>
    </style:style>
    <style:style style:name="P422" style:family="paragraph" style:parent-style-name="Standard">
      <style:paragraph-properties fo:margin-left="0.041cm" fo:margin-right="0.161cm" fo:margin-top="0cm" fo:margin-bottom="0.002cm" style:contextual-spacing="false" fo:line-height="108%" fo:text-align="center" style:justify-single-word="false" fo:text-indent="-0.018cm" style:auto-text-indent="false"/>
      <style:text-properties fo:font-size="11.5pt" fo:font-weight="bold" style:font-size-asian="11.5pt" style:font-weight-asian="bold"/>
    </style:style>
    <style:style style:name="P423" style:family="paragraph" style:parent-style-name="Standard">
      <style:paragraph-properties fo:margin-left="0.041cm" fo:margin-right="0.169cm" fo:margin-top="0cm" fo:margin-bottom="0.074cm" style:contextual-spacing="false" fo:line-height="108%" fo:text-align="center" style:justify-single-word="false" fo:text-indent="-0.018cm" style:auto-text-indent="false"/>
      <style:text-properties fo:font-size="11.5pt" fo:font-weight="bold" officeooo:paragraph-rsid="00f45501" style:font-size-asian="11.5pt" style:font-weight-asian="bold"/>
    </style:style>
    <style:style style:name="P424" style:family="paragraph" style:parent-style-name="Standard">
      <style:paragraph-properties fo:margin-left="0.041cm" fo:margin-right="0.141cm" fo:margin-top="0cm" fo:margin-bottom="0.002cm" style:contextual-spacing="false" fo:line-height="108%" fo:text-align="center" style:justify-single-word="false" fo:text-indent="-0.018cm" style:auto-text-indent="false"/>
      <style:text-properties fo:font-size="11.5pt" fo:font-weight="bold" officeooo:paragraph-rsid="0105d79b" style:font-size-asian="11.5pt" style:font-weight-asian="bold"/>
    </style:style>
    <style:style style:name="P425" style:family="paragraph" style:parent-style-name="Standard">
      <style:paragraph-properties fo:margin-left="0.041cm" fo:margin-right="0.171cm" fo:margin-top="0cm" fo:margin-bottom="0.002cm" style:contextual-spacing="false" fo:line-height="108%" fo:text-align="center" style:justify-single-word="false" fo:text-indent="-0.018cm" style:auto-text-indent="false"/>
      <style:text-properties fo:font-size="11.5pt" fo:font-weight="bold" officeooo:paragraph-rsid="010df1ac" style:font-size-asian="11.5pt" style:font-weight-asian="bold"/>
    </style:style>
    <style:style style:name="P426" style:family="paragraph" style:parent-style-name="Standard">
      <style:paragraph-properties fo:margin-left="0.041cm" fo:margin-right="0.146cm" fo:margin-top="0cm" fo:margin-bottom="0.002cm" style:contextual-spacing="false" fo:line-height="108%" fo:text-align="center" style:justify-single-word="false" fo:text-indent="-0.018cm" style:auto-text-indent="false"/>
      <style:text-properties fo:font-size="11.5pt" fo:font-weight="bold" officeooo:paragraph-rsid="01248e8a" style:font-size-asian="11.5pt" style:font-weight-asian="bold"/>
    </style:style>
    <style:style style:name="P427" style:family="paragraph" style:parent-style-name="Standard">
      <style:paragraph-properties fo:margin-left="0.041cm" fo:margin-right="0.139cm" fo:margin-top="0cm" fo:margin-bottom="0.002cm" style:contextual-spacing="false" fo:line-height="108%" fo:text-align="center" style:justify-single-word="false" fo:text-indent="-0.018cm" style:auto-text-indent="false"/>
      <style:text-properties fo:font-size="11.5pt" fo:font-weight="bold" officeooo:paragraph-rsid="01c92e95" style:font-size-asian="11.5pt" style:font-weight-asian="bold"/>
    </style:style>
    <style:style style:name="P428" style:family="paragraph" style:parent-style-name="Standard">
      <style:paragraph-properties fo:margin-left="0.041cm" fo:margin-right="0.12cm" fo:margin-top="0cm" fo:margin-bottom="0.074cm" style:contextual-spacing="false" fo:line-height="108%" fo:text-align="center" style:justify-single-word="false" fo:text-indent="-0.018cm" style:auto-text-indent="false"/>
      <style:text-properties fo:font-size="11.5pt" fo:font-weight="bold" officeooo:paragraph-rsid="01e3eb94" style:font-size-asian="11.5pt" style:font-weight-asian="bold"/>
    </style:style>
    <style:style style:name="P429" style:family="paragraph" style:parent-style-name="Standard">
      <style:paragraph-properties fo:margin-left="0.041cm" fo:margin-right="0.122cm" fo:margin-top="0cm" fo:margin-bottom="0.074cm" style:contextual-spacing="false" fo:line-height="108%" fo:text-align="center" style:justify-single-word="false" fo:text-indent="-0.018cm" style:auto-text-indent="false"/>
      <style:text-properties fo:font-size="11.5pt" fo:font-weight="bold" officeooo:paragraph-rsid="02051513" style:font-size-asian="11.5pt" style:font-weight-asian="bold"/>
    </style:style>
    <style:style style:name="P430" style:family="paragraph" style:parent-style-name="Standard">
      <style:paragraph-properties fo:margin-left="0.041cm" fo:margin-right="0.138cm" fo:margin-top="0cm" fo:margin-bottom="0.002cm" style:contextual-spacing="false" fo:line-height="108%" fo:text-align="center" style:justify-single-word="false" fo:text-indent="-0.018cm" style:auto-text-indent="false"/>
      <style:text-properties fo:font-size="11.5pt" fo:font-weight="bold" officeooo:paragraph-rsid="020f4d5d" style:font-size-asian="11.5pt" style:font-weight-asian="bold"/>
    </style:style>
    <style:style style:name="P431" style:family="paragraph" style:parent-style-name="Standard">
      <style:paragraph-properties fo:margin-left="0.041cm" fo:margin-right="0.131cm" fo:margin-top="0cm" fo:margin-bottom="0.074cm" style:contextual-spacing="false" fo:line-height="108%" fo:text-align="center" style:justify-single-word="false" fo:text-indent="-0.018cm" style:auto-text-indent="false"/>
      <style:text-properties fo:font-size="11.5pt" fo:font-style="italic" fo:font-weight="bold" officeooo:paragraph-rsid="00ca4374" style:font-size-asian="11.5pt" style:font-style-asian="italic" style:font-weight-asian="bold"/>
    </style:style>
    <style:style style:name="P432" style:family="paragraph" style:parent-style-name="Standard">
      <style:paragraph-properties fo:margin-left="0.041cm" fo:margin-right="0.139cm" fo:margin-top="0cm" fo:margin-bottom="0.002cm" style:contextual-spacing="false" fo:line-height="108%" fo:text-align="center" style:justify-single-word="false" fo:text-indent="-0.018cm" style:auto-text-indent="false"/>
      <style:text-properties fo:font-size="11.5pt" fo:font-style="italic" fo:font-weight="bold" officeooo:paragraph-rsid="01cf53d0" style:font-size-asian="11.5pt" style:font-style-asian="italic" style:font-weight-asian="bold"/>
    </style:style>
    <style:style style:name="P433" style:family="paragraph" style:parent-style-name="Standard">
      <style:paragraph-properties fo:margin-left="0.026cm" fo:margin-right="0.042cm" fo:text-indent="0.704cm" style:auto-text-indent="false"/>
      <style:text-properties officeooo:paragraph-rsid="002fddc6"/>
    </style:style>
    <style:style style:name="P434" style:family="paragraph" style:parent-style-name="Standard">
      <style:paragraph-properties fo:margin-left="0.711cm" fo:margin-right="0.118cm" fo:margin-top="0cm" fo:margin-bottom="0.005cm" style:contextual-spacing="false" fo:line-height="106%" fo:text-align="end" style:justify-single-word="false" fo:text-indent="-0.018cm" style:auto-text-indent="false"/>
    </style:style>
    <style:style style:name="P435" style:family="paragraph" style:parent-style-name="Standard">
      <style:paragraph-properties fo:margin-left="0.711cm" fo:margin-right="0.118cm" fo:margin-top="0cm" fo:margin-bottom="0.445cm" style:contextual-spacing="false" fo:line-height="106%" fo:text-align="end" style:justify-single-word="false" fo:text-indent="-0.018cm" style:auto-text-indent="false"/>
    </style:style>
    <style:style style:name="P436" style:family="paragraph" style:parent-style-name="Standard">
      <style:paragraph-properties fo:margin-left="0.711cm" fo:margin-right="0.118cm" fo:margin-top="0cm" fo:margin-bottom="0.494cm" style:contextual-spacing="false" fo:line-height="106%" fo:text-align="end" style:justify-single-word="false" fo:text-indent="-0.018cm" style:auto-text-indent="false"/>
    </style:style>
    <style:style style:name="P437" style:family="paragraph" style:parent-style-name="Standard">
      <style:paragraph-properties fo:margin-left="0.711cm" fo:margin-right="0.118cm" fo:margin-top="0cm" fo:margin-bottom="0.157cm" style:contextual-spacing="false" fo:line-height="106%" fo:text-align="end" style:justify-single-word="false" fo:text-indent="-0.018cm" style:auto-text-indent="false"/>
    </style:style>
    <style:style style:name="P438" style:family="paragraph" style:parent-style-name="Standard">
      <style:paragraph-properties fo:margin-left="0.711cm" fo:margin-right="0.118cm" fo:margin-top="0cm" fo:margin-bottom="0.522cm" style:contextual-spacing="false" fo:line-height="106%" fo:text-align="end" style:justify-single-word="false" fo:text-indent="-0.018cm" style:auto-text-indent="false"/>
    </style:style>
    <style:style style:name="P439" style:family="paragraph" style:parent-style-name="Standard">
      <style:paragraph-properties fo:margin-left="0.711cm" fo:margin-right="0.118cm" fo:margin-top="0cm" fo:margin-bottom="0.005cm" style:contextual-spacing="false" fo:line-height="106%" fo:text-align="end" style:justify-single-word="false" fo:text-indent="-0.018cm" style:auto-text-indent="false"/>
      <style:text-properties officeooo:paragraph-rsid="0083f141"/>
    </style:style>
    <style:style style:name="P440" style:family="paragraph" style:parent-style-name="Standard">
      <style:paragraph-properties fo:margin-left="1.014cm" fo:margin-right="3.547cm" fo:margin-top="0cm" fo:margin-bottom="0.325cm" style:contextual-spacing="false" fo:line-height="106%" fo:text-align="start" style:justify-single-word="false" fo:text-indent="-0.018cm" style:auto-text-indent="false"/>
    </style:style>
    <style:style style:name="P441" style:family="paragraph" style:parent-style-name="Standard">
      <style:paragraph-properties fo:margin-left="0.711cm" fo:margin-right="0.118cm" fo:margin-top="0cm" fo:margin-bottom="0.496cm" style:contextual-spacing="false" fo:line-height="106%" fo:text-align="start" style:justify-single-word="false" fo:text-indent="-0.018cm" style:auto-text-indent="false"/>
      <style:text-properties officeooo:paragraph-rsid="00497e23"/>
    </style:style>
    <style:style style:name="P442" style:family="paragraph" style:parent-style-name="Standard">
      <style:paragraph-properties fo:margin-left="1.014cm" fo:margin-right="3.547cm" fo:margin-top="0cm" fo:margin-bottom="0cm" style:contextual-spacing="false" fo:line-height="106%" fo:text-align="start" style:justify-single-word="false" fo:text-indent="-0.018cm" style:auto-text-indent="false"/>
      <style:text-properties officeooo:paragraph-rsid="005d5786"/>
    </style:style>
    <style:style style:name="P443" style:family="paragraph" style:parent-style-name="Standard">
      <style:paragraph-properties fo:margin-left="0.711cm" fo:margin-right="0.118cm" fo:margin-top="0cm" fo:margin-bottom="0.005cm" style:contextual-spacing="false" fo:line-height="106%" fo:text-align="start" style:justify-single-word="false" fo:text-indent="-0.018cm" style:auto-text-indent="false"/>
      <style:text-properties officeooo:paragraph-rsid="00788759"/>
    </style:style>
    <style:style style:name="P444" style:family="paragraph" style:parent-style-name="Standard">
      <style:paragraph-properties fo:margin-left="0.711cm" fo:margin-right="0.118cm" fo:margin-top="0cm" fo:margin-bottom="0.005cm" style:contextual-spacing="false" fo:line-height="106%" fo:text-align="start" style:justify-single-word="false" fo:text-indent="-0.018cm" style:auto-text-indent="false"/>
      <style:text-properties officeooo:paragraph-rsid="0083f141"/>
    </style:style>
    <style:style style:name="P445" style:family="paragraph" style:parent-style-name="Standard">
      <style:paragraph-properties fo:margin-left="0.019cm" fo:margin-right="0.071cm" fo:margin-top="0cm" fo:margin-bottom="0.005cm" style:contextual-spacing="false" fo:line-height="106%" fo:text-indent="0.725cm" style:auto-text-indent="false"/>
    </style:style>
    <style:style style:name="P446" style:family="paragraph" style:parent-style-name="Standard">
      <style:paragraph-properties fo:margin-left="0.019cm" fo:margin-right="0.071cm" fo:margin-top="0cm" fo:margin-bottom="0.005cm" style:contextual-spacing="false" fo:line-height="106%" fo:text-indent="0.691cm" style:auto-text-indent="false"/>
    </style:style>
    <style:style style:name="P447" style:family="paragraph" style:parent-style-name="Standard">
      <style:paragraph-properties fo:margin-left="0.019cm" fo:margin-right="0.071cm" fo:margin-top="0cm" fo:margin-bottom="0.005cm" style:contextual-spacing="false" fo:line-height="106%" fo:text-indent="0.718cm" style:auto-text-indent="false"/>
    </style:style>
    <style:style style:name="P448" style:family="paragraph" style:parent-style-name="Standard">
      <style:paragraph-properties fo:margin-left="0.019cm" fo:margin-right="0.071cm" fo:margin-top="0cm" fo:margin-bottom="0.005cm" style:contextual-spacing="false" fo:line-height="106%" fo:text-indent="0.693cm" style:auto-text-indent="false"/>
    </style:style>
    <style:style style:name="P449" style:family="paragraph" style:parent-style-name="Standard" style:master-page-name="">
      <loext:graphic-properties draw:fill="none"/>
      <style:paragraph-properties fo:margin-left="0.801cm" fo:margin-right="0.101cm" fo:margin-top="0cm" fo:margin-bottom="0.005cm" style:contextual-spacing="false" fo:line-height="106%" fo:text-align="justify" style:justify-single-word="false" fo:orphans="2" fo:widows="2" fo:text-indent="0cm" style:auto-text-indent="false" style:page-number="auto" fo:background-color="transparent" style:writing-mode="lr-tb"/>
    </style:style>
    <style:style style:name="P450" style:family="paragraph" style:parent-style-name="Standard" style:master-page-name="">
      <loext:graphic-properties draw:fill="none"/>
      <style:paragraph-properties fo:margin-left="0cm" fo:margin-right="0.101cm" fo:margin-top="0cm" fo:margin-bottom="0.005cm" style:contextual-spacing="false" fo:line-height="106%" fo:text-align="justify" style:justify-single-word="false" fo:orphans="2" fo:widows="2" fo:text-indent="0.6cm" style:auto-text-indent="false" style:page-number="auto" fo:background-color="transparent" style:writing-mode="lr-tb">
        <style:tab-stops>
          <style:tab-stop style:position="0.607cm"/>
        </style:tab-stops>
      </style:paragraph-properties>
    </style:style>
    <style:style style:name="P451" style:family="paragraph" style:parent-style-name="Standard">
      <style:paragraph-properties fo:margin-left="0.711cm" fo:margin-right="0.118cm" fo:margin-top="0cm" fo:margin-bottom="0.005cm" style:contextual-spacing="false" fo:line-height="106%" fo:text-align="justify" style:justify-single-word="false" fo:text-indent="-0.018cm" style:auto-text-indent="false"/>
    </style:style>
    <style:style style:name="P452" style:family="paragraph" style:parent-style-name="Standard">
      <style:paragraph-properties fo:margin-left="0.019cm" fo:margin-right="0.071cm" fo:margin-top="0cm" fo:margin-bottom="0.005cm" style:contextual-spacing="false" fo:line-height="106%" fo:text-indent="0.713cm" style:auto-text-indent="false"/>
      <style:text-properties officeooo:paragraph-rsid="01f9a94f"/>
    </style:style>
    <style:style style:name="P453" style:family="paragraph" style:parent-style-name="Standard">
      <style:paragraph-properties fo:margin-left="0.035cm" fo:margin-right="0.042cm" fo:margin-top="0cm" fo:margin-bottom="0.148cm" style:contextual-spacing="false" fo:text-indent="-0.009cm" style:auto-text-indent="false"/>
    </style:style>
    <style:style style:name="P454" style:family="paragraph" style:parent-style-name="Standard">
      <style:paragraph-properties fo:margin-left="0.035cm" fo:margin-right="0.042cm" fo:margin-top="0cm" fo:margin-bottom="0.499cm" style:contextual-spacing="false" fo:text-indent="-0.009cm" style:auto-text-indent="false"/>
    </style:style>
    <style:style style:name="P455"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ext-properties fo:language="ru" fo:country="RU" style:letter-kerning="false" style:language-asian="ru" style:country-asian="RU" style:font-size-complex="11pt" style:language-complex="ar" style:country-complex="SA"/>
    </style:style>
    <style:style style:name="P456"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ab-stops>
          <style:tab-stop style:position="6.657cm" style:type="center"/>
        </style:tab-stops>
      </style:paragraph-properties>
      <style:text-properties fo:language="ru" fo:country="RU" officeooo:paragraph-rsid="0080a298" style:letter-kerning="false" style:language-asian="ru" style:country-asian="RU" style:font-size-complex="11pt" style:language-complex="ar" style:country-complex="SA"/>
    </style:style>
    <style:style style:name="P457" style:family="paragraph" style:parent-style-name="Standard">
      <style:paragraph-properties fo:margin-left="0.028cm" fo:margin-right="0cm" fo:margin-top="0cm" fo:margin-bottom="0cm" style:contextual-spacing="false" fo:line-height="108%" fo:text-align="start" style:justify-single-word="false" fo:orphans="2" fo:widows="2" fo:text-indent="0cm" style:auto-text-indent="false"/>
      <style:text-properties fo:language="ru" fo:country="RU" style:letter-kerning="false" style:language-asian="ru" style:country-asian="RU" style:font-size-complex="11pt" style:language-complex="ar" style:country-complex="SA"/>
    </style:style>
    <style:style style:name="P458" style:family="paragraph" style:parent-style-name="Standard">
      <style:paragraph-properties fo:margin-left="0.018cm" fo:margin-right="0cm" fo:margin-top="0cm" fo:margin-bottom="0cm" style:contextual-spacing="false" fo:line-height="108%" fo:text-align="start" style:justify-single-word="false" fo:orphans="2" fo:widows="2" fo:text-indent="0cm" style:auto-text-indent="false"/>
      <style:text-properties fo:language="ru" fo:country="RU" style:letter-kerning="false" style:language-asian="ru" style:country-asian="RU" style:font-size-complex="11pt" style:language-complex="ar" style:country-complex="SA"/>
    </style:style>
    <style:style style:name="P459" style:family="paragraph" style:parent-style-name="Standard">
      <style:paragraph-properties fo:margin-left="0.023cm" fo:margin-right="0cm" fo:margin-top="0cm" fo:margin-bottom="0cm" style:contextual-spacing="false" fo:line-height="108%" fo:text-align="start" style:justify-single-word="false" fo:orphans="2" fo:widows="2" fo:text-indent="0cm" style:auto-text-indent="false"/>
      <style:text-properties fo:language="ru" fo:country="RU" style:letter-kerning="false" style:language-asian="ru" style:country-asian="RU" style:font-size-complex="11pt" style:language-complex="ar" style:country-complex="SA"/>
    </style:style>
    <style:style style:name="P460" style:family="paragraph" style:parent-style-name="Standard">
      <style:paragraph-properties fo:margin-left="0.026cm" fo:margin-right="0cm" fo:margin-top="0cm" fo:margin-bottom="0cm" style:contextual-spacing="false" fo:line-height="108%" fo:text-align="start" style:justify-single-word="false" fo:orphans="2" fo:widows="2" fo:text-indent="0cm" style:auto-text-indent="false"/>
      <style:text-properties fo:language="ru" fo:country="RU" style:letter-kerning="false" style:language-asian="ru" style:country-asian="RU" style:font-size-complex="11pt" style:language-complex="ar" style:country-complex="SA"/>
    </style:style>
    <style:style style:name="P461" style:family="paragraph" style:parent-style-name="Standard">
      <style:paragraph-properties fo:margin-left="0.035cm" fo:margin-right="0cm" fo:margin-top="0cm" fo:margin-bottom="0cm" style:contextual-spacing="false" fo:line-height="108%" fo:text-align="start" style:justify-single-word="false" fo:orphans="2" fo:widows="2" fo:text-indent="0cm" style:auto-text-indent="false"/>
      <style:text-properties fo:language="ru" fo:country="RU" style:letter-kerning="false" style:language-asian="ru" style:country-asian="RU" style:font-size-complex="11pt" style:language-complex="ar" style:country-complex="SA"/>
    </style:style>
    <style:style style:name="P462" style:family="paragraph" style:parent-style-name="Standard">
      <style:paragraph-properties fo:margin-left="0.014cm" fo:margin-right="0cm" fo:margin-top="0cm" fo:margin-bottom="0cm" style:contextual-spacing="false" fo:line-height="108%" fo:text-align="start" style:justify-single-word="false" fo:orphans="2" fo:widows="2" fo:text-indent="0cm" style:auto-text-indent="false"/>
      <style:text-properties fo:language="ru" fo:country="RU" officeooo:paragraph-rsid="0080a298" style:letter-kerning="false" style:language-asian="ru" style:country-asian="RU" style:font-size-complex="11pt" style:language-complex="ar" style:country-complex="SA"/>
    </style:style>
    <style:style style:name="P463" style:family="paragraph" style:parent-style-name="Standard">
      <style:paragraph-properties fo:margin-left="0cm" fo:margin-right="0cm" fo:margin-top="0cm" fo:margin-bottom="0cm" style:contextual-spacing="false" fo:line-height="108%" fo:text-align="start" style:justify-single-word="false" fo:orphans="2" fo:widows="2" fo:text-indent="0cm" style:auto-text-indent="false"/>
      <style:text-properties fo:language="ru" fo:country="RU" officeooo:paragraph-rsid="0080a298" style:letter-kerning="false" style:language-asian="ru" style:country-asian="RU" style:font-size-complex="11pt" style:language-complex="ar" style:country-complex="SA"/>
    </style:style>
    <style:style style:name="P464" style:family="paragraph" style:parent-style-name="Standard">
      <style:paragraph-properties fo:margin-left="0.021cm" fo:margin-right="0cm" fo:margin-top="0cm" fo:margin-bottom="0cm" style:contextual-spacing="false" fo:line-height="108%" fo:text-align="start" style:justify-single-word="false" fo:orphans="2" fo:widows="2" fo:text-indent="0cm" style:auto-text-indent="false"/>
      <style:text-properties fo:language="ru" fo:country="RU" officeooo:paragraph-rsid="0080a298" style:letter-kerning="false" style:language-asian="ru" style:country-asian="RU" style:font-size-complex="11pt" style:language-complex="ar" style:country-complex="SA"/>
    </style:style>
    <style:style style:name="P465" style:family="paragraph" style:parent-style-name="Standard">
      <style:paragraph-properties fo:margin-left="0.014cm" fo:margin-right="0cm" fo:margin-top="0cm" fo:margin-bottom="0cm" style:contextual-spacing="false" fo:line-height="108%" fo:text-align="start" style:justify-single-word="false" fo:orphans="2" fo:widows="2" fo:text-indent="0cm" style:auto-text-indent="false"/>
      <style:text-properties officeooo:paragraph-rsid="0080a298" style:letter-kerning="false" style:language-asian="ru" style:country-asian="RU" style:font-size-complex="11pt" style:language-complex="ar" style:country-complex="SA"/>
    </style:style>
    <style:style style:name="P466" style:family="paragraph" style:parent-style-name="Standard">
      <style:paragraph-properties fo:margin-left="0.026cm" fo:margin-right="0.042cm" fo:margin-top="0cm" fo:margin-bottom="0.097cm" style:contextual-spacing="false" fo:text-indent="0.704cm" style:auto-text-indent="false"/>
    </style:style>
    <style:style style:name="P467" style:family="paragraph" style:parent-style-name="Standard">
      <style:paragraph-properties fo:margin-left="0.026cm" fo:margin-right="0.042cm" fo:margin-top="0cm" fo:margin-bottom="0.496cm" style:contextual-spacing="false" fo:text-indent="0.704cm" style:auto-text-indent="false"/>
    </style:style>
    <style:style style:name="P468" style:family="paragraph" style:parent-style-name="Standard">
      <style:paragraph-properties fo:margin-left="0.026cm" fo:margin-right="0.042cm" fo:margin-top="0cm" fo:margin-bottom="0.048cm" style:contextual-spacing="false" fo:text-indent="0.704cm" style:auto-text-indent="false"/>
    </style:style>
    <style:style style:name="P469" style:family="paragraph" style:parent-style-name="Standard">
      <style:paragraph-properties fo:margin-left="0.026cm" fo:margin-right="0.042cm" fo:text-indent="0.704cm" style:auto-text-indent="false"/>
    </style:style>
    <style:style style:name="P470" style:family="paragraph" style:parent-style-name="Standard">
      <style:paragraph-properties fo:margin-left="0.026cm" fo:margin-right="0.042cm" fo:margin-top="0cm" fo:margin-bottom="0.071cm" style:contextual-spacing="false" fo:text-indent="0.704cm" style:auto-text-indent="false"/>
    </style:style>
    <style:style style:name="P471" style:family="paragraph" style:parent-style-name="Standard">
      <style:paragraph-properties fo:margin-left="0.026cm" fo:margin-right="0.042cm" fo:margin-top="0cm" fo:margin-bottom="0.099cm" style:contextual-spacing="false" fo:text-indent="0.704cm" style:auto-text-indent="false"/>
    </style:style>
    <style:style style:name="P472" style:family="paragraph" style:parent-style-name="Standard">
      <style:paragraph-properties fo:margin-left="0.026cm" fo:margin-right="0.042cm" fo:margin-top="0cm" fo:margin-bottom="0.046cm" style:contextual-spacing="false" fo:text-indent="0.704cm" style:auto-text-indent="false"/>
    </style:style>
    <style:style style:name="P473" style:family="paragraph" style:parent-style-name="Standard">
      <style:paragraph-properties fo:margin-left="0.026cm" fo:margin-right="0.042cm" fo:margin-top="0cm" fo:margin-bottom="0.543cm" style:contextual-spacing="false" fo:text-indent="0.704cm" style:auto-text-indent="false"/>
    </style:style>
    <style:style style:name="P474" style:family="paragraph" style:parent-style-name="Standard">
      <style:paragraph-properties fo:margin-left="0.026cm" fo:margin-right="0.042cm" fo:margin-top="0cm" fo:margin-bottom="0.499cm" style:contextual-spacing="false" fo:text-indent="0.704cm" style:auto-text-indent="false"/>
    </style:style>
    <style:style style:name="P475" style:family="paragraph" style:parent-style-name="Standard">
      <style:paragraph-properties fo:margin-left="0.026cm" fo:margin-right="0.042cm" fo:margin-top="0cm" fo:margin-bottom="0.093cm" style:contextual-spacing="false" fo:text-indent="0.704cm" style:auto-text-indent="false"/>
    </style:style>
    <style:style style:name="P476" style:family="paragraph" style:parent-style-name="Standard">
      <style:paragraph-properties fo:margin-left="0.026cm" fo:margin-right="0.042cm" fo:margin-top="0cm" fo:margin-bottom="0.547cm" style:contextual-spacing="false" fo:text-indent="0.704cm" style:auto-text-indent="false"/>
    </style:style>
    <style:style style:name="P477" style:family="paragraph" style:parent-style-name="Standard">
      <style:paragraph-properties fo:margin-left="0.026cm" fo:margin-right="0.042cm" fo:margin-top="0cm" fo:margin-bottom="0.062cm" style:contextual-spacing="false" fo:text-indent="0.704cm" style:auto-text-indent="false"/>
    </style:style>
    <style:style style:name="P478" style:family="paragraph" style:parent-style-name="Standard">
      <style:paragraph-properties fo:margin-left="0.026cm" fo:margin-right="0.042cm" fo:margin-top="0cm" fo:margin-bottom="0.556cm" style:contextual-spacing="false" fo:text-indent="0.704cm" style:auto-text-indent="false"/>
    </style:style>
    <style:style style:name="P479" style:family="paragraph" style:parent-style-name="Standard">
      <style:paragraph-properties fo:margin-left="0.026cm" fo:margin-right="0.042cm" fo:margin-top="0cm" fo:margin-bottom="0.146cm" style:contextual-spacing="false" fo:text-indent="0.704cm" style:auto-text-indent="false"/>
    </style:style>
    <style:style style:name="P480" style:family="paragraph" style:parent-style-name="Standard">
      <style:paragraph-properties fo:margin-left="0.026cm" fo:margin-right="0.042cm" fo:margin-top="0cm" fo:margin-bottom="0.049cm" style:contextual-spacing="false" fo:text-indent="0.704cm" style:auto-text-indent="false"/>
    </style:style>
    <style:style style:name="P481" style:family="paragraph" style:parent-style-name="Standard">
      <style:paragraph-properties fo:margin-left="0.026cm" fo:margin-right="0.042cm" fo:margin-top="0cm" fo:margin-bottom="0.053cm" style:contextual-spacing="false" fo:text-indent="0.704cm" style:auto-text-indent="false"/>
    </style:style>
    <style:style style:name="P482" style:family="paragraph" style:parent-style-name="Standard">
      <style:paragraph-properties fo:margin-left="0.026cm" fo:margin-right="0.042cm" fo:margin-top="0cm" fo:margin-bottom="0.044cm" style:contextual-spacing="false" fo:text-indent="0.704cm" style:auto-text-indent="false"/>
    </style:style>
    <style:style style:name="P483" style:family="paragraph" style:parent-style-name="Standard">
      <style:paragraph-properties fo:margin-left="0.026cm" fo:margin-right="0.042cm" fo:margin-top="0cm" fo:margin-bottom="0.568cm" style:contextual-spacing="false" fo:text-indent="0.704cm" style:auto-text-indent="false"/>
    </style:style>
    <style:style style:name="P484" style:family="paragraph" style:parent-style-name="Standard">
      <style:paragraph-properties fo:margin-left="0.026cm" fo:margin-right="0.042cm" fo:margin-top="0cm" fo:margin-bottom="0.242cm" style:contextual-spacing="false" fo:text-indent="0.704cm" style:auto-text-indent="false"/>
    </style:style>
    <style:style style:name="P485" style:family="paragraph" style:parent-style-name="Standard">
      <style:paragraph-properties fo:margin-left="0.026cm" fo:margin-right="0.042cm" fo:margin-top="0cm" fo:margin-bottom="0.095cm" style:contextual-spacing="false" fo:text-indent="0.704cm" style:auto-text-indent="false"/>
    </style:style>
    <style:style style:name="P486" style:family="paragraph" style:parent-style-name="Standard">
      <style:paragraph-properties fo:margin-left="0.026cm" fo:margin-right="0.042cm" fo:margin-top="0cm" fo:margin-bottom="0.072cm" style:contextual-spacing="false" fo:text-indent="0.704cm" style:auto-text-indent="false"/>
    </style:style>
    <style:style style:name="P487" style:family="paragraph" style:parent-style-name="Standard">
      <style:paragraph-properties fo:margin-left="0.026cm" fo:margin-right="0.042cm" fo:margin-top="0cm" fo:margin-bottom="0.497cm" style:contextual-spacing="false" fo:text-indent="0.704cm" style:auto-text-indent="false"/>
    </style:style>
    <style:style style:name="P488" style:family="paragraph" style:parent-style-name="Standard">
      <style:paragraph-properties fo:margin-left="0.026cm" fo:margin-right="0.042cm" fo:margin-top="0cm" fo:margin-bottom="0.6cm" style:contextual-spacing="false" fo:text-indent="0.704cm" style:auto-text-indent="false"/>
    </style:style>
    <style:style style:name="P489" style:family="paragraph" style:parent-style-name="Standard">
      <style:paragraph-properties fo:margin-left="0.026cm" fo:margin-right="0.042cm" fo:margin-top="0cm" fo:margin-bottom="0.55cm" style:contextual-spacing="false" fo:text-indent="0.704cm" style:auto-text-indent="false"/>
    </style:style>
    <style:style style:name="P490" style:family="paragraph" style:parent-style-name="Standard">
      <style:paragraph-properties fo:margin-left="0.026cm" fo:margin-right="0.042cm" fo:margin-top="0cm" fo:margin-bottom="0.549cm" style:contextual-spacing="false" fo:text-indent="0.704cm" style:auto-text-indent="false"/>
    </style:style>
    <style:style style:name="P491" style:family="paragraph" style:parent-style-name="Standard">
      <style:paragraph-properties fo:margin-left="0.026cm" fo:margin-right="0.042cm" fo:margin-top="0cm" fo:margin-bottom="0.145cm" style:contextual-spacing="false" fo:text-indent="0.704cm" style:auto-text-indent="false"/>
    </style:style>
    <style:style style:name="P492" style:family="paragraph" style:parent-style-name="Standard">
      <style:paragraph-properties fo:margin-left="0.026cm" fo:margin-right="0.042cm" fo:margin-top="0cm" fo:margin-bottom="0.494cm" style:contextual-spacing="false" fo:text-indent="0.704cm" style:auto-text-indent="false"/>
    </style:style>
    <style:style style:name="P493" style:family="paragraph" style:parent-style-name="Standard">
      <style:paragraph-properties fo:margin-left="0.026cm" fo:margin-right="0.042cm" fo:margin-top="0cm" fo:margin-bottom="0.399cm" style:contextual-spacing="false" fo:text-indent="0.704cm" style:auto-text-indent="false"/>
    </style:style>
    <style:style style:name="P494" style:family="paragraph" style:parent-style-name="Standard">
      <style:paragraph-properties fo:margin-left="0.026cm" fo:margin-right="0.042cm" fo:margin-top="0cm" fo:margin-bottom="0.272cm" style:contextual-spacing="false" fo:text-indent="0.704cm" style:auto-text-indent="false"/>
    </style:style>
    <style:style style:name="P495" style:family="paragraph" style:parent-style-name="Standard">
      <style:paragraph-properties fo:margin-left="0.026cm" fo:margin-right="0.042cm" fo:margin-top="0cm" fo:margin-bottom="0.563cm" style:contextual-spacing="false" fo:text-indent="0.704cm" style:auto-text-indent="false"/>
    </style:style>
    <style:style style:name="P496" style:family="paragraph" style:parent-style-name="Standard">
      <style:paragraph-properties fo:margin-left="0.026cm" fo:margin-right="0.042cm" fo:margin-top="0cm" fo:margin-bottom="0.42cm" style:contextual-spacing="false" fo:text-indent="0.704cm" style:auto-text-indent="false"/>
    </style:style>
    <style:style style:name="P497" style:family="paragraph" style:parent-style-name="Standard">
      <style:paragraph-properties fo:margin-left="0.026cm" fo:margin-right="0.042cm" fo:margin-top="0cm" fo:margin-bottom="0.143cm" style:contextual-spacing="false" fo:text-indent="0.704cm" style:auto-text-indent="false"/>
    </style:style>
    <style:style style:name="P498" style:family="paragraph" style:parent-style-name="Standard">
      <style:paragraph-properties fo:margin-left="0.026cm" fo:margin-right="0.042cm" fo:margin-top="0cm" fo:margin-bottom="0.15cm" style:contextual-spacing="false" fo:text-indent="0.704cm" style:auto-text-indent="false"/>
    </style:style>
    <style:style style:name="P499" style:family="paragraph" style:parent-style-name="Standard">
      <style:paragraph-properties fo:margin-left="0.026cm" fo:margin-right="0.042cm" fo:margin-top="0cm" fo:margin-bottom="0.457cm" style:contextual-spacing="false" fo:text-indent="0.704cm" style:auto-text-indent="false"/>
    </style:style>
    <style:style style:name="P500" style:family="paragraph" style:parent-style-name="Standard">
      <style:paragraph-properties fo:margin-left="0.026cm" fo:margin-right="0.042cm" fo:margin-top="0cm" fo:margin-bottom="0.497cm" style:contextual-spacing="false" fo:text-indent="0cm" style:auto-text-indent="false"/>
    </style:style>
    <style:style style:name="P501" style:family="paragraph" style:parent-style-name="Standard">
      <style:paragraph-properties fo:margin-left="0.026cm" fo:margin-right="0.042cm" fo:text-indent="0cm" style:auto-text-indent="false"/>
    </style:style>
    <style:style style:name="P502" style:family="paragraph" style:parent-style-name="Standard">
      <style:paragraph-properties fo:margin-left="0.026cm" fo:margin-right="0.042cm" fo:margin-top="0cm" fo:margin-bottom="0.272cm" style:contextual-spacing="false" fo:text-indent="0cm" style:auto-text-indent="false"/>
    </style:style>
    <style:style style:name="P503" style:family="paragraph" style:parent-style-name="Standard">
      <style:paragraph-properties fo:margin-left="0.026cm" fo:margin-right="0.042cm" fo:margin-top="0cm" fo:margin-bottom="0.044cm" style:contextual-spacing="false" fo:text-indent="0cm" style:auto-text-indent="false"/>
    </style:style>
    <style:style style:name="P504" style:family="paragraph" style:parent-style-name="Standard">
      <style:paragraph-properties fo:margin-left="0.026cm" fo:margin-right="0.042cm" fo:margin-top="0cm" fo:margin-bottom="0.099cm" style:contextual-spacing="false" fo:text-indent="0cm" style:auto-text-indent="false"/>
    </style:style>
    <style:style style:name="P505" style:family="paragraph" style:parent-style-name="Standard">
      <style:paragraph-properties fo:margin-left="0.026cm" fo:margin-right="0.042cm" fo:margin-top="0cm" fo:margin-bottom="1.228cm" style:contextual-spacing="false" fo:text-indent="0cm" style:auto-text-indent="false"/>
    </style:style>
    <style:style style:name="P506" style:family="paragraph" style:parent-style-name="Standard">
      <style:paragraph-properties fo:margin-left="0.026cm" fo:margin-right="0.042cm" fo:margin-top="0cm" fo:margin-bottom="0.39cm" style:contextual-spacing="false" fo:text-indent="0cm" style:auto-text-indent="false"/>
    </style:style>
    <style:style style:name="P507" style:family="paragraph" style:parent-style-name="Standard">
      <style:paragraph-properties fo:margin-left="0.026cm" fo:margin-right="0.042cm" fo:margin-top="0cm" fo:margin-bottom="0.093cm" style:contextual-spacing="false" fo:text-indent="0cm" style:auto-text-indent="false"/>
    </style:style>
    <style:style style:name="P508" style:family="paragraph" style:parent-style-name="Standard">
      <style:paragraph-properties fo:margin-left="0.026cm" fo:margin-right="0.042cm" fo:margin-top="0cm" fo:margin-bottom="0.415cm" style:contextual-spacing="false" fo:text-indent="0cm" style:auto-text-indent="false"/>
    </style:style>
    <style:style style:name="P509" style:family="paragraph" style:parent-style-name="Standard">
      <style:paragraph-properties fo:margin-left="0.026cm" fo:margin-right="0.042cm" fo:margin-top="0cm" fo:margin-bottom="0.27cm" style:contextual-spacing="false" fo:text-indent="0cm" style:auto-text-indent="false"/>
    </style:style>
    <style:style style:name="P510" style:family="paragraph" style:parent-style-name="Standard">
      <style:paragraph-properties fo:margin-left="0.026cm" fo:margin-right="0.042cm" fo:margin-top="0cm" fo:margin-bottom="0.053cm" style:contextual-spacing="false" fo:text-indent="0cm" style:auto-text-indent="false"/>
    </style:style>
    <style:style style:name="P511" style:family="paragraph" style:parent-style-name="Standard">
      <style:paragraph-properties fo:margin-left="0.026cm" fo:margin-right="0.042cm" fo:margin-top="0cm" fo:margin-bottom="0.413cm" style:contextual-spacing="false" fo:text-indent="0cm" style:auto-text-indent="false"/>
    </style:style>
    <style:style style:name="P512" style:family="paragraph" style:parent-style-name="Standard">
      <style:paragraph-properties fo:margin-left="0.056cm" fo:margin-right="0.042cm" fo:text-indent="-0.03cm" style:auto-text-indent="false"/>
    </style:style>
    <style:style style:name="P513" style:family="paragraph" style:parent-style-name="Standard">
      <style:paragraph-properties fo:margin-left="0.026cm" fo:margin-right="0.042cm" fo:text-indent="0.012cm" style:auto-text-indent="false"/>
    </style:style>
    <style:style style:name="P514" style:family="paragraph" style:parent-style-name="Standard">
      <style:paragraph-properties fo:margin-left="0.053cm" fo:margin-right="0.042cm" fo:text-indent="-0.026cm" style:auto-text-indent="false"/>
    </style:style>
    <style:style style:name="P515" style:family="paragraph" style:parent-style-name="Standard">
      <style:paragraph-properties fo:margin-left="0.026cm" fo:margin-right="0cm" fo:margin-top="0cm" fo:margin-bottom="0.004cm" style:contextual-spacing="false" fo:line-height="107%" fo:text-align="start" style:justify-single-word="false" fo:text-indent="0.691cm" style:auto-text-indent="false"/>
    </style:style>
    <style:style style:name="P516" style:family="paragraph" style:parent-style-name="Standard">
      <style:paragraph-properties fo:margin-left="0.026cm" fo:margin-right="0cm" fo:margin-top="0cm" fo:margin-bottom="0.494cm" style:contextual-spacing="false" fo:line-height="107%" fo:text-align="start" style:justify-single-word="false" fo:text-indent="0.691cm" style:auto-text-indent="false"/>
    </style:style>
    <style:style style:name="P517" style:family="paragraph" style:parent-style-name="Standard">
      <style:paragraph-properties fo:margin-left="0.026cm" fo:margin-right="0cm" fo:margin-top="0cm" fo:margin-bottom="0.093cm" style:contextual-spacing="false" fo:line-height="107%" fo:text-align="start" style:justify-single-word="false" fo:text-indent="0.691cm" style:auto-text-indent="false"/>
    </style:style>
    <style:style style:name="P518" style:family="paragraph" style:parent-style-name="Standard">
      <style:paragraph-properties fo:margin-left="0.725cm" fo:margin-right="0.993cm" fo:margin-top="0cm" fo:margin-bottom="0.093cm" style:contextual-spacing="false" fo:line-height="107%" fo:text-align="start" style:justify-single-word="false" fo:text-indent="-0.699cm" style:auto-text-indent="false"/>
    </style:style>
    <style:style style:name="P519" style:family="paragraph" style:parent-style-name="Standard">
      <style:paragraph-properties fo:margin-left="0.721cm" fo:margin-right="4.249cm" fo:margin-top="0cm" fo:margin-bottom="0.093cm" style:contextual-spacing="false" fo:line-height="107%" fo:text-align="start" style:justify-single-word="false" fo:text-indent="-0.007cm" style:auto-text-indent="false"/>
    </style:style>
    <style:style style:name="P520" style:family="paragraph" style:parent-style-name="Standard">
      <style:paragraph-properties fo:margin-left="0.737cm" fo:margin-right="3.911cm" fo:margin-top="0cm" fo:margin-bottom="0.004cm" style:contextual-spacing="false" fo:line-height="107%" fo:text-align="start" style:justify-single-word="false" fo:text-indent="-0.048cm" style:auto-text-indent="false"/>
    </style:style>
    <style:style style:name="P521" style:family="paragraph" style:parent-style-name="Standard">
      <style:paragraph-properties fo:margin-left="0.728cm" fo:margin-right="0.127cm" fo:margin-top="0cm" fo:margin-bottom="0.52cm" style:contextual-spacing="false" fo:line-height="105%" fo:text-align="end" style:justify-single-word="false" fo:text-indent="-0.018cm" style:auto-text-indent="false"/>
    </style:style>
    <style:style style:name="P522" style:family="paragraph" style:parent-style-name="Standard">
      <style:paragraph-properties fo:margin-left="0.728cm" fo:margin-right="0.127cm" fo:margin-top="0cm" fo:margin-bottom="0.318cm" style:contextual-spacing="false" fo:line-height="105%" fo:text-align="end" style:justify-single-word="false" fo:text-indent="-0.018cm" style:auto-text-indent="false"/>
    </style:style>
    <style:style style:name="P523" style:family="paragraph" style:parent-style-name="Standard">
      <style:paragraph-properties fo:margin-left="0.728cm" fo:margin-right="0.127cm" fo:margin-top="0cm" fo:margin-bottom="0.42cm" style:contextual-spacing="false" fo:line-height="105%" fo:text-align="end" style:justify-single-word="false" fo:text-indent="-0.018cm" style:auto-text-indent="false"/>
    </style:style>
    <style:style style:name="P524" style:family="paragraph" style:parent-style-name="Standard" style:master-page-name="">
      <loext:graphic-properties draw:fill="none"/>
      <style:paragraph-properties fo:margin-left="0.7cm" fo:margin-right="0cm" fo:margin-top="0cm" fo:margin-bottom="0cm" style:contextual-spacing="false" fo:line-height="105%" fo:text-align="end" style:justify-single-word="false" fo:orphans="2" fo:widows="2" fo:text-indent="0cm" style:auto-text-indent="false" style:page-number="auto" fo:background-color="transparent" style:writing-mode="lr-tb"/>
      <style:text-properties officeooo:paragraph-rsid="004aaa4a"/>
    </style:style>
    <style:style style:name="P525" style:family="paragraph" style:parent-style-name="Standard" style:master-page-name="">
      <loext:graphic-properties draw:fill="none"/>
      <style:paragraph-properties fo:margin-left="0.7cm" fo:margin-right="0cm" fo:margin-top="0cm" fo:margin-bottom="0.474cm" style:contextual-spacing="false" fo:line-height="105%" fo:text-align="end" style:justify-single-word="false" fo:orphans="2" fo:widows="2" fo:text-indent="0cm" style:auto-text-indent="false" style:page-number="auto" fo:background-color="transparent" style:writing-mode="lr-tb"/>
      <style:text-properties officeooo:paragraph-rsid="0058677e"/>
    </style:style>
    <style:style style:name="P526" style:family="paragraph" style:parent-style-name="Standard" style:master-page-name="">
      <loext:graphic-properties draw:fill="none"/>
      <style:paragraph-properties fo:margin-left="0.7cm" fo:margin-right="0cm" fo:margin-top="0cm" fo:margin-bottom="0.019cm" style:contextual-spacing="false" fo:line-height="105%" fo:text-align="end" style:justify-single-word="false" fo:orphans="2" fo:widows="2" fo:text-indent="0cm" style:auto-text-indent="false" style:page-number="auto" fo:background-color="transparent" style:writing-mode="lr-tb"/>
      <style:text-properties officeooo:paragraph-rsid="0076922b"/>
    </style:style>
    <style:style style:name="P527" style:family="paragraph" style:parent-style-name="Standard">
      <style:paragraph-properties fo:margin-left="0.728cm" fo:margin-right="0.127cm" fo:margin-top="0cm" fo:margin-bottom="0cm" style:contextual-spacing="false" fo:line-height="105%" fo:text-align="end" style:justify-single-word="false" fo:text-indent="-0.018cm" style:auto-text-indent="false"/>
      <style:text-properties officeooo:paragraph-rsid="0150c292"/>
    </style:style>
    <style:style style:name="P528" style:family="paragraph" style:parent-style-name="Standard">
      <style:paragraph-properties fo:margin-left="1.007cm" fo:margin-right="0cm" fo:margin-top="0cm" fo:margin-bottom="0.129cm" style:contextual-spacing="false" fo:line-height="105%" fo:text-align="start" style:justify-single-word="false" fo:text-indent="-0.004cm" style:auto-text-indent="false"/>
    </style:style>
    <style:style style:name="P529" style:family="paragraph" style:parent-style-name="Standard">
      <style:paragraph-properties fo:margin-left="1.02cm" fo:margin-right="2.999cm" fo:margin-top="0cm" fo:margin-bottom="0.005cm" style:contextual-spacing="false" fo:line-height="105%" fo:text-align="start" style:justify-single-word="false" fo:text-indent="-0.004cm" style:auto-text-indent="false"/>
    </style:style>
    <style:style style:name="P530" style:family="paragraph" style:parent-style-name="Standard">
      <style:paragraph-properties fo:margin-left="0.025cm" fo:margin-right="0cm" fo:margin-top="0cm" fo:margin-bottom="0.005cm" style:contextual-spacing="false" fo:line-height="105%" fo:text-align="start" style:justify-single-word="false" fo:text-indent="0.688cm" style:auto-text-indent="false"/>
    </style:style>
    <style:style style:name="P531" style:family="paragraph" style:parent-style-name="Standard">
      <style:paragraph-properties fo:margin-left="3.605cm" fo:margin-right="0cm" fo:margin-top="0cm" fo:margin-bottom="0.005cm" style:contextual-spacing="false" fo:line-height="105%" fo:text-align="start" style:justify-single-word="false" fo:text-indent="-0.004cm" style:auto-text-indent="false"/>
    </style:style>
    <style:style style:name="P532" style:family="paragraph" style:parent-style-name="Standard">
      <style:paragraph-properties fo:margin-left="3.605cm" fo:margin-right="0cm" fo:margin-top="0cm" fo:margin-bottom="0.471cm" style:contextual-spacing="false" fo:line-height="105%" fo:text-align="start" style:justify-single-word="false" fo:text-indent="-0.004cm" style:auto-text-indent="false"/>
    </style:style>
    <style:style style:name="P533" style:family="paragraph" style:parent-style-name="Standard">
      <style:paragraph-properties fo:margin-left="0.004cm" fo:margin-right="0cm" fo:margin-top="0cm" fo:margin-bottom="0.005cm" style:contextual-spacing="false" fo:line-height="105%" fo:text-align="start" style:justify-single-word="false" fo:text-indent="-0.004cm" style:auto-text-indent="false"/>
    </style:style>
    <style:style style:name="P534" style:family="paragraph" style:parent-style-name="Standard">
      <style:paragraph-properties fo:margin-left="0.716cm" fo:margin-right="0cm" fo:line-height="105%" fo:text-align="start" style:justify-single-word="false" fo:text-indent="-0.012cm" style:auto-text-indent="false"/>
    </style:style>
    <style:style style:name="P535" style:family="paragraph" style:parent-style-name="Standard">
      <style:paragraph-properties fo:margin-left="0.716cm" fo:margin-right="0cm" fo:margin-top="0cm" fo:margin-bottom="0.369cm" style:contextual-spacing="false" fo:line-height="105%" fo:text-align="start" style:justify-single-word="false" fo:text-indent="-0.012cm" style:auto-text-indent="false"/>
    </style:style>
    <style:style style:name="P536" style:family="paragraph" style:parent-style-name="Standard">
      <style:paragraph-properties fo:margin-left="0.716cm" fo:margin-right="0cm" fo:margin-top="0cm" fo:margin-bottom="0.268cm" style:contextual-spacing="false" fo:line-height="105%" fo:text-align="start" style:justify-single-word="false" fo:text-indent="-0.012cm" style:auto-text-indent="false"/>
    </style:style>
    <style:style style:name="P537" style:family="paragraph" style:parent-style-name="Standard">
      <style:paragraph-properties fo:margin-left="0.716cm" fo:margin-right="2.99cm" fo:margin-top="0cm" fo:margin-bottom="0.298cm" style:contextual-spacing="false" fo:line-height="105%" fo:text-align="start" style:justify-single-word="false" fo:text-indent="-0.012cm" style:auto-text-indent="false"/>
    </style:style>
    <style:style style:name="P538" style:family="paragraph" style:parent-style-name="Standard">
      <style:paragraph-properties fo:margin-left="0.12cm" fo:margin-right="0cm" fo:margin-top="0cm" fo:margin-bottom="0.524cm" style:contextual-spacing="false" fo:line-height="105%" fo:text-align="start" style:justify-single-word="false" fo:text-indent="-0.004cm" style:auto-text-indent="false"/>
    </style:style>
    <style:style style:name="P539" style:family="paragraph" style:parent-style-name="Standard">
      <style:paragraph-properties fo:margin-left="1.032cm" fo:margin-right="0cm" fo:margin-top="0cm" fo:margin-bottom="0.005cm" style:contextual-spacing="false" fo:line-height="105%" fo:text-align="start" style:justify-single-word="false" fo:text-indent="-0.004cm" style:auto-text-indent="false"/>
    </style:style>
    <style:style style:name="P540" style:family="paragraph" style:parent-style-name="Standard">
      <style:paragraph-properties fo:margin-left="1.032cm" fo:margin-right="0cm" fo:margin-top="0cm" fo:margin-bottom="0.279cm" style:contextual-spacing="false" fo:line-height="105%" fo:text-align="start" style:justify-single-word="false" fo:text-indent="-0.004cm" style:auto-text-indent="false"/>
    </style:style>
    <style:style style:name="P541" style:family="paragraph" style:parent-style-name="Standard">
      <style:paragraph-properties fo:margin-left="0.014cm" fo:margin-right="0cm" fo:line-height="105%" fo:text-align="start" style:justify-single-word="false" fo:text-indent="-0.012cm" style:auto-text-indent="false"/>
    </style:style>
    <style:style style:name="P542" style:family="paragraph" style:parent-style-name="Standard">
      <style:paragraph-properties fo:margin-left="1.03cm" fo:margin-right="0cm" fo:margin-top="0cm" fo:margin-bottom="0.33cm" style:contextual-spacing="false" fo:line-height="105%" fo:text-align="start" style:justify-single-word="false" fo:text-indent="-0.004cm" style:auto-text-indent="false"/>
    </style:style>
    <style:style style:name="P543" style:family="paragraph" style:parent-style-name="Standard">
      <style:paragraph-properties fo:margin-left="1.002cm" fo:margin-right="0cm" fo:margin-top="0cm" fo:margin-bottom="0.33cm" style:contextual-spacing="false" fo:line-height="105%" fo:text-align="start" style:justify-single-word="false" fo:text-indent="-0.004cm" style:auto-text-indent="false"/>
    </style:style>
    <style:style style:name="P544" style:family="paragraph" style:parent-style-name="Standard">
      <loext:graphic-properties draw:fill="none" draw:fill-gradient-name="gradient" draw:fill-hatch-name="hatch"/>
      <style:paragraph-properties fo:margin-left="3.099cm" fo:margin-right="0cm" fo:margin-top="0cm" fo:margin-bottom="0.005cm" style:contextual-spacing="false" fo:line-height="105%" fo:text-align="start" style:justify-single-word="false" fo:orphans="2" fo:widows="2" fo:text-indent="0cm" style:auto-text-indent="false" fo:background-color="transparent" style:writing-mode="lr-tb"/>
      <style:text-properties officeooo:paragraph-rsid="0024e80b"/>
    </style:style>
    <style:style style:name="P545" style:family="paragraph" style:parent-style-name="Standard">
      <loext:graphic-properties draw:fill="none" draw:fill-gradient-name="gradient" draw:fill-hatch-name="hatch"/>
      <style:paragraph-properties fo:margin-left="2.3cm" fo:margin-right="0cm" fo:margin-top="0cm" fo:margin-bottom="0.455cm" style:contextual-spacing="false" fo:line-height="105%" fo:text-align="start" style:justify-single-word="false" fo:orphans="2" fo:widows="2" fo:text-indent="0cm" style:auto-text-indent="false" fo:background-color="transparent" style:writing-mode="lr-tb"/>
    </style:style>
    <style:style style:name="P546" style:family="paragraph" style:parent-style-name="Standard" style:master-page-name="">
      <loext:graphic-properties draw:fill="none"/>
      <style:paragraph-properties fo:margin-left="0.7cm" fo:margin-right="0cm" fo:margin-top="0cm" fo:margin-bottom="0.009cm" style:contextual-spacing="false" fo:line-height="105%" fo:text-align="start" style:justify-single-word="false" fo:orphans="2" fo:widows="2" fo:text-indent="0cm" style:auto-text-indent="false" style:page-number="auto" fo:background-color="transparent" style:writing-mode="lr-tb"/>
      <style:text-properties officeooo:paragraph-rsid="01148f7f"/>
    </style:style>
    <style:style style:name="P547" style:family="paragraph" style:parent-style-name="Standard">
      <style:paragraph-properties fo:margin-left="2.79cm" fo:margin-right="3.249cm" fo:margin-top="0cm" fo:margin-bottom="0.471cm" style:contextual-spacing="false" fo:line-height="105%" fo:text-align="start" style:justify-single-word="false" fo:text-indent="-0.004cm" style:auto-text-indent="false"/>
      <style:text-properties officeooo:paragraph-rsid="00218810"/>
    </style:style>
    <style:style style:name="P548" style:family="paragraph" style:parent-style-name="Standard">
      <style:paragraph-properties fo:margin-left="0.716cm" fo:margin-right="4.494cm" fo:margin-top="0cm" fo:margin-bottom="0.27cm" style:contextual-spacing="false" fo:line-height="105%" fo:text-align="start" style:justify-single-word="false" fo:text-indent="-0.012cm" style:auto-text-indent="false"/>
      <style:text-properties officeooo:paragraph-rsid="0068f105"/>
    </style:style>
    <style:style style:name="P549" style:family="paragraph" style:parent-style-name="Standard">
      <style:paragraph-properties fo:margin-left="0.716cm" fo:margin-right="4.494cm" fo:margin-top="0cm" fo:margin-bottom="0cm" style:contextual-spacing="false" fo:line-height="105%" fo:text-align="start" style:justify-single-word="false" fo:text-indent="-0.012cm" style:auto-text-indent="false"/>
      <style:text-properties officeooo:paragraph-rsid="0068f105"/>
    </style:style>
    <style:style style:name="P550" style:family="paragraph" style:parent-style-name="Standard" style:master-page-name="">
      <loext:graphic-properties draw:fill="none"/>
      <style:paragraph-properties fo:margin-left="0cm" fo:margin-right="0cm" fo:margin-top="0cm" fo:margin-bottom="0.009cm" style:contextual-spacing="false" fo:line-height="105%" fo:text-align="justify" style:justify-single-word="false" fo:orphans="2" fo:widows="2" fo:text-indent="0.7cm" style:auto-text-indent="false" style:page-number="auto" fo:background-color="transparent" style:writing-mode="lr-tb"/>
      <style:text-properties officeooo:paragraph-rsid="00ab1858"/>
    </style:style>
    <style:style style:name="P551" style:family="paragraph" style:parent-style-name="Standard" style:master-page-name="">
      <loext:graphic-properties draw:fill="none"/>
      <style:paragraph-properties fo:margin-left="0cm" fo:margin-right="0cm" fo:margin-top="0cm" fo:margin-bottom="0.009cm" style:contextual-spacing="false" fo:line-height="105%" fo:text-align="justify" style:justify-single-word="false" fo:orphans="2" fo:widows="2" fo:text-indent="0.6cm" style:auto-text-indent="false" style:page-number="auto" fo:background-color="transparent" style:writing-mode="lr-tb"/>
      <style:text-properties officeooo:paragraph-rsid="00c0ec03"/>
    </style:style>
    <style:style style:name="P552" style:family="paragraph" style:parent-style-name="Standard" style:master-page-name="">
      <loext:graphic-properties draw:fill="none"/>
      <style:paragraph-properties fo:margin-left="0cm" fo:margin-right="0.101cm" fo:margin-top="0cm" fo:margin-bottom="0cm" style:contextual-spacing="false" fo:line-height="105%" fo:text-align="justify" style:justify-single-word="false" fo:orphans="2" fo:widows="2" fo:text-indent="0.7cm" style:auto-text-indent="false" style:page-number="auto" fo:background-color="transparent" style:writing-mode="lr-tb"/>
      <style:text-properties officeooo:paragraph-rsid="00f2d26a"/>
    </style:style>
    <style:style style:name="P553" style:family="paragraph" style:parent-style-name="Standard">
      <style:paragraph-properties fo:margin-left="0.025cm" fo:margin-right="0cm" fo:margin-top="0cm" fo:margin-bottom="0.005cm" style:contextual-spacing="false" fo:line-height="105%" fo:text-align="justify" style:justify-single-word="false" fo:text-indent="0.699cm" style:auto-text-indent="false"/>
    </style:style>
    <style:style style:name="P554" style:family="paragraph" style:parent-style-name="Standard">
      <style:paragraph-properties fo:margin-left="0.7cm" fo:margin-right="0.042cm" fo:margin-top="0cm" fo:margin-bottom="0.542cm" style:contextual-spacing="false" fo:text-indent="0cm" style:auto-text-indent="false"/>
    </style:style>
    <style:style style:name="P555" style:family="paragraph" style:parent-style-name="Standard">
      <style:paragraph-properties fo:margin-left="0.039cm" fo:margin-right="0.042cm" fo:text-indent="-0.012cm" style:auto-text-indent="false"/>
    </style:style>
    <style:style style:name="P556" style:family="paragraph" style:parent-style-name="Standard">
      <style:paragraph-properties fo:margin-left="0.039cm" fo:margin-right="0.042cm" fo:margin-top="0cm" fo:margin-bottom="0.072cm" style:contextual-spacing="false" fo:text-indent="-0.012cm" style:auto-text-indent="false"/>
    </style:style>
    <style:style style:name="P557" style:family="paragraph" style:parent-style-name="Standard">
      <style:paragraph-properties fo:margin-left="0.711cm" fo:margin-right="0.118cm" fo:margin-top="0cm" fo:margin-bottom="0.005cm" style:contextual-spacing="false" fo:line-height="151%" fo:text-align="end" style:justify-single-word="false" fo:text-indent="-0.018cm" style:auto-text-indent="false"/>
    </style:style>
    <style:style style:name="P558" style:family="paragraph" style:parent-style-name="Standard">
      <style:paragraph-properties fo:margin-left="3.18cm" fo:margin-right="2.027cm" fo:line-height="151%" fo:text-indent="0.815cm" style:auto-text-indent="false"/>
    </style:style>
    <style:style style:name="P559" style:family="paragraph" style:parent-style-name="Standard">
      <style:paragraph-properties fo:margin-left="0.026cm" fo:margin-right="0.042cm" fo:margin-top="0cm" fo:margin-bottom="0.099cm" style:contextual-spacing="false" fo:text-indent="0.004cm" style:auto-text-indent="false"/>
    </style:style>
    <style:style style:name="P560" style:family="paragraph" style:parent-style-name="Standard">
      <style:paragraph-properties fo:margin-left="0.725cm" fo:margin-right="0.042cm" fo:text-indent="0cm" style:auto-text-indent="false"/>
    </style:style>
    <style:style style:name="P561" style:family="paragraph" style:parent-style-name="Standard">
      <style:paragraph-properties fo:margin-left="0.725cm" fo:margin-right="0.042cm" fo:margin-top="0cm" fo:margin-bottom="0.497cm" style:contextual-spacing="false" fo:text-indent="0cm" style:auto-text-indent="false"/>
    </style:style>
    <style:style style:name="P562" style:family="paragraph" style:parent-style-name="Standard">
      <style:paragraph-properties fo:margin-left="0.725cm" fo:margin-right="0.042cm" fo:margin-top="0cm" fo:margin-bottom="0.097cm" style:contextual-spacing="false" fo:text-indent="0cm" style:auto-text-indent="false"/>
    </style:style>
    <style:style style:name="P563" style:family="paragraph" style:parent-style-name="Standard">
      <style:paragraph-properties fo:margin-left="0.725cm" fo:margin-right="0.042cm" fo:margin-top="0cm" fo:margin-bottom="0.642cm" style:contextual-spacing="false" fo:text-indent="0cm" style:auto-text-indent="false"/>
    </style:style>
    <style:style style:name="P564" style:family="paragraph" style:parent-style-name="Standard">
      <style:paragraph-properties fo:margin-left="0.725cm" fo:margin-right="0.042cm" fo:margin-top="0cm" fo:margin-bottom="0.298cm" style:contextual-spacing="false" fo:text-indent="0cm" style:auto-text-indent="false"/>
    </style:style>
    <style:style style:name="P565" style:family="paragraph" style:parent-style-name="Standard">
      <style:paragraph-properties fo:margin-left="0.026cm" fo:margin-right="0.042cm" fo:text-indent="0.032cm" style:auto-text-indent="false"/>
    </style:style>
    <style:style style:name="P566" style:family="paragraph" style:parent-style-name="Standard">
      <style:paragraph-properties fo:margin-left="0.041cm" fo:margin-right="0.042cm" fo:text-indent="-0.014cm" style:auto-text-indent="false"/>
    </style:style>
    <style:style style:name="P567" style:family="paragraph" style:parent-style-name="Standard">
      <style:paragraph-properties fo:margin-left="0.026cm" fo:margin-right="0.042cm" fo:text-indent="0.007cm" style:auto-text-indent="false"/>
    </style:style>
    <style:style style:name="P568" style:family="paragraph" style:parent-style-name="Standard">
      <style:paragraph-properties fo:margin-left="0.026cm" fo:margin-right="0.042cm" fo:margin-top="0cm" fo:margin-bottom="0.099cm" style:contextual-spacing="false" fo:text-indent="0.007cm" style:auto-text-indent="false"/>
    </style:style>
    <style:style style:name="P569" style:family="paragraph" style:parent-style-name="Standard">
      <style:paragraph-properties fo:margin-left="0.044cm" fo:margin-right="0.042cm" fo:text-indent="-0.018cm" style:auto-text-indent="false"/>
    </style:style>
    <style:style style:name="P570" style:family="paragraph" style:parent-style-name="Standard">
      <style:paragraph-properties fo:margin-left="0.702cm" fo:margin-right="0.127cm" fo:margin-top="0cm" fo:margin-bottom="0cm" style:contextual-spacing="false" fo:line-height="109%" fo:text-align="end" style:justify-single-word="false" fo:text-indent="-0.018cm" style:auto-text-indent="false"/>
    </style:style>
    <style:style style:name="P571" style:family="paragraph" style:parent-style-name="Standard">
      <style:paragraph-properties fo:margin-left="0.702cm" fo:margin-right="0.127cm" fo:margin-top="0cm" fo:margin-bottom="0.385cm" style:contextual-spacing="false" fo:line-height="109%" fo:text-align="end" style:justify-single-word="false" fo:text-indent="-0.018cm" style:auto-text-indent="false"/>
    </style:style>
    <style:style style:name="P572" style:family="paragraph" style:parent-style-name="Standard">
      <style:paragraph-properties fo:margin-left="0.702cm" fo:margin-right="0.127cm" fo:margin-top="0cm" fo:margin-bottom="0.482cm" style:contextual-spacing="false" fo:line-height="109%" fo:text-align="end" style:justify-single-word="false" fo:text-indent="-0.018cm" style:auto-text-indent="false"/>
    </style:style>
    <style:style style:name="P573" style:family="paragraph" style:parent-style-name="Standard">
      <style:paragraph-properties fo:margin-left="0.702cm" fo:margin-right="0.127cm" fo:margin-top="0cm" fo:margin-bottom="0.243cm" style:contextual-spacing="false" fo:line-height="109%" fo:text-align="end" style:justify-single-word="false" fo:text-indent="-0.018cm" style:auto-text-indent="false"/>
    </style:style>
    <style:style style:name="P574" style:family="paragraph" style:parent-style-name="Standard">
      <style:paragraph-properties fo:margin-left="0.702cm" fo:margin-right="0.127cm" fo:margin-top="0cm" fo:margin-bottom="0.284cm" style:contextual-spacing="false" fo:line-height="109%" fo:text-align="end" style:justify-single-word="false" fo:text-indent="-0.018cm" style:auto-text-indent="false"/>
    </style:style>
    <style:style style:name="P575" style:family="paragraph" style:parent-style-name="Standard">
      <style:paragraph-properties fo:margin-left="0.032cm" fo:margin-right="0.042cm" fo:text-indent="-0.005cm" style:auto-text-indent="false"/>
    </style:style>
    <style:style style:name="P576" style:family="paragraph" style:parent-style-name="Standard">
      <style:paragraph-properties fo:margin-left="0.028cm" fo:margin-right="0.042cm" fo:margin-top="0cm" fo:margin-bottom="0.097cm" style:contextual-spacing="false" fo:text-indent="-0.002cm" style:auto-text-indent="false"/>
    </style:style>
    <style:style style:name="P577" style:family="paragraph" style:parent-style-name="Standard">
      <style:paragraph-properties fo:margin-left="0.028cm" fo:margin-right="0.042cm" fo:text-indent="-0.002cm" style:auto-text-indent="false"/>
    </style:style>
    <style:style style:name="P578" style:family="paragraph" style:parent-style-name="Standard">
      <style:paragraph-properties fo:margin-left="0.72cm" fo:margin-right="0.042cm" fo:text-indent="0cm" style:auto-text-indent="false"/>
    </style:style>
    <style:style style:name="P579" style:family="paragraph" style:parent-style-name="Standard">
      <style:paragraph-properties fo:margin-left="0.72cm" fo:margin-right="0.042cm" fo:margin-top="0cm" fo:margin-bottom="0.141cm" style:contextual-spacing="false" fo:text-indent="0cm" style:auto-text-indent="false"/>
    </style:style>
    <style:style style:name="P580" style:family="paragraph" style:parent-style-name="Standard">
      <style:paragraph-properties fo:margin-left="0.72cm" fo:margin-right="0.042cm" fo:margin-top="0cm" fo:margin-bottom="0.099cm" style:contextual-spacing="false" fo:text-indent="0cm" style:auto-text-indent="false"/>
    </style:style>
    <style:style style:name="P581" style:family="paragraph" style:parent-style-name="Standard">
      <style:paragraph-properties fo:margin-left="0.72cm" fo:margin-right="0.042cm" fo:margin-top="0cm" fo:margin-bottom="0.097cm" style:contextual-spacing="false" fo:text-indent="0cm" style:auto-text-indent="false"/>
    </style:style>
    <style:style style:name="P582" style:family="paragraph" style:parent-style-name="Standard">
      <style:paragraph-properties fo:margin-left="0.042cm" fo:margin-right="0.042cm" fo:text-indent="-0.016cm" style:auto-text-indent="false"/>
    </style:style>
    <style:style style:name="P583" style:family="paragraph" style:parent-style-name="Standard">
      <style:paragraph-properties fo:margin-left="0.042cm" fo:margin-right="0.042cm" fo:margin-top="0cm" fo:margin-bottom="0.148cm" style:contextual-spacing="false" fo:text-indent="-0.016cm" style:auto-text-indent="false"/>
    </style:style>
    <style:style style:name="P584" style:family="paragraph" style:parent-style-name="Standard">
      <style:paragraph-properties fo:margin-left="0.048cm" fo:margin-right="0.042cm" fo:margin-top="0cm" fo:margin-bottom="0.143cm" style:contextual-spacing="false" fo:text-indent="-0.021cm" style:auto-text-indent="false"/>
    </style:style>
    <style:style style:name="P585" style:family="paragraph" style:parent-style-name="Standard">
      <style:paragraph-properties fo:margin-left="0.048cm" fo:margin-right="0.042cm" fo:text-indent="-0.021cm" style:auto-text-indent="false"/>
    </style:style>
    <style:style style:name="P586" style:family="paragraph" style:parent-style-name="Standard">
      <style:paragraph-properties fo:margin-left="0.721cm" fo:margin-right="0.042cm" fo:text-indent="0cm" style:auto-text-indent="false"/>
    </style:style>
    <style:style style:name="P587" style:family="paragraph" style:parent-style-name="Standard">
      <style:paragraph-properties fo:margin-left="0.721cm" fo:margin-right="0.042cm" fo:margin-top="0cm" fo:margin-bottom="0.097cm" style:contextual-spacing="false" fo:text-indent="0cm" style:auto-text-indent="false"/>
    </style:style>
    <style:style style:name="P588" style:family="paragraph" style:parent-style-name="Standard">
      <style:paragraph-properties fo:margin-left="0.721cm" fo:margin-right="0.042cm" fo:margin-top="0cm" fo:margin-bottom="0.466cm" style:contextual-spacing="false" fo:text-indent="0cm" style:auto-text-indent="false"/>
    </style:style>
    <style:style style:name="P589" style:family="paragraph" style:parent-style-name="Standard">
      <style:paragraph-properties fo:margin-left="0.026cm" fo:margin-right="0.164cm" fo:text-indent="0.021cm" style:auto-text-indent="false"/>
    </style:style>
    <style:style style:name="P590" style:family="paragraph" style:parent-style-name="Standard">
      <style:paragraph-properties fo:margin-left="0.713cm" fo:margin-right="0.042cm" fo:text-indent="0cm" style:auto-text-indent="false"/>
    </style:style>
    <style:style style:name="P591" style:family="paragraph" style:parent-style-name="Standard">
      <style:paragraph-properties fo:margin-left="0.025cm" fo:margin-right="0.127cm" fo:margin-top="0cm" fo:margin-bottom="0.303cm" style:contextual-spacing="false" fo:line-height="103%" fo:text-align="center" style:justify-single-word="false" fo:text-indent="-0.018cm" style:auto-text-indent="false"/>
    </style:style>
    <style:style style:name="P592" style:family="paragraph" style:parent-style-name="Standard">
      <style:paragraph-properties fo:margin-left="0.025cm" fo:margin-right="0.116cm" fo:margin-top="0cm" fo:margin-bottom="0.205cm" style:contextual-spacing="false" fo:line-height="103%" fo:text-align="center" style:justify-single-word="false" fo:text-indent="-0.018cm" style:auto-text-indent="false"/>
    </style:style>
    <style:style style:name="P593" style:family="paragraph" style:parent-style-name="Standard">
      <style:paragraph-properties fo:margin-left="0.025cm" fo:margin-right="0.138cm" fo:margin-top="0cm" fo:margin-bottom="0.104cm" style:contextual-spacing="false" fo:line-height="103%" fo:text-align="center" style:justify-single-word="false" fo:text-indent="-0.018cm" style:auto-text-indent="false"/>
    </style:style>
    <style:style style:name="P594" style:family="paragraph" style:parent-style-name="Standard">
      <style:paragraph-properties fo:margin-left="0.025cm" fo:margin-right="0.051cm" fo:margin-top="0cm" fo:margin-bottom="0.275cm" style:contextual-spacing="false" fo:line-height="103%" fo:text-align="center" style:justify-single-word="false" fo:text-indent="-0.018cm" style:auto-text-indent="false"/>
    </style:style>
    <style:style style:name="P595" style:family="paragraph" style:parent-style-name="Standard">
      <style:paragraph-properties fo:margin-left="0.025cm" fo:margin-right="0.051cm" fo:margin-top="0cm" fo:margin-bottom="0.303cm" style:contextual-spacing="false" fo:line-height="103%" fo:text-align="center" style:justify-single-word="false" fo:text-indent="-0.018cm" style:auto-text-indent="false"/>
    </style:style>
    <style:style style:name="P596" style:family="paragraph" style:parent-style-name="Standard">
      <style:paragraph-properties fo:margin-left="0.025cm" fo:margin-right="0cm" fo:margin-top="0cm" fo:margin-bottom="0.205cm" style:contextual-spacing="false" fo:line-height="103%" fo:text-align="center" style:justify-single-word="false" fo:text-indent="-0.018cm" style:auto-text-indent="false"/>
    </style:style>
    <style:style style:name="P597" style:family="paragraph" style:parent-style-name="Standard">
      <style:paragraph-properties fo:margin-left="0.025cm" fo:margin-right="0.007cm" fo:margin-top="0cm" fo:margin-bottom="0.065cm" style:contextual-spacing="false" fo:line-height="103%" fo:text-align="center" style:justify-single-word="false" fo:text-indent="-0.018cm" style:auto-text-indent="false"/>
    </style:style>
    <style:style style:name="P598" style:family="paragraph" style:parent-style-name="Standard">
      <style:paragraph-properties fo:margin-left="0.025cm" fo:margin-right="0.007cm" fo:margin-top="0cm" fo:margin-bottom="0.011cm" style:contextual-spacing="false" fo:line-height="103%" fo:text-align="center" style:justify-single-word="false" fo:text-indent="-0.018cm" style:auto-text-indent="false"/>
    </style:style>
    <style:style style:name="P599" style:family="paragraph" style:parent-style-name="Standard">
      <style:paragraph-properties fo:margin-left="0.025cm" fo:margin-right="0.12cm" fo:margin-top="0cm" fo:margin-bottom="0.205cm" style:contextual-spacing="false" fo:line-height="103%" fo:text-align="center" style:justify-single-word="false" fo:text-indent="-0.018cm" style:auto-text-indent="false"/>
    </style:style>
    <style:style style:name="P600" style:family="paragraph" style:parent-style-name="Standard">
      <style:paragraph-properties fo:margin-left="0.025cm" fo:margin-right="0.131cm" fo:margin-top="0cm" fo:margin-bottom="0.303cm" style:contextual-spacing="false" fo:line-height="103%" fo:text-align="center" style:justify-single-word="false" fo:text-indent="-0.018cm" style:auto-text-indent="false"/>
    </style:style>
    <style:style style:name="P601" style:family="paragraph" style:parent-style-name="Standard">
      <style:paragraph-properties fo:margin-left="0.025cm" fo:margin-right="0.131cm" fo:margin-top="0cm" fo:margin-bottom="0.404cm" style:contextual-spacing="false" fo:line-height="103%" fo:text-align="center" style:justify-single-word="false" fo:text-indent="-0.018cm" style:auto-text-indent="false"/>
    </style:style>
    <style:style style:name="P602" style:family="paragraph" style:parent-style-name="Standard">
      <style:paragraph-properties fo:margin-left="0.025cm" fo:margin-right="0.131cm" fo:margin-top="0cm" fo:margin-bottom="0.263cm" style:contextual-spacing="false" fo:line-height="103%" fo:text-align="center" style:justify-single-word="false" fo:text-indent="-0.018cm" style:auto-text-indent="false"/>
    </style:style>
    <style:style style:name="P603" style:family="paragraph" style:parent-style-name="Standard">
      <style:paragraph-properties fo:margin-left="0.025cm" fo:margin-right="0.095cm" fo:margin-top="0cm" fo:margin-bottom="0.205cm" style:contextual-spacing="false" fo:line-height="103%" fo:text-align="center" style:justify-single-word="false" fo:text-indent="-0.018cm" style:auto-text-indent="false"/>
    </style:style>
    <style:style style:name="P604" style:family="paragraph" style:parent-style-name="Standard">
      <style:paragraph-properties fo:margin-left="0.025cm" fo:margin-right="0.106cm" fo:margin-top="0cm" fo:margin-bottom="0.162cm" style:contextual-spacing="false" fo:line-height="103%" fo:text-align="center" style:justify-single-word="false" fo:text-indent="-0.018cm" style:auto-text-indent="false"/>
    </style:style>
    <style:style style:name="P605" style:family="paragraph" style:parent-style-name="Standard">
      <style:paragraph-properties fo:margin-left="0.025cm" fo:margin-right="-0.035cm" fo:margin-top="0cm" fo:margin-bottom="0.104cm" style:contextual-spacing="false" fo:line-height="103%" fo:text-align="center" style:justify-single-word="false" fo:text-indent="-0.018cm" style:auto-text-indent="false"/>
    </style:style>
    <style:style style:name="P606" style:family="paragraph" style:parent-style-name="footnote_20_description">
      <style:paragraph-properties fo:margin-left="0.023cm" fo:margin-right="0.049cm" fo:line-height="103%" fo:text-indent="-0.023cm" style:auto-text-indent="false"/>
    </style:style>
    <style:style style:name="P607" style:family="paragraph" style:parent-style-name="Standard">
      <style:paragraph-properties fo:margin-left="0.706cm" fo:margin-right="0.042cm" fo:margin-top="0cm" fo:margin-bottom="0.097cm" style:contextual-spacing="false" fo:text-indent="0cm" style:auto-text-indent="false"/>
    </style:style>
    <style:style style:name="P608" style:family="paragraph" style:parent-style-name="Standard">
      <style:paragraph-properties fo:margin-left="0.706cm" fo:margin-right="0.042cm" fo:text-indent="0cm" style:auto-text-indent="false"/>
    </style:style>
    <style:style style:name="P609" style:family="paragraph" style:parent-style-name="Standard">
      <style:paragraph-properties fo:margin-left="0.674cm" fo:margin-right="0.042cm" fo:text-indent="0cm" style:auto-text-indent="false"/>
    </style:style>
    <style:style style:name="P610" style:family="paragraph" style:parent-style-name="Standard">
      <style:paragraph-properties fo:margin-left="0.051cm" fo:margin-right="0.042cm" fo:text-indent="-0.025cm" style:auto-text-indent="false"/>
    </style:style>
    <style:style style:name="P611" style:family="paragraph" style:parent-style-name="Standard">
      <style:paragraph-properties fo:margin-left="4.45cm" fo:margin-right="0cm" fo:margin-top="0cm" fo:margin-bottom="0.005cm" style:contextual-spacing="false" fo:line-height="175%" fo:text-align="start" style:justify-single-word="false" fo:text-indent="4.685cm" style:auto-text-indent="false"/>
    </style:style>
    <style:style style:name="P612" style:family="paragraph" style:parent-style-name="Standard">
      <loext:graphic-properties draw:fill="none"/>
      <style:paragraph-properties fo:margin-left="0cm" fo:margin-right="2.3cm" fo:margin-top="0cm" fo:margin-bottom="0.111cm" style:contextual-spacing="false" fo:line-height="175%" fo:text-align="center" style:justify-single-word="false" fo:orphans="2" fo:widows="2" fo:text-indent="0cm" style:auto-text-indent="false" fo:background-color="transparent" style:writing-mode="lr-tb"/>
      <style:text-properties officeooo:paragraph-rsid="01ec78d3"/>
    </style:style>
    <style:style style:name="P613" style:family="paragraph" style:parent-style-name="Standard">
      <loext:graphic-properties draw:fill="none"/>
      <style:paragraph-properties fo:margin-left="0cm" fo:margin-right="0cm" fo:margin-top="0cm" fo:margin-bottom="0.009cm" style:contextual-spacing="false" fo:line-height="175%" fo:text-align="center" style:justify-single-word="false" fo:orphans="2" fo:widows="2" fo:text-indent="0.101cm" style:auto-text-indent="false" fo:background-color="transparent" style:writing-mode="lr-tb"/>
      <style:text-properties officeooo:paragraph-rsid="020e8917"/>
    </style:style>
    <style:style style:name="P614" style:family="paragraph" style:parent-style-name="Standard">
      <style:paragraph-properties fo:margin-left="0.026cm" fo:margin-right="0.042cm" fo:text-indent="0.009cm" style:auto-text-indent="false"/>
    </style:style>
    <style:style style:name="P615" style:family="paragraph" style:parent-style-name="Standard">
      <style:paragraph-properties fo:margin-left="0.037cm" fo:margin-right="0.042cm" fo:text-indent="-0.011cm" style:auto-text-indent="false"/>
    </style:style>
    <style:style style:name="P616" style:family="paragraph" style:parent-style-name="Standard">
      <style:paragraph-properties fo:margin-left="0.037cm" fo:margin-right="0.042cm" fo:margin-top="0cm" fo:margin-bottom="0.148cm" style:contextual-spacing="false" fo:text-indent="-0.011cm" style:auto-text-indent="false"/>
    </style:style>
    <style:style style:name="P617" style:family="paragraph" style:parent-style-name="Standard">
      <style:paragraph-properties fo:margin-left="0.046cm" fo:margin-right="0.042cm" fo:text-indent="-0.019cm" style:auto-text-indent="false"/>
    </style:style>
    <style:style style:name="P618" style:family="paragraph" style:parent-style-name="Standard">
      <style:paragraph-properties fo:margin-left="0.702cm" fo:margin-right="0.042cm" fo:margin-top="0cm" fo:margin-bottom="0.141cm" style:contextual-spacing="false" fo:text-indent="0cm" style:auto-text-indent="false"/>
    </style:style>
    <style:style style:name="P619" style:family="paragraph" style:parent-style-name="Standard">
      <style:paragraph-properties fo:margin-left="0.702cm" fo:margin-right="0.042cm" fo:text-indent="0cm" style:auto-text-indent="false"/>
    </style:style>
    <style:style style:name="P620" style:family="paragraph" style:parent-style-name="Standard">
      <style:paragraph-properties fo:margin-left="0.702cm" fo:margin-right="0.042cm" fo:margin-top="0cm" fo:margin-bottom="0.298cm" style:contextual-spacing="false" fo:text-indent="0cm" style:auto-text-indent="false"/>
    </style:style>
    <style:style style:name="P621" style:family="paragraph" style:parent-style-name="Standard">
      <style:paragraph-properties fo:margin-left="0.702cm" fo:margin-right="0.042cm" fo:margin-top="0cm" fo:margin-bottom="0.542cm" style:contextual-spacing="false" fo:text-indent="0cm" style:auto-text-indent="false"/>
    </style:style>
    <style:style style:name="P622" style:family="paragraph" style:parent-style-name="Standard">
      <style:paragraph-properties fo:margin-left="0.707cm" fo:margin-right="0.042cm" fo:margin-top="0cm" fo:margin-bottom="0.598cm" style:contextual-spacing="false" fo:text-indent="0cm" style:auto-text-indent="false"/>
    </style:style>
    <style:style style:name="P623" style:family="paragraph" style:parent-style-name="Standard">
      <style:paragraph-properties fo:margin-left="0.707cm" fo:margin-right="0.042cm" fo:text-indent="0cm" style:auto-text-indent="false"/>
    </style:style>
    <style:style style:name="P624" style:family="paragraph" style:parent-style-name="Standard">
      <style:paragraph-properties fo:margin-left="0.711cm" fo:margin-right="0.042cm" fo:text-indent="0cm" style:auto-text-indent="false"/>
    </style:style>
    <style:style style:name="P625" style:family="paragraph" style:parent-style-name="Standard">
      <style:paragraph-properties fo:margin-left="0.727cm" fo:margin-right="2.748cm" fo:margin-top="0cm" fo:margin-bottom="0.099cm" style:contextual-spacing="false" fo:text-indent="-0.023cm" style:auto-text-indent="false"/>
    </style:style>
    <style:style style:name="P626" style:family="paragraph" style:parent-style-name="Standard">
      <style:paragraph-properties fo:margin-left="0.026cm" fo:margin-right="0.042cm" fo:text-indent="0.018cm" style:auto-text-indent="false"/>
    </style:style>
    <style:style style:name="P627" style:family="paragraph" style:parent-style-name="Standard">
      <style:paragraph-properties fo:margin-left="0.026cm" fo:margin-right="0.042cm" fo:margin-top="0cm" fo:margin-bottom="0.06cm" style:contextual-spacing="false" fo:text-indent="0.018cm" style:auto-text-indent="false"/>
    </style:style>
    <style:style style:name="P628" style:family="paragraph" style:parent-style-name="Standard">
      <style:paragraph-properties fo:margin-left="0.03cm" fo:margin-right="0.042cm" fo:text-indent="-0.004cm" style:auto-text-indent="false"/>
    </style:style>
    <style:style style:name="P629" style:family="paragraph" style:parent-style-name="Standard">
      <style:paragraph-properties fo:margin-left="0.728cm" fo:margin-right="0.042cm" fo:text-indent="0cm" style:auto-text-indent="false"/>
    </style:style>
    <style:style style:name="P630" style:family="paragraph" style:parent-style-name="Standard">
      <style:paragraph-properties fo:margin-left="0.714cm" fo:margin-right="3.911cm" fo:margin-top="0cm" fo:margin-bottom="0.099cm" style:contextual-spacing="false" fo:text-indent="-0.005cm" style:auto-text-indent="false"/>
    </style:style>
    <style:style style:name="P631" style:family="paragraph" style:parent-style-name="Standard">
      <style:paragraph-properties fo:margin-left="0.727cm" fo:margin-right="3.974cm" fo:margin-top="0cm" fo:margin-bottom="0.099cm" style:contextual-spacing="false" fo:text-indent="-0.005cm" style:auto-text-indent="false"/>
    </style:style>
    <style:style style:name="P632" style:family="paragraph" style:parent-style-name="Standard">
      <style:paragraph-properties fo:margin-left="0.714cm" fo:margin-right="3.909cm" fo:margin-top="0cm" fo:margin-bottom="0.099cm" style:contextual-spacing="false" fo:text-indent="-0.005cm" style:auto-text-indent="false"/>
    </style:style>
    <style:style style:name="P633" style:family="paragraph" style:parent-style-name="Standard">
      <style:paragraph-properties fo:margin-left="0.026cm" fo:margin-right="0.042cm" fo:text-indent="0.028cm" style:auto-text-indent="false"/>
    </style:style>
    <style:style style:name="P634" style:family="paragraph" style:parent-style-name="Standard">
      <style:paragraph-properties fo:margin-left="0.727cm" fo:margin-right="3.909cm" fo:margin-top="0cm" fo:margin-bottom="0.099cm" style:contextual-spacing="false" fo:text-indent="-0.005cm" style:auto-text-indent="false"/>
    </style:style>
    <style:style style:name="P635" style:family="paragraph" style:parent-style-name="Standard">
      <style:paragraph-properties fo:margin-left="0.026cm" fo:margin-right="0.042cm" fo:text-indent="0.023cm" style:auto-text-indent="false"/>
    </style:style>
    <style:style style:name="P636" style:family="paragraph" style:parent-style-name="Standard">
      <style:paragraph-properties fo:margin-left="0.714cm" fo:margin-right="0.042cm" fo:text-indent="0cm" style:auto-text-indent="false"/>
    </style:style>
    <style:style style:name="P637" style:family="paragraph" style:parent-style-name="Standard">
      <style:paragraph-properties fo:margin-left="0.714cm" fo:margin-right="0.042cm" fo:margin-top="0cm" fo:margin-bottom="0.494cm" style:contextual-spacing="false" fo:text-indent="0cm" style:auto-text-indent="false"/>
    </style:style>
    <style:style style:name="P638" style:family="paragraph" style:parent-style-name="Standard">
      <style:paragraph-properties fo:margin-left="0.714cm" fo:margin-right="0.042cm" fo:margin-top="0cm" fo:margin-bottom="0.545cm" style:contextual-spacing="false" fo:text-indent="0cm" style:auto-text-indent="false"/>
    </style:style>
    <style:style style:name="P639" style:family="paragraph" style:parent-style-name="Standard">
      <style:paragraph-properties fo:margin-left="0.716cm" fo:margin-right="0.042cm" fo:text-indent="0cm" style:auto-text-indent="false"/>
    </style:style>
    <style:style style:name="P640" style:family="paragraph" style:parent-style-name="Standard">
      <style:paragraph-properties fo:margin-left="0.026cm" fo:margin-right="0.155cm" fo:text-indent="0.704cm" style:auto-text-indent="false"/>
    </style:style>
    <style:style style:name="P641" style:family="paragraph" style:parent-style-name="Standard">
      <style:paragraph-properties fo:margin-left="0.709cm" fo:margin-right="0.042cm" fo:margin-top="0cm" fo:margin-bottom="0.097cm" style:contextual-spacing="false" fo:text-indent="0cm" style:auto-text-indent="false"/>
    </style:style>
    <style:style style:name="P642" style:family="paragraph" style:parent-style-name="Standard">
      <style:paragraph-properties fo:margin-left="0.709cm" fo:margin-right="0.042cm" fo:text-indent="0cm" style:auto-text-indent="false"/>
    </style:style>
    <style:style style:name="P643" style:family="paragraph" style:parent-style-name="Standard">
      <style:paragraph-properties fo:margin-left="0.709cm" fo:margin-right="0.042cm" fo:margin-top="0cm" fo:margin-bottom="0.497cm" style:contextual-spacing="false" fo:text-indent="0cm" style:auto-text-indent="false"/>
    </style:style>
    <style:style style:name="P644" style:family="paragraph" style:parent-style-name="Standard">
      <style:paragraph-properties fo:margin-left="0.026cm" fo:margin-right="0.042cm" fo:text-indent="0.005cm" style:auto-text-indent="false"/>
    </style:style>
    <style:style style:name="P645" style:family="paragraph" style:parent-style-name="Standard">
      <style:paragraph-properties fo:margin-left="0.704cm" fo:margin-right="0.042cm" fo:margin-top="0cm" fo:margin-bottom="0.457cm" style:contextual-spacing="false" fo:text-indent="0cm" style:auto-text-indent="false"/>
    </style:style>
    <style:style style:name="P646" style:family="paragraph" style:parent-style-name="Standard">
      <style:paragraph-properties fo:margin-left="0.718cm" fo:margin-right="0.042cm" fo:margin-top="0cm" fo:margin-bottom="0.097cm" style:contextual-spacing="false" fo:text-indent="0cm" style:auto-text-indent="false"/>
    </style:style>
    <style:style style:name="P647" style:family="paragraph" style:parent-style-name="Standard">
      <style:paragraph-properties fo:margin-left="0.065cm" fo:margin-right="0.042cm" fo:text-indent="-0.039cm" style:auto-text-indent="false"/>
    </style:style>
    <style:style style:name="P648" style:family="paragraph" style:parent-style-name="Standard">
      <style:paragraph-properties fo:margin-left="0.736cm" fo:margin-right="0.042cm" fo:text-indent="0cm" style:auto-text-indent="false"/>
    </style:style>
    <style:style style:name="P649" style:family="paragraph" style:parent-style-name="Standard">
      <style:paragraph-properties fo:margin-left="0.736cm" fo:margin-right="0.042cm" fo:margin-top="0cm" fo:margin-bottom="0.27cm" style:contextual-spacing="false" fo:text-indent="0cm" style:auto-text-indent="false"/>
    </style:style>
    <style:style style:name="P650" style:family="paragraph" style:parent-style-name="Standard">
      <style:paragraph-properties fo:margin-left="0.73cm" fo:margin-right="0.042cm" fo:margin-top="0cm" fo:margin-bottom="0.298cm" style:contextual-spacing="false" fo:text-indent="0cm" style:auto-text-indent="false"/>
    </style:style>
    <style:style style:name="P651" style:family="paragraph" style:parent-style-name="Standard">
      <style:paragraph-properties fo:margin-left="0.73cm" fo:margin-right="0.042cm" fo:text-indent="0cm" style:auto-text-indent="false"/>
    </style:style>
    <style:style style:name="P652" style:family="paragraph" style:parent-style-name="Standard">
      <style:paragraph-properties fo:margin-left="0.723cm" fo:margin-right="0.042cm" fo:text-indent="0cm" style:auto-text-indent="false"/>
    </style:style>
    <style:style style:name="P653" style:family="paragraph" style:parent-style-name="Standard">
      <style:paragraph-properties fo:margin-left="0.723cm" fo:margin-right="0.042cm" fo:margin-top="0cm" fo:margin-bottom="0.298cm" style:contextual-spacing="false" fo:text-indent="0cm" style:auto-text-indent="false"/>
    </style:style>
    <style:style style:name="P654" style:family="paragraph" style:parent-style-name="Standard">
      <style:paragraph-properties fo:margin-left="0.723cm" fo:margin-right="0.042cm" fo:margin-top="0cm" fo:margin-bottom="0.459cm" style:contextual-spacing="false" fo:text-indent="0cm" style:auto-text-indent="false"/>
    </style:style>
    <style:style style:name="P655" style:family="paragraph" style:parent-style-name="Standard">
      <style:paragraph-properties fo:margin-left="0.699cm" fo:margin-right="0.042cm" fo:text-indent="0cm" style:auto-text-indent="false"/>
    </style:style>
    <style:style style:name="P656" style:family="paragraph" style:parent-style-name="Standard">
      <style:paragraph-properties fo:margin-left="0.699cm" fo:margin-right="0.042cm" fo:margin-top="0cm" fo:margin-bottom="0.27cm" style:contextual-spacing="false" fo:text-indent="0cm" style:auto-text-indent="false"/>
    </style:style>
    <style:style style:name="P657" style:family="paragraph" style:parent-style-name="Standard">
      <style:paragraph-properties fo:margin-left="0.72cm" fo:margin-right="4.604cm" fo:margin-top="0cm" fo:margin-bottom="0.12cm" style:contextual-spacing="false" fo:line-height="140%" fo:text-align="start" style:justify-single-word="false" fo:text-indent="0.307cm" style:auto-text-indent="false"/>
    </style:style>
    <style:style style:name="P658" style:family="paragraph" style:parent-style-name="Standard">
      <style:paragraph-properties fo:margin-left="0.026cm" fo:margin-right="0.042cm" fo:line-height="140%" fo:text-indent="0cm" style:auto-text-indent="false"/>
      <style:text-properties officeooo:paragraph-rsid="0074c9ff"/>
    </style:style>
    <style:style style:name="P659" style:family="paragraph" style:parent-style-name="Standard">
      <style:paragraph-properties fo:margin-left="0.732cm" fo:margin-right="0.042cm" fo:margin-top="0cm" fo:margin-bottom="0.497cm" style:contextual-spacing="false" fo:text-indent="0cm" style:auto-text-indent="false"/>
    </style:style>
    <style:style style:name="P660" style:family="paragraph" style:parent-style-name="Standard">
      <style:paragraph-properties fo:margin-left="0.75cm" fo:margin-right="0.042cm" fo:margin-top="0cm" fo:margin-bottom="0.097cm" style:contextual-spacing="false" fo:text-indent="0cm" style:auto-text-indent="false"/>
    </style:style>
    <style:style style:name="P661" style:family="paragraph" style:parent-style-name="Standard">
      <style:paragraph-properties fo:margin-left="0.695cm" fo:margin-right="0.042cm" fo:margin-top="0cm" fo:margin-bottom="0.497cm" style:contextual-spacing="false" fo:text-indent="0cm" style:auto-text-indent="false"/>
    </style:style>
    <style:style style:name="P662" style:family="paragraph" style:parent-style-name="Standard">
      <style:paragraph-properties fo:margin-left="2.148cm" fo:margin-right="2.191cm" fo:margin-top="0cm" fo:margin-bottom="0cm" style:contextual-spacing="false" fo:line-height="178%" fo:text-align="center" style:justify-single-word="false" fo:text-indent="-0.018cm" style:auto-text-indent="false"/>
      <style:text-properties officeooo:paragraph-rsid="002af150"/>
    </style:style>
    <style:style style:name="P663" style:family="paragraph" style:parent-style-name="Standard">
      <style:paragraph-properties fo:margin-left="0.026cm" fo:margin-right="0.042cm" fo:margin-top="0cm" fo:margin-bottom="0.289cm" style:contextual-spacing="false" fo:text-indent="0.704cm" style:auto-text-indent="false"/>
      <style:text-properties officeooo:paragraph-rsid="0023299f"/>
    </style:style>
    <style:style style:name="P664" style:family="paragraph" style:parent-style-name="Standard">
      <style:paragraph-properties fo:margin-left="0.026cm" fo:margin-right="0.042cm" fo:text-indent="0.704cm" style:auto-text-indent="false"/>
      <style:text-properties officeooo:paragraph-rsid="002c5840"/>
    </style:style>
    <style:style style:name="P665" style:family="paragraph" style:parent-style-name="Standard">
      <style:paragraph-properties fo:margin-left="0.026cm" fo:margin-right="0.042cm" fo:text-indent="0.704cm" style:auto-text-indent="false"/>
      <style:text-properties officeooo:paragraph-rsid="0034a308"/>
    </style:style>
    <style:style style:name="P666" style:family="paragraph" style:parent-style-name="Standard">
      <style:paragraph-properties fo:margin-left="0.026cm" fo:margin-right="0.042cm" fo:margin-top="0cm" fo:margin-bottom="0.088cm" style:contextual-spacing="false" fo:text-indent="0.704cm" style:auto-text-indent="false"/>
      <style:text-properties officeooo:paragraph-rsid="0037c943"/>
    </style:style>
    <style:style style:name="P667" style:family="paragraph" style:parent-style-name="Standard">
      <style:paragraph-properties fo:margin-left="0.026cm" fo:margin-right="0.042cm" fo:text-indent="0.704cm" style:auto-text-indent="false"/>
      <style:text-properties officeooo:paragraph-rsid="003c21aa"/>
    </style:style>
    <style:style style:name="P668" style:family="paragraph" style:parent-style-name="Standard">
      <style:paragraph-properties fo:margin-left="0.034cm" fo:margin-right="0.042cm" fo:margin-top="0cm" fo:margin-bottom="0.099cm" style:contextual-spacing="false" fo:text-indent="-0.007cm" style:auto-text-indent="false"/>
      <style:text-properties officeooo:paragraph-rsid="003ee957"/>
    </style:style>
    <style:style style:name="P669" style:family="paragraph" style:parent-style-name="Standard">
      <style:paragraph-properties fo:margin-left="0.025cm" fo:margin-right="0cm" fo:margin-top="0cm" fo:margin-bottom="0.005cm" style:contextual-spacing="false" fo:text-align="justify" style:justify-single-word="false" fo:text-indent="0.699cm" style:auto-text-indent="false"/>
    </style:style>
    <style:style style:name="P670" style:family="paragraph" style:parent-style-name="Standard">
      <style:paragraph-properties fo:margin-left="0.026cm" fo:margin-right="0.042cm" fo:text-indent="0.704cm" style:auto-text-indent="false"/>
      <style:text-properties officeooo:paragraph-rsid="00407876"/>
    </style:style>
    <style:style style:name="P671" style:family="paragraph" style:parent-style-name="Standard">
      <style:paragraph-properties fo:margin-left="0.026cm" fo:margin-right="0.042cm" fo:text-indent="0.704cm" style:auto-text-indent="false"/>
      <style:text-properties officeooo:paragraph-rsid="00422258"/>
    </style:style>
    <style:style style:name="P672" style:family="paragraph" style:parent-style-name="Standard">
      <style:paragraph-properties fo:margin-left="0.041cm" fo:margin-right="0.12cm" fo:margin-top="0cm" fo:margin-bottom="0.074cm" style:contextual-spacing="false" fo:line-height="108%" fo:text-align="center" style:justify-single-word="false" fo:text-indent="-0.018cm" style:auto-text-indent="false"/>
      <style:text-properties fo:font-variant="normal" fo:text-transform="none" fo:color="#181717" loext:opacity="100%" style:text-line-through-style="none" style:text-line-through-type="none" style:font-name="Times New Roman" fo:font-size="11.5pt" fo:letter-spacing="normal" fo:language="ru" fo:country="RU" fo:font-style="normal" style:text-underline-style="none" fo:font-weight="bold" fo:background-color="transparent" style:font-name-asian="Times New Roman1" style:font-size-asian="11.5pt" style:language-asian="ru" style:country-asian="RU" style:font-style-asian="normal" style:font-weight-asian="bold" style:font-name-complex="Times New Roman1" style:font-size-complex="11pt" style:language-complex="ru" style:country-complex="RU" style:font-style-complex="normal" style:font-weight-complex="bold" style:text-scale="100%"/>
    </style:style>
    <style:style style:name="P673" style:family="paragraph" style:parent-style-name="Заголовок_20__2116_5">
      <loext:graphic-properties draw:fill="none" draw:fill-color="#ffffff"/>
      <style:paragraph-properties fo:margin-left="0cm" fo:margin-right="0cm" fo:margin-top="0cm" fo:margin-bottom="0.106cm" style:contextual-spacing="false" fo:line-height="100%" fo:text-align="center" style:justify-single-word="false" fo:keep-together="always" fo:orphans="0" fo:widows="0" fo:text-indent="0cm" style:auto-text-indent="false" fo:background-color="transparent" fo:keep-with-next="always" style:writing-mode="lr-tb"/>
      <style:text-properties fo:font-variant="normal" fo:text-transform="none" fo:color="#181717" loext:opacity="100%" style:text-line-through-style="none" style:text-line-through-type="none" style:font-name="Times New Roman" fo:font-size="11.5pt" fo:letter-spacing="normal" fo:language="ru" fo:country="RU" fo:font-style="normal" style:text-underline-style="none" fo:font-weight="bold" officeooo:paragraph-rsid="004aaa4a" fo:background-color="transparent" style:font-name-asian="Times New Roman1" style:font-size-asian="11.5pt" style:language-asian="ru" style:country-asian="RU" style:font-style-asian="normal" style:font-weight-asian="bold" style:font-name-complex="Times New Roman1" style:font-size-complex="11pt" style:language-complex="ru" style:country-complex="RU" style:font-style-complex="normal" style:font-weight-complex="bold" style:text-scale="100%"/>
    </style:style>
    <style:style style:name="P674" style:family="paragraph" style:parent-style-name="Standard">
      <style:paragraph-properties fo:margin-left="0.026cm" fo:margin-right="0.042cm" fo:text-indent="0.704cm" style:auto-text-indent="false"/>
      <style:text-properties officeooo:paragraph-rsid="004aaa4a"/>
    </style:style>
    <style:style style:name="P675" style:family="paragraph" style:parent-style-name="Standard">
      <style:paragraph-properties fo:margin-left="0.026cm" fo:margin-right="0.042cm" fo:text-indent="0.704cm" style:auto-text-indent="false"/>
      <style:text-properties officeooo:paragraph-rsid="004c87e9"/>
    </style:style>
    <style:style style:name="P676" style:family="paragraph" style:parent-style-name="Standard">
      <style:paragraph-properties fo:margin-left="0.026cm" fo:margin-right="0.042cm" fo:margin-top="0cm" fo:margin-bottom="0.044cm" style:contextual-spacing="false" fo:text-indent="0cm" style:auto-text-indent="false"/>
      <style:text-properties officeooo:paragraph-rsid="004d0d3b"/>
    </style:style>
    <style:style style:name="P677" style:family="paragraph" style:parent-style-name="Standard">
      <style:paragraph-properties fo:margin-left="0.026cm" fo:margin-right="0.042cm" fo:text-indent="0.704cm" style:auto-text-indent="false"/>
      <style:text-properties officeooo:paragraph-rsid="004fdd78"/>
    </style:style>
    <style:style style:name="P678" style:family="paragraph" style:parent-style-name="Standard">
      <style:paragraph-properties fo:margin-left="0.026cm" fo:margin-right="0.042cm" fo:text-indent="0.704cm" style:auto-text-indent="false"/>
      <style:text-properties officeooo:paragraph-rsid="00519a2a"/>
    </style:style>
    <style:style style:name="P679" style:family="paragraph" style:parent-style-name="Standard">
      <style:paragraph-properties fo:margin-left="0.026cm" fo:margin-right="0.042cm" fo:text-indent="0.704cm" style:auto-text-indent="false"/>
      <style:text-properties officeooo:paragraph-rsid="005a0e50"/>
    </style:style>
    <style:style style:name="P680" style:family="paragraph" style:parent-style-name="Standard">
      <style:paragraph-properties fo:margin-left="0.041cm" fo:margin-right="0.042cm" fo:text-indent="-0.014cm" style:auto-text-indent="false"/>
      <style:text-properties officeooo:paragraph-rsid="005ac9f6"/>
    </style:style>
    <style:style style:name="P681" style:family="paragraph" style:parent-style-name="Standard">
      <style:paragraph-properties fo:margin-left="0.026cm" fo:margin-right="0.042cm" fo:margin-top="0cm" fo:margin-bottom="0.27cm" style:contextual-spacing="false" fo:text-indent="0cm" style:auto-text-indent="false"/>
      <style:text-properties officeooo:paragraph-rsid="0061857b"/>
    </style:style>
    <style:style style:name="P682" style:family="paragraph" style:parent-style-name="Standard">
      <style:paragraph-properties fo:margin-left="0.7cm" fo:margin-right="2.083cm" fo:margin-top="0cm" fo:margin-bottom="0.272cm" style:contextual-spacing="false" fo:text-indent="-0.005cm" style:auto-text-indent="false"/>
      <style:text-properties officeooo:paragraph-rsid="006cf76b"/>
    </style:style>
    <style:style style:name="P683" style:family="paragraph" style:parent-style-name="Standard">
      <style:paragraph-properties fo:margin-left="0.7cm" fo:margin-right="2.083cm" fo:margin-top="0cm" fo:margin-bottom="0cm" style:contextual-spacing="false" fo:text-indent="-0.005cm" style:auto-text-indent="false"/>
      <style:text-properties officeooo:paragraph-rsid="006cf76b"/>
    </style:style>
    <style:style style:name="P684" style:family="paragraph" style:parent-style-name="Standard">
      <style:paragraph-properties fo:margin-left="0.026cm" fo:margin-right="0.042cm" fo:text-indent="0.704cm" style:auto-text-indent="false"/>
      <style:text-properties officeooo:paragraph-rsid="0073feb9"/>
    </style:style>
    <style:style style:name="P685" style:family="paragraph" style:parent-style-name="Standard">
      <style:paragraph-properties fo:margin-left="0.026cm" fo:margin-right="0.042cm" fo:margin-top="0cm" fo:margin-bottom="0cm" style:contextual-spacing="false" fo:text-indent="0.704cm" style:auto-text-indent="false"/>
      <style:text-properties officeooo:paragraph-rsid="0079cc19"/>
    </style:style>
    <style:style style:name="P686" style:family="paragraph" style:parent-style-name="Standard">
      <style:paragraph-properties fo:margin-left="0.026cm" fo:margin-right="0.042cm" fo:text-indent="0cm" style:auto-text-indent="false"/>
      <style:text-properties officeooo:paragraph-rsid="0088473c"/>
    </style:style>
    <style:style style:name="P687" style:family="paragraph" style:parent-style-name="Standard">
      <style:paragraph-properties fo:margin-left="0.026cm" fo:margin-right="0.042cm" fo:margin-top="0cm" fo:margin-bottom="0.097cm" style:contextual-spacing="false" fo:text-indent="0.704cm" style:auto-text-indent="false"/>
      <style:text-properties officeooo:paragraph-rsid="008bb8bb"/>
    </style:style>
    <style:style style:name="P688" style:family="paragraph" style:parent-style-name="Standard">
      <style:paragraph-properties fo:margin-left="0.026cm" fo:margin-right="0.042cm" fo:text-indent="0.704cm" style:auto-text-indent="false"/>
      <style:text-properties officeooo:paragraph-rsid="0090fbda"/>
    </style:style>
    <style:style style:name="P689" style:family="paragraph" style:parent-style-name="Standard">
      <style:paragraph-properties fo:margin-left="0.026cm" fo:margin-right="0.042cm" fo:margin-top="0cm" fo:margin-bottom="0cm" style:contextual-spacing="false" fo:text-indent="0.704cm" style:auto-text-indent="false"/>
      <style:text-properties officeooo:paragraph-rsid="00956c06"/>
    </style:style>
    <style:style style:name="P690" style:family="paragraph" style:parent-style-name="Standard" style:master-page-name="">
      <style:paragraph-properties fo:margin-left="0.7cm" fo:margin-right="0cm" fo:text-align="start" style:justify-single-word="false" fo:text-indent="0cm" style:auto-text-indent="false" style:page-number="auto"/>
      <style:text-properties officeooo:paragraph-rsid="01148f7f"/>
    </style:style>
    <style:style style:name="P691" style:family="paragraph" style:parent-style-name="Standard">
      <style:paragraph-properties fo:margin-left="0.7cm" fo:margin-right="0cm" fo:text-align="start" style:justify-single-word="false" fo:text-indent="0cm" style:auto-text-indent="false"/>
      <style:text-properties officeooo:paragraph-rsid="01148f7f"/>
    </style:style>
    <style:style style:name="P692" style:family="paragraph" style:parent-style-name="Standard">
      <style:paragraph-properties fo:margin-left="0.026cm" fo:margin-right="0.042cm" fo:text-indent="0.704cm" style:auto-text-indent="false"/>
      <style:text-properties officeooo:paragraph-rsid="009cf9f6"/>
    </style:style>
    <style:style style:name="P693" style:family="paragraph" style:parent-style-name="Standard">
      <style:paragraph-properties fo:margin-left="0.026cm" fo:margin-right="0.042cm" fo:text-indent="0.704cm" style:auto-text-indent="false"/>
      <style:text-properties officeooo:paragraph-rsid="009fe652"/>
    </style:style>
    <style:style style:name="P694" style:family="paragraph" style:parent-style-name="Standard">
      <style:paragraph-properties fo:margin-left="0.026cm" fo:margin-right="0.042cm" fo:text-indent="0.704cm" style:auto-text-indent="false"/>
      <style:text-properties officeooo:paragraph-rsid="00a0b9c6"/>
    </style:style>
    <style:style style:name="P695" style:family="paragraph" style:parent-style-name="Standard">
      <style:paragraph-properties fo:margin-left="0.026cm" fo:margin-right="0.042cm" fo:text-indent="0.704cm" style:auto-text-indent="false"/>
      <style:text-properties officeooo:paragraph-rsid="00a26a9d"/>
    </style:style>
    <style:style style:name="P696" style:family="paragraph" style:parent-style-name="Standard">
      <style:paragraph-properties fo:margin-left="0.026cm" fo:margin-right="0.042cm" fo:text-indent="0.704cm" style:auto-text-indent="false"/>
      <style:text-properties officeooo:paragraph-rsid="00a4feb6"/>
    </style:style>
    <style:style style:name="P697" style:family="paragraph" style:parent-style-name="Standard">
      <style:paragraph-properties fo:margin-left="0.026cm" fo:margin-right="0.042cm" fo:text-indent="0.704cm" style:auto-text-indent="false"/>
      <style:text-properties officeooo:paragraph-rsid="00a99323"/>
    </style:style>
    <style:style style:name="P698" style:family="paragraph" style:parent-style-name="Standard">
      <style:paragraph-properties fo:margin-left="0.026cm" fo:margin-right="0.042cm" fo:margin-top="0cm" fo:margin-bottom="0.079cm" style:contextual-spacing="false" fo:text-indent="0.704cm" style:auto-text-indent="false"/>
      <style:text-properties officeooo:paragraph-rsid="00a9c183"/>
    </style:style>
    <style:style style:name="P699" style:family="paragraph" style:parent-style-name="Standard">
      <style:paragraph-properties fo:margin-left="0.026cm" fo:margin-right="0.042cm" fo:text-indent="0.704cm" style:auto-text-indent="false"/>
      <style:text-properties officeooo:paragraph-rsid="00ac60a2"/>
    </style:style>
    <style:style style:name="P700" style:family="paragraph" style:parent-style-name="Standard">
      <style:paragraph-properties fo:margin-left="0.026cm" fo:margin-right="0.042cm" fo:margin-top="0cm" fo:margin-bottom="0.146cm" style:contextual-spacing="false" fo:text-indent="0.704cm" style:auto-text-indent="false"/>
      <style:text-properties officeooo:paragraph-rsid="00b13d1f"/>
    </style:style>
    <style:style style:name="P701" style:family="paragraph" style:parent-style-name="Standard">
      <style:paragraph-properties fo:margin-left="0.026cm" fo:margin-right="0.042cm" fo:text-indent="0.704cm" style:auto-text-indent="false"/>
      <style:text-properties officeooo:paragraph-rsid="00b4f6c5"/>
    </style:style>
    <style:style style:name="P702" style:family="paragraph" style:parent-style-name="Standard">
      <style:paragraph-properties fo:margin-left="0.026cm" fo:margin-right="0.042cm" fo:text-indent="0.704cm" style:auto-text-indent="false"/>
      <style:text-properties officeooo:paragraph-rsid="00ba239b"/>
    </style:style>
    <style:style style:name="P703" style:family="paragraph" style:parent-style-name="Standard">
      <style:paragraph-properties fo:margin-left="0.026cm" fo:margin-right="0.042cm" fo:text-indent="0.704cm" style:auto-text-indent="false"/>
      <style:text-properties officeooo:paragraph-rsid="00bd0094"/>
    </style:style>
    <style:style style:name="P704" style:family="paragraph" style:parent-style-name="Standard">
      <style:paragraph-properties fo:margin-left="0.026cm" fo:margin-right="0.042cm" fo:text-indent="0cm" style:auto-text-indent="false"/>
      <style:text-properties officeooo:paragraph-rsid="00bd9e12"/>
    </style:style>
    <style:style style:name="P705" style:family="paragraph" style:parent-style-name="Standard">
      <style:paragraph-properties fo:margin-left="0.026cm" fo:margin-right="0.042cm" fo:text-indent="0.704cm" style:auto-text-indent="false"/>
      <style:text-properties officeooo:paragraph-rsid="00c458ce"/>
    </style:style>
    <style:style style:name="P706" style:family="paragraph" style:parent-style-name="Standard">
      <style:paragraph-properties fo:margin-left="0.026cm" fo:margin-right="0.042cm" fo:margin-top="0cm" fo:margin-bottom="0.388cm" style:contextual-spacing="false" fo:text-indent="0.704cm" style:auto-text-indent="false"/>
      <style:text-properties officeooo:paragraph-rsid="00cee514"/>
    </style:style>
    <style:style style:name="P707" style:family="paragraph" style:parent-style-name="Standard">
      <style:paragraph-properties fo:margin-left="0.026cm" fo:margin-right="0.042cm" fo:margin-top="0cm" fo:margin-bottom="0.388cm" style:contextual-spacing="false" fo:text-align="end" style:justify-single-word="false" fo:text-indent="0.704cm" style:auto-text-indent="false"/>
      <style:text-properties officeooo:paragraph-rsid="00cee514"/>
    </style:style>
    <style:style style:name="P708" style:family="paragraph" style:parent-style-name="Standard" style:master-page-name="">
      <style:paragraph-properties fo:margin-left="0.7cm" fo:margin-right="0cm" fo:text-align="end" style:justify-single-word="false" fo:text-indent="0cm" style:auto-text-indent="false" style:page-number="auto"/>
      <style:text-properties officeooo:paragraph-rsid="01148f7f"/>
    </style:style>
    <style:style style:name="P709" style:family="paragraph" style:parent-style-name="Standard">
      <style:paragraph-properties fo:margin-left="0.026cm" fo:margin-right="0.042cm" fo:text-indent="0.704cm" style:auto-text-indent="false"/>
      <style:text-properties officeooo:paragraph-rsid="00d4009b"/>
    </style:style>
    <style:style style:name="P710" style:family="paragraph" style:parent-style-name="Standard">
      <style:paragraph-properties fo:margin-left="0.026cm" fo:margin-right="0.042cm" fo:text-indent="0.704cm" style:auto-text-indent="false"/>
      <style:text-properties officeooo:paragraph-rsid="00d62aeb"/>
    </style:style>
    <style:style style:name="P711" style:family="paragraph" style:parent-style-name="Standard">
      <style:paragraph-properties fo:margin-left="0.026cm" fo:margin-right="0.042cm" fo:text-indent="0.704cm" style:auto-text-indent="false"/>
      <style:text-properties officeooo:paragraph-rsid="00da0fb5"/>
    </style:style>
    <style:style style:name="P712" style:family="paragraph" style:parent-style-name="Standard">
      <style:paragraph-properties fo:margin-left="0.026cm" fo:margin-right="0.042cm" fo:text-indent="0.704cm" style:auto-text-indent="false"/>
      <style:text-properties officeooo:paragraph-rsid="00dcee33"/>
    </style:style>
    <style:style style:name="P713" style:family="paragraph" style:parent-style-name="Standard">
      <style:paragraph-properties fo:margin-left="0.026cm" fo:margin-right="0.042cm" fo:margin-top="0cm" fo:margin-bottom="0.071cm" style:contextual-spacing="false" fo:text-indent="0.012cm" style:auto-text-indent="false"/>
      <style:text-properties officeooo:paragraph-rsid="00df4381"/>
    </style:style>
    <style:style style:name="P714" style:family="paragraph" style:parent-style-name="Standard">
      <style:paragraph-properties fo:margin-left="0.026cm" fo:margin-right="0.042cm" fo:text-indent="0cm" style:auto-text-indent="false"/>
      <style:text-properties officeooo:paragraph-rsid="00e39e83"/>
    </style:style>
    <style:style style:name="P715" style:family="paragraph" style:parent-style-name="Standard">
      <style:paragraph-properties fo:margin-left="0.026cm" fo:margin-right="0.042cm" fo:text-indent="0.704cm" style:auto-text-indent="false"/>
      <style:text-properties officeooo:paragraph-rsid="00e5514c"/>
    </style:style>
    <style:style style:name="P716" style:family="paragraph" style:parent-style-name="Standard">
      <style:paragraph-properties fo:margin-left="0.026cm" fo:margin-right="0.042cm" fo:text-indent="0.704cm" style:auto-text-indent="false"/>
      <style:text-properties officeooo:paragraph-rsid="00e9e594"/>
    </style:style>
    <style:style style:name="P717" style:family="paragraph" style:parent-style-name="Standard">
      <style:paragraph-properties fo:margin-left="0.026cm" fo:margin-right="0.042cm" fo:margin-top="0cm" fo:margin-bottom="0.101cm" style:contextual-spacing="false" fo:text-indent="0.704cm" style:auto-text-indent="false"/>
      <style:text-properties officeooo:paragraph-rsid="00edcfd7"/>
    </style:style>
    <style:style style:name="P718" style:family="paragraph" style:parent-style-name="Standard">
      <style:paragraph-properties fo:margin-left="0.026cm" fo:margin-right="0.042cm" fo:text-indent="0.704cm" style:auto-text-indent="false"/>
      <style:text-properties officeooo:paragraph-rsid="00f8adca"/>
    </style:style>
    <style:style style:name="P719" style:family="paragraph" style:parent-style-name="Standard">
      <style:paragraph-properties fo:margin-left="0.026cm" fo:margin-right="0.042cm" fo:text-indent="0.704cm" style:auto-text-indent="false"/>
      <style:text-properties officeooo:paragraph-rsid="00fa86bd"/>
    </style:style>
    <style:style style:name="P720" style:family="paragraph" style:parent-style-name="Standard">
      <style:paragraph-properties fo:margin-left="0.026cm" fo:margin-right="0.042cm" fo:text-indent="0.704cm" style:auto-text-indent="false"/>
      <style:text-properties officeooo:paragraph-rsid="00fc1999"/>
    </style:style>
    <style:style style:name="P721" style:family="paragraph" style:parent-style-name="Standard">
      <style:paragraph-properties fo:margin-left="0.026cm" fo:margin-right="0.042cm" fo:text-indent="0.704cm" style:auto-text-indent="false"/>
      <style:text-properties officeooo:paragraph-rsid="010701b7"/>
    </style:style>
    <style:style style:name="P722" style:family="paragraph" style:parent-style-name="Standard">
      <style:paragraph-properties fo:margin-left="0.026cm" fo:margin-right="0.042cm" fo:text-indent="0cm" style:auto-text-indent="false"/>
      <style:text-properties officeooo:paragraph-rsid="0108f6ec"/>
    </style:style>
    <style:style style:name="P723" style:family="paragraph" style:parent-style-name="Standard">
      <style:paragraph-properties fo:margin-left="0.026cm" fo:margin-right="0.042cm" fo:text-indent="0.704cm" style:auto-text-indent="false"/>
      <style:text-properties officeooo:paragraph-rsid="010a451c"/>
    </style:style>
    <style:style style:name="P724" style:family="paragraph" style:parent-style-name="Standard">
      <style:paragraph-properties fo:margin-left="0.026cm" fo:margin-right="0.042cm" fo:text-indent="0.704cm" style:auto-text-indent="false"/>
      <style:text-properties officeooo:paragraph-rsid="01120c31"/>
    </style:style>
    <style:style style:name="P725" style:family="paragraph" style:parent-style-name="Standard">
      <style:paragraph-properties fo:margin-left="0.026cm" fo:margin-right="0.042cm" fo:text-indent="0.704cm" style:auto-text-indent="false"/>
      <style:text-properties officeooo:paragraph-rsid="011ed1fa"/>
    </style:style>
    <style:style style:name="P726" style:family="paragraph" style:parent-style-name="Standard">
      <style:paragraph-properties fo:margin-left="0.026cm" fo:margin-right="0.042cm" fo:text-indent="0.704cm" style:auto-text-indent="false"/>
      <style:text-properties officeooo:paragraph-rsid="0121f1ec"/>
    </style:style>
    <style:style style:name="P727" style:family="paragraph" style:parent-style-name="Standard">
      <style:paragraph-properties fo:margin-left="0.026cm" fo:margin-right="0.042cm" fo:margin-top="0cm" fo:margin-bottom="0.099cm" style:contextual-spacing="false" fo:text-indent="0.704cm" style:auto-text-indent="false"/>
      <style:text-properties officeooo:paragraph-rsid="0123b613"/>
    </style:style>
    <style:style style:name="P728" style:family="paragraph" style:parent-style-name="Standard">
      <style:paragraph-properties fo:margin-left="0.026cm" fo:margin-right="0.042cm" fo:text-indent="0.704cm" style:auto-text-indent="false"/>
      <style:text-properties officeooo:paragraph-rsid="01274ae2"/>
    </style:style>
    <style:style style:name="P729" style:family="paragraph" style:parent-style-name="Standard">
      <style:paragraph-properties fo:margin-left="0.026cm" fo:margin-right="0.042cm" fo:text-indent="0.704cm" style:auto-text-indent="false"/>
      <style:text-properties officeooo:paragraph-rsid="012b6232"/>
    </style:style>
    <style:style style:name="P730" style:family="paragraph" style:parent-style-name="Standard">
      <style:paragraph-properties fo:margin-left="0.026cm" fo:margin-right="0.042cm" fo:text-indent="0.704cm" style:auto-text-indent="false"/>
      <style:text-properties officeooo:paragraph-rsid="0131720e"/>
    </style:style>
    <style:style style:name="P731" style:family="paragraph" style:parent-style-name="Standard">
      <style:paragraph-properties fo:margin-left="0.026cm" fo:margin-right="0.042cm" fo:text-indent="0.704cm" style:auto-text-indent="false"/>
      <style:text-properties officeooo:paragraph-rsid="0133da82"/>
    </style:style>
    <style:style style:name="P732" style:family="paragraph" style:parent-style-name="Standard">
      <style:paragraph-properties fo:margin-left="0.026cm" fo:margin-right="0.042cm" fo:text-indent="0.704cm" style:auto-text-indent="false"/>
      <style:text-properties officeooo:paragraph-rsid="013a09c1"/>
    </style:style>
    <style:style style:name="P733" style:family="paragraph" style:parent-style-name="Standard">
      <style:paragraph-properties fo:margin-left="0.032cm" fo:margin-right="0.042cm" fo:text-indent="-0.005cm" style:auto-text-indent="false"/>
      <style:text-properties officeooo:paragraph-rsid="0141d611"/>
    </style:style>
    <style:style style:name="P734" style:family="paragraph" style:parent-style-name="Standard">
      <style:paragraph-properties fo:margin-left="0.026cm" fo:margin-right="0.042cm" fo:text-indent="0.704cm" style:auto-text-indent="false">
        <style:tab-stops/>
      </style:paragraph-properties>
      <style:text-properties officeooo:paragraph-rsid="0143931e"/>
    </style:style>
    <style:style style:name="P735" style:family="paragraph" style:parent-style-name="Standard">
      <style:paragraph-properties fo:margin-left="0.026cm" fo:margin-right="0.042cm" fo:text-indent="0.704cm" style:auto-text-indent="false"/>
      <style:text-properties officeooo:paragraph-rsid="01544257"/>
    </style:style>
    <style:style style:name="P736" style:family="paragraph" style:parent-style-name="Standard">
      <style:paragraph-properties fo:margin-left="0.026cm" fo:margin-right="0.042cm" fo:text-indent="0.704cm" style:auto-text-indent="false"/>
      <style:text-properties officeooo:paragraph-rsid="01597c3c"/>
    </style:style>
    <style:style style:name="P737" style:family="paragraph" style:parent-style-name="Standard">
      <style:paragraph-properties fo:margin-left="0.026cm" fo:margin-right="0.042cm" fo:text-indent="0.704cm" style:auto-text-indent="false"/>
      <style:text-properties officeooo:paragraph-rsid="015c3d8f"/>
    </style:style>
    <style:style style:name="P738" style:family="paragraph" style:parent-style-name="Standard">
      <style:paragraph-properties fo:margin-left="0.026cm" fo:margin-right="0.042cm" fo:margin-top="0cm" fo:margin-bottom="0.044cm" style:contextual-spacing="false" fo:text-indent="0.704cm" style:auto-text-indent="false"/>
      <style:text-properties officeooo:paragraph-rsid="015ff791"/>
    </style:style>
    <style:style style:name="P739" style:family="paragraph" style:parent-style-name="Standard">
      <style:paragraph-properties fo:margin-left="0.026cm" fo:margin-right="0.042cm" fo:text-indent="0.704cm" style:auto-text-indent="false"/>
      <style:text-properties officeooo:paragraph-rsid="0161fb16"/>
    </style:style>
    <style:style style:name="P740" style:family="paragraph" style:parent-style-name="Standard">
      <style:paragraph-properties fo:margin-left="0.026cm" fo:margin-right="0.042cm" fo:text-indent="0.704cm" style:auto-text-indent="false"/>
      <style:text-properties officeooo:paragraph-rsid="0163a1ef"/>
    </style:style>
    <style:style style:name="P741" style:family="paragraph" style:parent-style-name="Standard">
      <style:paragraph-properties fo:margin-left="0.026cm" fo:margin-right="0.042cm" fo:text-indent="0.704cm" style:auto-text-indent="false"/>
      <style:text-properties officeooo:paragraph-rsid="016a68a7"/>
    </style:style>
    <style:style style:name="P742" style:family="paragraph" style:parent-style-name="Standard">
      <style:paragraph-properties fo:margin-left="0.026cm" fo:margin-right="0.042cm" fo:text-indent="0cm" style:auto-text-indent="false"/>
      <style:text-properties officeooo:paragraph-rsid="016d361f"/>
    </style:style>
    <style:style style:name="P743" style:family="paragraph" style:parent-style-name="Standard">
      <style:paragraph-properties fo:margin-left="0.026cm" fo:margin-right="0.042cm" fo:margin-top="0cm" fo:margin-bottom="0.109cm" style:contextual-spacing="false" fo:text-indent="0cm" style:auto-text-indent="false"/>
      <style:text-properties officeooo:paragraph-rsid="016ed6dc"/>
    </style:style>
    <style:style style:name="P744" style:family="paragraph" style:parent-style-name="Standard">
      <style:paragraph-properties fo:margin-left="0.026cm" fo:margin-right="0.042cm" fo:text-indent="0.704cm" style:auto-text-indent="false"/>
      <style:text-properties officeooo:paragraph-rsid="017ac560"/>
    </style:style>
    <style:style style:name="P745" style:family="paragraph" style:parent-style-name="Standard">
      <style:paragraph-properties fo:margin-left="0.026cm" fo:margin-right="0.042cm" fo:text-indent="0.704cm" style:auto-text-indent="false"/>
      <style:text-properties officeooo:paragraph-rsid="017c6265"/>
    </style:style>
    <style:style style:name="P746" style:family="paragraph" style:parent-style-name="Standard">
      <style:paragraph-properties fo:margin-left="0.026cm" fo:margin-right="0.042cm" fo:text-indent="0.704cm" style:auto-text-indent="false"/>
      <style:text-properties officeooo:paragraph-rsid="0181fa73"/>
    </style:style>
    <style:style style:name="P747" style:family="paragraph" style:parent-style-name="Standard">
      <style:paragraph-properties fo:margin-left="0.026cm" fo:margin-right="0.042cm" fo:margin-top="0cm" fo:margin-bottom="0.046cm" style:contextual-spacing="false" fo:text-indent="0.704cm" style:auto-text-indent="false"/>
      <style:text-properties officeooo:paragraph-rsid="01878b83"/>
    </style:style>
    <style:style style:name="P748" style:family="paragraph" style:parent-style-name="Standard">
      <style:paragraph-properties fo:margin-left="0.026cm" fo:margin-right="0.042cm" fo:text-indent="0.704cm" style:auto-text-indent="false"/>
      <style:text-properties officeooo:paragraph-rsid="018ab522"/>
    </style:style>
    <style:style style:name="P749" style:family="paragraph" style:parent-style-name="Standard">
      <style:paragraph-properties fo:margin-left="0.026cm" fo:margin-right="0.042cm" fo:text-indent="0.704cm" style:auto-text-indent="false"/>
      <style:text-properties officeooo:paragraph-rsid="018b6497"/>
    </style:style>
    <style:style style:name="P750" style:family="paragraph" style:parent-style-name="Standard">
      <style:paragraph-properties fo:margin-left="0.026cm" fo:margin-right="0.042cm" fo:text-indent="0.704cm" style:auto-text-indent="false"/>
      <style:text-properties officeooo:paragraph-rsid="019129b3"/>
    </style:style>
    <style:style style:name="P751" style:family="paragraph" style:parent-style-name="Standard">
      <style:paragraph-properties fo:margin-left="0.026cm" fo:margin-right="0.042cm" fo:text-indent="0.704cm" style:auto-text-indent="false"/>
      <style:text-properties officeooo:paragraph-rsid="0192f72f"/>
    </style:style>
    <style:style style:name="P752" style:family="paragraph" style:parent-style-name="Standard">
      <style:paragraph-properties fo:margin-left="0.026cm" fo:margin-right="0.042cm" fo:text-indent="0.704cm" style:auto-text-indent="false"/>
      <style:text-properties officeooo:paragraph-rsid="019919c3"/>
    </style:style>
    <style:style style:name="P753" style:family="paragraph" style:parent-style-name="Standard">
      <style:paragraph-properties fo:margin-left="0.026cm" fo:margin-right="0.042cm" fo:text-indent="0.704cm" style:auto-text-indent="false"/>
      <style:text-properties officeooo:paragraph-rsid="01a65f6a"/>
    </style:style>
    <style:style style:name="P754" style:family="paragraph" style:parent-style-name="Standard">
      <style:paragraph-properties fo:margin-left="0.026cm" fo:margin-right="0.042cm" fo:text-indent="0.704cm" style:auto-text-indent="false"/>
      <style:text-properties officeooo:paragraph-rsid="01a8d831"/>
    </style:style>
    <style:style style:name="P755" style:family="paragraph" style:parent-style-name="Standard">
      <style:paragraph-properties fo:margin-left="0.026cm" fo:margin-right="0.042cm" fo:margin-top="0cm" fo:margin-bottom="0.101cm" style:contextual-spacing="false" fo:text-indent="0.704cm" style:auto-text-indent="false"/>
      <style:text-properties officeooo:paragraph-rsid="01ae44b8"/>
    </style:style>
    <style:style style:name="P756" style:family="paragraph" style:parent-style-name="Standard">
      <style:paragraph-properties fo:margin-left="0.026cm" fo:margin-right="0.042cm" fo:text-indent="0.704cm" style:auto-text-indent="false"/>
      <style:text-properties officeooo:paragraph-rsid="01ba7d25"/>
    </style:style>
    <style:style style:name="P757" style:family="paragraph" style:parent-style-name="Standard">
      <style:paragraph-properties fo:margin-left="0.026cm" fo:margin-right="0.042cm" fo:margin-top="0cm" fo:margin-bottom="0.051cm" style:contextual-spacing="false" fo:text-indent="0.704cm" style:auto-text-indent="false"/>
      <style:text-properties officeooo:paragraph-rsid="01bf2289"/>
    </style:style>
    <style:style style:name="P758" style:family="paragraph" style:parent-style-name="Standard">
      <style:paragraph-properties fo:margin-left="0.026cm" fo:margin-right="0.042cm" fo:text-indent="0.704cm" style:auto-text-indent="false"/>
      <style:text-properties officeooo:paragraph-rsid="01c20e9a"/>
    </style:style>
    <style:style style:name="P759" style:family="paragraph" style:parent-style-name="Standard">
      <style:paragraph-properties fo:margin-left="0.026cm" fo:margin-right="0.042cm" fo:text-indent="0.704cm" style:auto-text-indent="false"/>
      <style:text-properties officeooo:paragraph-rsid="01c55d7f"/>
    </style:style>
    <style:style style:name="P760" style:family="paragraph" style:parent-style-name="Standard">
      <style:paragraph-properties fo:margin-left="0.728cm" fo:margin-right="0.042cm" fo:margin-top="0cm" fo:margin-bottom="0.097cm" style:contextual-spacing="false" fo:text-indent="0cm" style:auto-text-indent="false"/>
      <style:text-properties officeooo:paragraph-rsid="01c55d7f"/>
    </style:style>
    <style:style style:name="P761" style:family="paragraph" style:parent-style-name="Standard">
      <style:paragraph-properties fo:margin-left="0.026cm" fo:margin-right="0.042cm" fo:text-indent="0.704cm" style:auto-text-indent="false"/>
      <style:text-properties officeooo:paragraph-rsid="01df893f"/>
    </style:style>
    <style:style style:name="P762" style:family="paragraph" style:parent-style-name="Standard">
      <style:paragraph-properties fo:margin-left="0.026cm" fo:margin-right="0.042cm" fo:margin-top="0cm" fo:margin-bottom="0.099cm" style:contextual-spacing="false" fo:text-indent="0.704cm" style:auto-text-indent="false"/>
      <style:text-properties officeooo:paragraph-rsid="01e37812"/>
    </style:style>
    <style:style style:name="P763" style:family="paragraph" style:parent-style-name="Standard">
      <style:paragraph-properties fo:margin-left="0.051cm" fo:margin-right="0.042cm" fo:text-indent="-0.025cm" style:auto-text-indent="false"/>
      <style:text-properties officeooo:paragraph-rsid="01e58dc8"/>
    </style:style>
    <style:style style:name="P764" style:family="paragraph" style:parent-style-name="Standard">
      <style:paragraph-properties fo:margin-left="0.026cm" fo:margin-right="0.042cm" fo:text-indent="0.704cm" style:auto-text-indent="false"/>
      <style:text-properties officeooo:paragraph-rsid="01e7f3cf"/>
    </style:style>
    <style:style style:name="P765" style:family="paragraph" style:parent-style-name="Standard">
      <style:paragraph-properties fo:margin-left="0.026cm" fo:margin-right="0.042cm" fo:text-indent="0.704cm" style:auto-text-indent="false"/>
      <style:text-properties officeooo:paragraph-rsid="01e98845"/>
    </style:style>
    <style:style style:name="P766" style:family="paragraph" style:parent-style-name="Standard">
      <style:paragraph-properties fo:margin-left="0.026cm" fo:margin-right="0.042cm" fo:text-indent="0.704cm" style:auto-text-indent="false"/>
      <style:text-properties officeooo:paragraph-rsid="01eea669"/>
    </style:style>
    <style:style style:name="P767" style:family="paragraph" style:parent-style-name="Standard">
      <style:paragraph-properties fo:margin-left="0.026cm" fo:margin-right="0.042cm" fo:text-indent="0.704cm" style:auto-text-indent="false"/>
      <style:text-properties officeooo:paragraph-rsid="02013a68"/>
    </style:style>
    <style:style style:name="P768" style:family="paragraph" style:parent-style-name="Standard">
      <style:paragraph-properties fo:margin-left="0.026cm" fo:margin-right="0.042cm" fo:text-indent="0.704cm" style:auto-text-indent="false"/>
      <style:text-properties officeooo:paragraph-rsid="02084b56"/>
    </style:style>
    <style:style style:name="P769" style:family="paragraph" style:parent-style-name="Standard">
      <style:paragraph-properties fo:margin-left="0.026cm" fo:margin-right="0.042cm" fo:margin-top="0cm" fo:margin-bottom="0.496cm" style:contextual-spacing="false" fo:text-indent="0.704cm" style:auto-text-indent="false"/>
      <style:text-properties officeooo:paragraph-rsid="0213fd53"/>
    </style:style>
    <style:style style:name="P770" style:family="paragraph" style:parent-style-name="Standard">
      <style:paragraph-properties fo:margin-left="0.026cm" fo:margin-right="0.042cm" fo:margin-top="0cm" fo:margin-bottom="0cm" style:contextual-spacing="false" fo:text-indent="0.704cm" style:auto-text-indent="false"/>
      <style:text-properties officeooo:paragraph-rsid="0213fd53"/>
    </style:style>
    <style:style style:name="P771" style:family="paragraph" style:parent-style-name="Standard">
      <style:paragraph-properties fo:margin-left="0.026cm" fo:margin-right="0.042cm" fo:text-indent="0.704cm" style:auto-text-indent="false"/>
      <style:text-properties officeooo:paragraph-rsid="02181253"/>
    </style:style>
    <style:style style:name="P772" style:family="paragraph" style:parent-style-name="footnote_20_description">
      <style:paragraph-properties fo:margin-left="0.021cm" fo:margin-right="0.065cm" fo:line-height="115%" fo:text-align="justify" style:justify-single-word="false" fo:text-indent="0.803cm" style:auto-text-indent="false"/>
    </style:style>
    <style:style style:name="P773" style:family="paragraph" style:parent-style-name="Основной_20_текст">
      <loext:graphic-properties draw:fill="none" draw:fill-color="#ffffff"/>
      <style:paragraph-properties fo:margin-left="0cm" fo:margin-right="0cm" fo:margin-top="0cm" fo:margin-bottom="0.353cm" style:contextual-spacing="false" fo:line-height="115%" fo:text-align="start" style:justify-single-word="false" fo:keep-together="auto" fo:orphans="0" fo:widows="0" fo:text-indent="1.023cm" style:auto-text-indent="false" fo:background-color="transparent" fo:keep-with-next="auto" style:writing-mode="lr-tb"/>
      <style:text-properties officeooo:paragraph-rsid="00689bf3"/>
    </style:style>
    <style:style style:name="P774" style:family="paragraph" style:parent-style-name="footnote_20_description">
      <style:paragraph-properties fo:margin-left="0cm" fo:margin-right="0.049cm" fo:margin-top="0cm" fo:margin-bottom="0.053cm" style:contextual-spacing="false" fo:text-indent="0.704cm" style:auto-text-indent="false">
        <style:tab-stops>
          <style:tab-stop style:position="0.796cm" style:type="center"/>
          <style:tab-stop style:position="4.955cm" style:type="center"/>
        </style:tab-stops>
      </style:paragraph-properties>
    </style:style>
    <style:style style:name="P775" style:family="paragraph" style:parent-style-name="Основной_20_текст">
      <loext:graphic-properties draw:fill="none" draw:fill-color="#ffffff"/>
      <style:paragraph-properties fo:margin-left="0cm" fo:margin-right="0cm" fo:margin-top="0cm" fo:margin-bottom="0.071cm" style:contextual-spacing="false" fo:line-height="115%" fo:text-align="start" style:justify-single-word="false" fo:keep-together="auto" fo:orphans="0" fo:widows="0" fo:text-indent="1.023cm" style:auto-text-indent="false" fo:break-before="page" fo:background-color="transparent" fo:keep-with-next="auto" style:writing-mode="lr-tb"/>
      <style:text-properties fo:color="#000000" loext:opacity="100%" fo:font-size="9.5pt" fo:letter-spacing="normal" fo:language="ru" fo:country="RU" officeooo:paragraph-rsid="00689bf3" fo:background-color="transparent" style:font-size-asian="9.5pt" style:language-asian="ru" style:country-asian="RU" style:font-size-complex="9.5pt" style:language-complex="ru" style:country-complex="RU" style:text-scale="100%"/>
    </style:style>
    <style:style style:name="P776" style:family="paragraph" style:parent-style-name="Основной_20_текст" style:master-page-name="">
      <loext:graphic-properties draw:fill="none" draw:fill-color="#ffffff"/>
      <style:paragraph-properties fo:margin-left="2.3cm" fo:margin-right="0cm" fo:margin-top="0cm" fo:margin-bottom="0cm" style:contextual-spacing="false" fo:line-height="108%" fo:text-align="start" style:justify-single-word="false" fo:keep-together="auto" fo:orphans="0" fo:widows="0" fo:text-indent="0cm" style:auto-text-indent="false" style:page-number="auto" fo:background-color="transparent" fo:keep-with-next="auto" style:writing-mode="lr-tb"/>
      <style:text-properties fo:color="#000000" loext:opacity="100%" fo:font-size="9.5pt" fo:letter-spacing="normal" fo:language="ru" fo:country="RU" officeooo:paragraph-rsid="008de29f" fo:background-color="transparent" style:font-size-asian="9.5pt" style:language-asian="ru" style:country-asian="RU" style:font-size-complex="9.5pt" style:language-complex="ru" style:country-complex="RU" style:text-scale="100%"/>
    </style:style>
    <style:style style:name="P777" style:family="paragraph" style:parent-style-name="Standard">
      <loext:graphic-properties draw:fill="none" draw:fill-gradient-name="gradient" draw:fill-hatch-name="hatch"/>
      <style:paragraph-properties fo:margin-left="2.3cm" fo:margin-right="0cm" fo:margin-top="0cm" fo:margin-bottom="0.005cm" style:contextual-spacing="false" fo:line-height="105%" fo:text-align="start" style:justify-single-word="false" fo:orphans="2" fo:widows="2" fo:text-indent="0cm" style:auto-text-indent="false" fo:background-color="transparent" style:writing-mode="lr-tb"/>
      <style:text-properties fo:color="#000000" loext:opacity="100%" fo:font-size="9.5pt" fo:letter-spacing="normal" fo:language="ru" fo:country="RU" officeooo:paragraph-rsid="008de29f" fo:background-color="transparent" style:font-size-asian="9.5pt" style:language-asian="ru" style:country-asian="RU" style:font-size-complex="9.5pt" style:language-complex="ru" style:country-complex="RU" style:text-scale="100%"/>
    </style:style>
    <style:style style:name="P778" style:family="paragraph" style:parent-style-name="Standard">
      <style:paragraph-properties fo:margin-left="0.026cm" fo:margin-right="0.042cm" fo:margin-top="0.201cm" fo:margin-bottom="0.21cm" style:contextual-spacing="false" fo:text-indent="0.704cm" style:auto-text-indent="false"/>
      <style:text-properties fo:color="#000000" loext:opacity="100%" fo:font-size="9.5pt" fo:letter-spacing="normal" fo:language="ru" fo:country="RU" officeooo:paragraph-rsid="00a26a9d" fo:background-color="transparent" style:font-size-asian="9.5pt" style:language-asian="ru" style:country-asian="RU" style:font-size-complex="9.5pt" style:language-complex="ru" style:country-complex="RU" style:text-scale="100%"/>
    </style:style>
    <style:style style:name="P779" style:family="paragraph" style:parent-style-name="Основной_20_текст">
      <loext:graphic-properties draw:fill="none" draw:fill-color="#ffffff"/>
      <style:paragraph-properties fo:margin-left="0cm" fo:margin-right="0cm" fo:margin-top="0cm" fo:margin-bottom="0.247cm" style:contextual-spacing="false" fo:text-align="justify" style:justify-single-word="false" fo:orphans="0" fo:widows="0" fo:text-indent="0.741cm" style:auto-text-indent="false" fo:background-color="transparent" style:writing-mode="lr-tb"/>
      <style:text-properties fo:color="#000000" loext:opacity="100%" fo:letter-spacing="normal" fo:language="ru" fo:country="RU" officeooo:paragraph-rsid="006eae2f" fo:background-color="transparent" style:language-asian="ru" style:country-asian="RU" style:language-complex="ru" style:country-complex="RU" style:text-scale="100%"/>
    </style:style>
    <style:style style:name="P780" style:family="paragraph" style:parent-style-name="Заголовок_20__2116_5">
      <loext:graphic-properties draw:fill="none" draw:fill-color="#ffffff"/>
      <style:paragraph-properties fo:margin-left="0cm" fo:margin-right="0cm" fo:margin-top="0cm" fo:margin-bottom="0cm" style:contextual-spacing="false" fo:line-height="100%" fo:text-align="center" style:justify-single-word="false" fo:orphans="0" fo:widows="0" fo:text-indent="0cm" style:auto-text-indent="false" fo:background-color="transparent" style:writing-mode="lr-tb"/>
      <style:text-properties fo:color="#000000" loext:opacity="100%" fo:letter-spacing="normal" fo:language="ru" fo:country="RU" officeooo:paragraph-rsid="0046a1a7" fo:background-color="transparent" style:language-asian="ru" style:country-asian="RU" style:language-complex="ru" style:country-complex="RU" style:text-scale="100%"/>
    </style:style>
    <style:style style:name="P781" style:family="paragraph" style:parent-style-name="Заголовок_20__2116_5">
      <loext:graphic-properties draw:fill="none" draw:fill-color="#ffffff"/>
      <style:paragraph-properties fo:margin-left="0cm" fo:margin-right="0cm" fo:margin-top="0cm" fo:margin-bottom="0.106cm" style:contextual-spacing="false" fo:line-height="100%" fo:text-align="center" style:justify-single-word="false" fo:keep-together="always" fo:orphans="0" fo:widows="0" fo:text-indent="0cm" style:auto-text-indent="false" fo:background-color="transparent" fo:keep-with-next="always" style:writing-mode="lr-tb"/>
      <style:text-properties fo:color="#000000" loext:opacity="100%" fo:letter-spacing="normal" fo:language="ru" fo:country="RU" officeooo:paragraph-rsid="007ad7e4" fo:background-color="transparent" style:language-asian="ru" style:country-asian="RU" style:language-complex="ru" style:country-complex="RU" style:text-scale="100%"/>
    </style:style>
    <style:style style:name="P782" style:family="paragraph" style:parent-style-name="Заголовок_20__2116_5">
      <loext:graphic-properties draw:fill="none" draw:fill-color="#ffffff"/>
      <style:paragraph-properties fo:margin-left="0cm" fo:margin-right="0cm" fo:margin-top="0cm" fo:margin-bottom="0.071cm" style:contextual-spacing="false" fo:line-height="100%" fo:text-align="center" style:justify-single-word="false" fo:keep-together="always" fo:orphans="0" fo:widows="0" fo:text-indent="0cm" style:auto-text-indent="false" fo:background-color="transparent" fo:keep-with-next="always" style:writing-mode="lr-tb"/>
      <style:text-properties fo:color="#000000" loext:opacity="100%" fo:letter-spacing="normal" fo:language="ru" fo:country="RU" officeooo:paragraph-rsid="008a3685" fo:background-color="transparent" style:language-asian="ru" style:country-asian="RU" style:language-complex="ru" style:country-complex="RU" style:text-scale="100%"/>
    </style:style>
    <style:style style:name="P783" style:family="paragraph" style:parent-style-name="Standard">
      <style:paragraph-properties fo:margin-left="0.026cm" fo:margin-right="0.042cm" fo:text-indent="0.704cm" style:auto-text-indent="false"/>
      <style:text-properties fo:color="#000000" loext:opacity="100%" fo:letter-spacing="normal" fo:language="ru" fo:country="RU" officeooo:paragraph-rsid="00407876" fo:background-color="transparent" style:language-asian="ru" style:country-asian="RU" style:language-complex="ru" style:country-complex="RU" style:text-scale="100%"/>
    </style:style>
    <style:style style:name="P784" style:family="paragraph" style:parent-style-name="Standard">
      <style:paragraph-properties fo:margin-left="0.026cm" fo:margin-right="0.042cm" fo:text-indent="0.704cm" style:auto-text-indent="false"/>
      <style:text-properties fo:color="#000000" loext:opacity="100%" fo:letter-spacing="normal" fo:language="ru" fo:country="RU" officeooo:paragraph-rsid="00d62aeb" fo:background-color="transparent" style:language-asian="ru" style:country-asian="RU" style:language-complex="ru" style:country-complex="RU" style:text-scale="100%"/>
    </style:style>
    <style:style style:name="P785" style:family="paragraph" style:parent-style-name="Standard">
      <style:paragraph-properties fo:margin-left="0.026cm" fo:margin-right="0.042cm" fo:text-indent="0.704cm" style:auto-text-indent="false"/>
      <style:text-properties fo:color="#000000" loext:opacity="100%" fo:letter-spacing="normal" fo:language="ru" fo:country="RU" officeooo:paragraph-rsid="01e98845" fo:background-color="transparent" style:language-asian="ru" style:country-asian="RU" style:language-complex="ru" style:country-complex="RU" style:text-scale="100%"/>
    </style:style>
    <style:style style:name="P786" style:family="paragraph" style:parent-style-name="Заголовок_20__2116_5">
      <loext:graphic-properties draw:fill="none" draw:fill-color="#ffffff"/>
      <style:paragraph-properties fo:margin-left="0cm" fo:margin-right="0cm" fo:margin-top="0cm" fo:margin-bottom="0.071cm" style:contextual-spacing="false" fo:line-height="100%" fo:text-align="center" style:justify-single-word="false" fo:keep-together="always" fo:orphans="0" fo:widows="0" fo:text-indent="0cm" style:auto-text-indent="false" fo:background-color="transparent" fo:keep-with-next="always" style:writing-mode="lr-tb"/>
      <style:text-properties fo:color="#000000" loext:opacity="100%" fo:letter-spacing="normal" fo:language="ru" fo:country="RU" fo:font-style="italic" officeooo:paragraph-rsid="0076852b" fo:background-color="transparent" style:language-asian="ru" style:country-asian="RU" style:font-style-asian="italic" style:language-complex="ru" style:country-complex="RU" style:text-scale="100%"/>
    </style:style>
    <style:style style:name="P787" style:family="paragraph" style:parent-style-name="Заголовок_20__2116_5">
      <loext:graphic-properties draw:fill="none" draw:fill-color="#ffffff"/>
      <style:paragraph-properties fo:margin-left="0cm" fo:margin-right="0cm" fo:margin-top="0cm" fo:margin-bottom="0.071cm" style:contextual-spacing="false" fo:line-height="100%" fo:text-align="center" style:justify-single-word="false" fo:keep-together="always" fo:orphans="0" fo:widows="0" fo:text-indent="0cm" style:auto-text-indent="false" fo:background-color="transparent" fo:keep-with-next="always" style:writing-mode="lr-tb"/>
      <style:text-properties fo:color="#000000" loext:opacity="100%" fo:letter-spacing="normal" fo:language="ru" fo:country="RU" fo:font-style="italic" officeooo:paragraph-rsid="0078bcfe" fo:background-color="transparent" style:language-asian="ru" style:country-asian="RU" style:font-style-asian="italic" style:language-complex="ru" style:country-complex="RU" style:text-scale="100%"/>
    </style:style>
    <style:style style:name="P788" style:family="paragraph" style:parent-style-name="Заголовок_20__2116_5">
      <loext:graphic-properties draw:fill="none" draw:fill-color="#ffffff"/>
      <style:paragraph-properties fo:margin-left="0cm" fo:margin-right="0cm" fo:margin-top="0cm" fo:margin-bottom="0.106cm" style:contextual-spacing="false" fo:line-height="100%" fo:text-align="center" style:justify-single-word="false" fo:keep-together="always" fo:orphans="0" fo:widows="0" fo:text-indent="0cm" style:auto-text-indent="false" fo:background-color="transparent" fo:keep-with-next="always" style:writing-mode="lr-tb"/>
      <style:text-properties fo:color="#000000" loext:opacity="100%" fo:letter-spacing="normal" fo:language="ru" fo:country="RU" fo:font-style="italic" officeooo:paragraph-rsid="0085d679" fo:background-color="transparent" style:language-asian="ru" style:country-asian="RU" style:font-style-asian="italic" style:language-complex="ru" style:country-complex="RU" style:text-scale="100%"/>
    </style:style>
    <style:style style:name="P789" style:family="paragraph" style:parent-style-name="Заголовок_20__2116_5">
      <loext:graphic-properties draw:fill="none" draw:fill-color="#ffffff"/>
      <style:paragraph-properties fo:margin-left="0cm" fo:margin-right="0cm" fo:margin-top="0cm" fo:margin-bottom="0.071cm" style:contextual-spacing="false" fo:line-height="100%" fo:text-align="center" style:justify-single-word="false" fo:orphans="0" fo:widows="0" fo:text-indent="0cm" style:auto-text-indent="false" fo:background-color="transparent" style:writing-mode="lr-tb"/>
      <style:text-properties fo:color="#000000" loext:opacity="100%" fo:letter-spacing="normal" fo:language="ru" fo:country="RU" fo:font-style="italic" officeooo:paragraph-rsid="00aceede" fo:background-color="transparent" style:language-asian="ru" style:country-asian="RU" style:font-style-asian="italic" style:language-complex="ru" style:country-complex="RU" style:text-scale="100%"/>
    </style:style>
    <style:style style:name="P790" style:family="paragraph" style:parent-style-name="Заголовок_20__2116_5">
      <loext:graphic-properties draw:fill="none" draw:fill-color="#ffffff"/>
      <style:paragraph-properties fo:margin-left="0cm" fo:margin-right="0cm" fo:margin-top="0cm" fo:margin-bottom="0.071cm" style:contextual-spacing="false" fo:line-height="100%" fo:text-align="center" style:justify-single-word="false" fo:keep-together="always" fo:orphans="0" fo:widows="0" fo:text-indent="0cm" style:auto-text-indent="false" fo:background-color="transparent" fo:keep-with-next="always" style:writing-mode="lr-tb"/>
      <style:text-properties fo:color="#000000" loext:opacity="100%" fo:font-size="9pt" fo:letter-spacing="normal" fo:language="ru" fo:country="RU" officeooo:paragraph-rsid="00db2449" fo:background-color="transparent" style:font-size-asian="9pt" style:language-asian="ru" style:country-asian="RU" style:language-complex="ru" style:country-complex="RU" style:text-scale="100%"/>
    </style:style>
    <style:style style:name="P791" style:family="paragraph" style:parent-style-name="Standard">
      <style:paragraph-properties fo:margin-left="0.764cm" fo:margin-right="0cm" fo:margin-top="0cm" fo:margin-bottom="0.005cm" style:contextual-spacing="false" fo:line-height="105%" fo:text-align="start" style:justify-single-word="false" fo:text-indent="-0.004cm" style:auto-text-indent="false"/>
      <style:text-properties fo:color="#000000" loext:opacity="100%" fo:font-size="10pt" fo:letter-spacing="normal" fo:language="fr" fo:country="FR" officeooo:paragraph-rsid="004aaa4a" fo:background-color="transparent" style:font-size-asian="10pt" style:language-asian="fr" style:country-asian="FR" style:language-complex="fr" style:country-complex="FR" style:text-scale="100%"/>
    </style:style>
    <style:style style:name="P792" style:family="paragraph" style:parent-style-name="Standard">
      <style:paragraph-properties fo:margin-left="0.019cm" fo:margin-right="0cm" fo:margin-top="0cm" fo:margin-bottom="0.132cm" style:contextual-spacing="false" fo:line-height="108%" fo:text-align="start" style:justify-single-word="false" fo:text-indent="0cm" style:auto-text-indent="false"/>
      <style:text-properties fo:font-size="9pt" style:font-size-asian="9pt"/>
    </style:style>
    <style:style style:name="P793" style:family="paragraph" style:parent-style-name="Contents_20_Heading" style:master-page-name="Standard">
      <style:paragraph-properties style:page-number="7"/>
    </style:style>
    <style:style style:name="P794" style:family="paragraph" style:parent-style-name="Heading_20_1">
      <style:paragraph-properties fo:break-before="page"/>
    </style:style>
    <style:style style:name="P795" style:family="paragraph" style:parent-style-name="Standard">
      <style:paragraph-properties fo:margin-left="0cm" fo:margin-right="0cm" fo:margin-top="0cm" fo:margin-bottom="0.282cm" style:contextual-spacing="false" fo:line-height="108%" fo:text-align="start" style:justify-single-word="false" fo:text-indent="0cm" style:auto-text-indent="false"/>
    </style:style>
    <style:style style:name="P796" style:family="paragraph" style:parent-style-name="Standard" style:list-style-name="WWNum1">
      <style:paragraph-properties fo:margin-left="0.699cm" fo:margin-right="0.042cm" fo:text-indent="0.704cm" style:auto-text-indent="false"/>
    </style:style>
    <style:style style:name="P797" style:family="paragraph" style:parent-style-name="Standard" style:list-style-name="WWNum1">
      <style:paragraph-properties fo:margin-left="0.699cm" fo:margin-right="0.042cm" fo:text-indent="0.704cm" style:auto-text-indent="false"/>
      <style:text-properties officeooo:paragraph-rsid="01d58a19"/>
    </style:style>
    <style:style style:name="P798" style:family="paragraph" style:parent-style-name="Standard" style:list-style-name="WWNum2">
      <style:paragraph-properties fo:margin-left="0.706cm" fo:margin-right="0.042cm" fo:text-indent="0.704cm" style:auto-text-indent="false"/>
    </style:style>
    <style:style style:name="P799" style:family="paragraph" style:parent-style-name="Standard" style:list-style-name="WWNum2">
      <style:paragraph-properties fo:margin-left="0.706cm" fo:margin-right="0.042cm" fo:margin-top="0cm" fo:margin-bottom="0.062cm" style:contextual-spacing="false" fo:text-indent="0.704cm" style:auto-text-indent="false"/>
    </style:style>
    <style:style style:name="P800" style:family="paragraph" style:parent-style-name="Standard" style:list-style-name="WWNum3">
      <style:paragraph-properties fo:margin-left="0.676cm" fo:margin-right="0.042cm" fo:text-indent="0.704cm" style:auto-text-indent="false"/>
    </style:style>
    <style:style style:name="P801" style:family="paragraph" style:parent-style-name="Standard" style:list-style-name="WWNum3">
      <style:paragraph-properties fo:margin-left="0.676cm" fo:margin-right="0.042cm" fo:margin-top="0cm" fo:margin-bottom="0.598cm" style:contextual-spacing="false" fo:text-indent="0.704cm" style:auto-text-indent="false"/>
    </style:style>
    <style:style style:name="P802" style:family="paragraph" style:parent-style-name="Standard" style:list-style-name="WWNum4">
      <style:paragraph-properties fo:margin-left="0.64cm" fo:margin-right="0.053cm" fo:margin-top="0cm" fo:margin-bottom="0.52cm" style:contextual-spacing="false" fo:line-height="105%" fo:text-align="start" style:justify-single-word="false" fo:text-indent="-0.261cm" style:auto-text-indent="false"/>
      <style:text-properties fo:font-size="10pt" style:font-size-asian="10pt"/>
    </style:style>
    <style:style style:name="P803" style:family="paragraph" style:parent-style-name="Standard" style:list-style-name="WWNum4">
      <style:paragraph-properties fo:margin-left="0.64cm" fo:margin-right="0.053cm" fo:margin-top="0cm" fo:margin-bottom="0.36cm" style:contextual-spacing="false" fo:line-height="108%" fo:text-align="start" style:justify-single-word="false" fo:text-indent="-0.261cm" style:auto-text-indent="false"/>
      <style:text-properties fo:font-style="italic" style:font-style-asian="italic"/>
    </style:style>
    <style:style style:name="P804" style:family="paragraph">
      <loext:graphic-properties draw:fill="none"/>
      <style:paragraph-properties fo:text-align="start"/>
    </style:style>
    <style:style style:name="P805" style:family="paragraph">
      <loext:graphic-properties draw:fill="none"/>
      <style:paragraph-properties fo:text-align="start"/>
      <style:text-properties fo:font-size="10.5pt"/>
    </style:style>
    <style:style style:name="T1" style:family="text">
      <style:text-properties fo:font-size="11pt" style:font-size-asian="11pt"/>
    </style:style>
    <style:style style:name="T2" style:family="text">
      <style:text-properties fo:font-size="11.5pt" fo:font-weight="bold" style:font-size-asian="11.5pt" style:font-weight-asian="bold" style:text-scale="101%"/>
    </style:style>
    <style:style style:name="T3" style:family="text">
      <style:text-properties fo:font-size="11.5pt" fo:font-weight="bold" style:font-size-asian="11.5pt" style:font-weight-asian="bold" style:text-scale="104%"/>
    </style:style>
    <style:style style:name="T4" style:family="text">
      <style:text-properties fo:font-size="11.5pt" fo:font-weight="bold" style:font-size-asian="11.5pt" style:font-weight-asian="bold" style:text-scale="102%"/>
    </style:style>
    <style:style style:name="T5" style:family="text">
      <style:text-properties fo:font-size="11.5pt" fo:font-weight="bold" style:font-size-asian="11.5pt" style:font-weight-asian="bold" style:text-scale="103%"/>
    </style:style>
    <style:style style:name="T6" style:family="text">
      <style:text-properties fo:font-size="11.5pt" style:font-size-asian="11.5pt"/>
    </style:style>
    <style:style style:name="T7" style:family="text">
      <style:text-properties fo:font-size="11.5pt" fo:letter-spacing="-0.03cm" fo:font-weight="bold" style:font-size-asian="11.5pt" style:font-weight-asian="bold" style:text-scale="101%"/>
    </style:style>
    <style:style style:name="T8" style:family="text">
      <style:text-properties fo:font-size="11.5pt" fo:letter-spacing="-0.03cm" fo:font-weight="bold" style:font-size-asian="11.5pt" style:font-weight-asian="bold" style:text-scale="104%"/>
    </style:style>
    <style:style style:name="T9" style:family="text">
      <style:text-properties fo:font-size="11.5pt" fo:letter-spacing="-0.03cm" fo:font-weight="bold" style:font-size-asian="11.5pt" style:font-weight-asian="bold" style:text-scale="102%"/>
    </style:style>
    <style:style style:name="T10" style:family="text">
      <style:text-properties fo:font-size="11.5pt" fo:letter-spacing="-0.03cm" fo:font-weight="bold" style:font-size-asian="11.5pt" style:font-weight-asian="bold" style:text-scale="103%"/>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officeooo:rsid="00d747b9" style:font-style-asian="italic"/>
    </style:style>
    <style:style style:name="T14" style:family="text">
      <style:text-properties fo:font-style="italic" fo:font-weight="bold" style:font-style-asian="italic" style:font-weight-asian="bold"/>
    </style:style>
    <style:style style:name="T15" style:family="text">
      <style:text-properties style:text-position="super 58%"/>
    </style:style>
    <style:style style:name="T16" style:family="text">
      <style:text-properties style:text-position="super 58%" fo:font-size="9.5pt" style:font-size-asian="9.5pt"/>
    </style:style>
    <style:style style:name="T17" style:family="text">
      <style:text-properties style:text-position="super 58%" fo:font-size="8pt" style:font-size-asian="8pt"/>
    </style:style>
    <style:style style:name="T18" style:family="text">
      <style:text-properties style:text-position="super 58%" fo:font-size="9pt" style:font-size-asian="9pt"/>
    </style:style>
    <style:style style:name="T19" style:family="text">
      <style:text-properties style:text-position="super 58%" fo:font-size="9pt" fo:language="en" fo:country="US" style:font-size-asian="9pt"/>
    </style:style>
    <style:style style:name="T20" style:family="text">
      <style:text-properties style:text-position="super 58%" fo:font-size="9pt" fo:font-style="italic" style:font-size-asian="9pt" style:font-style-asian="italic"/>
    </style:style>
    <style:style style:name="T21" style:family="text">
      <style:text-properties style:text-position="super 58%" fo:font-size="10pt" style:font-size-asian="10pt"/>
    </style:style>
    <style:style style:name="T22" style:family="text">
      <style:text-properties style:text-scale="99%"/>
    </style:style>
    <style:style style:name="T23" style:family="text">
      <style:text-properties fo:letter-spacing="-0.009cm"/>
    </style:style>
    <style:style style:name="T24" style:family="text">
      <style:text-properties fo:letter-spacing="-0.009cm" style:text-scale="99%"/>
    </style:style>
    <style:style style:name="T25" style:family="text">
      <style:text-properties fo:letter-spacing="-0.009cm" style:text-scale="98%"/>
    </style:style>
    <style:style style:name="T26" style:family="text">
      <style:text-properties fo:font-size="6pt" style:font-size-asian="6pt"/>
    </style:style>
    <style:style style:name="T27" style:family="text">
      <style:text-properties fo:font-size="6pt" style:font-size-asian="6pt" style:text-scale="96%"/>
    </style:style>
    <style:style style:name="T28" style:family="text">
      <style:text-properties fo:font-size="6pt" fo:letter-spacing="0.002cm" style:font-size-asian="6pt" style:text-scale="95%"/>
    </style:style>
    <style:style style:name="T29" style:family="text">
      <style:text-properties fo:letter-spacing="-0.028cm" style:text-scale="99%"/>
    </style:style>
    <style:style style:name="T30" style:family="text">
      <style:text-properties fo:letter-spacing="-0.014cm" style:text-scale="99%"/>
    </style:style>
    <style:style style:name="T31" style:family="text">
      <style:text-properties fo:language="en" fo:country="US"/>
    </style:style>
    <style:style style:name="T32" style:family="text">
      <style:text-properties fo:letter-spacing="-0.025cm" style:text-scale="99%"/>
    </style:style>
    <style:style style:name="T33" style:family="text">
      <style:text-properties fo:font-size="10pt" style:font-size-asian="10pt"/>
    </style:style>
    <style:style style:name="T34" style:family="text">
      <style:text-properties fo:font-size="10pt" style:font-size-asian="10pt" style:text-scale="106%"/>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style>
    <style:style style:name="T37" style:family="text">
      <style:text-properties fo:font-size="10pt" fo:font-style="italic" fo:font-weight="bold" style:font-size-asian="10pt" style:font-style-asian="italic" style:font-weight-asian="bold"/>
    </style:style>
    <style:style style:name="T38" style:family="text">
      <style:text-properties fo:font-size="10pt" fo:language="en" fo:country="US" style:font-size-asian="10pt"/>
    </style:style>
    <style:style style:name="T39" style:family="text">
      <style:text-properties fo:color="#000000" loext:opacity="100%" style:font-name="Calibri" fo:font-size="11pt" style:font-name-asian="Calibri1" style:font-size-asian="11pt" style:font-name-complex="Calibri1"/>
    </style:style>
    <style:style style:name="T40" style:family="text">
      <style:text-properties fo:color="#000000" loext:opacity="100%" fo:letter-spacing="normal" fo:language="ru" fo:country="RU" fo:background-color="transparent" loext:char-shading-value="0" style:language-asian="ru" style:country-asian="RU" style:language-complex="ru" style:country-complex="RU" style:text-scale="100%"/>
    </style:style>
    <style:style style:name="T41" style:family="text">
      <style:text-properties fo:color="#000000" loext:opacity="100%" fo:letter-spacing="normal" fo:language="ru" fo:country="RU" officeooo:rsid="0046a1a7" fo:background-color="transparent" loext:char-shading-value="0" style:language-asian="ru" style:country-asian="RU" style:language-complex="ru" style:country-complex="RU" style:text-scale="100%"/>
    </style:style>
    <style:style style:name="T42" style:family="text">
      <style:text-properties fo:color="#000000" loext:opacity="100%" fo:letter-spacing="normal" fo:language="ru" fo:country="RU" officeooo:rsid="009cf9f6" fo:background-color="transparent" loext:char-shading-value="0" style:language-asian="ru" style:country-asian="RU" style:language-complex="ru" style:country-complex="RU" style:text-scale="100%"/>
    </style:style>
    <style:style style:name="T43" style:family="text">
      <style:text-properties fo:color="#000000" loext:opacity="100%" fo:letter-spacing="normal" fo:language="ru" fo:country="RU" officeooo:rsid="00a99323" fo:background-color="transparent" loext:char-shading-value="0" style:language-asian="ru" style:country-asian="RU" style:language-complex="ru" style:country-complex="RU" style:text-scale="100%"/>
    </style:style>
    <style:style style:name="T44" style:family="text">
      <style:text-properties fo:color="#000000" loext:opacity="100%" fo:letter-spacing="normal" fo:language="ru" fo:country="RU" officeooo:rsid="00aceede" fo:background-color="transparent" loext:char-shading-value="0" style:language-asian="ru" style:country-asian="RU" style:language-complex="ru" style:country-complex="RU" style:text-scale="100%"/>
    </style:style>
    <style:style style:name="T45" style:family="text">
      <style:text-properties fo:color="#000000" loext:opacity="100%" fo:letter-spacing="normal" fo:language="ru" fo:country="RU" officeooo:rsid="00bd9e12" fo:background-color="transparent" loext:char-shading-value="0" style:language-asian="ru" style:country-asian="RU" style:language-complex="ru" style:country-complex="RU" style:text-scale="100%"/>
    </style:style>
    <style:style style:name="T46" style:family="text">
      <style:text-properties fo:color="#000000" loext:opacity="100%" fo:letter-spacing="normal" fo:language="ru" fo:country="RU" officeooo:rsid="01274ae2" fo:background-color="transparent" loext:char-shading-value="0" style:language-asian="ru" style:country-asian="RU" style:language-complex="ru" style:country-complex="RU" style:text-scale="100%"/>
    </style:style>
    <style:style style:name="T47" style:family="text">
      <style:text-properties fo:color="#000000" loext:opacity="100%" fo:letter-spacing="normal" fo:language="ru" fo:country="RU" officeooo:rsid="0195e05f" fo:background-color="transparent" loext:char-shading-value="0" style:language-asian="ru" style:country-asian="RU" style:language-complex="ru" style:country-complex="RU" style:text-scale="100%"/>
    </style:style>
    <style:style style:name="T48" style:family="text">
      <style:text-properties fo:color="#000000" loext:opacity="100%" fo:letter-spacing="normal" fo:language="ru" fo:country="RU" fo:font-style="italic" fo:background-color="transparent" loext:char-shading-value="0" style:language-asian="ru" style:country-asian="RU" style:font-style-asian="italic" style:language-complex="ru" style:country-complex="RU" style:font-style-complex="italic" style:text-scale="100%"/>
    </style:style>
    <style:style style:name="T49" style:family="text">
      <style:text-properties fo:color="#000000" loext:opacity="100%" fo:letter-spacing="normal" fo:language="ru" fo:country="RU" fo:font-style="italic" fo:background-color="transparent" loext:char-shading-value="0" style:language-asian="ru" style:country-asian="RU" style:font-style-asian="italic" style:language-complex="ru" style:country-complex="RU" style:text-scale="100%"/>
    </style:style>
    <style:style style:name="T50" style:family="text">
      <style:text-properties fo:color="#000000" loext:opacity="100%" fo:letter-spacing="normal" fo:language="ru" fo:country="RU" style:text-underline-style="none" fo:background-color="transparent" loext:char-shading-value="0" style:language-asian="ru" style:country-asian="RU" style:language-complex="ru" style:country-complex="RU" style:text-scale="100%"/>
    </style:style>
    <style:style style:name="T51" style:family="text">
      <style:text-properties fo:color="#000000" loext:opacity="100%" fo:letter-spacing="normal" fo:language="ru" fo:country="RU" fo:font-style="normal" fo:background-color="transparent" loext:char-shading-value="0" style:language-asian="ru" style:country-asian="RU" style:font-style-asian="normal" style:language-complex="ru" style:country-complex="RU" style:font-style-complex="normal" style:text-scale="100%"/>
    </style:style>
    <style:style style:name="T52" style:family="text">
      <style:text-properties fo:color="#000000" loext:opacity="100%" fo:letter-spacing="normal" fo:language="fr" fo:country="FR" fo:font-style="italic" fo:background-color="transparent" loext:char-shading-value="0" style:language-asian="fr" style:country-asian="FR" style:font-style-asian="italic" style:language-complex="fr" style:country-complex="FR" style:font-style-complex="italic" style:text-scale="100%"/>
    </style:style>
    <style:style style:name="T53" style:family="text">
      <style:text-properties fo:color="#000000" loext:opacity="100%" fo:letter-spacing="normal" fo:language="fr" fo:country="FR" fo:background-color="transparent" loext:char-shading-value="0" style:language-asian="fr" style:country-asian="FR" style:language-complex="fr" style:country-complex="FR" style:text-scale="100%"/>
    </style:style>
    <style:style style:name="T54" style:family="text">
      <style:text-properties fo:color="#000000" loext:opacity="100%" fo:letter-spacing="normal" fo:language="de" fo:country="DE" fo:background-color="transparent" loext:char-shading-value="0" style:language-asian="de" style:country-asian="DE" style:language-complex="de" style:country-complex="DE" style:text-scale="100%"/>
    </style:style>
    <style:style style:name="T55" style:family="text">
      <style:text-properties fo:color="#000000" loext:opacity="100%" style:text-position="super 58%" fo:letter-spacing="normal" fo:language="ru" fo:country="RU" fo:background-color="transparent" loext:char-shading-value="0" style:language-asian="ru" style:country-asian="RU" style:language-complex="ru" style:country-complex="RU" style:text-scale="100%"/>
    </style:style>
    <style:style style:name="T56" style:family="text">
      <style:text-properties fo:color="#000000" loext:opacity="100%" style:text-position="super 58%" fo:letter-spacing="normal" fo:language="fr" fo:country="FR" fo:background-color="transparent" loext:char-shading-value="0" style:language-asian="fr" style:country-asian="FR" style:language-complex="fr" style:country-complex="FR" style:text-scale="100%"/>
    </style:style>
    <style:style style:name="T57" style:family="text">
      <style:text-properties fo:color="#000000" loext:opacity="100%" style:text-position="super 58%" fo:font-size="9.5pt" fo:letter-spacing="normal" fo:language="fr" fo:country="FR" fo:background-color="transparent" loext:char-shading-value="0" style:font-size-asian="9.5pt" style:language-asian="fr" style:country-asian="FR" style:font-size-complex="9.5pt" style:language-complex="fr" style:country-complex="FR" style:text-scale="100%"/>
    </style:style>
    <style:style style:name="T58" style:family="text">
      <style:text-properties fo:color="#000000" loext:opacity="100%" style:text-position="super 58%" fo:font-size="6pt" fo:letter-spacing="normal" fo:language="fr" fo:country="FR" fo:background-color="transparent" loext:char-shading-value="0" style:font-size-asian="6pt" style:language-asian="fr" style:country-asian="FR" style:font-size-complex="6pt" style:language-complex="fr" style:country-complex="FR" style:text-scale="100%"/>
    </style:style>
    <style:style style:name="T59" style:family="text">
      <style:text-properties fo:color="#000000" loext:opacity="100%" fo:font-size="10pt" fo:letter-spacing="normal" fo:language="ru" fo:country="RU" fo:background-color="transparent" loext:char-shading-value="0" style:font-size-asian="10pt" style:language-asian="ru" style:country-asian="RU" style:font-size-complex="10pt" style:language-complex="ru" style:country-complex="RU" style:text-scale="100%"/>
    </style:style>
    <style:style style:name="T60" style:family="text">
      <style:text-properties fo:color="#000000" loext:opacity="100%" fo:font-size="9.5pt" fo:letter-spacing="normal" fo:language="ru" fo:country="RU" fo:font-style="italic" fo:background-color="transparent" loext:char-shading-value="0" style:font-size-asian="9.5pt" style:language-asian="ru" style:country-asian="RU" style:font-style-asian="italic" style:font-size-complex="9.5pt" style:language-complex="ru" style:country-complex="RU" style:font-style-complex="italic" style:text-scale="100%"/>
    </style:style>
    <style:style style:name="T61" style:family="text">
      <style:text-properties fo:color="#000000" loext:opacity="100%" fo:font-size="9.5pt" fo:letter-spacing="normal" fo:language="ru" fo:country="RU" fo:background-color="transparent" loext:char-shading-value="0" style:font-size-asian="9.5pt" style:language-asian="ru" style:country-asian="RU" style:font-size-complex="9.5pt" style:language-complex="ru" style:country-complex="RU" style:text-scale="100%"/>
    </style:style>
    <style:style style:name="T62" style:family="text">
      <style:text-properties fo:color="#000000" loext:opacity="100%" fo:font-size="9.5pt" fo:letter-spacing="normal" fo:language="fr" fo:country="FR" fo:background-color="transparent" loext:char-shading-value="0" style:font-size-asian="9.5pt" style:language-asian="fr" style:country-asian="FR" style:font-size-complex="9.5pt" style:language-complex="fr" style:country-complex="FR" style:text-scale="100%"/>
    </style:style>
    <style:style style:name="T63" style:family="text">
      <style:text-properties fo:color="#000000" loext:opacity="100%" fo:font-size="6pt" fo:letter-spacing="normal" fo:language="fr" fo:country="FR" fo:background-color="transparent" loext:char-shading-value="0" style:font-size-asian="6pt" style:language-asian="fr" style:country-asian="FR" style:font-size-complex="6pt" style:language-complex="fr" style:country-complex="FR" style:text-scale="100%"/>
    </style:style>
    <style:style style:name="T64" style:family="text">
      <style:text-properties fo:color="#000000" loext:opacity="100%" fo:font-size="6pt" fo:letter-spacing="normal" fo:language="ru" fo:country="RU" fo:background-color="transparent" loext:char-shading-value="0" style:font-size-asian="6pt" style:language-asian="ru" style:country-asian="RU" style:font-size-complex="6pt" style:language-complex="ru" style:country-complex="RU" style:text-scale="100%"/>
    </style:style>
    <style:style style:name="T65" style:family="text">
      <style:text-properties fo:color="#000000" loext:opacity="100%" style:font-name="Times New Roman" fo:font-size="10.5pt" fo:letter-spacing="normal" fo:language="ru" fo:country="RU" fo:background-color="transparent" loext:char-shading-value="0" style:font-name-asian="Times New Roman1" style:font-size-asian="10.5pt" style:language-asian="ru" style:country-asian="RU" style:font-name-complex="Times New Roman1" style:language-complex="ru" style:country-complex="RU" style:text-scale="100%"/>
    </style:style>
    <style:style style:name="T66" style:family="text">
      <style:text-properties style:text-scale="98%"/>
    </style:style>
    <style:style style:name="T67" style:family="text">
      <style:text-properties fo:letter-spacing="-0.018cm" style:text-scale="99%"/>
    </style:style>
    <style:style style:name="T68" style:family="text">
      <style:text-properties fo:letter-spacing="-0.046cm" style:text-scale="99%"/>
    </style:style>
    <style:style style:name="T69" style:family="text">
      <style:text-properties fo:letter-spacing="-0.011cm" style:text-scale="99%"/>
    </style:style>
    <style:style style:name="T70" style:family="text">
      <style:text-properties fo:letter-spacing="-0.011cm" style:text-scale="98%"/>
    </style:style>
    <style:style style:name="T71" style:family="text">
      <style:text-properties fo:letter-spacing="0.007cm" style:text-scale="99%"/>
    </style:style>
    <style:style style:name="T72" style:family="text">
      <style:text-properties fo:letter-spacing="0.009cm" style:text-scale="98%"/>
    </style:style>
    <style:style style:name="T73" style:family="text">
      <style:text-properties fo:letter-spacing="0.009cm" style:text-scale="99%"/>
    </style:style>
    <style:style style:name="T74" style:family="text">
      <style:text-properties fo:letter-spacing="-0.03cm" style:text-scale="99%"/>
    </style:style>
    <style:style style:name="T75" style:family="text">
      <style:text-properties fo:letter-spacing="-0.03cm" style:text-scale="101%"/>
    </style:style>
    <style:style style:name="T76" style:family="text">
      <style:text-properties fo:font-size="9pt" style:font-size-asian="9pt"/>
    </style:style>
    <style:style style:name="T77" style:family="text">
      <style:text-properties fo:font-size="9pt" fo:font-style="italic" style:font-size-asian="9pt" style:font-style-asian="italic"/>
    </style:style>
    <style:style style:name="T78" style:family="text">
      <style:text-properties fo:letter-spacing="0.028cm" style:text-scale="99%"/>
    </style:style>
    <style:style style:name="T79" style:family="text">
      <style:text-properties fo:letter-spacing="0.028cm" style:text-scale="98%"/>
    </style:style>
    <style:style style:name="T80" style:family="text">
      <style:text-properties style:text-scale="101%"/>
    </style:style>
    <style:style style:name="T81" style:family="text">
      <style:text-properties fo:letter-spacing="0.018cm"/>
    </style:style>
    <style:style style:name="T82" style:family="text">
      <style:text-properties style:text-position="sub 58%" fo:font-size="9.5pt" style:font-size-asian="9.5pt"/>
    </style:style>
    <style:style style:name="T83" style:family="text">
      <style:text-properties fo:letter-spacing="0.037cm"/>
    </style:style>
    <style:style style:name="T84" style:family="text">
      <style:text-properties fo:color="#181717" loext:opacity="100%" style:font-name="Times New Roman" fo:font-size="10.5pt" style:font-name-asian="Times New Roman1" style:font-size-asian="10.5pt" style:font-name-complex="Times New Roman1"/>
    </style:style>
    <style:style style:name="T85" style:family="text">
      <style:text-properties fo:color="#181717" loext:opacity="100%" style:font-name="Times New Roman" fo:font-size="10pt" fo:letter-spacing="normal" fo:language="ru" fo:country="RU" fo:background-color="transparent" loext:char-shading-value="0" style:font-name-asian="Times New Roman1" style:font-size-asian="10pt" style:language-asian="ru" style:country-asian="RU" style:font-name-complex="Times New Roman1" style:font-size-complex="9.5pt" style:language-complex="ru" style:country-complex="RU" style:text-scale="100%"/>
    </style:style>
    <style:style style:name="T86" style:family="text">
      <style:text-properties fo:color="#181717" loext:opacity="100%" style:text-position="super 58%" style:font-name="Times New Roman" fo:font-size="9.5pt" style:font-name-asian="Times New Roman1" style:font-size-asian="9.5pt" style:font-name-complex="Times New Roman1"/>
    </style:style>
    <style:style style:name="T87" style:family="text">
      <style:text-properties fo:language="fr" fo:country="FR" style:language-asian="fr" style:country-asian="FR" style:language-complex="fr" style:country-complex="FR"/>
    </style:style>
    <style:style style:name="T88" style:family="text">
      <style:text-properties officeooo:rsid="00b5cc0d"/>
    </style:style>
    <style:style style:name="T89" style:family="text">
      <style:text-properties officeooo:rsid="00ca4374"/>
    </style:style>
    <style:style style:name="T90" style:family="text">
      <style:text-properties officeooo:rsid="00f45501"/>
    </style:style>
    <style:style style:name="T91" style:family="text">
      <style:text-properties officeooo:rsid="0105d79b"/>
    </style:style>
    <style:style style:name="T92" style:family="text">
      <style:text-properties officeooo:rsid="0110bcee"/>
    </style:style>
    <style:style style:name="T93" style:family="text">
      <style:text-properties officeooo:rsid="01248e8a"/>
    </style:style>
    <style:style style:name="T94" style:family="text">
      <style:text-properties officeooo:rsid="014df1bf"/>
    </style:style>
    <style:style style:name="T95" style:family="text">
      <style:text-properties officeooo:rsid="01597c3c"/>
    </style:style>
    <style:style style:name="T96" style:family="text">
      <style:text-properties officeooo:rsid="0192f72f"/>
    </style:style>
    <style:style style:name="T97" style:family="text">
      <style:text-properties officeooo:rsid="01c92e95"/>
    </style:style>
    <style:style style:name="T98" style:family="text">
      <style:text-properties officeooo:rsid="01cf53d0"/>
    </style:style>
    <style:style style:name="T99" style:family="text">
      <style:text-properties officeooo:rsid="01e3eb94"/>
    </style:style>
    <style:style style:name="T100" style:family="text">
      <style:text-properties officeooo:rsid="02051513"/>
    </style:style>
    <style:style style:name="T101" style:family="text">
      <style:text-properties officeooo:rsid="02084b56"/>
    </style:style>
    <style:style style:name="T102" style:family="text">
      <style:text-properties officeooo:rsid="020f4d5d"/>
    </style:style>
    <style:style style:name="gr1" style:family="graphic">
      <style:graphic-properties fo:margin-left="0.318cm" fo:margin-right="0.316cm" fo:margin-top="0cm" fo:margin-bottom="0cm" style:run-through="foreground" style:wrap="none" style:vertical-pos="from-top" style:vertical-rel="page" style:horizontal-pos="from-left" style:horizontal-rel="page"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top" draw:auto-grow-height="false" fo:min-height="0.52cm" fo:min-width="2.464cm" fo:padding-top="0cm" fo:padding-bottom="0cm" fo:padding-left="0cm" fo:padding-right="0cm" fo:wrap-option="wrap" style:run-through="foreground"/>
    </style:style>
    <style:style style:name="gr3" style:family="graphic">
      <style:graphic-properties fo:margin-left="0.316cm" fo:margin-right="0.319cm" fo:margin-top="0cm" fo:margin-bottom="0cm" style:run-through="foreground" style:wrap="none" style:vertical-pos="from-top" style:vertical-rel="page" style:horizontal-pos="from-left" style:horizontal-rel="page" draw:wrap-influence-on-position="once-concurrent" loext:allow-overlap="true" style:flow-with-text="false"/>
    </style:style>
    <style:style style:name="gr4" style:family="graphic" style:parent-style-name="Frame">
      <style:graphic-properties draw:stroke="none" svg:stroke-width="0cm" draw:fill="none" loext:fill-use-slide-background="false" draw:textarea-vertical-align="top" draw:auto-grow-height="false" fo:min-height="0.474cm" fo:min-width="12.608cm" fo:padding-top="0cm" fo:padding-bottom="0cm" fo:padding-left="0cm" fo:padding-right="0cm" fo:wrap-option="wrap" style:run-through="foreground"/>
    </style:style>
    <style:style style:name="gr5" style:family="graphic" style:parent-style-name="Frame">
      <style:graphic-properties draw:stroke="none" svg:stroke-width="0cm" draw:fill="none" loext:fill-use-slide-background="false" draw:textarea-vertical-align="top" draw:auto-grow-height="false" fo:min-height="0.52cm" fo:min-width="3.096cm" fo:padding-top="0cm" fo:padding-bottom="0cm" fo:padding-left="0cm" fo:padding-right="0cm" fo:wrap-option="wrap" style:run-through="foreground"/>
    </style:style>
    <style:style style:name="gr6" style:family="graphic">
      <style:graphic-properties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style:style style:name="gr7" style:family="graphic">
      <style:graphic-properties draw:stroke="solid" svg:stroke-width="0.018cm" svg:stroke-color="#181717" draw:stroke-linejoin="miter" svg:stroke-linecap="butt" draw:fill="none" loext:fill-use-slide-background="false" draw:textarea-vertical-align="top" draw:auto-grow-height="false" fo:min-height="0.018cm" fo:min-width="4.001cm" fo:padding-top="0cm" fo:padding-bottom="0cm" fo:padding-left="0cm" fo:padding-right="0cm" fo:wrap-option="wrap" style:run-through="foreground"/>
    </style:style>
    <style:style style:name="gr8" style:family="graphic">
      <style:graphic-properties fo:margin-left="0.316cm" fo:margin-right="0.318cm" fo:margin-top="0cm" fo:margin-bottom="0cm" style:run-through="foreground" style:wrap="none" style:vertical-pos="from-top" style:vertical-rel="page" style:horizontal-pos="from-left" style:horizontal-rel="page" draw:wrap-influence-on-position="once-concurrent" loext:allow-overlap="true" style:flow-with-text="false"/>
    </style:style>
    <style:style style:name="gr9" style:family="graphic" style:parent-style-name="Frame">
      <style:graphic-properties draw:stroke="none" svg:stroke-width="0cm" draw:fill="none" loext:fill-use-slide-background="false" draw:textarea-vertical-align="top" draw:auto-grow-height="false" fo:min-height="0.474cm" fo:min-width="12.605cm" fo:padding-top="0cm" fo:padding-bottom="0cm" fo:padding-left="0cm" fo:padding-right="0cm" fo:wrap-option="wrap" style:run-through="foreground"/>
    </style:style>
    <style:style style:name="gr10" style:family="graphic">
      <style:graphic-properties fo:margin-left="0.318cm" fo:margin-right="0.318cm" fo:margin-top="0cm" fo:margin-bottom="0cm" style:run-through="foreground" style:wrap="none" style:vertical-pos="from-top" style:vertical-rel="page" style:horizontal-pos="from-left" style:horizontal-rel="page" draw:wrap-influence-on-position="once-concurrent" loext:allow-overlap="true" style:flow-with-text="false"/>
    </style:style>
    <style:style style:name="gr11" style:family="graphic" style:parent-style-name="Frame">
      <style:graphic-properties draw:stroke="none" svg:stroke-width="0cm" draw:fill="none" loext:fill-use-slide-background="false" draw:textarea-vertical-align="top" draw:auto-grow-height="false" fo:min-height="0.474cm" fo:min-width="12.607cm" fo:padding-top="0cm" fo:padding-bottom="0cm" fo:padding-left="0cm" fo:padding-right="0cm" fo:wrap-option="wrap" style:run-through="foreground"/>
    </style:style>
    <style:style style:name="gr12" style:family="graphic" style:parent-style-name="Frame">
      <style:graphic-properties draw:stroke="none" svg:stroke-width="0cm" draw:fill="none" loext:fill-use-slide-background="false" draw:textarea-vertical-align="top" draw:auto-grow-height="false" fo:min-height="0.52cm" fo:min-width="2.452cm" fo:padding-top="0cm" fo:padding-bottom="0cm" fo:padding-left="0cm" fo:padding-right="0cm" fo:wrap-option="wrap" style:run-through="foreground"/>
    </style:style>
    <style:style style:name="gr13" style:family="graphic" style:parent-style-name="Frame">
      <style:graphic-properties draw:stroke="none" svg:stroke-width="0cm" draw:fill="none" loext:fill-use-slide-background="false" draw:textarea-vertical-align="top" draw:auto-grow-height="false" fo:min-height="0.52cm" fo:min-width="2.327cm" fo:padding-top="0cm" fo:padding-bottom="0cm" fo:padding-left="0cm" fo:padding-right="0cm" fo:wrap-option="wrap" style:run-through="foreground"/>
    </style:style>
    <style:style style:name="gr14" style:family="graphic" style:parent-style-name="Frame">
      <style:graphic-properties draw:stroke="none" svg:stroke-width="0cm" draw:fill="none" loext:fill-use-slide-background="false" draw:textarea-vertical-align="top" draw:auto-grow-height="false" fo:min-height="0.474cm" fo:min-width="12.592cm" fo:padding-top="0cm" fo:padding-bottom="0cm" fo:padding-left="0cm" fo:padding-right="0cm" fo:wrap-option="wrap" style:run-through="foreground"/>
    </style:style>
    <style:style style:name="gr15" style:family="graphic" style:parent-style-name="Frame">
      <style:graphic-properties draw:stroke="none" svg:stroke-width="0cm" draw:fill="none" loext:fill-use-slide-background="false" draw:textarea-vertical-align="top" draw:auto-grow-height="false" fo:min-height="0.474cm" fo:min-width="12.591cm" fo:padding-top="0cm" fo:padding-bottom="0cm" fo:padding-left="0cm" fo:padding-right="0cm" fo:wrap-option="wrap" style:run-through="foreground"/>
    </style:style>
    <style:style style:name="gr16" style:family="graphic">
      <style:graphic-properties fo:margin-left="0.318cm" fo:margin-right="0.318cm" fo:margin-top="0.002cm" fo:margin-bottom="0cm" style:run-through="foreground" style:wrap="none" style:vertical-pos="from-top" style:vertical-rel="page" style:horizontal-pos="from-left" style:horizontal-rel="page" draw:wrap-influence-on-position="once-concurrent" loext:allow-overlap="true" style:flow-with-text="false"/>
    </style:style>
    <style:style style:name="gr17" style:family="graphic" style:parent-style-name="Frame">
      <style:graphic-properties draw:stroke="none" svg:stroke-width="0cm" draw:fill="none" loext:fill-use-slide-background="false" draw:textarea-vertical-align="top" draw:auto-grow-height="false" fo:min-height="0.443cm" fo:min-width="0.125cm" fo:padding-top="0cm" fo:padding-bottom="0cm" fo:padding-left="0cm" fo:padding-right="0cm" fo:wrap-option="wrap" style:run-through="foreground"/>
    </style:style>
    <style:style style:name="gr18" style:family="graphic" style:parent-style-name="Frame">
      <style:graphic-properties draw:stroke="none" svg:stroke-width="0cm" draw:fill="none" loext:fill-use-slide-background="false" draw:textarea-vertical-align="top" draw:auto-grow-height="false" fo:min-height="0.474cm" fo:min-width="12.585cm" fo:padding-top="0cm" fo:padding-bottom="0cm" fo:padding-left="0cm" fo:padding-right="0cm" fo:wrap-option="wrap" style:run-through="foreground"/>
    </style:style>
    <style:style style:name="gr19" style:family="graphic" style:parent-style-name="Frame">
      <style:graphic-properties draw:stroke="none" svg:stroke-width="0cm" draw:fill="none" loext:fill-use-slide-background="false" draw:textarea-vertical-align="top" draw:auto-grow-height="false" fo:min-height="0.52cm" fo:min-width="2.166cm" fo:padding-top="0cm" fo:padding-bottom="0cm" fo:padding-left="0cm" fo:padding-right="0cm" fo:wrap-option="wrap" style:run-through="foreground"/>
    </style:style>
    <style:style style:name="gr20" style:family="graphic" style:parent-style-name="Frame">
      <style:graphic-properties draw:stroke="none" svg:stroke-width="0cm" draw:fill="none" loext:fill-use-slide-background="false" draw:textarea-vertical-align="top" draw:auto-grow-height="false" fo:min-height="0.474cm" fo:min-width="12.614cm" fo:padding-top="0cm" fo:padding-bottom="0cm" fo:padding-left="0cm" fo:padding-right="0cm" fo:wrap-option="wrap" style:run-through="foreground"/>
    </style:style>
    <style:style style:name="gr21" style:family="graphic">
      <style:graphic-properties fo:margin-left="0.314cm" fo:margin-right="0.319cm" fo:margin-top="0.002cm" fo:margin-bottom="0cm" style:run-through="foreground" style:wrap="none" style:vertical-pos="from-top" style:vertical-rel="page" style:horizontal-pos="from-left" style:horizontal-rel="page" draw:wrap-influence-on-position="once-concurrent" loext:allow-overlap="true" style:flow-with-text="false"/>
    </style:style>
    <style:style style:name="gr22" style:family="graphic" style:parent-style-name="Frame">
      <style:graphic-properties draw:stroke="none" svg:stroke-width="0cm" draw:fill="none" loext:fill-use-slide-background="false" draw:textarea-vertical-align="top" draw:auto-grow-height="false" fo:min-height="0.277cm" fo:min-width="0.106cm" fo:padding-top="0cm" fo:padding-bottom="0cm" fo:padding-left="0cm" fo:padding-right="0cm" fo:wrap-option="wrap" style:run-through="foreground"/>
    </style:style>
    <style:style style:name="gr23" style:family="graphic">
      <style:graphic-properties fo:margin-left="0.314cm" fo:margin-right="0.319cm" fo:margin-top="0cm" fo:margin-bottom="0cm" style:run-through="foreground" style:wrap="none" style:vertical-pos="from-top" style:vertical-rel="page" style:horizontal-pos="from-left" style:horizontal-rel="page" draw:wrap-influence-on-position="once-concurrent" loext:allow-overlap="true" style:flow-with-text="false"/>
    </style:style>
    <style:style style:name="gr24" style:family="graphic" style:parent-style-name="Frame">
      <style:graphic-properties draw:stroke="none" svg:stroke-width="0cm" draw:fill="none" loext:fill-use-slide-background="false" draw:textarea-vertical-align="top" draw:auto-grow-height="false" fo:min-height="0.474cm" fo:min-width="12.594cm" fo:padding-top="0cm" fo:padding-bottom="0cm" fo:padding-left="0cm" fo:padding-right="0cm" fo:wrap-option="wrap" style:run-through="foreground"/>
    </style:style>
    <style:style style:name="gr25" style:family="graphic" style:parent-style-name="Frame">
      <style:graphic-properties draw:stroke="none" svg:stroke-width="0cm" draw:fill="none" loext:fill-use-slide-background="false" draw:textarea-vertical-align="top" draw:auto-grow-height="false" fo:min-height="0.474cm" fo:min-width="12.599cm" fo:padding-top="0cm" fo:padding-bottom="0cm" fo:padding-left="0cm" fo:padding-right="0cm" fo:wrap-option="wrap" style:run-through="foreground"/>
    </style:style>
    <style:style style:name="gr26" style:family="graphic" style:parent-style-name="Frame">
      <style:graphic-properties draw:stroke="none" svg:stroke-width="0cm" draw:fill="none" loext:fill-use-slide-background="false" draw:textarea-vertical-align="top" draw:auto-grow-height="false" fo:min-height="0.474cm" fo:min-width="6.902cm" fo:padding-top="0cm" fo:padding-bottom="0cm" fo:padding-left="0cm" fo:padding-right="0cm" fo:wrap-option="wrap" style:run-through="foreground"/>
    </style:style>
    <style:style style:name="gr27" style:family="graphic" style:parent-style-name="Frame">
      <style:graphic-properties draw:stroke="none" svg:stroke-width="0cm" draw:fill="none" loext:fill-use-slide-background="false" draw:textarea-vertical-align="top" draw:auto-grow-height="false" fo:min-height="0.52cm" fo:min-width="2.663cm" fo:padding-top="0cm" fo:padding-bottom="0cm" fo:padding-left="0cm" fo:padding-right="0cm" fo:wrap-option="wrap" style:run-through="foreground"/>
    </style:style>
    <style:style style:name="gr28" style:family="graphic" style:parent-style-name="Frame">
      <style:graphic-properties draw:stroke="none" svg:stroke-width="0cm" draw:fill="none" loext:fill-use-slide-background="false" draw:textarea-vertical-align="top" draw:auto-grow-height="false" fo:min-height="0.277cm" fo:min-width="0.21cm" fo:padding-top="0cm" fo:padding-bottom="0cm" fo:padding-left="0cm" fo:padding-right="0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3">1818</text:p>
      <text:h text:style-name="Heading_20_1" text:outline-level="1">358. </text:h>
      <text:p text:style-name="P393">А. И. Тургеневу</text:p>
      <text:p text:style-name="P299">&lt;Вторая половина января 1818 г. Москва&gt;</text:p>
      <text:p text:style-name="P469">Посылаю тебе, мой милый друг, два экземпляра моих сочинений и прошу отдать их тотчас в переплет к Зегельхену<text:span text:style-name="T16">1</text:span>; переплети оба тома в один и так, как у тебя переплетены Образцовые сочинения<text:span text:style-name="T16">2</text:span>. Один экземпляр, назначенный для великой княгини, доставить немедленно мне; а другой оставить у себя и отдать молодой графине Лаваль<text:span text:style-name="T16">3</text:span>, как скоро она возвратится отсюда в Петербург. Прошу тебя это исполнить поскорее. Другая просьба, которую не забудь: возьми у Кавелина пакет с моими бумагами, оставленный ему Блудовым, и по первой почте перешли ко мне. В этом пакете мой аттестат, мой докторский диплом<text:span text:style-name="T16">4</text:span>, словом сказать, все документы на мои достоинства<text:span text:style-name="T16">5</text:span>. К&lt;нязь&gt; Голицын их требует. Итак, присылай немедленно. Уведомь, что будет стоить переплет и что ты заплатил за английскую грамматику. В начале будущего месяца получишь от меня все пенязи. Не сердись, милый друг, что пишу редко — ты сам редко пишешь. На следующей почте, вероятно, пришлю тебе первый № моего журнала, который печатается<text:span text:style-name="T16">6</text:span>. Для тебя и для «Арзамаса».</text:p>
      <text:p text:style-name="P472">Уведомь меня о Кавелине, которого от меня обними. Обними Плещеева и брата<text:span text:style-name="T16">7</text:span>, и всему «Арзамасу» мое благословение. Приложенное письмо передай Кюхельбекеру<text:span text:style-name="T16">8</text:span>. Что у вас делается? Афанасьева<text:span text:style-name="T16">9</text:span> хорошенько пожури за проказы; возьми у него письмо Андрея Ивановича<text:span text:style-name="T16">10</text:span> и прочитай его ему с примечаниями.</text:p>
      <text:p text:style-name="P338">Ж.</text:p>
      <text:h text:style-name="Heading_20_1" text:outline-level="1">359. </text:h>
      <text:p text:style-name="P393">А. И. Тургеневу</text:p>
      <text:p text:style-name="P299">&lt;Конец января — начало февраля 1818 г. Москва&gt;</text:p>
      <text:p text:style-name="P469">Милый, спешу послать к тебе мой аттестат, данный мне от Маркова<text:span text:style-name="T16">1</text:span>. О прежней службе моей скажу только то, что я вошел в Главную дурацкую Соляную контору городским секретарем в 1800 году, вышел из нее титулярным я вздумал один раз заботиться о чине и искать действительной службы. Теперь, право, не стану хлопотать. Посылаю тебе и всем арзамасцам первый номер моего песенного журнала. Моя ученица<text:span text:style-name="T16">3</text:span> всё это скоро будет петь по-русски. Второй номер почти отпечатан<text:span text:style-name="T16">4</text:span>. Тотчас доставлю. Только прошу тебя раздать аккуратнее. Извини меня перед графом Румянцовым<text:span text:style-name="T16">5</text:span>, что, угощая его песнями, я почитаю обязанностью доставлять ему всё, что я напишу; право, имею к нему особенное чувство привязанности и всегда люблю вспоминать о его ко мне дружеском расположении. Может быть, в нынешнем же году напишу что-нибудь более его достойное. Посылаю тебе и экземпляр моих сочинений<text:span text:style-name="T16">6</text:span>. Прошу тебя не растерять моих бумаг.</text:p>
      <text:p text:style-name="P516">Третьего дня, наконец, я видел и государя и говорил с ним, и он очень благосклонно со мною обошелся. Обнимай за меня моего Николая Михайловича<text:span text:style-name="T16">7</text:span> и уведомь об нем, располагается ли остаться в Петербурге. Прости, некогда писать. Раздай же поаккуратнее экземпляры. Если растеряешь, то других книжек не дам, по крайней мере, не тебе дам развозить.</text:p>
      <text:h text:style-name="Heading_20_1" text:outline-level="1">360. </text:h>
      <text:p text:style-name="P379">А. И. Тургеневу</text:p>
      <text:p text:style-name="P308">&lt;Начало февраля 1818 г. Москва&gt;</text:p>
      <text:p text:style-name="P469">Я сейчас был у князя<text:span text:style-name="T16">1</text:span>. Он сказал мне, что записку обо мне отправил к Козодавлеву<text:span text:style-name="T16">2</text:span> (следовательно, она будет в твоих руках) и что мой докторский диплом должен быть представлен в Департамент. Итак, вместо того, чтобы его послать ко мне, возьми к себе и поступи со мною по законам. Кажется, что я имею право на коллежское асессорство; между бумагами найдешь и мой пансионский аттестат, избавляющий меня от экзамена; воспользуйся, если хочешь, и им; также надобно тебе знать, что я на сих днях буду членом Московского университета<text:span text:style-name="T16">3</text:span> и прочее, и прочее. Если всего этого не довольно для коллежского асессорства, то черт с ним. Взяв из моих бумаг мой диплом, остальные все перешли ко мне на следующей почте. Обнимаю тебя.</text:p>
      <text:p text:style-name="P349">Ж.</text:p>
      <text:h text:style-name="Heading_20_1" text:outline-level="1">361. </text:h>
      <text:p text:style-name="P422">Т. Е. Боку</text:p>
      <text:p text:style-name="P308">&lt;18 февраля 1818 г. Москва&gt;</text:p>
      <text:p text:style-name="P433"><text:soft-page-break/>Бесценный друг! Ты, надеюсь, не сердит на меня за мое молчание. Мы, кажется, насчет нашей взаимной лени предупредили друг друга и дали друг другу полную волю. Я не отвечал тебе на твое письмо, но душа везде и во всякое время тебе откликнется.</text:p>
      <text:p text:style-name="P433">Письмо твое от 12 ноября 1817, а мой ответ от 18 февраля 1818. А в следующую почту собирался тебе написать, и время неприметно исчезло в сборах; и <text:span text:style-name="T11">сбираться</text:span> отвечать на такое письмо, которое обрадовало и разгорячило мне </text:p>
      <text:p text:style-name="P501">сердце, — непостижимо!</text:p>
      <text:p text:style-name="P469">Ты дивишься судьбе, которая сделала из тебя смиренного хозяина; а меня приковала ко двору. Будь счастлив тихомолком, не дивись ничему. Всё идет порядком, если только в душе порядок. Помнишь наш последний обед и разговор у Фельта<text:span text:style-name="T16">1</text:span> за перегородкой: в жизни одно: <text:span text:style-name="T11">идея</text:span>, для которой действуешь, </text:p>
      <text:p text:style-name="P501">остальные принадлежности — шелуха. Ты не изменишь идее добра и будешь счастлив<text:span text:style-name="T16">2</text:span>, в этом порука твой характер и твое письмо, которое перечитывал с полным чувством к тебе дружбы.</text:p>
      <text:p text:style-name="P469">В этом письме нахожу тебя всего; в немногих словах сказано много. «Твердость всё может преодолеть; Китти понимает меня; я люблю и любим!», чего же более.</text:p>
      <text:p text:style-name="P469">Поцелуй за меня руку у твоей Китти<text:span text:style-name="T16">3</text:span>. Мы уж, верно, с нею знакомы; но я надеюсь и скоро с нею увидеться.</text:p>
      <text:p text:style-name="P469">Посылаю тебе подарок: первые два нумера моего стихотворного журнала; он издается для моей ученицы, и, точно, <text:span text:style-name="T11">для немногих</text:span><text:span text:style-name="T16">4</text:span>. А тебя прошу прислать мне оба твои <text:span text:style-name="T11">польские</text:span>; взять у Латроба «Der Fischer»<text:span text:style-name="T15"><text:note text:id="ftn1" text:note-class="footnote"><text:note-citation>1</text:note-citation><text:note-body><text:p text:style-name="P48"><text:s/>«Рыбак» (<text:span text:style-name="T11">нем</text:span>.).</text:p></text:note-body></text:note></text:span>, польское из «Jungfrau </text:p>
      <text:p text:style-name="P503">v&lt;on&gt; Orléans»<text:span text:style-name="T15"><text:note text:id="ftn2" text:note-class="footnote"><text:note-citation>2</text:note-citation><text:note-body><text:p text:style-name="P49"><text:s/>«Орлеанская дева» (<text:span text:style-name="T11">нем</text:span>.).</text:p></text:note-body></text:note></text:span> и прислать. Всё это мною обещано великой княгине. В заключение: дружба и доверенность.</text:p>
      <text:p text:style-name="P365">Жуковский</text:p>
      <text:p text:style-name="P143">На журнале моем выставлен день моего рождения.</text:p>
      <text:h text:style-name="Heading_20_1" text:outline-level="1">362. </text:h>
      <text:p text:style-name="P393">А. И. Тургеневу</text:p>
      <text:p text:style-name="P299">&lt;Между 12 и 19 февраля 1818 г. Москва&gt;</text:p>
      <text:p text:style-name="P664">Всё получил от тебя, милый друг, и благодарю за старания. Я сделал пустяк, выдумал хлопотать о чине и службе; но ты этот пустяк сделал приятным, хлопотал обо мне с обыкновенным рвением дружбы: у меня на роду написано быть всем обязанным тебе; за это я очень благодарен судьбе своей. По твоему приказанию я говорил и с Жихаревым, который женится<text:span text:style-name="T16">1</text:span>, и с Марченко<text:span text:style-name="T16">2</text:span>, который женат; и тот, и другой утверждают, что мое асессорство неизбежно. Путь ему добрый! Нынче или завтра представлюсь своему новому soit-disant<text:span text:style-name="T15"><text:note text:id="ftn3" text:note-class="footnote"><text:note-citation>3</text:note-citation><text:note-body><text:p text:style-name="P50"><text:s/>Так называемый (<text:span text:style-name="T11">франц</text:span>.).</text:p></text:note-body></text:note></text:span> начальнику к&lt;нязю&gt; А&lt;лександру&gt; Н&lt;иколаевичу&gt;<text:span text:style-name="T15">3</text:span>, и тем заключу. В награду за твои хлопоты посылаю тебе второй No моего стихотворного журнала. Третий готов<text:span text:style-name="T15">4</text:span>.Посылаемые книжки раздай, кому надлежит. Прилагаю реестр и прошу не растерять. Моя ученица учится прилежно. Переводит мои русские стихи в русскую прозу и свою русскую прозу в немецкую; переводит с лексиконом письма Карамзина<text:span text:style-name="T16">5</text:span>; поет мои песни и очень прилежна. А я гляжу на «Историю» нашего Ливия<text:span text:style-name="T16">6</text:span>, как на мое будущее: в ней источник для меня и вдохновения, и славы. Обними за меня его и поблагодари за доставление последних томов. Он сделал чудо: победил Каченовского, который говорит о его творении с благоговением<text:span text:style-name="T16">7</text:span>. </text:p>
      <text:p text:style-name="P501">Впрочем, я этого ожидал от Каченовского.</text:p>
      <text:p text:style-name="P469">Вяземский уехал, и уехал, не изменив своего характеру, прямо с балу<text:span text:style-name="T16">8</text:span>. Но боюсь за него: дорога, говорят, скверная. И каждый ухаб теперь мне об нем напоминает; дорога будет тяжела для княгини. Блудов едет к вам на сих днях<text:span text:style-name="T16">9</text:span>. </text:p>
      <text:p text:style-name="P501">Прости. Отдай приложенное письмо Батюшкову.</text:p>
      <text:p text:style-name="P338">Ж.</text:p>
      <text:h text:style-name="Heading_20_1" text:outline-level="1">363. </text:h>
      <text:p text:style-name="P374">П. А. Вяземскому</text:p>
      <text:p text:style-name="P18"><text:span text:style-name="T11">&lt;22 февраля 1818 г. Москва&gt;</text:span><text:span text:style-name="T6">*</text:span></text:p>
      <text:p text:style-name="P469">Душа моя душенька, пан души моей и шляхтич моего воображения, что ты, где ты, каков ты?<text:span text:style-name="T16">1</text:span> Жаль тебя поминутно — я совсем стал сиротою! Блудова отпустил, ныне отпускаю Полетику, а завтра Северина<text:span text:style-name="T16">2</text:span>. Жихарев уже с тобою<text:span text:style-name="T16">3</text:span>. Остался у меня один <text:span text:style-name="T11">Вот я</text:span> <text:span text:style-name="T11">вас</text:span><text:span text:style-name="T16">4</text:span>; но он одному слишком тягостен — а с кем его поделить? И собранье наше без тебя усовершенствовано<text:span text:style-name="T16">5</text:span>. <text:span text:style-name="T11">Вот я вас</text:span> проскакал на «Кабуде»; читали отрывок из Карамзина «Истории», читали как газеты, и, несмотря на то, половина членов сказались больными, чтобы не иметь несчастья слушать сего чтения; наконец, и Мерзляков читал письмо из Сибири, в котором бранят меня, смеются над гекзаметрами и балладами, смеются по-сибирски, то есть глупо, а чтобы всё сказать одним словом, письмо писано самим профессором словесности, который нашел способ сибирскую аляповатость подделать под свою глупость. Я уверял его, что не было никакого приличия читать насмешки на мой счет в моем присутствии; а он с полным добродушием уверяет, что только хотел хвалить меня <text:soft-page-break/>— да я и верю. Мерзляков в авторстве — «Медведь» Крылова, дерется, когда хочет обмахивать, и врет, когда хочет говорить дело<text:span text:style-name="T16">6</text:span>.</text:p>
      <text:p text:style-name="P469">Но полно об этом. А скажи мне поскорее, справедливы ли здешние сказки, которые проповедуют о трагическом похищении твоей шкатулки в Несвиже и о философическом равнодушии твоем при таком несчастье<text:span text:style-name="T16">7</text:span>. Уведомь, как ты доехал и каково тебе в Варшаве? Я никогда так не чувствовал ухабов, как после твоего отъезда. Не шутя говорю, у меня от каждого ухаба сердце стеснялось при мысли о вашем путешествии. Боялся жестоко за княгиню и за детей, и твое письмо с дороги, милое, хотя коротенькое, было как пластырь душе<text:span text:style-name="T16">8</text:span>. Я мысленно, с благодарностью поцеловал тебя за него. Несмотря на чувство дружбы, которое к тебе привязывает меня без всякой причины, люблю тебя и по <text:span text:style-name="T11">причине</text:span>, потому что я знаю тебя, потому что мысль о твоем характере всегда разогревает сердце.</text:p>
      <text:p text:style-name="P469">Прощай, душа; если княгиня позволит, то поцелуй ее за меня; если же нет, то пускай она тебя за меня поцелует. Твою пиесу я взял у наших Гуронов — любителей словесности<text:span text:style-name="T16">9</text:span>; а сам доканчиваю третью книжку моего журнала<text:span text:style-name="T16">10</text:span> и не замедлю доставить.</text:p>
      <text:p text:style-name="P578">Нелединский здесь.</text:p>
      <text:p text:style-name="P638">Отдай приложенное письмо Громобою<text:span text:style-name="T16">11</text:span>.</text:p>
      <text:h text:style-name="Heading_20_1" text:outline-level="1">364. </text:h>
      <text:p text:style-name="P383">К. Я. Булгакову</text:p>
      <text:p text:style-name="P43"><text:span text:style-name="T11">&lt;Февраль 1818 г. Москва&gt;</text:span><text:span text:style-name="T6">*</text:span></text:p>
      <text:p text:style-name="P469">Благодарю милого почтдиректора за его попечение о моей неугомонной голове и прошу его приложенные пакеты передать по адресам. Обнимаю его и желаю ему всякого, так сказать, благополучия. А приложенный экземпляр II-го тома некоторых стихотворений прошу передать некоторому Федору Дмитриевичу Серапину<text:span text:style-name="T16">1</text:span>.</text:p>
      <text:p text:style-name="P338">Ж.</text:p>
      <text:h text:style-name="Heading_20_1" text:outline-level="1">365. </text:h>
      <text:p text:style-name="P371">А. Н. Арбеневой</text:p>
      <text:p text:style-name="P290">&lt;Январь — февраль 1818 г. Москва&gt;</text:p>
      <text:p text:style-name="P469">Вы очень несправедливы, милая, милая, если дали моему глупому молчанию другое какое-нибудь имя, ему не свойственное: спросите у всех <text:span text:style-name="T11">моих</text:span>; всем одна участь — не пишу, да и только! Я пишу запоем, а не ради почты; </text:p>
      <text:p text:style-name="P577">сам бешусь на себя; так иногда много <text:span text:style-name="T84">присыплет</text:span> к душе, что рад бы высыпать в родную душу (следственно, у Вас есть для меня закром); но лень тут как тут! Отложишь написать то, что чувствуешь, и смотришь, пройдут в откладывании месяцы. Вот, наконец, поздний ответ милому товарищу старины: промежуток времени, в который наша с Вами дружба ходила в дурацкой маске досады, должен быть причислен к тем эпохам жизни, в которые болели у нас зубы, была лихорадка и прочее; следовательно, ни к чему: ибо в такое время не живешь, а только барахтаешься или пьешь хину<text:span text:style-name="T16">1</text:span>. <text:span text:style-name="T84">Сердце мое по-старому Ваше. И в нем та же благодарность за милую Вашу дружбу, какая была и прежде. Скажу Вам доказательство: я, приехав в Москву, не надеялся в ней найти никого из своих, кроме Вас; я думал, что Вы в Москве; радовался нашим свиданием и, узнав,</text:span> что Вас нет, точно <text:span text:style-name="T84">осиротел</text:span>. Первые дни московской моей жизни были тяжелы чрезвычайно: я гулял по гробам, и пустота меня окружала<text:span text:style-name="T16">2</text:span>. Теперь это сиротство миновалось. Работаю; место, данное мне Богом — прекрасное<text:span text:style-name="T16">3</text:span>; все хорошие мысли и чувства в движении: это значит жить. Не бойтесь моего прошедшего; оно рассталось со мною не злодеем, а другом — несколько времени жестокой пустоты; вот и только; но я дурного не получил от него в наследство; напротив, всем хорошим ему обязан, хотя часто и был на пороге дурного. Бог помог! Всё дурное само собою наказано и погибло в этом благодетельном <text:span text:style-name="T84">наказании</text:span>. Хорошее<text:span text:style-name="T31"> </text:span>живо<text:span text:style-name="T31"> </text:span>и<text:span text:style-name="T31"> </text:span>не<text:span text:style-name="T31"> </text:span>умрет<text:span text:style-name="T31">. Tout est conséquent dans la vie humaine. </text:span>On a tort d’imaginer qu’il y a un sort<text:span text:style-name="T15"><text:note text:id="ftn4" text:note-class="footnote"><text:note-citation>4</text:note-citation><text:note-body><text:p text:style-name="P44"><text:s/>Всё в человеческой жизни имеет свое основание. Неверно думать, что существует рок (<text:span text:style-name="T11">франц.</text:span>).</text:p></text:note-body></text:note></text:span>. Нет! в мире два жильца — Бог да человек! ученик и учитель! Жизнь есть воспитание; мы только учимся; для чего? знает учитель. Наше дело только в том, чтобы вытвердить хорошенько урок и не устыдиться перед этим справедливым учителем. Само по себе разумеется, </text:p>
      <text:p text:style-name="P555">что воспитание имеет свою цель! Но пока оно длится, по тех пор вы должны принимать только за урок и средства к цели — жизнь — воспитание; следовательно, всё в ней только средства — а цель в другом месте, где перемены уже существовать не может. Вот Вам моя исповедь! Итог прошлых лет! Надобно только твердить: <text:span text:style-name="T11">жизнь великое дело</text:span>. Тогда спокойно откажешься от счастья <text:span text:style-name="T84">постоянного</text:span>. Ибо не счастье есть цель наша, а только действие. Прошу это знать и не плакать, глядя на мой плаксивый портрет. Он угрюм только оттого, что так несчастно выгравирован<text:span text:style-name="T16">3</text:span>. Простите, милый друг. Приезжайте в Москву. Нам надобно много поговорить и о детенках Ваших. Петра Иосафовича душевно обнимаю.</text:p>
      <text:p text:style-name="P469">Иша, целую тебя на твое письмо. Саша милый, тебя и Митю целую. Но вы все что-то слишком вежливы стали. Я вам всем выдеру за это уши. Братьев и </text:p>
      <text:p text:style-name="P504">сестер за меня поцелуйте. Жду вас с самым сильным нетерпением.</text:p>
      <text:p text:style-name="P572">Ваш <text:span text:style-name="T11">Жучка</text:span></text:p>
      <text:h text:style-name="Heading_20_1" text:outline-level="1"><text:soft-page-break/>366. </text:h>
      <text:p text:style-name="P375">А. И. Тургеневу</text:p>
      <text:p text:style-name="P290">&lt;Cередина марта 1818 г. Москва&gt;</text:p>
      <text:p text:style-name="P665">Посылаю тебе третью книжку<text:span text:style-name="T16">1</text:span>, раздай, кому следует. Ты просил у меня <text:span text:style-name="T11">трех</text:span> экземпляров, а у меня нет ни одного. Всё, что напечатано, роздано. Греч <text:span text:style-name="T40">в своем журнале говорит об моем издании, как о книге, для публики печатаемой</text:span><text:span text:style-name="T55">2</text:span><text:span text:style-name="T40">. Напрасно он не сказал ничего о его настоящей цели; но, однако, лучше не </text:span>говорить ничего.</text:p>
      <text:p text:style-name="P469">Здесь Губарев<text:span text:style-name="T16">3</text:span>. Ему бы хотелось войти в службу. Это твое дело. Его истинная привязанность к Ивану Владимировичу<text:span text:style-name="T16">4</text:span>, делающая честь его сердцу, должна сверх других причин побудить тебя за него похлопотать. Может быть, он со мною приедет в Петербург. Подумай об нем. Я здоров и работаю; у матушки твоей давно уже не был. Совестно. Она переменила квартиру. Прости, друг; обнимаю тебя.</text:p>
      <text:p text:style-name="P338">Ж.</text:p>
      <text:h text:style-name="Heading_20_1" text:outline-level="1">367. </text:h>
      <text:p text:style-name="P384">П. А. Вяземскому</text:p>
      <text:p text:style-name="P9"><text:span text:style-name="T11">&lt;18 марта 1818 г. Москва&gt;</text:span><text:span text:style-name="T6">*</text:span></text:p>
      <text:p text:style-name="P487">Посылаю тебе 3 №<text:span text:style-name="T16">1</text:span> и целую тебя, и люблю как душу. Писать некогда. Устал. Скажи Жихареву, что его невеста<text:span text:style-name="T16">2</text:span> здорова. Вчера, то есть 17 марта, отправилась в Рязань. Я их проводил. Обнимаю тебя. Дружеский поклон Вере Федоровне и нежнейший поцелуй детям.</text:p>
      <text:h text:style-name="Heading_20_1" text:outline-level="1">368. </text:h>
      <text:p text:style-name="P386">К. Я. Булгакову</text:p>
      <text:p text:style-name="P10"><text:span text:style-name="T11">&lt;Март 1818 г. Москва&gt;</text:span><text:span text:style-name="T6">*</text:span></text:p>
      <text:p text:style-name="P469">Прошу Вас, почтеннейший Константин, извинить меня перед князем Голицыным<text:span text:style-name="T16">1</text:span>; я не могу нынче у него обедать, ибо должен обедать у великой княгини. Уведомьте, батюшка, когда Вы соберетесь опять к нему, и возьмите мою личность с собою. Посылаю Вам III № для немногих. Примите сию немногость </text:p>
      <text:p text:style-name="P454">с снисхождением, Вам свойственным, а приложенные Пакеты, Пакетцы и Пакетищи разошлите посредством вверенной от Бдительного Правительства Вам Почты. Только не извольте забыть.</text:p>
      <text:h text:style-name="Heading_20_1" text:outline-level="1">369. </text:h>
      <text:p text:style-name="P386">К. Я. Булгакову</text:p>
      <text:p text:style-name="P9"><text:span text:style-name="T11">&lt;Март 1818 г. Москва &gt;</text:span><text:span text:style-name="T6">*</text:span></text:p>
      <text:p text:style-name="P469">Прошу тебя переслать это весьма нужное письмо Северину<text:span text:style-name="T16">1</text:span>. Да не забудь моей просьбы.</text:p>
      <text:p text:style-name="P469"/>
      <text:h text:style-name="Heading_20_1" text:outline-level="1">370.</text:h>
      <text:p text:style-name="P125"><text:span text:style-name="T80">А.</text:span><text:span text:style-name="T75"> </text:span><text:span text:style-name="T80">И.</text:span><text:span text:style-name="T75"> </text:span><text:span text:style-name="T80">Тургеневу</text:span></text:p>
      <text:p text:style-name="P322">&lt;Первая половина апреля 1818 г. Москва&gt;</text:p>
      <text:p text:style-name="P469">Виноват! Экземпляр для Елизаветы Марковны<text:span text:style-name="T16">1</text:span> не доставил. Посылаю теперь. И вот несколько комиссий. Приложенное письмо доставь барону Фитингофу<text:span text:style-name="T16">2</text:span>. По милости Блудова я попал в члены комитета благотв&lt;орительного&gt; общества и должен еще за это благодарить.</text:p>
      <text:p text:style-name="P469">Не забудь доставить письма. Прилагаю записку о нашем бывшем товарище пансионском Полякове<text:span text:style-name="T16">3</text:span>. Из нее увидишь, чего он желает. Увидишь, — но сделаешь ли что-нибудь? Прилагаю письмо ко мне от Губарева. Ему ты должен непременно пособить. Дела его запутаны, и причиною запутанности их Ив&lt;ан&gt; Влад&lt;имирович&gt;<text:span text:style-name="T16">4</text:span>. Губарев не жалуется; его привязанность к памяти Ив&lt;ана&gt; Вл&lt;адимировича&gt; делает ему честь. Вообще он благородный человек и стоит твоего дружеского покровительства. Нельзя ли будет доставить ему требуемого им места? Ты, вероятно, знаком с опекунами гр&lt;афа&gt; Шереметева<text:span text:style-name="T16">5</text:span>.</text:p>
      <text:p text:style-name="P469">Наконец, прилагаю письмо от бедного Мещёвского — солдата-поэта. Он перевел в стихи мою бедную «Марьину рощу»; я ее здесь продал. Он посвящает </text:p>
      <text:p text:style-name="P556">ее нам: тебе, мне и Вяземскому<text:span text:style-name="T16">6</text:span>. Нельзя ли чего для него собрать? Если удастся, доставь мне. А я тебя обнимаю с братьями. Матушки давно не видел и боюсь на глаза ее показаться.</text:p>
      <text:p text:style-name="P438"><text:span text:style-name="T11">Твой</text:span> <text:span text:style-name="T11">Жуковский</text:span>, а не придворный<text:span text:style-name="T16">7</text:span></text:p>
      <text:h text:style-name="Heading_20_1" text:outline-level="1"><text:soft-page-break/>371. </text:h>
      <text:p text:style-name="P385">П. А. Вяземскому</text:p>
      <text:p text:style-name="P322">17 апреля &lt;1818 г. Москва&gt;</text:p>
      <text:p text:style-name="P499">Я виноват перед тобою; не писал к тебе и не знаю, как вылечить себя от бедственной, чахотной лени? Во мне два человека — один любит, другой гниет, и последний часто сидит верхом на первом, так часто, что первый уже совсем провонял от него. Я иногда прихожу от себя в отчаяние и готов послать за попом, чтобы велеть себя отпевать. Моральный рак ест мою душу; по крайней мере, в эту минуту сидит он в ней глубоко и портит всё прошедшее, настоящее и будущее. В такую минуту не стану защищать перед тобою мою «Тленность»<text:span text:style-name="T16">1</text:span>; я уверен, что ты ошибаешься; но вступаться не стану, потому что я ни за что не расположен вступаться, и всё мне гадко; доказательством этой гадости пусть будут мои стихи, которые тотчас я написал по прочтении твоих, прекрасных<text:span text:style-name="T16">2</text:span>:</text:p>
      <text:p text:style-name="P131">Ты в утешители зовешь воспоминанье!</text:p>
      <text:p text:style-name="P130"><text:tab/>Глядишь без прелести на свет!</text:p>
      <text:p text:style-name="P136">И раззнакомилось с душой твоей желанье!</text:p>
      <text:p text:style-name="P136"><text:tab/><text:tab/>И веры к будущему нет!</text:p>
      <text:p text:style-name="P136">О друг! в твоем мое мне сердце отозвалось!</text:p>
      <text:p text:style-name="P129"><text:tab/><text:tab/>Я постигаю твой удел!</text:p>
      <text:p text:style-name="P135">И мне вожатым быть желанье отказалось!</text:p>
      <text:p text:style-name="P137"><text:tab/><text:tab/>И мой светильник побледнел!</text:p>
      <text:p text:style-name="P137">Сменил блестящие мечтательного краски <text:s/></text:p>
      <text:p text:style-name="P134"><text:tab/><text:tab/>Однообразный жизни свет!</text:p>
      <text:p text:style-name="P138"><text:tab/>Из-под обманчиво-смеявшияся маски</text:p>
      <text:p text:style-name="P138"><text:tab/><text:tab/>Угрюмый выглянул скелет!</text:p>
      <text:p text:style-name="P133">И тщетно мы хотим призвать воспоминанье!</text:p>
      <text:p text:style-name="P129"><text:tab/><text:tab/>Мечты не дозовемся мы!</text:p>
      <text:p text:style-name="P132">Без утоления пробудим лишь желанье!</text:p>
      <text:p text:style-name="P128"><text:tab/><text:tab/>На небо взглянем из тюрьмы!<text:span text:style-name="T15">3</text:span></text:p>
      <text:p text:style-name="P469">Что сказать тебе о Москве! Она теперь еще кипит грязью, но по этой грязи я иногда доезжаю до милых Пушкиных<text:span text:style-name="T16">4</text:span>, которым я читаю твои письма и которые помнят тебя памятью сердца. Для Софьи<text:span text:style-name="T16">5</text:span> переписываю твое «Послание к халату», вырванное мною из когтей нашей «Беседы»<text:span text:style-name="T16">6</text:span>. К нему будут приложены </text:p>
      <text:p text:style-name="P511">следующие нежные стишки:</text:p>
      <text:p text:style-name="P547"><text:span text:style-name="T33">Он прав! не знавши вас, для вас я и об вас <text:line-break/>Писал в пророческом, веселом вдохновеньи!<text:line-break/>Что Муза мне тайком шептала в сновиденьи, <text:line-break/>То вслух пересказал его приятный глас. <text:line-break/>Но шаг ему отдав в уме и в дарованьи, <text:line-break/></text:span><text:span text:style-name="T36">Счастливейшим</text:span><text:span text:style-name="T33"> себя я смело назову: <text:line-break/>Он видит вас теперь в одном воспоминаньи,<text:line-break/><text:tab/>А я вас вижу наяву</text:span><text:span text:style-name="T18">7</text:span><text:span text:style-name="T33">.</text:span></text:p>
      <text:p text:style-name="P469">На следующей почте пошлю тебе IV книжку «Для немногих»<text:span text:style-name="T16">8</text:span>; ты найдешь кое-что в роде <text:span text:style-name="T11">тленном</text:span> и опять что-нибудь соврешь, и кое-что в роде <text:span text:style-name="T11">звезды</text:span>. Ты бранишь тленность, а Батюшков хвалит; ты хвалишь звезду, а Батюшков бранит<text:span text:style-name="T16">9</text:span>. Следственно, и то и другое хорошо.</text:p>
      <text:p text:style-name="P654">Я получил от Александра Пушкина послание<text:span text:style-name="T16">10</text:span>. Вот оно.</text:p>
      <text:p text:style-name="P166">Когда младым воображеньем</text:p>
      <text:p text:style-name="P165">Твой гордый Гений окрылён,</text:p>
      <text:p text:style-name="P163">Тревожит лени праздный сон, </text:p>
      <text:p text:style-name="P163">Томясь волшебным упоеньем.</text:p>
      <text:p text:style-name="P165">Когда возвышенной душой</text:p>
      <text:p text:style-name="P165">Летя к мечтательному миру</text:p>
      <text:p text:style-name="P165">Ты держишь на коленях лиру</text:p>
      <text:p text:style-name="P165">Нетерпеливою рукой,</text:p>
      <text:p text:style-name="P165">Когда сменяются виденья</text:p>
      <text:p text:style-name="P163">Перед тобой в волшебной мгле </text:p>
      <text:p text:style-name="P163">И быстрый холод вдохновенья </text:p>
      <text:p text:style-name="P164">Власы подъемлет на челе — </text:p>
      <text:p text:style-name="P544"><text:span text:style-name="T33">Ты прав! Творишь ты </text:span><text:span text:style-name="T36">для немногих</text:span><text:span text:style-name="T33">! </text:span></text:p>
      <text:p text:style-name="P164"><text:soft-page-break/>Не для подкупленных судей</text:p>
      <text:p text:style-name="P165">Ревнивой милостью твоей,</text:p>
      <text:p text:style-name="P165">Не для сбирателей убогих</text:p>
      <text:p text:style-name="P165">Чужих суждений и вестей,</text:p>
      <text:p text:style-name="P163">Но для друзей таланта строгих, </text:p>
      <text:p text:style-name="P163">Священной истины друзей.</text:p>
      <text:p text:style-name="P165">Не всякого полюбит счастье!</text:p>
      <text:p text:style-name="P163">Не все родились для венцов! </text:p>
      <text:p text:style-name="P163">Блажен, кто знает сладострастье </text:p>
      <text:p text:style-name="P163">Высоких мыслей и стихов!</text:p>
      <text:p text:style-name="P259">Кто наслаждение прекрасным</text:p>
      <text:p text:style-name="P169">В завидный получил удел, </text:p>
      <text:p text:style-name="P169">И твой восторг уразумел</text:p>
      <text:p text:style-name="P259">Восторгом сладостным и ясным!..</text:p>
      <text:p text:style-name="P163">Смотри, как пламенный поэт, </text:p>
      <text:p text:style-name="P163">Вниманьем сладким упоенный, </text:p>
      <text:p text:style-name="P168">На свиток Гения склоненный, </text:p>
      <text:p text:style-name="P168">Читает повесть древних лет!</text:p>
      <text:p text:style-name="P259">Он духом там — в дыму столетий!</text:p>
      <text:p text:style-name="P165">Пред ним волнуются толпой</text:p>
      <text:p text:style-name="P167">Злодейства, мрачной славы дети </text:p>
      <text:p text:style-name="P167">С сынами доблести прямой!</text:p>
      <text:p text:style-name="P165">От сна воскресшими веками</text:p>
      <text:p text:style-name="P165">Он бродит, тайно окружен,</text:p>
      <text:p text:style-name="P167">И благодарными слезами </text:p>
      <text:p text:style-name="P167">Карамзину приносит он</text:p>
      <text:p text:style-name="P165">Живой души благодаренье</text:p>
      <text:p text:style-name="P167">За миг восторгов золотой, </text:p>
      <text:p text:style-name="P167">За благотворное забвенье</text:p>
      <text:p text:style-name="P165">Бесплодной суеты земной…</text:p>
      <text:p text:style-name="P258">И в нем трепещет вдохновенье!</text:p>
      <text:p text:style-name="P449">Чудесный талант! Какие стихи! Он мучит меня своим даром, как привидение!</text:p>
      <text:p text:style-name="P663">Посылаю тебе письмо от Мещёвского. Он прислал мне «Марьину рощу» в стихах, и я ее продал за триста рублей<text:span text:style-name="T16">11</text:span>. Присылай и ты ему что-нибудь; Толстой<text:span text:style-name="T16">12</text:span> обещал также помогать ему — он тебе кланяется и велит тебе сказать, что он не многих так уважает, как тебя; в этом и я ему товарищ. Дружинину<text:span text:style-name="T15">13</text:span> я велел подписаться на «Вестник»; а о мундире, если не забуду, скажу. Прости. Целую руки у Веры с любовью. Обними Громобоя<text:span text:style-name="T16">14</text:span>.</text:p>
      <text:p text:style-name="P197">17 апреля. Середа. 11 часов.</text:p>
      <text:p text:style-name="P621">Сей час родился у нас великий князь Александр<text:span text:style-name="T16">15</text:span>, и я тебя обнимаю.</text:p>
      <text:h text:style-name="Heading_20_1" text:outline-level="1">372. </text:h>
      <text:p text:style-name="P369">К. Я. Булгакову</text:p>
      <text:p text:style-name="P10"><text:span text:style-name="T11">&lt;Апрель 1818 г. Москва&gt;</text:span><text:span text:style-name="T6">*</text:span></text:p>
      <text:p text:style-name="P605">Прошу тебя отправить этот пакет немедленно к Тургеневу. Целую тебя.</text:p>
      <text:p text:style-name="P338">Жуковский</text:p>
      <text:h text:style-name="Heading_20_1" text:outline-level="1">373. </text:h>
      <text:p text:style-name="P370">К. Я. Булгакову</text:p>
      <text:p text:style-name="P10"><text:span text:style-name="T11">&lt;Вторая половина апреля — первая половина мая 1818 г. Москва&gt;</text:span><text:span text:style-name="T6">*</text:span></text:p>
      <text:p text:style-name="P471">Радость моя, обедать я к тебе не буду, потому что ты будешь меня кормить, а я нынешний день хочу совсем ничего не есть, потому что я болен; после обеда же приеду часу в пятом. Приготовь своего Клима<text:span text:style-name="T16">1</text:span> и прочее. Если не будет мне худо, то и в театр отправимся вместе. Я забыл тебе дать записку о Монастыреве<text:span text:style-name="T16">2</text:span>, который имеет сердечное желание получить место Мценского Почтдиректора. Имя его: Николай Алексеевич Монастырев; чин: титулярный советник; служит помощником почтмейстерским в Белеве. Похлопочи об нем; это будет великое для меня одолжение. А я твой доброжелатель</text:p>
      <text:p text:style-name="P343">Василий</text:p>
      <text:p text:style-name="P492"><text:soft-page-break/>Каллиопа Константиновна<text:span text:style-name="T16">3</text:span> вчера благополучно разрешилась от бремени пятистопными близнецами.</text:p>
      <text:h text:style-name="Heading_20_1" text:outline-level="1">374. </text:h>
      <text:p text:style-name="P369">К. Я. Булгакову</text:p>
      <text:p text:style-name="P662"><text:span text:style-name="T11">&lt;Первая половина мая 1818 г. Москва&gt;</text:span><text:span text:style-name="T6">* </text:span></text:p>
      <text:p text:style-name="P662">Милостивый государь и почтдиректор.</text:p>
      <text:p text:style-name="P666">Вот Вам письмо с фаршем 500 рублей; прошу его отправить по назначению, прияв от подателя<text:span text:style-name="T16">1</text:span> оного следующие процентные пенязи. Да прошу мне сказать, обедаете ли Вы дома; я бы соблаговолил пожаловать к Вам с господином вели<text:span text:style-name="T40">кокняжеским адъютантом</text:span><text:span text:style-name="T55">2</text:span><text:span text:style-name="T40">. Вы обещали мне курительного табаку; не вздумаете ли исполнить обещание и прислать сей табак с подателем сей записки.</text:span></text:p>
      <text:p text:style-name="P666">Ваш слуголюб</text:p>
      <text:p text:style-name="P338">Жуковский</text:p>
      <text:h text:style-name="Heading_20_1" text:outline-level="1">375. </text:h>
      <text:p text:style-name="P374">К. Я. Булгакову</text:p>
      <text:p text:style-name="P18"><text:span text:style-name="T11">&lt;17 мая 1818 г. Москва&gt;</text:span><text:span text:style-name="T6">*</text:span></text:p>
      <text:p text:style-name="P469">Я буду к тебе во втором часу, и поиграем в биллиард; а потом и к Голицыным<text:span text:style-name="T16">1</text:span>. К Пушкиным<text:span text:style-name="T16">2</text:span> завтра на вечер мне нельзя, и вот тому причина в печатном документе: завтра собрание той Бесияды<text:span text:style-name="T16">3</text:span>, которой я член. Нельзя ли нам у них быть<text:span text:style-name="T16">4</text:span> послезавтра ввечеру<text:span text:style-name="T16">5</text:span>, ибо другого дня мне и назначить нельзя. Я еду в деревню<text:span text:style-name="T16">6</text:span> в середу рано поутру — все другие дни заняты. Прошу тебя приложенную записку послать к В. Л. Пушкину<text:span text:style-name="T16">7</text:span>. Мои же дрожки мне нужны; для того с своим человеком и не посылаю записки. До свидания.</text:p>
      <text:p text:style-name="P344">Жуковский</text:p>
      <text:h text:style-name="Heading_20_1" text:outline-level="1">376. </text:h>
      <text:p text:style-name="P392">П. А. Вяземскому</text:p>
      <text:p text:style-name="P19"><text:span text:style-name="T11">&lt;19 мая 1818 г. Москва&gt;</text:span><text:span text:style-name="T6">*</text:span></text:p>
      <text:p text:style-name="P469">Радость моя, посылаю тебе мой четвертый номер<text:span text:style-name="T16">1</text:span>; тут есть покормка для твоей антинемецкой глупости и для твоего архифранцузского остроумия; и тут есть деревенский сторож, которого Дмитриев называет Бутошником<text:span text:style-name="T16">2</text:span>, но которого вопреки всем люблю и уважаю! Посылаю и то, что я написал для великой княгини. Я подарил ей альбом, в который и вписал к ней послание на рождение ее сына: надеюсь, что оно заслужит твое одобрение!<text:span text:style-name="T16">3</text:span> По крайней мере, уверен, что ты будешь доволен тем духом, в каком оно написано.</text:p>
      <text:p text:style-name="P469">Завидуй! Завтра еду в деревню, на три недели полной свободы, в сторону молодой жизни, но, увы, с устаревшим сердцем и с изнанкою того, что видел там налицо, сквозь прекрасную призму<text:span text:style-name="T16">4</text:span>. Завидуй еще более! Нынче я был прощаться у государыни Е&lt;лизаветы&gt; Алексеевны, говорил с нею около четверти часа — ее прелесть точно как прелесть доброго дела! Душа остается надолго с прекрасным воспоминанием, с ясным, счастливым чувством, которое всё хочется кому-нибудь передать; оттого и к тебе пишу об этом.</text:p>
      <text:p text:style-name="P667">Но грустно о тебе подумать — уединенный огрызок «Арзамаса»! Когда нам быть вместе? Но я воображаю, что Варшава есть только станция на дороге в Петербург. Дай Бог! Приезжай к нам, не поломав своего экипажа; по крайней мере, не выронив из сердца ни одного чувства, принадлежащего Жуковскому, кото<text:span text:style-name="T40">рый весь твой! И худо, когда бы он мог быть иначе! Твоя милая, измятая харя светится ему во всём добром и хорошем. Несмотря на это, мундир университет</text:span>ский не заказан, да и вперед подобных комиссий мне не давай, ибо нет памяти!<text:span text:style-name="T16">5</text:span> Прости, душа. Дружеский поклон княгине и деточек перецелуй.</text:p>
      <text:p text:style-name="P498">Я слышал (хоть это еще и не верно), что бедный Соковнин умер. Жалкая участь!<text:span text:style-name="T16">6</text:span> Но всё смерть лучше жизни.</text:p>
      <text:p text:style-name="P339">Ж.</text:p>
      <text:p text:style-name="P661">Тургенев хотел писать, но я не жду его и печатаю письмо.</text:p>
      <text:h text:style-name="Heading_20_1" text:outline-level="1">377. </text:h>
      <text:p text:style-name="P402">А. Н. Арбеневой</text:p>
      <text:p text:style-name="P299">&lt;Середина мая (до 20) 1818 г. Москва&gt;</text:p>
      <text:p text:style-name="P469">Милая, бесценная сестра, Вы, верно, жалуетесь на меня, и воображаете меня забывшим Вас, и толкуете мое молчание несправедливым образом; прошу Вас, милая, не вините меня. Всё хотел писать к Вам, и всё не писал. Причиною этому <text:soft-page-break/>моя бедственная привычка откладывать. Но люблю Вас по-старому и так, как Вы этого стоите, то есть с уважением искренним. Знаете ли, что Вы лишили меня большого наслаждения и разрушили одну из приятнейших надежд, веселивших меня в Москве, не приехав сюда, как обещали. Я ждал в Вас всю свою родню; Вы бы населили для меня пустую, осиротевшую для меня Москву<text:span text:style-name="T16">1</text:span>. Был большой праздник для моего воображения ждать Вас. Каково ж не дождаться? Я здесь вел скучную, рассеянную жизнь, которая раздробила и мысли, и чувства и сделала из меня самое глупое и невкусное крошево. Так и быть! Надобно отказываться не морщась. Я приготовил было для Вас подарок, который надеялся отдать из рук в руки; пришлось посылать через почту. Это журнал, выдаваемый мною для немногих, и в особенности для моей ученицы. Посылаю Вам первые четыре книжки; что выйдет после, буду доставлять порядочно.</text:p>
      <text:p text:style-name="P469">Скажу о себе в нескольких словах. Своим положением я доволен: <text:span text:style-name="T11">старое </text:span>молчит<text:span text:style-name="T16">2</text:span>, в <text:span text:style-name="T11">настоящем </text:span>работа, а о будущем не думаю. Вот всё. При свидании с Вами я хотел поговорить с Вами о Ваших детенках<text:span text:style-name="T16">3</text:span>: сообщить Вам план Маши насчет их воспитания. Вам бы хорошо было ей вверить трех старших. Ее выгода требует иметь у себя пенсионеров; но Ваших детей иметь в своем доме была бы выгода и для ее сердца. Но об этом говорить заочно нельзя. На всякий случай скажу Вам, что она расположилась иметь у себя несколько пенсионеров, кажется, не более десяти, с платою по 1000 за каждого на содержание; при этом надобно платить за учение учителям; нигде лучших нельзя найти как в Дерпте. Подумайте об этом и напишите к ней. Вашим детям уже нельзя теперь довольствоваться воспитанием домашним, а в Ваших краях не будет на это и способов. </text:p>
      <text:p text:style-name="P501">Разочтите свои средства и напишите к Маше, на что решитесь.</text:p>
      <text:p text:style-name="P668"><text:span text:style-name="T40">Я теперь еду в Белев</text:span><text:span text:style-name="T55">4</text:span><text:span text:style-name="T40">, подышать воздухом родины и отдохнуть от пыльной городской жизни. Увижу Авдотью Петровну, Марью Николаевну и Сашу</text:span><text:span text:style-name="T55">5</text:span><text:span text:style-name="T40">, всех </text:span>вместе. Оттуда к Вам напишу на просторе. Теперь послал Вам только мой подарок, который примите знаком неизменнейшей дружбы. Поцелуйте за меня детей и обнимите Петра Иосафовича.</text:p>
      <text:p text:style-name="P572">Ваш <text:span text:style-name="T11">Жуковский</text:span></text:p>
      <text:h text:style-name="Heading_20_1" text:outline-level="1">378. </text:h>
      <text:p text:style-name="P374">К. Я. Булгакову</text:p>
      <text:p text:style-name="P16"><text:span text:style-name="T11">&lt;20 мая 1818 г. Долбино&gt;</text:span><text:span text:style-name="T6">*</text:span></text:p>
      <text:p text:style-name="P469">Любезный друг, мне до тебя крайняя просьба; ехавши из Москвы, я захлопотался и не взял того, что для меня было нужно. Прошу тебя тотчас по получении этого письма послать за гравером Флоровым<text:span text:style-name="T16">1</text:span>; он живет у Ермолая на Козихе, в доме Канатчикова. Вели ему оттиснуть для меня 25 листов <text:span text:style-name="T11">большой линеванной бумаги</text:span>, точно такой, какой он мне уже оттиснул несколько экземпляров, доска у него есть; попроси его, чтобы он это сделал немедленно, и на </text:p>
      <text:p text:style-name="P510">следующей же почте пришли. Флоров может в два часа сделать эти оттиски. Мне они очень нужны для моих грамматических таблиц<text:span text:style-name="T16">2</text:span>, которые здесь на гулянках хотелось бы приготовить. Очень одолжишь, если это без малейшего замедления исполнишь. О Флорове можешь осведомиться и в Университетской типографии, если паче чаяния его квартиры не отыщут; или<text:span text:style-name="T18"> </text:span>можешь спросить об нем у Каченовского<text:span text:style-name="T16">3</text:span>. Чтобы не было замедления, пришли эти линеванные листы по легкой почте; можешь даже их согнуть, чтобы запечатать в пакет. Прости. Я здоров. Мой нежный поклон Марье Константиновне<text:span text:style-name="T16">4</text:span>. Каллиопа Константиновна<text:span text:style-name="T16">5</text:span> страдает запором и оттого не пишет. Не забудь о Монастыреве<text:span text:style-name="T16">6</text:span>. </text:p>
      <text:p text:style-name="P501">Мне хочется дать ему позволение к тебе приехать.</text:p>
      <text:p text:style-name="P469">Тургенев, верно, уже ускакал; оттого я и не пишу к нему. Для избежания вечного недоразумения посылаю тебе отрывок листа на образец Флорову. То, что <text:span text:style-name="T11">написано</text:span>, не принадлежит к делу; мне нужны одни линейки. Присылай скорее.</text:p>
      <text:p text:style-name="P471">На пакете напиши, чтобы его прислали мне с <text:span text:style-name="T11">нарочным</text:span> из почты Белевской; я живу в 7 верстах от Белева.</text:p>
      <text:p text:style-name="P344">Жуковский</text:p>
      <text:h text:style-name="Heading_20_1" text:outline-level="1">379. </text:h>
      <text:p text:style-name="P374">К. Я. Булгакову</text:p>
      <text:p text:style-name="P13"><text:span text:style-name="T11">21 мая &lt;1818 г. Долбино&gt;</text:span><text:span text:style-name="T6">*</text:span></text:p>
      <text:p text:style-name="P670">Прошу тебя, любезный Константин, и если ты нынче именинник<text:span text:style-name="T16">1</text:span>, то поздравляю тебя и прошу вложенное письмо отправить немедленно по адресу. </text:p>
      <text:p text:style-name="P783">Весьма нужно, чтобы оно было и верно, и скоро доставлено. Поклон и поздрав­ления твоей супруге, а я твой богомолец и слуголюб</text:p>
      <text:p text:style-name="P352">Жуковский </text:p>
      <text:p text:style-name="P171">21 Мая.</text:p>
      <text:h text:style-name="Heading_20_1" text:outline-level="1">380. </text:h>
      <text:p text:style-name="P383">К. Я. Булгакову</text:p>
      <text:p text:style-name="P18"><text:soft-page-break/><text:span text:style-name="T11">&lt;Октябрь 1817 — май 1818 г. Москва&gt;</text:span><text:span text:style-name="T6">*</text:span></text:p>
      <text:p text:style-name="P469">Прошу Вас покорнейше, любезный Константин Яковлевич, взять на себя труд отдать этот пакет по адресу<text:span text:style-name="T16">1</text:span>. Очень меня обяжете. Прошу Вас после приказать <text:span text:style-name="T11">от себя</text:span> Афанасьеву<text:span text:style-name="T16">2</text:span> поскорее и повернее переслать те письма, которые находятся в приложенном пакете. Я не послал его по почте потому, что боялся, </text:p>
      <text:p text:style-name="P501">чтобы он не пропал. Очень жалею, что Вас не застал дома. Желаю Вам счастливой дороги.</text:p>
      <text:p text:style-name="P581">Преданный Вам</text:p>
      <text:p text:style-name="P338">Жуковский</text:p>
      <text:h text:style-name="Heading_20_1" text:outline-level="1">381. </text:h>
      <text:p text:style-name="P393">А. И. Тургеневу</text:p>
      <text:p text:style-name="P299">&lt;9—12 июня 1818 г. Москва&gt;</text:p>
      <text:p text:style-name="P469">Вот что мы положили. Батюшков остается в Москве до первого от тебя ответа, следственно, tout au plus<text:span text:style-name="T15"><text:note text:id="ftn5" text:note-class="footnote"><text:note-citation>5</text:note-citation><text:note-body><text:p text:style-name="P51"><text:s/>Не больше чем (<text:span text:style-name="T11">франц.</text:span>).</text:p></text:note-body></text:note></text:span> на две недели. Твой ответ должен решить, куда ему ехать, в Петербург или в Одессу<text:span text:style-name="T16">1</text:span>. С его письмом ты являешься к Капо д’Истрии<text:span text:style-name="T16">2</text:span>, сказываешь ему, что Батюшков, ехавший для поправления здоровья в южную Россию, для морских бань, которыми можно пользоваться только в июне месяце, решился, однако, в надежде на его (К&lt;апо&gt; д’И&lt;стрии&gt;) явное желание действовать для пользы его (Бат&lt;юшкова&gt;), пожертвовать двумя неделями драгоценного времени и что, следовательно, скорый и решительный ответ необходим. Капо д’Истрия не замедлит, а ты тотчас эстафету к Батюшкову в Москву. <text:span text:style-name="T11">Моя мысль</text:span>: отдать экземпляр Батюшкова сочинений Капо д’Истрии: они будут документом и его способностей в <text:span text:style-name="T11">мирном</text:span> роде, не в одном военном. <text:span text:style-name="T11">Моя исповедь</text:span>: Тургенев лучший из людей! Письмо его к Батюшкову тронуло и обрадовало Жуковского, который обнимает его с новою благодарностью.</text:p>
      <text:p text:style-name="P671"><text:span text:style-name="T11">&lt;Рукою Батюшкова&gt;</text:span>: Впрочем, если письмо многоречиво, а не красноречиво (что и нам кажется), то поправьте, перемените. Но оно дельно, это главное, <text:span text:style-name="Основной_20_текст_5f_">и из него можно составить записку</text:span><text:span text:style-name="Основной_20_текст_5f_"><text:span text:style-name="T15">3</text:span></text:span><text:span text:style-name="Основной_20_текст_5f_">. Не знаю, останусь ли здесь до </text:span><text:span text:style-name="Основной_20_текст_5f_"><text:span text:style-name="T87">25. </text:span></text:span><text:span text:style-name="Основной_20_текст_5f_">Жуков­ский решит.</text:span></text:p>
      <text:p text:style-name="P671"><text:span text:style-name="T11">&lt;Рукою Жуковского&gt;</text:span>: Останется. <text:span text:style-name="T11">Жуковский</text:span>.</text:p>
      <text:p text:style-name="P671"><text:span text:style-name="T11">&lt;Рукою Батюшкова&gt;</text:span>: На всякий случай ответ адресуйте к Дружинину<text:span text:style-name="T16">4</text:span>.</text:p>
      <text:h text:style-name="Heading_20_1" text:outline-level="1">382. </text:h>
      <text:p text:style-name="P373">К. Ф. Калайдовичу</text:p>
      <text:p text:style-name="P303">&lt;Около 26 июня 1818 г. Петербург&gt;</text:p>
      <text:p text:style-name="P434">Я к Вам с просьбою от Николая Михайловича Карамзина, почтеннейший </text:p>
      <text:p text:style-name="P626">Константин Федорович. Я сообщил ему Ваше мнение о месяце Изоке<text:span text:style-name="T16">1</text:span>, и ему бы хотелось иметь ту статью, на которой Вы это мнение основываете<text:span text:style-name="T16">2</text:span>. Потрудитесь выписать из манускрипта то, что Вы мне читали; этим обяжете нашего почтенного историографа. Свое письмо доставьте Константину Яковлевичу Булгакову для пересылки ко мне. Жду от Вас ответа и уверен, что Вы не откажетесь исполнить мою просьбу. С совершенным почтением честь имею быть</text:p>
      <text:p text:style-name="P587">Вашим покорным слугою</text:p>
      <text:p text:style-name="P338">Жуковский</text:p>
      <text:h text:style-name="Heading_20_1" text:outline-level="1">383. </text:h>
      <text:p text:style-name="P374">К. Я. Булгакову</text:p>
      <text:p text:style-name="P17"><text:span text:style-name="T11">&lt;Конец июня 1818 г. Петербург&gt;</text:span><text:span text:style-name="T6">*</text:span></text:p>
      <text:p text:style-name="P497">Мой милый друг, обнимаю тебя и благодарю за книгу<text:span text:style-name="T16">1</text:span>, которую возвращаю. Я теперь в больших хлопотах, то есть в обыкновенных случающихся при всяком проезде и при всяком отъезде<text:span text:style-name="T16">2</text:span>. Прости меня, что я столь долго не присылал книги; на дороге не успел, а здесь не остается иного отослать, как по почте. Здесь первая встреча горестная; это известие так же поразит и тебя, как и меня. Северин потерял жену. Я еще его не видал и не могу себе вообразить его горя. Он на даче. Их семья, кажется, назначена для того, чтоб быть образцом несчастья и страдания. Обнимаю тебя. Уведомь, каков ты; скажи мое дружеское почтение Марии Константиновне и обними брата<text:span text:style-name="T16">3</text:span>. Приложенное письмо доставь Алексею Федоровичу Малиновскому<text:span text:style-name="T16">4</text:span>, чтобы потрудился отдать по адресу.</text:p>
      <text:p text:style-name="P574">Твой <text:span text:style-name="T11">Жуковский</text:span></text:p>
      <text:p text:style-name="P469">Книгу нельзя послать; надобно дожидаться почты — больно мне, что я перед тобою должен провиниться; но ты добр и простишь меня.</text:p>
      <text:p text:style-name="P329">&lt;Первая половина 1818 г. Петербург&gt;</text:p>
      <text:p text:style-name="P469"/>
      <text:h text:style-name="P794" text:outline-level="1"><text:bookmark-start text:name="bookmark94"/><text:span text:style-name="T40">38</text:span><text:span text:style-name="T41">4</text:span><text:span text:style-name="T40">. </text:span><text:bookmark-end text:name="bookmark94"/></text:h>
      <text:h text:style-name="P780" text:outline-level="5">Н. Д. Иванчину-Писареву</text:h>
      <text:p text:style-name="P142"><text:span text:style-name="T48">&lt;Первая половина </text:span><text:span text:style-name="T52">1818 </text:span><text:span text:style-name="T48">г. Петербург&gt;</text:span></text:p>
      <text:p text:style-name="P469">Сердечно благодарю Вас, любезнейший Николай Дмитриевич, за доставление Ваших прекрасных пиес<text:span text:style-name="T16">1</text:span>. Желал бы войти в некоторые о них подробности, но в эту минуту совершенно не имею времени. Гораздо будет лучше при свидании. Я обыкновенно бываю почти всякий день после обеда в семь часов дома, и в это время свободнее. Если Вам удастся найти меня спящим, то без зазрения совести будите меня. Итак, простите до приятного свидания.</text:p>
      <text:p text:style-name="P660">До тех пор с совершенным почтением остаюсь Вам преданнейшим слугою</text:p>
      <text:p text:style-name="P366">Жуковский </text:p>
      <text:p text:style-name="P441">Извините, что гиль наворотил — спешу.</text:p>
      <text:h text:style-name="Heading_20_1" text:outline-level="1">385. </text:h>
      <text:p text:style-name="P421">К. Я. Булгакову</text:p>
      <text:p text:style-name="P42"><text:span text:style-name="T11">6 июля 1818 г. &lt;Петербург&gt;</text:span><text:span text:style-name="T6">*</text:span></text:p>
      <text:p text:style-name="P469">Милый Булгаков, здоров ли ты? Откликнись! И Тургенев уже не получает о тебе никакой вести! Это плохо! Это знак, что к тебе и к твоему брату пристала от меня зараза лени. Жаль мне вас! А болезнь неизлечимая, если точно от <text:span text:style-name="T11">меня</text:span> пристала. Я иначе ни к кому не пишу, как по делу. Дел моих до тебя много. <text:span text:style-name="T11">Первое</text:span> и важнейшее: меня никак не забывать и не переставать любить; <text:span text:style-name="T11">второе</text:span>,<text:span text:style-name="T11"> </text:span>сказать тебе благодарствуй за доставление ко мне книжек, которые все получены исправно; <text:span text:style-name="T11">третье</text:span><text:span text:style-name="T14">,</text:span> постараться о Монастыреве<text:span text:style-name="T16">1</text:span>, которого надобно чем-нибудь утешить в его неудачах; нельзя ли его перетащить к себе и дать ему какое-нибудь выгодное место в самом почтамте; но об этом нельзя ли предварительно с ним списаться или велеть ему побывать у тебя и узнать о его сердечных желаниях; на всякий же случай не забыть об нем, если откроется для него ваканция. <text:span text:style-name="T11">Четвертое</text:span>, переслать приложенное письмо к Батюшкову<text:span text:style-name="T16">2</text:span>; а переслать его не иначе как через Петра Михайловича Дружинина<text:span text:style-name="T16">3</text:span>, который знает его адрес и живет на Кисловке, близ Кайсарова, в губернской гимназии, которой он директор; наконец, <text:span text:style-name="T11">пятое</text:span>, сказать самый дружеский поклон Марье Константиновне<text:span text:style-name="T16">4</text:span>, обнять брата<text:span text:style-name="T16">5</text:span>, а ему велеть обнять тебя, напомнить обо мне милым гр&lt;афиням&gt; Пушкиным<text:span text:style-name="T16">6</text:span>, поблагодарить <text:span text:style-name="T11">Вот я вас</text:span><text:span text:style-name="T16">7</text:span> за письмо, на которое соберусь отвечать (в задаток люблю его и помню) потом… Прости, моя радость.</text:p>
      <text:p text:style-name="P339">Ж.</text:p>
      <text:p text:style-name="P233">6 Июля. 1818</text:p>
      <text:p text:style-name="P791"/>
      <text:h text:style-name="Heading_20_1" text:outline-level="1"><text:bookmark-start text:name="bookmark100"/>386.<text:bookmark-end text:name="bookmark100"/></text:h>
      <text:h text:style-name="P127" text:outline-level="5">П. А. Вяземскому</text:h>
      <text:p text:style-name="P303">&lt;21 августа 1818 г. Петербург&gt;</text:p>
      <text:p text:style-name="P474">Обнимаю тебя, бесценный друг; сейчас возвратился я из Павловска больной: с простудой, с геморроем. Спешу отправить к тебе письмо Карамзина<text:span text:style-name="T16">1</text:span>, а на твои письма и на всё буду отвечать скоро, не сердись, душа и друг души, на мою лень. Дай мне с нею сладить. Она не только порок, но и несчастье. Я начинаю быть уверенным, что от нее надобно мне лечиться, как от смертельной болезни; но люблю тебя без лени. Твою критику посылаю к Воейкову<text:span text:style-name="T16">2</text:span>; а о твоей прозаической пьесе поговорим на просторе<text:span text:style-name="T16">3</text:span>. Скажу здесь только одно: на твою прозу я надеюсь столько же, сколько и на твои стихи; еще и более. Образуй только язык, то есть познакомься с правилами, ты схватишь <text:span text:style-name="T11">первое</text:span> место как прозаик. Прости, слово о Северине. Он уехал (думаю, ибо я еще не видел никого) с графом Эделингом в Веймар, куда отправляется и Стурдза с матерью недели через две<text:span text:style-name="T16">4</text:span>. Из Веймара поедет он к графу Каподистриа<text:span text:style-name="T16">5</text:span>. Прости, друг. Целую детей и руки у княгини.</text:p>
      <text:h text:style-name="Heading_20_1" text:outline-level="1">387. </text:h>
      <text:p text:style-name="P672">К. Я. Булгакову</text:p>
      <text:p text:style-name="P32"><text:span text:style-name="T11">14 сентября &lt;1818 г.&gt; Петербург</text:span><text:span text:style-name="T6">*</text:span></text:p>
      <text:p text:style-name="P469">Обнимаю тебя, милый и добрый почтдиректор; благодарю за дружеское исполнение моего поручения и в благодарность вот тебе новое. Прошу тебя переслать приложенное письмо немедленно по адресу. Рекомендую тебе того </text:p>
      <text:p text:style-name="P501">человека, к коему оно адресовано; я пишу к нему, чтоб он к тебе явился, дабы ты помог ему в его деле. А дело его состоит в том, чтобы быть рекомендованным Алексею Федоровичу Малиновскому<text:span text:style-name="T16">1</text:span>. Чего он от него желает, то он тебе скажет сам. Я сам пишу к Малиновскому<text:span text:style-name="T16">2</text:span>; а ты поговори, и дело сладится. Этот человек, то есть Поляков<text:span text:style-name="T16">3</text:span>, беден, с семейством и не много имеет для своего пропитания. Довольно прав на покровительство. Еще же право для тебя и то, что </text:p>
      <text:p text:style-name="P583">он был мой товарищ по пансиону. Очень желал бы ему помочь. Прости. Целуй ручки у Марии, целуй детей<text:span text:style-name="T16">4</text:span> и брата<text:span text:style-name="T16">5</text:span> и меня люби, как я тебя, а я всё-таки твой и иншпруки<text:span text:style-name="T16">6</text:span> за тобою.</text:p>
      <text:p text:style-name="P353"><text:soft-page-break/>Жуковский </text:p>
      <text:p text:style-name="P234">Сентября 14. С.П.б.</text:p>
      <text:h text:style-name="Heading_20_1" text:outline-level="1"><text:bookmark-start text:name="bookmark106"/>388.<text:bookmark-end text:name="bookmark106"/></text:h>
      <text:h text:style-name="P673" text:outline-level="5">К. Я. Булгакову</text:h>
      <text:p text:style-name="P38"><text:span text:style-name="T11">10 октября 1818 г. &lt;Петербург&gt;</text:span><text:span text:style-name="T6">*</text:span></text:p>
      <text:p text:style-name="P674">Любезнейший дружище, здравствуй! Обнимаю тебя с домочадцами и с братом. Браво, лень! Мы друг к другу не пишем. Браво, дружба! Мы друг друга любим, несмотря на лень! Вот тебе письмо, передай чрез Малиновского по адресу<text:span text:style-name="T16">1</text:span>; да скажи, что Поляков<text:span text:style-name="T16">2</text:span>. А я спешу к своей ученице и спеха ради скажу тебе, что люблю тебя как душу, то же шепни и Пушкиным, будущим моим соседкам<text:span text:style-name="T16">3</text:span>; да обними друга Василья Львова сына<text:span text:style-name="T16">4</text:span> и Льва литературы. </text:p>
      <text:p text:style-name="P674">Прости.</text:p>
      <text:p text:style-name="P524">Твой <text:span text:style-name="T11">Жуковский </text:span></text:p>
      <text:p text:style-name="P172">1818. 10 Октября.</text:p>
      <text:p text:style-name="P621">Отыщи писание Карамзина!<text:span text:style-name="T16">5</text:span> Эй! отыщи!</text:p>
      <text:h text:style-name="Heading_20_1" text:outline-level="1">389. </text:h>
      <text:p text:style-name="P385">К. Ф. Калайдовичу</text:p>
      <text:p text:style-name="P307">10 октября 1818 г. &lt;Петербург&gt;</text:p>
      <text:p text:style-name="P675">Отвечаю несколько поздно на письмо Ваше, любезнеший Константин Федорович; извините ленивца поэта. Вы пишете ко мне о замечаниях на «Историю» Николая Михайловича<text:span text:style-name="T16">1</text:span>, посланных мне через Булгакова<text:span text:style-name="T16">2</text:span>. Я их не получал. Вероятно, почта их поглотила. Если Вы уже не послали нового экземпляра их к нашему историографу (он сказывал мне, что имел от Вас письмо), то потрудитесь послать его. Можете адресовать письмо прямо на его имя. Он живет в доме Екатерины Федоровны Муравьевой у Аничковского моста на Фонтанке. </text:p>
      <text:p text:style-name="P675">Я с своей стороны пользуюсь только этим случаем, чтобы снова уверить Вас в том почтении, с которым имею честь быть</text:p>
      <text:p text:style-name="P641">Вашим покорнейшим слугою</text:p>
      <text:p text:style-name="P354">Жуковский </text:p>
      <text:p text:style-name="P235">1818. Октября 10.</text:p>
      <text:h text:style-name="Heading_20_1" text:outline-level="1">390. </text:h>
      <text:p text:style-name="P413">П. И. Соколову</text:p>
      <text:p text:style-name="P307">13 октября 1818 г. &lt;Петербург&gt;</text:p>
      <text:p text:style-name="P602">Милостивый государь Петр Иванович!</text:p>
      <text:p text:style-name="P623">Я имел честь получить Ваше письмо и приложенный при оном диплом<text:span text:style-name="T16">1</text:span>. </text:p>
      <text:p text:style-name="P676">Спешу принести Вам, милостивый государь, мою благодарность за доставлен<text:span text:style-name="T40">ное. Императорская Российская Академия, наименовав меня своим членом, оказала мне честь неожиданную. Сие лестное избрание почитаю не наградою </text:span>заслуженною, но более одобрительным вызовом заслужить награду, вызовом, который принимаю тем с большею благодарностью, что не почитаю себя вправе искать оказанной мне чести<text:span text:style-name="T16">2</text:span>. Употреблю все усилия, чтобы несколько более оправдать благосклонное мнение Академии<text:span text:style-name="T16">3</text:span>.</text:p>
      <text:p text:style-name="P469">Примите, милостивый государь, уверение в моем искреннем почтении и в той совершенной преданности, с коими честь имею быть, милостивый государь,</text:p>
      <text:p text:style-name="P641">Вашим покорным слугою</text:p>
      <text:p text:style-name="P355">Василий Жуковский </text:p>
      <text:p text:style-name="P236">Октября 13 дня. 1818.</text:p>
      <text:h text:style-name="Heading_20_1" text:outline-level="1">391. </text:h>
      <text:p text:style-name="P371">А. П. Зонтаг</text:p>
      <text:p text:style-name="P322">11 ноября &lt;1818 г. Петербург&gt;</text:p>
      <text:p text:style-name="P469">Милая Анета, Вы поступаете со мною жестоко; хотя я и не имею права пенять Вам, заслужив весь Ваш гнев своею ленью, но всё Вы жестоки. Если уж я не пишу к Вам, то причина известная — лень, да и только! А если Вы не пишете, то не лень, а забвение или, что немного легче, досада тому причиною — всё хуже моей причины. Милая, милая, <text:soft-page-break/>откликнитесь! Мне же во все эти дни Вы были памятнее обыкновенного; вот уж третья неделя как я болен, один с неприятным товарищем, болезнью, — но и с добрым утешителем: воспоминанием; не знаю, действие ли это болезни, действие ли того, что присутствие <text:span text:style-name="T11">моих</text:span> ближайших нужнее в такое время, в которое всякий посторонний только в тягость, но всё, молодость, Мишенское, Москва и все, которые были первыми товарищами, всё около меня носится как тень!</text:p>
      <text:p text:style-name="P469">Где же Вы, милая? Дайте себя услышать. Неужели мы друг для друга умерли? Сколько времени не писали мы друг к другу! Страшно подумать, как сочтешь время! Стоит смерти! Моя лень точно похожа на рак, она грызет душу и лишает ее милых наслаждений: голоса друзей! Но неужели она истребит в них и веру ко мне? Нет! Это уж будет их вина, и я не хочу этого думать.</text:p>
      <text:p text:style-name="P677">Послушайте, милая, может быть, Вы сердитесь на меня и за другое, за неисполнение Вашей комиссии насчет производства Вашего мужа. Я сделал по этому то, что мог сделать, не имея никакой личной связи с министром Траверзе<text:span text:style-name="T16">1</text:span>; просил других, и именно Муравьеву<text:span text:style-name="T16">2</text:span>; посылаю Вам ответ Траверзе в оригинале. Моя вина перед Вами только в том, что я давно не послал ответа. Послужного же списка не посылаю Вам для того, что боюсь послать. Вы писали, что переез<text:span text:style-name="T40">жаете из Севастополя, и обещали уведомить, куда переезжаете. С тех пор нет от Вас писем. Дождусь их и тогда отправлю послужной список</text:span><text:span text:style-name="T55">3</text:span><text:span text:style-name="T40">.</text:span></text:p>
      <text:p text:style-name="P677">Книг Вам не посылаю, первое: по этой причине, а второе по причине еще важнейшей: у меня нет денег. Я поистратился на покупку мебелей<text:span text:style-name="T16">4</text:span> и боюсь долгов, итак, погодите. Но как и посылать книги? Почта совсем развратилась. Всё пропадает. Я точно послал к Вам Карамзина историю<text:span text:style-name="T16">5</text:span>, Повариху<text:span text:style-name="T16">6</text:span>, Сестренцевича<text:span text:style-name="T16">7</text:span>, а Вы ничего не получили. Прилагаю Вам доказательство, что история Карамзина послана: уведомление от почтамта, который справлялся об этой посылке. Но уведомьте на всякий случай, какие книги всего для Вас лучше. Например, будет ли доволен Ваш милый супруг (которого обнимаю) и будете ли довольны Вы, если пошлю Вам собрание английских поэтов; но оно стоит дорого. Довольно ли знаете Вы по-английски, чтобы понимать поэтов? Лучше назначьте сами книги: так было бы для меня вернее.</text:p>
      <text:p text:style-name="P678">О себе не скажу Вам ничего нового. Я был болен<text:span text:style-name="T16">8</text:span>; теперь оправляюсь. Время мое начинает идти порядочно. По сию пору ничего стихотворного, однако, я не сделал. Более занимаюсь своими уроками. Кончив некоторые грамматические работы, примусь за поэзию, тогда и Вы порадуетесь.</text:p>
      <text:p text:style-name="P678">От Дуняши давно не имею известия. От Дерптских получил недавно письмо. У них всё здорово, Саша с ними<text:span text:style-name="T16">9</text:span>. Я об Вашем житье-бытье слышал <text:span text:style-name="T84">от</text:span> Вольфа<text:span text:style-name="T16">10</text:span>, секретаря императрицы. Он мне сказывал, что бывал у Вас. И мне весело было поглядеть на те рыжие брови, на которые устремлялись глаза моей милой и сердечной сестры<text:span text:style-name="T16">11</text:span> Анеты. Зонтага целую.</text:p>
      <text:p text:style-name="P356">Жуковский </text:p>
      <text:p text:style-name="P173">Ноября 11. </text:p>
      <text:p text:style-name="P659">Мой адрес: в Аничковском дворце, отдать швейцару.</text:p>
      <text:h text:style-name="Heading_20_1" text:outline-level="1">392. </text:h>
      <text:p text:style-name="P395">А. Н. Арбеневой</text:p>
      <text:p text:style-name="P26"><text:span text:style-name="T11">11 ноября 1818 г. &lt;Петербург&gt;</text:span><text:span text:style-name="T6">*</text:span></text:p>
      <text:p text:style-name="P469">Милая Авдотья Николаевна, если Вы обвиняете мою дружбу в моем молчании, то ошибаетесь. Дружба моя к Вам ожила по-старому. Но я удивительно стал ленив писать. Эту лень почитаю даже несчастьем. Она лишает меня больших удовольствий жизни: разговора с друзьями и милого их ответа. Но я зато и порядочно наказан. Мои друзья так же молчаливы, как я; и я часто, часто в совершенном сиротстве. Если бы не оживало воспоминание, пусто было бы на </text:p>
      <text:p text:style-name="P501">свете.</text:p>
      <text:p text:style-name="P469">Я теперь иду по дороге, которая совсем нечаянно для меня открылась<text:span text:style-name="T16">1</text:span>, по дороге, на которую никак попасть не воображал, но я доволен своею доровоображать и Вашу жизнь веселою, ясною, тихою, но, кажется, судьба окружила Вас заботами: жизнь не для счастья, это говорю и теперь; кто это говорит, для того всё ясно: жизнь для образования; в ее бурях душа должна крепнуть и возвышаться; в этом ее цель. Для Вас такая цель понятна и, верно, священна. Я это говорил себе в тяжелые минуты, которых было у меня довольно; теперь повторяю еще с бóльшим убеждением и смотрю с уважением на жизнь, на это зрелище, в которое мы посланы из отческого дома с тем, чтобы в него возвратиться </text:p>
      <text:p text:style-name="P501">с добрым аттестатом.</text:p>
      <text:p text:style-name="P469">Но полно философствовать. Скажу Вам, что Вашего поручения я не оставил без внимания: Вы, верно, этого не подумали; но монастырок и институток нет<text:span text:style-name="T16">2</text:span>; так сказали мне те, кто дело это знают. Я просил одну знакомую мне инспектрису, к которой все иностранцы, ищущие места, обращаются, чтобы прислала мне добрую наставницу. Она обещала мне похлопотать. Не уведомлял я Вас об этом потому, что хлопоты мои не сделали мне никакого ответа. Предварительно, однако, уведомьте, хотите ли иметь учителя или учительницу и сколько можете дать и тому, и другой. Мой бы совет: отправить мальчиков в Дерпт; списаться об этом с Машею<text:span text:style-name="T16">3</text:span>; лучшего средства для Вас нет; если же не решитесь на это, то сюда, в Петербург, в Педагогический пенсион<text:span text:style-name="T16">4</text:span>. Если реши-</text:p>
      <text:p text:style-name="P501">тесь на последнее, то уведомьте, я пришлю к Вам нужные сведения.</text:p>
      <text:p text:style-name="P471">Простите, милая. Обнимите за меня Петра Иосафовича и детей перецелуйте.</text:p>
      <text:p text:style-name="P525">Ваш <text:span text:style-name="T11">Жуковский </text:span></text:p>
      <text:p text:style-name="P174"><text:soft-page-break/>1818. Ноября 11. СПб.</text:p>
      <text:p text:style-name="P643">Мой адрес: в Аничковском дворце, отдать швейцару.</text:p>
      <text:h text:style-name="Heading_20_1" text:outline-level="1">393. </text:h>
      <text:p text:style-name="P412">П. А. Вяземскому</text:p>
      <text:p text:style-name="P15"><text:span text:style-name="T11">12 ноября 1818 г. Петербург</text:span><text:span text:style-name="T6">*</text:span></text:p>
      <text:p text:style-name="P247">Ноября 12. 1818. С.П.б.</text:p>
      <text:p text:style-name="P679">Бранись, бранись, моя душа! Ты прав, а я виноват! Но что же мне делать с моею ленью, которая как ржавчина ест мою душу. Я так привык лениться писать письма, что мне страшно станет, как скоро вспомню, что есть почта. Ты этого извинения, к счастью, не имеешь: ты любишь писать и можешь писать во всякое время; я называю это великим счастьем и готов это назвать добродетелью. Привычка не писать к друзьям есть порок, есть болезнь: от них на<text:span text:style-name="T40">добно лечить себя и нравственными и физическими лекарствами. Постараюсь вылечиться, и, может быть, удастся. На последнее же письмо твое и на твои </text:span>стихи<text:span text:style-name="T16">1</text:span> точно оттого не отвечал, что хотел отвечать на просторе, кончив свои грамматические таблицы<text:span text:style-name="T16">2</text:span>, которые всего лишали меня до сих пор — и чтения, и поэзии, и от которых я, наконец, занемог и теперь третью неделю сижу дома, лежу, учусь терпению и искусству сносить одиночество. А ты между тем всё бранишься. </text:p>
      <text:p text:style-name="P469">Сперва поговорим с тобою о твоих письмах. Вот уж два письма от тебя к Тургеневу такие, которые мне не понравились<text:span text:style-name="T16">3</text:span>. Ты шутишь на мой счет, ставишь меня наряду с пьяным Костровым, Мерзляковым, поешь, что я нынче Чебышев, завтра Катенин<text:span text:style-name="T16">4</text:span>; всё это шутка, знаю, но не менее того — открываю тебе прямо непосредственное свое чувство — мне неприятно. Мне бы не хотелось, чтобы ты в твоем обхождении со мною сбивался несколько на обхождение с Васильем Львовичем<text:span text:style-name="T16">5</text:span>; я не желал бы, чтобы <text:span text:style-name="T11">я</text:span> и <text:span text:style-name="T11">карикатура</text:span> были всегда неразлучны в твоем уме. Привычка к такого рода шуткам нечувствительно может оборотиться в образ мыслей; я желал бы, чтобы ты с твоим чувством ко мне обходился как с <text:span text:style-name="T11">недотрогою</text:span> и берег бы его для самого себя в некоторой чистоте. Не смейся над тем, что говорю, — я прав. Нежная осторожность, право, нужна в дружбе. Я не должен быть для тебя буффоном; оставим это для «Арзамаса»; в другие же минуты воображай меня без протоколов. Некоторого рода шутки на мой счет — хотя они и шутки — должны быть для тебя <text:span text:style-name="T11">невозможны</text:span><text:span text:style-name="T15"><text:note text:id="ftn6" text:note-class="footnote"><text:note-citation>6</text:note-citation><text:note-body><text:p text:style-name="P52"><text:s/>Сейчас прочитал два твои письма к Воейкову и к Дашкову<text:span text:style-name="T17">6</text:span> и еще более уверился в справедливости своих замечаний. Какие нежности к Воейкову и как зато славно отделан Жуковский в письме к Дашкову! Полно, брат, острить об меня перо! Оно и без того остро! &lt;<text:span text:style-name="T11">Помета </text:span></text:p><text:p text:style-name="P53"><text:span text:style-name="T11">А. И. Тургенева:</text:span> Эти замечания были бы справедливы, если бы были основательны.&gt; </text:p></text:note-body></text:note></text:span><text:span text:style-name="T1">. </text:span>И не забудь, что ты пишешь к Тургеневу! Он на этот счет слишком беспечен. Ему нужно умное письмо, которое бы носить за пазухою и читать встрешному и поперешному. Что ж за приличие читать кому ни попало такие письма на мой счет, какие ты пишешь. А он <text:span text:style-name="T11">читает</text:span>. &lt;<text:span text:style-name="T11">Помета А. И. Тургенева</text:span>: Неправда.&gt; Меня не беспокоит то мнение, какое эти письма могут дать на мой счет тому или другому из посторонних; но я не скажу, чтобы было и приятно играть хотя на минуту перед другими такую забавную роль, какую играю в письмах твоих; главное же, неприятно то, что Тургенев <text:span text:style-name="T11">читает</text:span> эти письма и что его ничто не останавливает читать их: в этом случае досаднее мне он, а не ты! и тем более что ему так же, верно, было бы неприятно, когда бы другой стал читать их при нем. Мы все ошибаемся, считая непринужденностью дружескою многое, чего бы мы себе не позволили с посторонними. В этой непринужденности часто бывает много </text:p>
      <text:p text:style-name="P680">оскорбительного; иногда позволяешь себе говорить с некоторою беспечною легкостью при всех то, что надобно только сказать наедине: можно ли назвать это <text:span text:style-name="T40">откровенностью? Нет! это просто пренебрежение, болтливость, которая вертит языком, не заботясь, оскорбит ли то, что скажешь, или нет! А такого рода забота </text:span>необходимее с друзьями, нежели с посторонними. В нашем «Арзамасе», где мы решились, однако, позволять себе всё под эгидою галиматьи, было много неприличного. Тургенев сам признал, что он многое неприятное пренебрег. Но в таком случае пренебрежение не позволено; лучше сказать, как я, нежели пренебрегать молча. Как могу я пренебречь то, что мне <text:span text:style-name="T11">от тебя</text:span> неприятно; моя обязанность остеречь тебя, потому что и для тебя так же должно быть важно не оскорбить меня, как и для меня. Но конец; подавай твое послание<text:span text:style-name="T16">7</text:span>. Я менее доволен им, нежели сколько надеялся. Оно твоя <text:span text:style-name="T11">капитальная</text:span> пиеса, но только потому, как ты заметил, что в нем говорится о столице. Восторг твой от Петербурга очень холоден; нет Петербурга в твоем послании, а есть одна решетка Летнего сада и набережная. Стихи о монументе Петра прекрасны. Но вообще во всём этом описании видно одно усилие; много принужденности; мало связи; видно, что ты выдумывал, что сказать; мысли и картины притянуты веревками.</text:p>
      <text:p text:style-name="P440"><text:span text:style-name="T36">Наследный памятник его могущей славы</text:span><text:span text:style-name="T33">!</text:span></text:p>
      <text:p text:style-name="P469"><text:span text:style-name="T11">Могущей</text:span> прекрасно; но наследный памятник для меня непонятно; не знаю, что хотел ты сказать этим эпитетом, который сначала бросается в глаза, а потом </text:p>
      <text:p text:style-name="P509">оставляет мысль неудовлетворенною.</text:p>
      <text:p text:style-name="P543"><text:span text:style-name="T33">Украшенный </text:span><text:span text:style-name="T36">стократ</text:span></text:p>
      <text:p text:style-name="P494"><text:span text:style-name="T11">Стократ</text:span> очень дурно; слишком видимая затычка и на конце стиха производит весьма худое действие.</text:p>
      <text:p text:style-name="P442"><text:soft-page-break/><text:span text:style-name="T33">Под ним полтавский конь, </text:span><text:span text:style-name="T36">предтеча горделивый</text:span></text:p>
      <text:p text:style-name="P442"><text:span text:style-name="T36">Победе искони сопутственных знамен</text:span><text:span text:style-name="T33">!</text:span></text:p>
      <text:p text:style-name="P255"/>
      <text:p text:style-name="P469">Первое полустишие прекрасно; но последние полтора стиха удивительно запутаны! Подумаешь, что конь <text:span text:style-name="T11">предтеча победы</text:span>; потом, разгадав, увидишь, что он <text:span text:style-name="T11">предтеча знамен, сопутственных победе</text:span>, увидишь и нахмуришься, ибо знаешь, что обыкновенно победа сопутствует знаменам или знамена победе. Следующие шесть стихов: <text:span text:style-name="T11">Он царствует… неподвижным взглядом</text:span> — превосходны, но их оканчивает стих странный:</text:p>
      <text:p text:style-name="P469"/>
      <text:p text:style-name="P273">Готовый пасть на них с отважной крутизны</text:p>
      <text:p text:style-name="P273"/>
      <text:p text:style-name="P494">Что за картина в бронзовом Петре, падающем на голову неприятеля? Ты хотел выразить французское tomber, <text:span text:style-name="T11">ударить</text:span>, но <text:span text:style-name="T11">пасть</text:span> этого не выражает.</text:p>
      <text:p text:style-name="P272">Бегут… злоба</text:p>
      <text:p text:style-name="P681"><text:span text:style-name="T40">Стихи хороши! Но тут нет истины исторической! Не Петр обратил в бегство неприятеля. Они не видали Петербурга. Но, может быть, ты не согласишься </text:span>с этим замечанием и назовешь его придиркою! Не стою за него.</text:p>
      <text:p text:style-name="P217"><text:s text:c="2"/><text:tab/> <text:s text:c="8"/>… метатель двоеглавый </text:p>
      <text:p text:style-name="P217">На поприще твоем расширил свой полет!</text:p>
      <text:p text:style-name="P217"/>
      <text:p text:style-name="P469">Ни на чьем поприще расширить своего полета нельзя! Если метатель двоеглавый перелетел через поприще Петрово, то уже он не на его поприще полет свой расширил.</text:p>
      <text:p text:style-name="P469"/>
      <text:p text:style-name="P542"><text:span text:style-name="T33">И может быть </text:span><text:span text:style-name="T36">при вас</text:span><text:span text:style-name="T33"> Кутайсов</text:span></text:p>
      <text:p text:style-name="P564">Зачем тут <text:span text:style-name="T11">при вас</text:span>? Ты ведь говоришь о монументе! Нет точности.</text:p>
      <text:p text:style-name="P469"><text:span text:style-name="T11">Постигнуть привет</text:span> — не знаю, хорошо ли; я бы не пропустил этого выражения.</text:p>
      <text:p text:style-name="P534"><text:span text:style-name="T11">И славная чета ждет славного собрата</text:span>! — Несравненный стих!</text:p>
      <text:p text:style-name="P536"><text:span text:style-name="T11">Да памятник ему воздвигнется средь нас</text:span>! — Слабо и пахнет Сумароковым.</text:p>
      <text:p text:style-name="P184">Но лавром ли одним страна сия богата</text:p>
      <text:p text:style-name="P183">И одного ль меча здесь след запечатлен</text:p>
      <text:p text:style-name="P469">Я здесь согласен с Хвостовым. Лавр есть награда славы, какая бы она ни была. Воин ищет лавра и поэт ищет лавра. Следовательно, и тебе надобно было сказать, каким лавром? А последний стих и вовсе выражает противное тому, что ты хотел выразить! След меча значит след разившего меча, след прошлых несчастий от войны — а ты хотел сказать совсем противное.</text:p>
      <text:p text:style-name="P469"/>
      <text:p text:style-name="P535"><text:span text:style-name="T11">К иным победам ревность</text:span> — мне не нравится.</text:p>
      <text:p text:style-name="P183">И мысль, другой Алкид, с трудом взыскала дань!</text:p>
      <text:p text:style-name="P496">Мысль назвать Алкидом прекрасно; но в этом стихе не узнаю тебя. Алкида представить сборщиком податей бессовестно, и словечко <text:span text:style-name="T11">взыскала</text:span> украдено из канцелярии Гурьева<text:span text:style-name="T16">8</text:span>.</text:p>
      <text:p text:style-name="P212">Так дщерь ея чертой волшебного жезла</text:p>
      <text:p text:style-name="P215">Честь первенства, родясь в столицах, восприяла.</text:p>
      <text:p text:style-name="P653">Этих двух стихов совершенно не понимаю, и их дóлжно переменить.</text:p>
      <text:p text:style-name="P624"><text:span text:style-name="T11">Содвигнул</text:span> — с места ли? в одно ли место?</text:p>
      <text:p text:style-name="P775">... разослал твердыни</text:p>
      <text:p text:style-name="P773"><text:span text:style-name="T60">Вокруг</text:span><text:span text:style-name="T61"> брегов твоих</text:span></text:p>
      <text:p text:style-name="P620"><text:span text:style-name="T11">Вокруг</text:span> брегов реки сказать нельзя; <text:span text:style-name="T11">по берегам</text:span> или <text:span text:style-name="T11">вдоль берегов</text:span>.</text:p>
      <text:p text:style-name="P549"><text:span text:style-name="T11">Склонить крылья торговли</text:span> не позволяю. </text:p>
      <text:p text:style-name="P548"><text:span text:style-name="T11">Стаи кораблей</text:span> — прекрасно!</text:p>
      <text:p text:style-name="P216">На юге меркнул день: у нас он рассветал!</text:p>
      <text:p text:style-name="P494">Нехорошо, потому что несправедливо. Красота не должна быть в одном выражении, но и в истине мысли. Одно поддерживает другое. Вот почему в этой пиесе некоторые стихи прекрасные, но выражения холодны, потому что опровергаемы умом и противоречат истине.</text:p>
      <text:p text:style-name="P218">Там предрассудков нож и пламень возмущенья</text:p>
      <text:p text:style-name="P218">Паденью обрекли святыню просвещенья,</text:p>
      <text:p text:style-name="P219">Убежищем ему был Север… и когда</text:p>
      <text:p text:style-name="P220">В Европе зарево злодейств зажгла вражда,</text:p>
      <text:p text:style-name="P220">Под сенью тишины у нас рука устройства</text:p>
      <text:p text:style-name="P216">Растила мирт наук и гордый лавр геройства.</text:p>
      <text:p text:style-name="P609">Тут и ошибки слога, и холод, неразлучный с тем, что ложно.</text:p>
      <text:p text:style-name="P469"><text:span text:style-name="T11">Нож</text:span> и <text:span text:style-name="T11">пламень</text:span> не могут <text:span text:style-name="T11">обрекать</text:span> паденью ничего. <text:span text:style-name="T11">Святыня просвещенья</text:span> прелестно. Север — убежище просвещенья, рука устройства растит у нас мирт наук. Долго ли нам быть хвастунами? Пора уняться! В этом ложном, охлаждающем душу восторге не вижу патриотизма. Ты сам не веришь тому, что говоришь — зачем же говоришь! Поэзия не дает на это права. И почему <text:span text:style-name="T11">мирт</text:span> наук? </text:p>
      <text:p text:style-name="P541"><text:span text:style-name="T11">Вражда зажгла зарево</text:span>.</text:p>
      <text:p text:style-name="P656">Можно ли зажигать зарево? и еще зарево злодейств?</text:p>
      <text:p text:style-name="P213">Восторгом смелый путь успехов их объемлю!</text:p>
      <text:p text:style-name="P494">Восторгом — посовестись, князь! Где этот смелый путь успехов? Но еще ты не то скоро скажешь, ты найдешь у нас Рафаэля, найдешь зодчего, который</text:p>
      <text:p text:style-name="P214">Труды к столетьям тщась простерть.</text:p>
      <text:p text:style-name="P683">Ломаешь язык читателя и ничего не строишь порядочного.</text:p>
      <text:p text:style-name="P682">Но <text:span text:style-name="T11">красивые громады</text:span> прекрасно.</text:p>
      <text:p text:style-name="P212">Ваятели с небес похитив дивный пламень</text:p>
      <text:p text:style-name="P212">Вливают чувство в медь, вдыхают душу в камень. —</text:p>
      <text:p text:style-name="P212"/>
      <text:p text:style-name="P779">Эти обыкновенные, везде встречающиеся стихи достойны той лжи, которая в них описывается.</text:p>
      <text:p text:style-name="P540"><text:span text:style-name="T33">Потомству говорит с </text:span><text:span text:style-name="T36">развалины гробов</text:span></text:p>
      <text:p text:style-name="P494"><text:span text:style-name="T11">Развалин</text:span><text:span text:style-name="T14">а</text:span><text:span text:style-name="T11"> гробов</text:span> — можно ли? и какая связь с последующим — с развалины гробов ты прыгнул к Ломоносову, к Державину и к двору Екатерины, который (я не говорю уже о дурном стихе: <text:span text:style-name="T11">Дары ея щедрот и знаниям привет</text:span>, и о выражении <text:span text:style-name="T11">предал Свету</text:span>, вместо <text:span text:style-name="T11">потомству</text:span> или <text:span text:style-name="T11">бессмертию)</text:span> рассылал</text:p>
      <text:p text:style-name="P222">Приветствия в Ферней, уставы самоедам </text:p>
      <text:p text:style-name="P221">Иль на пути в Стамбул открытый лист победам.</text:p>
      <text:p text:style-name="P469">Не <text:span text:style-name="T11">двор</text:span> рассылал, а Екатерина; <text:span text:style-name="T11">открытый лист</text:span> — в этом выражении более блеску, нежели свету.</text:p>
      <text:p text:style-name="P629">Закат <text:span text:style-name="T11">условный</text:span> — сказать нельзя, так же как <text:span text:style-name="T11">смерть условная</text:span>.</text:p>
      <text:p text:style-name="P469">В следующих стихах (если выключить слабое выражение <text:span text:style-name="T11">и славных</text:span> <text:span text:style-name="T11">действий</text:span> <text:span text:style-name="T11">раб</text:span>) от стиха <text:span text:style-name="T11">И твоего певца</text:span> до …<text:span text:style-name="T11">образуй граждан</text:span> — виден Вяземский! Поэт, полный огненных мыслей и выражающий их языком смелым, в котором нигде не пожертвовано блеску и убору, в котором всё <text:span text:style-name="T11">мысль</text:span>! Однако на последний прекрасный стих — <text:span text:style-name="T11">Петр создал подданных, ты образуй граждан</text:span> — наш Тацит<text:span text:style-name="T16">9</text:span> сделал справедливое замечание: Петр не создал подданных, он уже нашел их созданными. Истинный творец их есть царь Ив&lt;ан&gt; Васильевич. Но стих всё прекрасен. Зато следующие:</text:p>
      <text:p text:style-name="P469"/>
      <text:p text:style-name="P539"><text:span text:style-name="T33">Пускай уставов дар и </text:span><text:span text:style-name="T36">оных</text:span><text:span text:style-name="T33"> (!!) страж свобода</text:span></text:p>
      <text:p text:style-name="P211">Обетованный брег великого народа Всех чистых доблестей распустит семена!</text:p>
      <text:p text:style-name="P469">Куда они годятся? Свобода — <text:span text:style-name="T11">страж</text:span> уставов, <text:span text:style-name="T11">брег</text:span> народа <text:span text:style-name="T11">распустит семена</text:span> — что за хаос. Ты ли написал это? И ты ли говоришь таким запутанным языком о свободе? Следующие четыре стиха несравненны!</text:p>
      <text:p text:style-name="P494"><text:soft-page-break/><text:span text:style-name="T11">Но закон, проникнувши глубоко мрак преступных страстей, блюдет</text:span>… — это выражение не по мне, и я бы его не потерпел. Далее всё запутано.</text:p>
      <text:p text:style-name="P224">Несчастный раб земли, отвергнутый от братий </text:p>
      <text:p text:style-name="P223">В свободе примет мзду страдальческих занятий.</text:p>
      <text:p text:style-name="P684">Так ли надобно говорить о свободе земледельца? Где его счастье в этих стихах? Что за радость принимать мзду <text:span text:style-name="T11">страдальческих</text:span> занятий? И что за выражение — страдальческие занятия? Тебе представлялась богатая картина, которая <text:span text:style-name="T40">потрясла бы душу и подняла бы мысль, а ты отделался сухими запутанными стихами.</text:span></text:p>
      <text:p text:style-name="P684">Мысль <text:span text:style-name="T11">разорвет оковы молчанья</text:span> как <text:span text:style-name="T11">искра</text:span> — что это? Где же точность сравнения.</text:p>
      <text:p text:style-name="P494"><text:span text:style-name="T11">Пробьет ход — </text:span>нехорошо, ты и сам, верно, чувствуешь. Пробивают путь, а не ход.</text:p>
      <text:p text:style-name="P657"><text:span text:style-name="T33">И Просвещение взаимной пользы цепью Тесней соединит владыку и народ. — </text:span>Несравненно!</text:p>
      <text:p text:style-name="P261">Присутствую мечтой торжеств великолепью — </text:p>
      <text:p text:style-name="P658">худой стих; тощий слуга того великана, который за ним следует — <text:span text:style-name="T11">Свободный гражданин свободныя земли!</text:span></text:p>
      <text:p text:style-name="P469">Следующие стихи прекрасны; но последний, которым надобно было зажечь душу читателя, и непонятен, и грешит натянутым выражением.</text:p>
      <text:p text:style-name="P469">Вот все мои замечания; соглашайся или нет; я писал что думал, хотя по-настоящему ты бы и не стоил замечаний моих. Ты ко мне посылаешь стихи, а содержание их Николаю Тургеневу. Я великое не менее тебя люблю, и судьба моего Отечества мне так же священна, как и тебе. Свобода и всё прекрасное, </text:p>
      <text:p text:style-name="P513">с ней соединенное — закон, права, религия, — мне святы. Но признаюсь, не знаю, что сделается с свободою, если она теперь вдруг слетит в Россию. Она должна быть нашею. Но меня ужасает мысль, что если ее теперь дать нам в руки, мы разорвем ее и затопчем в ту грязь, в которой закопались по уши. Нам нужны не восклицания, не имена пустые: нам нужны нравы, просвещение, сила души. Но не умею решить вопроса: дóлжно ли иметь свободу прежде, чтобы их получить, или дóлжно ли их иметь прежде, чтоб получить свободу? Реши этот вопрос на досуге. А в письмах своих перестань делать на меня карикатуры; если же нельзя обойтись без них, то хотя адресуй их прямо ко мне в Аничковский дворец, а не к Тургеневу; я буду читать их в маленьком комитете и не пущу по свету. Обнимаю тебя. Присылай прозы и пиши более в прозе. Я надеюсь на прозу твою столько же, сколько и на стихи.</text:p>
      <text:p text:style-name="P469">Мой дружеской поклон Вере Федоровне. Детей целую. Батюшков завтра или послезавтра едет. Но не знаю, через Варшаву ли он едет или другим путем<text:span text:style-name="T16">10</text:span>. Пришли прозы. Хочу сделать маленькое изданье. Книжки по три в год <text:span text:style-name="T11">стихов и прозы</text:span>, довольно с меня<text:span text:style-name="T16">11</text:span>.</text:p>
      <text:h text:style-name="Heading_20_1" text:outline-level="1"><text:bookmark-start text:name="bookmark124"/>394.<text:bookmark-end text:name="bookmark124"/></text:h>
      <text:h text:style-name="P786" text:outline-level="5">К. Я. Булгакову</text:h>
      <text:p text:style-name="P18"><text:span text:style-name="T11">13 ноября &lt;1818 г. Петербург&gt;</text:span><text:span text:style-name="T6">*</text:span></text:p>
      <text:p text:style-name="P491">Извини, моя радость, если пишу к тебе только полтора слова. Вообрази и пошли сказать об этом брату: я написал 12 писем, из коих некоторые по 4 страницы, а одно в 8; зато иные и коротеньки; но всё двенадцать; твое тринадцатое — Боже! Итак, буду только просить тебя раздать и разослать приложенные письма. Посылка принадлежит к письму Бошняка в Нерехту<text:span text:style-name="T16">1</text:span>; Тимирязеву<text:span text:style-name="T16">2</text:span> два письма: он адъютант Тормасова<text:span text:style-name="T16">3</text:span>; найти легко; к Зонтаг<text:span text:style-name="T16">4</text:span> в Севастополь и, наконец, к Фишеру<text:span text:style-name="T16">5</text:span> в Медико-Хирургическую Академию на Кузнецком мосту. Наконец бросаю перо и говорю: благодарю тебя, всевышний, сподобивший меня написать 13 писем! долго не примусь за перо. О себе скажу, что я третью неделю как болен; теперь, однако, выздоравливаю. Доказательство — мои тринадцать писем. Без болезни мне, видно, не писать писем. Обнимаю тебя и твоих и говорю: иншпруки<text:span text:style-name="T16">6</text:span> за тобою.</text:p>
      <text:p text:style-name="P526">Твой <text:span text:style-name="T11">Жуковский </text:span></text:p>
      <text:p text:style-name="P175">Ноября 13.</text:p>
      <text:h text:style-name="Heading_20_1" text:outline-level="1">395. </text:h>
      <text:p text:style-name="P374">К. Я. Булгакову</text:p>
      <text:p text:style-name="P18"><text:span text:style-name="T11">&lt;Первая половина ноября 1818 г. Петербург&gt;</text:span><text:span text:style-name="T6">*</text:span></text:p>
      <text:p text:style-name="P469">Любезный друг, вот уже две недели, как я болен. Оттого и не отвечал тебе. Благодарю за исполнение комиссии, и вот новая. Приложенное письмо и 250 рублей отдай Каченовскому (Михаилу Трофимовичу)<text:span text:style-name="T16">1</text:span>. Эти деньги складочные в пользу одного несчастного бедняка<text:span text:style-name="T16">2</text:span>. Если ты найдешь способ что-нибудь к ним прибавить, то сделаешь очень хорошо; я знаю, что ты от доброго дела не прочь, хотя на тебе и есть иншпруки<text:span text:style-name="T16">3</text:span>. От Каченовского узнаешь, кто сей бедняк и в чем его нужда. Я желал, чтобы ты, получив мое письмо, пригласил к себе Каченовского и с ним переговорил.</text:p>
      <text:p text:style-name="P475">Еще просьба: купи мне самого лучшего чаю<text:span text:style-name="T16">4</text:span> фунтов 5 и пришли, уведомив, что это будет стоить. Прости, радость. Обнимаю тебя и твоих. Я еще очень плох.</text:p>
      <text:p text:style-name="P367"><text:soft-page-break/>Жуковский </text:p>
      <text:p text:style-name="P443">Где живет Каченовский, узнаешь в Университете.</text:p>
      <text:h text:style-name="Heading_20_1" text:outline-level="1"><text:bookmark-start text:name="bookmark130"/>396.<text:bookmark-end text:name="bookmark130"/></text:h>
      <text:h text:style-name="P787" text:outline-level="5">К. Я. Булгакову</text:h>
      <text:p text:style-name="P20"><text:span text:style-name="T11">22 ноября &lt;1818 г. Петербург&gt;</text:span><text:span text:style-name="T6">*</text:span></text:p>
      <text:p text:style-name="P469">Любезный друг, несмотря на то, что ты должен мне три иншпрука и что сердце твое наполнено за это ядовитою желчью, осмеливаюсь тебе вверить два письма с твердою надеждою, что ты, добродетельный муж, передашь их честно и скоро по адресам. Я повторяю Малиновскому<text:span text:style-name="T16">1 </text:span>просьбу о Василье Петровиче Полякове<text:span text:style-name="T16">2</text:span>: повторяю ее и тебе. Будь за него ходатаем. Думаю, что он теперь лишился важного для него покровителя: Л. К. Разумовского<text:span text:style-name="T16">3</text:span>. Здесь сказывают, что он при смерти болен. Если правда, что его нет, то это тебе еще новая причина покровительствовать Полякову. Доброе дело для тебя конфект: изволь же откушать.</text:p>
      <text:p text:style-name="P482">Что у вас делается? У нас всё балы, а скоро начнутся и маскарады. Я буду одет на маскараде в&lt;еликого&gt; к&lt;нязя&gt; Московским Почтдиректором, который несет на закорках тяжелые иншпруки<text:span text:style-name="T16">4</text:span>. Маску очень сходную выкрою из своего </text:p>
      <text:p text:style-name="P501">сердца, в коем образ почтдиректора заперт, и очень сходный. Думаю, однако, </text:p>
      <text:p text:style-name="P514">что к концу маскарада переряжусь в его жену, ибо за ее лицом ходить мне также недалеко.</text:p>
      <text:p text:style-name="P685">С совершенным высокопочитанием и искреннею высокопреданностию честь имею распребыть </text:p>
      <text:p text:style-name="P685">Вашего превосходительства </text:p>
      <text:p text:style-name="P685">востропокорным слуголюбом</text:p>
      <text:p text:style-name="P357">Жуиницкий </text:p>
      <text:p text:style-name="P176">22 Ноября.</text:p>
      <text:p text:style-name="P637">Обними своего архибрата<text:span text:style-name="T16">5</text:span>.</text:p>
      <text:p text:style-name="P469">Это письмо, написанное 22 ноября, было забыто на почту. Черт знает, как оно завалилось в мой ящик. Между тем я успел получить твой чай, уже несколько раз пить его с благодарным сочувствием, обедать у Фонтона<text:span text:style-name="T16">6</text:span>, пить за твое здоровье, заплатить деньги Геннеру<text:span text:style-name="T16">7</text:span>, купить книг, зашить их в холстину и теперь послать их к тебе в двух кипах с тем, чтобы ты немедленно и повернее отправил их в <text:span text:style-name="T11">Белев</text:span> с повелением в почтамт, дабы оные были немедленно же отправлены к Анне Петровне Зонтаг<text:span text:style-name="T16">8</text:span>, в село Мишенское. А русская история<text:span text:style-name="T16">9</text:span> не дошла к ней. Благая ей память. Приложенное письмо к Полякову<text:span text:style-name="T16">10</text:span> и к Дмитриеву<text:span text:style-name="T16">11</text:span> прошу тебя доставить. Поздравляю тебя с праздником<text:span text:style-name="T16">12</text:span> и всех твоих и обнимаю.</text:p>
      <text:h text:style-name="Heading_20_1" text:outline-level="1"><text:bookmark-start text:name="bookmark133"/>397.<text:bookmark-end text:name="bookmark133"/></text:h>
      <text:h text:style-name="P781" text:outline-level="5">И. И. Дмитриеву</text:h>
      <text:p text:style-name="P290">22 ноября 1818 г. Петербург</text:p>
      <text:p text:style-name="P604">Милостивый государь Иван Иванович!</text:p>
      <text:p text:style-name="P469">Я имел честь получить от Тургенева<text:span text:style-name="T16">1</text:span> экземпляр нового издания сочинений Ваших<text:span text:style-name="T16">2</text:span>: примите мою искреннюю благодарность и за драгоценный подарок, и за надпись. Считаю счастьем быть у Вас в памяти и пользоваться драгоценною Вашею дружбою, как то было в лучшее время моей жизни. Желал бы представить Вам также экземпляр нового издания моих стихов<text:span text:style-name="T16">3</text:span>, но не считаю этот подарок Вас достойным; издание хуже первого и с большими ошибками; всё же, что в нем есть, Вы уже имеете. Если нужно будет делать еще издание, то похлопочу, чтобы оно было и красивее, и безошибочно; вероятно также, что </text:p>
      <text:p text:style-name="P633">сделаю его и богаче содержанием. Я еще в долгу у Вас последними книжками «Для немногих», но я в долгу и у всех моих немногих: ни одного еще номера не вышло<text:span text:style-name="T16">4</text:span>. Этому, однако, причина не лень, а грамматические занятия, сухие и непоэтические<text:span text:style-name="T16">5</text:span>. Кончив эту работу, сделаюсь свободен, и поэзия<text:span text:style-name="T11"> авось</text:span> воскреснет.</text:p>
      <text:p text:style-name="P469">Скажу несколько слов о себе. Я был болен; три недели вылежал и высидел дома<text:span text:style-name="T16">6</text:span>. Теперь поправляюсь, и первый мой выход в свет Божий была поездка в Царское Село, где мы простились всем «Арзамасом» с нашим Ахиллом-Батюшковым, который теперь бежит от зимы не оглядываясь и, вероятно, недели </text:p>
      <text:p text:style-name="P514">через три опять в каком-нибудь уголку северной Италии увидится с весною<text:span text:style-name="T16">7</text:span>: и завидую ему, и нет! Благодаря судьбе, мне хорошо там, где я. Но и мне, и нам всем будет здесь лучше, как скоро Вы между нами будете; а этой надежде, как добрые духи шепчут нам, мы имеем право поверить. Оправдайте ее и прибавьте к нашему веселому кругу любезного, всегда нам необходимого собеседника.</text:p>
      <text:p text:style-name="P469">Позвольте кончить мое письмо оправданием; я не забыл и не могу забыть Вашего любезного приказания прислать Вам мой портрет, гравированный Вендраминием<text:span text:style-name="T16">8</text:span>; раз десять просил я Уварова его мне доставить, и всё Уваров только обещает; купить же его негде: Вендраминий не продает его. Как скоро Уваров усовестится и сдержит обещание, пришлю тотчас: это будет от меня подарок родному.</text:p>
      <text:p text:style-name="P469">В заключение еще одно, старое: не забудьте, что Вы обещали писать свои записки; здесь мы все говорим, что Вам их писать<text:span text:style-name="T11"> надобно</text:span> и писать так, как Вы говорите. Никто не сравнится с Вами в искусстве рассказывать, и не знаю, много ли <text:soft-page-break/>найдется таких, которые бы так умели замечать и умели <text:span text:style-name="T11">столько</text:span> заметить в том, что обыкновенно у всех перед глазами. Вы будете непростительно виноваты, если не дадите нам своих записок<text:span text:style-name="T16">9</text:span>.</text:p>
      <text:p text:style-name="P587">Вашего высокопревосходительства покорнейшим слугою</text:p>
      <text:p text:style-name="P339">Жуковский</text:p>
      <text:p text:style-name="P210">1818. Ноября 22. С.П.б.</text:p>
      <text:h text:style-name="Heading_20_1" text:outline-level="1">398. </text:h>
      <text:p text:style-name="P371">А. П. Елагиной</text:p>
      <text:p text:style-name="P299">&lt;Ноябрь (около 24) 1818 г. Петербург&gt;</text:p>
      <text:p text:style-name="P469">Милая Дуняша, что с Вами сделалось? Сколько времени не знаем мы ничего друг о друге. Не понимаю нашей лени. Моя лень, по крайней мере на эту пору, имеет какую-то тень причины; я отложил писать ко всем до окончания </text:p>
      <text:p text:style-name="P566">одной скучной работы, которая остановила у меня всё: и поэзию, и порядок, и которая одна теперь составляет, так сказать, мою жизнь, — смешно назвать эту работу, но оно так, и я до тех пор ничего не буду делать, ни о чем другом не буду заботиться, пока не кончу начатых давно своих <text:span text:style-name="T11">грамматических таблиц</text:span><text:span text:style-name="T16">1</text:span>, которые скоро кончатся — тогда гора свалится с плеч; я опять сделаюсь поэтом; </text:p>
      <text:p text:style-name="P508">опять начну к Вам писать порядочно. Теперь у меня лежит множество писем, ожидающих ответа, много планов в голове, ожидающих создания; Вы у меня в перспективе; вырвавшись из этих таблиц, как из клетки, скажу друзьям и поэзии: <text:span text:style-name="T11">я ваш снова</text:span>! До тех пор потерпите! Но Вы, милая, не имея грамматических таблиц, но имея мужа, детей, которых люблю, как можете молчать. Дивлюсь Вам с горем пополам. Дайте же о себе весточку. En attendant<text:span text:style-name="T15"><text:note text:id="ftn7" text:note-class="footnote"><text:note-citation>7</text:note-citation><text:note-body><text:p text:style-name="P54"><text:s/>В ожидании, пока что (<text:span text:style-name="T11">франц</text:span>.).</text:p></text:note-body></text:note></text:span> вот Вам стихи, произведение минуты, <text:span text:style-name="T11">мимопролетевшей</text:span>, следовательно, Вам не дóлжно выводить из этой песни никаких заключений. Она написана для Вадковской, которая и лицом и голосом (когда поет) похожа на Анну Ивановну. Натурально, что с этим лицом и с этим голосом тесно связано прошлое. Но не думайте, чтобы настоящее было дурно: я им доволен. В моем теперешнем положении много жизни: и я нахожу его часто прекрасным, точно по мне. Одним словом, вообще не желаю перемены; и воспоминание, и прошедшее — не иное что, как сон, который следа не оставляет, который <text:span text:style-name="T11">действует</text:span> только до тех пор, пока <text:span text:style-name="T11">длится</text:span> — и этот сон редок; настоящее хорошо. После такого предисловия читайте смело:</text:p>
      <text:p text:style-name="P225">Минувших дней очарованье!</text:p>
      <text:p text:style-name="P225">Зачем опять воскресло ты?</text:p>
      <text:p text:style-name="P194">Кто разбудил воспоминанье!</text:p>
      <text:p text:style-name="P194">И замолчавшего мечты?</text:p>
      <text:p text:style-name="P194"/>
      <text:p text:style-name="P194">Шепнул душе привет бывалой!</text:p>
      <text:p text:style-name="P194">Душе блеснул знакомый взор!</text:p>
      <text:p text:style-name="P194">И зримо ей в минуту стало</text:p>
      <text:p text:style-name="P194">Незримое с давнейших пор!</text:p>
      <text:p text:style-name="P194"/>
      <text:p text:style-name="P194">О милый гость, святое <text:span text:style-name="T12">Прежде</text:span>!</text:p>
      <text:p text:style-name="P194">Зачем в мою теснишься грудь?</text:p>
      <text:p text:style-name="P194">Могу ль сказать: <text:span text:style-name="T12">живи</text:span>! Надежде?</text:p>
      <text:p text:style-name="P194">Скажу ль тому, что было: будь!</text:p>
      <text:p text:style-name="P194">Могу ль узреть во блеске новом</text:p>
      <text:p text:style-name="P194">Мечты увядшей красоту?</text:p>
      <text:p text:style-name="P194">Могу ль опять одеть покровом</text:p>
      <text:p text:style-name="P194">Знакомой жизни наготу?</text:p>
      <text:p text:style-name="P194"/>
      <text:p text:style-name="P194">Зачем душа в тот край стремится,</text:p>
      <text:p text:style-name="P194">Где были дни, каких уж нет?</text:p>
      <text:p text:style-name="P194">Пустынный край не населится!</text:p>
      <text:p text:style-name="P194">Не узрит он минувших лет!</text:p>
      <text:p text:style-name="P194">Там есть один жилец безгласный,</text:p>
      <text:p text:style-name="P194">Свидетель милой старины!</text:p>
      <text:p text:style-name="P194">Там вместе с ним все дни прекрасны</text:p>
      <text:p text:style-name="P194">В единый гроб положены!</text:p>
      <text:p text:style-name="P194"/>
      <text:p text:style-name="P469">Этот край — Чернь!<text:span text:style-name="T16">2</text:span> Но в Долбине есть жилец говорящий, красноречивый, милый, к которому много прекрасного спаслось и при котором оно живет, как в обетованном краю. Этому жильцу дай Бог долее пожить на этом свете, чтоб быть сторожем моего лучшего добра.</text:p>
      <text:p text:style-name="P469"><text:soft-page-break/>Но он был худой сторож моих книг<text:span text:style-name="T16">3</text:span>. Так, матушка Авдотья Петровна! Уже более двух месяцев, как я перебрался на новую свою квартеру<text:span text:style-name="T16">4</text:span> и вынул из ящиков, Вами присланных, мои книги. Множество недостает. Я уверен, что целый ящик не прислан; но где он, не знаю. Вот реестр недостающего, то есть то, что я <text:span text:style-name="T11">заметил</text:span>; многих книг не помню</text:p>
      <table:table table:name="Table1" table:style-name="Table1">
        <table:table-column table:style-name="Table1.A"/>
        <table:table-column table:style-name="Table1.B"/>
        <table:table-row table:style-name="Table1.1">
          <table:table-cell table:style-name="Table1.A1" office:value-type="string">
            <text:p text:style-name="P461"><text:span text:style-name="T33">Carricaturen von Hogarth</text:span><text:span text:style-name="T18">5</text:span></text:p>
          </table:table-cell>
          <table:table-cell table:style-name="Table1.A1" office:value-type="string">
            <text:p text:style-name="P286">9 тетрадей.</text:p>
          </table:table-cell>
        </table:table-row>
        <table:table-row table:style-name="Table1.2">
          <table:table-cell table:style-name="Table1.A1" office:value-type="string">
            <text:p text:style-name="P460"><text:span text:style-name="T33">Erklärungen von Hogarth</text:span><text:span text:style-name="T18">6</text:span></text:p>
          </table:table-cell>
          <table:table-cell table:style-name="Table1.A1" office:value-type="string">
            <text:p text:style-name="P459"><text:span text:style-name="T33">2 — 7 </text:span><text:span text:style-name="T36">прислано.</text:span></text:p>
          </table:table-cell>
        </table:table-row>
        <table:table-row table:style-name="Table1.3">
          <table:table-cell table:style-name="Table1.A1" office:value-type="string">
            <text:p text:style-name="P457"><text:span text:style-name="T33">Lessings Schriften</text:span><text:span text:style-name="T18">7</text:span></text:p>
          </table:table-cell>
          <table:table-cell table:style-name="Table1.A1" office:value-type="string">
            <text:p text:style-name="P283">сам не знаю, сколько, но около 20.</text:p>
          </table:table-cell>
        </table:table-row>
        <table:table-row table:style-name="Table1.3">
          <table:table-cell table:style-name="Table1.A1" office:value-type="string">
            <text:p text:style-name="P458"><text:span text:style-name="T33">Оeuvres de Louis XIV</text:span><text:span text:style-name="T18">8</text:span></text:p>
          </table:table-cell>
          <table:table-cell table:style-name="Table1.A1" office:value-type="string">
            <text:p text:style-name="P287">7 — один прислан.</text:p>
          </table:table-cell>
        </table:table-row>
        <table:table-row table:style-name="Table1.3">
          <table:table-cell table:style-name="Table1.A1" office:value-type="string">
            <text:p text:style-name="P455"><text:span text:style-name="T33">Théâtre des Grecs</text:span><text:span text:style-name="T18">9</text:span></text:p>
          </table:table-cell>
          <table:table-cell table:style-name="Table1.A1" office:value-type="string">
            <text:p text:style-name="P286">9 — 4 у меня.</text:p>
          </table:table-cell>
        </table:table-row>
        <table:table-row table:style-name="Table1.3">
          <table:table-cell table:style-name="Table1.A1" office:value-type="string">
            <text:p text:style-name="P457"><text:span text:style-name="T33">Répertoire du Théâtre français</text:span><text:span text:style-name="T18">10</text:span></text:p>
          </table:table-cell>
          <table:table-cell table:style-name="Table1.A1" office:value-type="string">
            <text:p text:style-name="P285">20 — 3 у меня.</text:p>
          </table:table-cell>
        </table:table-row>
        <table:table-row table:style-name="Table1.3">
          <table:table-cell table:style-name="Table1.A1" office:value-type="string">
            <text:p text:style-name="P455"><text:span text:style-name="T33">Théâtre de Senèque</text:span><text:span text:style-name="T18">11</text:span></text:p>
          </table:table-cell>
          <table:table-cell table:style-name="Table1.A1" office:value-type="string">
            <text:p text:style-name="P284">1 — 1 прислан.</text:p>
          </table:table-cell>
        </table:table-row>
        <table:table-row table:style-name="Table1.1">
          <table:table-cell table:style-name="Table1.A1" office:value-type="string">
            <text:p text:style-name="P457"><text:span text:style-name="T33">Fabellese</text:span><text:span text:style-name="T18">12</text:span></text:p>
          </table:table-cell>
          <table:table-cell table:style-name="Table1.A1" office:value-type="string">
            <text:p text:style-name="P284">1 — 1 прислан.</text:p>
          </table:table-cell>
        </table:table-row>
        <table:table-row table:style-name="Table1.1">
          <table:table-cell table:style-name="Table1.A1" office:value-type="string">
            <text:p text:style-name="P147"><text:span text:style-name="T62">Bossuet Oraisons funèbres</text:span><text:span text:style-name="T57">13</text:span></text:p>
          </table:table-cell>
          <table:table-cell table:style-name="Table1.A1" office:value-type="string">
            <text:h text:style-name="Heading_20_1" text:outline-level="1">2.</text:h>
          </table:table-cell>
        </table:table-row>
        <table:table-row table:style-name="Table1.1">
          <table:table-cell table:style-name="Table1.A1" office:value-type="string">
            <text:p text:style-name="P456"><text:span text:style-name="T33">Heerens über den Verkehr</text:span><text:span text:style-name="T18">14</text:span></text:p>
          </table:table-cell>
          <table:table-cell table:style-name="Table1.A1" office:value-type="string">
            <text:h text:style-name="Heading_20_1" text:outline-level="1">3.</text:h>
          </table:table-cell>
        </table:table-row>
        <table:table-row table:style-name="Table1.1">
          <table:table-cell table:style-name="Table1.A1" office:value-type="string">
            <text:p text:style-name="P462"><text:span text:style-name="T33">Lettres athéniennes</text:span><text:span text:style-name="T18">15</text:span></text:p>
          </table:table-cell>
          <table:table-cell table:style-name="Table1.A1" office:value-type="string">
            <text:h text:style-name="Heading_20_1" text:outline-level="1">3.</text:h>
          </table:table-cell>
        </table:table-row>
        <table:table-row table:style-name="Table1.1">
          <table:table-cell table:style-name="Table1.A1" office:value-type="string">
            <text:p text:style-name="P463"><text:span text:style-name="T33">Tacite</text:span><text:span text:style-name="T18">16</text:span></text:p>
          </table:table-cell>
          <table:table-cell table:style-name="Table1.A1" office:value-type="string">
            <text:p text:style-name="P288">3 — 2 присланы.</text:p>
          </table:table-cell>
        </table:table-row>
        <table:table-row table:style-name="Table1.1">
          <table:table-cell table:style-name="Table1.A1" office:value-type="string">
            <text:p text:style-name="P462"><text:span text:style-name="T33">Hume History of England</text:span><text:span text:style-name="T18">17</text:span></text:p>
          </table:table-cell>
          <table:table-cell table:style-name="Table1.A1" office:value-type="string">
            <text:p text:style-name="P288">3 — 2 присланы.</text:p>
          </table:table-cell>
        </table:table-row>
        <table:table-row table:style-name="Table1.1">
          <table:table-cell table:style-name="Table1.A1" office:value-type="string">
            <text:p text:style-name="P464"><text:span text:style-name="T33">Gibbon</text:span><text:span text:style-name="T18">18</text:span></text:p>
          </table:table-cell>
          <table:table-cell table:style-name="Table1.A1" office:value-type="string">
            <text:p text:style-name="P289">7 — 7 присланы.</text:p>
          </table:table-cell>
        </table:table-row>
        <table:table-row table:style-name="Table1.1">
          <table:table-cell table:style-name="Table1.A1" office:value-type="string">
            <text:p text:style-name="P465"><text:span text:style-name="T38">Roscoe Vie de Laurent Medicis</text:span><text:span text:style-name="T19">19</text:span></text:p>
          </table:table-cell>
          <table:table-cell table:style-name="Table1.A1" office:value-type="string">
            <text:h text:style-name="Heading_20_1" text:outline-level="1">2.</text:h>
          </table:table-cell>
        </table:table-row>
        <table:table-row table:style-name="Table1.1">
          <table:table-cell table:style-name="Table1.A1" office:value-type="string">
            <text:p text:style-name="P464"><text:span text:style-name="T33">Gillis History of Greece</text:span><text:span text:style-name="T18">20</text:span></text:p>
          </table:table-cell>
          <table:table-cell table:style-name="Table1.A1" office:value-type="string">
            <text:h text:style-name="Heading_20_1" text:outline-level="1">5.</text:h>
          </table:table-cell>
        </table:table-row>
        <table:table-row table:style-name="Table1.1">
          <table:table-cell table:style-name="Table1.A1" office:value-type="string">
            <text:p text:style-name="P464"><text:span text:style-name="T33">Gast History of Greece</text:span><text:span text:style-name="T18">21</text:span></text:p>
          </table:table-cell>
          <table:table-cell table:style-name="Table1.A1" office:value-type="string">
            <text:h text:style-name="Heading_20_1" text:outline-level="1">2.</text:h>
          </table:table-cell>
        </table:table-row>
        <table:table-row table:style-name="Table1.1">
          <table:table-cell table:style-name="Table1.A1" office:value-type="string">
            <text:p text:style-name="P462"><text:span text:style-name="T33">Hubler Allgemeinе Geschichte</text:span><text:span text:style-name="T21"><text:note text:id="ftn8" text:note-class="footnote"><text:note-citation>8</text:note-citation><text:note-body><text:p text:style-name="P772"><text:s/>Карикатуры Хогарта; Объяснения к Хогарту; Сочинения Лессинга; Записки Людовика XIV; Репертуар французского театра; Театр греков; Театр Сенеки; Избранные басни; Боссюэ Надгробные речи; Герен о путях сообщения; Афинские письма; Тацит; Юм История </text:p><text:p text:style-name="P606">Англии; Гиббон; Роско Жизнь Лоренцо Медичи; Джиллис История Греции; Гаст История Греции; Хублер Всеобщая История (<text:span text:style-name="T11">нем., франц</text:span>.).</text:p></text:note-body></text:note></text:span><text:span text:style-name="T18"> 22</text:span></text:p>
          </table:table-cell>
          <table:table-cell table:style-name="Table1.A1" office:value-type="string">
            <text:p text:style-name="P288">3 — 2 присланы.</text:p>
          </table:table-cell>
        </table:table-row>
      </table:table>
      <text:p text:style-name="P237"/>
      <text:p text:style-name="P538"><text:span text:style-name="T33">Несколько Атласов, д’Анвилев и новый, сколько их было, не помню</text:span><text:span text:style-name="T18">23</text:span><text:span text:style-name="T33">.</text:span></text:p>
      <text:p text:style-name="P469">Поищите всё это и пришлите. О пересылке прошу Вас условиться с Букильоном<text:span text:style-name="T16">24</text:span> и послать зимним путем с лошадьми Плещеева. Когда кончу таблицы, буду писать много; напишите об этом и к Анете, о которой также ничего не знаю. Хорош я, и хороши мы.</text:p>
      <text:p text:style-name="P495">Простите друзья, всех целую! Алексея, Петра, Ивана, Василия, Машу — Василья и Дуньку<text:span text:style-name="T16">25</text:span>. Бог с вами. И немногие от таблиц примолкли<text:span text:style-name="T16">26</text:span>.</text:p>
      <text:h text:style-name="Heading_20_1" text:outline-level="1">399. </text:h>
      <text:p text:style-name="P412">К. Я. Булгакову</text:p>
      <text:p text:style-name="P38"><text:span text:style-name="T11">&lt;Ноябрь 1818 г. Петербург&gt;</text:span><text:span text:style-name="T6">*</text:span></text:p>
      <text:p text:style-name="P471">Обнимаю тебя, моя радость! Давно мы не писали друг к другу — а, право, любим друг друга. Это верно на целую жизнь, и быть иначе не может. Я до сих пор зарылся в грамматику<text:span text:style-name="T16">1</text:span>, и пока из нее не отроюсь, никто: ни друзья, ни бессмертие — обо мне не узнает. Но скоро, скоро буду свободен, и тогда возвратится ко мне блажь писать для друзей и для славы. В ожидании этого времени исполни мою комиссию: передай приложенный пакет Василью Львовичу<text:span text:style-name="T16">2</text:span>, а себя с женою, детьми и братом поцелуй, да люби по-прежнему</text:p>
      <text:p text:style-name="P439">своего <text:span text:style-name="T11">Жучку</text:span></text:p>
      <text:p text:style-name="P444">Не забудь, голубчик, прошу тебя об иншпруках<text:span text:style-name="T16">3</text:span>.</text:p>
      <text:h text:style-name="Heading_20_1" text:outline-level="1"><text:bookmark-start text:name="bookmark142"/>400.<text:bookmark-end text:name="bookmark142"/></text:h>
      <text:h text:style-name="P788" text:outline-level="5">А. Н. Арбеневой</text:h>
      <text:p text:style-name="P33"><text:span text:style-name="T11">&lt;Ноябрь 1818 г. Петербург&gt;</text:span><text:span text:style-name="T6">*</text:span></text:p>
      <text:p text:style-name="P493"><text:soft-page-break/>Вот Вам, милая, вместо письма стихи<text:span text:style-name="T16">1</text:span>. В них найдете меня. Впрочем, Вы уже их имеете, ибо я поручал Саше Воейковой переслать к Вам экземпляр. Если не имеете, то вот другой экземпляр. Посылаю его документом дружбы по-старому. Я теперь не пишу, не читаю, не стихотворствую — одно занятие все съело<text:span text:style-name="T16">2</text:span>. Но скоро от него отделаюсь! Тогда буду возвращен переписке с друзьями и стихам. Теперь только скажу Вам, что обнимаю Вас заочно и всею душою моею, как нашу общую старину. Когда-то Бог сведет нас опять. Сколько бы и мертвого, и полумертвого воскресло на часок и сколько живого оживилось еще более. Странно будет мне увидеть Ишу, и Сашу, и Митю — уж они выросли, а в последний раз, когда мы виделись, Саша еще плясал передо мною с великою важностью. Простите, душа, писать некогда. Любить же Вас всегда время. Обнимаю Вашего Пьера<text:span text:style-name="T16">3</text:span> и детей целую. Вы писали об немке<text:span text:style-name="T16">4</text:span> — я об ней справлялся, Мойер говорит, что она для Вас не годится.</text:p>
      <text:h text:style-name="Heading_20_1" text:outline-level="1">401. </text:h>
      <text:p text:style-name="P420">А. П. Зонтаг</text:p>
      <text:p text:style-name="P296">18 декабря &lt;1818 г. Петербург&gt;</text:p>
      <text:p text:style-name="P250">18 Декабря</text:p>
      <text:p text:style-name="P469">Милая Анетушка! Простираю к Вам губы свои и целую Вас с миром и с мужем. Помиримся, голубушка; тем более надобно это сказать, что Вы со мной не бранились, а попотчевали меня письмецом холодным, которое так меня и </text:p>
      <text:p text:style-name="P501">обдало варом. Здесь скажу только одно в ответ на Ваше дружеское объяснение: я не хотел вредить, и не думал, что могу повредить Вашим выгодам, хлопотав о Вишнякове<text:span text:style-name="T16">1</text:span>. Мне об нем писала Авдотья Петровна<text:span text:style-name="T16">2</text:span>, и Александр Михайлович<text:span text:style-name="T16">3</text:span> знал об его намерении, никак его не останавливал, и мне не могло прийти в голову, что его останавливать нужно. Хотя он Вам был более вреден, нежели полезен; но полно об этих пустяках, и ни слова о том, что Плещеев<text:span text:style-name="T16">4</text:span> мне может наговорить об Вас; он не может этого, да и не станет делать, ибо ему совсем не надобны мои кислые рожи, а без кислых рож я не могу слышать дурного на Ваш </text:p>
      <text:p text:style-name="P513">счет. Итак, не бойтесь, душа, никаких перемен в сердце моем. Прошу Вас верить, что во все хорошие, светлые минуты, в которые жизнь становится поживее, Ваша милая рожица со всеми принадлежностями выглядывает на меня вместе с <text:span text:style-name="T11">немногими</text:span> общими нашими. Наше общество не разрознится, но уверяю </text:p>
      <text:p text:style-name="P686">Вас также, что я плáчу, плáчу à la lettre<text:span text:style-name="T15"><text:note text:id="ftn9" text:note-class="footnote"><text:note-citation>9</text:note-citation><text:note-body><text:p text:style-name="P55"><text:s/>Буквально (<text:span text:style-name="T11">франц</text:span>.).</text:p></text:note-body></text:note></text:span> от своей лени писать письма. Это бо<text:span text:style-name="T40">лезнь или порок. И Вы не сердитесь на меня, а лучше обо мне пожалейте. Писать к друзьям должно быть пищею души, и душа должна жадничать этой пищи. </text:span>Я себя сам не понимаю, как могу я быть в одно время жаден этой пищи и ленив поднять руку, чтобы ее взять. Нет, милая, я совсем не спокоен в лени своей, я боюсь ее точно как порока, но по сию пору не сладил с нею. Вооружусь против нее и надеюсь, что вырву ее с корнем. Вас же прошу думать, что я не могу, без величайшего для меня несчастья, перемениться к друзьям своим: перемениться значило бы попасть в обыкновенную грязь эгоизма, в которой сидит нынешний свет, попросту: испортиться. А моя жизнь должна делать меня лучшим, в противном случае нужно ли жить? А верить всему хорошему старому необходимо входит в состав этого лучшего<text:span text:style-name="T16">5</text:span>. Итак, верьте, что я буду беречь старые хорошие чувства свои, и для того еще, что они нужны для моей нравственности. Я еще от них не отрекся, и петух кричит рано<text:span text:style-name="T16">6</text:span>.</text:p>
      <text:p text:style-name="P472">Благодарю Вас, милая, за Ваше письмо; хорошо, что оно уже было у меня тогда, когда я получил уже Дуняшино, иначе я мог бы вообразить, что меня совсем позабыли знать на моей родине. Милые мои книги! Еще более жаль их потому, что если бы они не пропали, Дуняша не написала бы ко мне такого сумасшествия в оправдание<text:span text:style-name="T16">7</text:span>.</text:p>
      <text:p text:style-name="P482">Но за это пожурю ее, а Вам еще два слова: поцелуйте своего мужа за те милые строки, которые он своею любовью к Вам и своим характером побудил Вас об нем написать. Кто не закричит «Ура Провидению!», ведь сватом его было Оно!<text:span text:style-name="T16">8</text:span> </text:p>
      <text:p text:style-name="P469">В награду за Ваше счастье посылаю Вам книг; половина их для Вашего мужа; может, со временем, быть и для Вас; другая половина для Вас собственно (ибо не знаю, понимает ли Зонтаг по-немецки). Я думаю, что заплатил дешево за собрание англинских поэтов: издание хорошее, бумага прекрасная; цена 250 р. Гёте и Шиллер мои любимцы, их можно <text:span text:style-name="T11">перечитывать</text:span>; в Вашей маленькой библиотеке им быть дóлжно необходимо, они украсят уединение. Право, забыл, </text:p>
      <text:p text:style-name="P555">что они стоят; пришлю к Вам записку книгопродавца. Гёте уступаю Вам <text:span text:style-name="T11">своего;</text:span> выходит новое издание, которое я взял <text:span text:style-name="T11">для себя</text:span><text:span text:style-name="T16">9</text:span>, а к Вам не послал для того, что оно еще не всё кончено, зачем же пересылаться, в нем то же, что и в этом. Благо </text:p>
      <text:p text:style-name="P627">Вы близко<text:span text:style-name="T16">10</text:span>. Теперь книги не пропадут, ибо я их посылаю к Вам чрез Булгакова. А когда уедете в Крым, то на почту положиться будет нельзя; она уже раз меня проучила<text:span text:style-name="T16">11</text:span>.</text:p>
      <text:p text:style-name="P586">Простите, милая; обнимите мужа. </text:p>
      <text:p text:style-name="P469">Я был бы уже в Дерпте, если бы было хотя подозрение зимней дороги. У нас или пыль или грязь, а снегу нет. Не думаю, что я успею написать теперь к Дуняше, поцелуйте ее за меня, но не очень нежно — она меня зацепила за живое; я бы ее прибил, если бы руки достали. Можно ли писать такой вздор!<text:span text:style-name="T16">12</text:span> Посылаю Вам свое свежее в стихах, куплеты, прибавленные к «Боже, царя храни!»<text:span text:style-name="T16">13</text:span>. Их поют дети.</text:p>
      <text:h text:style-name="Heading_20_1" text:outline-level="1"><text:bookmark-start text:name="bookmark148"/>402.<text:bookmark-end text:name="bookmark148"/></text:h>
      <text:h text:style-name="P782" text:outline-level="5">Ф. Г. Покровскому</text:h>
      <text:p text:style-name="P295">23 декабря 1818 г. Петербург</text:p>
      <text:p text:style-name="P482"><text:soft-page-break/>Извините, почтеннейший Феофилакт Гаврилович, что отвечаю к Вам несколько поздно — виноват. Поручение Ваше я исполнил и прилагаю при сем записку, из которой увидите, что представление об Вас уже сделано<text:span text:style-name="T16">1</text:span>. Теперь </text:p>
      <text:p text:style-name="P504">остается Вам с терпением дожидаться того времени, в которое чин, Вам принадлежащий, выйдет. Я бы желал, чтобы Вы дождались его, не выходя в отставку. Могут чин счесть наградой и затрудниться в определении Вам пенсиона; а пенсион Вы получить должны по праву — но у нас на всё это нет ничего почти определенного. Уведомьте, на что Вы решитесь. От искреннего сердца желал бы быть Вам полезным. Простите; с совершенным почтением честь имею быть Вашим покорнейшим слугою</text:p>
      <text:p text:style-name="P339">Жуковский</text:p>
      <text:p text:style-name="P209">С.-Петербург, 23 декабря 1818 г.</text:p>
      <text:h text:style-name="Heading_20_1" text:outline-level="1">403. </text:h>
      <text:p text:style-name="P383">К. Я. Булгакову</text:p>
      <text:p text:style-name="P19"><text:span text:style-name="T11">&lt;1818 г. Петербург (?)&gt;</text:span><text:span text:style-name="T6">*</text:span></text:p>
      <text:p text:style-name="P687">Милый Почтдиректор, прошу тебя передать немедленно это письмо<text:span text:style-name="T16">1</text:span>. А я тебя целую, но не предать тебя лобзанием, аки Иуда, но аки разбойник исповедую, что я твой </text:p>
      <text:p text:style-name="P687">востропокорный слуголюб</text:p>
      <text:p text:style-name="P348">Жуковский</text:p>
      <text:p text:style-name="Contents_20_Heading">1819</text:p>
      <text:h text:style-name="Heading_20_1" text:outline-level="1">404. </text:h>
      <text:p text:style-name="P375">А. И. Тургеневу</text:p>
      <text:p text:style-name="P292">1 января 1819 г. &lt;Петербург&gt;</text:p>
      <text:p text:style-name="P588">Завтра в 11-м часу я к тебе буду<text:span text:style-name="T16">1</text:span>. Заедем и к канцлеру<text:span text:style-name="T16">2</text:span>.</text:p>
      <text:p text:style-name="P170">Судьба на месте сем разрознила наш круг:</text:p>
      <text:p text:style-name="P260">Здесь милый наш отец, здесь наш любимый друг;</text:p>
      <text:p text:style-name="P177">Их разлучила смерть и смерть соединила;</text:p>
      <text:p text:style-name="P777">А нам в святой завет святая их могила:</text:p>
      <text:p text:style-name="P776">Их неутраченной любви не изменить;</text:p>
      <text:p text:style-name="P260">Ту жизнь, где их уже нет, как с ними совершить,</text:p>
      <text:p text:style-name="P260">Чтоб быть достойными об них воспоминанья,</text:p>
      <text:p text:style-name="P545"><text:span text:style-name="T33">Чтоб встретить с торжеством прекрасный час свиданья</text:span><text:span text:style-name="T18">3</text:span><text:span text:style-name="T33">.</text:span></text:p>
      <text:p text:style-name="P196">1819. Генваря 1-го.</text:p>
      <text:h text:style-name="Heading_20_1" text:outline-level="1">405. </text:h>
      <text:p text:style-name="P385">К. Моргенштерну</text:p>
      <text:p text:style-name="P322">&lt;Апрель 1819 г. Дерпт&gt;</text:p>
      <text:p text:style-name="P471"><text:span text:style-name="T31">On ne refuse jamais ce qui fait plaisir. C’est la règle. Et d’après cette règle je suis chez vous demain à l’heure designée. </text:span>Tout à vous</text:p>
      <text:p text:style-name="P344">Joukoffsky</text:p>
      <text:p text:style-name="P7"><text:span text:style-name="T37">Перевод</text:span><text:span text:style-name="T36">:</text:span></text:p>
      <text:p text:style-name="P227">Никогда не отказываются от того, что доставляет удовольствие. Это правило. И согласно этому правилу я буду у Вас завтра в назначенный час. Весь Ваш </text:p>
      <text:p text:style-name="P274">Жуковский</text:p>
      <text:h text:style-name="Heading_20_1" text:outline-level="1">406. </text:h>
      <text:p text:style-name="P410">А. А. Прокоповичу-Антонскому</text:p>
      <text:p text:style-name="P307"><text:soft-page-break/>13 мая 1819 г. &lt;Петербург&gt;</text:p>
      <text:p text:style-name="P688">Давно я не писал к Вам, но прошу Вас на меня не сердиться: я так отвык от всякого рода переписки, что эта лень сделалась почти непобедимою. Прошу Вас только не смешивать с ленью чего-нибудь другого. Если бы можно было с Вами разговаривать, не принимаясь за перо, то я надоел бы Вам своим болтанием<text:span text:style-name="T16">1</text:span>. Тот, от кого Вы получите это письмо, есть директор Тверских училищ господин Покровский<text:span text:style-name="T16">2</text:span>. Он некогда был моим учителем, и от него я достался Вам. Он очень беден, до сих пор находился в Туле, откуда переведен в Тверь. Но в Туле у него есть свой домишко. Он желал бы опять туда возвратиться, услышав, что Нечаев<text:span text:style-name="T16">3</text:span>, директор Тульских училищ, желает оставить это место. Если это правда, то прошу Вас сделать ему это благодеяние из благосклонности к его и Вашему воспитаннику. Мне будет очень дорого услужить ему, а еще дороже услужить через Вас. Не откажите принять его под свое покровительство. Он его заслуживает и по личным достоинствам, и по долговременной службе своей. Я уверен, что Вы не откажетесь ходатайствовать об его пенсионе, если он потребует отставки: на этот пенсион он имеет полное право, а я уверен, что Вы <text:span text:style-name="T40">за </text:span><text:span text:style-name="T48">право</text:span><text:span text:style-name="T40"> будете стоять твердо. Я дал ему надежду на Ваше покровительство, основываясь на Вашей ко мне благосклонности. Прошу Вас потрудиться мне от</text:span>вечать на это письмо и еще более прошу не отказать мне в своем пособии.</text:p>
      <text:p text:style-name="P469">О себе сказать Вам ничего нового не могу, продолжаю свои занятия. Не воображайте, что я не доставил Вам остальных <text:span text:style-name="T11">Немногих</text:span>: новых не было<text:span text:style-name="T16">4</text:span>; как скоро выйдут, доставлю. Теперь еду в Павловск на лето. Обнимаю Вас от всего сердца. Будьте здоровы, а меня часто здешний климат тормошит, и здоровье иногда шатается.</text:p>
      <text:p text:style-name="P437">Честь имею быть с совершенным почтением Вашим покорнейшим слугою<text:span text:style-name="T16">5</text:span></text:p>
      <text:p text:style-name="P339">Жуковский</text:p>
      <text:p text:style-name="P193">1819. Мая 13.</text:p>
      <text:h text:style-name="Heading_20_1" text:outline-level="1">407. </text:h>
      <text:p text:style-name="P394">А. П. Зонтаг и А. П. Елагиной</text:p>
      <text:p text:style-name="P328">22 июля 1819 г. Павловск</text:p>
      <text:p text:style-name="P515">Милая Анета, посылаю Вам письмо к Василью Николаевичу<text:span text:style-name="T16">1</text:span>. Прошу его доставить. Дело наше что-то не клеится<text:span text:style-name="T16">2</text:span>. Я говорил с Меншиковым<text:span text:style-name="T16">3</text:span>, но мне отвечали холодно. Едва ли что-нибудь удастся. Вас благодарю за милое Ваше письмо и за Ваши милые похвалы Вашему мужу — весело читать их. Судьба </text:p>
      <text:p text:style-name="P635">с Вами в дружбе, и Вы стоите ее дружбы. Лучшее счастье семейное; оно-то Вам и досталось. Радуйтесь им и ничего другого не желайте, ибо всё другое пустяки. В семье только бывает то, что можно назвать <text:span text:style-name="T11">своим</text:span>,<text:span text:style-name="T11"> </text:span>а без <text:span text:style-name="T11">своего</text:span> худо на свете. У меня есть свое, но всё это от меня далеко, со всем этим надобно переписываться, а я так привык лениться, что письма, единственный способ теперь для меня жить с друзьями, кажутся мне каким-то страшилищем. Не знать же об Вас — душа деревенеет. Получать же Ваши письма — горе и радость. Чувствуешь себя виноватым перед самим собою, чувствуешь себя лодырем, худшим, нежели каков был прежде. Одним словом, я часто с собою в разладе; поэтическая жизнь вянет; а в настоящей жизни мало привлекательного. Такое положение тягостно. Я кончил свою грамматику<text:span text:style-name="T16">4</text:span>; но это долговременное занятие так меня высушило, что с трудом возвращаюсь к своей поэзии.</text:p>
      <text:p text:style-name="P689">Боюсь, не всё ли пропало. Теперь принялся снова, но всё идет еще очень плохо, не стану, однако, робеть и постараюсь кое-как с собою сладить. Между тем Вы, милая Дуняша, пишете ко мне обо мне с прежним энтузиазмом<text:span text:style-name="T16">5</text:span>. Это высокое Ваше обо мне мнение и дорого мне, и бременит меня. Потерять его в сердце своих друзей значило бы бросить последнюю доску, на которой коекак спасаешься; но каково же и плыть на этой доске, зная, что она не принадлежит мне, что она — похищенная не по праву? Но всё, друзья, оставьте ее мне и не сталкивайте меня в воду. Может быть, неожиданный случай и прибьет <text:span text:style-name="T40">к какому-нибудь берегу</text:span><text:span text:style-name="T55">6</text:span><text:span text:style-name="T40">. На что, однако, пишу об этом? Я в каком-то мрачном расположении </text:span><text:span text:style-name="T53">— </text:span><text:span text:style-name="T40">оно всё для меня очернило; не надобно его передавать Вам.</text:span></text:p>
      <text:p text:style-name="P689">Простите. Деньги получил<text:span text:style-name="T16">7</text:span>; но что же Вы не прислали мне векселя Полонских. NB. На пакете стоит двести рублей; эти двести стоят здесь сто восемьдесят. Если захотят Полонские заплатить сумму, то попросите, чтобы заплатили ассигнациями. На что же мне терять от пересылки деньги по-пустому. Прошу Вас отдать Максиму Григорьеву, сколько приходится по первое генваря будущего года; также и другому Максиму, и уведомьте об них. А я к этому времени возвращу Вам деньги, теперь тоже их не имею. Простите, обнимаю Вас.</text:p>
      <text:p text:style-name="P208">Павловск 1819 Июля 22.</text:p>
      <text:p text:style-name="P451">Видаете ли Вы Сашу?<text:span text:style-name="T16">8</text:span> Прошу Вас меня об ней уведомить. Здорова ли она? Что делает? Я видел на письме Вашем<text:span text:style-name="T16">9</text:span> ее печать? Разве она с Вами? За что же ко мне ни словечка? Разве боится запрещения? Скажите ей, что она всегда мой милый друг и что я люблю, когда думаю об ней, говорить: <text:span text:style-name="T11">моя душа! Мой ангел</text:span>! Детей ее и Ваших целую.</text:p>
      <text:p text:style-name="P451"/>
      <text:h text:style-name="Heading_20_1" text:outline-level="1">408. </text:h>
      <text:p text:style-name="P419">В. А. Перовскому</text:p>
      <text:p text:style-name="P305">&lt;14 августа 1819 г.&gt;</text:p>
      <text:p text:style-name="P603">Василий Алексеевич!</text:p>
      <text:p text:style-name="P469"><text:soft-page-break/>Думал ли я, что первый лист из новокупленной мною бумаги у г-на Ольхина<text:span text:style-name="T16">1</text:span> употреблю на то, чтобы своими письменными убеждениями стараться укротить гнев Ваш, произведенный нашими обоюдными грубыми непристойностями?! Боже мой! как неверна жизнь человеческая! — два друга, дышавшие, кажется, до сих пор единогласно, в совокупности и, так сказать, в единственном числе — хотя они сами и во множественном, — два Пилада, два Ореста<text:span text:style-name="T16">2</text:span>, можно сказать, даже два Дамона и Пифиаса<text:span text:style-name="T16">3</text:span> — вдруг, в одну минуту, без всякого предварительного приготовления, свирепеют: один, в каком-то беснотворном неистовстве, говорит другому: «Дурак!» — а тот, в помешательстве остервенения, ответствует: «Пошел вон!..»</text:p>
      <text:p text:style-name="P469">И что же? Раздраженный, негодующий друг <text:span text:style-name="T11">идет вон</text:span> — идет и не возвращается!.. И за что всё сие? — за бесовское наваждение! за танцевальное искусство, в котором и тот и другой не искусны… Господи Боже мой! Что же такое Твоя жизнь, данная нам для блага и на то, чтобы мы, посредством добродетели, удостоивались Твоего рая?!.. Давно говорит пословица: «ляжешь живой, а встанешь мертвый»!..</text:p>
      <text:p text:style-name="P692">Василий Алексеевич! я не для того сказал Вам: «пошел вон», чтобы и в самом деле Вы пошли вон, а для того, чтобы Вы пошли вон <text:span text:style-name="T11">из гнева</text:span> и возвратились бы <text:span text:style-name="T40">в милость. Ведь Вы назвали меня «дураком»... Ну какой же я «дурак»?.. Разве не читали Вы моих стихотворений? </text:span><text:span text:style-name="T48">Так</text:span><text:span text:style-name="T40"> дураки не пишут. Прочитайте-ка одно, ко</text:span><text:span text:style-name="T42">т</text:span>орое начинается так: «Товарищ, вот тебе рука!»<text:span text:style-name="T16">4</text:span> — и увидите, что я знаю то, что говорю. А если я и сказал ее императорскому высочеству государыне великой княгине<text:span text:style-name="T16">5</text:span> о том, что Вы карячились<text:span text:style-name="T16">6</text:span>, танцуя с детьми<text:span text:style-name="T16">7</text:span>, то я этим еще не оскорбил ни чести Вашей, ни дружбы — и могу без угрызения совести повторить вышеупомянутое стихотворение. Его же теперь надобно повторить с большим колыханием сердца, ибо враг близко<text:span text:style-name="T16">8</text:span> и нужен <text:span text:style-name="T11">союз</text:span>, чтобы его победить.</text:p>
      <text:p text:style-name="P642">Василий Алексеевич! «Поди вон» — значит: <text:span text:style-name="T11">поди сюда</text:span>!</text:p>
      <text:p text:style-name="P641">Пребываю Ваш покорнейший слуга-дурак</text:p>
      <text:p text:style-name="P338">Василий Жуковский</text:p>
      <text:h text:style-name="Heading_20_1" text:outline-level="1">409. </text:h>
      <text:p text:style-name="P386">П. А. Вяземскому</text:p>
      <text:p text:style-name="P27"><text:span text:style-name="T11">2 сентября &lt;1819 г. Павловск&gt;</text:span><text:span text:style-name="T6">*</text:span></text:p>
      <text:p text:style-name="P247">2 сентября</text:p>
      <text:p text:style-name="P693">Начиная к тебе письмо, мне бы надобно было сказать: <text:span text:style-name="T11">со страхом Божиим и верою приступите</text:span>! Страха много, потому что вины много! Но имею ли право на веру? Поверь, брат, что моя непостижимая лень стоила мне более, нежели тебе; ты только сердился, но ты был прав предо мною. А я виноват перед собою еще более, чем перед тобою. Я смотрел с завистью на твои письма к Тургеневу, наконец, почти начал их бояться, потому что высказано было что-нибудь и для меня, но такое <text:span text:style-name="T11">что-нибудь</text:span>, что меня больно кололо. Ты жестоко пользовался своим правом. Одно только твое письмо меня порадовало по-старому<text:span text:style-name="T16">1</text:span> — зато я и унес его у Тургенева и не отдам ему, как он ни сердись. В этом письме ты говоришь обо мне, или, что всё равно, о моей поэзии, так, как ты должен говорить всегда — и в такие минуты, когда имеешь право на меня досадовать; из этого письма вижу, что мое лучшее свято для моих лучших; чувства, какое оно пробудило во мне, давно у меня не было; уважение к <text:span text:style-name="T11">моей</text:span> поэзии, которое могут делить со мною только немногие из моих товарищей и которого никогда не думаю требовать от посторонних, для меня необходимо; а его-то давно мне и недоставало. Как нарочно и ты, и Тургенев сговорились, чтоб нападать на меня в моем святилище; а я между тем помогал вам своею ленью: привычка не писать сделалась для меня убийственным пороком; нельзя сказать, чтобы ты был или хотел быть моим лекарем: ты задавал мне рвотные порошки, от которых я почти зачах. Не виню тебя — я сам напросился на такое леченье; я сам осиротил себя, но от этого еще тяжелее быть сиротою. Брат, ты в этом милом письме к Тургеневу говоришь о Жуковском-поэте, но это для тебя должно быть то же, <text:span text:style-name="T40">что Жуковский-друг; не причисляй меня к мертвым, которых ты только чита</text:span>ешь и о которых судишь, как артист; в моих хороших стихах, о чем бы они ни говорили, находи мою дружбу к тебе: твое ободрение моим рифмам ничтожно для меня, если в то же время не будет оно ободрением и мне самому. <text:span text:style-name="T11">Жить всегда, как пишешь иногда</text:span>, вот для меня главное, но столь же главное есть и то, чтобы лучшие мои друзья во всякое время это во мне находили: мысль об этом мне очень важна. Разве я поэт для Глазунова?<text:span text:style-name="T16">2</text:span> Творить поэтическое — великое наслаждение! Но быть достойным этого — вот счастье. Этого счастья нельзя себе дать самому; надобно, чтоб и другие были вкладчики. Не называй же меня придворным Оссианом<text:span text:style-name="T16">3</text:span>; шути надо мною как хочешь; брани меня за мою лень — только не тронь моей святыни. Перед поэзией я еще не был виноват ни разу! И перед дружбой я виноват только как ребенок: в главном я перед тобою чист и, положив руку на сердце, могу сказать, что я тебя стою. В своем письме к Тургеневу ты говоришь: «Как можно быть поэтом по заказу? Стихотворцем, так, я понимаю, но чувствовать живо, дать языку души такую верность, когда говоришь за другую душу, и еще порфирородную, я постигнуть этого не могу!»<text:span text:style-name="T16">4</text:span></text:p>
      <text:p text:style-name="P469">Что же тут непостижимого? Стоит только не испугаться самодержавного словечка <text:span text:style-name="T11">порфирородная</text:span>, стоит только вообразить, что душа порфирородная, которая заказывает написать стихи на цветок<text:span text:style-name="T16">5</text:span>, есть прекрасная, чистая, полная простого, неиспорченного чувства душа, следственно, душа поэтическая и пробуждающая поэзию! Тогда поймешь, что легко быть поэтом по заказу! По крайней мере, мне не было трудно быть здесь поэтом. Главное: искренно предаваться влекущему чувству! Нет дела до того, что толпа не верит этой искренности; по крайней мере, вы, товарищи, верьте ей и не переряжайте жреца Богини в пестрое платье придворного Арлекина! Будет ли этот жрец отправлять службу свою с <text:soft-page-break/>надлежащею набожностью, если он заметит, что те избранные, которые с ним в одном храме, смотрят на него как на актера и считают лицо его маскою, — набожность его не исчезнет, но он оробеет и замолчит. Жаль, что обыкновенная моя привычка откладывать помешала мне написать к тебе в первую минуту по прочтении письма твоего — я бы много написал <text:span text:style-name="T11">прекрасного</text:span>, сказанного тебе в воображении; теперь пишу, потому что, наконец, написать к тебе надобно; это для меня необходимо, чтобы с свободным духом приняться опять за поэзию — отвечай мне; помири меня с самим собою: ты подожжешь мое вдохновение.</text:p>
      <text:p text:style-name="P694">Я бы не советовал печатать этой пиесы<text:span text:style-name="T16">6</text:span>, и вот почему. Сибиряков не выкуплен<text:span text:style-name="T16">7</text:span>; стихи твои будут читать те, от которых он зависит; это может помешать выкупу и вместо помощи сделает ему вред. Итак, лучше подождать. Другое замечание: эта пиеса должна действовать на общее мнение; я желал бы, чтобы она говорила более чувству; чтобы она более пробуждала душу величием предмета, <text:span text:style-name="T40">нежели ожесточала ее оскорблением. Ты хочешь познакомить грубые души с прекрасным </text:span><text:span text:style-name="T53">— </text:span><text:span text:style-name="T40">представь им это прекрасное; растолкай их сон; не отвращай </text:span>их от <text:span text:style-name="T11">жизни</text:span>, говоря им с сильным красноречием, что они <text:span text:style-name="T11">мертвецы</text:span>; перелей в них эту жизнь живым словом убеждения, а не убийственным словом презрения или негодования. Наши хамы — жалкие питомцы прошедших веков и нынешнего правительства — то, что они теперь есть, необходимое следствие того, что они были! Я бы желал, чтобы из послания к Сибирякову вышло послание к его хаму, желал, чтобы ты напал на загрубелую душу, представил ей необходимость уважать достоинство человека и свободы — и разбудил ее чувством, а не оскорблением. Эта пиеса должна произвести общее действие: до того нет дела, что Вяземский умеет прекрасно говорить о свободе; главное в том, чтобы дать об ней истинное, высокое понятие тем, которым наиболее нужно ее полюбить, не рабам-служащим, а рабам-повелевающим; и способ самый действенный не оскорбление, а сильный язык чувства. Он будет понятен и благодетелен. Он украсит высокую должность и сблизит враждующие партии. Язык оскорбления только вооружит их более одну против другой и вместо пользы произведет вред, ибо произведет обоюдное ожесточение. Светильник поэзии не должен быть зажигателем: он должен согревать, светить и оживлять. Говорю это всё для того, что сужу о твоей пиесе не так, как о произведении искусства, а как о произведении, долженствующем иметь нравственное влияние. Аминь.</text:p>
      <text:p text:style-name="P586">Возвращаю тебе твою пиесу с некоторыми замечаниями.</text:p>
      <text:p text:style-name="P636">Сначала несколько частных замечаний:</text:p>
      <text:p text:style-name="P494">После 1 и 2 стихов ждешь четвертого, а третий кажется вставкою; я поставил для примера свой стих:</text:p>
      <text:p text:style-name="P207">Удел ничтожества назначившей тебе.</text:p>
      <text:p text:style-name="P494">Седьмой стих представляет два смысла: <text:span text:style-name="T11">душой </text:span>можно отнести и к <text:span text:style-name="T11">рабу</text:span>, и к <text:span text:style-name="T11">свободе</text:span>; к тому ж слово <text:span text:style-name="T11">низкий</text:span> здесь не у места. Нельзя ли</text:p>
      <text:p text:style-name="P182">И в рабстве мыслию к свободе вознестись?</text:p>
      <text:p text:style-name="P469">Этот стих мог бы служить и переходом к следующему, где повторяется слово <text:span text:style-name="T11">мыслить.</text:span></text:p>
      <text:p text:style-name="P655">14) Стих не худо бы как-нибудь переменить: мне он не нравится.</text:p>
      <text:p text:style-name="P652">24) Ты <text:span text:style-name="T11">попадешься</text:span> в честь — надобно <text:span text:style-name="T11">попадешь</text:span> и в честь.</text:p>
      <text:p text:style-name="P469">31) <text:span text:style-name="T11">Смелою цепью </text:span>прекрасно; но писать цепью стихи, не знаю, есть ли тут верность в изображении?</text:p>
      <text:p text:style-name="P652">34) <text:span text:style-name="T11">Пустыя званья в лицах</text:span>. Этого я не понимаю.</text:p>
      <text:p text:style-name="P695">48) <text:span text:style-name="T11">Выводит к честям на позор</text:span> — нельзя сказать; да тут и <text:span text:style-name="T11">порок</text:span> и <text:span text:style-name="T11">разврат</text:span> не на месте; кажется <text:span text:style-name="T11">ничтожность</text:span> приличнее. Я поставил:</text:p>
      <text:p text:style-name="P778">Судьба ничтожность в честь выводит на позор.</text:p>
      <text:p text:style-name="P651">Но стих жесткий. Придумай сам.</text:p>
      <text:p text:style-name="P537">50) <text:span text:style-name="T11">Тот рабствует в пыли, который к рабству сроден </text:span>Не лучше ли:</text:p>
      <text:p text:style-name="P650">И тот (3) лишь (2) рабствует (1), кто только (2) к рабству (1) сроден.</text:p>
      <text:p text:style-name="P649">52) я предлагаю так переменить:</text:p>
      <text:p text:style-name="P206">Свое величие нам в ней поверил Бог</text:p>
      <text:p text:style-name="P586"><text:span text:style-name="T11">Собственности</text:span> нашей нам вверить нельзя.</text:p>
      <text:p text:style-name="P648">57) <text:span text:style-name="T11">Отверженец</text:span> — прекрасное слово.</text:p>
      <text:p text:style-name="P469">68) <text:span text:style-name="T11">И темный жребий свой благословляй стократ.</text:span> — Этот стих дурен, потому что выражает ложную мысль; он насмешка. Ему поэт-кондитор не поверит. Можно указать просто на тех, которые испорчены свободою или не умеют поддержать ее достоинства; но это еще не дает повода благословлять неволю. </text:p>
      <text:p text:style-name="P501">Здесь случай сказать о <text:span text:style-name="T11">величии несчастия</text:span>.</text:p>
      <text:p text:style-name="P469">84 и следующий очень темны; <text:span text:style-name="T11">видеть на лету</text:span> значит <text:span text:style-name="T11">видеть быстро</text:span>; ты хотел сказать не то.</text:p>
      <text:p text:style-name="P564">Стихи, которые особенно мне понравились, я заметил крестами.</text:p>
      <text:p text:style-name="P534">&lt;<text:span text:style-name="T11">Приписка А. И. Тургенева</text:span>&gt;:</text:p>
      <text:p text:style-name="P563">С сим согласен. А. Тургенев. 4-го сентября<text:span text:style-name="T16">8</text:span>.</text:p>
      <text:h text:style-name="Heading_20_1" text:outline-level="1"><text:soft-page-break/>410. </text:h>
      <text:p text:style-name="P418">Н. М. Лонгинову</text:p>
      <text:p text:style-name="P41"><text:span text:style-name="T11">3 сентября 1819 г. Павловск</text:span><text:span text:style-name="T6">*</text:span></text:p>
      <text:p text:style-name="P696">Посылаю Вам, почтеннейший Николай Михайлович, тот манускрипт, о котором я уже имел честь говорить с Вами, и повторяю просьбу мою о представлении его ее императорскому величеству<text:span text:style-name="T16">1</text:span>. Государыня, конечно, удостоит его милостивого внимания, когда узнает, что это есть труд человека несчастного: стесненный обстоятельствами и болезнью, давно лишившею его ног, он искал отрады в занятии, выучился в продолжение болезни по-английски и первый плод своего учения осмеливается поднести нашей милостивой императрице. Уверяю Вас, что только одно чувство благоговейной любви побудило его представить государыне труд свой: мысль, что оная обратит на него благосклонное внимание, была утешительна для больного. Но с этим чувством соединилась наконец и надежда, что, может быть, государыня, узнав о его положении, подаст ему спасительную руку помощи: такая мысль естественна всякому страдальцу <text:span text:style-name="T40">при ободрительном воспоминании о императрице Елизавете. Он весьма недо</text:span>статочен (не будучи, однако, совершенно бедным), небольшое его имущество принадлежит детям; чтобы получить некоторое облегчение от болезни, а может быть, и совершенное исцеление, ему бы надлежало попользоваться водами (или Карлсбадскими, или Теплицкими); но для этого надлежало бы пожертвовать частью собственности детей — отец не может решиться на такое пожертвование. Представьте об этом ее величеству. Если есть способ оказать здесь какоенибудь пособие, то она не отринет просьбы надеющегося на ее милость; если же нет способа, то всё не откажет она в утешительном участии. Во всяком случае он будет счастлив. Здесь прибавлю несколько слов от себя: я давно знаком с ним, он всегда заслуживал уважения по своей нравственности. Жестокая болезнь была добрым испытанием характера: расслабленный, сохранил он душевные силы; обремененный болезнью, он учил детей и сам продолжал учиться; но часто мысль, что он не может быть полезен своему семейству столько, сколько бы желал, что вместо того, чтобы служить ему подпорою, сам прежде времени должен требовать от него подпоры, такая мысль, естественно, повергает его в уныние и, вероятно, усиливает болезнь физическую. Несмотря, однако, на сии временные припадки горести, он сносит участь свою с терпением, достойным </text:p>
      <text:p text:style-name="P585">человека, а этою твердостью заслуживает и уважение тех, которые знают его. Не имею нужды убеждать Вас быть его ходатаем. Собственное Ваше чувство в этом случае будет самым убедительным оратором. Я забыл сказать Вам имя моего больного: Иван Иванович Козлов, коллежский советник, служил при министерстве финансов, в департаменте государственных имуществ.</text:p>
      <text:p text:style-name="P580">Примите уверение в совершенном почтении, с коим имею честь быть Вашим покорнейшим слугою</text:p>
      <text:p text:style-name="P359">Жуковский </text:p>
      <text:p text:style-name="P238">1819. Сентября 3. Павловск.</text:p>
      <text:h text:style-name="Heading_20_1" text:outline-level="1">411. </text:h>
      <text:p text:style-name="P374">Н. М. Лонгинову</text:p>
      <text:p text:style-name="P14"><text:span text:style-name="T11">24 сентября &lt;1819 г. Петербург&gt;</text:span><text:span text:style-name="T6">*</text:span></text:p>
      <text:p text:style-name="P697">Благодарю Вас, почтеннейший Николай Михайлович, за доставление перстня. Вы правы, <text:span text:style-name="T11">обидного</text:span> нет; но признаюсь, есть <text:span text:style-name="T11">огорчительное</text:span> в той мысли, которую государыне мне сообщить пришлось. Я в это дело совсем нечаянно помешался; у меня спросил Козлов, могу ли способствовать к подаче государыне его перевода: будучи знаком со всеми, я не мог и не должен был от этого отказаться. Но мысль посвящения<text:span text:style-name="T16">1</text:span> подана не мною. Естественно было также и то, чтобы схватиться за случай быть полезным человеку, имеющему нужду в помощи и обремененному тяжелыми обстоятельствами и болезнью. Я не ду<text:span text:style-name="T40">мал об изяществе его труда, но думал, что положение, в каком этот труд начат и кончен, давало ему большую цену. Вот всё! Может быть, ее величество вообра</text:span><text:span text:style-name="T43">ж</text:span>ает, что я <text:span text:style-name="T11">хотел быть покровителем</text:span> человека, не имеющего никакого особенного на это права, что я <text:span text:style-name="T11">сам на это вызвался</text:span> — если это так, то, признаться, мне это больно. Ее мнение на мой счет принадлежит к величайшим моим драгоценностям; я дорожу им собственно для себя; не для того, чтобы им хвастать или чтобы искать в нем какой-нибудь выгоды, я полагаю в нем некоторым образом нравственное достоинство. Здесь же вся беда в том, что я не мог отказать себе в возможности быть чем-нибудь полезным доброму человеку, потому более, что эта возможность <text:span text:style-name="T11">сама собою</text:span> мне представилась, а <text:span text:style-name="T11">не мною</text:span> была сыскана. Я бы желал, чтобы Вы это объяснили государыне. Простите. С совершенным почтением честь имею быть</text:p>
      <text:p text:style-name="P587">Вашим покорнейшим слугою</text:p>
      <text:p text:style-name="P521"><text:span text:style-name="T11">Жуковский </text:span><text:span text:style-name="T33">24 Сентября.</text:span></text:p>
      <text:h text:style-name="Heading_20_1" text:outline-level="1">412. </text:h>
      <text:p text:style-name="P375">А. А. Прокоповичу-Антонскому</text:p>
      <text:p text:style-name="P327">26 ноября 1819 г. &lt;Петербург&gt;</text:p>
      <text:p text:style-name="P469"><text:soft-page-break/>Здоровы ли Вы, почтеннейший Антон Антонович? Давно Вы не имеете от меня вести ни прозаической, ни стихотворной. Прозаическая одна и та же: люблю и почитаю Вас по-старому. Стихотворная могла бы быть разнообразнее, но Муза моя очень стала скупа на стихи; кое-что она прошептала мне в последнее время, но новый свет, в который попал я, закружил ей несколько голову. Я стараюсь унять ее, и, может быть, это мне удастся. Хотя и не имею и не хочу никогда иметь титула придворного, но близость двора опасна и для поэта: с непривычки угарно. Итак, сколько можете, извините меня пред собою. Буду стараться оправдать себя на деле.</text:p>
      <text:p text:style-name="P698">Нынче ноябрь, и я бы должен доставить Вам за следующий год проценты по моему векселю, но мне бы хотелось заплатить этот долг: хотя быть должным Вам не тяжело, но всё долг<text:span text:style-name="T16">1</text:span>. Я писал к Александру Михайловичу Офросимову<text:span text:style-name="T16">2</text:span> и просил его сделать на этот счет некоторые распоряжения. Он Вас уведомит о том, что я бы желал по этому обстоятельству сделать. А теперь хочу Вас обеспокоить своею просьбою в надежде, что Вы примете ее благосклонно. Знакомец мой, Василий Иванович Кондырев<text:span text:style-name="T16">3</text:span>, в 1814, 15, 16 и 17 годах слушал университетские лекции, но не взял аттестата; он теперь находится здесь, в службе. Аттестат необходимо для него нужен. Прошу Вас оказать ему и мне важное одолжение и дать этот аттестат; об нем будет Вас просить Николай Михайлович Офросимов<text:span text:style-name="T16">4</text:span>, и от него Вы об нем узнаете подробнее. Я же прошу Вас и от своего <text:span text:style-name="T40">имени, и от имени Александра Ивановича Тургенева</text:span><text:span text:style-name="T55">5</text:span><text:span text:style-name="T40">. Кажется, здесь не может быть никакого затруднения; для службы же такой аттестат есть первая необхо</text:span>димость. О Василье Ивановиче Кондыреве можете спросить у Алексея Федоровича Мерзлякова<text:span text:style-name="T16">6</text:span>; он его знает и будет Вам за него свидетелем.</text:p>
      <text:p text:style-name="P469">Прошу Вас порадовать меня несколькими строчками: хочу видеть в них, что Вы меня помните и сберегли мне свою прежнюю драгоценную благосклон-</text:p>
      <text:p text:style-name="P507">ность. Я же не переменюсь в моей искренней к Вам привязанности<text:span text:style-name="T16">7</text:span>, с которою навсегда честь имею быть Вашим покорнейшим слугою</text:p>
      <text:p text:style-name="P337">Жуковский </text:p>
      <text:p text:style-name="P144">Мой адрес: в <text:span text:style-name="T84">Аничковском</text:span> дворце, отдать швейцару для доставления.</text:p>
      <text:p text:style-name="P145"/>
      <text:h text:style-name="Heading_20_1" text:outline-level="1">413. </text:h>
      <text:p text:style-name="P386">Великой княгине Александре Федоровне</text:p>
      <text:p text:style-name="P30"><text:span text:style-name="T11">9 декабря 1819 г. Петербург</text:span><text:span text:style-name="T6">*</text:span></text:p>
      <text:p text:style-name="P469">От всего сердца благодарю Ваше Императорское Высочество за милостивое обо мне воспоминание. Я всё болею и досадую на эту болезнь, которая мешает мне иметь счастье видеть Ваше Высочество. Я вчера слышал от Крейтона<text:span text:style-name="T16">1</text:span> о болезни Великого Князя и о том, что ему теперь лучше. Дай Бог, чтобы Ваше Высочество были совершенно спокойны насчет нашего милого ангела.</text:p>
      <text:p text:style-name="P482">Я должен благодарить свою болезнь за то, что она мне доставила счастье получить письмо от Вашего Императорского Высочества, и с важностью учителя скажу Вашему Высочеству, что ошибок весьма немного<text:span text:style-name="T16">2</text:span>. Это меня порадовало. Завтра надеюсь иметь честь прочитать его вместе с Вами; а нынче ввечеру буду воображением на гатчинских горах и в утешение свое пропою раза три унылым голосом: «Ni jamais, ni tojours»<text:span text:style-name="T16">3</text:span>.</text:p>
      <text:p text:style-name="P636">С глубочайшим высокопочитанием честь имею быть</text:p>
      <text:p text:style-name="P158">Вашего Императорского Высочества </text:p>
      <text:p text:style-name="P158">всепокорнейшим слугою</text:p>
      <text:p text:style-name="P332">В. Жуковский </text:p>
      <text:p text:style-name="P262">Декабря 9. 1819, вторник.</text:p>
      <text:h text:style-name="Heading_20_1" text:outline-level="1">414. </text:h>
      <text:p text:style-name="P402">А. П. Елагиной</text:p>
      <text:p text:style-name="P299">&lt;1—15 декабря 1819 г. Петербург&gt;</text:p>
      <text:p text:style-name="P469">Милая Дуняша, я писал к Вам из Павловска<text:span text:style-name="T16">1</text:span>, писал такое письмо, на которое должен бы был получить ответ, и послал еще такие стихи, которые бы должны были заставить Вас отвечать мне — но ответа не было. Что с Вами сделалось! </text:p>
      <text:p text:style-name="P550"><text:span text:style-name="T40">Браниться за молчание мне неприлично! А еще менее прилично изъяснять его в дурную сторону </text:span><text:span text:style-name="T53">— </text:span><text:span text:style-name="T40">стоит прочесть прежние Ваши письма, чтобы знать, что </text:span>Вы и вперед ко мне писать будете! Но получать Ваши письма весело; Вам мои также — отчего же мы не пишем друг другу! Вот Вам дополнение к моему павловскому письму: Петербург не Павловск! всё, что <text:span text:style-name="T11">было</text:span> там (т. е. в Павловске), переменилось <text:span text:style-name="T11">здесь</text:span>! Прочитайте мои стихи к <text:span text:style-name="T11">Минувшему</text:span>, и всё тут. Бежавшее <text:span text:style-name="T11">Прошедшее</text:span> и настоящая рассеянная жизнь оглушили мою Музу: но она малопомалу начинает приходить в себя. Правда, прежде она <text:span text:style-name="T11">жила</text:span> сама собою, без усилия, а теперь, чтобы жить, должна себя расталкивать и кричать себе: <text:span text:style-name="T11">дóлжно</text:span> жить! Очнись, погоди ж!</text:p>
      <text:p text:style-name="P469">Скоро пришлю Вам всё, что ею намарано. Теперь пока хочу поосвежить Вас студеною прозою. И вот в чем моя проза. Требую от Вас одолжения. Вы вспрыгнете, я это знаю! но погодите прыгать, может быть, Вам придется сказать: нельзя! не душа лжет, а мошна лжет!<text:span text:style-name="T16">2</text:span> Как бы это ни было, вот в чем моя просьба: Ваш поэт в долгу! и это теребит крепко его душу и холодит воздух повести. Чтоб всё привести в порядок, надобно расплатиться, иначе час от часу будешь <text:soft-page-break/>запутываться и наконец попадешь в такие тенеты, что из них не вырвешься. Вот что я вздумал: хочу оставить только те из 6000, которые Вы мне должны. Остальными деньгами заплатите долг. Можете ли Вы мне сделать большую услугу? Взять с Полонских вексель на свое имя<text:span text:style-name="T16">3</text:span>, а мне заплатить две тысячи, которые Вы мне должны. Это будет важным одолжением: я вексель их к Вам не посылал, по той ясной причине, что его Вы мне не присылали; можете взять с них вексель, а деньги (если только не обремените себя найти их для заплаты мне) передайте Александру Михайловичу<text:span text:style-name="T16">4</text:span>. Он одну тысячу заплатит Антонскому<text:span text:style-name="T16">5</text:span>, а другую Авдотье Степановне<text:span text:style-name="T16">5</text:span> за Марию Николаевну<text:span text:style-name="T16">7</text:span>, которой долг я взял на себя. Таким образом, руки у меня будут развязаны: Ваши же проценты 600 рублей, Вы знаете, употребятся на Павла<text:span text:style-name="T16">8</text:span>. Но чтобы иметь всегда верную возможность исполнить эту обязанность, надобно не иметь долгу.</text:p>
      <text:p text:style-name="P699">В таком только случае можно отвечать за себя. Милая, постарайтесь меня одолжить, но требую, чтобы это было без всякого Вам отягощения. Может быть, Антонский захочет перевести мой вексель на Вас; Авдотье Степановне только в таком случае Полонского вексель может быть Вам заменою. Пускай он напишет на Ваше имя — а я буду совершенно обеззабочен, имея свои деньги на Вас одних и не имея нужды ни с кем переписываться. Прошу Вас на этот счет снестись с Александром Михайловичем. Причина тому, что хочется <text:span text:style-name="T11">передачи</text:span> этих векселей, есть та, что я вечно от необходимости переписываться пропускаю время, следственно, нет никакого порядку, и это только заводит меня в новый долг — чем же это всё кончится? Полонский подле Вас, и Вам легко будет с ним сноситься. Уведомьте меня поскорее. Срок Вашего векселя в феврале: но я желал бы, чтобы Вы всегда присылали мне в начале <text:span text:style-name="T40">года проценты </text:span><text:span text:style-name="T53">— </text:span><text:span text:style-name="T40">ибо в это время надобно мне заплатить за пенсион </text:span><text:span text:style-name="T53">— </text:span><text:span text:style-name="T40">к тому же легче помнить </text:span><text:span text:style-name="T53">1 </text:span><text:span text:style-name="T40">число января, нежели всякое другое. Это будет подарком </text:span>на Новый год.</text:p>
      <text:p text:style-name="P469">Напишите же ко мне, о себе и своих. Что Саша? Правда ли, что она была больна! Вы и от нее обещали мне письмо! А Анета? И слух простыл. Она меня бросила. Мое неписанье от лени! А она писать любит — и не пишет с самого </text:p>
      <text:p text:style-name="P501">отъезда в Крым! Отчего это?</text:p>
      <text:p text:style-name="P474">Письмо долго у меня пролежало; ему надобно было ехать с Вадковским, который всё еще не поехал. Между тем я успел получить Ваше письмо, которое совсем меня не порадовало: Вы были больны, милая Дуняша, и теперь еще не совсем хорошо, и письмо Ваше грустно. Надеюсь, что это всё пройдет. А я буду к Вам через несколько времени отвечать подробно насчет детей — у меня есть в голове мысль, но не знаю, подходит ли Вам. Прежде надобно узнать обстоятельства. Поэзия кое-что вараксает, и скоро Вам пришлю свои вараксанья; до сих пор она была прозою мне, ибо в жизни очень много прозы.</text:p>
      <text:h text:style-name="Heading_20_1" text:outline-level="1">415. </text:h>
      <text:p text:style-name="P387">В. Н. Олину</text:p>
      <text:p text:style-name="P308">&lt;Около 19 декабря 1819 г. Петербург&gt;</text:p>
      <text:p text:style-name="P474">Искренно благодарю Вас за Ваш приятный подарок именно для меня. Я не премину скоро прочесть журнал<text:span text:style-name="T16">1</text:span> &lt;<text:span text:style-name="T11">3 нрзб</text:span>.&gt;, так и потому, что делаете мне честь Вашего знакомства, сердечно рад буду его приобрести. Я бы желал на следующей неделе или во вторник, или в четверг поутру иметь честь Вас видеть у себя. Вернее же будет в четверг. В отличном уважении, в моем совершенном почтении…</text:p>
      <text:h text:style-name="Heading_20_1" text:outline-level="1">416. </text:h>
      <text:p text:style-name="P379">А. А. Прокоповичу-Антонскому</text:p>
      <text:p text:style-name="P326">26 декабря 1819 г. &lt;Петербург&gt;</text:p>
      <text:p text:style-name="P469">Я получил Ваше любезное письмо, почтеннейший Антон Антонович<text:span text:style-name="T16">1</text:span>. Благодарю Вас за ваши пени насчет моего стихотворства; я и ленился, и был рассеян своим новым образом жизни. Однако не расстался со своею Музою и понемногу пишу. Было бы великое для меня несчастье, если бы Муза моя, ближняя мне родня, меня покинула; я бы жестоко осиротел.</text:p>
      <text:p text:style-name="P699">Благодарю Вас за желание оказать добро моему Кондыреву; я просил Вас не о том, что не соответствует постановлению, но о том, что можно делать, согласуясь с ним. Я уверен совершенно, что Вы по дружбе Вашей ко мне сделаете то, что зависит от Вашей воли; свидетельство, данное от университета, кажется, может пойти в случае нужды и за аттестат; надобно только, чтоб оно было бла<text:span text:style-name="T40">гоприятно, а Кондырев слушал свои лекции усердно и постоянно, и ему по со</text:span>вести можно дать такое свидетельство<text:span text:style-name="T55">2</text:span><text:span text:style-name="T40">.</text:span></text:p>
      <text:p text:style-name="P699">Прошу Вас удостоить меня ответа. Я просил Александра Михайловича Офросимова переговорить с Вами насчет моего долга<text:span text:style-name="T16">3</text:span>. От этого не пишу ничего об этом деле.</text:p>
      <text:p text:style-name="P471">С истинным почтением по-старинному честь имею быть Вашим покорнейшим слугою</text:p>
      <text:p text:style-name="P339">Жуковский</text:p>
      <text:p text:style-name="P205">Декабря 26. 1819.</text:p>
      <text:h text:style-name="Heading_20_1" text:outline-level="1"><text:soft-page-break/>417. </text:h>
      <text:p text:style-name="P384">А. Н. Арбеневой</text:p>
      <text:p text:style-name="P40"><text:span text:style-name="T11">26 декабря 1819 г. &lt;Петербург&gt;</text:span><text:span text:style-name="T6">*</text:span></text:p>
      <text:p text:style-name="P469">Милая Авдотья Николаевна, я не отвечал Вам тотчас потому, что надобно было справиться. Между тем получил и другое письмецо Ваше, из которого вижу, что Вы уже не беспокоитесь тем, что Вас прежде испугало: ответ на сделанный Вами запрос очень легок; причины того, что Петр Иосафович не явился, те же, для которых он отпущен бессрочно<text:span text:style-name="T16">1</text:span>: стоит их означить в своем ответе. </text:p>
      <text:p text:style-name="P647">Что же касается до моего хлопотания по его просьбе, то, как бы ни было для меня счастьем в чем-нибудь сделаться ему полезным, но в этом случае не могу ничего<text:span text:style-name="T16">2</text:span>. Прошу Вас, однако, меня уведомить тогда, когда Вы принесете свое объяснение; и уведомьте подробнее, на чье имя оно пошлется, когда, и не худо было бы принесть копию. Адресуйте теперь письма на имя Константина Яковлевича Булгакова для доставления мне. Если что можно будет придумать для Вас, то я воспользуюсь всем. Только дело само за себя говорит, и кажется, что всё зависит здесь от воли самого государя. Если бы, однако, князь Александр Николаевич Голицын взялся за него, то, может быть, и было бы удачно. Петр Иосафович знаком с ним — пускай к нему напишет. Он всегда готов на добро и здесь, верно, не откажется быть полезным.</text:p>
      <text:p text:style-name="P471">Простите. Обнимите за меня детей. Я через три дня еду в Дерпт, где пробуду недели три.</text:p>
      <text:p text:style-name="P339">Ваш Жуковский.</text:p>
      <text:p text:style-name="P204">1819. 26 декабря.</text:p>
      <text:p text:style-name="P469">Посылаю Вам записку, которую получил Тургенев на счет Ваш из Придворной конторы. Пришлите мне письмо к Александру Львовичу<text:span text:style-name="T16">2</text:span>. Я сам его повезу. Может быть, он что-нибудь сделает. Но я не прежде возвращусь из Дерпта как 20 генваря<text:span text:style-name="T16">3</text:span>.</text:p>
      <text:h text:style-name="Heading_20_1" text:outline-level="1"><text:span text:style-name="T40">41</text:span><text:span text:style-name="T44">8</text:span><text:span text:style-name="T40">. </text:span></text:h>
      <text:h text:style-name="P789" text:outline-level="5">К. Я. Булгакову</text:h>
      <text:p text:style-name="P39"><text:span text:style-name="T11">&lt;29—30 декабря 1819 г. Петербург&gt;</text:span><text:span text:style-name="T6">*</text:span></text:p>
      <text:p text:style-name="P492">Я с тобою не простился — право, было некогда. Обнимаю заочно и поздравляю с новым годом. Вот просьба: письма и деньги, которые могут быть присланы на мое имя, возьми под свой присмотр; а впрочем, я по гроб твой богомолец <text:span text:style-name="T11">Жуковский</text:span></text:p>
      <text:h text:style-name="Heading_20_1" text:outline-level="1">419. </text:h>
      <text:p text:style-name="P417">К. Я. Булгакову</text:p>
      <text:p text:style-name="P39"><text:span text:style-name="T11">&lt;Вторая половина 1819 г. Петербург&gt;</text:span><text:span text:style-name="T6">*</text:span></text:p>
      <text:p text:style-name="P469">Прошу тебя, любезнейший Константин, принять это письмо и, несмотря ни на какие почтамтские законы, отправить; оно чрезвычайно нужное и не терпит никакого задержания. Меня просит об этом Наталья Федотовна Плещеева<text:span text:style-name="T16">1</text:span>, которая в большом страхе, что письмо ее не поспеет на почту. Я успокаиваю ее, сколько могу, и уверяю, что ты, истинный рыцарь, не откажешь любезной даме в услуге и даже велишь воротить почту, если она уже отправлена. Итак, будь здоров, голубчик, а я всё-таки твой</text:p>
      <text:p text:style-name="P348">Жуковский</text:p>
      <text:p text:style-name="Contents_20_Heading">1820</text:p>
      <text:h text:style-name="Heading_20_1" text:outline-level="1">420. </text:h>
      <text:p text:style-name="P416">А. П. Елагиной</text:p>
      <text:p text:style-name="P325">25 января — 3 февраля &lt;1820 г. Петербург&gt;</text:p>
      <text:p text:style-name="P469">Милая душа Дуняша, виват! Приезжаю из Дерпта, и первая встреча — письмо от Вас и в нем новорожденная! Благослови Бог ее при входе в жизнь и Вас на долгое с нею товарищество! с нею и со всеми нашими милыми. Эта гостья обрадовала мне душу. Как жаль, что мы ее встретили розно и что я уже двух самых мне близких из Вашей семьи не знаю в лицо<text:span text:style-name="T16">2</text:span>. Я от всех оторванный кусок и живу так, что душа холодеет. Бедная моя поэзия! Был в Дерпте как во </text:p>
      <text:p text:style-name="P501">сне! Там тихо, но у всех у нас одна болезнь — разлука! Чем от нее вылечить?</text:p>
      <text:p text:style-name="P700">Чтобы дать Вам понятие о себе, пришлю к Вам скоро список всего, что я в последнее время написал. Хорошего мало. Этот список для Вас и для Анеты, которая давно меня наказывает самым жестоким молчанием. Точно жестоким, <text:span text:style-name="T40">потому </text:span><text:soft-page-break/><text:span text:style-name="T40">что оно произвольное. Ей так легко писать письма. Она, верно, на меня сердится; может быть, еще сбирается и разлюбить меня. Но последнему я не верю, </text:span>хотя бы то и от нее самой услышал. Я сбираюсь к ней писать и ее допрашивать. Приготовьте ее к допросу. Теперь поговорим о делах. Целую Ваши ручки за то, что Вы согласились на мои предложения<text:span text:style-name="T16">3</text:span>. Но я не знаю, согласится ли Антонский на то, чтобы мой долг перевести на Вас<text:span text:style-name="T16">4</text:span>. Тогда как? Что же касается до Авдотьи Степановны, то у нас есть вексель, данный ей Марьей Николаевной<text:span text:style-name="T16">5</text:span> в 1000 или в 1500. Если Вы переведете на себя долг Антонского, то дайте Авдотье Степановне вексель в 1000, а остальные 500 я уже постараюсь заплатить от себя нынешний год. Вексель же Марьи Николаевны возьмите у нее. Таким образом, мы будем квиты. Попросите Алексея Андреевича меня об этом уведомить, а его в задаток обнимите вместе с детьми. Простите, душа. Если Саша у Вас, поцелуйте ее<text:span text:style-name="T16">6</text:span>.</text:p>
      <text:p text:style-name="P339">Ж.</text:p>
      <text:p text:style-name="P187">25 января.</text:p>
      <text:p text:style-name="P267">3 февраля </text:p>
      <text:p text:style-name="P153">Сейчас получил 600 рублей. Благодарю и обнимаю<text:span text:style-name="T16">7</text:span>.</text:p>
      <text:h text:style-name="Heading_20_1" text:outline-level="1">421. </text:h>
      <text:p text:style-name="P373">Н. И. Гречу</text:p>
      <text:p text:style-name="P299">&lt;Начало апреля 1820 г. Петербург&gt;</text:p>
      <text:p text:style-name="P469">Вы думаете, любезный Николай Иванович, что дело<text:span text:style-name="T16">1</text:span> кончено — нет, не кончено. Посылаю Вам статью, подписанную Барникелем<text:span text:style-name="T16">2</text:span>; посылаю и их обоих расписку в том, что они уже ссориться не будут<text:span text:style-name="T16">3</text:span>. Но для меня дело не кончено, и Вас прошу его доделать так, как мне этого хочется. В то время, когда я писал <text:span text:style-name="T11">мировую</text:span>, Ляхов прочитал мою записку, ту, которую я предлагал прежде той, которую подписал Барникель. Я ее читал ему при Вас; но он выбрал старую, в которой всё сказано <text:span text:style-name="T11">вообще</text:span>, и не так подробно, как в моей. Прочитав ее, он сказал: <text:span text:style-name="T11">эта была бы лучше</text:span>!<text:span text:style-name="T11"> Здесь всё ясно</text:span> — для чего же Вы не выбрали сами! — ведь Вам было читано!</text:p>
      <text:p text:style-name="P701">Бедняк замолчал, но так вздохнул, что двери задрожали. Потом они, подписав свое условие, вместе с Барникелем ушли. Признаюсь, этот вздох остался у меня на душе и вечно останется, если не поправлю дела вовремя. Он же не дал мне и заснуть. И я написал новую статью. Я слил три статьи в одну: ту, которую написал Барникель, ту, которую написал П&lt;авел&gt; М&lt;аксимович&gt;<text:span text:style-name="T16">4</text:span>, и мою собственную<text:span text:style-name="T16">5</text:span>. В ней всё ясно, и, право, Барникель не потеряет, а может быть, еще и выиграет, если ее подпишет. Он представлен в ней только виновником от несчастья; но в заключение статьи он представлен и добрым за то — что для него важнейшее — он отдает <text:span text:style-name="T11">всё принадлежащее справедливости</text:span>, ибо ясно <text:span text:style-name="T40">и без двусмыслия снимает с Ляхова всё, что </text:span><text:span text:style-name="T48">не должно</text:span><text:span text:style-name="T40"> на нем оставаться. Если он виноват, то уже и потерял довольно. Сверх же ясное объяснение, </text:span><text:span text:style-name="T48">почему</text:span><text:span text:style-name="T40"> Бар</text:span>никель рассказал не то, что есть в самом деле, необходимо и для тех, которые за него ходатайствовали.</text:p>
      <text:p text:style-name="P469">Итак, вот о чем прошу Вас, любезный Николай Иванович, и сочту за великое мне одолжение, если Вы сделаете то, чего мне хочется. Здесь точно действую по собственному желанию; никто не просил меня; это нужно единственно для того, чтобы я был совершенно спокоен насчет этого дела. Вот о чем прошу: призовите Барникеля, переведите эту статью ему, пускай даст он ее под Ваш словесный перевод переписать по-немецки; потом заставьте его ее переписать! Когда же придет к Вам Ляхов, то дайте ему на выбор, которую из двух статей он напечатать желает. Потом уже прошу Вас, если он (как я думаю) выберет новую статью, показать ее Павлу Максимовичу. Надеюсь, что он прекословить не станет; он уже соглашался вставить то, что я написал; я же вставил написанное им с небольшими поправками. Здесь же никто кроме меня не действует: и я прошу его согласиться из дружбы ко мне. Право, мне нужно быть насчет этого дела в полном ладу с самим собою, ибо это одно и может быть нужно на свете. Пускай Ляхов и согласился — да внутреннее мое чувство не соглашается. А с ним спорить нечего. Итак, прошу Вас быть в этом случае моим посредником. Вам преданный</text:p>
      <text:p text:style-name="P347">Жуковский</text:p>
      <text:p text:style-name="P474">Вчерашний день я был без обеда и боролся с расстроенным геморроем. Довольно прав на уступку с вашей стороны.</text:p>
      <text:h text:style-name="Heading_20_1" text:outline-level="1">422. </text:h>
      <text:p text:style-name="P382">А. И. Тургеневу</text:p>
      <text:p text:style-name="P301">&lt;Май (до 13) 1820 г. Петербург&gt;</text:p>
      <text:p text:style-name="P471">Я был вчера у Клингера<text:span text:style-name="T16">1</text:span> и сказывал ему, что ты на сих днях к нему будешь с графом Капо д’Истрия. Нельзя ли это сделать поскорее? Он 15 едет в Павловск. Если решится граф купить библиотеку, то надобно, чтобы он решился теперь; ибо Клингер скоро должен переезжать в свой дом, и он боится, как огня, перевозу и уставления по полкам своих книг. Этот труд для него, точно, не безделица. А библиотеку я видел. Выбор прекраснейший; все книги сохранны и много очень хороших изданий. Мне кажется, что купить разом такую библиотеку есть находка (за ту цену, которую он просит). Постарайся это уладить поскорее. Это будет точно услуга старику.</text:p>
      <text:p text:style-name="P339">Ж.</text:p>
      <text:p text:style-name="P608">Лучше всего застать его от 6-ти до 8-ми после обеда.</text:p>
      <text:h text:style-name="Heading_20_1" text:outline-level="1"><text:soft-page-break/>42<text:span text:style-name="T88">3</text:span>.</text:h>
      <text:h text:style-name="P126" text:outline-level="1">И. И. Козлову</text:h>
      <text:p text:style-name="P330">&lt;Май (до 13) 1820 г. Петербург&gt;</text:p>
      <text:p text:style-name="P493">Mon cher, je pars dans le moment; je Vous embrasse. Je n’ai rien entendu du mariage de la Princesse Souvoroff<text:span text:style-name="T16">1</text:span>. Adieu. Mes respects à Mme Kozloff et bien des baisers à Vos enfants.</text:p>
      <text:p text:style-name="P281">Перевод:</text:p>
      <text:p text:style-name="P254">Мой дорогой, я сию минуту уезжаю и обнимаю Вас. Я ничего не слышал о свадьбе княжны Суворовой. Прощайте. Мое почтение госпоже Козловой и много поцелуев вашим детям.</text:p>
      <text:h text:style-name="Heading_20_1" text:outline-level="1">424. </text:h>
      <text:p text:style-name="P384">Н. М. Лонгинову</text:p>
      <text:p text:style-name="P38"><text:span text:style-name="T11">13 мая &lt;1820 г.&gt; Павловск</text:span><text:span text:style-name="T6">*</text:span></text:p>
      <text:p text:style-name="P601">Милостивый государь Николай Михайлович!</text:p>
      <text:p text:style-name="P480">Прошу Вас покорнейше взять на себя труд написать мне или велеть написать несколько слов о том, что последовало на просьбу<text:span text:style-name="T16">1</text:span> <text:span text:style-name="T11">Бока</text:span><text:span text:style-name="T16">2</text:span>. Я бы желал ответить ему с точностью, а признаюсь, не совсем помню то, что Вы мне сказали. Вы меня очень обяжете, если уведомите; он ко мне пишет и требует ответа.</text:p>
      <text:p text:style-name="P642">Примите уверения в истинном почтении, с коим честь имею быть</text:p>
      <text:p text:style-name="P641">Вашего превосходительства покорнейшим слугою</text:p>
      <text:p text:style-name="P336">Жуковский </text:p>
      <text:p text:style-name="P265">13 мая. Павловск.</text:p>
      <text:h text:style-name="Heading_20_1" text:outline-level="1">425. </text:h>
      <text:p text:style-name="P413">&lt;А. В. Кочубею?&gt;</text:p>
      <text:p text:style-name="P322">15 мая 1820 г. &lt;Павловск&gt;</text:p>
      <text:p text:style-name="P600">Милостивый государь Александр Васильевич!</text:p>
      <text:p text:style-name="P702">Пользуясь Вашим благосклонным ко мне расположением и честь имею представить Вам самого Тимофея Ивановича Ляхова, о коем я просил Вас и которому Вам угодно было обещать свое покровительство. Я бы непременно сам лично приехал повторить Вам свою просьбу, когда бы хлопоты отъезда не отняли у меня времени; по возвращении из Павловска буду иметь честь явиться к Вам с своею благодарностью, которую изъявляю здесь заранее, прося Вас ве<text:span text:style-name="T40">рить тому почтению и той совершенной преданности, с коими честь имею быть, милостивый государь,</text:span></text:p>
      <text:p text:style-name="P702">Вашим покорнейшим слугою</text:p>
      <text:p text:style-name="P333">Василий Жуковский </text:p>
      <text:p text:style-name="P263">Мая 15, 1820.</text:p>
      <text:p text:style-name="P474">P. S. Я не счел за нужное повторять в письме моем то, о чем я уже имел честь Вам говорить. Ляхов налицо, и он сам объяснит Вам всё то, что до него касается.</text:p>
      <text:h text:style-name="Heading_20_1" text:outline-level="1">426. </text:h>
      <text:p text:style-name="P415">В. И. Панаеву</text:p>
      <text:p text:style-name="P324">24 мая 1820 г. &lt;Павловск&gt;</text:p>
      <text:p text:style-name="P469">Приношу Вам чувствительнейшую благодарность, почтеннейший Владимир Иванович, за Ваш приятный подарок. Сейчас получив его, не мог успеть им воспользоваться, т. е., говоря прямо, еще не прочитал всей Вашей книжки. Но сколько прочитал, тем весьма доволен, и могу сказать, что Ваши Идиллии, писанные тем слогом, который приличен сему роду стихотворений, без всякого сравнения, лучшие на языке нашем. Ваше появление в собрании депутатов Аполлоновых счастливо; продолжайте ораторствовать на кафедре сего бога; слушатели должны будут кричать Вам браво!</text:p>
      <text:p text:style-name="P624">С совершенным к Вам почтением честь имею быть</text:p>
      <text:p text:style-name="P646">Вашим покорнейшим слугою и усердным роднею по отцу Фебу</text:p>
      <text:p text:style-name="P339">Жуковский</text:p>
      <text:p text:style-name="P203">24 мая.</text:p>
      <text:h text:style-name="Heading_20_1" text:outline-level="1"><text:soft-page-break/>427. </text:h>
      <text:p text:style-name="P415">Н. И. Гнедичу</text:p>
      <text:p text:style-name="P323">&lt;Около 8 июня 1820 г. Павловск&gt;</text:p>
      <text:p text:style-name="P469">Плетнёв<text:span text:style-name="T16">1</text:span> просил меня доставить тебе «Иоанну» для прочтения в Обществе соревнователей<text:span text:style-name="T16">2</text:span> по желанию г&lt;оспод&gt; членов. Очень рад этому, ибо твое чтение даст об ней хорошее понятие<text:span text:style-name="T16">3</text:span>. Только прошу тебя немедленно возвратить манускрипт и ничего не давать из оного для напечатания<text:span text:style-name="T16">4</text:span>. На это согласиться не могу.</text:p>
      <text:p text:style-name="P469"/>
      <text:h text:style-name="Heading_20_1" text:outline-level="1">428. </text:h>
      <text:p text:style-name="P414">Неустановленному лицу</text:p>
      <text:p text:style-name="P37"><text:span text:style-name="T11">&lt;Начало июня 1820 г. Петербург&gt;</text:span><text:span text:style-name="T6">*</text:span></text:p>
      <text:p text:style-name="P703">Я всё хотел сам побывать у Вас, и всё не удается. Теперь еду в Павловск и решил к Вам писать. Вот в чем дело. Желаю знать Ваши мысли насчет В&lt;асилия&gt; <text:span text:style-name="T40">И&lt;вановича&gt; К&lt;ондырева&gt;. Он думает, что какая-нибудь ему неизвестная при</text:span>чина лишила его Вашей благосклонности, которой до сих пор он пользовался; заставляет его так думать то, что он имел Ваше обещание быть употребленным Вами лично и быть помещенным при Вас; теперь уже должен отказаться от этой приятной для него надежды, ибо другой, а не он, едет с Вами. Если так, то прошу Вас покорнейше на этот счет со мною объясниться. Ему надобно будет переменить службу, и я имею для него в виду место. Та служба, в которой он теперь находится, сама по себе мало выгодная, могла быть для него лестна и драгоценна только по Вас, по Вашей к нему благосклонности, по Вашему к нему уважению — не имея их, он не может и не должен в ней оставаться. Весьма желаю, чтобы его страхи были напрасны, ибо весьма желаю, чтобы он имел в Вас покровителя, и думаю, что он, по своему благородному характеру, стоит покровительства Вашего и уважения. Во всяком случае, прошу Вас покорнейше одолжить меня объяснением, ибо я стал бы стараться о доставлении ему того места, которое в виду имею, но более всего желал бы не иметь труда хлопотать об этом, ибо знаю цену Вашего к нему благорасположения и весьма был бы рад, когда бы </text:p>
      <text:p text:style-name="P500">оно ему сохранилось.</text:p>
      <text:h text:style-name="Heading_20_1" text:outline-level="1">429. </text:h>
      <text:p text:style-name="P387">Н. И. Гнедичу</text:p>
      <text:p text:style-name="P308">&lt;Начало июня 1820 г. Павловск&gt;</text:p>
      <text:p text:style-name="P469">Любезнейший друг, я к тебе с важною просьбою; старанием ее исполнить докажешь мне дружбу свою и чрезвычайно меня обяжешь. Податель сего письма, Василий Иванович Кондырев<text:span text:style-name="T16">1</text:span>, есть тот самый, о котором я тебе уже говорил и которого я бы желал поместить на место Загоскина<text:span text:style-name="T16">2</text:span>. Помоги мне в этом случае; его помещение лежит на душе моей. Вверившись мне и обещанию некоторого из здешних высокосильных вельмож (которые богаты обещаниями и весьма бедны исполнениями)<text:span text:style-name="T16">3</text:span>, он приехал из Москвы, в которой оставил круг родных и беспечный образ жизни — и здесь теперь попал на мель. Служба, которую он занимает, весьма незавидна, она могла быть выгодна только потому, что главный начальник обещал его к себе приблизить, этого не случилось. Надобно непременно оставить эту службу. Обо всём он объяснится с тобою лично. Я же с своей стороны думаю, что для него, как благородного весьма человека, приличнее службы нельзя выбрать, как при библиотеке (и именно место Загоскина, по части русской). Товарищество с тобою, с Крыловым<text:span text:style-name="T16">4</text:span> и некоторыми другими есть уже выгода; а начальник такой добрый, благородный и заботливый, каков наш Алексей Николаевич<text:span text:style-name="T16">5</text:span>, есть драгоценность. Итак, если можно, постарайся сделать, чтобы сказать Кондыреву: наш сей Исакий. Уведомь меня; я поручаю это дело как мое собственное твоей ко мне дружбе.</text:p>
      <text:p text:style-name="P704"><text:span text:style-name="T40">Получил ли ты «Иоанну»?</text:span><text:span text:style-name="T55">6</text:span><text:span text:style-name="T40"> Опять повторю: не печатать ничего! Я нам</text:span><text:span text:style-name="T45">е</text:span><text:span text:style-name="T40">рен непременно сделать так, чтобы тебе ее прочитать здесь в Павловске; я ее </text:span>к концу июня кончу<text:span text:style-name="T16">7</text:span>. Надобно будет переписать и прочитать вместе.</text:p>
      <text:p text:style-name="P471">Обнимаю тебя. Приложенное письмо о том же предмете доставь Алексею Николаевичу. Твой навсегда</text:p>
      <text:p text:style-name="P334">Жуковский </text:p>
      <text:p text:style-name="P156">Уведомь меня о чтении «Иоанны». Вместо Марго читай <text:span text:style-name="T11">Алина</text:span><text:span text:style-name="T16">8</text:span>.</text:p>
      <text:h text:style-name="Heading_20_1" text:outline-level="1">430. </text:h>
      <text:p text:style-name="P393">А. Н. Голицыну</text:p>
      <text:p text:style-name="P316">22 &lt;июня&gt; 1820 г. Павловск</text:p>
      <text:p text:style-name="P611"><text:span text:style-name="T33">Павловск 1820, Мая 22 </text:span>Милостивый государь!</text:p>
      <text:p text:style-name="P469">С крайним прискорбием уведомился я, что напечатание той книжки<text:span text:style-name="T16">1</text:span>, о которой я имел честь просить Ваше сиятельство, подвергло неприятности ту типографию, в которой она напечатана. Спешу обратиться к Вашему сиятельству с покорнейшею моею просьбою не обвинять других в том, что должно быть единственно моею виною; но и себя осмеливаюсь оправдать пред Вашим сиятельством.</text:p>
      <text:p text:style-name="P469"><text:soft-page-break/>Я просил Александра Ивановича Тургенева исходатайствовать мне у Вашего сиятельства позволение напечатать эту книжку без цензуры, поручив ему объяснить Вам словесно причины этого желания. И он обнадежил меня Вашим именем, что позволение будет дано, если только представлю мою просьбу Вашему сиятельству письменно. Я исполнил Ваше приказание и в то же время, в надежде на обещанное позволение и будучи обязан немедленно ехать в Павловск, просил, дабы успеть кончить напечатание до моего отъезда, чтобы начали набирать в типографии, обязавшись доставить прежде отпечатания или позволение Вашего сиятельства, или одобрение цензуры. Не получив Вашего позволения, от которого я должен был отказаться сам, дабы не объяснять<text:span text:style-name="T11"> письменно</text:span> тех причин, о которых Вашему сиятельству должен был объявить Тургенев, я получил одобрение от цензуры, и оно находилось в типографии в то же время, в которое и отпечатание кончилось. Без сего одобрения я не мог взять экземпляров печатных, которые, само по себе разумеется, были бы уничтожены, если бы (чего никак предполагать было невозможно) цензура не одобрила оригинала. Шесть же экземпляров, принадлежащие комитету, доставлены цензору.</text:p>
      <text:p text:style-name="P551"><text:span text:style-name="T40">Представляя Вашему сиятельству все обстоятельства так, как они были, смею думать, что Вы не найдете в этом деле никакого намерения уклониться от </text:span>постановлений. Что же касается до ненапечатания цензурного одобрения, то это случилось уже без всякого намерения и не может быть свидетельством того, чтобы книгу хотели напечатать мимо цензуры, ибо главная обязанность, то есть представление оригинала в цензуру, была исполнена. Представлен же он был в цензуру не <text:span text:style-name="T11">после</text:span> напечатания, а <text:span text:style-name="T11">во время</text:span> печатания. Прежде же не был представлен потому, что я, по словам Тургенева, имел надежду на Ваше позволение; будучи же обязан немедленно ехать из Петербурга, я не счел противозаконным того, что книга отпечатается в тот самый день, в который дано будет это позволение или в который цензура ее пропустит.</text:p>
      <text:p text:style-name="P450">Осмеливаюсь просить Ваше сиятельство обратить на это обстоятельство Ваше благосклонное внимание; осмеливаюсь просить Вас избавить меня от большей еще огласки и в то же время избавить от несчастья быть причиною неприятности для тех людей, которые, нисколько не преступив закона, были виноваты только в том, что поверили моему слову, которое и не нарушено. Вверяю себя в этом случае Вашему благорасположению. Если и есть здесь какая-нибудь вина, то вся она падает на меня, и я беспрекословно отдаю себя на суд Вашего сиятельства.</text:p>
      <text:p text:style-name="P471">С совершенным почтением и искреннею преданностью имею честь быть, милостивый государь, Вашего сиятельства покорнейшим слугою</text:p>
      <text:p text:style-name="P338">Василий Жуковский</text:p>
      <text:h text:style-name="Heading_20_1" text:outline-level="1">431. </text:h>
      <text:p text:style-name="P393">А. И. Тургеневу</text:p>
      <text:p text:style-name="P299">&lt;Около 22 июня 1820 г. Петербург&gt;</text:p>
      <text:p text:style-name="P705">Я понадеялся на тебя, а ты наделал мне больших неприятностей. Ты говорил с князем<text:span text:style-name="T16">1</text:span>, не объяснил ему ничего; он сначала обнадежил меня, что даст позволение печатать, если только напишу к нему письмо; я это письмо написал<text:span text:style-name="T16">2</text:span> и в надежде на позволение велел печатать мою книжонку<text:span text:style-name="T16">3</text:span>. Но я и не думал ее выпускать без позволения или без цензуры. Цензура пропустила, и шесть экземпляров, принадлежащих цензурному комитету, мною отданы для доставления куда следует. За что же нападать на типографию? В чем ее вина? Признаюсь, будет жестоко, если тут найдут к чему-нибудь придраться! И я никак не могу понять, что тут можно найти противозаконнаго? В типографии находится тот манускрипт, на котором стоит подпись. Прошу тебя взять на себя труд это уладить. Я бы и не подумал не подавать в цензуру, если бы сам князь меня не обнадежил или если бы ты его именем не наговорил вздору. Поправь же свою <text:span text:style-name="T40">ошибку. Мне будет ужасно больно, если от меня, без всякой вины, потерпят. И прошу мне объяснить, от чего могла произойти неприятность?</text:span></text:p>
      <text:p text:style-name="P338">Ж.</text:p>
      <text:h text:style-name="Heading_20_1" text:outline-level="1">432. </text:h>
      <text:p text:style-name="P397">Н. И. Гнедичу</text:p>
      <text:p text:style-name="P296">&lt;30 июня 1820 г. Петербург&gt;</text:p>
      <text:p text:style-name="P469">Любезнейший, мне не удалось тебя видеть вчера, то есть во вторник ввечеру я у тебя был, но тебя не застал. От Дельвига<text:span text:style-name="T16">1</text:span> получишь три экземпляра моей новой пиесы<text:span text:style-name="T16">2</text:span>, один для тебя, другой для Алекс&lt;ея&gt; Ник&lt;олаевича&gt;<text:span text:style-name="T16">3</text:span>, третий для Крылова<text:span text:style-name="T16">4</text:span>. Пушки&lt;на&gt; эпилога ждать нечего, надобно выдавать так, как есть. Пришли мне в Павловск последние отпечатанные листы<text:span text:style-name="T16">5</text:span>. Насчет того, о чем ты меня просил в твоем письме, я бы желал переговорить с тобою лично. Только, кажется, время терпит. В институте уже ваканции должны быть заняты. В монастыре откроются в начале будущего года<text:span text:style-name="T16">6</text:span>. Дай Бог, чтобы удалось что-нибудь сделать. Что Кондырев?<text:span text:style-name="T16">7</text:span> Я его уже которую неделю не вижу и ничего об нем не знаю за болезнью. Теперь же еду в Павловск. Прости. Отвечай мне туда.</text:p>
      <text:p text:style-name="P573">Твой <text:span text:style-name="T11">Жуковский</text:span></text:p>
      <text:p text:style-name="P492">Посылаю экземпляр для Толстого<text:span text:style-name="T16">8</text:span>; вот для него задача нарисовать десять лунных ландшафтов таких, какие тут описаны.</text:p>
      <text:h text:style-name="Heading_20_1" text:outline-level="1"><text:soft-page-break/>433. </text:h>
      <text:p text:style-name="P399">К. Я. Булгакову</text:p>
      <text:p text:style-name="P32"><text:span text:style-name="T11">&lt;Июль — август 1820 г. Петербург&gt;</text:span><text:span text:style-name="T6">*</text:span></text:p>
      <text:p text:style-name="P471">Любезнейший, прошу тебя похлопотать о моем человеке<text:span text:style-name="T16">1</text:span>: вот его письмо к Закревскому<text:span text:style-name="T16">2</text:span>, прошу сделать пакет и доставить по адресу, попросив от себя Закревского, чтобы он оказал моему человеку то покровительство, которого он требует; при просьбе приложена копия с векселя; если нужно будет эту копию засвидетельствовать, то можешь смело это сделать, я ручаюсь за ее верность.</text:p>
      <text:p text:style-name="P343">Жуковский</text:p>
      <text:p text:style-name="P469">Еду сейчас в Павловск; если брат<text:span text:style-name="T16">3</text:span> твой со мной не увидится, то он не твой брат, а злодей.</text:p>
      <text:h text:style-name="Heading_20_1" text:outline-level="1">43<text:span text:style-name="T89">4</text:span>. </text:h>
      <text:p text:style-name="P431">К. Я. Булгакову</text:p>
      <text:p text:style-name="P34"><text:span text:style-name="T11">&lt;Июль — август 1820 г. Павловск&gt;</text:span><text:span text:style-name="T6">*</text:span></text:p>
      <text:p text:style-name="P471">Любезнейший друг, извини! Доверенность на твое имя была уже написана на объявлении прежде, нежели я успел сказать то, что ты мне приказывал. Впредь этого не будет. Теперь пришли деньги; а приложенное письмо отправь. Обнимаю тебя</text:p>
      <text:p text:style-name="P338">Жуковский</text:p>
      <text:h text:style-name="Heading_20_1" text:outline-level="1">435. </text:h>
      <text:p text:style-name="P412">К. Я. Булгакову</text:p>
      <text:p text:style-name="P36"><text:span text:style-name="T11">&lt;Июль — август 1820 г. Павловск&gt;</text:span><text:span text:style-name="T6">*</text:span></text:p>
      <text:p text:style-name="P247">Суббота</text:p>
      <text:p text:style-name="P471">Любезный Почтдиректор, прошу тебя переслать это письмо немедленно к Плещееву<text:span text:style-name="T16">1</text:span>. Он должен ныне в ночь или завтра рано поутру быть в Павловске. Надобно, чтобы он получил это письмо прежде отъезда.</text:p>
      <text:p text:style-name="P151">Твой<text:span text:style-name="T11"> Жучка </text:span></text:p>
      <text:p text:style-name="P157">Не забудь просьбы моей о векселе<text:span text:style-name="T16">2</text:span> моего человека: спроси у Закревского<text:span text:style-name="T16">3</text:span>.</text:p>
      <text:h text:style-name="Heading_20_1" text:outline-level="1">436. </text:h>
      <text:p text:style-name="P412">К. Я. Булгакову</text:p>
      <text:p text:style-name="P35"><text:span text:style-name="T11">&lt;Лето 1820 г. Павловск&gt;</text:span><text:span text:style-name="T6">*</text:span></text:p>
      <text:p text:style-name="P475">Прошу тебя отдать то письмо<text:span text:style-name="T16">1</text:span>, которое получишь на мое имя из Царского Села, Тургеневу. Отошли, что с ним делать.</text:p>
      <text:p text:style-name="P338">Жуковский</text:p>
      <text:h text:style-name="Heading_20_1" text:outline-level="1">437. </text:h>
      <text:p text:style-name="P411">К. Я. Булгакову</text:p>
      <text:p text:style-name="P34"><text:span text:style-name="T11">&lt;Август — сентябрь (не позднее середины) 1820 г. Петербург&gt;</text:span><text:span text:style-name="T6">*</text:span></text:p>
      <text:p text:style-name="P706">Любезный, вот тебе Александр Федорович Воейков, которого тебе рекомендую и за которого прошу тебя. Он имеет здесь процесс<text:span text:style-name="T16">1</text:span>, которого выигрыш зависит весьма много от Ивана Федоровича Журавлева<text:span text:style-name="T16">2</text:span>; а Иван Федорович Журавлев твой человек. Войди в это дело с твоим обыкновенным жарким добродушием, ибо тебе представляется случай сделать добро, и весьма важное <text:span text:style-name="T40">добро, целому, мне весьма близкому, семейству, следственно, ты сделаешь добро и мне; а это для тебя не безделица.</text:span></text:p>
      <text:p text:style-name="P707">Твой <text:span text:style-name="T11">Жуковский</text:span></text:p>
      <text:h text:style-name="Heading_20_1" text:outline-level="1">438. </text:h>
      <text:p text:style-name="P397">Н. И. Гнедичу</text:p>
      <text:p text:style-name="P297">&lt;24 сентября 1820 г. Петербург&gt;</text:p>
      <text:p text:style-name="P250">Пятница</text:p>
      <text:p text:style-name="P469"><text:soft-page-break/>Николай! Я в большом недоумении. Отдал в прошедшую субботу большой же пакет на твое имя Воейкову<text:span text:style-name="T16">1</text:span>; в этом пакете был еще пакет для Дельвига<text:span text:style-name="T16">2</text:span> с письмами Перовского и медной доской для доставления Уткину<text:span text:style-name="T16">3</text:span>. Но дни три тому назад получил письмо от Дельвига: он требует писем Перовского. Получил ли ты пакет и отдал ли, что кому следует. Уведомь, Николай. А приложенное письмо, в коем находится 50 рублей, пошли немедленно к Козлову; извини, что затруднил тебя сим. Целую тебя в лоб, нос и щеку.</text:p>
      <text:p text:style-name="P344">Василий</text:p>
      <text:h text:style-name="Heading_20_1" text:outline-level="1">439. </text:h>
      <text:p text:style-name="P397">&lt;А. А. Дельвигу?&gt;</text:p>
      <text:p text:style-name="P296">&lt;Около 24 сентября 1820 г. Петербург&gt;</text:p>
      <text:p text:style-name="P469">Возвращаю Вам статью Дашкова<text:span text:style-name="T16">1</text:span>; скажите ему, что меня его примечание о пророчестве нисколько не остановило и не дерзаю его обвинить в суеверии. Не возгневалась бы на него цензура. Лучше завременно предупредить бурю.</text:p>
      <text:p text:style-name="P469">Письма Перовского посланы мною еще в воскресенье к Гнедичу с Воейковым<text:span text:style-name="T16">2</text:span>. Удивляюсь, что они к Вам не доставлены. Прошу Вас осведомиться и уведомить меня поскорее. Отдавайте письма в Аничковский дворец швейцару для доставления мне. Это вернее.</text:p>
      <text:p text:style-name="P645">А Taucher<text:span text:style-name="T15"><text:note text:id="ftn10" text:note-class="footnote"><text:note-citation>10</text:note-citation><text:note-body><text:p text:style-name="P56"><text:s/>Водолаз (<text:span text:style-name="T11">нем</text:span>.).</text:p></text:note-body></text:note></text:span> еще на сухом берегу<text:span text:style-name="T16">3</text:span>.</text:p>
      <text:h text:style-name="Heading_20_1" text:outline-level="1">440. </text:h>
      <text:p text:style-name="P398">П. В. Голенищеву-Кутузову</text:p>
      <text:p text:style-name="P32"><text:span text:style-name="T11">&lt;Не раньше начала 1818 г. и не позже 25 сентября 1820 г. Петербург&gt;</text:span><text:span text:style-name="T6">*</text:span></text:p>
      <text:p text:style-name="P599">Милостивый государь Павел Васильевич</text:p>
      <text:p text:style-name="P709">Имею честь препроводить к Вашему превосходительству просьбу г. Кривошеина, о котором просил Вас вчера. Прилагаю и свидетельство о его болезни; <text:span text:style-name="Основной_20_текст_5f_">формулярный же его список должен уже находиться в Комитете. Не имею нужды повторять просьбу мою Вам о покровительстве этому человеку: Вы </text:span>принадлежите к тем людям, которые сами любят поощрять других на добро. Скажу здесь только одно: Кривошеин, будучи крайне беден сам, имеет и бедное семейство. Его сюда привезла сестра монахиня, которая (находясь в Орле в монастыре) имеет на своем попечении старика-отца слепого и больного. Она истратилась, чтобы сюда приехать в надежде получить какую-нибудь помощь себе, отцу и брату. Будьте благодетелем последнего, сделав для него всё, что можно по Комитету.</text:p>
      <text:p text:style-name="P469">С сердечным удовольствием повторяю уверение в том душевном почтении, которое имею и всегда иметь буду.</text:p>
      <text:p text:style-name="P641">Вашего превосходительства покорный слуга</text:p>
      <text:p text:style-name="P347">Жуковский</text:p>
      <text:p text:style-name="P474">Адрес Кривошеина: в Рожественской части в 1 квартале, в доме столярного мастера Ларсена № 149 против самой церкви Рождества, у живущего в оном доме коллежского советника Кривошеина.</text:p>
      <text:h text:style-name="Heading_20_1" text:outline-level="1">441. </text:h>
      <text:p text:style-name="P386">К. Я. Булгакову</text:p>
      <text:p text:style-name="P31"><text:span text:style-name="T11">27 сентября &lt;1820 г.&gt; Дерпт</text:span><text:span text:style-name="T6">*</text:span></text:p>
      <text:p text:style-name="P491">Обнимаю тебя, милый Константин, и прошу немедленно переслать мое письмо к Тургеневу. В этом письме запрятано 200 рублей; я не успел послать их законным порядком; посылаю инкогнито, а тебя, святейшего Папу почты, прошу мне простить сие почтонарушение. Я доехал до Дерпта благополучно<text:span text:style-name="T16">1</text:span>; здесь пробуду с неделю<text:span text:style-name="T16">2</text:span> и отправлюсь вперед с Богом и твоим благословением. Скажи мой дружеский поклон Марье Константиновне и твоим сестрицам<text:span text:style-name="T16">3</text:span>. Вздохни обо мне за биллиардом<text:span text:style-name="T16">4</text:span> и за шампанским.</text:p>
      <text:p text:style-name="P154">Твой<text:span text:style-name="T11"> Жуковский </text:span></text:p>
      <text:p text:style-name="P268">27 Сентября Дерпт.</text:p>
      <text:h text:style-name="Heading_20_1" text:outline-level="1">442. </text:h>
      <text:p text:style-name="P387">Н. И. Уткину</text:p>
      <text:p text:style-name="P317">28 сентября 1820 г. &lt;Дерпт&gt;</text:p>
      <text:p text:style-name="P710">Любезнейший Николай Иванович, я дал <text:span text:style-name="T11">Проташинскому</text:span><text:span text:style-name="T16">1</text:span> двое панталон, одни летние, другие зимние, и синий жилет суконный и два шелковых платка. Прикажите ему перешить панталоны; а что на это употребите, разумеется, будет мною заплачено. Да еще я велел ему купить летнюю куртку, жилет и сапоги. </text:p>
      <text:p text:style-name="P784"><text:soft-page-break/>Прошу Вас позаботиться, чтобы это у него было цело, то есть иногда спрашивать отчета.</text:p>
      <text:p text:style-name="P152">Вам преданный <text:span text:style-name="T11">Жуковский</text:span></text:p>
      <text:p text:style-name="P146"><text:span text:style-name="T13">2</text:span><text:span text:style-name="T33">8 сентября 1820-го года.</text:span></text:p>
      <text:h text:style-name="Heading_20_1" text:outline-level="1">443. </text:h>
      <text:p text:style-name="P371">А. П. Елагиной</text:p>
      <text:p text:style-name="P322">2 октября 1820 г. Дерпт</text:p>
      <text:p text:style-name="P250">Дерпт. 2 октября 1820</text:p>
      <text:p text:style-name="P469">Я всё откладывал до последней минуты писать к Вам, милая Дуняша; теперь пишу наскоро, досадуя на себя и на свою дурацкую, закоренелую привычку. Я теперь в Дерпте и отправляюсь в Берлин. Порадуйтесь за меня и благословите меня дружескою рукою. Наконец некоторые мечты сбываются; увижу прекрасные стороны, в которые иногда бегало воображение; но, признаюсь, не думаю увидеть их в том очаровании, какое дала бы им первая молодость, товарищ еще не образумившейся надежды: жизнь известна, и всё, что теперь ни увидишь, представляется ограниченным в тесном круге. Но всё путешествие оживит и расширит душу; надеюсь, что оно пробудит и давно заснувшую поэзию. Вот Вам мой маршрут. Теперь еду прямо в Берлин, где пробуду до начала марта. Это не лучшая часть моего вояжа; буду видеть прусский двор; тут нет поэзии; но буду видеть и Шиллеровы и Гётевы трагедии, буду слушать лучшую музыку — это поэзия. В марте через Лейпциг<text:span text:style-name="T16">1</text:span> в Дрезден. В Дрездене пробуду две недели, чтобы насладиться самим городом, в котором много любопытного, чтобы любоваться галереею и послушать еще музыки<text:span text:style-name="T16">2</text:span>. Из Дрездена через Веймар (Гёте)<text:span text:style-name="T16">3</text:span> в Кассель, из Касселя во Франкфурт и Майнц — это всё по почте; но из Майнца до Кобленца<text:span text:style-name="T16">4</text:span> водою по Рейну, посреди очаровательных берегов, усыпанных древними рыцарскими замками; из Кобленца опять во Франкфурт уже левым берегом Рейна. Потом Страсбург с своим готическим Минстером<text:span text:style-name="T16">5</text:span>; Базель; Шафгаузен с Рейнским водопадом; Цирих с своим удивительным озером<text:span text:style-name="T16">6</text:span> и видом на высокие Альпы; Аугсбург и Минхен<text:span text:style-name="T16">7</text:span> с готическими зданиями; Зальцбург с чудесными Тирольскими горами; Линц, из которого Дунаем до Вены — в Вене театр и древности<text:span text:style-name="T16">8</text:span>. Прага, Riesengebirdge, Breslau, Sächsische Schweiz, Dresden<text:span text:style-name="T16">9</text:span>, Berlin, Petersbourg.</text:p>
      <text:p text:style-name="P711">Вот вам croquis<text:span text:style-name="T15"><text:note text:id="ftn11" text:note-class="footnote"><text:note-citation>11</text:note-citation><text:note-body><text:p text:style-name="P57"><text:s/>Набросок, эскиз (<text:span text:style-name="T11">франц</text:span>.).</text:p></text:note-body></text:note></text:span> моего воздушного замка. Сбудется или нет, не знаю! Пока радуюсь надеждою. Думаю, что это путешествие будет и физически, и нравственно полезным: может быть, вялость душевная поубавится, и я опять освежусь и примусь за свою поэзию.</text:p>
      <text:p text:style-name="P711"><text:span text:style-name="T40">Последним моим к Вам словом пусть будет благодарность за Ваше прелест­ное письмо; в нем </text:span><text:span text:style-name="T48">Вы</text:span><text:span text:style-name="T40"> во всём </text:span><text:span text:style-name="T48">прежнем</text:span><text:span text:style-name="T40">, </text:span><text:span text:style-name="T53">c’est tout dire</text:span><text:span text:style-name="T58"><text:note text:id="ftn12" text:note-class="footnote"><text:note-citation>12</text:note-citation><text:note-body><text:p text:style-name="P148"><text:span text:style-name="T63"><text:s/></text:span><text:span text:style-name="T40">Этим все сказано (</text:span><text:span text:style-name="T48">франц</text:span><text:span text:style-name="T40">.).</text:span></text:p></text:note-body></text:note></text:span><text:span text:style-name="T53">.</text:span></text:p>
      <text:p text:style-name="P480">Простите, мое милое сокровище! Этим именем Вас назвать можно! Вы как золото, неизменяемое и всегда одинаково яркое. Обнимите мужа и перецелуйте детей. Буду писать к Вам из-за границы<text:span text:style-name="T16">10</text:span>.</text:p>
      <text:p text:style-name="P479">Анету обнимаю; к ней не пишу особо теперь, но буду писать; Зонтагу дружески жму руку<text:span text:style-name="T16">11</text:span>; когда-то мы с ним познакомимся? Скажите Азбукину, которого обнимаю с милою Дуняшею, что его ноты отданы Саше<text:span text:style-name="T16">12</text:span>.</text:p>
      <text:p text:style-name="P335">Жуковский </text:p>
      <text:p text:style-name="P264">2 октября.</text:p>
      <text:p text:style-name="P490">Распечатываю письмо свое; я забыл сказать в нем о важном деле: прошу Вас прислать известные 600 рублей к Маше; она должна здесь в Дерпте за меня расплатиться в начале будущего года<text:span text:style-name="T16">13</text:span>.</text:p>
      <text:h text:style-name="Heading_20_1" text:outline-level="1">444. </text:h>
      <text:p text:style-name="P410">А. И. Тургеневу</text:p>
      <text:p text:style-name="P321">2 октября &lt;1820 г.&gt; Дерпт</text:p>
      <text:p text:style-name="P251">2 октября</text:p>
      <text:p text:style-name="P469">Я еще в Дерпте, жду своего товарища Адлерберга<text:span text:style-name="T16">1</text:span>: думаю, что выеду отсюда завтра поутру<text:span text:style-name="T16">2</text:span>. Прости, брат. Еще раз поручаю твоей дружбе Сашу<text:span text:style-name="T16">3</text:span>. Будь с <text:span text:style-name="T11">ним</text:span><text:span text:style-name="T16">4</text:span> сколько можно ласковее, но только чтобы он тебя и боялся, и чувствовал, что может иметь в тебе нужду: этой уздой можно им управлять. Объясни Карамзиным всю ту пользу, которую они могут принести ей своим обществом, и для этого убеди их иметь терпимость к мужу ее. Боюсь, чтобы она совсем не потеряла бодрости. Я тебе оставляю прекрасную роль; если будешь играть ее как надобно, то себе еще более сделаешь добра, нежели ей.</text:p>
      <text:p text:style-name="P482">Вот и другая просьба. Здесь происходят чудеса. Профессор теологии Белендорф<text:span text:style-name="T16">5</text:span> должен идти в отставку за то, что он оскорбил Богоматерь на лекции. Так доносит на него какой-то студент. Он оправдывается; но куратор<text:span text:style-name="T16">6</text:span>, не принимая </text:p>
      <text:p text:style-name="P616">его оправдания, требует, чтобы он шел из университета. Об нем жалеют все; у него семья; он служил уже двадцать лет. Теперь еще не решилось ничто, но если дойдет до министра, то помоги, если можешь, бедняку. По крайней мере (если уже надобно будет быть отставленным), чтобы остался ему какой-нибудь кусок хлеба. Прости до Берлина<text:span text:style-name="T16">7</text:span>.</text:p>
      <text:p text:style-name="P339">Ж.</text:p>
      <text:p text:style-name="P642"><text:soft-page-break/>Пачканья о луне не печатай особенно<text:span text:style-name="T16">8</text:span>; Воейков просил меня об этом.</text:p>
      <text:p text:style-name="P792"/>
      <text:h text:style-name="Heading_20_1" text:outline-level="1">446. </text:h>
      <text:h text:style-name="P790" text:outline-level="5">К. Я. Булгакову</text:h>
      <text:p text:style-name="P29"><text:span text:style-name="T11">3 октября &lt;1820 г.&gt; Дерпт</text:span><text:span text:style-name="T6">*</text:span></text:p>
      <text:p text:style-name="P247">Дерпт. Октября 3.</text:p>
      <text:p text:style-name="P469">Прости, любезнейший друг. Сию минуту еду в путь<text:span text:style-name="T16">1</text:span>; прошу твоего благословения. Поклон всем твоим. В Иншпруке<text:span text:style-name="T16">2 </text:span>вспомню о тебе со вздохом. Я просил моих родных адресовать письма ко мне на твое имя в Петербург. А ты уже пересылай их ко мне в Берлин<text:span text:style-name="T16">3</text:span>.</text:p>
      <text:p text:style-name="P579">Приложенное письмо отдай по адресу поскорее<text:span text:style-name="T16">4</text:span>.</text:p>
      <text:p text:style-name="P572">Твой <text:span text:style-name="T11">Жуковский</text:span></text:p>
      <text:h text:style-name="Heading_20_1" text:outline-level="1">446. </text:h>
      <text:p text:style-name="P397">Е. А. Протасовой и М. А. Мойер</text:p>
      <text:p text:style-name="P28"><text:span text:style-name="T11">1/13 ноября 1820 г. Берлин</text:span><text:span text:style-name="T16">1</text:span></text:p>
      <text:p text:style-name="P469">Ни я, ни Вы не исправились: мы ленимся писать друг к другу по-старому и самым непростительным образом; не знаю, каково Вам от этой лени, а мне приходится плохо. Вижу, что другие получают письма от <text:span text:style-name="T11">своих</text:span>, завидую им, </text:p>
      <text:p text:style-name="P628">чувствую, что не имею права завидовать. Такое одиночество хуже всякого; оно кажется заслуженным; да Вы же и платите мне по заслуге очень совестно; без всякого великодушия пользуетесь своим правом и забываете, что Ваше молчание для меня может быть и страшным, и мучительным; надеюсь уверить и хочу быть непременно уверенным, что мое беспокойство напрасное, но не могу от него отвязаться. Напишите же, ради Бога, что Маша и как пожаловал на свет Андрей?<text:span text:style-name="T16">2</text:span> Вообразите, что я никакого об этом слуха не имею. Одно только ободряет: об дурном Вы бы написали скорее, ибо об нем написать <text:span text:style-name="T11">необходимо</text:span>; хорошее можно отложить; тут лень берет всегда свое. Итак, верю, верю, что у Вас всё счастливо, что Маша сидит подле колыбели своего малютки, что Мойер нянчит его, что Саша еще с вами<text:span text:style-name="T16">3</text:span>; но верю этому с невольным страхом. Прошу Вас, ради Бога, напишите несколько строк. Какой будет для меня праздник получить письмо Ваше!</text:p>
      <text:p text:style-name="P712">Что Вам сказать о себе? Я как будто не выезжал из Петербурга или, лучше сказать, я как будто переехал с одной квартиры на другую: так мало переменилось в моем образе жизни; и если бы я видел кого-нибудь из своих, то мне казалось бы, что я и не выезжал за границу. От границы до Берлина ехал я в клетке; Вы видели, как мы были законопачены в своей коляске: открыть ее было невозможно, только две спины наших людей, из-за которых по бокам выглядывало небо, вот всё, что мы видели в продолжение десяти дней дороги; да и видеть было <text:span text:style-name="T40">почти нечего. Дорога до Берлина самая неживописная. Кроме Мемеля и Кениг</text:span>сберга нет городов, достойных примечания. Самым приятным зрелищем было для меня то, что все, которые обыкновенно ездят по здешней дороге, называют скучным и несносным, это так называемый <text:span text:style-name="T11">штранд</text:span><text:span text:style-name="T15"><text:note text:id="ftn13" text:note-class="footnote"><text:note-citation>13</text:note-citation><text:note-body><text:p text:style-name="P58"><text:s/>От нем. <text:span text:style-name="T11">der Strand</text:span> — «берег, побережье».</text:p></text:note-body></text:note></text:span>, или дорога ужасными песками от Мемеля до Кенигсберга. Чтоб легче было лошадям, ездят обыкновенно по самому краю песчаного берега, так что одно колесо всегда в море. В жаркое время, когда песок раскален и море спокойно, эта дорога должна быть несносна и утомительна; мы, напротив, ехали после бури; небо было ясно, но ветер страшно дул с моря; огромные волны бежали по пескам, как будто для того, </text:p>
      <text:p text:style-name="P514">чтобы нас задавить, а по-настоящему только для того, чтобы с покорностью и с ужасною пеною разбиться под нашими колесами и под ногами наших лошадей. Песок был намочен, и мы ехали скоро; и, благодаря буре, дорога штрандом, </text:p>
      <text:p text:style-name="P713">самая худшая во всякое время, была для нас лучшею, ибо за Кенигсбергом была или грязь или песок, и мы тащились как черепахи. Берлин — прекрасный город, но он не может сравниться с Петербургом; правда, я его вижу в такое время, когда всякий город покажется неприятным: здешняя зима (которая ныне началась довольно рано и хорошими морозами) есть не иное что, как беспрестанная оттепель; она только марает землю и вместо приятной русской свежести приносит с собою насморк и кашель; я нашел много деревьев, покрытых еще полузелеными листьями, и успел сделать приятную прогулку в Шарлоттенбург<text:span text:style-name="T16">4</text:span>, где прекрасный сад, где удивительно прекрасный, трогательный памятник королевы Луизы<text:span text:style-name="T16">5</text:span>, матери моей в&lt;еликой&gt; к&lt;нягини&gt;. В самый день приезда мы были представлены королю, у которого и обедали. Семейство королевское имеет для меня особенную прелесть тою искреннею дружбою, какою все в нем соединены друг с другом; они вместе веселы и счастливы; обхождение их самое простое<text:span text:style-name="T16">6</text:span>. Здешний двор не имеет того блеска, какой имеет наш. Король живет в небольшом дворце, в котором горницы убраны прекрасно, но просто; он жил в этом дворце вместе с королевою (которой комнаты точно так оставлены, как они были при ней); с ним две дочери и меньшой сын. Прочие дети, великий князь и мы все в большом дворце, который не так пространен, как наш Зимний, но выше и лучше архитектурою наружною. Но я Вам не буду описывать ничего; я видел Берлин мельком и отложил свое обозрение до времени более способного, а теперь я в Берлине, как в Петербурге, сижу в своей горнице и готовлюсь к своему путешествию, читая и выписывая<text:span text:style-name="T16">7</text:span>. Эта мысль оживотворяет меня, и надеюсь, что путешествие будет для меня <text:soft-page-break/>лекарством и возрождением нравственным и физическим. Зимнее время употреблю на чтение; в марте буду бродить по городу и окрестностям (которые немного, думаю, лучше петербургских), а в апреле пущусь странствовать<text:span text:style-name="T16">8</text:span>. Итак, до этого времени не ожидайте <text:span text:style-name="Основной_20_текст_5f_">от меня никаких описаний. До сих пор я очень с немногими познакомился; но между этими немногими есть один, который пленил мою душу; это старик </text:span>Гуфланд; я провел у него вечер прелестный<text:span text:style-name="T16">9</text:span>. Я познакомился еще с <text:span text:style-name="T11">Ансильоном</text:span>, который довольно приятен, имеет характер почтенный и говорит, как книга, и написал несколько хороших книг. Но главное мое знакомство: <text:span text:style-name="T11">театр</text:span>; бываю каждый вечер в театре. Для нас, приезжих, есть безденежное место в королевской ложе; меня же и балуют. Главный директор — Тюфякин, но только умный, просвещенный и любящий искусство Тюфякин<text:span text:style-name="T16">10</text:span> здешнего театра — граф Брюль взял у меня записку тех пиес, которые мне видеть хочется, и с большим усердием исполняет по этой записке. Я назначил ему всего Глюка, Моцарта, всего Шиллера и почти всего Шекспира, и роскошничаю. Некоторые части театра здесь в большом совершенстве: декорации и оркестр. Здесь дают лучшие оперы с величайшею пышностью. Я видел «Алцесту», «Армиду», «Дон Жуана» и «Весталку»<text:span text:style-name="T16">11</text:span>. Но две последние хуже удались, нежели две первые. Из трагедий видел «Марию Стюарт», «Валленштейна», «Ahnfrau»<text:span text:style-name="T15"><text:note text:id="ftn14" text:note-class="footnote"><text:note-citation>14</text:note-citation><text:note-body><text:p text:style-name="P59"><text:s/>«Праматерь» (<text:span text:style-name="T11">нем</text:span>.).</text:p></text:note-body></text:note></text:span>, «Hamlet»<text:span text:style-name="T16">12</text:span>. В «Ahnfrau», которая не может назваться хорошею пиесою, поражает совершенство декораций, особенно явление тени. Лучшая трагическая актриса Miedke<text:span text:style-name="T16">13</text:span> теперь в Вене, прочие все вообще только недурны; превосходного нет, кроме одного, который точно чудо: это Devrien<text:span text:style-name="T16">14</text:span>, настоящий хамелеон, для всякого раза берет новое, ему только приличное лицо; я его видел и в фарсах, и в комедиях; везде равно хорош. Нельзя лучше играть <text:span text:style-name="T11">Фальстафа</text:span>! Надобно заметить, что он худ, как спичка, а в роли Фальстафа он выходит на сцену с ужаснейшим пузом и с раздутыми щеками: это не мешает ему иметь совершенную непринужденность в игре своей. Дня через четыре дают «Jungfrau von Orléans»<text:span text:style-name="T15"><text:note text:id="ftn15" text:note-class="footnote"><text:note-citation>15</text:note-citation><text:note-body><text:p text:style-name="P60"><text:s/>«Орлеанская дева» (<text:span text:style-name="T11">нем</text:span>.).</text:p></text:note-body></text:note></text:span><text:span text:style-name="T16">, 15</text:span>; но жаль, что нет Miedke, которая играет Иоанну, говорят, прекрасно; теперь эту роль будет играть молодая, прекрасная собою актриса (в первый раз) Mlle Franz<text:span text:style-name="T16">16</text:span>; жду с нетерпением.</text:p>
      <text:p text:style-name="P469">В будущую среду, 24, поздравлю Вас, милая именинница<text:span text:style-name="T16">17</text:span>; буду заочно пить за Ваше здоровье, а Вы меня, верно, вспомните за своим столом. Посылаю Вам подарок.</text:p>
      <text:p text:style-name="P469">Маша, милый друг, напиши мне о своем малютке. За неимением твоих писем перечитываю твою книжку<text:span text:style-name="T16">18</text:span> и, кажется, слышу тебя: это бесценный подарок! Тут вся ты, мой милый друг и благодетельный товарищ. В твоем сердце ничто не пропало; еще, кажется, ты стала лучше; настоящая твоя жизнь, исполнение твоих должностей усовершенствовали тебя, и ничто не пропало в пустоте рассеяния. Читать твою книжку есть для меня оживать. <text:span text:style-name="T11">И много милых теней восстает</text:span><text:span text:style-name="T16">19</text:span>.</text:p>
      <text:p text:style-name="P714"><text:span text:style-name="T40">Но простите; дорогою буду писать к Вам много; теперь я занят одним при­готовлением к вояжу и живу мечтою. Теперь заранее хочу приготовиться, пока </text:span>окружен скучным Берлином; во время же путешествия хочу быть свободен, хочу думать только о том, что будет перед глазами; одним словом, хочу провесть беззаботно несколько месяцев посреди прекрасного Божьего света, не строя ничего в будущем, но вспоминая о прошедшем; итак, мы будем неразлучны! Из Берлина не ждите от меня богатых писем. Отсюда могу писать к Вам только о политике — я с нею не очень знаком и не намерен угощать Вас полуидеально; не могу описывать здешнее общество — я мало с ним бываю и не очень хочу быть, ибо не хочу терять своего времени; Берлин для меня только перепутье. Простите, друг.</text:p>
      <text:p text:style-name="P202">1 ноября 1820. Берлин.</text:p>
      <text:h text:style-name="Heading_20_1" text:outline-level="1">447. </text:h>
      <text:p text:style-name="P372">А. А. Воейковой</text:p>
      <text:p text:style-name="P18"><text:span text:style-name="T11">&lt;19 ноября / 1 декабря 1820 г. Берлин&gt;</text:span><text:span text:style-name="T6">*</text:span></text:p>
      <text:p text:style-name="P715">Возможно ли, Саша? Почти полтора месяца, как я в Берлине, а от вас нет ни строчки! Я не позволяю себе бояться, не хочу останавливаться ни на чем страшном; но поневоле боюсь! Что Маша? Но я в самом вашем молчании нахожу нечто успокаивающее! Если бы что-нибудь дурное случилось — вы бы, верно, написали! Когда всё счастливо, тогда еще можно лениться; но беду поневоле надобно разделить. Итак, надеюсь, что всё кончилось счастливо, что Маша радуется своим ребенком, что ты была у них и теперь возвратилась, и что мой Тургенев у тебя часто бывает по вечерам, и что я не забыт в вашем обществе. Знаешь ли, как меня радует мысль, что ты с ним подружилась: ему так же, как и мне, нужно соседство такой души, как твоя! Он в Петербурге весь истратился, и если не так пропал, как я, то это оттого, что у него более, нежели у меня, капиталу! Но, лучше сказать, его капитал весь цел, но только без употребления! а я, кажется, свой истратил и ничего себе не купил! Я уверен, что он с тобой проводит счастливые минуты, и радуюсь этому сколько для него, столько и для себя: ты соединишь нас еще более! Наша дружба не уменьшилась, и ей уменьшиться не можно — но она сделалась похожа на нашу жизнь, получила какую-то вялость, недеятельность; будь ее животворным Гением; никто меня так не любит, как ты, и, признаюсь, никто так не оживляет теперь моего сердца, как ты: когда о тебе раздумаюсь, то всё лучшее, поэтическое зашевелится в душе; итак, говоря обо мне с Тургеневым, ты и в его сердце воскресишь если не дружбу ко мне, ибо она не умирала — но всё то, что оживляло эту дружбу: мы с тобою всё делили и в лучшие минуты (то есть не в счастливей<text:span text:style-name="T40">шие, а в такие, в которые был сам лучше) были свидетелями друг друга; итак, мы друг друга знаем коротко и никогда не можем ни в чем быть розно. Мысль </text:span>о тебе сохранила для меня всю свою свежесть; если бы надобно было нарисовать портрет земного счастья (идеального), я бы послал живописца к тебе! Я не намерен тебе описывать ни <text:soft-page-break/>моего путешествия, ни того, что здесь делаю. До сих пор было для меня мало интересного; Берлин — Петербург, всё равно! Переехав сюда, я только перешел с одной квартиры на другую.</text:p>
      <text:p text:style-name="P469">Я мало бываю в обществе; мало сделал знакомств, и зимние месяцы, которые здесь весьма неприятны: снег и дождь, дождь и снег, — посвящу на то, чтобы приготовиться к моему путешествию, которое во сне и наяву меня занимает<text:span text:style-name="T16">1</text:span>. Я окружил себя книгами, читаю и выписываю, хочу теперь всё собрать, что для меня нужно, чтобы быть совершенно свободным для наслаждения <text:span text:style-name="T11">настоящим</text:span> во время моего странствия. Это работа займет меня еще месяца на полтора, то есть до половины генваря — остальное время, т. е. генварь, февраль и март, употреблю на то, чтобы всё то, что здесь достойно примечания, увидеть! С 1-го апреля начнется мое странствие и продолжится, может быть, до конца октября. Я называю это путешествие истинным занятием: оно должно иметь на меня благодетельное влияние; но я не хочу и думать о будущем; поживу в настоящем и в прошедшем; а там что Богу угодно!</text:p>
      <text:p text:style-name="P716">Однакож надобно поделиться с тобою одною прекрасною минутою, которую я здесь имел. Между прочими (немногими) знакомствами, которые здесь я сделал, самое приятное есть с стариком Гуфеландом<text:span text:style-name="T16">2</text:span>. Я провел у него вечер прекрасный! Встреча с человеком по сердцу есть то же, что взгляд с горы в ясный день на прекрасную, живописную равнину<text:span text:style-name="T16">3</text:span>: всё, что есть хорошего в сердце, оживает; обо всём, что мило, вспомнишь смутным и вместе ясным образом; надежда на самого себя оживится, почувствуешь себя лучшим. Вообрази себе важного немца с спокойным глубокомыслием на лице и с милым выражением прямодушия и доброжелательства в улыбке: таков мне показался этот старик, и что-то меня дернуло к нему в первую минуту. Я пробыл у него целый вечер, в толпе людей, и, несмотря на обыкновенную свою дикость, проговорил с ним так, как случается часто говорить с Карамзиным, то есть от души; то есть с тем чувством счастливой любви и доверенности, какое всегда имеешь к Карамзину, когда его слышишь и понимаешь. Прощаясь со мною и пригласив меня к себе опять, он сказал: «Kommen Sie wieder, Sie haben mich sehr erfreut»<text:span text:style-name="T15"><text:note text:id="ftn16" text:note-class="footnote"><text:note-citation>16</text:note-citation><text:note-body><text:p text:style-name="P61"><text:s/>Приходите снова, Вы очень меня порадовали! (<text:span text:style-name="T11">нем</text:span>.).</text:p></text:note-body></text:note></text:span><text:span text:style-name="T16"> 4</text:span>. Эти слова были для меня музыкою, которая во весь вечер отдавалась в душе; но странное дело! музыкою меланхолическою: невольная грусть была во мне и хотелось плакать! Как это изъяснить? Правда, теперь всякое живое чувство производит во мне это действие. Живые чувства у меня редки; жизнь растрачена даром. </text:p>
      <text:p text:style-name="P716"><text:span text:style-name="T40">Уж лучшего ждать нельзя: </text:span><text:span text:style-name="T53">«Das </text:span><text:span text:style-name="T54">Schöne </text:span><text:span text:style-name="T53">ist doch weg»</text:span><text:span text:style-name="T53"><text:note text:id="ftn17" text:note-class="footnote"><text:note-citation>17</text:note-citation><text:note-body><text:p text:style-name="P124"><text:s/>Прекрасное прошло! (нем.).</text:p></text:note-body></text:note></text:span><text:span text:style-name="T53">!</text:span><text:span text:style-name="T58">*</text:span><text:span text:style-name="T63"> </text:span><text:span text:style-name="T53">— </text:span><text:span text:style-name="T40">говорит Валленштейн, думая о убитом Максе</text:span><text:span text:style-name="T55">5</text:span><text:span text:style-name="T40">.</text:span></text:p>
      <text:p text:style-name="P469">Но куда меня бросило от Гуфеланда? Это письмо для тебя одной и для Тургенева; следовательно, всё можно писать без обдумыванья. К Тургеневу я не пишу именно оттого, что когда я пишу к тебе, то думаю и об нем. Описывать же мне нечего. Самое для меня важное было во всё это время одно: это свидание с Гуфеландом; ибо оно во мне произвело чувства, давно не бывшие во мне; остальное — китайские тени. Нужно ли их описывать? Нужно ли вам описывать, как обедают у короля, какой архитектуры дворец, что я видел в Академии художеств — об этом говорить мне! Когда буду ехать по берегам Рейна и бродить по горам Швейцарии, тогда буду болтливым, тогда писать к вам будет для меня необходимостью.</text:p>
      <text:p text:style-name="P474">Но ты напиши мне о себе: часто ли видишь Карамзиных? Скажи им от меня всё, что бы ты от себя сказала самым милым для тебя людям. К ним писать буду, но только не из Берлина. Екат&lt;ерину&gt; Анд&lt;реевну&gt; и другую милую Екат&lt;ерину&gt; поздравляю с днем ангела, и твою Катьку<text:span text:style-name="T16">6</text:span>. Бываешь ли ты у Нат&lt;альи&gt; Фед&lt;отовны&gt;?<text:span text:style-name="T16">7</text:span> К ней буду писать из Швейцарии; она знает, из какого места; но только попроси ее, чтобы она прислала мне имя той деревни, которой рисунок у нее видел; если буду близко, то непременно буду и в этом месте<text:span text:style-name="T16">8</text:span>. Прошу ее меня помнить, а тебя прошу бывать у нее часто; она имеет прямо добрый характер, и с нею можешь быть всегда искренна. Прости, милая.</text:p>
      <text:h text:style-name="Heading_20_1" text:outline-level="1">448. </text:h>
      <text:p text:style-name="P400">А. И. Тургеневу</text:p>
      <text:p text:style-name="P294">27 ноября / 9 декабря &lt;1820 г.&gt; Берлин</text:p>
      <text:p text:style-name="P247">27 N&lt;ovembre&gt; / 9 D&lt;ecembre&gt; Берлин</text:p>
      <text:p text:style-name="P469">Хорошо, что я получил твое письмо уже гораздо после того, которое послал к тебе с Эссеном<text:span text:style-name="T16">1</text:span> для доставления Саше. (Получил ли ты его, и отдал ли, и прочитал ли?) Оно столько же к тебе, сколько к ней. Я писал его, думая о тебе, </text:p>
      <text:p text:style-name="P598">с чувством прежней, всегдашней к тебе дружбы. <text:span text:style-name="T11">Моя Сашка</text:span> есть добрый, животворный гений, вдруг очутившийся между нами! Я помню, как обрадовало меня то, что ты сказал мне об ней и что она сказала мне о тебе; и я желал бы, </text:p>
      <text:p text:style-name="P501">что&lt;бы&gt; ты прочитал то, что она писала о тебе к своей матери в Дерпт. То чувство, которое соединит вас друг с другом, есть обновление нашей с тобой дружбы: у нас теперь есть одно общее благо! В ее свежей душе вся моя прошлая жизнь. Но как же ты можешь обвинять меня в том, что я ничего тебе не </text:p>
      <text:p text:style-name="P469">Я не умею объяснить тебе того чувства, которое произвело надо мною твое письмо! Мне показалось, как будто какое-то ожидаемое счастье сбылось со мною! Твоя привязанность к моей Саше (не хочу назвать этого любовью) есть наше общее благо, и только нам двум принадлежащее благо; мы можем делить его вполне и вполне понимать друг друга! Я уже не имею такого собственного; но это будет нашим общим. Я и не подумаю тебя остерегать! В этом случае собственная душа твоя слишком верна, слишком чиста, чтобы не попасть на прямую дорогу: всё прекрасное, доброе, высокое, всё в одном чувстве; и чем оно бескорыстнее, тем лучше! Но об этом я не хочу и не должен тебе говорить; мне <text:soft-page-break/>даже кажется, что тебе невозможно здесь переступить за границу позволенного; захочешь ли быть истребителем счастья, которое так неожиданно с тобою встретилось? Тебе надобно ласкать живую, возвышающую сердце причину любить добро (к которому до сих пор ты был привязан машинально, без наслаждения). В ее душе найдешь эту живую причину. Одним словом, твое к ней чувство </text:p>
      <text:p text:style-name="P644">есть и мое чувство; я его понимаю и счастлив тем, что оно в твоем сердце. Мы как будто сошлись опять на нашей дороге, по которой шли не вместе, а только помня друг об друге. Лучшего товарища не было; а милый, верный, избранный смотрел по сторонам, без наслаждения, не забывал своего спутника, но и ничем не делился с ним. Теперь мы стоим перед милым творением Божиим и радуемся им вместе, с одинаким, чистым, достойным нас обоих чувством. Всё это смутно вместилось мне в сердце, когда я прочитал твое письмо.</text:p>
      <text:p text:style-name="P469">Еще мы можем жить друг для друга! Мысль об нас обоих будет мне прекрасным запасом для моего путешествия! Одного от тебя требую: чтобы никто, кроме меня, и не подозревал об этом. Чтобы найти счастье в дружбе к тебе, она не должна быть ничем останавливаема; надобно, чтобы она могла ей предаться без всякого сомнения и чтобы она нисколько не была в разладе с собою! Но и тебе надобно для твоего счастья уничтожить в нем всё, что принадлежит любви, а сделать из него просто чистую, возвышенную жизнь<text:span text:style-name="T16">2</text:span>. Что, если бы могли мы теперь вместе сделать наше путешествие! Право, другого случая не будет. Я еду отсюда в начале апреля; месяц в Дрездене, месяц на берегах Рейна, три месяца в Швейцарии и месяц для возвратного пути<text:span text:style-name="T16">3</text:span>. Подумай об этом!</text:p>
      <text:p text:style-name="P469">Посылаю тебе письмо Покровского<text:span text:style-name="T16">4</text:span>, о котором я просил к&lt;нязя&gt; А&lt;лександра&gt; Николаевича. Непременно позаботься о нем. Это бывший мой учитель; он директор училищ в Твери, просит отставки и пенсиона. Князь обещал мне.</text:p>
      <text:p text:style-name="P717">Обними Блудова, брата, Карамзиных, съезди к Н. Ф. Плещеевой<text:span text:style-name="T16">5</text:span> и просиди у нее целый вечер за меня; я буду к ней писать. Спроси у нее имя той деревни, в которой погребена ее дочь, близ Лозанны; я непременно буду на этом месте<text:span text:style-name="T16">6</text:span>. Прошу тебя велеть мне переписать «Иоанну», то, что у тебя и что у Саши, и при<text:span text:style-name="T40">слать ко мне также и остальные мои стихи; у меня здесь ничего нет. Хотя одну «Иоанну»</text:span><text:span text:style-name="T55">7</text:span><text:span text:style-name="T40">.</text:span></text:p>
      <text:p text:style-name="P717">Пиши к Вяземскому от себя, а я буду скоро писать сам отсюда.</text:p>
      <text:p text:style-name="P345">Ж.</text:p>
      <text:p text:style-name="P469">Ты говоришь, что я тебя не познакомил с Сашею; а разве я не читал тебе ее писем?</text:p>
      <text:p text:style-name="P489">Я писал к тебе, т. е. к Саше, с Эссеном, флигель-адъютантом. Если ты еще не получил письма, то потребуй<text:span text:style-name="T16">8</text:span>.</text:p>
      <text:h text:style-name="Heading_20_1" text:outline-level="1">449. </text:h>
      <text:p text:style-name="P369">К. Я. Булгакову</text:p>
      <text:p text:style-name="P26"><text:span text:style-name="T11">29 декабря 1820 / 10 января 1821 г. Берлин</text:span><text:span text:style-name="T6">*</text:span></text:p>
      <text:p text:style-name="P469">Любезнейший друг, рекомендую тебе подателя этого письма, чудотворца Drouet<text:span text:style-name="T16">1</text:span>; он ездит по свету с волшебною флейтою и дивит человеческие уши: в самом деле, волшебная флейта; послушай его, чтобы сказать: я ничего подобного не слыхивал. Он просил меня дать ему рекомендательное письмо в Петербург; знакомя его с тобою, отдаю его в добрые руки; хотя, правда, его необыкновенному искусству и не нужно рекомендации.</text:p>
      <text:p text:style-name="P469">Благодарю тебя за доставление ко мне писем; но скажи, отчего письмо, писанное ко мне 20 октября из Дерпта, получил я 25 ноября?<text:span text:style-name="T16">2</text:span> и письмо, которого я ждал с нетерпением? ты же, злодей, и не подумал написать ко мне. В наказание за свою оплошность уведомь меня о том, что у вас делается. У нас здесь была петербургская зима, и здесь она холоднее, нежели в Петербурге: при здешних </text:p>
      <text:p text:style-name="P501">одинаких окнах, при здешних печах ей полная воля входить во внутренность горниц с запасом насморка и простуды. Впрочем, здесь живут не скажу весело, а так же весело, как в Петербурге, что еще не много значит. Я неизменный посетитель театра<text:span text:style-name="T16">3</text:span>; в обществах бываю очень редко, ибо я не забыл в Петербурге своей милой лени. Осматривать берлинские достопримечательности отложил до марта месяца, когда время будет благоприятнее; в апреле месяце еду в Дрезден и поеду далее<text:span text:style-name="T16">4</text:span>; может быть, увижусь и с Швейцариею<text:span text:style-name="T16">5</text:span>. Благослови меня и не забудь за биллиардом.</text:p>
      <text:p text:style-name="P471">Обнимаю тебя. Марии Константиновне и всем твоим скажи мое почтение. Еще раз прошу быть гостеприимным к моему Друэту.</text:p>
      <text:p text:style-name="P155">Твой <text:span text:style-name="T11">Жуковский </text:span></text:p>
      <text:p text:style-name="P266">Берлин. 29 декабря 1820 / 10 ген варя 1821.</text:p>
      <text:p text:style-name="P642">Поздравляю с Новым годом; нового счастья не желаю — оставайся<text:span text:style-name="T16">6</text:span></text:p>
      <text:h text:style-name="Heading_20_1" text:outline-level="1">450. </text:h>
      <text:p text:style-name="P409">А. Н. Арбеневой</text:p>
      <text:p text:style-name="P25"><text:span text:style-name="T11">6/18 января 1821 г. Берлин</text:span><text:span text:style-name="T6">*</text:span></text:p>
      <text:p text:style-name="P252">Берлин. 1821. Генваря 6</text:p>
      <text:p text:style-name="P552">Милая Авдотья Николаевна, Вы напрасно пеняете мне, что я не отвечал Вам на Ваше последнее письмо, в котором Вы просите моего совета насчет Ваших детей<text:span text:style-name="T16">1</text:span>. По моему теперешнему адресу Вы видите, что я не мог на него ответить: <text:soft-page-break/>и первое, и последнее получил я в Берлине. Письмо Ваше ездило вслед за мною и нашло меня здесь довольно поздно. Милый друг, как бы желал быть Вам полезным если не делом, то хоть советом. Но признаюсь, не смею ничего решительно сказать про Бетанкуров институт<text:span text:style-name="T16">2</text:span>. В нем был Плещеева старший сын<text:span text:style-name="T16">3</text:span>; но недолго; он оставил его, не будучи им доволен. Итак, мое понятие об этом институте более в худую сторону. Прошу Вас написать от себя к Александру Ивановичу Тургеневу; я к нему пишу об Вашей нужде<text:span text:style-name="T16">4</text:span>, и он охотно сделает всё, что только в его силах. Его адрес: в доме министра просвещения и духовных дел. Ему можете поручить милых своих детей, как скоро решитесь привезти их в Петербург; за его расположение и усердие ручаюсь; он же был Вам лично знаком, когда Вы были в Петербурге. Напишите к нему, а я его уже предупредил. Теперь и Саша Воейкова в Петербурге, я и ей сообщил то, что Вы ко мне пишете. Я же сам не прежде возвращусь, как в конце сентября<text:span text:style-name="T16">5</text:span>: меня ждать долго.</text:p>
      <text:p text:style-name="P469">Я в Германии с великою княгинею; пробуду здесь до апреля, потом отправлюсь странствовать по Европе, буду в Швейцарии, на берегах Рейна. Благословите меня своею дружбою. Какое было счастье, когда бы, возвратясь в Петербург, там встретился с Вами. Неужели нам свидеться только тогда, когда уже старость сделает нас почти другими людьми, которых лица будут как новые. Как нас судьба разбросала — когда-то сойдемся!</text:p>
      <text:p text:style-name="P469">Обнимаю Петра Иосафовича и детей. Когда будете писать к Марии Николаевне, то скажите им обеим<text:span text:style-name="T16">6</text:span>, что я обнимаю их от всей души. Простите, милая, добрая, прежний товарищ лучшего времени жизни.</text:p>
      <text:p text:style-name="P641">Ваш по-старому</text:p>
      <text:p text:style-name="P339">Жуковский</text:p>
      <text:h text:style-name="Heading_20_1" text:outline-level="1">45<text:span text:style-name="T90">1</text:span>. </text:h>
      <text:p text:style-name="P423">А. И. Тургеневу</text:p>
      <text:p text:style-name="P320">&lt;7/19 января 1821 г. Берлин&gt;</text:p>
      <text:p text:style-name="P469">Я получил твое письмо и в нем Сашино из Дерпта<text:span text:style-name="T16">1</text:span>. Получил его больной, и теперь еще болен<text:span text:style-name="T16">2</text:span>. Надобно отвечать на него на досуге; но я благодарю тебя за него — хотя в нем ты и не отвечаешь мне на мое маленькое письмецо, написанное к тебе в грустную, тяжелую минуту. Если на него нечего отвечать, если я обманут глупым привидением, то тем лучше. Помни, брат, что тебе надобно <text:span text:style-name="T11">беречь меня для себя</text:span>, менее для тебя собственно, нежели для меня: мы были во всё последнее время розно, но мы не разрознены. Если бы это несчастье могло случиться, то не знаю, приключило ли бы оно мне жестокое страдание, ибо не знаю, способен ли я на это, но оно приключило бы нечто худшее несравненно: паралич нравственный. Итак, береги меня; наша дружба должна быть неприкосновенна; она была до сих пор мертвым капиталом, но по тех пор не будет нищеты, пока еще капитал цел. Мы пустим его в ход, и помни, что между нами теперь Саша. Описывая себя, ты совершенно описал меня, и, кажется, мы можем быть взаимными лекарями. Брат, подумай! теперешнего случая не воротишь! в апреле начинается мое путешествие!<text:span text:style-name="T16">3</text:span> что, если б мы могли сделать его вместе: тебе оно так же нужно, как и мне, и мы страдаем одинакою болезнью. Воспользуемся вместе этим временем. У нас теперь одно сокровище; к одному воротимся; одного будем искать — наше путешествие было бы совершенным товарищем. Подумай и решись. Я бы подождал тебя в Дрездене, куда ты можешь приехать через Варшаву! мои планы сделаны, и для тебя они так же приличны, как и для меня, тебе и приготовлений никаких делать не надобно; мы едем не для ученых открытий, не для наблюдений, а для того, чтобы себе осветить и устроить свое нравственное будущее — то же, </text:p>
      <text:p text:style-name="P615">что пугает тебя, пугает еще более меня! Неужели весь остаток жизни (которая еще может долго продлиться) будет похож на настоящую минуту! Этого быть не должно — но надобно на время вырваться из убийственного ежедневного, чтобы себя переработать: никто не поймет того, чего тебе недостает, как я, и никто не поможет моей беде так, как ты, — мы оба испытали одно, и мы можем помочь друг другу, но более ты мне, нежели я тебе, и ты мне нужнее! Я рад быть тебе благодарным за свое исправление — никого не могу вообразить себе товарищем так, как тебя! что бы ни было, но с тобой я дома и у родни.</text:p>
      <text:p text:style-name="P469">Поблагодари от меня Воейкова за Сашину поездку в Дерпт. Он и мне этим добро сделал.</text:p>
      <text:p text:style-name="P469">Обними за меня Блудова, буду к нему писать с дороги, и к Вяземскому также.</text:p>
      <text:p text:style-name="P469">Отвечай немедленно в Берлин. Я еще пробуду здесь до половины апреля. Если решишься, то будь к концу апреля в Дрездене.</text:p>
      <text:p text:style-name="P469"><text:span text:style-name="T40">Вот тебе письмо Авдотьи Николаевны Арбеневой; нельзя ли чего-нибудь по нем сделать</text:span><text:span text:style-name="T55">4</text:span><text:span text:style-name="T40">. Я к тебе послал через Сашу ее прежнее письмо, а ей писал, </text:span>чтобы она к тебе прямо относилась<text:span text:style-name="T16">5</text:span>.</text:p>
      <text:p text:style-name="P469">Вот <text:span text:style-name="T65">еще</text:span> женщина, которая была бы по тебе, если бы ты ее узнал.</text:p>
      <text:p text:style-name="P469">Что Старушка?<text:span text:style-name="T16">6</text:span> Что Плещеев? Обними их!</text:p>
      <text:p text:style-name="P469">Письмо Саше<text:span text:style-name="T16">7</text:span>, как следует, отдай <text:span text:style-name="T11">ей одной </text:span>и всегда наблюдай это правило.</text:p>
      <text:h text:style-name="Heading_20_1" text:outline-level="1">452. </text:h>
      <text:p text:style-name="P375">А. И. Тургеневу</text:p>
      <text:p text:style-name="P290">&lt;Начало февраля 1821 г. Берлин&gt;</text:p>
      <text:p text:style-name="P469">Милый брат, твое письмо<text:span text:style-name="T16">1</text:span> оживило меня и оживило для меня старое прекрасное время. Я прочитал его, как те письма, которые читал некогда, когда мы были розно, не испытав убийственного <text:span text:style-name="T11">вместе </text:span>в петербургской гошпитали. Моя Сашка есть точно ангел, прилетевший в нашу с тобою землю из рая, </text:p>
      <text:p text:style-name="P617"><text:soft-page-break/>чтоб нам сказать: перестаньте забываться в вашей грязи, я вас сближу и останусь с вами. Милый, твое первое искреннее письмо об ней<text:span text:style-name="T16">2</text:span> обрадовало меня неизъяснимо, я обрадовался твоей любви к ней как будто бы своей; я увидел в этой любви <text:span text:style-name="T11">одно </text:span>наше, общее благо, увидел в нем нашу прежнюю дружбу; я ни минуты не подумал о счастье, ибо не счастье для меня главное — а жизнь, внутренняя, добродетельная, тебя достойная, и всё это заключено в любви без награды, без ревности, без цели собственной, в бескорыстной, соединенной со всеми возможными пожертвованиями! Такую любовь к ней могу делить сердцем — какое счастье быть вдвоем товарищами и хранителями этого творения. Я хотел подарить тебе ее последнее письмо, писанное вместе с сестрою<text:span text:style-name="T16">3</text:span>, — но мне стало жаль! Это письмо мне слишком дорого во всех отношениях. Вот конец его: «Adieu! je suis si heureuse, si triste, si troublée et si calme<text:span text:style-name="T15"><text:note text:id="ftn18" text:note-class="footnote"><text:note-citation>18</text:note-citation><text:note-body><text:p text:style-name="P62"><text:s/>Прощай! я так счастлива, так печальна, так взволнована и так спокойна (<text:span text:style-name="T11">франц.</text:span>).</text:p></text:note-body></text:note></text:span>. Ты один поймешь, но что будет со мною в Петербурге после этого — не знаю! Мне мой Тургенев более чем когда-нибудь сделался необходим!»</text:p>
      <text:p text:style-name="P469">Брат, этого тебе довольно для счастья. Право, не многим достается в удел то, что ты имеешь; а твоя душа на высоте этой судьбы.</text:p>
      <text:p text:style-name="P718">Я благодарю тебя со всем чувством прежней, никогда не проходившей дружбы за твое бесценное письмо, я читал его со слезами, и слезы на глазах, когда пишу к тебе. У меня теперь на душе что-то старинное, так давно уже в ней не бывшее, и перед глазами та комната в университетском доме, где я так часто, пришедши из пансиона, лежал на кровати один, и ждал твоего брата, и, узнавая походку его в коридоре, радовался<text:span text:style-name="T16">4</text:span>. Как ни называй наши последние годы, а мы в течение жизни сохранились друг для друга, ничто нас не рознит — в <text:span text:style-name="T11">послед</text:span><text:span text:style-name="Основной_20_текст_5f_"><text:span text:style-name="T12">нем</text:span></text:span><text:span text:style-name="Основной_20_текст_5f_"> не мы виноваты, а механическое действие мертвых наших обстоятельств; надобно было слететь ангелу с неба, чтобы это переменить! Будем же радо</text:span>ваться ангелу и беречь его на земле от земного, который дает нам немного своего чистого неба.</text:p>
      <text:p text:style-name="P469">Послушай! ребячусь ли я или нет, не знаю! мечтаю ли о невозможном! Но, право, мне кажется, что мы могли бы вместе поездить! Ничто не может тебе быть так хорошо, как это путешествие в надежде возвратиться к известному и прекрасному. Правда, теперь есть для тебя жизнь дома; ты там нужен и можешь, наконец, действовать прекрасно. Напиши, что ты об этом думаешь? Я не расстанусь с своею мечтою до твоего решительного нет! Хочу ехать в половине апреля. Я писал уже к Саше, чтоб она написала ко мне в Дрезден<text:span text:style-name="T16">5</text:span>; на что нам ее письмо при самом начале своего путешествия, напиши и ты, если не решишь ехать.</text:p>
      <text:p text:style-name="P719">После этого письма буду писать к тебе вместе с Сашей. Понимаю то чувство горя, которое должно было наполнить твою душу, читая ее письма к мужу — но это чувство должно быть минутным и еще более бескорыстным.</text:p>
      <text:p text:style-name="P469">Для нее должность необходима для счастья, следовательно, ее счастье может быть для нее только с ее мужем — но он не дает ей этого счастья, ибо не способен дать, и она это чувствует — для нее теперь только и возможны одни замены; эти замены наше; она их должна иметь, сохранив главное, должность, так же святую для небес, как и для нее.</text:p>
      <text:p text:style-name="P488">Так, брат, должность. После всего, что случается в жизни, вся поэзия, все потери, всё, наконец, дóлжно слить в одно ясное и при всей своей сухости поэтическое слово <text:span text:style-name="T11">должность</text:span>. Теперь душа твоя нашла одну главную восхитительную должность, но этот гений оживит для тебя и все прочие, мелкие, ничтожные, житейские должности. У нас много погибло и от собственной вины; мы, по крайней мере я, большей частью стоим в унынии перед этими развалинами недостроенного здания и теряем доброе, и прошедшее губит и настоящее и будущее. Надобно решительно отказаться от невозвратного и пробудить силу и, по крайней мере, сделать то, что еще можно сделать. Достоинство не в массе приобретения, а в стремлении, хотя бы не было надежды на успех.</text:p>
      <text:h text:style-name="Heading_20_1" text:outline-level="1">453. </text:h>
      <text:p text:style-name="P375">А. И. Тургеневу</text:p>
      <text:p text:style-name="P319">6/18 февраля &lt;1821 г. Берлин&gt;</text:p>
      <text:p text:style-name="P247">6/19 февраля</text:p>
      <text:p text:style-name="P720">Вот тебе мои стихи<text:span text:style-name="T16">1</text:span>; но только для тебя и для Саши. Прошу тебя, пожертвуй мне своею страстью <text:span text:style-name="T11">развозить</text:span> в одном этом случае. Тебе не нужно мне <text:span text:style-name="T40">объяснять того чувства, которое произвело эти стихи. Оно не любовь, но род</text:span>ное ей чувство, высокое и чистое. Я много бы потерял, если б это было иначе. Зачем сводить Бога с алтаря, чтобы, обняв Его, лишить через то Божественности, то есть именно того, что влечет к Его алтарю.</text:p>
      <text:p text:style-name="P469">Мое чувство к в&lt;еликой&gt; к&lt;нягине&gt; имеет характер этого чистого богопочитания, нужного душе, чтобы сохранять в ней жизнь и ее благодарствовать. Она милое, небесное, возвышенное творение; я иногда чувствую к ней привязанность avec un abandon qui me charme; elle est faite pour être l’idéal bienfaisant d’une âme pure<text:span text:style-name="T15"><text:note text:id="ftn19" text:note-class="footnote"><text:note-citation>19</text:note-citation><text:note-body><text:p text:style-name="P45"><text:s/>С доверием, которое меня чарует; она создана, чтобы быть благотворным идеалом чистой души… (<text:span text:style-name="T11">франц</text:span>.).</text:p></text:note-body></text:note></text:span>… но дело об стихах; они требуют объяснения. Здесь был несравненный праздник, который оставил во мне глубокое впечатление<text:span text:style-name="T16">2</text:span>. Ты знаешь Мурову поэму «Лалла Рук»<text:span text:style-name="T16">3</text:span>. Дочь Ауренгзеба едет к своему жениху в Бухарию; он встречает ее в долине Кашемира. Дорогою молодой поэт, чтобы не скучно было принцессе, поет ей исторические песни; поэт нравится принцессе, и она приближается с чувством грусти к тому месту, т. е. к Кашемиру, где должна встретить своего жениха; но на поверку выходит, что жених и поэт одно лицо. Берлинский праздник был не иное что, как праздник, который молодая Лалла Рук дала будто в Кашемирской долине своему супругу и своему отцу Ауренгзебу, и в воспоминание тех минут, которые она так приятно провела дорогою, слушая песни своего мужа, она велит представить в картинах то, что он описывал ей в <text:soft-page-break/>своих песнях. Эти картины, которые были сочинены живописцем Шинкелем, были несравненны; во время их представления пели романсы, для которых музыка сочинена Спонтини<text:span text:style-name="T16">4</text:span> и прелестна. Но всему давала очарование великая княгиня; ее пронесли на паланкине в процессии — она точно провеяла надо мною как Гений, как сон; этот костюм, эта корона, которые только прибавляли какой-то блеск, какое-то преображение к ежедневному, знакомому; эта толпа, которая глядела на <text:span text:style-name="T11">одну</text:span>; этот блеск и эта пышность для <text:span text:style-name="T11">одной</text:span>; торжественный и вместе меланхолический марш; потом пение голосов прекрасных и картины, которые появлялись и пропадали, как привидения, живо трогали, но трогали еще живее в отношении к одному главному, наконец, опять этот марш — с которым всё пошло назад, и то же милое прелестное лицо появилось на высоте и пропало в дали — всё это вместе имело что-то магическое: не чувство, не воображение, но душа наслаждалась, и я воротился к себе с каким-то унынием, которое имело свою сладость. Я написал свои стихи гораздо после; я не отдавал их, может быть, и не отдам: они для меня как молитва<text:span text:style-name="T16">5</text:span>. Чувство, которое их произвело, родня всем тем живым чувствам, которые в разные прекрасные минуты жизни наполняли душу. Для тебя, для Саши оно понятно, другие могут его истолковать иначе и исковеркать своим изъяснением.</text:p>
      <text:p text:style-name="P469"><text:span text:style-name="T40">Руссо говорит: </text:span><text:span text:style-name="T53">il n’y a de beau que ce qui n’est pas</text:span><text:span text:style-name="T56">6</text:span><text:span text:style-name="T53">; </text:span><text:span text:style-name="T40">это не значит </text:span><text:span text:style-name="T48">только то, что не существует</text:span><text:span text:style-name="T40">, прекрасно; прекрасное существует, но его нет, ибо </text:span>оно, так сказать, нам является единственно для того, чтобы исчезнуть, чтобы нам сказаться, оживить, обновить душу — но его ни удержать, ни разглядеть, ни постигнуть мы не можем; оно не имеет ни имени, ни образа; оно посещает нас в лучшие минуты жизни — величественное зрелище природы, еще более величественное зрелище души человеческой (Сашиной души), поэзия, счастье, но еще более несчастье дают нам сии высокие ощущения прекрасного; и весьма понятно, почему почти всегда соединяется с ним грусть — но грусть, не приводящая в уныние, а животворная, сладкая, какое-то смутное стремление — это происходит от его скоротечности, от его невыразимости, от его необъятности. Прекрасно только то, чего нет — в эти минуты живого чувства стремишься не к тому, чем оно произведено и что перед тобою, но к чему-то лучшему, тайному, далекому, что с ним соединяется, и чего с ним нет, и что для тебя где-то существует. И это стремление есть одно из невыразимых доказательств бессмертия: иначе отчего бы в минуту наслаждения не иметь полноты и ясности наслаждения! Нет! эта грусть убедительно говорит нам, что прекрасное здесь не дома, что оно только мимопролетающий благовеститель лучшего; оно есть восхитительная тоска по отчизне; оно действует на нашу душу не <text:span text:style-name="T11">настоящим</text:span>, а темным, в одно мгновение соединенным <text:span text:style-name="T11">воспоминанием </text:span>всего прекрасного в прошедшем и тайным <text:span text:style-name="T11">ожиданием </text:span>чего-то в будущем.</text:p>
      <text:p text:style-name="P228">А когда нас покидает,</text:p>
      <text:p text:style-name="P228">В дар любви у нас в виду</text:p>
      <text:p text:style-name="P228">В нашем небе зажигает</text:p>
      <text:p text:style-name="P532"><text:span text:style-name="T33">Он прощальную звезду</text:span><text:span text:style-name="T18">7</text:span><text:span text:style-name="T33">.</text:span></text:p>
      <text:p text:style-name="P469">Это верное сравнение! Эта прощальная и навсегда остающаяся звезда в нашем небе есть знак того, что прекрасное было в нашей жизни и вместе с тем что оно не к нашей жизни принадлежит! Звезда на темном небе — она не сойдет на землю, но утешительно сияет нам из дали и некоторым образом сближает нас с тем небом, с которого неподвижно нам светит! Жизнь наша есть ночь под звездным небом — наша душа в минуты вдохновенные открывает новые звезды; эти звезды не дают и не должны давать нам полного света, но, украшая наше небо, знакомя с ним, служат в то же время и путеводителями по земле. Voilà la philosophie de Lalla Rookh<text:span text:style-name="T15"><text:note text:id="ftn20" text:note-class="footnote"><text:note-citation>20</text:note-citation><text:note-body><text:p text:style-name="P63"><text:s/>Вот философия Лалла Рук (<text:span text:style-name="T11">франц</text:span>.).</text:p></text:note-body></text:note></text:span>.</text:p>
      <text:h text:style-name="Heading_20_1" text:outline-level="1">45<text:span text:style-name="T91">4</text:span>. </text:h>
      <text:p text:style-name="P424">А. И. Тургеневу</text:p>
      <text:p text:style-name="P298">8/20 февраля &lt;1821 г. Берлин&gt;</text:p>
      <text:p text:style-name="P250">8/21 февраля</text:p>
      <text:p text:style-name="P721">Вчера был день для меня незабвенный; одна из новых звезд на моем небе; мой добрый Гений прилетал ко мне, побывал у меня и оставил мне прощальную свою звезду. Я был у в&lt;еликой&gt; к&lt;нягини&gt;. Уже более недели ходил к ней, имея в кармане свои стихи<text:span text:style-name="T16">1</text:span>, и всё их не отдавал. Отдать их есть то же, что их написать. Передавать чувство есть то же, что чувствовать: надобно, чтобы его передание было так же свободно, живо и чисто, как самое чувство. И для того, и для другого необходимо одинакое вдохновение. Я отдал стихи, но не читал их ей, и она не при мне их читала. Но разговор, к которому они послужили поводом, оставил на душе след благодетельный: она никогда не говорит много, но всё, что ни скажет в минуту откровенности, так чисто, так не украшено ничем посторонним, имеет такую тихую, спокойную высокость, что в эту минуту чувствуешь себя без всякой примеси счастливым. Она говорила о счастье своей молодости; о том, что <text:span text:style-name="T11">теперь</text:span> для нее счастье; о своих детях, о своей семье — и итог всего разговора есть: что счастье не только нельзя, но и не дóлжно искать, что <text:span text:style-name="T11">главное</text:span> в жизни — есть <text:span text:style-name="T11">должность</text:span>, которая ее делает высокою и даже драгоценною, что никогда не дóлжно делать в жизни сравнения прошедшего с настоящим, qu’il faut être toujours au moment présent, c’est à dire prête à faire bien que le moment présent ordonne<text:span text:style-name="T15"><text:note text:id="ftn21" text:note-class="footnote"><text:note-citation>21</text:note-citation><text:note-body><text:p text:style-name="P46"><text:s/>Что нужно всегда жить настоящим, то есть всегда быть готовым делать то, что необходимо сейчас (<text:span text:style-name="T11">франц</text:span>.).</text:p></text:note-body></text:note></text:span>. Одним словом, нет ничего святее и чище, как быть в присутствии прекрасного создания Божия, которое тихо, покорно, без всякого себе насилия готовится исполнять то, что Бог ему повелевает в жизни. В ее душе удивительная гармония идеального с просто житейским. Она способна всё высокое чувствовать, всем восхищаться, но это высокое, не к обыкновенной жизни принадлежащее, не удаляет ее от <text:soft-page-break/>обыкновенной жизни, которой мелкие должности не пугают ее своею сухостью. Это <text:span text:style-name="T11">идеальное</text:span> есть сокровище ее души, оно послужит ей только для того, чтобы das Große in das Leben zu legen<text:span text:style-name="T15"><text:note text:id="ftn22" text:note-class="footnote"><text:note-citation>22</text:note-citation><text:note-body><text:p text:style-name="P64"><text:s/>Вносить великое в жизнь (<text:span text:style-name="T11">нем</text:span>.).</text:p></text:note-body></text:note></text:span><text:span text:style-name="T16"> 2</text:span>, чтобы не поддаться ничему мелкому в жизни, но оно не увлечет ее в мечтательность без цели: она имеет необыкновенную верность ума и чувства. Это тихое величие души без всякой пышности есть что-то святое: здесь, посреди семейства (которое меня пленяет своею чистою нравственностью, своим веселым согласием и милою, патриархальною простотою, какой я ее ни в каком семействе не видал), она как ребенок предается счастью <text:span text:style-name="T59">настоящей минуты, счастью прежнего младенчества. Признаюсь, мне грустно подумать, что в течение нескольких месяцев это для нее должно кончиться, и </text:span>навсегда. Но она не позволяет себе делать сравнения. Ее ждет другого рода счастье, которому она будет принадлежать вполне, счастье должности, и она будет ему предаваться так же просто и без усилия, как здесь предается счастью беззаботности и детской радости. Это ангел, в котором всё великое и всё младенческое соединено удивительною гармонией; она будет непорочною в счастье, которое оживит сердцем, полным чувства, неиспорченным и не могущим испортиться; она будет великою, то есть покорною в несчастье — сохрани ее Бог от несчастья! Mais le moment d’épreuve sera pour elle le moment où toutes les fleurs de sa belle âme pousseront!<text:span text:style-name="T15"><text:note text:id="ftn23" text:note-class="footnote"><text:note-citation>23</text:note-citation><text:note-body><text:p text:style-name="P67"><text:s/>Но час <text:span text:style-name="T40">испытаний</text:span> будет для нее часом, когда распустятся все цветы ее прекрасной души (<text:span text:style-name="T11">франц</text:span>.).</text:p></text:note-body></text:note></text:span></text:p>
      <text:p text:style-name="P469">Еще ей недостает многого для того места, которое она занимает, — но она всё приобретет, потому что ей не нужно <text:span text:style-name="T11">принуждать</text:span> себя, чтоб почувствовать необходимость приобретения.</text:p>
      <text:p text:style-name="P469">Особенную прелесть этому разговору дало еще одно обстоятельство. У меня в кармане случилось Сашино последнее письмо — то, которое она написала мне вместе с Машею из Дерпта. Это письмо есть также одна из ярких звезд. Одна говорит в нем от полноты сердца о своем наконец найденном счастье, а другая, несмотря ни на что, делит его так же от полноты сердца. Я прочитал его в&lt;еликой&gt; княгине и кое-что рассказал о моем прошедшим. Мне она приходит в голову при всём добром: рад бы всегда с нею поделиться; так как в минуты, в которые я в ссоре с собою, приходит она же в голову как укоризна. Жаль прошлого! Жаль, что многого уже из себя сделать нельзя! а это необходимо, </text:p>
      <text:p text:style-name="P610">чтобы иметь спокойно и весело то высокое чувство, какое меня к ней привязывает. Не подумай, чтобы этот энтузиазм был что-нибудь новое: он всегда тут, как слово доброе, так часто в душе засыпающее, в ней пробудится. Он был тут и прежде — но я его теперь знаю. Короче, Лалла Рук слишком Сашка. В первый раз, когда я был у Гуфланда<text:span text:style-name="T16">3</text:span>, был, между прочим, разговор о религии: он набожен в сердце! а никакая набожность так не красноречива, как та, которая в сердце старика, имеющего всю свежесть молодых лет. Гуфланд, этот мудрец </text:p>
      <text:p text:style-name="P597">с чувством и с удивительною доброжелательностью. Он мне сказал: «Всё, что религия представляет святого — Троица, заключена для меня в одном немецком L: Leben, Liebe, Licht!<text:span text:style-name="T15"><text:note text:id="ftn24" text:note-class="footnote"><text:note-citation>24</text:note-citation><text:note-body><text:p text:style-name="P65"><text:s/>Жизнь, Любовь, Свет (<text:span text:style-name="T11">нем.</text:span>).</text:p></text:note-body></text:note></text:span> Тут весь Бог и весь человек в отношении к Богу»<text:span text:style-name="T16">4</text:span>. </text:p>
      <text:p text:style-name="P501">Эти три L нашлись сами собою в имени Lalla Rookh.</text:p>
      <text:p text:style-name="P469">Прости! еще раз повторяю: и стихи мои, и это письмо только для тебя и для Саши.</text:p>
      <text:p text:style-name="P722"><text:span text:style-name="T40">Напиши мне о наших. В твоих письмах слишком мало исторического. </text:span><text:span text:style-name="T48">Карамзин, Вяземский, Блудов, Плещеев, братья, Пушкин, Уваров</text:span><text:span text:style-name="T40"> есть заглавия для </text:span>разных статей. Я перед ними виноват: не писал ни к кому.</text:p>
      <text:p text:style-name="P487">Два приложенных письма к Малиновскому<text:span text:style-name="T16">5</text:span> и Елагиной<text:span text:style-name="T16">6</text:span> перешли без всякого замедления. Еще раз повторяю: не читай никому ни стихов моих, ни писем<text:span text:style-name="T16">7</text:span> (кроме Саши). Я не желаю, чтобы кто-нибудь читал то, что пишу о в&lt;еликой&gt; к&lt;нягине&gt;. Прошу быть в этом случае послушным без всякого исключения. Никому!</text:p>
      <text:h text:style-name="Heading_20_1" text:outline-level="1">455. </text:h>
      <text:p text:style-name="P408">А. А. Воейковой</text:p>
      <text:p text:style-name="P308">&lt;Около 8/20 февраля 1821 г. Берлин&gt;</text:p>
      <text:p text:style-name="P723">Мой добрый ангел Сашка, я получил ваше <text:span text:style-name="T11">двойное </text:span>письмо<text:span text:style-name="T16">1</text:span> и прочитал его с чувством, возвышающим сердце. Это возвышение есть всегдашнее действие твоего голоса, моя Сашка, ты сделана для того, чтобы пленять душу, способную чувствовать прекрасное. Пока буду не просто знать тебя, а знать тебя и чувствовать, до тех пор могу еще полагаться на себя. Это письмо, написанное вами вместе, говорит мне так много; в нем, несмотря на примесь горького, есть много утешительного и успокаивающего, какая разница в вашей судьбе и какое сходство в ваших сердцах. И как это письмо доказывает, что в здешней жизни всё к одному, <text:span text:style-name="T11">всё для души</text:span><text:span text:style-name="T16">2</text:span>. В Машиных строках чувствительно ее настоящее счастье, тихое, нероманическое, но украшенное, оживленное ее душою, которая редко сказывается, но в которой глубоко спрятано всё, что есть лучшего: наконец, она имела минуту в жизни, в которую могла сказать от полноты сердца: <text:span text:style-name="T11">Il y a tant de bonheur à vivre dans ce monde</text:span>!<text:span text:style-name="T15"><text:note text:id="ftn25" text:note-class="footnote"><text:note-citation>25</text:note-citation><text:note-body><text:p text:style-name="P66"><text:s/>Сколько счастья в этом мире! (<text:span text:style-name="T11">франц.</text:span>).</text:p></text:note-body></text:note></text:span> Как много для меня поэзии в этом слове! Она говорит это <text:span text:style-name="T11">мне</text:span>, и говорит <text:span text:style-name="T11">вместе с тобою</text:span>. И читать после ее письма твое — какое новое совсем другого рода чувство, какая разница в вашей судьбе и, несмотря на то, какое сходство в действии. После всего, что было, вы сошлись вместе, и Маша говорит: мы <text:span text:style-name="T11">обе </text:span>блаженны, и ты повторяешь от полноты сердца: <text:span text:style-name="T11">блаженны c’est le mot</text:span>!<text:span text:style-name="T15"><text:note text:id="ftn26" text:note-class="footnote"><text:note-citation>26</text:note-citation><text:note-body><text:p text:style-name="P67"><text:s/>Вот верное слово! (<text:span text:style-name="T11">франц</text:span>.).</text:p></text:note-body></text:note></text:span> Можно сказать, что между этими двумя фразами есть бездна, и она вас не разделяет. Сашка, вот одна из тех минут в жизни, в которые можно ясно понять, для чего дана нам жизнь! Какой светлый фонарь!<text:span text:style-name="T16">3</text:span> Как я люблю тебя с этим словом <text:span text:style-name="T11">мы блаженны</text:span> ввиду счастья, которое не <text:span text:style-name="T11">твое</text:span>, а <text:span text:style-name="T11">наше</text:span>, мой ангел, на что тебе <text:span text:style-name="T11">забывать</text:span>! Твоя судьба есть Божья благодатная буря; рад бы сказать ей <text:span text:style-name="T11">оборотись в ясный </text:span><text:soft-page-break/><text:span text:style-name="T11">день</text:span>, но смотреть на нее иначе нельзя как на коленях, как с чувством высоким, зна<text:span text:style-name="T40">менующим присутствие Бога, скрытого за этою бурею. </text:span><text:span text:style-name="T53">Et vous aussi vous avez monté la montagne de Cachemire</text:span><text:span text:style-name="T58"><text:note text:id="ftn27" text:note-class="footnote"><text:note-citation>27</text:note-citation><text:note-body><text:p text:style-name="P67"><text:span text:style-name="T63"><text:s/></text:span><text:span text:style-name="T40">И ты тоже поднялась на гору Кашмира (</text:span><text:span text:style-name="T48">франц</text:span><text:span text:style-name="T40">).</text:span></text:p></text:note-body></text:note></text:span><text:span text:style-name="T58"> </text:span><text:span text:style-name="T56">4</text:span><text:span text:style-name="T53">: </text:span><text:span text:style-name="T40">но знай, и пусть будет это твоим новым </text:span>утешением, ты стоишь на этой горе не одна и не для одной себя<text:span text:style-name="T16">4</text:span>. Знай, что ты имеешь именно твоею теперешнею жизнию благодетельное влияние и на нас. Я говорю здесь и о Тургеневе<text:span text:style-name="T15">*</text:span>.</text:p>
      <text:p text:style-name="P469">Разве мало быть тебе для нас животворительницею<text:span text:style-name="T15">*</text:span><text:span text:style-name="T15"><text:note text:id="ftn28" text:note-class="footnote"><text:note-citation>28</text:note-citation><text:note-body><text:p text:style-name="P68"><text:s/>Далее следует приписка А. И. Тургенева, скопированная рукой Воейковой: <text:line-break/>«Многое может ли в свете горе сравниться с тем, что Ж&lt;уковский&gt; ошибся в этом случае. Благодетельное влияние!<text:span text:style-name="T11"> Après ce que vous avez dit hier!</text:span> &lt;После того, что вы сказали вчера! (<text:span text:style-name="T11">франц.</text:span>)&gt;».</text:p></text:note-body></text:note></text:span> — то, что <text:span text:style-name="T11">ты теперь</text:span> есть для нас что-то <text:span text:style-name="T11">ободрительное</text:span>, священное. Надобно любить ту жизнь, в которой ты товарищ; но этого мало, надобно стоить товарищества. В своем письме ты говоришь только о Маше, ты описываешь ее так живо и верно, а о себе почти ни слова! но в этом я еще более вижу тебя, нежели Машу, тебя, свидетеля ее рая; ты смотришь на него из своей пустыни. <text:span text:style-name="T11">Je suis si heureuse, si triste, si troublée, si calme</text:span><text:span text:style-name="T15">*</text:span><text:span text:style-name="T15"><text:note text:id="ftn29" text:note-class="footnote"><text:note-citation>29</text:note-citation><text:note-body><text:p text:style-name="P69"><text:s/>Далее скопирована приписка А. А. Воейковой: «Тургенев, сжальтесь надо мною, дайте мне жить!»</text:p></text:note-body></text:note></text:span><text:span text:style-name="T15"><text:note text:id="ftn30" text:note-class="footnote"><text:note-citation>30</text:note-citation><text:note-body><text:p text:style-name="P69"><text:s/>Я так счастлива, так печальна, так взволнована, так спокойна (<text:span text:style-name="T11">франц</text:span>.).</text:p></text:note-body></text:note></text:span>. Что можно сказать на эти слова, в которых всё, что есть лучшего в душе человеческой! Рад бы дать тебе всё возможное счастье, но как иногда позволить себе жалеть о тебе! ты стоишь счастья, но сколько прекрасного нашла ты именно на той дороге, по которой ведет тебя Провидение. И когда подумаешь, что ты имеешь <text:span text:style-name="T11">веру</text:span>, что твоя религия основана не на размышлениях, а извлечена непосредственно из твоей судьбы, тогда останешься в нерешимости: желать ли тебе &lt;<text:span text:style-name="T11">чего</text:span>&gt;<text:span text:style-name="T16">5</text:span> другого или нет; останешься с уверенностью только в том, что надобно любить тебя, стараться быть тебя достойным и что лучшее на сем свете не счастье, а добродетель!</text:p>
      <text:p text:style-name="P469">Я здесь однажды шел по улице. На перекрестках, на углах домов обыкновенно приклеиваются объявления. Я остановился перед одним, вновь приклеенным. Около него было множество остатков от старых, уже сорванных объявлений, одни из этих остатков были еще свежи, другие уже позеленели от воздуха, а прочих и следа не было. Это был хаос без всякой формы и порядку. Однако было новое, но и то <text:span text:style-name="T11">до завтра</text:span>. Это жизнь наша. Здесь всё не иное что, как объявление для <text:span text:style-name="T11">проходящего</text:span>. Прочти, воспользуйся и не заботься о клочке бумаги, которого скоро и след исчезнет. Главное не то, чтобы, остановясь перед сим объявлением, сказать <text:span text:style-name="T11">оно мое</text:span>, а в том, чтобы прочитать и <text:span text:style-name="T11">мимо идти</text:span>. Всё для <text:span text:style-name="T11">проходящего</text:span>, <text:span text:style-name="T11">всё для души</text:span>. Хорошо, если умеешь <text:span text:style-name="T11">читать</text:span>, а умея, <text:span text:style-name="T11">не лениться и воспользоваться читанным</text:span>. Докончи сама сравнение.</text:p>
      <text:h text:style-name="Heading_20_1" text:outline-level="1">45<text:span text:style-name="T92">6</text:span>. </text:h>
      <text:p text:style-name="P425">А. П. Елагиной</text:p>
      <text:p text:style-name="P318">&lt;14/26 февраля 1821 г. Берлин&gt;</text:p>
      <text:p text:style-name="P724">Милый друг Дуняша! Как давно это милое имя не было мною написано на бумаге, то есть не было переписано из души на бумагу! Но ни рука не отвыкла его писать, ни душа — его помнить и любить. Когда на сердце ясно, когда думаешь о добром или прекрасном, моя семья товарищей передо мною, и Ваше лицо ярко светится в этой милой семье. Может быть, я бы еще и долго не писал к Вам: я сбирался писать с дороги. Но теперь писать надобно, un intérêt de coeur fait taire ma paresse<text:span text:style-name="T15"><text:note text:id="ftn31" text:note-class="footnote"><text:note-citation>31</text:note-citation><text:note-body><text:p text:style-name="P69"><text:s/>Сердечный интерес заставляет замолчать мою лень (<text:span text:style-name="T11">франц.</text:span>).</text:p></text:note-body></text:note></text:span>. Вот в чем дело, душа моя! Я получил здесь в Берлине от Малиновского препоручение отыскать воспитательницу для его дочери. Прилагаю в списке те условия, которые он от себя предлагает и которые могут послужить для Вас масштабом<text:span text:style-name="T16">1</text:span>. Я просил здесь Mlle Wildermeth (воспитательницу великой княгини, прекрасную душой и характером, с которой я par parenthèse<text:span text:style-name="T15"><text:note text:id="ftn32" text:note-class="footnote"><text:note-citation>32</text:note-citation><text:note-body><text:p text:style-name="P69"><text:s/>Между прочим (<text:span text:style-name="T11">франц</text:span>.).</text:p></text:note-body></text:note></text:span> дружен) написать в Швейцарию. Вот ответ, который она получила из Rolle от Mme Trembey; прилагаю его в оригинале<text:span text:style-name="T16">3</text:span>. Описание Mme Danse меня пленило. Список с письма Mme Trembey посылаю на этой же почте к Малиновскому; но оригинал спешу отправить к Вам. Характер этой женщины мне кажется всего приличнее для Вас: Маше нужно, наконец, иметь воспитательницу, Дунюшке также<text:span text:style-name="T16">4</text:span>; Mme Danse может годиться для обеих. Это одно из труднейших дел — найти представителя матери для дочерей; я воображаю, что эта женщина, испытанная несчастьем, исполненная талантов, будет способна иметь к Вам ту дружбу, которой Вы стоите; это будет для нее счастьем, и воспитание Ваших детей обратится для обеих вас в одно наслаждение. Принять в дом воспитательницу детей есть одно из важнейших происшествий жизни. Одно из двух: или примешь к себе <text:span text:style-name="T11">наемницу</text:span>, которая с холодным сердцем будет только лишнее лицо в семье, будет брать деньги и даст одно только сухое знание вещей ненужных, если они не сольются посредством чистой, сердечной нравственности с жизнью и не обратятся в причину или в замену счастья; — или <text:span text:style-name="T11">принять к себе друга</text:span>, который принесет в дом новые понятия, новые чувства, оживит круг семьи своим нежным участием, будет всем делиться, из благодарности за дружбу даст благодетельное просвещение и, будучи образователем детей, будет в то же время и товарищем, часто благодетельным, для отца и матери. Всё это пришло мне в мысль при чтении письма госпожи Trembey; для Вас, милая, мало иметь только воспитательницу для Маши. Вам нужно иметь и друга в ней. Она была несчастна и мать: два сильных магнита для Вашего сердца. Хотя я и желаю добра <text:span text:style-name="T40">Малиновскому, но Ваше счастье </text:span><text:span text:style-name="T53">— </text:span><text:span text:style-name="T40">мое счастье; подумайте о моем предложении и решитесь немедленно: надеюсь, что Азбукин согласится поручить Вам Ду</text:span>няшу<text:span text:style-name="T16">5</text:span>. Во всяком случае, напишите в Берлин прямо к Mlle Wildermeth, которой я уже говорил об Вас и которой можете сказать всё, как думаете и чувствуете, ибо она Вас поймет; в ее письмо вложите и письмо ко мне. И то и другое адресуйте в Петербург на имя Тургенева (в доме министра просвещения и духовных дел). Я <text:soft-page-break/>пробуду в Берлине до половины апреля нового стиля; Ваше письмо еще может меня застать. Но напишите подробно, особенно к Mlle Wildermeth. Ее адрес на письме Mlle Trembey. Простите, друг, обнимаю Вас, мужа Вашего, милых детей, Зонтагов и Азбукина с Дунькою. Скажите Монастыреву, что его письмо я получил в Берлине и писал об нем в Петербург<text:span text:style-name="T16">7</text:span>. </text:p>
      <text:h text:style-name="Heading_20_1" text:outline-level="1">457. </text:h>
      <text:p text:style-name="P407">К. М. фон Брюлю</text:p>
      <text:p text:style-name="P24"><text:span text:style-name="T11">&lt;23 апреля / 4 мая 1821 г. Берлин&gt;</text:span><text:span text:style-name="T6">*</text:span></text:p>
      <text:p text:style-name="P640">Je vous remercie, cher Comte, pour votre aimable invitation; j’en profiterai très certainement. Il ne s’agit pas pour moi du départ pour Potsdam; mais s’il fallait même partir pour le beau pays dès lendemain, je préférerais de rester pour me trouver chez </text:p>
      <text:p text:style-name="P501">vous en famille. Au revoir chez Philippe II<text:span text:style-name="T16">1</text:span>.</text:p>
      <text:p text:style-name="P623">Tout à vous de coeur et d’âme</text:p>
      <text:p text:style-name="P345">Joukoffsky</text:p>
      <text:p text:style-name="P282">Перевод:</text:p>
      <text:p text:style-name="P201">Благодарю Вас, дорогой граф, за любезное приглашение; несомненно, я им воспользуюсь. Для меня не идет речи об отъезде в Потсдам; но даже если бы на следующий день мне предстояла поездка в прекрасную страну, я предпочел бы остаться, </text:p>
      <text:p text:style-name="P533"><text:span text:style-name="T33">чтобы оказаться в кругу Вашей семьи. До встречи у Филиппа II</text:span><text:span text:style-name="T18">1</text:span><text:span text:style-name="T33">.</text:span></text:p>
      <text:p text:style-name="P200">Всецело Ваш сердцем и душою</text:p>
      <text:p text:style-name="P271">Жуковский</text:p>
      <text:h text:style-name="Heading_20_1" text:outline-level="1">458. </text:h>
      <text:p text:style-name="P407">К. М. фон Брюлю</text:p>
      <text:p text:style-name="P23"><text:span text:style-name="T11">&lt;9/21 мая 1821 г. Берлин&gt;</text:span><text:span text:style-name="T6">*</text:span></text:p>
      <text:p text:style-name="P639">Monsieur le Comte,</text:p>
      <text:p text:style-name="P469">Je suis revenu de Potsdam. Êtes-vous toujours dans l’intention de rester aujourd’hui chez vous et puis-je venir partager votre souper?<text:span text:style-name="T16">1</text:span> Je vous avais chargé d’un projet<text:span text:style-name="T16">2</text:span>, marquez-moi le jour. Je dois venir à 3½ heure — n’est-ce pas? Tout à vous</text:p>
      <text:p text:style-name="P358">Joukoffsky</text:p>
      <text:p text:style-name="P546"><text:span text:style-name="T11"><text:s/></text:span>Lundi.</text:p>
      <text:p text:style-name="P8"><text:span text:style-name="T37">Перевод</text:span>:</text:p>
      <text:p text:style-name="P199">Господин граф,</text:p>
      <text:p text:style-name="P448"><text:span text:style-name="T33">я вернулся из Потсдама. Не изменились ли Ваши планы быть сегодня дома и могу ли я приехать разделить с Вами ужин?</text:span><text:span text:style-name="T18">1</text:span><text:span text:style-name="T33"> Я озаботил Вас одним планом</text:span><text:span text:style-name="T18">2</text:span><text:span text:style-name="T33">, назначьте мне день. Я должен быть в половине четвертого, не так ли?</text:span></text:p>
      <text:p text:style-name="P199">Искренне Ваш</text:p>
      <text:p text:style-name="P708"><text:span text:style-name="T11">Жуковский</text:span> </text:p>
      <text:p text:style-name="P690">Понедельник.</text:p>
      <text:h text:style-name="Heading_20_1" text:outline-level="1">459. </text:h>
      <text:p text:style-name="P406">П. И. Полетике</text:p>
      <text:p text:style-name="P317">13/25 мая 1821 г. Берлин</text:p>
      <text:p text:style-name="P249">Берлин, 1821 г. 13/25 мая</text:p>
      <text:p text:style-name="P469">Ты удивишься, милый Очарованный Челнок<text:span text:style-name="T16">1</text:span>, получив от меня письмо из Берлина; но к тебе в Америку<text:span text:style-name="T16">2</text:span> доходят вести о нашей Европе; следовательно, ты знаешь, что между прочими революциями нашего полушария произошла маленькая революция и в моей маленькой судьбе: не пугайся! Это значит только то, что вслед за великою княгинею я из Петербурга переехал в Берлин, где доживаю восьмой месяц — через два дня берлинская неподвижная жизнь кончится и начнется деятельная жизнь путешественника; 27-го великая княгиня едет в Эмс, а я, простившись с нею здесь, отправляюсь в Швейцарию и потом на Рейн. Она воротится в Петербург в конце августа, а я не прежде как в конце октября. Описывая целый век природу в стихах, хочу, наконец, узнать наяву, что такое высокие горы, быстрые водопады и разрушенные замки, жилища моих любимых привидений. В самом деле, надеюсь сделать приятное путешествие и заранее наслаждаюсь в воображении, будучи уверен, что его обещания не обманчивы, ибо дело идет о красотах природы, которые всегда выше описаний, не надобно только смотреть на них, ожидая того впечатления, которое произвели они в описателе, а подходить к ним, сказав наперед Создателю: сердце чисто созижди мне<text:span text:style-name="T16">3</text:span>. Надобно быть с природою младенцем. И ученому при всех его великолепных знаниях всего лучше быть младенцем. Я, к несчастью, не ученый; посреди просвещенной Европы такой недостаток живо чувствителен; но добрая природа, которой прелести могу понимать, не оттолкнет меня.</text:p>
      <text:p text:style-name="P469">Муза моя после нашей с тобою разлуки была по обыкновению ленива: она довольствовалась мелочами и переводила… я кончил перевод Шиллеровой «Орлеанской девы»<text:span text:style-name="T16">4</text:span>. И еще перевел эпизод из «Lalla Rookh»: «The paradise <text:soft-page-break/>and the Pery»<text:span text:style-name="T15"><text:note text:id="ftn33" text:note-class="footnote"><text:note-citation>33</text:note-citation><text:note-body><text:p text:style-name="P72"><text:s/>«Рай и Пери» (<text:span text:style-name="T11">англ</text:span>.).</text:p></text:note-body></text:note></text:span><text:span text:style-name="T16"> 5</text:span>. У тебя есть эта поэма: по приезде в С.-Петербург напечатаю новое издание моих сочинений, и ты получишь свой экземпляр.</text:p>
      <text:p text:style-name="P469"><text:span text:style-name="T40">Это письмо доставит тебе барон </text:span><text:span text:style-name="T48">Мальтиц</text:span><text:span text:style-name="T55">6</text:span><text:span text:style-name="T40">, новый чиновник при твоем по­сольстве. Радуюсь, что он будет служить при тебе: это со всех сторон для него </text:span>выгодно. Рекомендую тебе его как моего приятеля: уверен, что этот титул обратит особенное твое на него внимание. Он умен, благородного характера, может хорошо работать, а подчас пишет и хорошие стихи.</text:p>
      <text:p text:style-name="P517">Прости. О Петербурге не могу тебе сказать ничего; ко мне давно не пишут; вообразили, что я давно странствую; а я промедлил в Берлине для великой княгини. Получу письма свои в Дрездене. Обнимаю тебя от всего сердца.</text:p>
      <text:p text:style-name="P344">Жуковский</text:p>
      <text:h text:style-name="Heading_20_1" text:outline-level="1">460. </text:h>
      <text:p text:style-name="P405">К. М. фон Брюлю</text:p>
      <text:p text:style-name="P22"><text:span text:style-name="T11">&lt;16/28 мая 1821 г. Берлин&gt;</text:span><text:span text:style-name="T6">*</text:span></text:p>
      <text:p text:style-name="P596">Monsieur le Comte de Bruhl,</text:p>
      <text:p text:style-name="P469">Cher Comte, vous m’obligerez infiniment si vous me procurerez un billet de loge pour le spectacle d’aujourd’hui. Il y a un voyageur<text:span text:style-name="T16">1</text:span> qui voudrait avoir une idée du Théâtre de Berlin: «Olympie»<text:span text:style-name="T16">2</text:span> lui en donnera une complète. Pensez un peu aux lettres que vous m’avez promises; je compte de partir dimanche.</text:p>
      <text:p text:style-name="P636">Tout à vous de coeur et d’âme</text:p>
      <text:p text:style-name="P571"><text:span text:style-name="T11">Joukoffsky</text:span> </text:p>
      <text:p text:style-name="P690">S’il n’y a pas de loge, un <text:span text:style-name="T11">gesperrtes Sitz</text:span> convient &lt;à&gt; droite.</text:p>
      <text:p text:style-name="P691"/>
      <text:p text:style-name="P281">Перевод:</text:p>
      <text:p text:style-name="P257">Господин граф де Брюль,</text:p>
      <text:p text:style-name="P447"><text:span text:style-name="T33">Дорогой граф, Вы бесконечно меня обяжете, если добудете для меня билет в ложу на сегодняшний спектакль. Один путешественник</text:span><text:span text:style-name="T18">1</text:span><text:span text:style-name="T33"> хотел бы составить представление о Берлинском театре: «Олимпия»</text:span><text:span text:style-name="T18">2</text:span><text:span text:style-name="T33"> даст ему совершенное. Припомните о письмах, которые Вы мне обещали; я собираюсь уехать в воскресенье.</text:span></text:p>
      <text:p text:style-name="P198">Всецело Ваш сердцем и душой</text:p>
      <text:p text:style-name="P275">Жуковский </text:p>
      <text:p text:style-name="P690">Если не будет ложи, подойдет резервированное место справа.</text:p>
      <text:p text:style-name="P404"/>
      <text:h text:style-name="Heading_20_1" text:outline-level="1">461. </text:h>
      <text:p text:style-name="P403">П. А. Вяземскому</text:p>
      <text:p text:style-name="P22"><text:span text:style-name="T11">16/28 мая &lt;1821 г.&gt; Берлин</text:span><text:span text:style-name="T6">*</text:span></text:p>
      <text:p text:style-name="P725">Друг, ты обвиняешь и должен меня обвинять — моя лень точно загадка! Я всё откладывал писать к тебе и, наконец, отложил до минуты отъезда и дол<text:span text:style-name="T40">жен писать наскоро</text:span><text:span text:style-name="T55">1</text:span><text:span text:style-name="T40">. Карта Италии давно куплена</text:span><text:span text:style-name="T55">2</text:span><text:span text:style-name="T40"> и давно у меня лежит, как жестокая укоризна, и мучит мою совесть: чтоб послать ее, надобно было писать, </text:span>а я всё откладывал! Теперь и Италия тебе не нужна<text:span text:style-name="T16">3</text:span>.</text:p>
      <text:p text:style-name="P469">Ради Бога, не скажи этого про мои письма! Брани меня, но люби! Сейчас еду — прожил до сих пор в Берлине! Еду в Дрезден — оттуда в Швейцарию<text:span text:style-name="T16">4</text:span>. Обещаю тебе описание моего странствия; а тебя прошу ко мне написать хоть один раз; мой адрес à Zurich à Monsieur H. Gaspar Escher<text:span text:style-name="T15"><text:note text:id="ftn34" text:note-class="footnote"><text:note-citation>34</text:note-citation><text:note-body><text:p text:style-name="P73"><text:s/>В Цюрих, г-ну Г. Каспару Эшеру (<text:span text:style-name="T11">франц</text:span>.).</text:p></text:note-body></text:note></text:span>; туда буду в начале июля и возвращусь туда в половине сентября<text:span text:style-name="T16">5</text:span>. В конце октября нового стиля буду в Берлине<text:span text:style-name="T16">6</text:span>. Поеду назад через Варшаву, чтобы тебя обнять. В конце нашего </text:p>
      <text:p text:style-name="P577">октября увидимся<text:span text:style-name="T16">7</text:span>. Если думаешь ехать в Петербург зимою, то дождись меня. Обними княгиню и целуй детей. Прости, бесценный, милый друг.</text:p>
      <text:p text:style-name="P475">Посылаю тебе подарок: конец моего перевода Иоанны<text:span text:style-name="T16">8</text:span> и еще кое-что. Много ошибок в переписке, а поправлять некогда.</text:p>
      <text:p text:style-name="P339">Жуковский</text:p>
      <text:p text:style-name="P195">16/28 мая. Берлин.</text:p>
      <text:p text:style-name="P619">Стихи пошлю из Дрездена.</text:p>
      <text:p text:style-name="P471">Забыл тебе сказать, что податель сего письма есть Александр Александрович, а не Дмитрий Александрович Кавелин, что он честный человек, не пьет, не ворует и по ночам не ссытся в постеле, в чем можешь ты его испробовать! Это, впрочем, у него на лице написано.</text:p>
      <text:p text:style-name="P338"><text:soft-page-break/>Ж.</text:p>
      <text:h text:style-name="Heading_20_1" text:outline-level="1">462. </text:h>
      <text:p text:style-name="P394">Великой княгине Александре Федоровне</text:p>
      <text:p text:style-name="P311">20 мая / 1 июня &lt;1821&gt; г. Дрезден</text:p>
      <text:p text:style-name="P469">Вот уже три дня, как я путешествую<text:span text:style-name="T16">1</text:span>, но буду говорить Вашему Императорскому Высочеству только о Берлине, по сию пору (хотя я уже и видел много прекрасных предметов, для меня совершенно новых) самое живое чувство мое есть воспоминание о последних минутах, проведенных в Берлине. Ваше Высочество позволили мне писать к Вам просто, без принуждения, как перо велит. Этим милостивым позволением дали Вы неизъяснимую прелесть моему путешествию. Не довольно того, чтобы видеть и чувствовать прекрасное, надобно еще и сказать об нем; а кому лучше, простее и непринужденнее скажешь о прекрасном, как не Вам: прошу Вас мне верить; я не думаю хвалить Вас — на что Вам похвала!</text:p>
      <text:p text:style-name="P469">Но то, что составляет мое прямое счастье при Вас, есть эта полная свобода души; стоит только иметь добрые, чистые чувства, и при Вас будет хорошо! я способен чувствовать красоту другой души; мне весело знать Вашу душу во всей ее чистой, невинной прелести; это меня часто возвышает и делает внутренне счастливым! Как я благодарен Вашему позволению писать к Вам: без бумаги и пера всего бы этого я никогда Вам не сказал, а теперь это говорится само собою, без всякого принуждения. Моим переводчиком перед Вами будет сам Великий Князь: это новая прелесть моей переписки с Вашим Высочеством; Великий Князь должен знать мое к Вам отношение так, как оно есть. Поверьте: не честь служить Вам, не выгоды, какие может мне доставить моя служба, привязывают меня к моей милой должности — нет! Просто Ваш характер! Счастье знать Вашу чистую душу, счастье понимать эту душу (ради Бога, не вообразите, что я хвалю Вас! Это не иное что, как необходимость <text:span text:style-name="T11">сказать</text:span> Вам то, что я думаю и чувствую <text:span text:style-name="T11">про себя</text:span> и чем так часто бываю счастлив тихомолком). Надежда, что все эти прекрасные качества, данные Богом, даны не напрасно, а принесут свой плод — вот то, что делает мое положение при Вас столь приятным! Ничего не желаю от Вас, кроме <text:span text:style-name="T11">веры</text:span> этому бескорыстному моему чувству! Знай я, что Вы отдаете мне полную справедливость в этом отношении, и я совершенно доволен! Мысль о Вашем счастье всегда меня трогает: я вижу тут что-то чистое, высокое! Примешать к этому чувству какие-нибудь посторонние виды собственных выгод значило бы его испортить! К счастью, до сих пор со мною этого не случилось. Вы созданы для того, чтобы иметь друзей в тех, которые принадлежат Вам — здесь слово <text:span text:style-name="T11">друзей</text:span> не должно казаться Вам неприличным! И не имея того дружеского сношения, какое бывает между <text:span text:style-name="T11">ровными</text:span>, можно быть другом судьбы Вашей, можно желать Вам добра бескорыстно, точно из благодарности к Вашему прямому, прелестному характеру. Простите, что всё это пишу, но для меня было необходимо всё это написать: опять повторяю, для меня нужно, чтобы Вы и в особенности Великий Князь, который будет это читать и (hélas!<text:span text:style-name="T15"><text:note text:id="ftn35" text:note-class="footnote"><text:note-citation>35</text:note-citation><text:note-body><text:p text:style-name="P74"><text:s/>Увы! (<text:span text:style-name="T11">франц</text:span>.).</text:p></text:note-body></text:note></text:span>) <text:span text:style-name="T11">переводить</text:span>, знали в точности, в чем состоит мое к Вам отношение. Может ли быть для Вас лишним тот человек, который принадлежит Вам, принадлежит Вам единственно по искреннему уважению к Вашему характеру, и всё свое лучшее полагает не в чем ином, как в этой же самой привязанности, и в том, что Вы на этот счет отдаете ему справедливость.</text:p>
      <text:p text:style-name="P726">Из начала моего письма, Ваше Высочество, можете заметить, что я <text:span text:style-name="T11">путешественник</text:span>, что уже несколько привык бродить; еще не покинув Берлина, я сделал уже отступление: возвращаюсь к Берлину. Проводив Ваше Высочество<text:span text:style-name="T16">2</text:span>, я несколько времени шатался по потсдамским улицам, ожидая возвращения <text:span text:style-name="T40">короля от парада, чтобы иметь честь откланяться Его Величеству. Милостивая ласка, с какою Е&lt;го&gt; В&lt;еличество&gt; простился со мною, меня живо тронула; он </text:span>два раза пожал мне руку; он говорил мне об Вас; он говорил, что надеется на Эмс и на Спа для Вашего здоровья; а я шепнул про себя: <text:span text:style-name="T11">Gewissenhaft</text:span>!<text:span text:style-name="T15"><text:note text:id="ftn36" text:note-class="footnote"><text:note-citation>36</text:note-citation><text:note-body><text:p text:style-name="P75"><text:s/>Добросовестность (<text:span text:style-name="T11">нем</text:span>).</text:p></text:note-body></text:note></text:span> — и прибавил: <text:span text:style-name="T11">Дай Бог, чтобы это было так</text:span>! А слово <text:span text:style-name="T11">Gewissenhaft</text:span> — великое слово!</text:p>
      <text:p text:style-name="P469">Я хотел кончить этот печальный день у принцессы Радзивилл, но никак не мог успеть от хлопот, и хорошо сделал, что не успел, потому что я не видал бы ее: этот день утомил ее, и она ввечеру не выходила. Я просидел у Mlle Wildermeth, и, Ваше Высочество, можете сами угадать, в чем состояли наши разговоры.</text:p>
      <text:p text:style-name="P469">Но почти <text:span text:style-name="T11">одиннадцать</text:span> часов; время бежать с письмом на почту; я должен отложить описание моих последних минут в Берлине до другой почты, чтобы теперь сказать Вашему Высочеству о главном. В ту самую минуту, в которую готов я был сесть в мой смиренный Stuhlwagen<text:span text:style-name="T15"><text:note text:id="ftn37" text:note-class="footnote"><text:note-citation>37</text:note-citation><text:note-body><text:p text:style-name="P76"><text:s/>Шарабан (<text:span text:style-name="T11">нем</text:span>.).</text:p></text:note-body></text:note></text:span>, чтобы начать свое странствие, получаю письмо от князя Гарденберга и при нем крест Красного Орла<text:span text:style-name="T16">3</text:span>. Эта милость Его Величества есть в то же время и Ваша милость. Не умею сказать, как </text:p>
      <text:p text:style-name="P566">она меня тронула. Я осмелился благодарить Его Величество письменно: здесь благодарю и Ваше Высочество. Этот крест есть для меня драгоценный памятник нескольких веселых дней жизни; и его приятно получить от такого Государя, которого не можешь не любить и не уважать, когда узнаешь вблизи.</text:p>
      <text:p text:style-name="P469">Простите, Ваше Высочество! Благослови Бог Ваше путешествие — когда пишу это, слезы готовы навернуться на глазах! Ваша судьба кажется мне святою принадлежностью Провидения; об Вас легко молиться: сердце само собою подымается в высоту, и молитва об Вас <text:span text:style-name="T11">должна</text:span> быть услышана: что может быть </text:p>
      <text:p text:style-name="P501">чище такой молитвы!</text:p>
      <text:p text:style-name="P469"><text:soft-page-break/>Перечитав мое письмо, нахожу, что в нем нет никакого порядка и что в нем одни повторения одного и того же. Прошу Ваше Высочество милостиво меня простить! Не могу даже обещать Вам и впредь исправиться! Я не могу писать писем иначе, как дав волю перу моему. И Ваше Высочество позволили мне иметь эту свободу.</text:p>
      <text:p text:style-name="P590">Смею просить у Вас милостивого снисхождения.</text:p>
      <text:p text:style-name="P590">Приношу мое глубочайшее почтение Его Императорскому Высочеству.</text:p>
      <text:p text:style-name="P727">С чувством неограниченной привязанности, благодарности и почтения имею честь быть Вашего Императорского Высочества </text:p>
      <text:p text:style-name="P727">всепокорнейшим слугою</text:p>
      <text:p text:style-name="P360">Жуковский </text:p>
      <text:p text:style-name="P239">Дрезден 1 июня.</text:p>
      <text:h text:style-name="Heading_20_1" text:outline-level="1">46<text:span text:style-name="T93">3</text:span>. </text:h>
      <text:p text:style-name="P426">Великой княгине Александре Федоровне</text:p>
      <text:p text:style-name="P315">4/16—17/29 июня &lt;1821 г.&gt; Дрезден — Прага — Карлсбад</text:p>
      <text:p text:style-name="P247">Дрезден 4/16 июня</text:p>
      <text:p text:style-name="P469">После удовольствия видеть начинается для меня удовольствие рассказывать Вашему Императорскому Высочеству о том, что я видел. Я прожил две недели в Дрездене и завтра поутру еду<text:span text:style-name="T16">1</text:span>. Но прежде нежели буду говорить Вашему Высочеству о моем путешествии<text:span text:style-name="T16">2</text:span>, скажу несколько слов о моих последних минутах<text:span text:style-name="T16">3</text:span> в Берлине, о которых хотел говорить и ничего не сказал в первом письме моем. Наперед, однако, прошу у Вашего Высочества прощения: Вы позволили мне писать к Вам непринужденно, следовательно, быть болтливым<text:span text:style-name="T16">4</text:span>, и я воспользуюсь этою привилегиею, может быть, на счет Вашего терпения. Но как важный учитель русского языка считаю обязанностью<text:span text:style-name="T16">5</text:span> остеречь Вас: не учитесь правильному русскому слогу из моих писем: я их не сочиняю, а пишу, как судьбе угодно, без всякой строгой правильности; мое перо иногда набредет на такую фразу, которую сам же я после, как критик, буду иметь честь представить Вам в пример ошибки, и с этой стороны письма мои могут иметь особенную пользу для наших уроков.</text:p>
      <text:p text:style-name="P728">Я покинул Берлин с благодарным чувством за многие счастливые минуты, в нем проведенные, последних же никогда не забуду. 28 мая в 10 часов поутру пришел я прощаться к кронпринцу, по его назначению. Я нашел в его большом кабинете постороннего, и это сначала испортило было для меня то чувство, с каким я вошел туда: я подумал, что всё кончится для меня тем, что я откланяюсь холодно наследному принцу Пруссии. Но он вышел к нам и, поговорив несколько минут с посторонним, позвал меня к себе в свой маленький кабинет; там провел я с ним <text:span text:style-name="T11">счастливые </text:span>полчаса, и он простился со мною так, что я уже никогда не расстанусь с ним в благодарном воспоминании. Принцессы Вильгельм, Александрина и Луиза были чрезвычайно ко мне милостивы: и это меня особенно тронуло; их милость была для меня бесценным признаком Вашей. В этот день обедал я у принцессы Радзивилл: это были для меня грустно-счастливые минуты! Заметно было, что она беспрестанно думала об Вас и часто на глазах ее навертывались слезы. За столом сидел я между матерью и дочерью; разговор был только об Вас и о том, что к Вам близко; я рассказывал о прекрасных московских днях, а они о Вашем прошедшем. Как было ощутительно, что для них всех чего-то общего милого недоставало; не будучи мрачны, они были наполнены одним печальным чувством, которое во всём само собою выражалось. В самом конце обеда имел я нечаянное удовольствие еще раз увидеть кронпринца: он приехал прощаться с принцессою Радзивилл. Но конец этого <text:span text:style-name="T40">приятно-грустного дня должен был для меня испортиться: давали «Олимпию»</text:span><text:span text:style-name="T55">6</text:span><text:span text:style-name="T40">; я сначала не намерен был ехать в театр, потому что должен был в девять ча</text:span><text:span text:style-name="T46">с</text:span>ов идти к Mlle Wildermeth, где обещала меня дождаться Mme Kleist, чтобы со мною проститься; но кронпринц сказал мне, что еще увидится со мною в театре, и я отправился туда с тем, чтобы уехать после второго акта: второй акт кончился, я искал его, но его не было, и я должен был лишиться минуты удовольствия, о которой и теперь еще жалею; на другой день узнаю от графини Трухзес, что по окончании пиесы он сам искал меня, и не могу сказать Вам, как это мне было больно… Простите, что всё это пишу: я вполне пользуюсь своею привилегиею<text:span text:style-name="T16">7</text:span>.</text:p>
      <text:p text:style-name="P729"><text:span text:style-name="T11">Путешествие от Берлина до Дрездена</text:span><text:span text:style-name="T16">8</text:span>. Чтобы не утомилось внимание Вашего Высочества, хочу разделять свои письма на статьи. Вот первая. От Берлина до Виттенберга ехал я по следам Вашего Высочества. В Виттенберге осматривал я, как и Вы, обе старинные церкви, заглянул в келью Лютера, видел имя нашего Петра, написанное им на двери мелом<text:span text:style-name="T16">9</text:span>, и, следуя дурному примеру всех посетителей (и Вашему), отрезал себе кусок от Лютерова стола, которого скоро не узнает дух Лютеров (если он только посещает прежнее, земное жилище свое), так он изрезан благоговейными ножами путешественников: жаль, что в этой келье стоят старинные портреты, которых в ней не было во время Лютера — это мешает воображению. Из Виттенберга поехал я через Преч<text:span text:style-name="T16">10</text:span> в Торгау, где есть старинный, весьма живописный замок: его поправляют; я лазил на высокую его башню и любовался окрестностями. На другой день поутру (31 мая) приехал я в Мейсен, но фарфоровой фабрики видеть не мог — был праздник <text:span text:style-name="T11">Вознесенья</text:span><text:span text:style-name="T16">11</text:span>, — зато осмотрел соборную церковь, которая весьма достойна примечания<text:span text:style-name="T16">12</text:span> по своей величественной готической архитектуре. В ней есть две картины, одна Лукаса Кранаха «Распятие», другая, как уверяют, Альбрехта Дюрера «Поклонение магов Христу». Последняя, кто бы ни был живописец, понравилась мне гораздо более первой: необыкновенная выразительность в лицах<text:span text:style-name="T16">13</text:span>; она створчатая; на дверцах, которые служат и крышкою для картины, изображены четыре апостола<text:span text:style-name="T16">14</text:span>. Вид с Мейсенской башни чрезвычайно обширный<text:span text:style-name="T16">15</text:span>. Дорога от Мейсена до Дрездена есть не иное что, как веселый сад на полугоре: с правой стороны Эльба, а с <text:soft-page-break/>левой — то высокий утесистый берег, то отлогий зеленый скат или холм, то виноградники, и беспрестанно встречаются веселые сельские домы. Дорога прекрасная, лучшей не может быть и в саду, по сторонам почти везде широкие тротуары из песчаного камня; их нетрудно и делать, и содержать: материал (то есть утесы) у самой дороги. Вообще характер этой природы и ее жителей есть какая-то спокойная веселость: у каждой опрятной хижины есть небольшой сад, обнесенный низкою каменною стеною; полезное служит и украшением: почти все домы<text:span text:style-name="T16">16</text:span> одеты виноградом, и на окнах между зеленью виноградных листьев мелькают цветы. Особенно пленило меня поло<text:span text:style-name="T40">жение так называемого </text:span><text:span text:style-name="T52">Wakkerbarts Ruhe</text:span><text:span text:style-name="T58"><text:note text:id="ftn38" text:note-class="footnote"><text:note-citation>38</text:note-citation><text:note-body><text:p text:style-name="P149"><text:span text:style-name="T40">Покой Ваккербарта (</text:span><text:span text:style-name="T48">нем</text:span><text:span text:style-name="T40">.).</text:span></text:p></text:note-body></text:note></text:span><text:span text:style-name="T58"> </text:span><text:span text:style-name="T56">17</text:span><text:span text:style-name="T53">: </text:span><text:span text:style-name="T40">видишь на холме здание, похожее на часовню </text:span><text:span text:style-name="T53">— </text:span><text:span text:style-name="T40">в нем похоронен </text:span><text:span text:style-name="T53">Wakkerbart, </text:span><text:span text:style-name="T40">основавший в этом месте училище. </text:span>У подошвы холма, служащего могилою основателю, стоит довольно обширный дом, известный нынче под именем Langes Institut<text:span text:style-name="T15">*</text:span><text:span text:style-name="T15"><text:note text:id="ftn39" text:note-class="footnote"><text:note-citation>39</text:note-citation><text:note-body><text:p text:style-name="P77"><text:s/>Покой Ваккербарта (<text:span text:style-name="T11">нем</text:span>.).</text:p></text:note-body></text:note></text:span>: в нем живут и учатся дети. Простая архитектура дома, чистый, вымощенный камнем двор, два высоких тополя у ворот, к которым от дороги идет густая аллея, рощи из яворов и каштанов по обеим сторонам дома с дорожками и сиделками, окружающая ясная, плодотворная природа — всё вместе составляет картину прекрасную<text:span text:style-name="T16">18</text:span>, и воображению невольно представляются первые, счастливые времена молодости. Если бы я не спешил в Дрезден, то навестил бы этих детей, которые беспечно начинают свою жизнь в веселом приюте, между гробом их благотворителя (но этот гроб назван: die Ruhe<text:span text:style-name="T15">*</text:span><text:span text:style-name="T15"><text:note text:id="ftn40" text:note-class="footnote"><text:note-citation>40</text:note-citation><text:note-body><text:p text:style-name="P78"><text:s/>Институт Ланга (<text:span text:style-name="T11">нем</text:span>.).</text:p></text:note-body></text:note></text:span>) и большою дорогою, по которой столько путешественников, им незнакомых, мимо их проходит и исчезает. Вечер был прекрасный, и мне хотелось застать последний блеск солнца на Дрезденском мосту. За четверть мили от города я вылез из своего смиренного Stuhlwagen<text:span text:style-name="T15">*</text:span><text:span text:style-name="T15"><text:note text:id="ftn41" text:note-class="footnote"><text:note-citation>41</text:note-citation><text:note-body><text:p text:style-name="P71"><text:s/>Покой (<text:span text:style-name="T11">нем</text:span>.).</text:p></text:note-body></text:note></text:span><text:span text:style-name="T15"><text:note text:id="ftn42" text:note-class="footnote"><text:note-citation>42</text:note-citation><text:note-body><text:p text:style-name="P70"><text:s/>Шарабан (<text:span text:style-name="T11">нем</text:span>.).</text:p></text:note-body></text:note></text:span>, велел ему ехать в трактир «Золотого ангела», а сам с планом в руках пошел пешком. Время было удивительно ясное<text:span text:style-name="T16">19</text:span>, я шел и радовался, глядя на близкий Дрезден. Вид его от деревни Neudorf, через которую я проходил, очаровательный: думаю, что это самый лучший при заходящем солнце. Оно садилось позади меня так, что весь яркий свет лучей падал на город, который светился между зеленью каштанов, кленов и тополей; вблизи на берегу Эльбы между темными деревьями мелькала мельница; за нею светло-зеленый широкий луг; далее виден был прекрасный дрезденский мост, над ним густые<text:span text:style-name="T16">20</text:span> липы Брюлева сада, и величаво из-за вершин древесных подымался купол церкви Богоматери (die Frauenkirche) и блистала великолепная католицкая церковь с своею высокою башнею. Я остановился на мосту и долго любовался и прелестью берегов Эльбы, которые с обеих сторон являлись обширным амфитеатром, и городом, и множеством народа, который толпился на мосту. Я не хотел уйти в свой темный трактир, не проводив на покой своего милого солнца (с которым так коротко познакомился в Потсдаме<text:span text:style-name="T16">21</text:span>), долго бродил по террасе Брюлевой; пестрая толпа мелькала в лучах<text:span text:style-name="T16">22</text:span> под зеленью лип, и всё было чрезвычайно живо; небо ясно угасало, и на нем<text:span text:style-name="T16">23</text:span> прекрасно отделялся высокий крест, стоящий на мосту: это давало картине вечерней что-то величественное. Жаль только, что Эльба своею мутностью ее несколько портила: я еще ни разу не видал ее чистою<text:span text:style-name="T16">24</text:span>; вода ее во всё это время была желто-красная: это от дождей; падая в горах Богемских, они <text:span text:style-name="T40">мутят бегущие в нее ручьи, из которых многие заносят в нее киноварь и красят ее красною краскою; она текла спокойно</text:span><text:span text:style-name="T55">25</text:span><text:span text:style-name="T40">, а цвет ее говорил о буре.</text:span></text:p>
      <text:p text:style-name="P226">Прага 10/22 июня</text:p>
      <text:p text:style-name="P730"><text:span text:style-name="T11">Дрезден. Плаун. Тарант</text:span>. Буду описывать Вашему Высочеству мое путешествие по порядку. В Дрездене нашел я многих из наших русских, между прочими и князя Гагарина<text:span text:style-name="T16">26</text:span>, которого Ваше Высочество видели в Берлине, но он на другой же день уехал в Карлсбад. Более всего я обрадовался Олсуфьеву<text:span text:style-name="T16">27</text:span>: он здесь с матерью и сестрою. Чтобы не пропустить благоприятной минуты (погода, которая до сих пор была весьма непостоянна, показалась мне установившеюся<text:span text:style-name="T16">28</text:span>), условились мы вместе с Олсуфьевым идти на другой день (2 июня) в Плаун, а оттуда в Тарант. Рано поутру мы отправились пешком через Рекениц, где остановились, чтобы взглянуть на памятник Моро<text:span text:style-name="T16">29</text:span>; он очень прост: гранитный пьедестал, на котором лежит бронзовый шлем. Вид от него, в ясную погоду, когда отдаление не покрыто парами, должен быть великолепный; мы не могли им любоваться; Дрезден не хотел нам себя показать; он окутался в густой дым собственных своих печей<text:span text:style-name="T16">30</text:span> и едва был виден, и все окрестности были туманны. Наше удовольствие было половинное; зато в Плауне было оно полное. Мой путеводитель Олсуфьев (который NB сделался великим ботаником и умеет назвать по-латыни каждую дрезденскую травку<text:span text:style-name="T16">31</text:span>) нарочно повел меня полями, чтобы вдруг изумить нечаянным взглядом на Плаун. В самом деле, неожиданно очутились мы на краю гранитного утеса сажен в 70, с которого вдруг представилась нам вся Плаунская долина, освещенная солнцем; надобно было тихонько подползти к краю и лечь, чтобы взглянуть с крутизны вниз, без кружения головы. Это глубокая зеленая долина, виющаяся между высокими утесами, которые, однако, не имеют ничего чрезвычайно дикого<text:span text:style-name="T16">32</text:span>: они покрыты веселыми деревьями, буками, кленами, пирамидальными дубами и кое-где темными елями; быстрая речка Вессерица, в это время довольно мелкая, шумит и пенится по камням и приводит в движение колеса многих мельниц, которые оживляют всю долину. Узенькою тропинкою спустились мы в ее глубину<text:span text:style-name="T16">33</text:span>; у прекрасного каменного моста Вессерицы ожидала нас коляска, и мы поехали в Тарант; дорога идет берегом Вессерицы, мимо деревень, сельских домов и мельниц, и всё долиною, которая беспрестанно меняет вид свой, так что одна и та же картина представляется в тысяче живописных оттенков<text:span text:style-name="T16">34</text:span>. В час доехали мы до Таранта (маленький, веселый городок, известный минеральными водами), заказали в трактире обед и пошли бродить. День был жаркий, обещал грозу, но не сдержал обещания<text:span text:style-name="T16">35</text:span>. Самый обширный вид на Тарант и его окрестности — от <text:span text:style-name="T11">храма солнца</text:span>: это беседка из коры, покрытая соломою, весьма недостойная своего имени; но самый живописный вид из окон развалившегося замка: под самыми стенами развалин пруд, влево церковь, <text:span text:style-name="T40">за прудом весь городок, с окружающими его </text:span><text:soft-page-break/><text:span text:style-name="T40">кудрявыми утесами, и всё чрезвы</text:span>чайно оживлено. Природа не хотела быть здесь ужасною, и самые дикие утесы свои скрыла она здесь под светлою зеленью разнообразных дерев, и впечатление, которое она здесь производит, есть какое-то спокойное, веселое довольство: радуешься настоящею минутою, не мысля о далеком! Ясная, живая существенность<text:span text:style-name="T16">36</text:span>, не смешанная ни с чем идеальным! Заслужив свой аппетит, мы весьма вкусно отобедали в трактире, и между тем как мы ели форелей и густо испеченные яйца (вместо выпускной яишницы, которой не умели описать по-немецки трактирщику)<text:span text:style-name="T16">37</text:span>, несколько менестрелей играли на арфе и пели: Freut euch des Lebens, am Rhein, am Rhein<text:span text:style-name="T15"><text:note text:id="ftn43" text:note-class="footnote"><text:note-citation>43</text:note-citation><text:note-body><text:p text:style-name="P79"><text:s/>Радуйтесь жизни на Рейне, на Рейне (<text:span text:style-name="T11">нем</text:span>.).</text:p></text:note-body></text:note></text:span> и польской Огинского<text:span text:style-name="T16">38</text:span>; виртуозы были не первого класса, но я слушал с удовольствием: все эти мелодии были знакомцы старого времени. Мы возвратились довольно рано в Дрезден и, не желая потерять последних прекрасных минут ясного дня, отправились пешком в Linkische Bad<text:span text:style-name="T15"><text:note text:id="ftn44" text:note-class="footnote"><text:note-citation>44</text:note-citation><text:note-body><text:p text:style-name="P80"><text:s/>Линковы купальни (<text:span text:style-name="T11">нем</text:span>.).</text:p></text:note-body></text:note></text:span>: здесь по воскресеньям, средам и пятницам проводят свой вечер жители Дрездена; за вход надобно заплатить несколько грошей в пользу музыкантов, забавляющих публику. Множество столов расставлено под липами для тех, которые хотят пить кофе, пиво, курить табак или просто сидеть в своем кругу и смотреть на проходящих<text:span text:style-name="T16">39</text:span>. В сказанные три дня можно здесь увидеть весь Дрезден, но я не видал всего Дрездена, хотя и была пятница: полное собрание было накануне, в четверг (в день Вознесения), и жители Дрездена, весьма точные люди, заплатив четвергу те гроши, которые принадлежали пятнице, не захотели отступить от правила, и оркестр играл в пустыне<text:span text:style-name="T16">40</text:span>.</text:p>
      <text:p text:style-name="P247">Карлсбад 17/29 июня</text:p>
      <text:p text:style-name="P469">Теперь опишу Вашему Высочеству свое путешествие по <text:span text:style-name="T11">Саксонской Швейцарии</text:span>. Я сделал его вместе с моим верным товарищем Олсуфьевым, и мы употребили на него целые три дни. 5 июня рано поутру отправились мы в коляске в дорогу; всё это путешествие можно было сделать пешком, но есть места, которые мало достойны примечания, и мы решились обойти пешком только то, </text:p>
      <text:p text:style-name="P501">что любопытнее, и надобно признаться, что ногам нашим было довольно забот.</text:p>
      <text:p text:style-name="P731"><text:span text:style-name="T11">Пильниц. Ломен. Ottowalde-Grund</text:span><text:span text:style-name="T15"><text:note text:id="ftn45" text:note-class="footnote"><text:note-citation>45</text:note-citation><text:note-body><text:p text:style-name="P80"><text:s/>Ущелье Оттовальде (<text:span text:style-name="T11">нем</text:span>.).</text:p></text:note-body></text:note></text:span>. Время было несколько туманно, когда мы оставили Дрезден; но в Пильнице встретили мы ясную погоду, и во весь этот день солнце (несмотря на несколько дождевых эпизодов) было к нам довольно благосклонно<text:span text:style-name="T16">41</text:span>. О Пильнице не могу сказать Вашему Высочеству ничего: окрестности его приятны, но сам дворец и сад мало достойны примечания. На<text:span text:style-name="T40">пившись кофе в трактире, мы поехали далее, в городок Ломен, где оставили свою коляску, и отсюда началось наше пешеходство; коляску же отправили мы, </text:span>дожидаться нас, в деревню <text:span text:style-name="T11">Ратевальде</text:span>. В Ломене есть старинный замок: с высокой его террасы взглянули мы на речку Везеницу<text:span text:style-name="T16">42</text:span>, которая течет живописными берегами — вид прекрасный! Перед глазами часть городка<text:span text:style-name="T16">43</text:span> и мельница, которой колеса приводятся в движение быстрым водопадом. Из Ломена пошли мы полем, и скоро по крутой тропинке спустились в Ottowalde-Grund — я не знаю, как выразить по-русски слово <text:span text:style-name="T11">Grund</text:span><text:span text:style-name="T15"><text:note text:id="ftn46" text:note-class="footnote"><text:note-citation>46</text:note-citation><text:note-body><text:p text:style-name="P80"><text:s/>Долина, лощина, дно (<text:span text:style-name="T11">нем</text:span>.).</text:p></text:note-body></text:note></text:span><text:span text:style-name="T16">, 44</text:span>: это не долина, а узкий, глубокий и длинный прорез между утесами, дорога, которую в старые времена проложила себе вода, проточившая камни. Незапная противуположность той глубины, в которой мы очутились, с тою веселою равниною, которую мы покинули, была весьма разительна: вдруг всё дико, мрачно и сурово; идешь узкою тропинкою, между огромных камней, покрытых старым мохом и в ужасном беспорядке набросанных на дно долины; по обеим сторонам стены утесов, покрытые елями и соснами; над головою узкая полоса голубого неба; кое-где на вершинах свет солнца; внизу же свежесть и сумрак, и нельзя описать того разнообразия, в каком представляются здесь утесы: то вдруг огромная отделившаяся колонна, на которой вместо капители мох и сосны; то вдруг целая стена, треснувши, наклонилась и грозится тебя задавить; то вдруг странные фигуры камней поражают глаза и воображение, и эти странные фигуры подали повод ко многим народным басням. Наш болтливый проводник (которого на всё путешествие взяли мы в Ломене) рассказывал нам биографию некоторых утесов: так, например, в Ottowalde-Grund есть глубокая низкая пещера, которая называется Teufelsküche<text:span text:style-name="T15"><text:note text:id="ftn47" text:note-class="footnote"><text:note-citation>47</text:note-citation><text:note-body><text:p text:style-name="P80"><text:s/>Чертова кухня (<text:span text:style-name="T11">нем</text:span>.).</text:p></text:note-body></text:note></text:span>: в ней жарит свою дичь и, вероятно, угощает ею дьявола так называемый <text:span text:style-name="T11">дикий охотник </text:span>(der wilde Jäger), здесь известный под именем <text:span text:style-name="T11">безголового Дидриха</text:span>; он часто по ночам с ужасным криком, вихрем и градом бегает по утесам и забавляется охотою. Есть место, которое называется Steinernes Haus<text:span text:style-name="T15"><text:note text:id="ftn48" text:note-class="footnote"><text:note-citation>48</text:note-citation><text:note-body><text:p text:style-name="P80"><text:s/>Каменный дом (<text:span text:style-name="T11">нем</text:span>.).</text:p></text:note-body></text:note></text:span>: на дне долины лежит обрушившийся камень, имеющий фигуру дома. Долина, почти везде весьма узкая, вдруг так стесняется, что едва можно пройти двум человекам, и несколько камней, сорвавшись с высоты, увязли в ущелье и образовали кровлю: это место называется <text:span text:style-name="T11">Ottowalde Thor</text:span><text:span text:style-name="T15"><text:note text:id="ftn49" text:note-class="footnote"><text:note-citation>49</text:note-citation><text:note-body><text:p text:style-name="P80"><text:s/>Ворота Оттовальде (<text:span text:style-name="T11">нем</text:span>.).</text:p></text:note-body></text:note></text:span>. Сквозь эти ворота входишь в Raingrund<text:span text:style-name="T15"><text:note text:id="ftn50" text:note-class="footnote"><text:note-citation>50</text:note-citation><text:note-body><text:p text:style-name="P80"><text:s/>Межевая лощина (<text:span text:style-name="T11">нем</text:span>.).</text:p></text:note-body></text:note></text:span>, потом в die Hölle<text:span text:style-name="T15"><text:note text:id="ftn51" text:note-class="footnote"><text:note-citation>51</text:note-citation><text:note-body><text:p text:style-name="P80"><text:s/>Преисподняя (<text:span text:style-name="T11">нем</text:span>.).</text:p></text:note-body></text:note></text:span>, потом узкою дорожкою начинаешь подыматься вверх: вокруг тебя всё дико по-прежнему, кажется, что кругом кустарник и веселая густая роща; тропинка вьется чрез рощу, и тут коегде сквозь деревья начинают проскакивать виды на голубую даль с светлым небом, и начинаешь подозревать, что величественное зрелище близко… Чтобы вполне насладиться неожиданностью, я не дал воли своему нетерпению; как ни манили меня выглядывавшие из-за деревьев утесы, я шел, уставив глаза на свою тропинку и на вялые листья, которыми она была покрыта: наконец, вдруг исчезли деревья, и мы очутились на Bastey.</text:p>
      <text:p text:style-name="P469"><text:soft-page-break/><text:span text:style-name="T11">Die Bastey</text:span>. Как жаль, что надобно употреблять слова, буквы, перо и чернила, чтобы описывать прекрасное. Природа, чтобы пленять и удивлять своими картинами, употребляет утесы, зелень деревьев и лугов, шум водопадов и ключей, сиянье неба, бурю и тишину, а бедный человек, чтобы выразить впечатление, производимое ею, должен заменить ее разнообразные предметы однообразными чернильными каракульками, между которыми гораздо труднее добраться до смысла, нежели между утесами и пропастями до прекрасного вида. Что мне сказать Вашему Высочеству о несравненном виде с Bastey! Как изобразить чувство нечаянности, великолепие<text:span text:style-name="T16">45</text:span>, неизмеримость дали, множество гор, которые вдруг открылись глазам, как голубые окаменевшие волны моря, свет солнца и небо с бесчисленными облаками, которые наводили огромные подвижные тени на горы, поля, воды, деревни и замки, пестревшие перед глазами с удивительною прелестью! Каждый из этих предметов можно назвать особенным словом; но то впечатление<text:span text:style-name="T16">46</text:span>, которое все они вместе на душе производят, для него нет выражения<text:span text:style-name="T16">47</text:span>; тут молчит язык человека, и ясно чувствуешь<text:span text:style-name="T16">48</text:span>, что прелесть природы — в ее невыразимости!<text:span text:style-name="T16">49</text:span> Надобно, однако, посвятить несколько чернильных каракулек описанию Bastey. Это утес во сто сажень перпендикулярной вышины, выдавшийся из ряду других утесов над самою Эльбою, которая у подошвы его извилась дугою; вправо и влево такие же крутые, но не столь высокие утесы; перед глазами все горы Саксонской Швейцарии или, лучше сказать, огромные камни<text:span text:style-name="T16">50</text:span>, со всех сторон обтесанные и неприступные: высокий Lilienstein с кудрявою вершиною, Königstein с своими башнями, Pfaffenstein, Papststein<text:span text:style-name="T16">51</text:span> и множество других, влеве der grosse Winterberg, на горизонте die Erzgebirge<text:span text:style-name="T15"><text:note text:id="ftn52" text:note-class="footnote"><text:note-citation>52</text:note-citation><text:note-body><text:p text:style-name="P82"><text:s/>Королевский камень, Камень священника, Камень Папы, большой Винтерберг (Зимняя гора), Рудные горы (<text:span text:style-name="T11">нем</text:span>.).</text:p></text:note-body></text:note></text:span>, вправе Пирна, вдали Дрезден; деревни по берегам Эльбы кажутся карточными домиками, а лодки, плывущие на парусах по реке, светлыми тихоползущими мошками. На утесах, торчащих влево от Bastey, стоял в старину, как уверяет предание, разбойничий замок; еще видны скважины, означающие место бывшего моста; некоторые щели утесов и теперь закладены камнями, ками с противоположных утесов, которые и поныне называются шанцами<text:span text:style-name="T15"><text:note text:id="ftn53" text:note-class="footnote"><text:note-citation>53</text:note-citation><text:note-body><text:p text:style-name="P82"><text:s/>От нем. <text:span text:style-name="T11">die Schanze</text:span> — «земляное укрепление».</text:p></text:note-body></text:note></text:span> и на которые мы взбирались: с них представляется глазам совсем другая картина: точно стоишь на крутой скале, торчащей из моря; только вместо волн окружают тебя вершины елей и сосен, и между ими, как острова, белеют и чернеют другие утесы, страшно разорванные и разбросанные. Случай оживил для нас эту картину, пленительную мертвым своим ужасом, и воображению довольно живо представилось старое время, когда на этих крутизнах гнездились разбойники, <text:span text:style-name="T11">тираны окрестностей</text:span>, как говорит Делиль<text:span text:style-name="T16">52</text:span>: в то самое время, как мы от Bastey спустились по крутизне на дно пропасти, на высоте затрубили в рог — эхо проснулось, раздалось по скалам, и всё опять замолчало; опять тот же звук, тот же отзыв и то же молчание; вслед за рогом заиграла арфа и запел голос; как ни глубока была пропасть, но звуки струн доходили до слуха; кто играл, было не видно, но окружающая дичь казалась оживленною: мы долго стояли, слушали, наконец пошли; скоро звуки замолкли, и всё опять одичало. Надобно знать, что около Bastey есть несколько досчатых хижин: там можно найти обед и там же всегда встретишь арфистов: их-то песня нам слышалась<text:span text:style-name="T16">53</text:span>.</text:p>
      <text:p text:style-name="P469"><text:span text:style-name="T11">Дорога от Bastey в Шандау</text:span>. С высоты Bastey спустились мы в Ratewalde-Grund и ущельями, подобными первым, пошли к деревне Ратевальде, где нас дожидалась наша коляска; тропинка вилась между такими же камнями, как и первые, но окружающие виды были еще живописнее, а утесы огромнее и величественнее: одна громада этих утесов называется, не знаю почему, die groβe Gans<text:span text:style-name="T15"><text:note text:id="ftn54" text:note-class="footnote"><text:note-citation>54</text:note-citation><text:note-body><text:p text:style-name="P81"><text:s/>Большой гусь (<text:span text:style-name="T11">нем</text:span>.).</text:p></text:note-body></text:note></text:span>, другая die kleine Gans<text:span text:style-name="T15"><text:note text:id="ftn55" text:note-class="footnote"><text:note-citation>55</text:note-citation><text:note-body><text:p text:style-name="P82"><text:s/>Маленький гусь (<text:span text:style-name="T11">нем</text:span>.).</text:p></text:note-body></text:note></text:span>; один утес das Lamm<text:span text:style-name="T15"><text:note text:id="ftn56" text:note-class="footnote"><text:note-citation>56</text:note-citation><text:note-body><text:p text:style-name="P83"><text:s/>Ягненок (<text:span text:style-name="T11">нем</text:span>.).</text:p></text:note-body></text:note></text:span> в самом деле похож на ягненка, лежащего на крутой скале; о другом утесе, называемом die Mönchssteine<text:span text:style-name="T15"><text:note text:id="ftn57" text:note-class="footnote"><text:note-citation>57</text:note-citation><text:note-body><text:p text:style-name="P84"><text:s/>Монахов камень (<text:span text:style-name="T11">нем</text:span>.).</text:p></text:note-body></text:note></text:span>, рассказывает предание, что он есть памятник Божия гнева, наказавшего преступную любовь: он есть не иное что, как монах и монахиня, окаменевшие в минуту встречи на месте назначенного свидания (то же самое рассказывают об одном утесе близ Эйзенаха)<text:span text:style-name="T16">54</text:span>. На одной высокой скале видишь группу мелких камней: их называют Affensteine<text:span text:style-name="T15"><text:note text:id="ftn58" text:note-class="footnote"><text:note-citation>58</text:note-citation><text:note-body><text:p text:style-name="P85"><text:s/>Обезьяньи камни (<text:span text:style-name="T11">нем</text:span>.).</text:p></text:note-body></text:note></text:span>, ибо они должны изображать обезьян в разных положениях. Долиною Grünbachthal<text:span text:style-name="T15"><text:note text:id="ftn59" text:note-class="footnote"><text:note-citation>59</text:note-citation><text:note-body><text:p text:style-name="P86"><text:s/>Долина Зеленого ручья (<text:span text:style-name="T11">нем</text:span>.).</text:p></text:note-body></text:note></text:span>, по берегу ручья, от которого она получила имя, начали мы снова взбираться на высоту: его воды в своем течении ручей, который приятно шумел и пробирался между камней. Первое его падение называется Amselloch<text:span text:style-name="T15"><text:note text:id="ftn60" text:note-class="footnote"><text:note-citation>60</text:note-citation><text:note-body><text:p text:style-name="P87"><text:s/>Пещера дрозда (<text:span text:style-name="T11">нем</text:span>.).</text:p></text:note-body></text:note></text:span>, потому что камень, с которого он падает, образует пещеру, довольно глубокую: видишь серебряную струю, перерезывающую надвое темный вход пещеры; а вошедши под навес, видишь ту же струю, которая кажется прозрачным кристальным<text:span text:style-name="T16">55</text:span> столбом; сквозь брызги видна вся бегущая вниз долина, и в самом конце задвигают ее дымящеюся<text:span text:style-name="T16">56</text:span> от паров громадою огромные скалы Affensteine. Довольно устав от своего путешествия, пришли мы, наконец, в деревню Ратевальде, сели в коляску и поехали в Шандау через Ziegenrück, с которого имели прелестный вид на окрестность при заходящем солнце<text:span text:style-name="T16">57</text:span>. Шандау известен своими минеральными водами и ваннами; мы остановились за городом, в трактире, где находятся и ванны. Его положение живописно; но нам уже было не до живописных положений; усталость и ее родной брат голод тормошили нас; от голода избавились мы вкусным ужином, а усталость прогнал услужливый сон, и могу уверить Ваше Высочество, что и я и мой товарищ покоились сном праведников, ибо наши обе совести (по крайней мере на ту минуту) были весьма непорочны.</text:p>
      <text:p text:style-name="P732"><text:soft-page-break/><text:span text:style-name="T11">Kuhstall</text:span><text:span text:style-name="T15"><text:note text:id="ftn61" text:note-class="footnote"><text:note-citation>61</text:note-citation><text:note-body><text:p text:style-name="P88"><text:s/>Коровник (<text:span text:style-name="T11">нем</text:span>.).</text:p></text:note-body></text:note></text:span><text:span text:style-name="T11">.</text:span> Мы не дали себе воли нежиться, встали рано и, позавтракав, пустились в путь. Несколько времени — пока было можно и чтобы не тратить напрасно сил — ехали мы берегом источника Кирнича в коляске; наконец дорога наша оборотилась в тропинку; мы пошли пешком и начали взбираться по крутизне Kuhstall. Достигнув с трудом до высоты, пришли мы дорожкою, обсаженною стрижеными елями, ко входу пещеры или, лучше сказать, к огромным воротам, сделанным самою природою посреди утесов; эти ворота называются Kuhstall, потому что в 30-летнюю войну жители окружных мест прятали под их сводом от хищничества шведов свою скотину; и они так огромны, что под ними могло скрываться довольно большое стадо. В наши времена этот приют несчастья сделался одним предметом беззаботного любопытства, и память минувших ужасов только оживляет то удовольствие, которое производит чудесный вид пещеры и пропастей, ее окружающих. И свод ее и стены кажутся мозаикою: так испещрены они именами путешественников, которые везде хотят оставить вечный след своего минутного пребывания. И нам захотелось отведать вечности: Олсуфьев взгромоздился на лестницу, и пока я занимался временным, то есть кушал жареный картофель, начертил для будущих времен свое и мое имя, на таком месте, далее которого ничья смелая рука не достанет. В пещере есть всё для этого нужное, кисти и чернила. В стенах ее в одном месте выдолблена кухня, <text:span text:style-name="T40">в другом погреб: во всё лето живут здесь люди, которые угощают путешествен­ников обедом и кофе; нашлись также и арфисты. На утесах, образующих </text:span><text:span text:style-name="T53">Kuhstall, </text:span>много предметов, достойных любопытства; некоторые напоминают ужасную 30-летнюю войну; например, одна маленькая пещера называется Wochenbett<text:span text:style-name="T15"><text:note text:id="ftn62" text:note-class="footnote"><text:note-citation>62</text:note-citation><text:note-body><text:p text:style-name="P89"><text:s/>Родильная (<text:span text:style-name="T11">нем</text:span>.).</text:p></text:note-body></text:note></text:span>; в ней, по преданию, скрывалась от шведов беременная женщина, родила сво-</text:p>
      <text:p text:style-name="P733">его младенца и провела первые дни родов в безопасности; один нависший над пропастью камень, с которого страшно посмотреть в глубину, называется die Kanzel<text:span text:style-name="T15"><text:note text:id="ftn63" text:note-class="footnote"><text:note-citation>63</text:note-citation><text:note-body><text:p text:style-name="P90"><text:s/>Церковная кафедра (<text:span text:style-name="T11">нем</text:span>.).</text:p></text:note-body></text:note></text:span>: c него проповедовал какой-то священник, который после был сброшен в пропасть, и место, с которого его столкнули, наименовано Pfaffensprung<text:span text:style-name="T15"><text:note text:id="ftn64" text:note-class="footnote"><text:note-citation>64</text:note-citation><text:note-body><text:p text:style-name="P91"><text:s/>Прыжок священника (<text:span text:style-name="T11">нем</text:span>.).</text:p></text:note-body></text:note></text:span>. Здесь в старину скрывались и разбойники; их замок, стоявший на вершине над самым Kuhstall, назывался Wildenstein<text:span text:style-name="T15"><text:note text:id="ftn65" text:note-class="footnote"><text:note-citation>65</text:note-citation><text:note-body><text:p text:style-name="P92"><text:s/>Камень дикарей (<text:span text:style-name="T11">нем</text:span>.).</text:p></text:note-body></text:note></text:span>: взбираться к нему можно только по темной, узкой трещине<text:span text:style-name="T16">58</text:span>, в самой средине утеса находящейся; едва может протесниться один человек; мы кое-как пролезли и с высоты, где нет уже и признаков замка, любовались ужасом окрестностей. Всё это место окружено лабиринтом пещер, в которых было легко и скрываться, и защищаться, и одна из них называется Schneiderloch<text:span text:style-name="T15"><text:note text:id="ftn66" text:note-class="footnote"><text:note-citation>66</text:note-citation><text:note-body><text:p text:style-name="P89"><text:s/>Нора Шнейдера (<text:span text:style-name="T11">нем</text:span>.).</text:p></text:note-body></text:note></text:span> (по имени разбойника Шнейдера, который долгое время в ней прятался), один человек мог оборониться в ней от целой армии: к ней надобно карабкаться по узким камням, висящим над бездною, согнувшись в дугу, потому что и над головою висят такие же камни; в самой же пещере нельзя стоять: так она низка — но вид из нее удивительный<text:span text:style-name="T16">59</text:span>: всё вокруг тебя, перед тобою, над тобою и под тобою в развалинах; здесь царство разрушения, одно только эхо здесь существует — минутный, быстро исчезающий житель, только разительнее напоминающий о ничтожестве. Наш проводник начал кричать, и эхо по нескольку раз повторяло его крики, и молчание, которое всякий раз сменяло голос, было еще разительнее после мгновенного<text:span text:style-name="T16">60</text:span> звука. Осмотрев все эти предметы (их можно теперь видеть без всякой опасности, ибо везде для проходящих поделаны перилы), мы опять сошли в Kuhstall и, провожаемые арфою, начали спускаться в глубину долины, которую надобно было пройти, чтобы потом подняться на Klein-Winterberg<text:span text:style-name="T15"><text:note text:id="ftn67" text:note-class="footnote"><text:note-citation>67</text:note-citation><text:note-body><text:p text:style-name="P89"><text:s/>Малая зимняя гора (<text:span text:style-name="T11">нем</text:span>.).</text:p></text:note-body></text:note></text:span>. На дне долины мы остановились и увидели над головою Kuhstall, который снизу показался нам едва заметною трещиною<text:span text:style-name="T16">61</text:span>; мы увидели несколько мужчин и дам, пришедших по следам нашим в пещеру, и в трубку могли различить, что они вальсировали под арфу, которой звуки нам явственно слышались; из пропасти закричали мы им <text:span text:style-name="T11">браво</text:span>! и полезли на Klein-Winterberg. </text:p>
      <text:p text:style-name="P734"><text:span text:style-name="T52">Klein-Winterberg.</text:span><text:span text:style-name="T53"> </text:span><text:span text:style-name="T40">Фортуна, до сих пор к нам благосклонная, отказалась от нас у подошвы этой горы: небо задернулось облаками, и начался дождь, сначала </text:span>мелкий, потом довольно сильный; мы промокли до костей. Одно утешение нам оставалось: проводник уверял нас, что на высоте горы найдем мы защиту. Хотя мы и шли всё лесом, но это нисколько не спасало от дождя, напротив, его удвоивало; ветер шатал деревья, и крупные капли, сыпавшиеся с листьев, составляли крупный древесный дождь, который нимало не уступал небесному. Но вот мы на вершине, и дождик перестал. Спешу к обещанному убежищу — что же? Это не иное что, как каменная беседка, со всех сторон открытая, в которой бушевал сильный, холодный ветер. На первую минуту чувство обманутой надежды было весьма неприятно: но часто живейшие удовольствия находишь там, где их не ожидаешь. Новое чудесное зрелище поразило нас: облака разорвались огромными массами и страшно летали над нашими головами; голубое небо выглядывало и исчезало; на всех пунктах горизонта являлись тучи, одни уходящие, другие идущие; в некоторых местах они были совершенно черные, и под ними чернели далекие горы, которые врезывались в них своими вершинами; в других местах тучи сливались дождем с горизонтом, и казалось, что там был промежуток пустоты: как будто что-то разрушилось, и один только столб пыли остался. Ближние предметы были еще чудеснее! Горы с лесистыми боками, долины, деревья, утесы — всё смешалось в один хаос; дождик перестал, и со всех сторон начали подыматься пары: там вилась ужасная белая змея в клубящемся облаке дыму; там множество легких облаков летели, как стая привидений; там вершина горы была перерезана туманною полосою; там целая гора синела на воздухе, и под нею волновались облака; там вдоль глубокой долины тянулась и подымалась длинная полоса паров, похожая на дым от обширного пожара в лесу или на необъятную, разбросанную, седую гриву какого-нибудь чудовища, которую раздувал и рвал сильный ветер<text:span text:style-name="T16">62</text:span>, — словом, зрелище было неописанное; я <text:soft-page-break/>забыл холод и мокроту и не мог наглядеться на этот величественный хаос. А арфа как тут. Вошедши в беседку, мы и не приметили, что в углу ее притаился старый богемец с маленькою<text:span text:style-name="T16">63</text:span> дочерью; увидев путешественников, он принялся исполнять свою должность, заиграл и запел, а малютка начала ему вторить. И что же они запели? «Прощание Бонапарте с Франциею» (я списал эту песню; она, кажется, стала народною: я слышал ее и на Bastey и после на Schloβberg подле Теплица)<text:span text:style-name="T16">64</text:span>. Признаюсь, такая неожиданная гармония, посреди туманного волнения между утесов, поразила меня. Пение было неискусное, но в соединении дрожащего голоса старика с звонким и еще не созревшим голосом младенца было что-то трогательное, а содержание песни разительно согласовалось с тем местом, на котором она нам слышалась: вокруг нас всё было пустынно и дико<text:span text:style-name="T16">65</text:span>; вечные утесы стояли неподвижно, и между ими легким дымом, ничтожными призраками летали остатки минувшей бури: поневоле виделось тут бурное, <text:span text:style-name="T40">разлетевшееся величие Наполеона! И что-то было прискорбно-поражающее</text:span><text:span text:style-name="T55">66 </text:span><text:span text:style-name="T40">в этом имени, недавно грозном</text:span><text:span text:style-name="T55">67</text:span><text:span text:style-name="T40">, которое (без всякого о нем понятия) старик и </text:span>младенец повторяли в глухой дичи, чтобы получить несколько крейцеров от проходящего. На наше счастье вблизи беседки, построенной для удовольствия путешественников, нашлась лачужка, в которой мы развели огонь, обсушились и даже напились кофе. Пока мы грелись и морщились от дыму, наш проводник рассказывал нам сказки. Через полчаса мы опять отправились в путь; но на вершине большого Winterberg, с которого в ясную погоду можно видеть как в панораме все горы Саксонии и часть гор богемских, не видали мы ничего: опять начался мелкий дождь, и всё слилось в однообразный непроницаемый туман<text:span text:style-name="T16">68</text:span>.</text:p>
      <text:p text:style-name="P469"><text:span text:style-name="T11">Prebisch-Thor</text:span>. Вздохнув о потере удовольствия и не надеясь переждать ненастья, которое, казалось, совсем овладело небом, пошли мы далее; но дождик вдруг перестал, и мы ободрились и, наконец, миновав утесы, называемые die Schäfersteine<text:span text:style-name="T15"><text:note text:id="ftn68" text:note-class="footnote"><text:note-citation>68</text:note-citation><text:note-body><text:p text:style-name="P93"><text:s/>Пастушьи камни (<text:span text:style-name="T11">нем</text:span>.).</text:p></text:note-body></text:note></text:span> и переступив за границу Богемии, очутились на высоте утеса, называемого Prebisch-Thor<text:span text:style-name="T15"><text:note text:id="ftn69" text:note-class="footnote"><text:note-citation>69</text:note-citation><text:note-body><text:p text:style-name="P93"><text:s/>Ворота Пребиш (<text:span text:style-name="T11">нем</text:span>.).</text:p></text:note-body></text:note></text:span>. С этой крутизны имели мы почти такой же вид, как и с Klein-Winterberg; но впечатление, которое он сделал над нами, было точно похоже на радость: прояснившееся время прояснило и душу<text:span text:style-name="T16">69</text:span>. Воспоминание о Prebisch-Thor есть самое приятное<text:span text:style-name="T16">70</text:span> из всех, оставшихся мне от Саксонской Швейцарии. Prebisch-Thor есть такая же сквозная пещера, как и Kuhstall, только несравненно уже и выше; сперва всходишь на верх того камня, который образует ее свод, потом уже спускаешься под самый свод; но как описать<text:span text:style-name="T16">71</text:span> это чудесное место!<text:span text:style-name="T16">72</text:span> Вообразите узкую скалу длиною в десять или пятнадцать сажен, а шириною не более четырех аршин, положенную на два других стоячих утеса; на этой узкой каменной полосе стоишь, будучи окружен спереди, справа и слева пропастями сажен во сто глубиною, из которых, как страшилища, высовываются другие голые утесы<text:span text:style-name="T16">73</text:span>; за ними зеленеют с трех сторон долины; позади их подымаются лесистые невысокие горы, между которыми также видишь дно извивающихся долин, а за этими близкими зеленеющими горами стоят, как привидения, далекие, синие, и над всем этим неописанным разнообразием гор и долин вообразите тот же чудесный туман, волнующийся, летающий<text:span text:style-name="T16">74</text:span>, но гораздо более прозрачный, так что по временам можно было различить всё, что таилось под его зыбкими волнами; но иногда вдруг он совершенно сгущался, и в эти минуты казалось, что стоишь на краю света, что земля кончилась и что за шаг от тебя уже нет ничего, кроме бездны неба. Рядом с Prebisch-Thor находится другая скала, отделенная от первой пропастью, гораздо выше, уже и круче: она называется Prebisch-Wand<text:span text:style-name="T15"><text:note text:id="ftn70" text:note-class="footnote"><text:note-citation>70</text:note-citation><text:note-body><text:p text:style-name="P93"><text:s/>Стена Пребиш (<text:span text:style-name="T11">нем</text:span>.).</text:p></text:note-body></text:note></text:span>. </text:p>
      <text:p text:style-name="P469">Мы лазили на нее, чтобы взглянуть на Prebisch-Thor сбоку — вид несравненный: <text:span text:style-name="T40">не понимаешь, для кого созданы природою в пустыне</text:span><text:span text:style-name="T55">75</text:span><text:span text:style-name="T40"> эти таинственные ворота и куда ведут они; кругом их бездны, сквозь их отверстие виден один волную</text:span>щийся туман и что-то, как будто из другого света, мелькает сквозь этот полупрозрачный сумрак<text:span text:style-name="T16">76</text:span>; и на высоте утеса, образующего их свод, на голом граните растет одинокая ель<text:span text:style-name="T16">77</text:span>: корни ее совсем обнажены, не знаешь, откуда берут они свою пищу; но она зелена, свежа, и бури ее не трогают: я подумал о Фридрихе — эта картина для его кисти! У самой Prebisch-Wand стоит, как будто ее сторож, ужасная, уединенная скала<text:span text:style-name="T16">78</text:span> Prebisch-Kegel<text:span text:style-name="T15"><text:note text:id="ftn71" text:note-class="footnote"><text:note-citation>71</text:note-citation><text:note-body><text:p text:style-name="P93"><text:s/>Конус Пребиш (<text:span text:style-name="T11">нем</text:span>.).</text:p></text:note-body></text:note></text:span>: это гранитный столб, со всех сторон неприступный; с начала света никто<text:span text:style-name="T16">79</text:span>, кроме разве орла, не бывал на его вершине, и эта неприкосновенность придавала ему какое-то величие<text:span text:style-name="T16">80</text:span>.</text:p>
      <text:p text:style-name="P469"><text:span text:style-name="T11">Возвращение в Шандау. </text:span>Солнце выглянуло из туч, когда мы от Prebisch-Thor спустились в глубину долины по лесистой горе, называемой die heiligen Hallen<text:span text:style-name="T15"><text:note text:id="ftn72" text:note-class="footnote"><text:note-citation>72</text:note-citation><text:note-body><text:p text:style-name="P93"><text:s/>Священные залы (<text:span text:style-name="T11">нем</text:span>.).</text:p></text:note-body></text:note></text:span> и которая как необъятный разрушенный амфитеатр с бесчисленными ступенями подымалась позади нас; утесы образовали стены, своды, ложи и галереи: надобно было идти по крутому их скату почти целую версту, чтобы добраться до дна долины, и тут я узнал, что идти долго по крутизне <text:span text:style-name="T11">вниз</text:span> гораздо труднее, нежели подыматься <text:span text:style-name="T11">вверх</text:span><text:span text:style-name="T16">81</text:span>. Всё потемнело, когда мы спустились в Bielgrund и по берегу быстрого ручья пошли в Hirnischkretschen, пограничное местечко, где находится австрийская таможня — здесь кончается Саксония и начинается Богемия. Наш проводник, шедший вперед, сыграл над нами забавную шутку; нам надобно было проходить мимо нескольких мельниц, и он везде рассказывал, что мы <text:span text:style-name="T11">турки</text:span>; усы Олсуфьева подтверждали этот рассказ, и нас везде встречали толпы ребятишек; мы нарочно заговаривали с ними по-русски, чтоб нас не поняли; но нам отвечали или громким хохотом или совсем не отвечали и разбегались<text:span text:style-name="T16">82</text:span>. В Hirnischkretschen дожидалась нас лодка, и мы поехали Эльбою в Шандау. Несмотря на вечернюю сырость, наше плавание было приятно: между утесами, которые как стены подымаются на правом берегу реки<text:span text:style-name="T16">83</text:span>, один достоин примечания по своей фигуре: его называют die Königsnase<text:span text:style-name="T15"><text:note text:id="ftn73" text:note-class="footnote"><text:note-citation>73</text:note-citation><text:note-body><text:p text:style-name="P94"><text:s/>Королевский нос (<text:span text:style-name="T11">нем</text:span>.).</text:p></text:note-body></text:note></text:span>: в самом деле, видишь профиль огромной головы, смотрящей на воды из-за скалы, и эта голова с движением лодки беспрестанно <text:soft-page-break/>переменяет и физиономию, и положение; наконец она ложится и пропадает; несколько елей, выросших на высоте, кажутся букетом, пришпиленным к груди каменного великана. Была почти ночь, когда мы возвратились в Шандау, столь же усталые и голодные, как и накануне; но так как в Шандау нашлись опять вкусные форели и так как наши совести всё еще продолжали быть непорочными, то мы, как и накануне, отужинали с аппетитом и заснули глубоким сном праведных<text:span text:style-name="T16">84</text:span>.</text:p>
      <text:p text:style-name="P469"><text:span text:style-name="T52">Lilienstein. Brand. Hohestein.</text:span><text:span text:style-name="T53"> </text:span><text:span text:style-name="T40">Не стану подробно описывать Вашему Высочеству остального нашего путешествия: ничто не будет ново в описании, хотя </text:span>виденные нами предметы имеют каждый много особенного<text:span text:style-name="T16">85</text:span>. Мы взбирались в жар, по песку, на крутой Lilienstein<text:span text:style-name="T15"><text:note text:id="ftn74" text:note-class="footnote"><text:note-citation>74</text:note-citation><text:note-body><text:p text:style-name="P93"><text:s/>Камень Лилии (<text:span text:style-name="T11">нем</text:span>.).</text:p></text:note-body></text:note></text:span>, с которого видишь вблизи Кönigsstein и необъятную гористую окрестность; на краю горизонта можно различить, как темную точку, Ноллендорфскую часовню. У подошвы Лилиенштейна в 1813 расположились<text:span text:style-name="T16">86</text:span> укрепленным лагерем остатки французской армии, почти уничтоженной в России — и теперь еще видны батареи. Это, как говорит Олсуфьев, было предсказанием того, что случилось после: Наполеонова армия нашла защиту под Камнем Лилии, в виду роковой Ноллендорфской часовни. С Лилиенштейна, через поля и свежую долину Tiefegrund<text:span text:style-name="T15"><text:note text:id="ftn75" text:note-class="footnote"><text:note-citation>75</text:note-citation><text:note-body><text:p text:style-name="P95"><text:s/>Глубокая долина (<text:span text:style-name="T11">нем</text:span>).</text:p></text:note-body></text:note></text:span><text:span text:style-name="T16">, 87</text:span>, достигли мы около вечера до утеса, называемого der Brand<text:span text:style-name="T15"><text:note text:id="ftn76" text:note-class="footnote"><text:note-citation>76</text:note-citation><text:note-body><text:p text:style-name="P95"><text:s/>Пожар (<text:span text:style-name="T11">нем</text:span>.).</text:p></text:note-body></text:note></text:span>: он очень сходен с Bastey; и вид с него если не обширнее, то привлекательнее: перед самыми глазами, в глубине, зеленая долина, вдоль которой по излучинам ручья вьется дорога; к ней примыкает другая долина, также свежая и зеленая; за ними густая темная роща, за которою в двух местах блистает Эльба и синеют те же горы, которые видны с Bastey; вечернее солнце удивительно украшало и разнообразило эту картину<text:span text:style-name="T16">88</text:span>. Прежде, нежели оно закатилось, успели мы прийти в городок Hohenstein и осмотреть находящийся в нем старинный замок: можно сказать, что он висит над пропастью и что скала, его держащая, всякую минуту готова с ним обрушиться<text:span text:style-name="T16">89</text:span>. Часть этой пропасти, в которую со страхом глядишь с террасы замка, обращенной ныне в цветник, называется Bärengarten<text:span text:style-name="T15"><text:note text:id="ftn77" text:note-class="footnote"><text:note-citation>77</text:note-citation><text:note-body><text:p text:style-name="P95"><text:s/>Медвежий садок (<text:span text:style-name="T11">нем</text:span>.).</text:p></text:note-body></text:note></text:span>: в ней когда-то за высокими стенами живали медведи, которых ловили в окружных лесах<text:span text:style-name="T16">90</text:span>; из окон замка можно было любоваться их дикою домашнею жизнью. В замке показывают остатки старинных тюрем; одна из них, темная и низкая, называлась die Marterkammer<text:span text:style-name="T15"><text:note text:id="ftn78" text:note-class="footnote"><text:note-citation>78</text:note-citation><text:note-body><text:p text:style-name="P95"><text:s/>Камера пыток (<text:span text:style-name="T11">нем</text:span>.).</text:p></text:note-body></text:note></text:span><text:span text:style-name="T16"> 91</text:span>, и была определена для пытки: нынче хранится в ней один невинный картофель; в другой, полуразвалившейся, содержался преступник Клеттенберг (за делание фальшивой монеты); этот несчастный вздумал было спастись, и из соломы, служившей ему подстилкою, свил веревку, спустился по ней из окна, но веревка была слишком коротка; он прянул и переломил ногу; его поймали и казнили; а предательницу-веревку и теперь показывают путешественникам. В Hohenstein<text:span text:style-name="T15"><text:note text:id="ftn79" text:note-class="footnote"><text:note-citation>79</text:note-citation><text:note-body><text:p text:style-name="P95"><text:s/>Высокий камень (<text:span text:style-name="T11">нем</text:span>.).</text:p></text:note-body></text:note></text:span> кончилось наше странствие. Здесь дожидалась <text:span text:style-name="T40">нас коляска наша, приехавшая сюда из Шандау. Было гораздо за полночь, когда мы возвратились в Дрезден</text:span><text:span text:style-name="T55">92</text:span></text:p>
      <text:p text:style-name="P469">Так прошли для меня в самых чистых удовольствиях три дня. Простите, если я наскучил Вашему Высочеству длинным своим описанием<text:span text:style-name="T16">93</text:span>. Я предаюсь вполне тому счастью, которое Вы дали мне милостивым своим приказанием писать к Вам, счастью сообщать Вам то, что я вижу, думаю и чувствую в моем путешествии. Это веселое путешествие есть Ваше благодеяние; и Вы же сообщили ему и главную его прелесть: мне весело видеть, и так же весело пересказывать о виденном Вашему Высочеству.</text:p>
      <text:p text:style-name="P469">Приношу здесь мое глубочайшее почтение Его Императорскому Высочеству и с чувством этого неограниченного почтения, с живейшею благодарно-</text:p>
      <text:p text:style-name="P501">стью за все бесценные Ваши милости честь имею быть</text:p>
      <text:p text:style-name="P634">Вашего Императорского Высочества покорнейшим слугою</text:p>
      <text:p text:style-name="P338">Жуковский</text:p>
      <text:h text:style-name="Heading_20_1" text:outline-level="1">464. </text:h>
      <text:p text:style-name="P401">А. А. Воейковой</text:p>
      <text:p text:style-name="P21"><text:span text:style-name="T11">4/16 июня 1821 г. Дрезден</text:span><text:span text:style-name="T6">*</text:span></text:p>
      <text:p text:style-name="P469">Саша, мой милый друг и товарищ, ты удивишься, что я тебя величаю в начале письма высочеством. Вот и объяснение загадки: великая княгиня велела мне к себе писать; я рад этому милому приказанию и буду к ней писать свободно, и буду подробно описывать то, что со мною случится. Но в то же время надобно писать и к тебе, и к Маше и описывать то же, что к ней: я слишком ленив, чтоб два раза описывать одно и то же, и вот что я выдумал: это вдруг пришло мне как вдохновение в голову, когда я начал писать это письмо.</text:p>
      <text:p text:style-name="P469">Мои письма к в&lt;еликой&gt; к&lt;нягине&gt; будут в то же время и к тебе. Я пишу к ней без всякого принуждения, это еще даст бóльшую прелесть моим письмам, для меня, что она будет соединена для меня с тобою, — вставки в скобках будут принадлежать тебе, Маше и Тургеневу без разбора. Ты же должна быть переписчиком моих писем для Маши. Вот единственный способ согласить мою лень с моим для меня наслаждением, которого она, то есть лень, жестоким образом меня лишает. Но одно, и важное, условие: не показывать этих писем никому. Ты сама должна чувствовать, что мои письма к в&lt;еликой&gt; к&lt;нягине&gt; не должны ходить по рукам; прошу об этом и Машу, и Тургенева: эти письма только для <text:soft-page-break/>вас трех. Для меня будет и огорчение, и досада, если кто-нибудь, кроме вас и маменьки, их увидит. Надеюсь, что вы в точности исполните эту просьбу: из этого запрещения никого не исключаю. Можете обо мне рассказывать, но не давайте и не показывайте моих писем. Прости, Саша, возвращаюсь к моему милому высочеству.</text:p>
      <text:p text:style-name="P469"><text:span text:style-name="T94">N</text:span>B. Маша, не пугайся моего намерения ехать через Варшаву — из Варшавы поеду на Ригу и Дерпт<text:span text:style-name="T15">1</text:span>. Мы увидимся, но на минутку.</text:p>
      <text:h text:style-name="Heading_20_1" text:outline-level="1">465. </text:h>
      <text:p text:style-name="P383">К. Я. Булгакову</text:p>
      <text:p text:style-name="P20"><text:span text:style-name="T11">25 июня / 7 июля &lt;1821 г.&gt; Карлсбад</text:span><text:span text:style-name="T6">*</text:span></text:p>
      <text:p text:style-name="P469">Милый, вот тебе пакет<text:span text:style-name="T16">1</text:span>: перешли его тотчас к Тургеневу. Прости, что не пишу более; великий князь<text:span text:style-name="T16">2</text:span> (который NB застал меня в Карлсбаде) невзначай сказал мне об отправлении фельдъегеря, и я должен нести к нему письмо, ибо фельдъегерь сию минуту едет. Обнимаю тебя и люблю по-старому. Мой дружеский поклон Марии Константиновне и всем милым твоим.</text:p>
      <text:p text:style-name="P527">Твой <text:span text:style-name="T11">Жуковский </text:span></text:p>
      <text:p text:style-name="P240">Карлсбад 25 июня/7 июля.</text:p>
      <text:h text:style-name="Heading_20_1" text:outline-level="1">466. </text:h>
      <text:p text:style-name="P387">Великой княгине Александре Федоровне</text:p>
      <text:p text:style-name="P314">23 июня / 5 июля — 29 июня / 10 июля &lt;1821 г.&gt; Карлсбад</text:p>
      <text:p text:style-name="P247">Карлсбад. 23 июня / 5 июля</text:p>
      <text:p text:style-name="P469">В последнем письме моем описывал я Вашему Императорскому Высочеству путешествие мое по Саксонской Швейцарии. Теперь буду иметь честь представить Вам отчет в остальной моей дрезденской жизни. Я познакомился в Дрездене с некоторыми интересными людьми, но буду говорить Вашему Высочеству только о двух, о Фридрихе и Тике.</text:p>
      <text:p text:style-name="P735">Кто знает <text:span text:style-name="T11">Фридриховы</text:span> туманные картины и по этим картинам, изображающим природу с одной только мрачной ее стороны, вздумает искать в нем задумчивого меланхолика, с бледным лицом, с поэтическою мечтательностью в глазах, тот ошибется. Лицо Фридриха не поразит никого, кто с ним встретится в толпе; это сухощавый, среднего роста человек, белокурый, с белыми бровями, нависшими на глаза; отличительная черта его физиономии есть простодушие; таков он и характером: простодушие чувствительно во всех его словах; он говорит без красноречия, но с живостью искренности и чувства, особливо когда коснется до любимого его предмета, до природы, с которою он как семьянин; но он говорит об ней так же, как ее изображает, без мечтательности, а с оригинальностью. И в картинах его нет ничего мечтательного; напротив, они нравятся своею верностью, ибо каждая возбуждает в душе воспоминание о чем-то знакомом; если находишь в них более того, что видят глаза, то этому та причина, что живописец смотрел на природу не как артист, который в ней <text:span text:style-name="T40">ищет только образца для кисти, а как человек с чувством и воображением, ко</text:span>торый повсюду находит в ней символ человеческой жизни. Фридрих мало заботится о правилах искусства: он пишет свои картины не для знатоков в живописи, а для друзей его образца, природы<text:span text:style-name="T16">1</text:span>; критики могут им быть недовольны, но лучший из критиков, непредубежденное чувство<text:span text:style-name="T16">2</text:span>, всегда на его стороне. Он так же точно судит и о чужих картинах: я несколько раз был с ним вместе в галерее; смотря на многие картины, он не мог назвать мне живописцев; и вообще всё то, что заключается в учебных книгах о живописи<text:span text:style-name="T16">3</text:span>, мало ему знакомо; зато во многих картинах находил он такие красоты или недостатки, которые только тому, кто заглянул в учебную книгу природы, могут быть приметны. Я нашел у него несколько начатых картин — одну из них, верно, было бы приятно Вам иметь; она может служить дополнением той, которую Вы уже имеете: лунная ночь, небо было бурно, но буря миновалась, и все облака сбежались на отдаленный горизонт, оставив полнеба уже совершенно чистым; луна стоит над самыми тучами, и их края освещены ее блеском; море тихо: низкий берег усыпан камнями; на берегу якорь; вдали, на самом краю моря, виден парус бегущего к берегу корабля<text:span text:style-name="T16">4</text:span> (это <text:span text:style-name="T11">возвращаются</text:span> на родину те, которые на Вашей картине ее <text:span text:style-name="T11">покидают</text:span><text:span text:style-name="T16">5</text:span>) — его ждут! Две молодые женщины сидят на камнях и смотрят на далекий парус с спокойною надеждою; двое мужчин, более нетерпеливых в своей надежде, перепрыгнули через первые камни и стоят несколькими шагами ближе к кораблю, посреди воды, и смотрят также вдаль; перед ними еще несколько камней, но до них уже допрыгнуть невозможно! Эта картина только начата, но рисунок прекрасный — просто и выразительно! Она вдвое больше Вашей; я спросил о цене — сто червонцев!<text:span text:style-name="T16">6</text:span> Фридриху теперь задана задача: кому-то хочется иметь две картины; на одной должна быть изображена <text:span text:style-name="T11">южная</text:span> природа<text:span text:style-name="T16">7</text:span> в ее роскошной и величественной прелести; на другой — природа <text:span text:style-name="T11">севера</text:span>, во всей красоте ее ужасов — последнюю взялся написать Фридрих, но он еще сам не знает, что напишет; ждет минуты вдохновения, которое (по его словам) приходит к нему иногда во сне<text:span text:style-name="T16">8</text:span>. Я так скоро и коротко познакомился с Фридрихом<text:span text:style-name="T16">9</text:span> и он так показался мне сродни, что я предложил было ему ехать вместе со мною в Швейцарию — моих денег достало бы для двоих, — но он мне отказал, и еще более понравился своим отказом. «Вы хотите иметь <text:span text:style-name="T11">меня</text:span> с собою, — отвечал он, — но тот <text:span text:style-name="T11">я</text:span>, который Вам нравится, с Вами не будет! Я должен остаться один и <text:span text:style-name="T11">знать</text:span>, что я один, чтобы разглядеть и почувствовать природу вполне; я должен отдаться тому, что меня окружает, <text:span text:style-name="T11">слиться с моими облаками и утесами</text:span>, чтобы быть тем, что я есмь<text:span text:style-name="T16">10</text:span>. Одиночество необходимо мне для разговора с природою<text:span text:style-name="T16">11</text:span>: однажды случилось мне прожить целую неделю в Оттовальде-Grund между утесами и елями, и во всё это время не встретил я ни одного живого человека; правда, такой методы не присоветую никому — и для <text:soft-page-break/>меня было это уже излишеством: невольно мрачность заходит <text:span text:style-name="T40">в душу. Но это же должно доказать Вам, что мое товарищество не может ни для кого быть приятно».</text:span></text:p>
      <text:h text:style-name="Heading_20_2" text:outline-level="2">* * *</text:h>
      <text:p text:style-name="P469">После Фридриха надобно описать <text:span text:style-name="T11">Тика</text:span>. Он имеет важную, но прекрасную наружность; в молодости, верно, был он красавец; теперь ему должно быть около 50-ти лет<text:span text:style-name="T16">12</text:span>: человек посредственного роста, довольно толстый; в лице нет ничего разительного, но это лицо всегда заметишь: во всех чертах какое-то приятное согласие; глаза, не имея ни особенного блеска, ни быстроты, весьма выразительны<text:span text:style-name="T16">13</text:span>: в них есть мечтательность Штернбальда; и вообще в Тике видишь человека мыслящего, но которого мысли более принадлежат его собственному идеальному<text:span text:style-name="T16">14</text:span> миру, нежели существенности. Это поэтическая сторона Тика — вот прозаическая: он беспрестанно страдает ревматизмом, ходит согнувшись и едва может передвигать ноги. В первое мое свидание с ним мы немного поспорили: он обожатель Шекспира, и, может быть, никто из самих англичан не понимает Шекспирова духа так, как он. Я признался ему в своем грехе, сказал, что chef d’œuvre<text:span text:style-name="T15"><text:note text:id="ftn80" text:note-class="footnote"><text:note-citation>80</text:note-citation><text:note-body><text:p text:style-name="P97"><text:s/>Шедевр (<text:span text:style-name="T11">франц</text:span>.).</text:p></text:note-body></text:note></text:span> Шекспира «Гамлет» кажется мне чудовищем, что я никак не могу найти в нем того глубокого смысла<text:span text:style-name="T16">15</text:span>, который находит в нем Шлегель: он видит в его непонятности всю человеческую судьбу с ее загадками; таким образом легко изъяснять нелепости, а мне кажется, что те, которые столь много видят в «Гамлете», доказывают тем более собственное богатство мыслей и воображения, нежели его превосходство. «Но в том-то и привилегия истинного гения, — сказал мне Тик, — что он без ясной мысли и не назначая себе наперед дороги, по одному естественному стремлению вдруг доходит до того, что другие медленным размышлением по следам его открывают. Чувство, которому он повинуется, есть темное, но верное; он вдруг подымается на высоту и, стоя на ней, служит для других светлым маяком, которым они руководствуются на неверной своей дороге». — Это прекрасно и справедливо вообще, но, право, не знаю, как применить это к «Гамлету»!<text:span text:style-name="T16">16</text:span></text:p>
      <text:p text:style-name="P736">Тик — немецкий Плещеев:<text:span text:style-name="T16"> </text:span>он прекрасно читает драматические сочинения<text:span text:style-name="T16">17</text:span>. Я просил, чтобы он прочитал мне «Гамлета» и чтобы после чтения сообщил подробно свои мысли об этом чудесном уроде. Он дал мне слово, и я, по окончании моего путешествия по Швейцарии Саксонской, явился к нему опять. В первое мое посещение нашел я его одного с какою-то пожилою дамою, которую принял за его жену, потому что она хозяйничала и меня угощала: но это была графиня Финкенштейн<text:span text:style-name="T16">18</text:span>, живущая с его семейством<text:span text:style-name="T16">19</text:span>. Во второй раз нашел я их всех в сборе; жена его кажется женщиною простого, здравого ума; обе дочери милы, особливо старшая, которая, не будучи красавицею, имеет <text:span text:style-name="T95">м</text:span><text:span text:style-name="Основной_20_текст_5f_">ного приятного: доброе дитя, с умною простотою, образованностью и жен</text:span><text:span text:style-name="T35">­скою скромностью</text:span><text:span text:style-name="Основной_20_текст_5f_"><text:span text:style-name="T15">20</text:span></text:span><text:span text:style-name="Основной_20_текст_5f_">. Это семейство мне понравилось; они приняли меня с до</text:span>брожелательством, и во все минуты, которые после я провел с ними вместе, был я у них как дома, как с давнишними знакомцами, и в Тике я рад был найти то, чего единственно ищу в людях, уже знакомых мне по таланту: добродушие. Он не мог читать «Гамлета» (пиеса слишком длинна, а он был не совсем здоров), но прочитал «Макбета». Великое искусство! точно живопись в словах: особенно понравились мне в чтении все места ужасные! Он так же, как Плещеев, читает, не называя лиц, но по голосу и по физиономии<text:span text:style-name="T16">21</text:span> легко можно их всех узнавать; кажется однако, что в выражении чувства уступает он нашему смуглому декламатору<text:span text:style-name="T16">22</text:span>. В другой раз читал он мне Шекспирову комедию «Was Ihr wollt»<text:span text:style-name="T15"><text:note text:id="ftn81" text:note-class="footnote"><text:note-citation>81</text:note-citation><text:note-body><text:p text:style-name="P98"><text:s/>«Как вам это понравится» (<text:span text:style-name="T11">нем</text:span>.)</text:p></text:note-body></text:note></text:span>, и в комическом он еще лучше, нежели в трагическом; но всё Плещеев кажется мне забавнее, может быть и потому, что французская комедия мне более знакома, нежели Шекспирова. Шекспир смешит резким изображением характеров, но в шутках его нет тонкости; по большой части одна игра слов, и он часто оскорбляет ими вкус. Сверх того, кажется мне, что Тик дошел до смешного <text:span text:style-name="T11">искусством</text:span>: характер его более важный, нежели веселый, а наш Плещеев забавен и весел характером: зато в каждой комедии он как дома, и разные рожи, которые во время чтения появляются на черноватом его лике, не стоят ему ничего. Мне жаль было расставаться с Тиком: вероятно, это навсегда! Он обрадовался, когда я ему сказал, что Вы любите его «Штернбальда»<text:span text:style-name="T16">23</text:span> и что в Вашем альбоме выписано несколько мест из этой книги<text:span text:style-name="T16">24</text:span>.</text:p>
      <text:h text:style-name="P162" text:outline-level="2">* * *</text:h>
      <text:p text:style-name="P737"><text:span text:style-name="T11">Картинная галерея</text:span>. <text:span text:style-name="T11">Внутренняя зала</text:span>. Я видел в Дрездене <text:span text:style-name="T11">Оружейную</text:span>, <text:span text:style-name="T11">Собрание древностей</text:span>, <text:span text:style-name="T11">Менгсовы гипсы</text:span><text:span text:style-name="T16">25</text:span>, но видел мельком, следовательно, и говорить об них не могу. Сожалею, что ненастье почти не позволило мне познакомиться с прелестными окрестностями Дрездена; в мое пребывание были ясными только те дни, которые так удачно я выбрал для путешествия в Тарант и по Саксонской Швейцарии: остальные же почти все были дождливые. Но я воспользовался ими для обозрения картинной галереи, в которой был раз шесть — слишком мало, чтобы познакомиться с нею как дóлжно. Я подходил к этой галерее с любопытством ожидания: мне весело было перед нею остановиться и сказать себе, что между мною и лучшим созданием Рафаэлева гения одна только стена, что расстояние и препятствия исчезли и что я через минуту увижу то, о чем до сих пор слыхало только одно воображение. Но при входе в эту галерею первое чувство, какое в себе замечаешь, есть досада неисполненного ожидания. Думаешь войти в святилище искусства, в котором его уважают, <text:span text:style-name="Основной_20_текст_5f_">и входишь в огромный сарай, довольно темный, которого стены загромождены нечистыми картинами в бедных золотых рамах. Маленькие неопрятные сенцы </text:span>ведут прямо в галерею; на окнах бросаются в глаза множество шляп; беспрестанно нарушает внимание звон колокольчика, висящего на двери, затворяемой и отворяемой всякую минуту<text:span text:style-name="T16">26</text:span>; множество станков для тех, которые списывают картины, стоит в окнах и заслоняет свет, и число самих картин так велико в одном месте, что внимание невольно приходит в замешательство; одним словом, здесь всё сделано, чтобы помешать искусству произвести свое действие<text:span text:style-name="T16">27</text:span>.</text:p>
      <text:p text:style-name="P469">Галерея состоит из двух огромных зал — одна <text:span text:style-name="T11">внутренняя</text:span>, где италианская школа; другая <text:span text:style-name="T11">наружная</text:span>, в которой фламандская и пр. Последняя гораздо обширнее первой. Можно сказать, что треть картин<text:span text:style-name="T16">28</text:span> не существует для зрителя: <text:soft-page-break/>одни повешены так высоко, что никакое зрение до них не достанет; другие висят в простенках, в темноте, и глаза, ослепленные светом из окон, видят одну темную холстину с неясными фигурами в запачканных золотых рамах. Вот некоторые картины италианской школы, на которые успел я посмотреть с бóльшим примечанием<text:span text:style-name="T16">29</text:span>.</text:p>
      <text:p text:style-name="P738"><text:span text:style-name="T11">Две головы Спасителя Гвидо Рени</text:span><text:span text:style-name="T16">30</text:span>. Они почти одинакие, но выражение лиц разное: на одной страдание с покорностью и смирением; на другой то же страдание, но с живостью спасающей любви<text:span text:style-name="T16">31</text:span>. Об этих двух картинах сказала покойная великая княгиня Екатерина Павловна: «L’un souffre, l’autre supporte»<text:span text:style-name="T15"><text:note text:id="ftn82" text:note-class="footnote"><text:note-citation>82</text:note-citation><text:note-body><text:p text:style-name="P97"><text:s/>«Один страдает, другой переносит» (<text:span text:style-name="T11">франц</text:span>.). Слово <text:span text:style-name="T11">supporter</text:span> означает и «брать на себя»; в данном случае имеется в виду то, что Спаситель взял на себя грехи человечества и искупает их.</text:p></text:note-body></text:note></text:span>. «Иродиада с головою С&lt;вятого&gt; Иоанна Крестителя» <text:span text:style-name="T11">Леонардо да Винчи</text:span> — прекрасное женское лицо, на котором выражается суровость души, не растроганной, но втайне смущенной образом мертвой головы Иоанна. «Святая Сесилия, играющая на органах» <text:span text:style-name="T11">Карло Дольче</text:span>. Вам она известна: это идеал женской скромной прелести. Славная <text:span text:style-name="T11">Тицианова</text:span> «Венера»: признаюсь в своем преступлении; эта Венера, несмотря на совершенство живописи, показалась мне холодна как лед. «Спаситель с чашею» <text:span text:style-name="T11">Карло Дольче</text:span>. Это также славная картина; она, кажется, была несколько раз выгравирована, но действие, которое она производит, более механическое, нежели нравственное: оно принадлежит более ярким ее краскам. Стоя перед нею, по предубеждению, силился я себя уверить, что в лице Спасителя, благословляющего таинственную чашу, точно есть всё то, чему в нем быть дóлжно в минуту любви и жертвы, но какое-то темное чувство со мною спорило; наконец, Фридрих решил сомнение одним словом: «Es ist kein Gott der Liebe; es ist ein Heuchler!»<text:span text:style-name="T15"><text:note text:id="ftn83" text:note-class="footnote"><text:note-citation>83</text:note-citation><text:note-body><text:p text:style-name="P99"><text:s/>«Это не бог любви, это лицемер!» (<text:span text:style-name="T11">нем</text:span>.).</text:p></text:note-body></text:note></text:span>. И это правда, искусство без души<text:span text:style-name="T16">32</text:span>. Что сказать о <text:span text:style-name="T11">Коррежиевой </text:span>«Ночи»? Надобно быть живописцем или знатоком, <text:span text:style-name="T40">чтобы вполне ей удивляться! В самом деле, сияние, на ней распространенное, есть чудное создание кисти: всё, что близко Спасителю, освещено ярким его </text:span>блеском, который без лучей кругом его разливается; чем далее от него, тем мрачнее, и за этим ночным мраком видна вдали на горизонте полоса утреннего света: удивительная свежесть и прозрачность! Но вот и всё действие: сама же сцена, изображенная на картине, не производит никакого впечатления: пастухи не боготворят новорожденного, а смотрят на него с грубым любопытством, ангелы не радуются, а кривляются; одно только лицо Богоматери прекрасно<text:span text:style-name="T16">33</text:span>. Здесь в трех картинах есть полная история святой Магдалины. <text:span text:style-name="T11">Франческини</text:span> изобразил ее в минуту перехода от света к покаянию и Богу: блестящие уборы сброшены, у ног ее лежит дисциплина<text:span text:style-name="T16">34</text:span>, которою она сама себя истерзала; устав от телесного страдания и скорби душевной, она лежит на руках женщины, ее ободряющей; за нею другие две, которые смотрят на нее с удивлением и жалостью; <text:span text:style-name="T11">Магдалина Коррежиева</text:span> уже забыла свет; она читает — но на лице ее одно <text:span text:style-name="T11">внимание и важное размышление</text:span>; она еще только старается постигнуть. <text:span text:style-name="T11">Магдалина Баттониева</text:span> не только забыла свет, но уже подружилась с пустынею: все прежние живые чувства в ней пробудились, но их предмет переменился; она читает и улыбается от радости: любящая душа нашла, что ей надобно. <text:span text:style-name="T11">Коррежиева</text:span> совершеннее как картина, <text:span text:style-name="T11">Баттониева</text:span> приятнее по милому выражению.</text:p>
      <text:h text:style-name="P162" text:outline-level="2">* * *</text:h>
      <text:p text:style-name="P739"><text:span text:style-name="T11">Наружная зала</text:span>. Чувствуешь, что отдыхаешь после большого напряжения нравственного, когда от италианской школы переходишь к фламандской<text:span text:style-name="T16">35</text:span>. До сих пор перед тобою была идеальная, возвышенная природа; надобно было с усилием отделиться от обыкновенного, чтобы постигнуть то, что представлялось глазам твоим, и вдруг из этого величественного мира вступаешь в знакомый земной, где всё понятно и ясно: из области возвышенного воображения переселяешься в область любезного воспоминания. Я это испытал над собою, когда из внутренней галереи перешел в наружную. В ней много картин Рубенсовых, но я на них не смотрел; я не люблю Рубенса; его натура для меня отвратительна; одна только картина его меня пленила: «Воскресение Лазаря» в Сан-Суси; остальными пускай восхищаются живописцы. Хотя Дрезденская галерея не так богата картинами фламандской школы, как наш Эрмитаж, но есть прекрасные: есть много Рюисдалевых ландшафтов, еще более Вувермановых, три или четыре прекрасных Поттера и не более трех Клод Лорреня. Между Рембрантовыми заметил я так называемого «Ганимеда», но это Ганимед в карикатуре: орел схватил мальчика и мчит его на утес, чтобы там разорвать; мальчик кричит от страха и боли; в нем нет ничего идеального, но воображению разительно представляется его неизбежная, мучительная смерть. Не говоря о других картинах, скажу об одной, которую навещал я всякий раз, когда приходил в галерею, она <text:span text:style-name="T11">Дидрихова</text:span>: <text:span text:style-name="T40">«Спаситель исцеляет увечных». (Мне кажется, что она была выгравирована.) Христос окружен учениками и книжниками, но он от них отделяется, он стоит</text:span> на высоте и у ног его страдальцы, молящие исцеления. Противоположность между их лицами, обезображенными болезнью или горем, и лицом Христа, спокойно-величественным и полным всемогущей милости, весьма разительна. И как много разнообразия и чувства в изображении страждущих! На носилках лежит молодой человек, в полном цвете лет, но расслабленный; его принесла старушка мать с помощью маленького его брата: не его молодая рука служила подпорою дряхлой матери, а она при старости должна нести на плечах своего </text:p>
      <text:p text:style-name="P506">сына, свою умирающую надежду; сильный, рослый человек с напряжением и осторожностью несет другого, который совсем опустился и висит на плечах его: это брат, верный друг в беде, несет родного своего брата. В колыбели лежит младенец: он уже умирает, и молодая его мать, пораженная этим видом, забыла самого Спасителя, к которому пришла с надеждою, она стоит на коленях, нагнувшись лицом на колыбель, и плачет. Еще множество лиц, и всё составляет одно приятное целое. До сих пор я говорил Вашему Высочеству только о прекрасных картинах, теперь буду говорить о Мадонне, которую видел Рафаэль.</text:p>
      <text:h text:style-name="P161" text:outline-level="2">* * *</text:h>
      <text:p text:style-name="P247">29 июня / 10 июля</text:p>
      <text:p text:style-name="P740"><text:soft-page-break/><text:span text:style-name="T11">Рафаэлева Мадонна</text:span><text:span text:style-name="T16">36</text:span>. Я смотрел на нее несколько раз; но видел ее только однажды так, как мне было надобно. В первое мое посещение я даже не захотел подойти к ней: я увидел ее издали, увидел, что перед нею торчала какая-то фигурка, с пудреною головою, что эта проклятая фигурка еще держала в своей дерзкой руке кисть и беспощадно ругалась над великою душою Рафаэля, которая вся в этом чудесном творении<text:span text:style-name="T16">37</text:span>; в другой раз испугал меня сам директор галереи (который за червонец показывает картины путешественникам и к которому я не рассудил прибегнуть): он стоял перед нею с своими слушателями и как попугай болтал вытверженный наизусть вздор; наконец, однажды, только было я расположился дать волю глазам и душе, подошла ко мне одна моя знакомка и принялась мне нашептывать на ухо, что она перед Мадонною видела Наполеона и что ее дочери похожи на Рафаэлевых ангелов. Я решился прийти в галерею как можно ранее, чтобы предупредить всех посетителей: это удалось. Я уселся на софу против картины и просидел целый час, смотря на нее. Надобно признаться, что здесь поступают с нею так же непочтительно, как и со всеми другими картинами. Во-первых, она, не знаю, для какой готтентотской причины, уменьшена: верхняя часть полотна, на котором она написана, и с нею верхняя часть занавеса, изображенного на картине, загнуты назад (это сказывала мне Mme Humbolt<text:span text:style-name="T16">38</text:span>), следовательно, и пропорция, и самое действие <text:span text:style-name="T40">целого теперь убавлены и не отвечают намерению живописца; второе, она вся в пятнах, не вычищена, худо поставлена, так что сначала можешь подумать, что </text:span>копии, с нее сделанные, чистые и блестящие, лучше самого оригинала; наконец, что не менее досадно, она, так сказать, теряется между другими картинами, которые, окружая ее, развлекают внимание: например, рядом с нею стоит портрет сатирического поэта Аретина<text:span text:style-name="T16">39</text:span>, Тицианов, прекрасный — но какое соседство для Мадонны! И такова сила той души, которая дышит и вечно будет дышать в этом божественном создании, что всё окружающее пропадает, как скоро посмотришь на нее со вниманием. Сказывают, что Рафаэль, натянув полотно свое для этой картины, долго не знал, что на нем будет: вдохновение не приходило; однажды он заснул с мыслью о Мадонне, и, верно, какой-нибудь ангел разбудил его; он вскочил: «<text:span text:style-name="T11">Она здесь</text:span>!» — закричал он, указав на полотно, и начертил первый рисунок<text:span text:style-name="T16">40</text:span>. И в самом деле, это не картина, а видение: чем долее глядишь, тем живее уверяешься, что перед тобою что-то неестественное происходит (особливо если смотришь так, что ни рамы, ни других картин не видишь). И это не обман воображения: оно не обольщено здесь ни живостью красок, ни блеском наружным! Здесь душа живописца без всяких хитростей искусства, но с удивительною простотою и легкостью, передала холстине то чудо, которое во внутренности ее совершилось. Я описываю ее Вам, как совершенно для Вас неизвестную; Вы не имеете об ней никакого понятия, видевши ее только в списках, или в Миллеровом эстампе<text:span text:style-name="T16">41</text:span>; не видав оригинала, я хотел купить себе в Дрездене этот эстамп; но, увидев, не захотел и посмотреть на него: он, можно сказать, оскорбляет святыню воспоминания. Час, который провел я перед этою Мадонною, принадлежит к счастливым часам жизни, если счастьем дóлжно почитать наслаждение самим собою. Я был один; вокруг меня было всё тихо; сперва с некоторым усилием вошел в самого себя; потом ясно начал чувствовать, что душа распространялась: какое-то трогательное чувство величия в нее входило; неизобразимое было для нее изображено, и она была там, где только в лучшие минуты жизни быть может. <text:span text:style-name="T11">Гений чистой красоты</text:span><text:span text:style-name="T16">42</text:span> был с нею:</text:p>
      <text:p text:style-name="P194">Он лишь в чистые мгновенья</text:p>
      <text:p text:style-name="P194">Бытия слетает к нам,</text:p>
      <text:p text:style-name="P229">И приносит откровенья,</text:p>
      <text:p text:style-name="P229">Благодатные сердцам:</text:p>
      <text:p text:style-name="P194">Чтоб о небе сердце знало</text:p>
      <text:p text:style-name="P194">В темной области земной,</text:p>
      <text:p text:style-name="P230">Лучшей жизни покрывало</text:p>
      <text:p text:style-name="P230">Приподъемлет он порой!</text:p>
      <text:p text:style-name="P231">А когда нас покидает,</text:p>
      <text:p text:style-name="P231">В дар любви, у нас в виду,</text:p>
      <text:p text:style-name="P231">В нашем небе зажигает</text:p>
      <text:p text:style-name="P531"><text:span text:style-name="T33">Он прощальную звезду!</text:span><text:span text:style-name="T18">43</text:span></text:p>
      <text:p text:style-name="P741"><text:span text:style-name="T40">Не </text:span><text:span text:style-name="T50">понимаю</text:span><text:span text:style-name="T40">, как могла ограниченная живопись произвести необъятное! Перед глазами полотно, на нем лица, обведенные чертами, и всё стеснено </text:span>в малом пространстве, и несмотря на то, всё необъятно, всё неограниченно!<text:span text:style-name="T16">44</text:span> И точно, приходит на мысль, что эта картина родилась в минуту чуда: занавес раздернулся, и тайна неба открылась глазам человека<text:span text:style-name="T16">45</text:span>. Всё происходит на небе; оно кажется пустым и как будто туманным, но это не пустота и не туман, а какой-то тихий, неестественный свет, полный ангелами, которых присутствие более чувствуешь, нежели замечаешь: можно сказать, что всё, и самый воздух, обращается в чистого ангела в присутствии этой небесной, мимоидущей девы. И Рафаэль прекрасно подписал свое имя на картине: внизу ее, <text:span text:style-name="T11">с границы земли</text:span>, один из двух ангелов устремил задумчивые глаза на высоту; важная, глубокая мысль царствует на младенческом лице: не таков ли был должен быть сам Рафаэль в то время, когда он думал о своей Мадонне? Будь младенцем, будь ангелом на земле, чтобы иметь доступ к тайне небесной! И как мало средств нужно было для живописца, чтобы произвести нечто такое, чего нельзя истощить мыслью: он писал не для глаз, всё обнимающих во мгновение и на мгновение, но для души, которая чем более ищет, тем более находит. В Богоматери, идущей по небесам, не приметно никакого движения; но чем более смотришь на нее, тем более кажется, что она приближается; на лице ее ничто не выражено, то есть на нем нет выражения <text:span text:style-name="T11">понятного</text:span>, имеющего <text:span text:style-name="T11">определенное</text:span> <text:span text:style-name="T11">имя</text:span>; но в нем находишь, в каком-то таинственном соединении, всё: спокойствие, чистоту, величие и даже чувство, но чувство, уже перешедшее за границу земного, следовательно, мирное, постоянное, не могущее уже возмутить ясности душевной; в глазах ее нет блистания (блестящий взор человека всегда есть признак чего-то необыкновенного, случайного; а для нее уже нет случая — всё совершилось!), но в них есть какая-то глубокая, чудесная темнота; в них есть какой-то взор, никуда <text:soft-page-break/>особенно не устремленный, но как будто видящий необъятное; она не поддерживает младенца, но руки ее смиренно и свободно служат ему престолом: и в самом деле, эта Богоматерь есть не иное что, как одушевленный престол Божий, чувствующий величие сидящего. И он, как Царь земли и неба, сидит на этом престоле. И в его глазах есть тот же никуда не устремленный взор; но эти глаза блистают как молнии, блистают тем вечным блеском, которого ничто ни произвести, ни изменить не может! Одна рука младенца с могуществом вседержителя оперлась на колено, другая как будто готова подняться и простерться над небом и землею. Те, перед которыми совершается это видение, св. Сикст и мученица Варвара, стоят также на небесах: на земле этого не увидишь. Старик не в восторге: он полон обожания мирного и счастливого, как святость; святая Варвара очаровательна своею красотою: великость того явления, которого она свидетель, дала и ее стану какое-то разительное величие; но красота лица ее человеческая, именно потому, что на нем уже есть выражение <text:span text:style-name="T11">понятное</text:span>: она в глубоком <text:span text:style-name="T11">раз</text:span><text:span text:style-name="T48">мышлении</text:span><text:span text:style-name="T51">; она глядит на одного из ангелов, с которым как будто делится таинством мысли. И в этом нахожу я главную красоту этой </text:span><text:span text:style-name="T49">картины (если слово </text:span><text:span text:style-name="T11">картина</text:span> здесь у места). Если бы Рафаэль представил обыкновенного человека зрителем того, что на картине его видят одни ангелы и святые, он или дал бы лицу его выражение изумленного восторга (ибо восторг есть чувство здешнее: он на минуту быстро и неожиданно отрывает нас от земного), или представил бы его падшего на землю с признанием бессилия и ничтожности. Но состояние души, уже покинувшей землю и достойной неба, есть глубокое, постоянное чувство, возвышенное и просвещенное постигнувшею мыслью, безмолвное, неизменяемое счастье, которое всё заключается в двух словах: <text:span text:style-name="T11">чувствую и знаю</text:span>! И эта-то блаженствующая мысль царствует на всех лицах Рафаэлевой картины (кроме, разумеется, лица Спасителева и Мадонны): все в размышлении, и святые и ангелы. Рафаэль как будто хотел изобразить для глаз верховное назначение души человеческой. Один только предмет напоминает в картине его о земле: это Сикстова тиара, покинутая на границе здешнего света.</text:p>
      <text:p text:style-name="P469">Вот то, что я думал в те счастливые минуты, которые провел перед Мадонною Рафаэля. Какую душу надлежало иметь, чтобы произвести подобное! Бедный Миллер! Он умер в доме сумасшедших!<text:span text:style-name="T16">46</text:span> Удивительно ли? Он сравнил бедное свое подражание с оригиналом, и мысль, что он не понял великого, что он его обезобразил, что оно для него недостижимо, убила его. И в самом деле, надобно быть или безрассудным, или просто механическим маляром без души, чтобы осмелиться списывать эту Мадонну: один раз душе человеческой было подобное откровение! дважды случиться оно не может<text:span text:style-name="T16">47</text:span>. Здесь было бы у места, но я не стану говорить о Мадонне Голбейновой, которая также в своем роде есть совершенство: она столько же трогает душу своею простотою, сколько Рафаэлева ее наполняет своим величием; Голбейн свел на землю всё то, что Рафаэль представил на небесах; и каждая из этих двух картин действует наоборот: смотря на Рафаэлеву, сначала углубляешься в какое-то высокое размышление, потом уже чувствуешь, что ты растроган, рад бы стать на колена и благодарить, но не за милость особенную, а за то, что ты человек и имеешь душу, которой назначение у тебя перед глазами; смотря на Голбейнову, ты прежде всего тронут, потом уже невольно и высокая мысль на тебя находит, и ты вспоминаешь о небе.</text:p>
      <text:p text:style-name="P469">После Мадонны Рафаэлевой говорить уже не о чем, и я оканчиваю свое письмо, через меру длинное, но это есть натуральное следствие милостивой привилегии, данной мне Вашим Высочеством. Прибавлю одно: Вашему Высочеству должно уже быть известно, что Великий Князь Михаил Павлович в Карлсбаде. Я имел счастье здесь с ним встречаться, и ему угодно было остановить меня на несколько дней в здешнем месте. Он усердно посещает источники, </text:p>
      <text:p text:style-name="P742">скоро дойдет до горячего Шпруделя и гуляет во фраке. Не думаю, чтобы Карлсбад, который до сих пор не выходил из-под дождя и сырых туманных облаков, <text:span text:style-name="T40">имел много прелести для Его Высочества, но он знает святое слово </text:span><text:span text:style-name="T52">gewissenhaft</text:span><text:span text:style-name="T58"><text:note text:id="ftn84" text:note-class="footnote"><text:note-citation>84</text:note-citation><text:note-body><text:p text:style-name="P148"><text:span text:style-name="T63"><text:s/></text:span><text:span text:style-name="T40">Добросовестно (</text:span><text:span text:style-name="T48">нем</text:span><text:span text:style-name="T40">.).</text:span></text:p></text:note-body></text:note></text:span><text:span text:style-name="T53">, </text:span><text:span text:style-name="T40">и я уже слышал от него, что он чувствует некоторое облегчение. </text:span></text:p>
      <text:p text:style-name="P469">Сердечно желаю, чтобы Ваше Высочество испытали над собою всю силу этого волшебного <text:span text:style-name="T11">gewissenhaft</text:span>: если оно произведет желанное действие, то я напишу к нему благодарное послание, и оно будет признано лучшим словом в немецком языке.</text:p>
      <text:p text:style-name="P469">Из Цириха буду иметь честь описать Вашему Высочеству мое путешествие от Дрездена до Швейцарии. Еду через несколько часов из Карлсбада. Не смею надеяться счастья получить несколько строк от Вашего Высочества, но если Вы не захотите мне отказать в этом счастье, то вот мой адрес: à Zurich à Mr H. </text:p>
      <text:p text:style-name="P743">Gaspard Escher pour remettre à J.<text:span text:style-name="T58"><text:note text:id="ftn85" text:note-class="footnote"><text:note-citation>85</text:note-citation><text:note-body><text:p text:style-name="P150"><text:span text:style-name="T63"><text:s/></text:span><text:span text:style-name="T40">Цюрих, г-ну Г. Каспару Эшеру для передачи Ж. (</text:span><text:span text:style-name="T48">франц</text:span><text:span text:style-name="T40">.).</text:span></text:p></text:note-body></text:note></text:span><text:span text:style-name="T16"> 48</text:span></text:p>
      <text:p text:style-name="P469">Осмеливаюсь здесь засвидетельствовать мое глубочайшее почтение Его Императорскому Высочеству.</text:p>
      <text:p text:style-name="P619">С чувством неограниченной преданности честь имею быть</text:p>
      <text:p text:style-name="P632">Вашего Императорского Высочества покорнейшим слугою</text:p>
      <text:p text:style-name="P338">Жуковский</text:p>
      <text:h text:style-name="Heading_20_1" text:outline-level="1">467. </text:h>
      <text:p text:style-name="P400">Великой княгине Александре Федоровне</text:p>
      <text:p text:style-name="P351">2/14 октября — 7/19 октября &lt;1821 г.&gt; Штутгарт — Франкфурт-на-Майне</text:p>
      <text:p text:style-name="P247">Штутгард, 14 октября н. ст.</text:p>
      <text:p text:style-name="P744"><text:soft-page-break/>Я покинул Швейцарию и теперь в Штутгарде<text:span text:style-name="T16">1</text:span>. Мое долгое молчание могло заставить подумать Ваше Императорское Высочество, что я сорвался с какого-нибудь утеса и разбился вдребезги или что я сижу в трещине какого-нибудь глетшера — но эти беды миновали меня. Писать же во время путешествия было для меня невозможно. Усталость (почти всю дорогу или, по крайней мере, две трети моей дороги по Швейцарии сделал я пешком) была главным моим препятствием; я не хотел писать наскоро и урывками и решился отложить свой отчет Вашему Высочеству до первого места, в котором мог пробыть несколько дней на просторе. С этою надеждою приехал я в Штутгард, где думал остаться дней пять или шесть, чтобы короче познакомиться с картинами Boisserée<text:span text:style-name="T16">2</text:span> и между тем описать Вашему Высочеству подробно некоторую часть дорожных моих приключений. Но судьба располагает нами по-своему. Я уже десятый день в Штутгарде и болен; теперь оправляюсь; надеюсь дня через два пуститься <text:span text:style-name="T40">опять в дорогу</text:span><text:span text:style-name="T55">3</text:span><text:span text:style-name="T40">; но от </text:span><text:span text:style-name="T48">подробного</text:span><text:span text:style-name="T40"> описания, от которого столько обещал себе удовольствия, должен отказаться; несколько раз принимался за перо, начинал </text:span>писать и разрывал начатое. Болезнь как будто затуманила прошедшее; что было так живо в настоящем, то сделалось мертвым в воспоминании: надобно дать ожить душе, чтобы говорить с верностью и наслаждением о том, что ее животворило и радовало. Это время для меня придет, и удовольствие представить Вашему Высочеству полный отчет оставляю для себя впереди, как веселую надежду. Теперь, по крайней мере, как удастся, скажу Вашему Высочеству о том, где я был с той минуты, которою оканчивается мое первое письмо.</text:p>
      <text:p text:style-name="P469">Начну изъявлением глубочайшей, сердечной благодарности: по возвращении моем в Цирих я имел счастье получить милостивое письмо Вашего Высочества<text:span text:style-name="T16">4</text:span>; можете вообразить, как я ему обрадовался, ибо Вашему Высочеству известно, сколь драгоценны для меня Ваши милости. Скоро поеду по следам Вашим и увижу те места, о которых Вы упоминаете в письме своем. Если бы моя болезнь еще несколько дней продолжилась, то я совершенно бы отказался от Рейна; теперь надеюсь его увидеть, но уже многое надобно выбросить из своего плана. Какие прелестные осенние дни были во всё время моей болезни! Как бы я насладился ими на берегах Рейна! Но я не ропщу на эту потерю — я слишком был счастлив во всё мое путешествие по Швейцарии.</text:p>
      <text:p text:style-name="P745">Из Дрездена, через Кульм, Теплиц и Прагу, поехал я в Карлсбад, где пробыл долее, нежели сколько располагал: я хотел дождаться в Карлсбаде некоторых петербургских друзей; потом приехал Его Высочество Великий Князь<text:span text:style-name="T16">5</text:span>, и ему угодно было остановить меня на несколько дней. Но эта приятная остановка послужила мне к добру; я как будто переждал дурную погоду в Карлсбаде, и в Эгре она решительно со мною рассталась: все летние месяцы и весь сентябрь были дождливые, но для меня дождя не было, он шел, когда я сидел под кровлею, и переставал, как скоро я пускался в путь: природа не скрыла себя от своего поэта. Из Эгры, осмотрев всё то, что служит памятником Валленштейна<text:span text:style-name="T16">6</text:span>, через Вейссенштат и живописный замок Бернек, поехал я в Барейт, где пробыл день, чтобы познакомиться с J. Paul; я провел с ним несколько приятных минут: забавный оригинал, который понравился мне своим простодушием<text:span text:style-name="T16">7</text:span>. В Ниренберге пробыл я дня три; его древности весьма привлекательны: я поклонился праху Альбрехта Дюрера<text:span text:style-name="T16">8</text:span>, осмотрел старинный замок императоров, ратушу, ее подземные тюрьмы и несколько прекрасных готических церквей. Картины немецкой школы, которые видел я в замке и в некоторых частных галереях, заставили меня переменить несколько мой план и завернуть в Минхен, чтобы осмотреть тамошнюю богатую галерею<text:span text:style-name="T16">9</text:span>. Кто ее не видал, тот не имеет понятия о Рубенсе. Она богата картинами италианской школы, но еще более фламандской и немецкой. Последними наполнен замок Шлейзгейм, находящийся в миле от Минхена. Из Ульма, осмотрев кафедральную церковь, великолепный <text:span text:style-name="T40">памятник готической архитектуры, отправился я через Равенсбург, Вальдзе и Штадель в Мерзбург на берег Констанцского озера</text:span><text:span text:style-name="T55">10</text:span><text:span text:style-name="T40">. На другой день моего при</text:span>езда, переждав жаркое время в Мерзбурге, в три часа пополудни, пошел я на берег; свой Stuhlwagen<text:span text:style-name="T15"><text:note text:id="ftn86" text:note-class="footnote"><text:note-citation>86</text:note-citation><text:note-body><text:p text:style-name="P100"><text:s/>Шарабан (<text:span text:style-name="T11">нем</text:span>.).</text:p></text:note-body></text:note></text:span> отправил на перевозном судне прямо в Констанц, а сам в маленькой лодке поплыл на остров Мейнау, находящийся в северном заливе озера. Время было ясно-тихое, но зной еще не миновался; скоро повеял попутный ветер; гребцы подняли парус и положили весла; лодка плыла без движения, и я, сидя под тенью паруса, видел перед собою великолепное зрелище: у меня перед глазами была, как будто в сокращении, вся Швейцария; я видел вдруг три кантона ее: Тургау, Аппенцель и С&lt;ен&gt;-Галлен; на берегах, которые отвсюду полугорою сходили к равнине озера, было рассыпано бесчисленное множество сел, замков, домов, рощ, пажитей и садов; берега кантона Тургау, прелестные своим изобилием, были плоски; над Аппенцелем и С&lt;ен&gt;-Галленом подымались Альпы; но прелестнейшую картину представляло самое озеро: нельзя изобразить словами тех бесчисленных оттенков, в которых является его поверхность, изменяющаяся при всяком колыхании, при всяком ветерке, при всяком налетающем на солнце облаке; когда озеро спокойно, видишь жидкую, тихотрепещущую бирюзу, кое-где фиолетовые полосы, а на самом отдалении яркий, светло-зеленый отлив; когда воды наморщатся, то глубина этих морщин кажется изумрудно-зеленою, а по ребрам их голубая пена с яркими искрами и звездами; когда же облако закроет солнце, то воды, смотря по цвету облака, или бледнеют, или синеют, или кажутся дымными.</text:p>
      <text:p text:style-name="P469">Плаванье мое продолжалось час с четвертью. Мейнау есть маленький островок, покрытый виноградниками, огородами и рощами; некогда принадлежал он Мальтийскому ордену, а теперь в замке командора живет старая вдова с прекрасною дочерью, и эта пустынная красавица показывала мне пустынные горницы замка; в нем одни голые стены, но вид с балкона несравненный: я просидел на нем около часа. Жар между тем миновался; я взял проводника и пошел пешком в Констанц. Мейнау соединен с берегом узким мостиком, сделанным для одних пешеходов. Дорога от него до Констанца довольно приятная: идешь по большей части лесом, который часто раскрывается, и тогда по сторонам представлялись глазам моим поля и пажити, освещенные заходящим солнцем.</text:p>
      <text:p text:style-name="P746"><text:soft-page-break/>Констанц город некрасивый и не оживленный: я осмотрел в нем некоторые здания, достойные примечания. Дряхлая деревянная палата, в которой были заседания Констанцского собора<text:span text:style-name="T16">11</text:span>, обесславившего себя убийством Гуса, есть не иное что, как сарай в 80 шагов длины и в 40 ширины; он служит теперь магазинам для складки товаров во время ярмарки. В одном углу этой палаты, на небольшом возвышении, стоят два стула, на которых во время собраний <text:span text:style-name="Основной_20_текст_5f_">сидели император и папа, оба весьма скромные, но императорский выше пап</text:span><text:span text:style-name="T35">ского, и </text:span><text:span text:style-name="Основной_20_текст_5f_"><text:span text:style-name="T12">рядом</text:span></text:span><text:span text:style-name="Основной_20_текст_5f_"> с ними (в доказательство, сколь правосудно время) лежит кузов </text:span>той повозки, в которой несчастный Гус отвезен был на место казни: посетитель смотрит на него с бóльшим чувством и уважением, нежели на истлевший скелет императорского трона. Доминиканский монастырь, в котором был взят и заключен в темницу Гус, огромное готическое здание, есть не иное что, как огромная развалина; кельи монахов обращены в ситцевую фабрику; более всего сохранилась Гусова тюрьма: маленький чулан со сводом, в три шага длины и ширины; но церковь вся в разрушении; кое-где на стенах видны остатки живописи; кровля упала; три ряда высоких столбов ничего не поддерживают; на месте одного из боковых алтарей построено стойло; но одно разрушенное окно служит рамою прекрасного ландшафта: в нем расцвела молодая береза; легкий ветер, едва нарушая тишину развалин, колебал ее ветвями, и сквозь их подвижную решетку видно было озеро и отдаленные светлые берега его. Вечер этого дня провел я на колокольне кафедральной церкви и видел удивительную картину заходящего солнца.</text:p>
      <text:p text:style-name="P747">Но мои описания, как я замечаю, становятся слишком длинны; прошу у Вашего Высочества прощения: je n’ai pas le temps d’être plus court!<text:span text:style-name="T15"><text:note text:id="ftn87" text:note-class="footnote"><text:note-citation>87</text:note-citation><text:note-body><text:p text:style-name="P101"><text:s/>Я не имею времени, чтобы быть лаконичнее! (<text:span text:style-name="T11">франц</text:span>.).</text:p></text:note-body></text:note></text:span> Но постараюсь поубавить своей болтливости. Из Констанца через Фрауенфельд и Винтертур поехал я в Цирих, где пробыл несколько дней<text:span text:style-name="T16">12</text:span>. Отсюда по-настоящему начинается мое швейцарское путешествие. Доктор Эбель<text:span text:style-name="T16">13</text:span>, с которым я познакомился, оракул всех посещающих Швейцарию, дал мне несколько нужных советов, и я, нанявши проводника (мне достался тот самый, которого имел в своем путешествии кронпринц) и оставив весь свой багаж в Цирихе, пустился в путь 3-го августа н. ст. рано поутру. Завернув на высоту Альбиса (с которой обширный вид на Цирихское и Цугское озеро), доехал я с фурманом<text:span text:style-name="T15"><text:note text:id="ftn88" text:note-class="footnote"><text:note-citation>88</text:note-citation><text:note-body><text:p text:style-name="P101"><text:s/>От нем. <text:span text:style-name="T11">der Fuhrmann</text:span> — «извозчик, возница».</text:p></text:note-body></text:note></text:span> до Цуга; здесь сел в лодку и прелестным озером Цугским переплыл в Арт, откуда, вооружившись длинною альпийскою палкою, полез по крутому всходу на высоту Риги. Это путешествие продолжалось более трех часов, весьма затруднительных. На высоте я застал захождение солнца, и хотя облака покрывали небо, но зрелище, которое видел я, было великолепно; я ночевал в трактире на Righi-Staffel и на другой день всходил на самую вершину горы (Righi-Culm), чтобы видеть первую минуту солнечного восхождения. Обе картины были так пленительны, что, покидая вершину Риги, я обещался опять навестить ее на возвратном пути своем<text:span text:style-name="T16">14</text:span>. Я спустился вниз тою же дорогой, по которой взошел, потом поворотил вправо и мимо ужасных развалин горы, задавившей десять лет тому назад прелестную деревню Goldau, пошел к деревеньке Ловерц, полуразрушенной <text:span text:style-name="T40">тем же падением</text:span><text:span text:style-name="T55">15</text:span><text:span text:style-name="T40">, переплыл маленькое Ловерцское озеро, посреди которого уединенно цветет зеленый островок </text:span><text:span text:style-name="T53">Schwanau, </text:span><text:span text:style-name="T40">и к вечеру очутился в Швице, </text:span>в очаровательной долине, полной жизни и изобилия и отвсюду окруженной великолепными горами. Следующий день был один из самых утомительных дней моего пешеходства. Я встал вместе с солнцем, но утро было душное. Дурными, вымощенными крупным камнем дорожками пошел я через Steinen (место рождения Штауффахера; там, где стоял его дом, построена теперь часовня) к Моргартену, где была одержана первая победа свободы швейцарской<text:span text:style-name="T16">16</text:span>. И на этом месте стоит часовня. Отсюда через Sattel, Rothenthurm в Einsiedeln. Зной был несносный; дорога по камням убийственная для ног: пришед в Эйнзидельн, я почти ничего не мог порядочно осмотреть от расслабления; отдыхать же было некогда; надобно было засветло воротиться в Швиц, ибо возвратный путь шел чрез крутую гору Haggen. Признаюсь, Эйнзидельн не имел для меня ничего привлекательного: положение монастыря не живописно; я видел богатую церковь, толпу богомольцев и процессию монахов, но усталость и боль в ногах мешали моему вниманию. Но конец этого дня заплатил за неприятное начало его: возвратный путь чрез зеленую долину Alpthal, всход на Haggen и потом спуск по крутизне при блеске начинающейся грозы в долину Швица останутся навсегда в моей памяти. Гроза только украсила для меня ночную картину гор, которые чудесно являлись и исчезали при быстром блистании молний: она началась не прежде во всей своей силе, как по возвращении моем в трактир. Я думал, что на другой день ноги откажутся мне служить, но проснулся свеж и здоров и, напившись кофе, пошел в Бруннен, там сел в лодку и поплыл к Grütli, восхищаясь диким величием гор, окружающих озеро Четырех Кантонов, самое живописное из всех озер швейцарских. Grütli есть маленькая, покрытая зеленым дерном площадка, до которой в десять минут можно достигнуть; на ней нет памятника; но свобода Швейцарии еще существует!<text:span text:style-name="T16">17</text:span> Это место удивительно трогает своею тихою прелестью посреди грозного величия окружающих его утесов. Я не мог долго на нем остаться: гребцы предвидели грозу, и надобно было спешить, чтобы предупредить южный ветер (Föhn), который обыкновенно здесь начинается пополудни и бывает часто опасен в этой части озера, окруженного крутыми берегами, к которым нигде пристать невозможно. Мы поплыли к Теллевой часовне (Tellsplatte), a оттуда к деревне Flüelen<text:span text:style-name="T16">18</text:span>. Гроза началась, когда я пришел в Альторф, и кончилась к концу моего обеда, после которого я ходил в Бюрглен, место рождения Телля. Там нашел я живописца Триннера, который не великий артист, но который был для меня интересен тем, что мог рассказывать как очевидец о Суворове, которого он видел в этом месте<text:span text:style-name="T16">19</text:span>. Из окон башни, обросшей плющом, в которой живет Триннер, взглянул я на вершину Кинцигкульма, доступную только горным пастухам, чрез которую наш Аннибал перевел свое войско, томимое голодом, но <text:span text:style-name="T40">не побежденное. </text:span><text:span text:style-name="T53">Der Alte war doch lustig </text:span><text:span text:style-name="T40">(сказал мне Триннер); </text:span><text:span text:style-name="T53">er pfiff, und sang, und lachte, und sprang wie ein Kind</text:span><text:span text:style-name="T58"><text:note text:id="ftn89" text:note-class="footnote"><text:note-citation>89</text:note-citation><text:note-body><text:p text:style-name="P101"><text:span text:style-name="T64"><text:s/></text:span><text:span text:style-name="T40">А старик был весельчак: .. .он свистел, и пел, и смеялся, и скакал, как дитя (</text:span><text:span text:style-name="T48">нем</text:span><text:span text:style-name="T40">.).</text:span></text:p></text:note-body></text:note></text:span><text:span text:style-name="T53">.</text:span></text:p>
      <text:p text:style-name="P747">Место, где жил Вильгельм Телль, означено часовнею. Этот обычай строить вместо великолепных памятников скромные алтари благодарности Богу на местах славы отечественной трогает и возвышает душу. Но такого рода памятники особенно приличны Швейцарии. В пустынях Египта можно дивиться пирамидам и обелискам — что бы они <text:soft-page-break/>были у подошвы Альпов? Зато на вершине Риги стоит простой деревянный крест, и маленькая часовня Телля таится между огромными утесами: но они <text:span text:style-name="T11">не исчезают</text:span> посреди этих громад, ибо говорят не о бедном могуществе человека, здесь столь ничтожном, но о величии души человеческой, о вере, которая возносит ее туда, куда не могут достигнуть горы.</text:p>
      <text:p text:style-name="P748">Вечер этого дня провел я на балконе загородного дома, принадлежащего какому-то Муггейму, и видел перед собою всю равнину Альторфа, за которою уже начинаются первобытные горы: в некоторых местах сверкала Рейсса, которая, извиваясь по этой равнине, тихо впадает в озеро 4 кантонов и потом быстро вытекает из него под Люцерном. К концу следующего дня был я уже в Андерматте у подошвы С&lt;ен&gt;-Готара; до Амстега можно еще ехать в char à bancs<text:span text:style-name="T15"><text:note text:id="ftn90" text:note-class="footnote"><text:note-citation>90</text:note-citation><text:note-body><text:p text:style-name="P774"><text:s/>Шарабан (<text:span text:style-name="T11">франц</text:span>.).</text:p></text:note-body></text:note></text:span>, но отсюда надобно идти пешком. В два дни моего путешествия через С&lt;ен&gt;-Готар<text:span text:style-name="T16">20</text:span> видел я природу во всех ее изменениях: близ Альторфа все горы зелены, но это печальная, однообразная зелень елей и сосен, над которою в разных местах блистает светлая зелень горных пажитей; Рейсса еще спокойна; у Амстега всё становится мрачнее: горы круче, ели реже, скалы виднее; дорога вьется над пропастями, в которых Рейсса, то видимая, то невидимая, шумит, образуя беспрестанные каскады; когда я шел, небо было туманно; вершины гор, исчезая в темных облаках, казались бесконечными; но изредка проглядывало солнце и на минуту зажигало быстрые волны и пену Рейссы. Чем далее вперед, тем разительнее дикость: наконец у Geschinen<text:span text:style-name="T16">21</text:span> исчезает растение; видишь одни утесы, покрытые изредка мохом и травою, видишь, как время разрушает их мало-помалу зноем, холодом, дождем, морозом и бурями; камни, беспрестанно отваливающиеся, лежат повсюду живописными грудами, и эта долина камней становится, наконец, столь узкою, что одна только Рейсса, падающая шумным каскадом, занимает ее дно: поперек долины, над самым каскадом, изгибается <text:span text:style-name="T11">Чертов Мост</text:span>: к нему с одной стороны ведет узкая дорожка, до половины выдолбленная в утесах, до половины поддерживаемая каменными сводами; с другой стороны почти такая же узкая дорожка, подымаясь от него, упирается в скалу, которую пробила насквозь промышленность человеческая: глазам представляется темное отверстие, как будто ведущее в глубокую без<text:span text:style-name="T40">дну; но что же?</text:span><text:span text:style-name="T53">.. </text:span><text:span text:style-name="T40">Мое счастье и здесь меня не покинуло! Солнце выглянуло из туч и ударило на прелестный Андерматт в самую ту минуту, как я выходил из </text:span>под Урнерского свода. Ничто не может быть очаровательнее этой противоположности: вдруг, после густого мрака пещеры, видишь светлую, окруженную зелеными холмами долину, и в глубине ее веселая деревня. Зрение обмануто, думаешь, что перед тобою низкие дерновые пригорки; но эти пригорки не иное что, как вершины высоких гор, окружающие скрытую меж ними долину и близкие к снежной вершине С&lt;ен&gt;-Готара. Я ночевал в Андерматте, который, чрез минуту после моего прихода, исчез в тумане: пошел дождь, смешанный с снегом, но к утру всё миновалось; осталась одна клубящаяся мгла над высотами, и, окруженный ею, взошел я на вершину Сен-Готарской дороги: неописанное зрелище природы, которой здесь нет имени, ибо здесь она ни с чем знакомым не сходствует! Кажется, что стоишь на таком месте, где кончается земля и начинается небо; перед тобою равнина, вымощенная огромными, голыми плитами гранита; кругом низкие холмы, но уже не зеленые, ибо здесь и трава исчезает, а снежные или просто нагие растреснутые утесы; с одной стороны маленькое, светлое озеро, не более дождевой лужи, из него тихо бежит ручей; с другой стороны также озеро и такой же тихий ручей: это Тессин и Рейсса; здесь они навсегда разлучаются; отсюда бегут один на юг, другая на север, и в быстром течении разрывают гранитные горы. И с этого места начинаешь быстро спускаться к Айроло, имея вправе шумный Тессин, который скоро является во всём своем могуществе и, наконец, близ самого Айроло образует каскад, удивительно живописный. На самой вершине уже увидел я спор светлого юга с угрюмым севером: со стороны Италии проглядывало голубое небо, со стороны Рейссы клубились туманные облака; и небо сделалось ярко-голубым, когда я, спустившись в Айроло, вдруг очутился посреди роскошной италианской природы. Уже близ Айроло ели и сосны становятся реже; их место занимают буки, ореховые деревья, потом каштаны и, наконец, пред глазами очаровательная Левантинская долина, посреди которой шумит Тессин в тени зеленых ольх, оживленная селами, церквами, замками, уже имеющими характер италианский; я недолго отдыхал в Айроло, ибо надобно было засветло дойти до Aldazzio grande, чтоб видеть чудесный мост чрез Тессин и ночевать потом в Faido. Этот вечер принадлежит к прелестнейшим в жизни: какое разнообразие в зрелищах! Какое удивительное захождение солнца! По-настоящему солнце посреди высоких гор не всходит и не заходит <text:span text:style-name="T11">для глаз</text:span>. Оно еще высоко на небе, а для тебя уже его нет! но чудесно освещенные бока долины, но утесы, которые медленно угасают, долго еще говорят о невидимом: я шел долиною Левантинскою; солнце уже было за горами, но Сен-Готар весь в огне стоял над Айроло и светил в долину, и с одной стороны на половине гор, сливающихся в одну стену, леса пылали; этот розовый пламень мало-помалу подымался, черная тень бежала за ним из долины, <text:span text:style-name="T40">наконец, осталась одна светлая полоса, словно огненная грива на хребте горном, и та скоро исчезла, и звезды Италии загорелись... в каком прозрачном небе! </text:span>с какою неизъяснимою ясностью! Я увидел недалеко от Медведицы прекрасную Корону и вспомнил вечер потсдамский! Я шел совершенно один, отпустив вперед проводника; луны не было, мне светили одни звезды, и горы стояли кругом как темные привидения; один Тессин и каскады, бегущие в него, шумели.</text:p>
      <text:p text:style-name="P469">В Файдо, где я ночевал в мерзком трактире, кончилось на время мое пешеходство; я нанял повозку и поехал через Беллинцону в Лугано. Для путешествия пешком время было слишком знойно, а окрестные виды, роскошные, великолепные, были все одинаковы до самых берегов Луганского озера. Но уже прекрасная Италия была перед моими глазами. Правда, я не видал ни миртовых рощ, ни лавров, цветущих на вольном воздухе, но уже природа потеряла свою швейцарскую суровость; самые высокие горы переменили форму и казались более величественными, нежели огромными; прекрасная дорога вилась между каштанами и шелковицами; зеленые деревья соединены были виноградными гирляндами; поля покрыты были маисом. Зато и лица были не швейцарские: привлекательное простодушие исчезло. Из <text:soft-page-break/>Беллинцоны, живописно разбросанной по холмам, поехал я через Monte Cenere (гора, вся покрытая каштановым лесом) в Лугано, где ночевал и откуда думал поворотить к Lago Maggiore. Но мысль, что на другой день ввечеру могу быть в Милане, взбунтовала мою голову, и на другой день ввечеру под голубым сумраком звездного италианского неба, при ярком свете луны, въехал я в Милан. Вместо трех дней (как я расположил прежде) остался я в нем пять, дабы дождаться открытия главного театра La Scala; давали Россиниеву «Cenerentola»<text:span text:style-name="T15"><text:note text:id="ftn91" text:note-class="footnote"><text:note-citation>91</text:note-citation><text:note-body><text:p text:style-name="P102"><text:s/>«Золушка» (<text:span text:style-name="T11">итал</text:span>.).</text:p></text:note-body></text:note></text:span>, большой балет «Jeanne d’Arc» (взятый из Шиллеровой «Jungfrau») и маленький балет «Дон Кишот»<text:span text:style-name="T16">22</text:span>. Я слышал божественную музыку. La Scala великолепный театр, оркестр и певцы его достойные; но Шиллер был жестоко изуродован в балете, а костюмы, при всём своем великолепии, не могут сравниться с берлинскими. Во все пять дней пребывания моего в Милане я почти не сидел на месте: бегал по картинным галереям, по церквям, при солнце и при луне дивился чудесной архитектуре Миланского собора<text:span text:style-name="T16">23</text:span>, и при всём том нашел еще способ видеть и Федора Петровича Уварова<text:span text:style-name="T16">24</text:span>.</text:p>
      <text:p text:style-name="P749">Оставив Милан поутру рано<text:span text:style-name="T16">25</text:span>, я был уже в четыре часа пополудни в Sesto на берегу Lago Maggiore; время было несравненное, и я поплыл к островам Борромейским, остановился у Ароны, чтобы взглянуть на колоссальную статую Карла Борромея, потом при захождении солнца вышел на берег у Бельжирато, дабы дождаться луны и при свете ее пуститься к Isola Bella<text:span text:style-name="T16">26</text:span>. Этот вечер был волшебный! Лунная ночь, звездное, безоблачное небо над озером Италии — какое будет для меня наслаждение всё это подробно описывать Вашему Высо<text:span text:style-name="Основной_20_текст_5f_">честву! На другой день, осмотрев </text:span><text:span text:style-name="Основной_20_текст_5f_"><text:span text:style-name="T87">Isola Bella, </text:span></text:span><text:span text:style-name="Основной_20_текст_5f_">я заглянул в </text:span><text:span text:style-name="Основной_20_текст_5f_"><text:span text:style-name="T87">Isola Madre, </text:span></text:span><text:span text:style-name="Основной_20_текст_5f_">и признаюсь, не восхищен Борромейскими островами. Я бы не согласился их выбрать </text:span>местом своего пребывания: здесь природа убита искусством! Не острова Борромейские, но плавание к ним по величественным водам Lago Maggiore восхитительно. Вечер этого дня провел я в Domo d’Ossola, городок, лежащий в великолепной долине, и лазил на высокую гору, чтобы видеть чудесное захождение солнца.</text:p>
      <text:p text:style-name="P469">От Домо д’Оссола начинается горная Симплонская дорога, дивный памятник Наполеона<text:span text:style-name="T16">27</text:span>; но на этой дороге видел я нечто, еще более разительное, нежели сама она: я видел лежащую на ней мраморную колонну, вытесанную из одного камня; эта колонна была приготовлена для триумфальных ворот Наполеоновых, полувоздвигнутых в Милане и к которым должна была примыкать дорога Симплонская! Но эта колонна лежит неподвижно на чудесной дороге Наполеоновой, а чудесная дорога Наполеонова примыкает к развалинам. Весь жребий Наполеона в одном мраморном обломке.</text:p>
      <text:p text:style-name="P750">На Симплонской дороге изумляет могущество человека, но природа, грозная и дикая, не столь разительна и разнообразна, как на Сен-Готаре. Виды со стороны Италии великолепнее и ужаснее, со стороны Швейцарии живописнее. От Изелы до высоты Симплона дошел я пешком; после обеда, отправив с полудороги вперед своего проводника, спустился по крутому скату Симплона один к Брюггу<text:span text:style-name="T16">28</text:span>, имея перед глазами удивительные картины, одушевленные заходящим солнцем. От Брюгга начинается знойная Валлийская долина, дорога идет через Туртман (подле которого есть достойный примечания водопад), через Sierre и Sion в Мартиньи. Я ночевал в Сионе, который с своими тремя замками, один над другим возвышающимся, представляет необыкновенное зрелище; несмотря на зной, я лазил на один из крутых холмов его, долго любовался великолепием окрестностей и, наконец, принялся рисовать: здесь должен я признаться Вашему Высочеству, что со вступления моего в Швейцарию открылась во мне болезнь рисованья; я рисовал везде, где только мог присесть на свободе, и у меня теперь в кармане почти все озера Швейцарии, несколько долин и полдюжины высоких гор<text:span text:style-name="T16">29</text:span>. Но между Брюггом и Туртманом случилось со мною несчастье, весьма чувствительное для путешественника: записная моя книжка (к счастью, не та, которую получил от Вашего Высочества), в которой замечал я на пути в немногих словах всё, что попадалось на глаза, выпала из коляски в то время, как я зевал по окрестностям; я послал искать ее на дороге, но ее не могли найти: таким образом, я потерял весь Сен-Готар, всю Италию, весь Симплон и часть Валлийской долины; приехав на станцию, я записал, что мог вспомнить, но мелкие, частные замечания пропали; вероятно, что они и в памяти не останутся, ибо моя память никуда не годится. На следующий день обедал я в Мартиньи и после обеда ходил смотреть великолепный водопад, на<text:span text:style-name="T40">ходящийся между Мартиньи и С&lt;ент&gt;-Морицем: он, вероятно, самый шумный и самый обильный водою из всех водопадов швейцарских; но мне показался </text:span>он менее всех живописным. Правда, я не мог любоваться им на свободе. Здесь скажу о несчастье, которое преследует всякого путешествующего по Швейцарии: это несчастье называется <text:span text:style-name="T11">проводник</text:span>. Не зная дороги, надобно иметь проводника; но проводник, указав дорогу к желаемому месту, портит совершенно удовольствие, когда стоишь на месте: как наслаждаться с необходимою свободою души, когда подле тебя стоит скучающий товарищ, который с заметным нетерпением ждет, чтобы ты пошел назад. Зато я, всякий раз, как скоро мог один найти дорогу или имел карту, отсылал своего проводника вперед или оставлял его на квартире. В Мартиньи опять вооружился я своею альпийскою палкою<text:span text:style-name="T16">30</text:span> и на другой день до солнца пустился в путь: через Forelas, Триентскую долину и крутой Col de Balme<text:span text:style-name="T15"><text:note text:id="ftn92" text:note-class="footnote"><text:note-citation>92</text:note-citation><text:note-body><text:p text:style-name="P103"><text:s/>Перевал Бальм (<text:span text:style-name="T11">франц</text:span>.).</text:p></text:note-body></text:note></text:span> в Шамуни. С Col de Balme самый лучший вид на Монблан, но переход слишком велик и труден, и я не мог прежде двух часов пополудни быть на вершине: солнце между тем успело накопить густых паров, и мне не удалось видеть Монблана во всей его ясности; но то, что я видел, было великолепно: жаль только, что усталость и зной несколько испортили наслаждение; к этим двум бедам присоединились какие-то жадные, злые мухи, которые ни минуты не давали мне покоя, пока я сидел на высоте Col de Balme; с него видна вся долина Шамуни, все горы, ее окружающие, и над ними во всей огромности Монблан. Сначала посещение Шамуни не входило в мой план; потом, решившись взглянуть на Mont Blanc с высоты Col de Balme, я расположился не останавливаться в Шамуни, а, переночевав в долине, прямо идти в Женеву. Это я и сделал, но, покинув Шамуни, я был почти готов плакать, что не остался там долее, дабы вполне насладиться красотами долины. Шамуни есть пленительный уголок природы: нигде нет такого слияния великости, возвышающей мысли, с сельскою прелестью, трогающею сердце. Ночи, которую я там провел, никогда не забуду. Я пришел уже около вечера в долину: ноги горели от <text:soft-page-break/>усталости (более десяти часов сряду продолжалось мое путешествие), но всё исчезло перед тою прелестью, которую я увидел. Я лег спать, но какой-то добрый дух разбудил меня около трех часов утра: вижу, что полумесяц светит ярко и что Mont Blanc снял с себя облака; спешу одеваться (после я сам хохотал над своим ночным костюмом) и иду из трактира. Посреди самой долины есть церковь с кладбищем; на этом кладбище несколько деревянных крестов, и маленькая тропинка вьется между дерновыми гробами; и на одном из этих гробов просидел я до первого луча солнечного — но оставляю это до подробного описания!</text:p>
      <text:p text:style-name="P751">Глупость, помешавшая мне остаться лишний день в Шамуни, послужила мне в пользу: я подумал, что от поспешности могу многое потерять в горах не заезжая ни в <text:span text:style-name="T96">Б</text:span><text:span text:style-name="T40">ернских, и решился пожертвовать некоторою частью моего плана, дабы выиграть более времени для Оберланда, решился ехать из Веве прямо в Берн, не заезжая ни в </text:span>Ивердон, ни в Невшатель, ни в Биль: жалею, что это лишило меня счастья видеть старика Песталоцци, но последствие наградило меня за это пожертвование. Всего иметь невозможно. Счастье, сопутствовавшее мне по Швейцарии, было так постоянно, что я не смею роптать и на теперешнюю мою болезнь, которая держит меня в Штутгарде и едва ли не лишит Рейна. Но как бы то ни было, если не удастся доехать до Кобленца, то непременно увижу Niederwald и Rohus Capelle<text:span text:style-name="T16">31</text:span>.</text:p>
      <text:p text:style-name="P469">Из Шамуни шел я пешком до С.-Мартеня, где сел в char à bancs<text:span text:style-name="T15"><text:note text:id="ftn93" text:note-class="footnote"><text:note-citation>93</text:note-citation><text:note-body><text:p text:style-name="P104"><text:s/>Шарабан (<text:span text:style-name="T11">франц</text:span>.).</text:p></text:note-body></text:note></text:span>, и в Женеву. Вся эта дорога прелестна, особенно живописны окрестности Клуза и Маглана. Сердце радуется, как скоро, покинув Савою, въедешь в Женевский кантон: картина деятельности, довольства и порядка представляется глазам во всей своей красоте. Женева не красивый город, но окрестности и озеро очаровательны. Я пробыл здесь три дня, из которых один посвятил путешествию на вершину Салева, весьма мало удачному, ибо, несмотря на то, что день был солнечный, вся необъятность вида, представляющегося глазам с этой высоты, исчезала под густотою паров, а Монблан был совсем неприметен: в ясное время можно видеть отсюда всё озеро до Лозанны, весь Женевский кантон, большую часть гор Савойских и длинную цепь Юры; но я всё это видел более воображением, нежели глазами.</text:p>
      <text:p text:style-name="P469">Я был в замке Фернее, который нынче принадлежит гражданину Budet<text:span text:style-name="T16">32</text:span>. В нем сохранены в прежнем состоянии только гостиная и спальня Вольтеровы; в спальне стоит кровать с полуистлевшим занавесом, на стенах живописные портреты Фридриха II, Mme du Chatelet, тканый портрет Екатерины и несколько гравированных; на печи стоит деревянная, довольно дурная урна, в ней некогда хранилось сердце Вольтерово: в революцию его похитили, а прежняя надпись: Son esprit est partout, et son coeur est ici<text:span text:style-name="T15"><text:note text:id="ftn94" text:note-class="footnote"><text:note-citation>94</text:note-citation><text:note-body><text:p text:style-name="P104"><text:s/>Его дух повсюду, а его сердце здесь (<text:span text:style-name="T11">франц</text:span>.).</text:p></text:note-body></text:note></text:span> до половины уничтожена; похитители отломили от начала <text:span text:style-name="T11">son</text:span>, а от конца <text:span text:style-name="T11">ici</text:span>, и вышла галиматья; в гостиной, где на старинной печи стоит Вольтеров бюст, есть несколько весьма дурных картин, между которыми одна, изображающая Вольтеров апотеоз, заметна своим уродством: Вольтера встречает, кажется, Минерва, а врагов его, Фрерона и прочих, секут змеями мстительные гении. Аллея, по которой прохаживался фернейский пустынник, и липовый лесок, им насажденный, сохранены в целости; надпись, сделанная им над входом построенной им церкви («Вольтер Богу»), уничтожена философами революции. Почти все дома, в Фернее ныне существующие, построены самим Вольтером.</text:p>
      <text:p text:style-name="P469"><text:span text:style-name="T47">О</text:span><text:span text:style-name="T40">стальное время моего пребывания в Женеве посвятил я обозрению города и Бонстеттену</text:span><text:span text:style-name="T55">33</text:span><text:span text:style-name="T40">, у которого был два раза: живой, свежий, веселый старик, </text:span>с которым время прошло неприметно; он много рассказывал мне о Mme Stael, Миллере, Песталоцци и лорде Бейроне, который долго жил в Женеве нелюдимом.</text:p>
      <text:p text:style-name="P472">Из Женевы, через Лозанну, где пробыл три дня, поехал я в Веве, где хотел отдохнуть на просторе, написать письма и насладиться окрестностями Женевского озера; но всё не удалось; дождик, заметив, что я сижу под кровлею, пошел ливмя, а письма помешало мне писать мрачное расположение духа, которого я не захотел передать бумаге; и я решился — рисовать. Из окрестностей Веве я видел, однако, Кларан, куда ходил пешком (накануне моего отъезда из Веве), и эта вечерняя прогулка была, comme de raison<text:span text:style-name="T15"><text:note text:id="ftn95" text:note-class="footnote"><text:note-citation>95</text:note-citation><text:note-body><text:p text:style-name="P104"><text:s/>Как и следовало ожидать (<text:span text:style-name="T11">франц.</text:span>).</text:p></text:note-body></text:note></text:span>, прекрасная. Можно сказать, что небо было со мною в заговоре: всякий раз, когда я покидал свой приют, оно становилось ясным или покрывалось живописными облаками, <draw:g text:anchor-type="char" draw:z-index="0" draw:name="Group 100060" draw:style-name="gr16"><draw:custom-shape draw:name="Rectangle 8465" draw:style-name="gr28" draw:text-style-name="P804" svg:width="0.209cm" svg:height="0.276cm" svg:x="3.939cm" svg:y="-0.259cm"><text:p text:style-name="P3"><text:span text:style-name="T28">33</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от которых зрелище природы становилось великолепным. Моим товарищем до Кларана был старый крестьянин из Montreux, с которым я сошелся на дороге. «Probablement, — (спросил он меня), — vous allez à Clarens à cause de M-r le Baron d’Etange et de sa fille? Je vous montrerai la place où était autrefois leur maison. — Est-ce que vous avez lu cette histoire? — Oui, c’est joli comme un roman, quoique tout est parfaitement vrai!»<text:span text:style-name="T15"><text:note text:id="ftn96" text:note-class="footnote"><text:note-citation>96</text:note-citation><text:note-body><text:p text:style-name="P104"><text:s/>Вы, вероятно, направляетесь в Кларан ради барона д’Этанж и его дочери. Я покажу Вам место, где некогда был их дом. — Разве вы читали эту историю? — Да, это так же интересно, как роман, хотя всё это совершенная правда… (<text:span text:style-name="T11">франц.</text:span>).</text:p></text:note-body></text:note></text:span> И он добродушно начал мне описывать место, где жила Жан-Жакова Юлия, с полною уверенностью, что «Новая Элоиза» не выдумка.</text:p>
      <text:p text:style-name="P752">В тот день, в который я оставил Веве, успел я съездить на лодке в замок Хильон: я плыл туда, читая «The Prisoner of Chillon»<text:span text:style-name="T15"><text:note text:id="ftn97" text:note-class="footnote"><text:note-citation>97</text:note-citation><text:note-body><text:p text:style-name="P104"><text:s/>«Шильонский узник» (<text:span text:style-name="T11">англ.</text:span>).</text:p></text:note-body></text:note></text:span>, и это чтение очаровало для воображения моего тюрьму Бонниварову, которую Бейрон весьма верно описал в своей несравненной поэме<text:span text:style-name="T16">34</text:span>. Дорога от Веве до Фрибурга чрезвычайно гориста, и легко можно слететь в глубокую пропасть с повозкою и лошадьми. Я не мог порядочно осмотреть Фрибурга: видел только кафедральную церковь, самую высокую в Швейцарии, и Муртенскую липу, посаженную в день победы над Карлом Смелым<text:span text:style-name="T16">35</text:span>. Глаза мои, разболевшиеся от зноя, помешали мне бродить по улицам, но свежесть вечера возвратила им здоровье, и я мог вполне насладиться окрестностями Берна, в который приехал довольно поздно. Бернская природа соединяет в себе с удивительною обработанностью (везде чувствительно изобилие и довольство) все простые прелести сельские и всё велико<text:span text:style-name="T40">лепие </text:span><text:soft-page-break/><text:span text:style-name="T40">альпийское. Ни в одном из кантонов, мною виденных, не видал я таких живописных крестьянских домов, как в Бернском: их архитектура совершенно </text:span>сельская и весьма оригинальная! Чистота внешняя и внутренняя пленяют глаза и удовлетворяют чувству. В Швейцарии понял я, что поэтические описания блаженной сельской жизни имеют смысл прозаически справедливый. В этих хижинах обитает независимость, огражденная отеческим правительством; они живут не для того единственно, чтобы тяжким трудом поддерживать физическое бытие свое; но имеют и счастье, простое, не разнообразное, но счастье, то есть свободное наслаждение самим собою. В Берне пробыл я недолго: спешил воспользоваться временем, которое было прекрасное, хотя знойное. Я успел только осмотреть музеум и провести целый день в Гофвиле у Фелленберга (я видел там наших Шуваловых, оба очень любезны; младший есть графиня Катерина Петровна; в сюртуке, с лицом загорелым от жара<text:span text:style-name="T16">36</text:span>). Наконец я в Оберланде! И эта последняя часть моего путешествия была самая счастливая, самая богатая живыми, чистыми наслаждениями природы. Я был весьма благодарен самому себе за то, что пожертвовал Ивердоном и Невштателем: имея более времени, я мог везде выжидать благоприятной погоды. Озеро Тун, несравненная долина Интерлакен, ночь посреди гор, под облачным, бурным небом, вечер на вершине горы der Kleine Rügen в виду ясной Юнгфрау, всё путешествие в Лаутербруннен, чудесная лунная ночь в Лаутербрунненской долине и Штауббахе, переход при свете луны и при ясном восхождении солнца через Wengernalp в Grindelwald и вид Jungfrau во всём ее величии; долина Гриндельвальд и ее глетшеры, возвращение в Интерлакен и плавание по Бриенцскому озеру к Гисбаху и в Трахт, вечер в Бриенце, переход в Мейринген, несколько прогулок по несравненной долине Гасли и обозрение Рейхенбаха при ярком солнце; наконец, путешествие через долину Мельхталь мимо кельи, в которой жил отшельник Клаус<text:span text:style-name="T16">37</text:span>, в Станц (путешествие, продолжавшееся 12 часов сряду, но без усталости) — вот драгоценные воспоминания, которые, как Вы говорите, останутся <text:span text:style-name="T11">сокровищем на целую жизнь</text:span>!<text:span text:style-name="T16">38</text:span></text:p>
      <text:p text:style-name="P469">Дождик начался, когда я пришел (уже поздно ночью) в Станц, и кончился, когда я вышел, чтобы сесть в Станцстаде в лодку и плыть в Люцерн. И в Люцерне не помешал он мне видеть окрестностей, и видеть в самом выгодном освещении: мне всегда удавалось выбирать благоприятную минуту; окрестности Люцерна, может быть, самые живописные в Швейцарии<text:span text:style-name="T16">39</text:span>. Нельзя изобразить того великолепия, которое представляет хаос гор, окружающих озеро 4 Кантонов и видимых с Люцернского моста, особливо при захождении солнца, когда снежные горы сияют и мало-помалу гаснут.</text:p>
      <text:p text:style-name="P753">В Люцерне есть теперь памятник, которому нет подобного в огромности: в высокой скале высечена пещера и в глубине ее лежит на щите, означенном лилиями, умирающий лев. Этот лев ростом своим отвечает огромному своему <text:span text:style-name="T40">пьедесталу: перед скалою пруд, в котором отражается вся эта громада. Торваль</text:span>дсен сделал рисунок льва, а скульптор есть некто <text:span text:style-name="T53">Ahorn </text:span><text:span text:style-name="T40">из Констанца. Памят</text:span>ник воздвигнут в честь швейцарцев, погибших в Париже 10 августа 1792 года<text:span text:style-name="T16">40</text:span>.</text:p>
      <text:p text:style-name="P754">Я сдержал обещание, данное мною Риги<text:span text:style-name="T16">41</text:span>, и из Люцерна поплыл в Weggis, откуда ведет весьма покойная и обильная прекрасными видами дорога на высоту горы. И в этот раз имел я несколько незабвенных минут: видел всю бездну гор, освещенных вечерним и утренним солнцем. Я возвратился тою же дорогою и из Веггиса поплыл в Кюсснахт, чтоб видеть die Hohle Gasse<text:span text:style-name="T15"><text:note text:id="ftn98" text:note-class="footnote"><text:note-citation>98</text:note-citation><text:note-body><text:p text:style-name="P105"><text:s/>Ущелье (<text:span text:style-name="T11">нем</text:span>.).</text:p></text:note-body></text:note></text:span>, где Вильгельм Телль застрелил Геслера: потом через Цугское озеро в Цуг, где насладился въездом папского нунция, принятого с пушечными выстрелами и с коленопреклонением. Берегом Цириха дошел я только до деревни Wädenswyl, откуда хотел переплыть в Rapperswyl, чтобы потом богатыми деревнями, лежащими на противном берегу озера, идти в Цирих пешком; но дождик, соединенный с сильным противным ветром, помешал мне исполнить этот план. Это было во второй раз во всё мое путешествие. Но, потеряв с одной стороны, я выиграл с другой. Я поплыл из Wädenswyl прямо в Цирих: сильный ветер и дождик меня преследовали, но я видел удивительную картину волнующегося озера; было что-то величественное, разительно напоминающее о Провидении, в этой легкой лодке, которая, несмотря на брызжущие кругом волны, всё плыла своею дорогою, в этих облаках, которые сзади налетали с дождем, но сквозь которые изредка проглядывало небо, и в этом сильном ветре, который своею бурею только быстрее мчал к пристани. И невдали от этой пристани всё утихло, и солнце удивительно украсило и берега, и горы, и воду, и близкий, как будто выходящий из озера Цирих. Очутившись опять на том месте, с которого за полтора месяца началось мое путешествие, столь богатое разнообразными ощущениями, я подумал, что совсем не покидал его. Я видел прекрасный сон — но воспоминание бережет прошедшее. В Цирихе простился я с Швейцариею и поехал через Эглизау в Шафгаузен, чтобы взглянуть на Рейнский водопад. Он поразил меня, но не пленил, как некоторые другие швейцарские водопады, гораздо более живописные. Если смотреть на него как на водопад, если видеть всю полную картину падения, то он не имеет ничего особенно разительного. <text:span text:style-name="T11">Спереди</text:span> — он не иное что, как невысокий водяной уступ, шумящий и пенный, посреди которого чернеет несколько утесов, изрытых силою воды; <text:span text:style-name="T11">сверху</text:span> — видишь всю реку, тихо идущую к тому уступу, с которого она падает, и сила падения почти неприметна: пленяешься блеском солнца на воде и радугою на пенном тумане. Но разительное, неописанное зрелище представляется глазам, когда смотришь на падение вблизи, с галереи, построенной на берегу у самого водопада: тут уже нет водопада, нет картины; стоишь в хаосе пены, грома и волн, не имеющих никакого <text:span text:style-name="Основной_20_текст_5f_">образа; и это зрелище без солнца еще величественнее, нежели при солнце: лучи, освещая волны, дают им некоторую видимую, знакомую форму; но без лучей </text:span>всё теряет образ; мимо тебя летают с громом, свистом и ревом какие-то необъятные призраки, которые бросаются вперед, клубятся, вьются, подымаются облаком дыма, взлетают снопом шипящих водяных ракет, один другому пересекают дорогу и, встречаясь, расшибаются вдребезги: это картина неописанная. На галерее можно стоять без малейшей опасности; но волны так беспорядочны, что иногда совсем неожиданно бываешь облит с головы до ног. Рейнский водопад достоин своей славы. Посреди самого падения стоит несколько утесов: со временем они исчезнут; один из них так истерт водами, что ему не прожить и полвека. На вершине самого высокого стоит деревянная фигура; она была выкрашена; но краску смыло водою; осталась одна надпись: «Deus <text:soft-page-break/>mea sреs! Бог моя надежда!» Мысль прекрасная! В маленьком замке Wörth можно видеть весь водопад в камер-обскуре: на бумаге представляется всё падение, вода волнуется, солнце светит и исчезает, ветер разносит брызги, и слышный невдали шум довершает очарование.</text:p>
      <text:p text:style-name="P482">Из Шафгаузена, через Тютлинген, Hehingen и Tübingen, поехал я в Штутгард. Сначала я хотел ехать через Страсбург, Раштат и Баден, но краткость времени заставила меня переменить этот план. Близ Хехингена я свернул с дороги и, отпустив свою коляску на почту, отправился к развалинам замка Гогенцоллерна<text:span text:style-name="T16">42</text:span>. Положение его чрезвычайно величественное: он стоит на высокой горе, от всех других отделившейся, и как будто царствует над амфитеатром гор, которые позади его ограничивают необъятную равнину. Страшный ветер бушевал, когда я взлез на крутизну горы, покрытой мелкими, беспрестанно осыпающимися камнями; деревянная решетка на воротах замка поднята; все стены более или менее разрушены. Но церковь уцелела, и в одной огромной палате хранится множество железных, покрытых ржавчиною лат; на дворе, заросшем высокою травою, стоит уединенно старая липа, может быть, видавшая под тенью своею древних обитателей замка. Было что-то уныло-величественное в мертвой его пустоте, в горном его одиночестве и в свисте ветра, который, летая кругом, как будто изображал могущее время, разрушившее эти стены.</text:p>
      <text:p text:style-name="P755">В Штутгарде я успел видеть ту церковь, в которой молилась наша Екатерина<text:span text:style-name="T16">43</text:span>: кресла ее стоят еще на своем месте; я долго с грустным чувством смотрел на тот образ, которым в последний раз благословил ее Государь: на нем изображен Александр Невский; видны Нева, Зимний дворец и над ними радуга, прекрасное, но минутное явление неба<text:span text:style-name="T16">44</text:span>. Я видел и прелестных ее детей: когда я к ним пришел, то они играли вместе на ковре. Старшая, принцесса Мария, долго дичилась и смотрела на меня вкось, прижавшись к графине Берольдинген, а младшая, принцесса София, скоро ко мне подошла и разом несколько вопросов: Was macht die Grossmutter Kaiserin, die Tante Kaiserin, der Onkel Kaiser, <text:span text:style-name="T53">die Tante Nicolas?</text:span><text:span text:style-name="T58"><text:note text:id="ftn99" text:note-class="footnote"><text:note-citation>99</text:note-citation><text:note-body><text:p text:style-name="P47"><text:span text:style-name="T63"><text:s/></text:span><text:span text:style-name="T40">Что делает бабушка императрица, тетя императрица, дядя император, тетя Николай? (</text:span><text:span text:style-name="T48">нем</text:span><text:span text:style-name="T40">.).</text:span></text:p></text:note-body></text:note></text:span><text:span text:style-name="T63"> </text:span><text:span text:style-name="T40">Это ободрило и другую. Ей сказали, что я был в Швейцарии, и она начала у меня расспрашивать: видел ли я медведей и волков. И я ей рас</text:span>сказал, как я кормил в Берне пряниками медведей и как видел чучело огромного волка. Принцесса София никак не может забыть того уса, который приклеил ей der Onkel Nicolas<text:span text:style-name="T15"><text:note text:id="ftn100" text:note-class="footnote"><text:note-citation>100</text:note-citation><text:note-body><text:p text:style-name="P47"><text:s/>Дядя Николай (<text:span text:style-name="T11">нем</text:span>.).</text:p></text:note-body></text:note></text:span>, и никак не соглашается его простить. Когда я стал им откланиваться, то обе в один голос твердили: Grüssen sie die Grossmutter Marie, die Tante Kaiserin, den Onkel Kaiser<text:span text:style-name="T15"><text:note text:id="ftn101" text:note-class="footnote"><text:note-citation>101</text:note-citation><text:note-body><text:p text:style-name="P47"><text:s/>Передайте привет бабушке Марии, тете императрице, дяде императору (<text:span text:style-name="T11">нем</text:span>.). <text:span text:style-name="T15"><text:s/></text:span></text:p></text:note-body></text:note></text:span>. Прелестные дети! Полные умного выражения лица! Очень было мило их видеть играющих на ковре, в беленьких платьицах, с светлыми клубящимися волосами; обе очень живы; на лицах написано здоровье! Я был у них два раза; в последний раз застал их за важным делом: обе сидели за маленьким столиком, одна против другой, и перед каждою стояла тарелка винограда. Когда надобно было прощаться и сказать мне: grüssen Sie die Grossmutter Kaiserin<text:span text:style-name="T15">*</text:span><text:span text:style-name="T15"><text:note text:id="ftn102" text:note-class="footnote"><text:note-citation>102</text:note-citation><text:note-body><text:p text:style-name="P47"><text:s/>Передайте привет бабушке императрице (нем.).</text:p></text:note-body></text:note></text:span>, то графиня Берольдинген напомнила им, что это надобно говорить стоя. Старшая, которой жаль было своего винограда, сначала заупрямилась и не хотела встать, но младшая тотчас встала; этот пример подействовал и на другую, и обе очень мило прошептали поклон свой Государыне. </text:p>
      <text:p text:style-name="P501">Был разговор и об усе, и Великий Князь, наконец, получил свое прощение<text:span text:style-name="T16">45</text:span>.</text:p>
      <text:p text:style-name="P480">О картинах Буассере, которые видел я с большим наслаждением, и о работах Даннекера, с которым мы довольно подружились, представлю Вашему Высочеству свой отчет в надлежащее время<text:span text:style-name="T16">46</text:span>. Это письмо, как оно ни длинно, есть не иное что, как один canevas<text:span text:style-name="T15"><text:note text:id="ftn103" text:note-class="footnote"><text:note-citation>103</text:note-citation><text:note-body><text:p text:style-name="P47"><text:s/>Канва (<text:span text:style-name="T11">франц.</text:span>)<text:span text:style-name="T11">.</text:span></text:p></text:note-body></text:note></text:span>; предвижу, что будет еще несколько № «Лалла Рук»<text:span text:style-name="T16">47</text:span> или «Для немногих».</text:p>
      <text:p text:style-name="P469">Моя болезнь, которая, кажется, со мною рассталась, лишила меня окрестностей Штутгарда, я не видал ни Solitude, ни Канштата; не мог осмотреть и благодетельных заведений покойной королевы: десять дней не выходил я из горницы! Нынче в первый раз позволил я себе сделать большую прогулку: утро посвятил галерее Буассере, которую осматривал вместе с Даннекером, а после обеда — путешествию на Rothenberg: это высокий холм, на котором находился прародительский замок фамилии Виртембергской; он разрушился, и место его развалин займет теперь здание, столь же разительно напоминающее о непрочности великого и прекрасного: церковь, в которую будут перенесены останки нашей Екатерины. Прекрасная ротонда с четырьмя порталами. </text:p>
      <text:p text:style-name="P469">Я видел место, на котором будет стоять гроб. Какой прекрасный и трогатель<text:span text:style-name="T40">ный памятник! С порога этой надгробной церкви восхитительный вид на жи</text:span>вую природу.</text:p>
      <text:p text:style-name="P247">19 октября.</text:p>
      <text:p text:style-name="P469">Я покинул Штутгард и теперь в Франкфурте. Это письмо Ваше Высочество получите незадолго до моего возвращения. Я осмелюсь вполне воспользоваться Вашею милостью и употреблю дня четыре лишних на то, чтобы взглянуть на Рейн, хотя не надеюсь увидеть его во всей красоте: время нахмурилось, и осенние туманы одолели солнце. Потом прямо в Берлин через Веймар и Дессау. В Веймаре надобно будет пробыть дня два, в Дессау день, в Берлине… сколько, не знаю, но как можно менее. Прошу наперед у Вашего Высочества позволения остановиться на несколько дней в Дерпте у моих родных, с которыми давно не видался и надолго должен буду расстаться<text:span text:style-name="T16">48</text:span>. Об остальном моем путешествии представлю Вашему Высочеству отчет по возвращении своем в Петербург. Я имел счастье слышать здесь от барона Анштета, что путешествие и воды сделали большое добро здоровью Вашего Высочества. Итак, gewissenhaft<text:span text:style-name="T15"><text:note text:id="ftn104" text:note-class="footnote"><text:note-citation>104</text:note-citation><text:note-body><text:p text:style-name="P47"><text:s/>Добросовестно (<text:span text:style-name="T11">нем</text:span>.).</text:p></text:note-body></text:note></text:span> не <text:soft-page-break/>пустое слово! Дай Бог! Дай Бог, чтобы Вы имели всё то счастье, которого достойны! Этим драгоценным для меня желанием заключаю длинное письмо мое. Государю Великому Князю приношу глубочайшее мое почтение.</text:p>
      <text:p text:style-name="P469">С чувством привязанности, благодарности и неограниченного почтения честь имею быть</text:p>
      <text:p text:style-name="P631">Вашего Императорского Высочества покорнейшим слугою</text:p>
      <text:p text:style-name="P338">Жуковский</text:p>
      <text:h text:style-name="Heading_20_1" text:outline-level="1">468. </text:h>
      <text:p text:style-name="P396">&lt;К. Х. Бенкендорфу?&gt;</text:p>
      <text:p text:style-name="P313">&lt;Около 7/19 октября 1821 г. Франкфурт-на-Майне&gt;</text:p>
      <text:p text:style-name="P756">Я наконец во Франкфурте<text:span text:style-name="T16">1</text:span> и спешу написать к Вам несколько строк. Еще раз благодарю Вас за Вашу любезную обязательность и возвращаю Вам ваши червонцы, которые остались неприкосновенными. Они послужили только для того, чтобы обеспечить меня во время дороги насчет возможных казусов. Деньги я отдал банкиру Gontard et fils<text:span text:style-name="T16">2</text:span>, а это письмо отправят по почте. Время до Франкфурта было мне благоприятно; я видел прекрасно и Гейдельберг, и долину Некара, и Bergstraβe<text:span text:style-name="T15"><text:note text:id="ftn105" text:note-class="footnote"><text:note-citation>105</text:note-citation><text:note-body><text:p text:style-name="P106"><text:s/>Горная дорога (<text:span text:style-name="T11">нем</text:span>.)</text:p></text:note-body></text:note></text:span><text:span text:style-name="T16">, 3</text:span>. Теперь идет дождик, но, может быть, только для того, что я сижу; как скоро тронусь с места, он уймется: по крайней мере, та<text:span text:style-name="T40">ков был порядок во всё мое путешествие. Простите; обнимаю Вас дружески. До свидания. Честь имею быть с совершенною к Вам преданностью Вашим по</text:span>корным слугою</text:p>
      <text:p text:style-name="P338">Жуковский</text:p>
      <text:h text:style-name="Heading_20_1" text:outline-level="1">469. </text:h>
      <text:p text:style-name="P387">Великой княгине Александре Федоровне</text:p>
      <text:p text:style-name="P312">1/13 ноября 1821 г. Берлин</text:p>
      <text:p text:style-name="P469">Я имел честь писать к Вашему Императорскому Высочеству из Штутгарда, где пробыл две недели больной; но письмо мое лежит во Франкфурте-на-Майне в ожидании курьера<text:span text:style-name="T16">1</text:span>. А я уже в Берлине, четвертый день, но еще не видал никого, потому что путешествие опять меня расстроило и болезнь принудила все эти четыре дня просидеть дома<text:span text:style-name="T16">2</text:span>. Завтра надеюсь выйти из своего заточения, но считаю себя принужденным пробыть не менее двух недель в Берлине, чтобы совершенно оправиться, и наперед прошу у Вашего Императорского Высочества милостивого на это позволения. Остальная дорога до России довольно затруднительна для больного, и как ни сильно мое нетерпение опять быть при Вашем Высочестве и снова заняться своею драгоценною должностью, но предвижу, что мое путешествие может продолжиться долее, нежели сколько бы я желал.</text:p>
      <text:p text:style-name="P469">Во франкфуртском моем письме описано вкратце мое путешествие по Швейцарии. На Рейн я только что взглянул; краткость времени не позволила мне нигде остановиться, и я всё видел мельком. Из Франкфурта поехал я через Висбаден в Рюдесгейм<text:span text:style-name="T16">3</text:span>, откуда пешком через Niederwald в Асмансгаузен, потом водою до Кобленца, а из Кобленца берегом назад в Бинген и потом мимо Rohus Capelle, через Nieder-Ingelheim и Майнц, в Франкфурт. Я видел прекрасно Niederwald и Rohus Capelle; но плавание по Рейну было не так удачно: пасмурная осенняя погода затуманила для меня красоту рейнских берегов. Но я не раскаиваюсь, что их видел: они прекрасны и после Швейцарии. Из Франкфурта через Веймар и Лейпциг поехал я в Дрезден. От спеху не мог пробыть в Веймаре более одного дня; там имел счастье представиться Ее Императорскому Высочеству Великой Княгине Марии Павловне, которая приняла меня с очаровательною милостью, и ее же милости обязан я свиданием с Гёте; он находился в Иене, и, чтоб я имел время к нему съездить, Ее Высочеству угодно было прислать мне коляску, и я в тот же день видел поэта. Но свидание мое с ним было похоже на плавание мое по Рейну; оно было туманное, хотя он принял меня с ласкою<text:span text:style-name="T16">4</text:span>.</text:p>
      <text:p text:style-name="P757">Прошу у Вашего Императорского Высочества прощения, что я не заехал в Дессау. В Дрездене находился больным один из моих коротких друзей, с которым я несколько лет не видался и которого, вероятно, несколько лет не увижу: я не мог отказаться от свидания с ним<text:span text:style-name="T16">5</text:span>; а теперь доволен этим путешествием <text:span text:style-name="T40">в Дрезден и по другим обстоятельствам, о которых буду иметь честь говорить лично с Вашим Высочеством. В Дрездене кончилось мое счастье, дотоле неверо</text:span>ятно постоянное; вплоть до Берлина преследовала меня холодная, дождливая погода, и ей обязан я возобновлением своей болезни. Завтра, однако, надеюсь выйти и иметь счастье представиться Его Величеству королю<text:span text:style-name="T16">6</text:span>. О моих берлинских приключениях буду иметь честь представить словесный отчет Вашему Императорскому Высочеству. Нетерпеливо жду минуты, в которую буду иметь это счастье.</text:p>
      <text:p text:style-name="P469">Его Императорскому Высочеству Государю Великому Князю приношу мое глубочайшее почтение.</text:p>
      <text:p text:style-name="P619">С неограниченным, глубочайшим почтением честь имею быть</text:p>
      <text:p text:style-name="P630">Вашего Императорского Высочества покорнейшим слугою</text:p>
      <text:p text:style-name="P361">Жуковский</text:p>
      <text:p text:style-name="P241">1/13 ноября 1821. Берлин.</text:p>
      <text:h text:style-name="Heading_20_1" text:outline-level="1"><text:soft-page-break/>470. </text:h>
      <text:p text:style-name="P369">К. Ф. М. фон Брюлю</text:p>
      <text:p text:style-name="P10"><text:span text:style-name="T11">&lt;Около 4/16 ноября 1821 г., Берлин&gt;</text:span><text:span text:style-name="T6">*</text:span></text:p>
      <text:p text:style-name="P471">J’accepte avec plaisir et reconnaissance votre aimable invitation, mon cher Сomte, et serai bien exact à me trouver chez vous pour être un des premiers témoins du début dans le monde du cher petit Chrétien et pour lui désirer un long et heureux voyage ici-bas. Tout à vous</text:p>
      <text:p text:style-name="P346">Joukoffsky</text:p>
      <text:p text:style-name="P280">Перевод:</text:p>
      <text:p text:style-name="P253">С удовольствием и признательностью принимаю Ваше любезное приглашение, мой дорогой граф, и точно буду у Вас, чтобы оказаться одним из первых свидетелей появления в мире дорогого маленького христианина и пожелать ему долгого счастливого путешествия в этом мире.</text:p>
      <text:p text:style-name="P192">Искренне Ваш</text:p>
      <text:p text:style-name="P270">Жуковский</text:p>
      <text:h text:style-name="Heading_20_1" text:outline-level="1">471. </text:h>
      <text:p text:style-name="P394">Великой княгине Александре Федоровне</text:p>
      <text:p text:style-name="P311">26 ноября / 8 декабря &lt;1821 г.&gt; Берлин</text:p>
      <text:p text:style-name="P758">Я<text:span text:style-name="T11"> </text:span>располагался пробыть в Берлине не более недели, но вот уже более месяца, как я здесь: прошу у Вашего Императорского Высочества прощения за <text:span text:style-name="T40">эту невольную медлительность. Полуздоровый, полубольной, боюсь пускаться в путь: теперь нет дороги, дожди беспрестанные; я принужден пробыть здесь </text:span>несколько дней лишних, чтобы не остановиться долее, в каком-нибудь незнакомом месте на дороге.</text:p>
      <text:p text:style-name="P469">С тех пор, как покинул свою комнату<text:span text:style-name="T16">1</text:span>, провожу время свое приятно; бываю часто у Mmе Kleist, Mlle Wildermeth, y Гуфланда. Несколько раз имел честь обедать у Его Величества короля<text:span text:style-name="T16">2</text:span>. На прошедшей неделе в день рождения герцога Карла был в palais Louise<text:span text:style-name="T15"><text:note text:id="ftn106" text:note-class="footnote"><text:note-citation>106</text:note-citation><text:note-body><text:p text:style-name="P107"><text:s/>Дворец Луизы (<text:span text:style-name="T11">франц</text:span>.).</text:p></text:note-body></text:note></text:span> бал<text:span text:style-name="T16">3</text:span>: я видел в знакомом месте знакомые лица, слышал знакомую музыку: но отсутствие Вашего Высочества всё переменило, а о моей шестимесячной отлучке особенно напоминала мне принцесса Луиза; она очень выросла и похорошела. Всё прочее совершенно по-старому.</text:p>
      <text:p text:style-name="P486">Не могу изъяснить Вашему Высочеству моей благодарности к Его Высочеству кронпринцу: он оказывает мне самую трогательную для меня благосклонность, за которую плачу ему сердечною привязанностью. Я несколько раз имел честь у него обедать в его маленьком обществе и<text:span text:style-name="T11"> </text:span>провел вместе с ним два приятнейших вечера у Mlle Wildermeth<text:span text:style-name="T16">4</text:span>. В оба раза читали Клейстову трагедию «Der Prinz von Homburg»<text:span text:style-name="T15"><text:note text:id="ftn107" text:note-class="footnote"><text:note-citation>107</text:note-citation><text:note-body><text:p text:style-name="P107"><text:s/>Принц Гомбургский (<text:span text:style-name="T11">нем</text:span>.).</text:p></text:note-body></text:note></text:span><text:span text:style-name="T16"> 5</text:span>. Было много спору и смеху.</text:p>
      <text:p text:style-name="P469">На прошедшей неделе, в то время, когда король вместе с принцами Вильгельмом и Карлом находился в Потсдаме, принц Альбрехт давал в своих комнатах обед, на который и я имел честь быть приглашен. Он прекрасно играл роль хозяина и с большою важностью заседал на почетном месте. Кронпринц предложил пить здоровье des angenehmen Wirths<text:span text:style-name="T15"><text:note text:id="ftn108" text:note-class="footnote"><text:note-citation>108</text:note-citation><text:note-body><text:p text:style-name="P107"><text:s/>Любезного хозяина (<text:span text:style-name="T11">нем</text:span>.)</text:p></text:note-body></text:note></text:span>, и ему громко прокричали: Hoch!<text:span text:style-name="T15"><text:note text:id="ftn109" text:note-class="footnote"><text:note-citation>109</text:note-citation><text:note-body><text:p text:style-name="P107"><text:s/>Ура! (здравица, приветственный тост; <text:span text:style-name="T11">нем</text:span>.).</text:p></text:note-body></text:note></text:span><text:span text:style-name="T26"> </text:span><text:span text:style-name="T86">6</text:span></text:p>
      <text:p text:style-name="P469">Как ни радуюсь мыслью возвратиться на родину, но покину Берлин с сожалением; я благодарен ему за многие счастливые минуты, и в нем есть люди, о которых воспоминание навсегда останется драгоценностью. Несмотря на то, нетерпеливо жду возможности отъезда. Надеюсь выехать через неделю или дней через десять. Какое будет для меня счастье опять увидать Ваше Императорское Высочество и снова приняться за исполнение своей должности.</text:p>
      <text:p text:style-name="P469">Его Императорскому Высочеству Государю Великому Князю приношу глубочайшее почтение.</text:p>
      <text:p text:style-name="P520">Честь имею быть с глубочайшим почтением Вашего Императорского Высочества покорнейшим слугою</text:p>
      <text:p text:style-name="P339">Жуковский</text:p>
      <text:p text:style-name="P191">Берлин, 26 ноября / 8 декабря.</text:p>
      <text:h text:style-name="Heading_20_1" text:outline-level="1">472. </text:h>
      <text:p text:style-name="P393">Принцессе Марианне Прусской</text:p>
      <text:p text:style-name="P299">10/22 января 1822 г. &lt;Берлин&gt;</text:p>
      <text:p text:style-name="P595">Madame,</text:p>
      <text:p text:style-name="P759"><text:soft-page-break/>Je me considère vraiment heureux, d’avoir retarder assez longtemps mon voyage pour avoir pu recevoir cette troisième lettre de Votre Altesse Royale<text:span text:style-name="T16">1</text:span>, persuadé que leur nombre ne pourraît pas être assez grand pour Madame la Grande Duchesse. Ce retard me procure d’ailleurs l’inappréciable bonheur de posséder encore quelques lignes de Vous, Madame; il me donne l’occasion de réitérer à Votre Altesse Royale les saluts sincères et ardentes que je forme pour Votre félicité future; un des plus chers souvenirs que j’emporte d’ici et que je conserverai toujours comme un trésor, est celui de la bonté touchante dont Votre Altesse Royale m’a daigné combler. </text:p>
      <text:p text:style-name="P759">Je suis avec le plus profond respect, Madame </text:p>
      <text:p text:style-name="P759">de Votre Altesse Royale</text:p>
      <text:p text:style-name="P760">le très humble et très dévoué serviteur</text:p>
      <text:p text:style-name="P362">Joukoffsky </text:p>
      <text:p text:style-name="P242">le 22 Janvier 1822.</text:p>
      <text:p text:style-name="P279">Перевод:</text:p>
      <text:p text:style-name="P594">Мадам,</text:p>
      <text:p text:style-name="P446"><text:span text:style-name="T33">Я счастлив тем, что длительная отсрочка моего путешествия позволила мне получить это третье письмо Вашего Королевского Высочества</text:span><text:span text:style-name="T18">1</text:span><text:span text:style-name="T33">, я убежден, что для Великой Княгини их число не может быть чрезмерным. Эта задержка доставила мне несравненное счастье располагать еще несколькими Вашими строчками, Мадам; она дает мне возможность еще раз послать Вашему Королевскому Высочеству искренние и пылкие пожелания счастливого будущего; одно из самых дорогих воспоминаний, которое я увожу с собой и которое навсегда сохраню как лучшее сокровище, — это воспоминание о той трогательной доброте, которой Ваше Королевское Высочество </text:span></text:p>
      <text:p text:style-name="P190">соблаговолили меня удостоить.</text:p>
      <text:p text:style-name="P232">С глубочайшим почтением </text:p>
      <text:p text:style-name="P232">Вашего Королевского Высочества </text:p>
      <text:p text:style-name="P232">покорный и преданный слуга</text:p>
      <text:p text:style-name="P522"><text:span text:style-name="T36">Жуковский </text:span><text:span text:style-name="T33">22 января 1822.</text:span></text:p>
      <text:h text:style-name="Heading_20_1" text:outline-level="1">47<text:span text:style-name="T97">3</text:span>. </text:h>
      <text:p text:style-name="P427">И. В. Гёте</text:p>
      <text:p text:style-name="P310">25 февраля / 9 марта 1822 г. Петербург</text:p>
      <text:p text:style-name="P593">Monsieur!</text:p>
      <text:p text:style-name="P469">C’était pour moi une joie bien grande et bien inattendue de recevoir la chère lettre de votre excellence et le cadeau précieux qui l’accompagnait…<text:span text:style-name="T16">1</text:span> Mon retour, très retardé, à Pétersbourg a été cause, que je l’ai reçue très tard et que je n’ai pas encore fait ma réponse. Mais comment vous remercier pour cette marque précieuse de bienveillance et de souvenir! Je vous dirai tout simplement, que la lecture de votre lettre m’a fait venir les larmes aux yeux. Ce que vous y dites avec tant de bonté sur notre entrevue, je l’ai senti en votre présence et après vous avoir quitté. Cette entrevue si ardemment désirée et attendue, ne fût que d’un moment, mais ce moment fût riche en sensations vives; je n’ai pu rien vous dire précisément, parce qu’il y avait trop à dire; mais je vous ai vu, et votre présence a été pour moi comme une récapitulation rapide des plus beaux temps de mon passé. <text:span text:style-name="T11">Und manche liebe Schatten steigen auf!</text:span><text:span text:style-name="T16">2</text:span><text:span text:style-name="T11"> C’était cela!</text:span>.. Recevez donc, cher grand homme, ma reconnaissance et pour ce passé, qui a été si souvent embelli par l’influence de votre présence et que vous avez terminé par un serrement de main si bienveillant et paternel, et pour cette lettre si touchante, ce <text:span text:style-name="T11">wiederholtes Wilkommen und Lebewohl</text:span><text:span text:style-name="T16">3</text:span>,<text:span text:style-name="T11"> </text:span>qui sera conservé religieusement, comme un don sacré d’une main chérie. Je me suis empressé de la montrer à Mme la grande duchesse Alexandrine. Ce que vous y dites avec tant de vérité et de charme sur son compte l’a vivement touchée, et elle m’a chargé de vous exprimer ses sentiments. Cette âme pure, simple et profondément sensible, est faite pour être appréciée par la vôtre. Elle s’est trouvée bien à son aise avec vous<text:span text:style-name="T16">3</text:span>, comme elle le dit elle-même, et sa vue a dû vous laisser un souvenir attendrissant et serein, comme l’apparition d’un être ami, qui réunit en soi tout ce qui est grand, et dans lequel ce grand n’est autre chose que le naturel naïf et l’innocente simplicité d’un enfant. Tel est le caractère de cette chère princesse. Ce que je vous dis sur son compte ne peut pas être nouveau pour vous, qui savez apprécier l’homme au premier coup d’oeil; mais le dire à Goethe est pour moi une jouissance, que je ne veux pas me refuser.</text:p>
      <text:p text:style-name="P469">Je finis. Que la Providence vous comble de tous les dons du bonheur, comme Elle, vous m’avez donné en me disant adieu: <text:span text:style-name="T11">restez encore bien, bien longtemps parmi nous autres</text:span>, en nous faisant jouir de votre existence bienfaisante, en jouissant vousmême des bienfaits que vous avez répandu sur les meilleurs de Votre siècle. On garde facilement le souvenir de ceux par qui on est aimé: cela me donne le droit d’espérer que je ne serai pas effacé totalement dans le vôtre.</text:p>
      <text:p text:style-name="P625">Je suis de coeur et d’âme avec le plus vrai dévouement de votre excellence le très humble et très respectueux serviteur</text:p>
      <text:p text:style-name="P363">Joukoffsky </text:p>
      <text:p text:style-name="P243">St. Pétersbourg. 25 février / 9 mars 1822.</text:p>
      <text:p text:style-name="P140"/>
      <text:p text:style-name="P141">Перевод:</text:p>
      <text:p text:style-name="P139">Милостивый государь!</text:p>
      <text:p text:style-name="P445"><text:soft-page-break/><text:span text:style-name="T33">Для меня было большой и неожиданной радостью получить драгоценное письмо Вашего превосходительства и приложенный к нему чудесный подарок</text:span><text:span text:style-name="T18">1</text:span><text:span text:style-name="T33">. Я вовремя не ответил на Ваше письмо, так как оно было прочитано мною лишь после того, как я с большим опозданием вернулся в Петербург. Но как благодарить Вас за такой драгоценный знак благосклонности и воспоминания? Я Вам скажу просто, что при чтении Вашего письма у меня на глазах навернулись слезы. Ту доброту, с которой Вы говорите о нашем свидании, я живо ощущал и в Вашем присутствии и после того, как я Вас покинул. Эта встреча, которой я желал и ожидал с такой горячностью, длилась всего лишь одну минуту, но эта минута была богата волнующими впечатлениями; я ничего не мог сказать Вам отчетливо и ясно, потому что мне хотелось сказать об очень многом; но я Вас видел, и Ваше присутствие было как бы мгновенным возвращением лучшего времени моего прошлого. </text:span><text:span text:style-name="T36">Und manche liebe</text:span><text:span text:style-name="T33"> </text:span><text:span text:style-name="T36">Schatten steigen auf </text:span><text:span text:style-name="T21"><text:note text:id="ftn110" text:note-class="footnote"><text:note-citation>110</text:note-citation><text:note-body><text:p text:style-name="P108"><text:s/>И много милых теней восстает (<text:span text:style-name="T11">нем.</text:span>).</text:p></text:note-body></text:note></text:span><text:span text:style-name="T18"><text:s/>2</text:span><text:span text:style-name="T33">. </text:span><text:span text:style-name="T36">Да, так и было</text:span><text:span text:style-name="T33">… Примите же, дорогой великий человек, мою признательность и за это прошлое, которое столь часто скрашивалось влиянием Вашего гения, и за то мгновение, когда я почувствовал благотворную силу личной с Вами встречи, завершившейся таким дружеским и отеческим рукопожатием, и за это трогательное письмо с </text:span><text:span text:style-name="T36">wiederholtes Willkommen und Lebewohl</text:span><text:span text:style-name="T20"> </text:span><text:span text:style-name="T21"><text:note text:id="ftn111" text:note-class="footnote"><text:note-citation>111</text:note-citation><text:note-body><text:p text:style-name="P109"><text:s/>Повторным добро пожаловать и прощайте (<text:span text:style-name="T11">нем</text:span>.).</text:p></text:note-body></text:note></text:span><text:span text:style-name="T18"><text:s/>3</text:span><text:span text:style-name="T33">, которое будет благоговейно сохранено как священный дар любимой руки. Я поспешил показать Ваше письмо великой княгине Александре. Всё, что Вы так правдиво и прелестно говорите о ней, ее живо тронуло, и она поручила мне выразить Вам свои лучшие чувства. Только Ваша душа может понять и оценить ее душу — чистую, простую и глубоко впечатлительную. В Вашем присутствии великая княгиня, по собственному признанию, чувствовала себя легко и непринужденно</text:span><text:span text:style-name="T18">4</text:span><text:span text:style-name="T33">. Должно быть, и она оставила у Вас трогательное и светлое воспоминание, какое бывает при появлении друга, в котором воплощено всё истинно великое, но это величие есть не что иное, как природная наивность и невинное простодушие ребенка. Таков характер этой милой княгини. Всё, что я говорю о ней, для Вас, конечно, не ново, ибо Вы умеете оценить человека с первого взгляда, но сказать это Гёте — наслаждение, и я не хочу в нем себе отказывать.</text:span></text:p>
      <text:p text:style-name="P530"><text:span text:style-name="T33">Я заканчиваю. Да ниспошлет Вам Провидение все дары счастья, ибо Вы так же, как Оно, одарили меня, сказав на прощание: </text:span><text:span text:style-name="T36">оставайтесь долго, очень долго среди нас, простых смертных</text:span><text:span text:style-name="T33">; Ваша благотворная жизнь наполняет нас радостью, наслаждайтесь и Вы сами Вашими благодеяниями, которыми пользуются лучшие люди нашего века. Приятно сохранять воспоминания о тех, кто нас любит: это дает мне право надеяться, что я не совсем исчезну из Вашей памяти.</text:span></text:p>
      <text:p text:style-name="P189">Сердечно и душевно преданный Вашему превосходительству, покорный и почтительный слуга</text:p>
      <text:p text:style-name="P276">Жуковский</text:p>
      <text:p text:style-name="P244">25 февраля / 9 марта 1822. Петербург.</text:p>
      <text:h text:style-name="Heading_20_1" text:outline-level="1">47<text:span text:style-name="T98">4</text:span>. </text:h>
      <text:p text:style-name="P432">&lt;А. Н. Оленину?&gt;</text:p>
      <text:p text:style-name="P10"><text:span text:style-name="T11">&lt;Вторая половина апреля (после 14) 1822 г. Петербург&gt;</text:span><text:span text:style-name="T6">*</text:span></text:p>
      <text:p text:style-name="P469">Никак не умею сказать Вашему превосходительству, что стоит немецкая ученая проказа; мой берлинский корреспондент пожелал сохранить эту тайну про себя; вероятно, не больше 3 рублей 6 гривен, то есть одного талера; но так как удовольствие услужить Вам ценю я во 100<text:span text:style-name="T16"> </text:span>000 рублей, то не Вы мой должник, а я еще остаюсь Вам должен 99<text:span text:style-name="T16"> </text:span>996 рублей и 40 копеек, которые постараюсь заплатить, как скоро выиграю большой лот в лотерею. Благодарю Вас за Ваши дружеские заботы о моем «Узнике»: ему нужно Ваше покровительство, чтобы с некоторой благопристойностью выйти на свет из печатного заточения.</text:p>
      <text:p text:style-name="P338">Ж.</text:p>
      <text:h text:style-name="Heading_20_1" text:outline-level="1">475. </text:h>
      <text:p text:style-name="P384">П. А. Вяземскому</text:p>
      <text:p text:style-name="P9"><text:span text:style-name="T11">&lt;Конец апреля 1822 г. Петербург&gt;</text:span><text:span text:style-name="T6">*</text:span></text:p>
      <text:p text:style-name="P469">Вот тебе моя новость, посвященная тебе!<text:span text:style-name="T16">1</text:span> Не сердись, что все мужеские стихи — я выбрал этот метр не для легкости, а точно для того, чтобы сохранить более дух оригинала (английские стихи почти все мужеские); здесь этот размер придает какую-то суровость и раздробленность языку.</text:p>
      <text:p text:style-name="P469">Рассказывающий не может говорить гармоническими фразами; он недавно из тюрьмы и в душе его еще осталась смутность его судьбы. В самом плане пиесы много искусственного беспорядка, много повторений, которые не можно назвать недостатком. Желаю, чтобы мой перевод тебе понравился: чтобы тебя задобрить, посвящаю его тебе!</text:p>
      <text:p text:style-name="P469">Только когда ты привыкнешь к моему молчанию и перестанешь его толковать навыворот? Ты уже начинаешь нападать и на мое сердце: право, оно не <text:span text:style-name="T11">закоптилось</text:span>! Но лень есть болезнь, и болезнь убийственная морально, в этом не спорю.</text:p>
      <text:p text:style-name="P469">Этот экземпляр «Шильонского узника» неполный: недостает еще рисунка<text:span text:style-name="T16">2</text:span>. Когда выгравируется, пришлю. Жду твоих замечаний.</text:p>
      <text:p text:style-name="P469">Батюшков едет на Кавказ!<text:span text:style-name="T16">3</text:span> Вероятно, поедет он через Москву: может быть, зайдет и к тебе, но ты не очень этому верь! Он может еще и не заглянуть к тебе: стереги его. Я у него бываю; но он ко мне ни ногой! Иногда по-старому обходится дружески; иногда дик и холоден.</text:p>
      <text:p text:style-name="P469"><text:soft-page-break/>Прости. Сергей Тургенев отдаст тебе палку с рогом альпийской козы — мой швейцарский гостинец. Обними Пушкина: нынче вечер провожу у его брата<text:span text:style-name="T16">4</text:span>. Когда готовы будут мои экземпляры «Шильонского узника», доставлю и ему. Ты же этого не давай никому: Каченовский еще вздумает его напечатать в Вест&lt;нике&gt;; постарайся, чтобы этого не случилось; он подрежет тем всё издание.</text:p>
      <text:h text:style-name="Heading_20_1" text:outline-level="1">476. </text:h>
      <text:p text:style-name="P373">И. И. Козлову</text:p>
      <text:p text:style-name="P299">&lt;Март — апрель 1822 г. Петербург&gt;</text:p>
      <text:p text:style-name="P471">Завтра постараюсь быть у тебя ввечеру и принести «Шильонского узника», и поговорим о Али-паше и о Иорданской красавице.</text:p>
      <text:p text:style-name="P344">Ж.</text:p>
      <text:h text:style-name="Heading_20_1" text:outline-level="1">477. </text:h>
      <text:p text:style-name="P373">Н. И. Гнедичу</text:p>
      <text:p text:style-name="P299">&lt;Апрель 1822 г. Петербург&gt;</text:p>
      <text:p text:style-name="P471">Милый Николай Иванович, я забыл тебя предуведомить при своем отъезде, что «Иоанна» еще находится в когтях цензуры<text:span text:style-name="T16">1</text:span>: прошу тебя взять на себя труд спросить об ней у Фока<text:span text:style-name="T16">2</text:span>, которого я просил ее тебе передать. Записку о декорациях и актерах здесь прилагаю: та же, которая была у тебя. Прикажи переписать и отдай Майкову<text:span text:style-name="T16">3</text:span>. У Фока два экземпляра «Иоанны», один для печати; другой для театра. Первый прошу тебя прислать мне немедленно. Запечатав, вели отдать в Аничковском дворце швейцару для доставления мне.</text:p>
      <text:p text:style-name="P571">Твой <text:span text:style-name="T11">Жуковский</text:span></text:p>
      <text:h text:style-name="Heading_20_1" text:outline-level="1">478. </text:h>
      <text:p text:style-name="P373">Н. И. Гнедичу</text:p>
      <text:p text:style-name="P299">&lt;Конец апреля — начало мая 1822 г.&gt;</text:p>
      <text:p text:style-name="P578">Комиссии для Николая Ивановича Гнедича от чертописца Жуковского.</text:p>
      <text:list xml:id="list3459979385" text:style-name="WWNum1">
        <text:list-item>
          <text:p text:style-name="P796">Принять под покровительство экземпляры «Шильонского узника»<text:span text:style-name="T16">1</text:span>.</text:p>
        </text:list-item>
        <text:list-item>
          <text:p text:style-name="P796">Позаботиться об виньете и оттиске ее.</text:p>
        </text:list-item>
        <text:list-item>
          <text:p text:style-name="P796">По получении оттиснутой виньеты велеть переплести экземпляры:</text:p>
        </text:list-item>
      </text:list>
      <text:p text:style-name="P578">а) на веленевой бумаге: 10 в лучшую бумажку, остальные в хорошую </text:p>
      <text:p text:style-name="P501">цветную;</text:p>
      <text:p text:style-name="P560">б) на простой: переплесть сотню в порядочную простую бумагу, остальные </text:p>
      <text:p text:style-name="P501">оставить в листах и <text:span text:style-name="T11">продать</text:span>.</text:p>
      <text:list xml:id="list182212884343710" text:continue-numbering="true" text:style-name="WWNum1">
        <text:list-item>
          <text:p text:style-name="P796">Из веленевых прислать мне 60 экземпляров, в том числе и 10 отборных; остальные раздать по приложенной записке.</text:p>
        </text:list-item>
        <text:list-item>
          <text:p text:style-name="P797">Отдав Гречу, Воейкову их экземпляры, попросить их о объявлении<text:span text:style-name="T16">2</text:span>, но только с тем, чтобы не делать больших цитат.</text:p>
        </text:list-item>
        <text:list-item>
          <text:p text:style-name="P797"><text:span text:style-name="T40">Взять под свое сохранение костюмы и ноты, принадлежащие к «Иоанне», и отдать их Майкову</text:span><text:span text:style-name="T55">3</text:span><text:span text:style-name="T40">, когда пиеса пойдет в ход.</text:span></text:p>
        </text:list-item>
      </text:list>
      <text:list text:style-name="WWNum2">
        <text:list-item>
          <text:p text:style-name="P798">Переговорить о «Иоанне» с Шаховским<text:span text:style-name="T16">4</text:span>.</text:p>
        </text:list-item>
        <text:list-item>
          <text:p text:style-name="P798">Отдать манускрипт «Иоанны» Семеновой<text:span text:style-name="T16">5</text:span>.</text:p>
        </text:list-item>
        <text:list-item>
          <text:p text:style-name="P799">Переговорить с Толстым<text:span text:style-name="T16">6</text:span> о нарисовании и выгравировании рисунков au trait<text:span text:style-name="T15"><text:note text:id="ftn112" text:note-class="footnote"><text:note-citation>112</text:note-citation><text:note-body><text:p text:style-name="P110"><text:s/>В контурной манере (<text:span text:style-name="T11">франц</text:span>.).</text:p></text:note-body></text:note></text:span>:</text:p>
        </text:list-item>
      </text:list>
      <text:p text:style-name="P624"><text:span text:style-name="T11">Пролог</text:span>: Иоанна одна:<text:span text:style-name="T11"> </text:span>«се битвы клич»;</text:p>
      <text:list text:style-name="WWNum3">
        <text:list-item>
          <text:p text:style-name="P800"><text:span text:style-name="T11">акт</text:span>. Иоанна на коленах перед архиепископом.</text:p>
        </text:list-item>
        <text:list-item>
          <text:p text:style-name="P800"><text:span text:style-name="T11">акт. </text:span>Иоанна над мертвым Монгомери<text:span text:style-name="T16">7</text:span>: «О, благодатная! что ты творишь со мною».</text:p>
        </text:list-item>
        <text:list-item>
          <text:p text:style-name="P800"><text:span text:style-name="T11">акт</text:span>. Иоанна и Черный рыцарь: «умерщвляй одно лишь смертное».</text:p>
        </text:list-item>
        <text:list-item>
          <text:p text:style-name="P800"><text:span text:style-name="T11">акт</text:span>. Иоанна и Дюнуа<text:span text:style-name="T16">8</text:span>: «дай руку мне», или же Иоанна перед народом и ее отец: «принадлежишь ли ты к святым и чистым?»</text:p>
        </text:list-item>
        <text:list-item>
          <text:p text:style-name="P801"><text:span text:style-name="T11">акт</text:span>. Иоанна умирающая: «Смотрите! Радуга на небесах!»</text:p>
        </text:list-item>
      </text:list>
      <text:h text:style-name="Heading_20_1" text:outline-level="1">479. </text:h>
      <text:p text:style-name="P387">Н. И. Гнедичу</text:p>
      <text:p text:style-name="P308">&lt;Начало мая 1822 г. Петербург&gt;</text:p>
      <text:p text:style-name="P471"><text:soft-page-break/>Сергей Львович Пушкин приглашает меня нынче после обеда на чай — никак невозможно! Уведомь, прошу тебя, его об этом — и скажи, нельзя ли нам устроить нашего чайничества во вторник или в среду. NB однако, может быть, поеду на поклон к Иматре<text:span text:style-name="T16">1</text:span>; в таком случае предуведомлю тебя. Чтение завтра. Являйся в 7 часов; прочие все в это время будут. Уведомь Дельвига и Баратынского.</text:p>
      <text:p text:style-name="P345">Ж.</text:p>
      <text:p text:style-name="P622">Я всё, что надобно, выбросил.</text:p>
      <text:h text:style-name="Heading_20_1" text:outline-level="1">480. </text:h>
      <text:p text:style-name="P387">Н. И. Гнедичу</text:p>
      <text:p text:style-name="P308">&lt;Середина мая 1822 г. Петербург&gt;</text:p>
      <text:p text:style-name="P469">Что «Узник»?<text:span text:style-name="T16">1</text:span> Любезный Гандишь! ты теперь сделался тюремщиком. К тебе приехал, говорят, с Кавказа другой прекраснейший узник, которому дай ко мне прогуляться, хотя на поруку<text:span text:style-name="T16">2</text:span>; а моего продай! Как хочешь, всё хорошо. Теперь же одолжи меня, пришли мне немедленно Виргилия Дидотова, Stéréotype в маленьком формате<text:span text:style-name="T16">3</text:span>. Учусь по-латински. Благослови, отче!</text:p>
      <text:p text:style-name="P331">Ж.</text:p>
      <text:p text:style-name="P160">И «Иоанна» попала в узники, и к такому тюремщику, что уже не видать ей свободы!<text:span text:style-name="T15">4</text:span></text:p>
      <text:p text:style-name="P159">Мы, кажется, не в Европе, а у черта в жопе<text:span text:style-name="T16">5</text:span>.</text:p>
      <text:h text:style-name="Heading_20_1" text:outline-level="1">481. </text:h>
      <text:p text:style-name="P382">Н. И. Гнедичу</text:p>
      <text:p text:style-name="P291">&lt;Середина мая 1822 г. Петербург&gt;</text:p>
      <text:p text:style-name="P469">Любезный, благодарю тебя за присылку господина Марона<text:span text:style-name="T16">1</text:span>. Ты человек аккуратный и всегда милостивый к просьбам приятелей. Об «Иоанне» нам думать нечего: Кочубей<text:span text:style-name="T16">2</text:span> не хочет ее пропустить, разумеется для театра! Хвала ему! Я и не подумал делать никаких сокращений, ибо на что они? Теперь «Иоанна» спасена от милых театральных треволнений: жаль только тех стихов, которые достались бы в уста <text:span text:style-name="T11">Екатерины</text:span><text:span text:style-name="T16">3</text:span>.</text:p>
      <text:p text:style-name="P469">Об «Узнике»<text:span text:style-name="T16">4</text:span> похлопочи и продай — как вздумаешь, только продай! А «Узника» кавказского<text:span text:style-name="T16">5</text:span> я в глаза не видел; Тургенев, которому дела нет до того, чтоб самому читать, а только до того, чтоб возить по домам чужие стихи, не рассудил мне прислать поэмы, ибо страшился ее выпустить из своих когтей и боялся, что я (а не он) покажу ее кому-нибудь. Прошу тебя ее мне поскорее доставить; продержу не более одного дня и тотчас возвращу и, если можно будет, поправлю то, <draw:g text:anchor-type="char" draw:z-index="5" draw:name="Group 101694" draw:style-name="gr21"><draw:custom-shape draw:name="Rectangle 9480" draw:style-name="gr22" draw:text-style-name="P804" svg:width="0.105cm" svg:height="0.276cm" svg:x="2.157cm" svg:y="-0.259cm"><text:p text:style-name="P3"><text:span text:style-name="T27">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чего ты требуешь. </text:p>
      <text:p text:style-name="P485">В заключение вот комиссия: попроси Уткина<text:span text:style-name="T16">6</text:span> заказать для меня две доски медные, каждая длиною в 10 вершков, а шириною в 8<text:span text:style-name="T16">1</text:span>/<text:span text:style-name="T82">2</text:span>; он знает, какие; в таких же рамках, как прежние, и чтобы доставил, как скоро будут готовы. Нет ли у тебя «Энеиды» Петрова<text:span text:style-name="T16">7</text:span>; пришли ее, очень обяжешь. À propos<text:span text:style-name="T15"><text:note text:id="ftn113" text:note-class="footnote"><text:note-citation>113</text:note-citation><text:note-body><text:p text:style-name="P96"><text:s/>Кстати (<text:span text:style-name="T11">франц</text:span>.).</text:p></text:note-body></text:note></text:span>: Тургеневу не давай ни одного экземпляра моего «Узника». Прошу об этом без шуток.</text:p>
      <text:p text:style-name="P344">Ж.</text:p>
      <text:h text:style-name="Heading_20_1" text:outline-level="1">482. </text:h>
      <text:p text:style-name="P382">Н. И. Уткину</text:p>
      <text:p text:style-name="P309">&lt;16 мая 1822 г.&gt; Царское Село</text:p>
      <text:p text:style-name="P247">Вторник. С. Село.</text:p>
      <text:p text:style-name="P761">Я буду в Петербурге в четверг поутру и привезу к Вам мою огромную доску<text:span text:style-name="T16">1</text:span>, почтеннейший Николай Иванович. Прошу Вас сделать мне одолжение и подождать меня. Тотчас из дилижанса к Вам, следовательно, поздно-поздно буду у Вас в два часа. Вы меня очень бы обязали, если бы к приезду моему приготовили, то есть приказали нагрунтовать, доску ровно в половину менее <text:span text:style-name="Основной_20_текст_5f_">тех, которых я просил сделать Вас три экземпляра: то есть вместо </text:span><text:span text:style-name="Основной_20_текст_5f_"><text:span text:style-name="T87">8 </text:span></text:span><text:span text:style-name="Основной_20_текст_5f_">осьмушек только </text:span><text:span text:style-name="Основной_20_текст_5f_"><text:span text:style-name="T87">4; </text:span></text:span><text:span text:style-name="Основной_20_текст_5f_">она мне нужна тотчас: нельзя ли одолжить. А для чего нужна, объявлю </text:span>изустно. Итак, простите, до двух часов пополудни в четверг.</text:p>
      <text:p text:style-name="P587">Вам сердечно преданный</text:p>
      <text:p text:style-name="P338">Жуковский</text:p>
      <text:h text:style-name="Heading_20_1" text:outline-level="1">483. </text:h>
      <text:p text:style-name="P373">Н. И. Гнедичу</text:p>
      <text:p text:style-name="P299">&lt;Конец мая 1822 г. Павловск&gt;</text:p>
      <text:p text:style-name="P469"><text:soft-page-break/>Мне очень жаль, что я тебя вчера не застал, любезный Гнедок, надобно бы было слово сказать о виньете. Виват, наши благословенные русские артисты. Проработают долго и сделают дурно! Не говоря о красоте работы, я желал бы поправить одно в Бонниваровой тюрьме; поэт описывает ее темною, освещенною бледным, ненароком в нее заронившимся лучом; а здесь явились какие-то два огромные окна, подобные церковным; нельзя ли как можно более поубавить света и чтобы на полу был простой отблеск, а не целые огромные окна. Но с сей поры даю тебе слово не выдавать ничего с виньетами. Скука непомерная. Не заглянешь ли ко мне в Павловск; у меня есть про тебя несколько гекзаметров. Люди уверяют, что я перевожу «Энеиду»; а я просто учусь по-латински и, чтобы затверживать слова, перевожу из «Энеиды» отрывки<text:span text:style-name="T16">1</text:span>. Vale<text:span text:style-name="T15"><text:note text:id="ftn114" text:note-class="footnote"><text:note-citation>114</text:note-citation><text:note-body><text:p text:style-name="P111"><text:s/>Прощай (<text:span text:style-name="T11">лат</text:span>.).</text:p></text:note-body></text:note></text:span>.</text:p>
      <text:p text:style-name="P343">В. Ж.</text:p>
      <text:p text:style-name="P484">P. S. Шиллинг<text:span text:style-name="T16">2</text:span> обещал мне кое-что прислать, но он никогда не сдержит обещания, если ему не подавить пуза. Одолжи меня: пошли к нему и возьми у него то, о чем он писал, и доставь ко мне через Аничковский дворец. Если Екатерине<text:span text:style-name="T16">3</text:span> не нужен мой засуженный экземпляр Иоанны, то доставь мне и его.</text:p>
      <text:p text:style-name="P436">Преданный тебе <text:span text:style-name="T11">Жуковский</text:span></text:p>
      <text:h text:style-name="Heading_20_1" text:outline-level="1">484. </text:h>
      <text:p text:style-name="P392">&lt;Н. И. Уткину&gt;</text:p>
      <text:p text:style-name="P16"><text:span text:style-name="T11">&lt;Конец мая 1822 г. Павловск&gt;</text:span><text:span text:style-name="T6">*</text:span></text:p>
      <text:p text:style-name="P762">Доску Вашу получил и постараюсь что-нибудь и как-нибудь на ней нацарапать. Важное NB: дурного, то есть весьма дурного, не дам; полудурное с Богом. </text:p>
      <text:p text:style-name="P762">Вам преданный</text:p>
      <text:p text:style-name="P338">Жуковский</text:p>
      <text:h text:style-name="Heading_20_1" text:outline-level="1">48<text:span text:style-name="T99">5</text:span>. </text:h>
      <text:p text:style-name="P428">И. И. Козлову</text:p>
      <text:p text:style-name="P290">&lt;Конец мая — начало июня 1822 г. Павловск&gt;</text:p>
      <text:p text:style-name="P471">Посылаю тебе «Оберона»; не читай его ни с кем — прочтем вместе. Я его сам давно не читал и почти позабыл; перечитать будет приятно, особенно с тобою.</text:p>
      <text:p text:style-name="P338">Жуковский</text:p>
      <text:h text:style-name="Heading_20_1" text:outline-level="1">486. </text:h>
      <text:p text:style-name="P371">А. П. Елагиной</text:p>
      <text:p text:style-name="P290">&lt;Конец июня 1822 г. Петербург&gt;</text:p>
      <text:p text:style-name="P469">Милая, вот и мой почерк! узнаете ли его? Можно ли! сколько времени к Вам не писать! Саша права: можно и не писавши любить<text:span text:style-name="T11"> не меньше</text:span>! Но это чувство портится досадою на себя за то, что не можешь одолеть лени, чтобы иметь самое чистое наслаждение! Нет! я не хочу читать похвального слова этой проклятой лени: она убивает и душу! И тем уже она никуда не годится, что почти всякое письмо из весьма немногих должно начинаться рассуждением об ней — бросим ее! Со времени моего сюда возвращения<text:span text:style-name="T16">1</text:span> я не написал к Вам ни строчки, всё откладывал, и наконец дошло до того, что уже и мое путешествие принадлежит к давнишним воспоминаниям, а Вам я не сказал об нем ни слова. И сколько времени мы розно! Половина Вашей семьи для меня незнакома, а <text:span text:style-name="T11">одной</text:span> уже никогда не узнать мне!<text:span text:style-name="T16">2</text:span></text:p>
      <text:p text:style-name="P469">Вы в Москве, где почти всё, что мы знавали вместе, или исчезло, или переменилось. И всё это не может нас заставить писать друг к другу! Милая, прошу Вас, напишите мне историю Вашей жизни с той минуты, с которой я ничего не знаю об Вас; наполним эту печальную пустоту: опишите мне свое теперешнее, своих детей, свой дом и своих московских знакомцев; всё это должно быть у нас общее. Я же Вам, вместо описания, посылаю <text:span text:style-name="T11">пока</text:span> то, что сделано было для Вас во время путешествия, что давно хотел к Вам послать и всё откладывал. Все эти цветки были сорваны в хорошую минуту <text:span text:style-name="T11">настоящую</text:span>, следственно, принадлежат и воспоминанию.</text:p>
      <text:p text:style-name="P482">Анете отдайте лавровую ветку, которую я сорвал для нее на Isola Bella под прекрасным небом Италии. Описание же путешествия пришлю Вам<text:span text:style-name="T16">3</text:span>, если удастся его сделать; теперь кончу нужным: я не отвечал еще и Попову<text:span text:style-name="T16">4</text:span>, думаю, </text:p>
      <text:p text:style-name="P763">что он на меня сердится; поделом; он даже мог вообразить, что я хочу удержать его людей за собою — это с одной стороны и правда! я желаю купить их и дать им волю! Другим нечем мне поправить сделанной глупости! Прежде, может быть, я и согласился их продать, теперь же ни за что не соглашусь. Итак, милая, узнайте, какую цену он за них предлагает. Заплатить же за них ему не <text:span text:style-name="T40">могу иначе, как уступив часть из тех денег, которые Вы мне должны, </text:span><text:span text:style-name="T53">— </text:span><text:span text:style-name="T40">в таком </text:span><text:soft-page-break/><text:span text:style-name="T40">случае Вам должно будет дать ему вексель, вычтя из моей суммы то, что будет </text:span>следовать. Прошу Вас всё это с ним сладить, только постарайтесь, чтобы он взял недорого<text:span text:style-name="T16">5</text:span>, поторгуйтесь хорошенько, и как скоро кончите, то пускай он моим именем даст этим людям отпускную, или, если нельзя этого сделать в Москве без меня, то пускай пришлет сюда образец той бумаги, которую мне надобно написать и подписать: я всё здесь исполню. Прошу Вас поспешить исполнением этой просьбы; дело лежит у меня на душе, и я виню себя очень, что давно его не кончил. Приложенное письмо отдайте Попову.</text:p>
      <text:p text:style-name="P469">С Вами ли Анета наша? Будет ли она столько незлопамятна, чтобы написать ко мне? Зонтаг был в Петербурге, и я его не застал. Все, которые здесь его знают, поют ему похвалы и его любят. Боже мой! иногда берет такое желание Вас увидеть! Может случиться, что зимою сяду в дилижанс и явлюсь к Вам. Надобно увидеться непременно, прежде нежели старость так переменит наши лица, что при встрече надобно будет рекомендоваться. Это дает мне идею: у меня есть экземпляр моего портрета<text:span text:style-name="T16">6</text:span>, посылаю его Вам; скажите Анете, что и у нее будет такой же. Особо этот портрет не продается, он принадлежит к целому собранию литографических портретов, на которое надобно подписаться и которое стоит 300 рублей; но я могу иметь несколько экземпляров за то, что сидел для живописца. Примите же мою рожу; как бы хотелось сказать это о самом себе. Вы, милая, одно из самых главных лиц в драме моей жизни, Вы были на сцене, когда пьеса была интересна, и Вы же давали ей интерес: теперь и пьесы уже нет! осталась одна афишка, которая не нужна по выходе из театра. Простите. Заставьте ко мне написать детей, которых целую<text:span text:style-name="T16">7</text:span>. Маша, думаю, уже велика! Может быть, так расцвела, что мне будет и опасно слишком на нее засматриваться, когда ее увижу. Опишите их — и Ваню, и Петрушу, и моего незнакомого крестника, и других незнакомых.</text:p>
      <text:p text:style-name="P469">Мужа своего обнимите! Если Анета не станет ко мне писать, то напишите об ней Вы! Если бы она знала, что такое моя лень, она бы не сердилась на меня, а жалела меня и старалась вылечить. Простите, друзья.</text:p>
      <text:p text:style-name="P483">В Москве ли Ал&lt;ександр&gt; Мих&lt;айлович&gt; Офросимов?<text:span text:style-name="T16">8</text:span> Уведомьте! Я бы написал к нему. Желаю знать, что слуху о моих деньгах, которые хотел мне заплатить М. М. Соковнин<text:span text:style-name="T16">9</text:span>. Скажите, каков Сергей Соковнин?<text:span text:style-name="T16">10</text:span></text:p>
      <text:h text:style-name="Heading_20_1" text:outline-level="1">487. </text:h>
      <text:p text:style-name="P385">Н. И. Гнедичу</text:p>
      <text:p text:style-name="P308">&lt;Июнь 1822 г. Павловск&gt;</text:p>
      <text:p text:style-name="P764">Любезнейший Гнедок! Я перед тобою виноват, не написал тебе ни слова о «Узнике»<text:span text:style-name="T16">1</text:span>. Но это случилось оттого, что он был мною забыт у Карамзина и по<text:span text:style-name="T40">слан не мною, прямо из Царского Села. Слог прелестный! Есть картины несрав</text:span>­ненные. Много локального. Есть длинное, однако не растянутое. Конец, однако, и обрывист и холоден. Если сочтешь нужным, чтобы я что-нибудь поправил, то пришли корректуру. Из посвящения надобно выбросить замеченные стихи.</text:p>
      <text:p text:style-name="P469">«Энеиды» мне не надобно уже; я получил<text:span text:style-name="T16">2</text:span>. Понемногу хочу познакомиться с латынью и на это употребить павловскую жизнь нынешним летом. Между тем не забываю и поэзии.</text:p>
      <text:p text:style-name="P469">Об «Узнике» моем хлопочи, и даю тебе на всё carte blanche<text:span text:style-name="T15"><text:note text:id="ftn115" text:note-class="footnote"><text:note-citation>115</text:note-citation><text:note-body><text:p text:style-name="P112"><text:s/><text:span text:style-name="T11">Букв</text:span>.: чистый лист, полную свободу действий (<text:span text:style-name="T11">франц</text:span>.).</text:p></text:note-body></text:note></text:span>. Между тем возьми на себя труд доставить генерал-адъютанту Бороздину<text:span text:style-name="T16">4</text:span>, живущему в доме Жеребцова, на Английской набережной, экземпляр без картинки; если можно, сделай это тотчас, ибо он едет, и я ему обещал. Но не сердись, ради Бога, за то, что обременяю тебя поручениями: вольно тебе быть таким точным человеком и, сверх того, еще и таким добрым и милым!</text:p>
      <text:p text:style-name="P471">Благодарю за Уткина; если увидишь его, то попроси, чтобы мне доставил вместе с досками и лаку. Он знает, какого. Обнимаю тебя.</text:p>
      <text:p text:style-name="P338">Жуковский</text:p>
      <text:h text:style-name="Heading_20_1" text:outline-level="1">488. </text:h>
      <text:p text:style-name="P387">Н. И. Гнедичу</text:p>
      <text:p text:style-name="P308">&lt;Июнь 1822 г. Павловск&gt;</text:p>
      <text:p text:style-name="P469">Благодарю тебя, любезный, добрый Гнедой поэт, за хлопоты, за деньги, за узника<text:span text:style-name="T16">1</text:span> и за всё, что в тебе есть доброго, следовательно, за великое множество разных конфектов. Посылаю тебе экземпляр и с надписью. Если есть уже у А&lt;лексея&gt; Н&lt;иколаевича&gt;<text:span text:style-name="T16">2</text:span> купленные, то на что же ему еще? Я скуп на эти экземпляры, но для тебя не скуп.</text:p>
      <text:p text:style-name="P618">О твоей старушке<text:span text:style-name="T16">3</text:span> похлопочу по возможности. Обнимаю.</text:p>
      <text:p text:style-name="P338">Жуковский</text:p>
      <text:h text:style-name="Heading_20_1" text:outline-level="1">489. </text:h>
      <text:p text:style-name="P387">Н. И. Гнедичу</text:p>
      <text:p text:style-name="P308">&lt;Июнь 1822 г. Павловск&gt;</text:p>
      <text:p text:style-name="P765"><text:soft-page-break/>Любезнейший друг, податель сей записки есть господин Кривошеин<text:span text:style-name="T16">1</text:span>, бедный человек, семьянин, и теперь потерявший место, которое ему давало хлеб и которое упразднено. Он открыл какую-то вакансию инспектора при Академии художеств и просился в эту должность. Помоги ему, если можешь. О твоей бед<text:span text:style-name="T40">ной старушке буду хлопотать при свадьбе </text:span><text:span text:style-name="T53">— </text:span><text:span text:style-name="T40">только тогда дай опять записку. Сделаю непременно.</text:span></text:p>
      <text:p text:style-name="P785"/>
      <text:h text:style-name="Heading_20_1" text:outline-level="1">490. </text:h>
      <text:p text:style-name="P391">Кронпринцу Прусскому Фридриху Вильгельму</text:p>
      <text:p text:style-name="P368">4/16 июля 1822 г. Павловск </text:p>
      <text:p text:style-name="P612">Monseigneur!</text:p>
      <text:p text:style-name="P515">J’ai l’honneur d’envoyer à Votre Altesse Royale la copie des notes<text:span text:style-name="T16">1</text:span> que Vous avez désiré avoir. Votre Altesse ne l’a pas reçue jusqu’à présent parce que j’avais l’intention de l’envoyer avec le paquet de dessins<text:span text:style-name="T16">2</text:span>, que Votre Altesse m’a permis de lui offrir. Madame la Grande Duchesse m’a dit dernièrement, que Vous désirez avoir cette copie et je vois à présent que mon parce que n’a pas le sens commun: les notes auraient pu être envoyées très bien séparément et ne pas attendre que les dessins parussent au monde, d’autant plus, que ces dessins vont devenir gravures au trait, dédiés par moi à Votre Altesse Royale, mon premier et, probablement, mon unique essai en ce genre. Ce travail certainement n’aura aucun mérite par lui même, mais il a un grand intérêt pour moi, car il est entrepris pour Votre Altesse Royale et mon coeur est toujours fortement de la partie lorsqu’il s’agit de votre chère personne.</text:p>
      <text:p text:style-name="P766">Entre les images qui embellissent le tableau mouvant de ma vie, la Vôtre est une des plus chères; j’aime à y revenir et elle dit toujours quelque chose de bon à mon coeur. Mon séjour à Berlin est un délicieux épisode dans mon passé; j’ai vu à la cour du Roi de Prusse quelque chose, qui se rencontre si rarement partout ailleurs: bonheur domestique dans sa pureté patriarcale, unie à toute la dignité Royale mais sans aucune ostentation vaine! Le respectable caractère du père, les caractères si aimables, si francs, si humains, quoique tous différents, des enfants<text:span text:style-name="T16">3</text:span>, et Vous particulièrement, dont le souvenir me réchauffe toujours l’âme — tout cela forme un ensemble si harmonieux, si serein! Mon séjour à Berlin a encore un autre côté bien précieux pour moi: il m’a fait faire connaissance avec le passé de notre adorable Grande Duchesse. J’ai vu, et j’ai vu avec elle, les endroits où elle a été heureuse comme enfant. Elle est aussi parfaitement heureuse chez nous: sa famille l’aime et l’apprécie. Mais ce bonheur est d’un autre genre: il est plus grave, que celui dont elle a joui dans sa première patrie. Les joies plus profondes d’épouse et de mère ont remplacé les joies insouciantes et variées du passé; mais elle a devant soi une autre elle-même, qui lui répète son bonheur d’autrefois. Vous ne connaissez, Monseigneur, que son fils. Si vous aviez vu la petite Marie<text:span text:style-name="T16">4</text:span>, Vous vous retrouveriez près du berceau de Votre soeur: c’est elle! Expression du visage, vivacité, même, je crois, ce caractère — tout est là!<text:span text:style-name="T16">5</text:span> Cet enfant est un vrai ange et on aime à lui donner ce nom. On aime aussi à le donner à sa mère. C’est un bonheur bienfaisant que de connaître l’âme de notre chère Grande Duchesse. Une de mes parentes, qui n’a <text:span text:style-name="T53">pas l’avantage de l’approcher mais qui l’a vue quelquefois, a dit de l’impression qu’elle produit, un mot bien vrai et bien caractéristique: sa vue agit sur l’âme de la même ma</text:span>nière, qu’un beau jour de printemps; on ne sait ni quoi, ni comment, mais on se sent bien<text:span text:style-name="T16">6</text:span>. C’est vrai à la lettre. Ce n’est ni par ce qu’elle dit, ni par ce qu’elle fait qu’elle vous charme, mais uniquement par ce qu’elle est là! Que la Providence conserve toujours sa sérénité à ce beau jour de printemps!.. Mais Vous, monseigneur, viendrez-vous nous réjouir par Votre présence? Quand aurons-nous ce bonheur? Vous m’en avez donné vous-même l’espérance! Qu’il nous sera doux de vous revoir. Quant à moi, le retour à Berlin est un de mes rêves chéris: je pense à Berlin avec reconnaissance et même avec Heimweh. J’y ai laissé des amis, que je chérirai toute ma vie. Particulièrement les Kleist<text:span text:style-name="T16">7</text:span>. Peut-on être plus chez soi, que moi chez eux? Et comme je pense avec attendrissement à cette soirée<text:span text:style-name="T16">8</text:span>, à ce cercle où je Vous ai dit pour la dernière fois mon adieu, en confiant du fond de l’âme à la Providence Votre avenir qui est une si belle, si grande espérance. Je le fais de même dans ce moment, de loin, en joignant aux voeux, que je forme pour Vous, ceux que je forme pour notre angélique Grande Duchesse; ces voeux se réunissent si naturellement! Soyez heureux, Monseigneur! Ce mot si simple devient quelque chose de respectable, de grand, lorsqu’il s’adresse à Vous et à elle! Qu’il s’accomplisse dans toute son étendue. Daignez me conserver une place dans Votre précieux souvenir. Et moi jusqu’au tombeau je conserverai cet attachement de coeur et de dévouement sans bornes avec lesquels j’ai l’honneur d’être, Monseigneur, de Votre Altesse Royale le très humble et le très obéissant serviteur</text:p>
      <text:p text:style-name="P364">Joukoffsky </text:p>
      <text:p text:style-name="P245">Le 4/16 Juillet 1822. Pawlovsk.</text:p>
      <text:p text:style-name="P278">Перевод:</text:p>
      <text:p text:style-name="P256">Монсеньор!</text:p>
      <text:p text:style-name="P553"><text:span text:style-name="T33">Имею честь препроводить Вашему Королевскому Высочеству копию заметок, которые Вы пожелали иметь</text:span><text:span text:style-name="T18">1</text:span><text:span text:style-name="T33">. Ваше Высочество не получили их до сих пор потому, что я намеревался доставить Вам эти заметки заодно с пакетом рисунков</text:span><text:span text:style-name="T18">2</text:span><text:span text:style-name="T33">, на поднесение коих Вашему Высочеству я уже получил соизволение. Ее Высочество Великая Княгиня при последней нашей встрече передала мне, что Вы желаете получить эту копию, и я вижу, что теперь мое выражение «потому что» теряет, в данном случае, свое обычное значение; заметки можно было бы отправить отдельно, не дожидаясь выхода в свет рисунков, тем более что последние появятся в виде гравюр, посвящаемых мною Вашему Высочеству — мой первый и, вероятно, единственный </text:span><text:soft-page-break/><text:span text:style-name="T33">опыт в этой области. Он не представляет сам по себе никаких достоинств, но для меня он важен уже потому, что предпринят для Вашего Высочества, а сердце мое всегда принимает участие, раз дело касается дорогого для меня лица — Вашего Высочества.</text:span></text:p>
      <text:p text:style-name="P669"><text:span text:style-name="T85">Среди</text:span><text:span text:style-name="T61"> образов, которые украшают картины моей жизни, Ваш </text:span><text:span text:style-name="T62">— </text:span><text:span text:style-name="T61">один из самых для меня милых. Я люблю мысленно к нему возвращаться, и каждый раз он гово</text:span>рит моему сердцу о чем-нибудь хорошем. Мое пребывание в Берлине было восхи<text:span text:style-name="T33">тительным эпизодом в моем прошлом. При дворе Короля Прусского я видел нечто такое, с чем в другом месте можно встретиться так редко: семейное счастье во всей его патриархальной чистоте, сохранившее во всей полноте царственное достоинство, но чуждое какого бы то ни было тщеславия. Благородный характер отца, любезные, открытые, отзывчивые, но совершенно различные характеры детей</text:span><text:span text:style-name="T18">3</text:span><text:span text:style-name="T33"> и Вы, в особенности; воспоминание обо всём этом согревает мою душу, и всё вместе создает гармоническое и светлое целое. Мое пребывание в Берлине ценно для меня и по другой причине: я получил возможность ближе ознакомиться с прошлым нашей обожаемой Великой Княгини. Я увидел, и увидел вместе с нею, места, связанные с ее счастливым детством. У нас в России Великая Княгиня, любимая и почитаемая своею семьею, наслаждается столь же безоблачным благоденствием. Но это благоденствие совсем в другом роде, чем то, которым она наслаждалась в ее первом отечестве. Более глубокие радости супружества и материнства сменили беззаботность и беспечность прошлого; но теперь перед Великою Княгинею всегда ее двойник, воспроизводящий счастливые дни ее детства. Вы, Ваше Высочество, знаете только сына Великой Княгини, но если бы Вам довелось увидеть крошку Mapию</text:span><text:span text:style-name="T18">4</text:span><text:span text:style-name="T33">, то Вы вообразили бы себя стоящим пред колыбелью своей сестры и сказали бы: «да, это она». Выражение лица, оживленность, даже, думается мне, самый характер, — всё налицо</text:span><text:span text:style-name="T18">5</text:span><text:span text:style-name="T33">. Этот ребенок настоящий ангел, как его здесь любят называть. Так же называют и его мать.</text:span></text:p>
      <text:p text:style-name="P452"><draw:g text:anchor-type="char" draw:z-index="10" draw:name="Group 103169" draw:style-name="gr16"><draw:custom-shape draw:name="Rectangle 9928" draw:style-name="gr17" draw:text-style-name="P804" svg:width="0.124cm" svg:height="0.442cm" svg:x="13.289cm" svg:y="-0.305cm"><text:p text:style-name="P3"><text:span text:style-name="T34">-</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33">Познавать душевные качества нашей дорогой Великой Княгини — положительное счастье. Одна моя родственница, только несколько раз видевшая великую княгиню, не входя с нею в близкое общение, весьма верно и метко определила свои впечатления в следующих словах: «Внешность ее действует, как ясный весенний день: не знаешь, как и почему, но хорошо чувствуешь»</text:span><text:span text:style-name="T18">6</text:span><text:span text:style-name="T33">. Сказано точно от первого до последнего слова. Не только своим словом или делом, а одним уже только своим присутствием Великая Княгиня чарует вас. Да сохранит навсегда Промысел Божий безмятежность этого прекрасного весеннего дня!.. А Вы, Ваше Высочество, не думаете ли порадовать нас своим приездом? Когда мы дождемся этого счастья? Ведь Вы сами изволили меня этим обнадежить. Так хотелось бы видеть Вас! Что же касается меня лично, то мысль о поездке в Берлин принадлежит к числу моих излюбленных мечтаний. Я вспоминаю Берлин с признательностью и даже как бы с тоской по родине. Там оставил я друзей, которых буду нежно любить всю жизнь, особенно семейство Клейст</text:span><text:span text:style-name="T18">7</text:span><text:span text:style-name="T33">. Можно ли чувствовать себя более «дома», чем я себя чувствовал у них? С каким умилением вспоминаю я подробности того вечера, когда, прощаясь с Вами, я в глубине своей души вручал Провидению Вашу судьбу, столь светлую и подающую такие надежды</text:span><text:span text:style-name="T18">8</text:span><text:span text:style-name="T33">. То же самое делаю я и сейчас издалека, присоединяя к этим пожеланиям и такие же пожелания нашему ангелу — Великой Княгине: это так естественно. Будьте счастливы, Ваше Высочество. Последнее выражение, столь обычное, в моем обращении к Вам и к Великой Княгине приобретает особый смысл и значение. Да исполнится это пожелание во всей его полноте. Соблаговолите сохранить для меня </text:span><text:span text:style-name="T61">местечко в Ваших драгоценных воспоминаниях. Я же до гробовой доски пребуду с сердечным и безграничным уважением к Вам, с каковым имею честь оставаться </text:span><text:span text:style-name="T33">Вашего Королевского Высочества покорнейшим слугой</text:span></text:p>
      <text:p text:style-name="P277">Жуковский</text:p>
      <text:p text:style-name="P246">4/16 июля 1822. Павловск.</text:p>
      <text:h text:style-name="Heading_20_1" text:outline-level="1">491. </text:h>
      <text:p text:style-name="P380">А. П. Елагиной</text:p>
      <text:p text:style-name="P307">&lt;27 июля 1822 г. Царское Село&gt;</text:p>
      <text:p text:style-name="P469">Милая Дуняша, благодарствуйте за прелестное письмецо, которое так полно выражения бесценной Вашей дружбы; благодарствуйте за Ваши упреки, которые, к несчастью, заслуживаю — упреки за лень, разумеется, а не за перемену в моей к Вам любви. Как может эта любовь перемениться, уменьшиться и прочее гадкое и невозможное? Вы мой милый представитель прекрасного лучшего времени жизни, товарищ поэзии и всего доброго.</text:p>
      <text:p text:style-name="P767">Можно ли с Вами когда-нибудь расстаться. Но моя убийственная лень приучила мою душу к неподвижности. Это болезнь, и тяжелая болезнь, от которой я сам более стражду, нежели все вы: без вины имею то чувство, какое должен иметь виноватый. Впрочем, теперь я менее виноват перед Вами, нежели сколько Вы думаете: Вы пишете о двух Ваших письмах<text:span text:style-name="T16">1</text:span>, адресованных прямо на мое имя, письмах, в которых Вы говорите подробно о всём, что в последнее время с Вами было (так думаю, прочитав Ваше последнее письмо, полученное через Батенькова) — но я не получал этих писем! Поищите их у себя! точно ли Вы послали? А если послали, то когда и какой был адрес! (мой самый верный адрес: <text:span text:style-name="T11">в Аничковском дворце, отдать швейцару для доставления</text:span>). Пожалуйста, поищите, верно, они у Вас в каком-нибудь ящике! Мне их жаль чрезвычайно. Вам, однако, не трудно будет и в другой раз написать написанное. Вы ничего не сказали мне о том, получили ли Вы мое бессловесное письмо, писанное цветками?<text:span text:style-name="T16">2</text:span> на него со временем будет комментарий. По крайней мере, оно должно было засвидетельствовать Вам, что в лучшие минуты путешествия моего Вы были моим товарищем: теперь стараюсь возобновить его в воспоминании, и, может быть, <text:span text:style-name="T11">моя</text:span> Муза пробудится<text:span text:style-name="T16">3</text:span>. Вам давно она не откликалась. В конце нынешнего года, вероятно, будете Вы иметь всё, что она сделала в последнее время. «Иоанна» кончена в Берлине: перевод близкий, и надеюсь, что Вы будете им радоваться<text:span text:style-name="T16">4</text:span>, но для меня не будет радости читать его Вам: вот одно из очарований, отнятых для меня у поэзии! Здесь подле меня одна Саша, в ее гармонической душе всё отзывается для меня по-прежнему: но поэзия уже перестала быть отголоском жизни! Она теперь бывает по временам одним наслаждением, весело творить, это наполняет душу, и душа выражается в том, что она производит. </text:p>
      <text:p text:style-name="P767"><text:soft-page-break/><text:span text:style-name="T40">Но это прекрасные минуты, разделенные пустыми промежутками. Прошедший год, однако, был богат разнообразными, живыми наслаждениями: и если бы </text:span>я более писал к моим милым, то эти наслаждения были бы полные. Но я поделюсь с Вами ими в воспоминании. Вы же, мой милый друг, напишите мне снова Ваше потерянное письмо: познакомьте меня со всем Вашим! Только не говорите: <text:span text:style-name="T11">что же нас разделяет</text:span>? Ничто! ничто разделять не может! Вы писали мне о Ваничке — что, не знаю! Напишите опять. Скажу, что думаю, но знать прежде хочу Ваши мысли — а теперь только скажу о Попове. Посылаю отпускную людям его. Он просит за них 2400 рублей; но у меня денег нет. Можете ли Вы мне помочь в этом случае, и вот как: я соглашаюсь дать ему 2000, остальные же 400 самим его людям будет за себя заплатить не трудно!<text:span text:style-name="T16">5</text:span> Если он согласится, то дайте ему заемное письмо в 2000 р., а мне же пришлите в 4000<text:span text:style-name="T16">6</text:span>. Я же Вам буду должен 85 рублей лишних процентов, которые Вы заплатите Попову (за пять остальных месяцев нынешнего года) при совершении заемного письма; их вычтите при уплате мне моих на будущий год. Прошу Вас меня уведомить об этом без промедления. Приложенное письмо доставьте Попову<text:span text:style-name="T16">7</text:span>; а отпускную отдадите его людям тогда, как всё будет кончено.</text:p>
      <text:p text:style-name="P482">Вот Вам слова два о Саше: теперь 11-й день ее родин<text:span text:style-name="T16">8</text:span>, и всё идет благополучно; вчера у нее были крестины, и comme de raison<text:span text:style-name="T15"><text:note text:id="ftn116" text:note-class="footnote"><text:note-citation>116</text:note-citation><text:note-body><text:p text:style-name="P113"><text:s/>Как и следовало ожидать (<text:span text:style-name="T11">франц</text:span>.).</text:p></text:note-body></text:note></text:span> — я крестный отец с Е&lt;катериной&gt; Афанасьевной.</text:p>
      <text:p text:style-name="P469">Простите, милый, бесценный, всегдашний друг! Когда-то будет для меня счастье опять подышать весело в семье Вашей. Перецелуйте за меня их всех.</text:p>
      <text:p text:style-name="P516">Вам, впрочем, не надобно давать мне нового заемного письма на мои 4000; я выставлю на старом, что получил в уплату 2000 (срок его февраля 19), только уведомите, что Вы сделали по моей просьбе.</text:p>
      <text:h text:style-name="Heading_20_1" text:outline-level="1">492. </text:h>
      <text:p text:style-name="P374">&lt;Д. И. Долгорукову?&gt;</text:p>
      <text:p text:style-name="P18"><text:span text:style-name="T11">&lt;Не позже конца июля 1822 г. Петербург&gt;</text:span><text:span text:style-name="T6">*</text:span></text:p>
      <text:p text:style-name="P469">Любезный князь, извиняюсь, что так долго Вам не отвечал и не возвращал Вам «Шильонского узника». Причиною этого было то, что я совестился дарить чужим добром и хотел приготовить <text:span text:style-name="T11">свое</text:span>; вот тетрадка швейцарских видов, мною срисованных с натуры и выгравированных<text:span text:style-name="T16">1</text:span>. Прошу от меня представить их Вашй милой Пери<text:span text:style-name="T16">2</text:span>. Я ничего не поставил против ее имени; не мог придумать стихов, его достойных; а обидеть его недостойными его стихами не решился.</text:p>
      <text:p text:style-name="P306"/>
      <text:h text:style-name="Heading_20_1" text:outline-level="1">49<text:span text:style-name="T100">3</text:span>. </text:h>
      <text:p text:style-name="P429">А. Н. Голицыну</text:p>
      <text:p text:style-name="P306">17 августа 1822 г. Царское Село</text:p>
      <text:p text:style-name="P592">Милостивый государь князь Александр Николаевич!</text:p>
      <text:p text:style-name="P469">Неприятный случай заставляет меня прибегнуть к Вашему сиятельству и принести Вам жалобу на несправедливость петербургской цензуры<text:span text:style-name="T16">1</text:span>. Я на сих днях отдал для напечатания в листках «Инвалида»<text:span text:style-name="T16">2</text:span><text:span text:style-name="T11"> </text:span>мой перевод одной баллады </text:p>
      <text:p text:style-name="P614">английского стихотворца Вальтера Скотта «The Eve of St. John» (Иванов вечер). Сия баллада давно известна; содержание оной заимствовано из древнего шотландского предания; она переведена стихами и прозою на многие языки, и до сих пор ни в Англии, где все уважают нравственный характер Скотта и цель всегда моральную его сочинений, ни в остальной части Европы никому не приходило на мысль почитать его балладу ненравственною или почему-нибудь вредною для читателя. Ныне я узнаю с удивлением, что мой перевод, в коем соблюдена вся возможная верность, не может быть напечатан; следовательно, цензура находит сие стихотворение или ненравственным, или противным религии, или оскорбительным для правительства. Нужно ли мне уверять, что для меня ничего не стоит отказаться от напечатания нескольких стихов: очень равнодушно соглашаюсь признать эту балладу не заслуживающею внимания безделкою; но слышать, что ее не напечатают, потому что она может быть <text:span text:style-name="T11">вредна</text:span> для читателей, это совсем иное! С таким грозно-несправедливым приговором я не могу и не должен соглашаться; вижу себя в необходимой обязанности обратиться к беспристрастному и просвещенному правосудию В&lt;ашего&gt; с&lt;иятельства&gt;.</text:p>
      <text:p text:style-name="P768">Позвольте мне войти в некоторые подробности. Я сам не в состоянии даже сообразить, на чем гг. цензоры основывают свое мнение; но слышать, что их между прочим в следующем стихе: «И ужасное знаменье в стол возжено!» — пугает слово <text:span text:style-name="T11">знаменье</text:span>; дóлжно ли замечать, что слова <text:span text:style-name="T11">знаменье </text:span>и <text:span text:style-name="T11">знак</text:span> одно и то же и что ни в том, ни в другом нет ничего предосудительного? Если же цензор думает, что слово <text:span text:style-name="T11">знаменье</text:span> исключительно принадлежит предметам священным и не должно выражать ничего обыкновенного, то они ошибаются, и надобно отказаться от знания русского языка, чтобы в этом случае с ними согласиться. Еще сказывают о требовании, чтобы я обряды греческой церкви, будто описанные в балладе Вальтер-Скотта, заменил <text:span text:style-name="T11">обрядами шотландскими</text:span>. Такое требование для меня совсем непонятно. Во-первых, описаны и английским поэтом, и мною не греческие обряды, а римско-католические, ибо во время, к коему относится происшествие, рассказанное в балладе, римское исповедание было общее в Западной Европе: тогда не было реформатских и того менее особых шотландских обрядов. Во-вторых. Если бы даже в сем сочинении был описаны <text:soft-page-break/>обряды греческого богослужения, то и в этом можно ли находить что-либо противное <text:span text:style-name="T101">н</text:span><text:span text:style-name="T40">равственности в нашей святой религии? Богослужебные обряды описаны в «Освобожденном Иерусалиме» и у нас в «Россиаде», «Владимире»</text:span><text:span text:style-name="T55">3</text:span><text:span text:style-name="T40">, во мно</text:span>гих лирических стихотворениях, и кто же думал за то упрекать авторов в неуважении святыни? Смею думать, что я не менее цензоров знаю, сколь предосудительно представлять обряды церкви в неприличном виде или с намерением их унизить, сделать смешными. Но есть ли что-нибудь подобное в переведенной мною балладе Вальтер-Скотта! Я позволяю себе утверждать, что цель оной нравоучительная и что в рассказе и описаниях соблюдено строгое уважение не только к вере и нравам, но и к малейшим приличиям. Наконец, главный порок сей баллады, по мнению гг. цензоров, есть заключение. Убийца от ревности и неверная жена скрываются друг от друга и от света в уединении монастырском; <text:span text:style-name="T11">один дичится людей и молчит</text:span>; другая <text:span text:style-name="T11">не смеет взглянуть на свет и грустна</text:span>: явное действие раскаяния, втайне терзающего их душу. Вот и всё! И в этом господа цензоры видят оскорбление монашеского сана. Итак, мы в угодность им должны думать, что раскаяние не есть возвращение к добродетели, что оно, изливаясь в слезах пред алтарем в сих святых обителях, где всё вещает о смерти и вечности, следственно, о покаянии, не может своею таинственною силою примирить преступника с небом — такое мнение противоречит не одному человеческому разуму, а учению Бога Спасителя! Как же утверждать, что писатель, представляющий злодея, заключившего себя в стенах монастырских для покаяния, проповедует противное вере, что он оскорбляет святыню! В переводе моем нет точного слова <text:span text:style-name="T11">раскаяние</text:span> единственно потому, что его нет и в оригинале, что я не хотел сделать из стихов прозу и что самое слово здесь нимало не нужно для полной ясности. Гг. цензоры видят ли в моей балладе то, чего в ней нет, или произвольно предполагают дурное — не знаю! Во всяком случае, перед таким обвинением нет оправдания! Но я не перед ними хочу оправдываться. Мое желание и обязанность были отдать себя на суд Вашего сиятельства. Уверенный в чистоте моих намерений, я смею думать, что и Вы, милостивый государь, равно уверитесь в том, если благоволите обратить внимание на мой перевод баллады г-на Скотта, которого имею честь при сем представить.</text:p>
      <text:p text:style-name="P469">Чтобы совершенно извинить себя перед Вашим сиятельством в том, что утруждаю Ваше внимание длинным письмом своим, я почитаю нужным заметить, что не оскорбленное самолюбие автора, который дорожит каждою строкою своею, заставило меня к Вам обратиться. Здесь дело идет не о стихотворной безделке, которую легко бросить и забыть, но о том, должен ли я быть признан Вами таким писателем, который может позволять себе в своих сочинениях <text:span text:style-name="T11">вредное</text:span> и не в состоянии различить его от полезного. Вред везде вред: заключается ли он в одной строке или в целой поэме.</text:p>
      <text:p text:style-name="P469">Почитаю нужным еще раз повторить, что не оскорбленное самолюбие автора, который дорожит всякою строкою своею, заставило меня обратиться к В&lt;ашему&gt; с&lt;иятельству&gt;, а необходимость защитить мой характер, который до сих пор, смею надеяться, и ей, и в особенности Вам был не с дурной стороны известен. Покориться приговору цензуры, столь поспешно надо мною произнесенному, значило бы признаться, что написанное мною не согласно с постановлениями закона и что я не имею ясного понятия о том, что противно или не противно нравственности, религии и благим намерениям правительства: осмеливаюсь свидетельствоваться Вами самими, что здесь приговор сей совершенно неоснователен. Если бы просвещенное покровительство В&lt;ашего&gt; с&lt;иятельства&gt; не было надежною защитою против подобных странных и непонятных обвинений цензоров, то благомыслящему писателю, при всей чистоте его намерений, надлежало бы отказаться от пера и решиться молчать: ибо в противном случае он не избежал бы незаслуженного оскорбления перед лицом своего отечества<text:span text:style-name="T16">4</text:span>.</text:p>
      <text:p text:style-name="P519">С истинным высокопочтением имею честь быть, милостивый государь, Вашим покорнейшим слугою</text:p>
      <text:p text:style-name="P342">Жуковский</text:p>
      <text:p text:style-name="P188">Царское Село. 17 августа 1822 г.</text:p>
      <text:h text:style-name="Heading_20_1" text:outline-level="1">494. </text:h>
      <text:p text:style-name="P390">А. А. Бестужеву</text:p>
      <text:p text:style-name="P304">21 августа 1822 г. &lt;Павловск&gt;</text:p>
      <text:p text:style-name="P269">21 августа 1822 </text:p>
      <text:p text:style-name="P613">Милостивый государь Александр Александрович.</text:p>
      <text:p text:style-name="P481">Я имел честь получить Ваше письмо. С удовольствием исполнил бы Ваше лестное для меня желание<text:span text:style-name="T16">1</text:span>, но на эту минуту у меня нет ничего такого, что было бы достойно Вашего издания. Постараюсь, однако, что-нибудь приготовить. Прошу Вас только уведомить меня, к которому времени должен я непременно доставить Вам свою <text:span text:style-name="T11">пиесу</text:span>. Если бы я знал заранее о Вашем намерении выдавать «Альманах муз»<text:span text:style-name="T16">2</text:span>, то был бы уже готов с моим приношением, но Александр Фед&lt;орович&gt; Воей&lt;ков&gt; сказывал мне об нем мимоходом, и я не слыхал, что Вы уже собираете материал для Вашей книжки. Постараюсь исполнить Ваше желание<text:span text:style-name="T16">3</text:span>.</text:p>
      <text:p text:style-name="P471">В ожидании личного приятного с Вами знакомства уверяю Вас точно в почтении, с коим честь имею быть, милостивый государь, Вашим покорным слугою.</text:p>
      <text:p text:style-name="P338">Жуковский</text:p>
      <text:h text:style-name="Heading_20_1" text:outline-level="1"><text:soft-page-break/>49<text:span text:style-name="T102">5</text:span>. </text:h>
      <text:p text:style-name="P430">И. И. Козлову</text:p>
      <text:p text:style-name="P303">&lt;Вторая половина (конец августа?) 1822 г. Петербург(?)&gt;</text:p>
      <text:p text:style-name="P474">Да будет тебе ведомо, что после обеда историограф Карамзин и балладник Ж&lt;уковский&gt; будут у тебя, вероятно, часов в 6.</text:p>
      <text:h text:style-name="Heading_20_1" text:outline-level="1">496. </text:h>
      <text:p text:style-name="P389">А. А. Воейковой</text:p>
      <text:p text:style-name="P16"><text:span text:style-name="T11">&lt;Июнь — август 1822 г. Павловск&gt;</text:span><text:span text:style-name="T6">*</text:span></text:p>
      <text:p text:style-name="P469">Нет, Сандро, не поеду к тебе; у меня хандра, то есть такое скучное ненастье на душе, что с ним никуда не хочется. Если б это была какая-нибудь почтенная грусть, то можно было бы с нею показаться в люди; а то просто душевный запор. Если бы был у тебя Блудов, то скрепя сердце поехал бы, ибо обещал &lt;ехать&gt; с ним в Петербург; но теперь лучше остаться дома, ибо от теперешнего меня не добьешься ни слова, и твое упование поговорить со мною не исполнилось бы. </text:p>
      <text:p text:style-name="P501">Если Блудов приедет завтра, то пришли за мною.</text:p>
      <text:p text:style-name="P480">Прощайте. Напиши, пожалуйста, к Тургеневу, что кипа, которую я у него оставил, содержит в себе газету Journal de Débats и Morgenblatt<text:span text:style-name="T15"><text:note text:id="ftn117" text:note-class="footnote"><text:note-citation>117</text:note-citation><text:note-body><text:p text:style-name="P114"><text:s/>Газета дебатов, Утренний листок (<text:span text:style-name="T11">франц</text:span>., <text:span text:style-name="T11">нем</text:span>.).</text:p></text:note-body></text:note></text:span> и еще рисунки; </text:p>
      <text:p text:style-name="P500">чтоб запечатал и прислал; или привез бы.</text:p>
      <text:h text:style-name="Heading_20_1" text:outline-level="1">497. </text:h>
      <text:p text:style-name="P388">А. П. Елагиной</text:p>
      <text:p text:style-name="P303">&lt;Начало сентября 1822 г. Царское Село (?)&gt;</text:p>
      <text:p text:style-name="P770">Милая Дуняша, я жив, следовательно, люблю Вас. Поручаю это сказать Вам на словах подробнее счастливому Тургеневу<text:span text:style-name="T16">1</text:span>, который Вас увидит и будет долго вместе с Вами. Я же решительно потерял способность писать письма и теперь принужден просить Вас: из дружбы ко мне, из сожаления, из милости не сердиться на мое молчание, не приписывать его ничему невозможному, то есть перемене, холодности и прочее. Это будет жесточайшая несправедливость. Лень моя так сделалась всемогуща, что я даже не написал к Вам ничего и после рождения Вашего малютки<text:span text:style-name="T16">2</text:span>. Но разве я ему не обрадовался и разве я не люблю Вас как милую сестру, как самого нежного, верного друга, у которого в сердце всегда сохраняется место мое, разве воспоминание о всём хорошем в жизни не тесно соединено с Вами. Милая моя душа, напишите ко мне опять то письмо, которое так досадным образом пропало: обещаю Вам длинный ответ<text:span text:style-name="T16">3</text:span>. </text:p>
      <text:p text:style-name="P769"><text:span text:style-name="T40">Теперь хотел только сказать два слова с Тургеневым. Он должен непременно Вам полюбиться. Это прекрасная, чистая, высокая душа. Вот Вам еще доказа</text:span>тельство моей убийственной лени. Я приготовил отпускную для людей Попова и по сию пору не собрался ее засвидетельствовать; нынче хотел послать в суд, но праздник. Итак, надобно ждать почты. Непременно пришлю на следующей<text:span text:style-name="T16">4</text:span>. Предуведомьте об этом Попова, и чтобы он не досадовал на мою неточность. Обнимаю Вас и всех Ваших-моих (знакомых и незнакомых). Ради Бога, не поддавайтесь искушению сердиться на меня за мою лень и не убавляйте ничего из моего бесценного сокровища, Вашей ко мне дружбы. Знать, что она у меня <text:span text:style-name="T11">есть</text:span>, принадлежит к счастью жизни. Да напишите ж ко мне.</text:p>
      <text:h text:style-name="Heading_20_1" text:outline-level="1">498. </text:h>
      <text:p text:style-name="P386">Великому князю Николаю Павловичу</text:p>
      <text:p text:style-name="P10"><text:span text:style-name="T11">&lt;Середина сентября (до 19) 1822 г. Царское Село&gt;</text:span><text:span text:style-name="T6">*</text:span></text:p>
      <text:p text:style-name="P479">Я имел честь предупредить Ваше Императорское Высочество, что намерен сделать новое, полное собрание своих сочинений. Бóльшая часть из них были напечатаны вместе в IV томах в 1819<text:span text:style-name="T16">1</text:span>, другие после в разных журналах, некоторые особенно. Теперь, собрав их для нового издания, осмеливаюсь просить Ваше Императорское Высочество исходатайствовать мне у Государя Императора всемилостивейшее позволение напечатать их <text:span text:style-name="T11">точно так, как они уже были прежде напечатаны с одобрения цензуры</text:span>. Я имел честь объяснять Вашему Высочеству словесно, почему не желаю подвергать их рассмотрению новых цензоров: в оправдание себя представляю Вашему Высочеству некоторые образцы их замечаний, с коими никакой писатель, имеющий хотя малейшее понятие о слоге, согласиться не может<text:span text:style-name="T16">2</text:span>. Некоторые же, весьма немногие из моих стихотворений, нигде не напечатанные<text:span text:style-name="T16">3</text:span>, будут мною особенно представлены на рассмотрение цензуры<text:span text:style-name="T16">4</text:span>.</text:p>
      <text:p text:style-name="P338">Жуковский</text:p>
      <text:h text:style-name="Heading_20_1" text:outline-level="1"><text:soft-page-break/>499. </text:h>
      <text:p text:style-name="P384">П. А. Вяземскому</text:p>
      <text:p text:style-name="P15"><text:span text:style-name="T11">19 сентября &lt;1822 г.&gt; Царское Село</text:span><text:span text:style-name="T6">*</text:span></text:p>
      <text:p text:style-name="P247">19 сентября. Сарское Село</text:p>
      <text:p text:style-name="P771">Благодарю, друг, за твое письмо: оно было бальзамом на рану, уже застарелую, но всё тяжелую и тем более, что она кажется неизлечимою; на рану души, в которую вгрызлась лень, которая себя винит, то есть знает свою болезнь и не может от нее вылечиться. Я мог бояться, что ты от меня отказался и бросил <text:span text:style-name="T40">меня как отчаянно больного; но письмо твое, хотя и коротенькое</text:span><text:span text:style-name="T55">1</text:span><text:span text:style-name="T40">, пахнет всё тем же розмарином дружбы, который так для меня живителен, хотя я и ленюсь </text:span>за ним ухаживать, но он цветет и благоухает. Не сердись на эту полупротокольную фразу. Шутки в сторону, мне, право, больно и грустно, что я не пишу к тебе, что я способен так лениться; ты этого не понимаешь, но посиди в моей коже, и узнаешь, как можно иногда терять бодрость и приходить в уныние от такой беды, которую в нашей воле уничтожить и которая именно от того несноснее, что, не умея ладить с нею, только вздоришь с самим собою.</text:p>
      <text:p text:style-name="P469">Ты сетуешь на свою душевную простуду, и мне часто приходит худо от душевного насморка. Но мы оба виноваты сами. Я гублю даром время, привыкаю к умственному бездействию. Есть какая-то закоренелая девственность чувства, но и душе не надобно быть старою девкою. И ты, кажется, так же тратишь себя на мелочи; в итоге большая сумма; кто взглянет на него, тот скажет: богач! А затем в расходную книгу: на что истрачен этот богатый капитал? На бирюльки! Беда наша та, что мы не приучены ни воспитанием, ни жизнью к порядочной, постоянной деятельности. В тебе твой беспорядок производит душевное мрачное беспокойство: душа возится на одном месте, потому что ей неловко. Во мне же производит он застой и усыпление. Похвала Дмитриева: не переменился!<text:span text:style-name="T16">2</text:span> едва ли похвала: <text:span text:style-name="T11">надобно меняться,</text:span> то есть идти вперед и быть лучше во всех отношениях.</text:p>
      <text:p text:style-name="P469">Посылаю тебе двух Узников для Бартеньева и для Василья Львовича<text:span text:style-name="T16">3</text:span>. Не понимаю, как я не послал милому нашему Вот я Васу его экземпляра. Повинись за меня и обними его.</text:p>
      <text:p text:style-name="P469">Вот тебе и список моей новой баллады. Цензура ее не пропустила по самым глупым причинам. Я писал об этом к князю Голицыну, но он еще не отвечал, вероятно оттого, что отвечать нечего, а не поддержать глупых цензоров не хочется<text:span text:style-name="T16">4</text:span>. Чтобы избавить от их когтей мои прежние стихи, которые хочу вновь издавать<text:span text:style-name="T16">5</text:span>, я просил у государя позволения напечатать без цензуры то, что уже было раз напечатано, и «Людмила» и «Светлана» не достанутся в лапы Красовскому<text:span text:style-name="T16">6</text:span>.</text:p>
      <text:p text:style-name="P469">Из «Энеиды» я перевел одну вторую книгу: это новый способ учиться полатински<text:span text:style-name="T16">7</text:span>. Исподволь переведу, может быть, и всю «Энеиду» и к концу поэмы буду знать и по-латински. Не пугайся этим. «Энеида» не за счет моего собственного. Лишь бы только лень не заела. Твоей статьи о Дмитриеве я еще не видал. Она у Гнедича<text:span text:style-name="T16">8</text:span>. Возвратясь в Петербург, возьму ее и прочту. (Я теперь еще в Царском Селе.) От пера бросился я за резец и вздумал сам гравировать (au trait<text:span text:style-name="T15"><text:note text:id="ftn118" text:note-class="footnote"><text:note-citation>118</text:note-citation><text:note-body><text:p text:style-name="P115"><text:s/>В контурной манере (<text:span text:style-name="T11">франц</text:span>.)</text:p></text:note-body></text:note></text:span>) свои швейцарские рисунки<text:span text:style-name="T16">9</text:span>. Не смейся! Это делается скоро. Зато у тебя будет в кармане вся Швейцария. Хочу удивить свет новым талантом.</text:p>
      <text:p text:style-name="P469">Прости. Я пил за здоровье твоей именинницы<text:span text:style-name="T15">10</text:span> у Карамзиных. Скажи ей мой дружеский сердечный поклон.</text:p>
      <text:p text:style-name="P609">Что Кривцов?<text:span text:style-name="T16">11</text:span> Где Жихарев?<text:span text:style-name="T16">12</text:span></text:p>
      <text:p text:style-name="P478">Князь Андрей Гагарин<text:span text:style-name="T16">13</text:span> просил меня тебе кланяться, что сим и исполняю; жена его<text:span text:style-name="T16">14</text:span> всё хороша, но прекрасная голова ее исчезает, как солнце, за огромным туловищем. В Москве ли Толстой?<text:span text:style-name="T16">15</text:span> Обними его за меня! Дениса<text:span text:style-name="T16">16</text:span> также. </text:p>
      <text:h text:style-name="Heading_20_1" text:outline-level="1">500. </text:h>
      <text:p text:style-name="P382">Н. И. Уткину</text:p>
      <text:p text:style-name="P299">&lt;Середина сентября (до 19) 1822 г. Павловск — Царское Село&gt;</text:p>
      <text:p text:style-name="P469">Мое гравирование идет порядочно, любезнейший Николай Иванович. Скоро доставлю Вам на травлю<text:span text:style-name="T16">1</text:span> множество моего рукоделья, а Вас покорнейше прошу приготовить мне остальные доски, то есть загрунтовать, дабы по полу-</text:p>
      <text:p text:style-name="P514">чении моего ящика взять из него готовые и на место их положить новые. Всего на всё надобно новых восемь. Прошу Вас меня этим одолжить. Надеюсь сам скоро Вас увидеть и обнять.</text:p>
      <text:p text:style-name="P436">Вам преданный <text:span text:style-name="T11">Жуковский</text:span></text:p>
      <text:h text:style-name="Heading_20_1" text:outline-level="1">501. </text:h>
      <text:p text:style-name="P371">А. П. Елагиной</text:p>
      <text:p text:style-name="P299">&lt;19 сентября 1822 г. Царское Село&gt;</text:p>
      <text:p text:style-name="P469">Вот Вам, бесценная моя Дуняша, отпускная Попова людям, и при ней письмо, к Вам написанное и залежавшееся у меня от разных препятствий, помешавших мне засвидетельствовать в суде бумагу, которую три раза переписывал, благодаря моему искусству всё откладывать. Жду от Вас письма. Мы же все здоровы<text:span text:style-name="T16">1</text:span>. Завтра перебираюсь из Царского <text:soft-page-break/>Села в С.-Петербург. По приезде туда тотчас примусь за издание новое и полное своих сочинений<text:span text:style-name="T16">2</text:span>; в их числе будет и «Иоанна» (которую NB запретили представлять на театре)<text:span text:style-name="T16">3</text:span>. Теперь же не писал ничего, хотя и есть что писать, а подумайте, что делал! Гравировал. Зато Вы скоро получите собрание моих рисунков, сделанных в Швейцарии и мною почти совсем выгравированных (au trait<text:span text:style-name="T15"><text:note text:id="ftn119" text:note-class="footnote"><text:note-citation>119</text:note-citation><text:note-body><text:p text:style-name="P116"><text:s/>В контурной манере (<text:span text:style-name="T11">франц</text:span>.).</text:p></text:note-body></text:note></text:span>)<text:span text:style-name="T16">4</text:span>. Их более семидесяти. Это будет для Вас интересно. Теперь пока простите. Буду отвечать на Ваше письмо, как скоро его получу. Но не медлите, душа. Дайте мне всю Вашу историю. Собираюсь в конце месяца в Дерпт с Е&lt;катериной&gt; Афанасьевной<text:span text:style-name="T16">5</text:span>. С Машей побеседую об Вас. Видаете ли Тургенева?<text:span text:style-name="T16">6</text:span> Целуйте мужа и детей. А я всё-таки Ваш всею душою.</text:p>
      <text:p text:style-name="P302">&lt;Июнь — сентябрь 1822 г. Павловск — Царское Село&gt;</text:p>
      <text:p text:style-name="P469">Посылаю Вам две доски моего стряпанья, любезнейший Николай Иванович. Вы меня чувствительнейше обяжете, если поскорее с ними сделаете то, что следует. Первое, натурально, вытравить, — потом <text:span text:style-name="T11">карты</text:span> прикажите оттиснуть <text:span text:style-name="T11">экземпляров пятьдесят</text:span> на хорошей толстой веленевой бумаге <text:span text:style-name="T11">клееной</text:span><text:span text:style-name="T16">1</text:span>, а <text:span text:style-name="T11">линеванную</text:span> доску экземпляров триста на хорошей же клееной голландской толстой<text:span text:style-name="T16">2</text:span> или на лучшей веленевой петергофской<text:span text:style-name="T16">3</text:span> и не черными чернилами, а бледным бистром<text:span text:style-name="T16">4</text:span>. Всё то прошу Вас, хорошенько уложивши, доставить в Аничковский дворец швейцару для пересылки ко мне.</text:p>
      <text:p text:style-name="P607">Обнимаю Вас и желаю Вам здоровья. Вам преданный</text:p>
      <text:p text:style-name="P338">Жуковский</text:p>
      <text:h text:style-name="Heading_20_1" text:outline-level="1">503. </text:h>
      <text:p text:style-name="P381">П. И. Соколову</text:p>
      <text:p text:style-name="P301"><draw:g text:anchor-type="char" draw:z-index="13" draw:name="Group 104834" draw:style-name="gr8"><draw:custom-shape draw:name="Rectangle 10586" draw:style-name="gr13" draw:text-style-name="P804" svg:width="2.326cm" svg:height="0.519cm" svg:x="5.921cm" svg:y="-0.286cm"><text:p text:style-name="P3"><text:span text:style-name="T3">Н.</text:span><text:span text:style-name="T8"> </text:span><text:span text:style-name="T3">И.</text:span><text:span text:style-name="T8"> </text:span><text:span text:style-name="T3">Уткин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7 октября 1822 г. &lt;Петербург&gt;</text:p>
      <text:p text:style-name="P591">Милостивый государь Петр Иванович!</text:p>
      <text:p text:style-name="P469">Вам угодно было знать от меня, имею ли что-нибудь для прочтения в публичном собрании Академии<text:span text:style-name="T16">1</text:span>: я уже имел честь предуведомить Александра Семеновича<text:span text:style-name="T16">2</text:span>, что у меня к этому времени готовился перевод гекзаметрами второй песни «Энеиды». Он готов<text:span text:style-name="T16">3</text:span>. Я не отвечал на почтенное письмо Ваше оттого так долго, что прежде желал переписать мой отрывок, дабы его вместе с письмом к Вам доставить. Я поручил его Николаю Ивановичу Гнедичу, который соглашается и прочитать его в Академии<text:span text:style-name="T16">4</text:span>, если найдет, что он может быть прочитан. </text:p>
      <text:p text:style-name="P518">Прошу Вас уведомить об этом его, ибо я сам в это время не буду в городе. Имею честь быть с совершенным почтением, милостивый государь, Вашим покорнейшим слугою</text:p>
      <text:p text:style-name="P522"><text:span text:style-name="T11">Жуковский </text:span><text:span text:style-name="T33">7 октября 1822.</text:span></text:p>
      <text:p text:style-name="P558"><text:span text:style-name="T11">8 ноября 1822 г. &lt;Петербург&gt; </text:span>Милостивый государь Яков Иванович!</text:p>
      <text:p text:style-name="P469">По Вашей дружеской благосклонности ко мне Вы оказали важное благодеяние моему приятелю Зейдлицу: и за это навсегда искренно буду Вам благодарен. Опять прибегаю к этой же благосклонности, чтобы сделать полезное другому моему приятелю, доктору Тимофею Ивановичу Спасскому<text:span text:style-name="T16">1</text:span>: он желает </text:p>
      <text:p text:style-name="P555">служить под Вашим начальством и просит, чтобы его поместили в госпиталь, под Вашим ведомством находящуюся. Он готов, если иначе нельзя будет, служить и <text:span text:style-name="T11">без жалованья</text:span>. Прошу Вас быть к нему благосклонным и не отказать ему в том, что будет возможно для него сделать. Приму это за новый знак Вашего дружеского ко мне расположения.</text:p>
      <text:p text:style-name="P590">С совершенным, душевным почтением честь имею быть</text:p>
      <text:p text:style-name="P586">Вашим покорнейшим слугою</text:p>
      <text:p text:style-name="P523"><text:span text:style-name="T11">Жуковский </text:span><text:span text:style-name="T33">8 ноября 1822.</text:span></text:p>
      <text:h text:style-name="Heading_20_1" text:outline-level="1">505. </text:h>
      <text:p text:style-name="P380">И. В. Попову</text:p>
      <text:p text:style-name="P350"><draw:g text:anchor-type="char" draw:z-index="14" draw:name="Group 104677" draw:style-name="gr3"><draw:custom-shape draw:name="Rectangle 10656" draw:style-name="gr12" draw:text-style-name="P804" svg:width="2.451cm" svg:height="0.519cm" svg:x="5.759cm" svg:y="-0.286cm"><text:p text:style-name="P3"><text:span text:style-name="T4">Я.</text:span><text:span text:style-name="T9"> </text:span><text:span text:style-name="T4">И.</text:span><text:span text:style-name="T9"> </text:span><text:span text:style-name="T4">Лейтон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19 сентября &lt;1822 г.&gt; Царское Село — 14 декабря &lt;1822 г.&gt; Петербург</text:p>
      <text:p text:style-name="P469">Виноват перед Вами, почтеннейший Иван Васильевич; каюсь и винюсь; повинной головы и меч не рубит. Хотел Вам отвечать не словами, а делом; но это дело (то есть деньги) не дается в руки. У меня нет теперь денег. Предлагаю Вам другое. Вы желаете иметь за людей своих 2400 рубл&lt;ей&gt;. Я от себя готов дать 2000, остальные же 400 им самим будет не трудно за себя заплатить<text:span text:style-name="T16">1</text:span>. Авдотья Петровна Елагина должна мне. Я желал бы (и в этом, кажется, не может быть для Вас неудобств), чтобы Вы согласились взять от нее вексель в 2000 рублей — </text:p>
      <text:p text:style-name="P589">тогда мы будем квиты. Ежели она от этого не откажется, то прошу Вас, получив от нее вексель, дать Вашим людям отпускную, которую, засвидетельствованную в суде, на этой почте к ней посылаю. Очень сожалею, что не могу заплатить Вам чистыми деньгами — но на нет слова нет! Впрочем, вексель Авдотьи Петровны стоит чистых денег.</text:p>
      <text:p text:style-name="P469">Простите, любезный Иван Васильевич. Прошу Вас немедленно мне отвечать. Мой адрес у Ав&lt;дотьи&gt; Петровны. Уверяю Вас в своем почтении. Мой </text:p>
      <text:p text:style-name="P501">поклон вашей милой Елизавете Ивановне<text:span text:style-name="T16">2</text:span>.</text:p>
      <text:p text:style-name="P586"><text:soft-page-break/>Вам преданный</text:p>
      <text:p text:style-name="P522"><text:span text:style-name="T11">Жуковский </text:span><text:span text:style-name="T33">Царское Село. 19 сентября.</text:span></text:p>
      <text:p text:style-name="P247">17 ноября.</text:p>
      <text:p text:style-name="P469">Вот сколько промедлило это письмо. Я написал отпускную пред самым выездом из Царского Села, надеясь, что в одно утро ее засвидетельствуют; но мне сказали, что надобно написать еще какую-то бумагу; итак, дóлжно было отложить до Петербурга и снова писать: уже этот трехрублевый лист обошелся мне в девять рублей. Отлучка в Дерпт<text:span text:style-name="T16">3</text:span>, потом хлопоты переезда на новую квартиру<text:span text:style-name="T16">4</text:span> задержали меня. Наконец вот бумага — посылаю Вам ее с повинною головою. Прошу Вас отвечать. Мой самый верный адрес в Аничковском дворце, отдать швейцару для доставления.</text:p>
      <text:p text:style-name="P562">Вам преданный</text:p>
      <text:p text:style-name="P341">Жуковский</text:p>
      <text:p text:style-name="P247">14 декабря.</text:p>
      <text:p text:style-name="P469">По числам видите, как давно пишется это письмо. Написав <text:span text:style-name="T11">наконец вот бумага</text:span>, я думал, что ее, засвидетельствовав в палате, немедленно к Вам отправлю. Не тут-то было. Нашлось какое-то запрещение на имения каких-то двух Жуковских; надобно было представить мой формуляр — и тут беда: один из запрещенных Жуковских записан титулярным советником без имени и отчества, и запрещение на нем лежит с 1810 года, когда и я был титулярным же советником; надобно было требовать свидетельства от моего начальства. Теперь, кажется, все бесы полетели в воду. Но я еще бумаги не получил. Думаю, что на сих днях ее к Вам отправлю. Я наказан за свою медлительность; в Царском Селе, вероятно, не было бы этих препятствий, и всё было бы давно улажено. Вот почему я и обязан взять на себя полную уплату всех требуемых денег, то есть 2400 сполна. Скажите об этом Авдотье Петровне. Нужно вексель будет написать на 2400. Наличных же денег у меня нет, к величайшему моему </text:p>
      <text:p text:style-name="P582">сожалению. Охотно бы удовлетворил Вас теперь же. Уведомьте меня обо всём немедленно.</text:p>
      <text:p text:style-name="P561">Вот бумага! Конец и Богу слава.</text:p>
      <text:h text:style-name="Heading_20_1" text:outline-level="1">506. </text:h>
      <text:p text:style-name="P379">А. П. Елагиной</text:p>
      <text:p text:style-name="P300">&lt;Около 14 декабря 1822 г. Петербург&gt;</text:p>
      <text:p text:style-name="P469"><draw:g text:anchor-type="char" draw:z-index="15" draw:name="Group 106092" draw:style-name="gr10"><draw:custom-shape draw:name="Rectangle 10776" draw:style-name="gr11" draw:text-style-name="P804" svg:width="12.606cm" svg:height="0.473cm" svg:x="0.711cm" svg:y="-0.279cm"><text:p text:style-name="P3"><text:span text:style-name="T22">ствовать</text:span><text:span text:style-name="T73"> </text:span><text:span text:style-name="T22">в</text:span><text:span text:style-name="T73"> </text:span><text:span text:style-name="T22">суд,</text:span><text:span text:style-name="T69"> </text:span><text:span text:style-name="T22">мне</text:span><text:span text:style-name="T73"> </text:span><text:span text:style-name="T22">сказали,</text:span><text:span text:style-name="T69"> </text:span><text:span text:style-name="T22">что</text:span><text:span text:style-name="T73"> </text:span><text:span text:style-name="T22">надобно</text:span><text:span text:style-name="T73"> </text:span><text:span text:style-name="T22">еще</text:span><text:span text:style-name="T73"> </text:span><text:span text:style-name="T22">подавать</text:span><text:span text:style-name="T73"> </text:span><text:span text:style-name="T22">какую-то</text:span><text:span text:style-name="T73"> </text:span><text:span text:style-name="T22">бумагу,</text:span><text:span text:style-name="T69"> </text:span><text:span text:style-name="T22">и</text:span><text:span text:style-name="T73"> </text:span><text:span text:style-name="T22">дол-</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Наконец посылаю Вам, милая моя душа Дуняша, бумагу для Попова. В третий раз ее пишу, заставляю свидетельствовать, и всё по пустякам. В доказательство посылаю и черную. Эту черную написал в самый день отъезда из Сарского жен был отложить до Петербурга; тут поездка в Дерпт, хлопоты перемещения на новую квартиру, уборка горниц и прочее — словом, опять промедлил. Наконец, вот она. Не объясняю Вам того, что надобно Вам со своей стороны сделать, а посылаю те письма, которые по случаю этой же бумаги были к Вам приготовлены. В них найдете долг свой. Теперь просьба к любезному Алексею Андреевичу, которого вместо предисловия за меня обнимите. Я желаю дать такую же отпускную моему Белевскому Максиму и его детям<text:span text:style-name="T16">4</text:span>. Прилагаю здесь записку о их семействе; но для этого надобно мне иметь купчую, данную мне на отца Максима тетушкою Авд&lt;отьей&gt; Афанасьевною<text:span text:style-name="T16">5</text:span>. Эта купчая мною потеряна; а совершена была она в Москве в 1799 или в 1801 г. Прошу любезного Алексея Андреевича взять на себя труд достать мне из Гражданской палаты копию сей купчей за скрепою присутствующих; дабы я мог здесь написать отпускную; да нельзя ли уж и форму отпускной прислать, на всех вместе, дабы мне здесь никаких хлопот по этому не было: в противном случае опять отложу в длинный ящик, и мой несчастный Максим будет принужден влачить оковы эсклава<text:span text:style-name="T16">6</text:span>. Похлопочите об этом, душа. А в заплату за этот труд посылаю Вам экземпляр своего нового сочинения, не стихотворного и даже не литературного — нет, виды Павловска, мною срисованные с натуры и мною же выгравированные à l’eau forte<text:span text:style-name="T15"><text:note text:id="ftn120" text:note-class="footnote"><text:note-citation>120</text:note-citation><text:note-body><text:p text:style-name="P117"><text:s/>В технике офорта (<text:span text:style-name="T11">франц</text:span>.).</text:p></text:note-body></text:note></text:span><text:span text:style-name="T16"> 7</text:span>. Этот талант дала мне Швейцария; в этом роде есть у меня около осьмидесяти видов швейцарских<text:span text:style-name="T16">8</text:span>; которые также выгравирую и издам вместе с опи-</text:p>
      <text:p text:style-name="P501">санием путешествия, если только опишу его.</text:p>
      <text:p text:style-name="P469">Благодарю Вас за Ваше милое письмо, полное жизни и животворное; и как мне жаль потерянного<text:span text:style-name="T16">9</text:span>. Как мне жаль, что я так ленив писать — столько бы можно было говорить с Вами и как было &lt;бы&gt; весело говорить. Но, к счастью, Вы отделяете меня от моей лени и так же мне друг без малейшего изменения, как и я Вам. Во мне точно ничто не переменилось: не прибавилось и не убавилось. Думаю, что и лень не новое; мы, будучи вместе, ее не знали; теперь розно; я не пишу, а всё тот же. Этого, кажется, не думает Анета, ибо она, которая так любит писать и так легко пишет, не дает мне о себе никакой весточки. Напишите, прошу Вас, об ней, а я соберусь отправить к ней послание.</text:p>
      <text:p text:style-name="P469">Я был в Дерпте и рад тому, что был там; видел Машу, говорил с нею об ней и доволен ею: это поэзия. Мы говорили о нашей утопии. Она непременно должна сгромоздиться; но когда?<text:span text:style-name="T16">10</text:span> Будем ждать и надеяться перед затворенною дверью! Пока то пускай будет нашею радостью, что мы все сбережены друг для друга. Судьба прогремела мимо нас, поколотив нас мимоходом, но не разбив нашего лучшего, любви к добру, уважения к жизни и веры в прекрасное. Всё остальное что я вижу его лицом к лицу. Милый хранитель поэзии! Письма мои, писанные из путешествия к ней, были писаны и к Вам, <text:soft-page-break/>следовательно, я рад, что у Вас есть их список<text:span text:style-name="T16">11</text:span>. Но именно потому, что она — она, и полное создание нашей утопии должно быть отсрочено; я привязан к своему месту не одними узами выгод, о которых не так-то много забочусь; но узами лучшими — чистого уважения, благодарности, всему этому итог — поэзия, которая (несмотря на свет, и его холодную грязь, и его душную атмосферу, в которой я долго бродил в бездействии) всё еще колышется и вспыхивает. Теперь мы вместе с Сашей; хотим кое-как строить спокойное, деятельное (если уже нельзя счастливого) chez soi<text:span text:style-name="T15">**</text:span>; хотим ставить фонарики, думая и о наших далеких фонарных мастерах, которые с нами заодно работают и зажигают свои свечки. Со временем &lt;будем&gt; и <text:span text:style-name="T11">вместе</text:span>.</text:p>
      <text:p text:style-name="P469">Прошу Вас в заключение сказать мне свои планы для детей, к Вашим прибавлю свои. Теперь простите. Уведомьте скорее о получении письма моего, </text:p>
      <text:p text:style-name="P568"><draw:g text:anchor-type="char" draw:z-index="16" draw:name="Group 105743" draw:style-name="gr8"><draw:custom-shape draw:name="Rectangle 10840" draw:style-name="gr9" draw:text-style-name="P804" svg:width="12.604cm" svg:height="0.473cm" svg:x="0.827cm" svg:y="-0.279cm"><text:p text:style-name="P3">это<text:span text:style-name="T83"> </text:span>прекрасное<text:span text:style-name="T83"> </text:span>в<text:span text:style-name="T83"> </text:span>живом<text:span text:style-name="T83"> </text:span>образе<text:span text:style-name="T83"> </text:span>передо<text:span text:style-name="T83"> </text:span>мною.<text:span text:style-name="T81"> </text:span>Мне<text:span text:style-name="T83"> </text:span>верить<text:span text:style-name="T83"> </text:span>ему<text:span text:style-name="T83"> </text:span>легко,<text:span text:style-name="T81"> </text:span>потому<text:span text:style-name="T23">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о исполнении моей комиссии. Мужа Вашего и детей обнимаю. Видел работу Петруши и радовался ею<text:span text:style-name="T16">12</text:span>. Заставьте его и для меня что-нибудь нарисовать. За Батенькова не сердитесь; я прежде с ним не видался от разных отлучек, а теперь от разных хлопот<text:span text:style-name="T16">13</text:span>. На сих днях у него буду. Он и сам невидимка. Приложенные письма отдайте по адресам. Об Анне Михайловне<text:span text:style-name="T16">14</text:span> можете узнать от Антонского. Ваш вовеки</text:p>
      <text:p text:style-name="P340">Жуковский</text:p>
      <text:p text:style-name="P469">Я читал Ваше последнее письмо, писанное к Маше<text:span text:style-name="T16">15</text:span>. Милая, что значит история письма Вашего, которое было ко мне отправлено и которого я не получил? Насчет его говорите Вы что-то для меня непонятное и грустное. Изъяснитесь, если возможно. Между тем слышал и другое, что меня порадовало: Алексей Андреевич сбирается в Петербург с Ваничкой?<text:span text:style-name="T16">16</text:span> Для чего же с одним Ваничкой; для чего и не с Петрушей. Батеньков сказывал, что Вы думаете его заставить несколько времени поучиться в Петербурге, а потом и за границу.</text:p>
      <text:p text:style-name="P469">Нет! в Дерпт! в Дерпт!<text:span text:style-name="T16">17</text:span> Без всякого сомнения! там получит главное: любовь к занятию; там есть русские студенты! и что всего важнее, там будет надзор Маши и Мойера. А за границу прекрасное дело. Но об этом будем говорить </text:p>
      <text:p text:style-name="P566">с Алек&lt;сеем&gt; Андр&lt;еевичем&gt;. Но для чего же и Петруша не с ним? Напишите ко мне поподробнее. Пишете ли Вы к Анете? Уведомьте меня об ней, прошу Вас, и пришлите ее адрес.</text:p>
      <text:p text:style-name="P6"><draw:g text:anchor-type="as-char" draw:z-index="17" draw:name="Shape180" draw:style-name="gr6"><draw:custom-shape draw:name="Shape 10893" draw:style-name="gr7" draw:text-style-name="P805" svg:width="4.001cm" svg:height="0.018cm" svg:x="0cm" svg:y="0cm"><text:p/><draw:enhanced-geometry draw:mirror-horizontal="false" draw:mirror-vertical="false" svg:viewBox="0 0 1440002 0" drawooo:sub-view-size="1440002 0" draw:text-areas="0 0 0 0" draw:type="ooxml-non-primitive" draw:enhanced-path="M 0 0 L 1440002 0 N"/></draw:custom-shape></draw:g></text:p>
      <text:p text:style-name="P5"><text:span text:style-name="T39"><text:tab/></text:span><text:span text:style-name="T18"> <text:tab/>* </text:span><text:span text:style-name="T76">Кстати, что касается (</text:span><text:span text:style-name="T77">франц</text:span><text:span text:style-name="T76">.).</text:span></text:p>
      <text:p text:style-name="P4"><text:span text:style-name="T39"><text:tab/></text:span><text:span text:style-name="T18"> <text:tab/>** </text:span><text:span text:style-name="T76">В своем углу (</text:span><text:span text:style-name="T77">франц</text:span><text:span text:style-name="T76">.).</text:span></text:p>
      <text:p text:style-name="P13"><text:span text:style-name="T11">&lt;Середина декабря 1822 г. Петербург&gt;</text:span><text:span text:style-name="T6">*</text:span></text:p>
      <text:p text:style-name="P469">Посылаю тебе копию с твоей биографии<text:span text:style-name="T16">1</text:span>. В ней отмечены карандашом те места, которые издателям хотелось бы выпустить: ибо статья слишком огромная и займет слишком много места. Реши сам, выпускать или нет; вели переписать для себя статью; а посылаемый мною список возврати мне. Не худо, когда бы ты сам еще раз пересмотрел и поправил карандашом (ибо этот экземпляр пойдет в цензуру) те места, которые будет нужно поправить; а нужно бы многое. В корректуре поправлю, что встретится; а иное и в манускрипте — прошу наперед разрешения и даже прощения, если поправки будут не по твоему вкусу. </text:p>
      <text:p text:style-name="P584">Что же ты ни слова не сказал мне о несчастном «Ивановом вечере», который я давно тебе послал?<text:span text:style-name="T16">2</text:span> Цензура проглотила его. Прости, спешу отослать письмо к Тургеневу. Вот тебе подарок: павловские виды, мною рисованные и гравированные<text:span text:style-name="T16">3</text:span>. Прошу отдать один экземпляр Ивану Ивановичу<text:span text:style-name="T16">4</text:span>. У меня лежит для него портрет Гёте<text:span text:style-name="T16">5</text:span>; жду случая, чтобы переслать. На почте изомнут.</text:p>
      <text:p text:style-name="P570"><text:span text:style-name="T11">Ж. </text:span>&lt;<text:span text:style-name="T11">Приписка А. И. Тургенева карандашом</text:span>&gt;:</text:p>
      <text:p text:style-name="P474"><draw:g text:anchor-type="char" draw:z-index="18" draw:name="Group 105529" draw:style-name="gr1"><draw:custom-shape draw:name="Rectangle 10907" draw:style-name="gr5" draw:text-style-name="P804" svg:width="3.095cm" svg:height="0.519cm" svg:x="5.438cm" svg:y="-0.286cm"><text:p text:style-name="P3"><text:span text:style-name="T2">П.</text:span><text:span text:style-name="T7"> </text:span><text:span text:style-name="T2">А.</text:span><text:span text:style-name="T7"> </text:span><text:span text:style-name="T2">Вяземском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Не говори о портрете Гёте. Он мой. 1 экз&lt;емпляр&gt; видов Павлов&lt;ска&gt; послал я прямо к Ив&lt;ану&gt; Ив&lt;ановичу&gt;.</text:p>
      <text:h text:style-name="Heading_20_1" text:outline-level="1">508. </text:h>
      <text:p text:style-name="P378">П. А. Вяземскому</text:p>
      <text:p text:style-name="P12"><text:span text:style-name="T11">26 декабря &lt;1822 г. Петербург&gt;</text:span><text:span text:style-name="T6">*</text:span></text:p>
      <text:p text:style-name="P469">Гнев твой на издателей Дмитриева и твоей биографии<text:span text:style-name="T16">1</text:span> кажется мне неоснователен; они, или, лучше сказать, он (ибо все отметки сделаны Гнедичем), судят о твоей пиесе только типографически, рассчитывая, что будет стоить ее напечатание обществу, и находят, что она займет почти половину книги — это для них дорого. Соглашайся или нет — твое дело; но подумай об их кошельке. То, что назначено исключить из биографии, в строгом смысле не принадлежит к ней. Это пристройки, которые занимают места более, нежели главное здание<text:span text:style-name="T16">2</text:span>. Вообще эта пиеса кажется мне написанною наскоро: ты слишком часто удаляешься от главного своего предмета и заговариваешься. И в слоге очень много такого, что было бы нужно исправить. Но я боюсь прикоснуться к оружию Роланда<text:span text:style-name="T16">3</text:span>.</text:p>
      <text:p text:style-name="P477">Тургенев послал тебе ответ, полученный мною из цензуры<text:span text:style-name="T16">#</text:span>. Этим всё дело кончено. Я замолчал, ибо не хочу и не должен восставать письменно на князя Голицына, которым цензурные замечания одобрены: на словах я сказал цензору, если бы я себе позволил отвечать, то уничтожил бы все бредни цензора и повеселил бы на счет его честных людей<text:span text:style-name="T16">4</text:span>.</text:p>
      <text:p text:style-name="P469">После пришлю тебе то письмо, которое написано было мною к князю<text:span text:style-name="T16">5</text:span> и на которое наврала свой ответ цензура.</text:p>
      <text:p text:style-name="P469"><text:soft-page-break/>Теперь о главном: вот выписки из письма доктора Мюльгаузена<text:span text:style-name="T16">6</text:span> о Батюшкове. Из него увидишь, в каком он теперь положении. Напиши к нему немедленно; я уже писал и еще буду писать<text:span text:style-name="T16">7</text:span>. Не надобно, однако, в письме своем говорить, что знаешь о его болезни; надобно стараться пробудить в нем старого </text:p>
      <text:p text:style-name="P582">человека. Отсюда писали к его зятю Шипилову в Вологду, чтобы он за ним поехал<text:span text:style-name="T16">8</text:span>; если ему будет нельзя, то сбирается ехать Гнедич. Что, если бы ты вздумал. Было бы всего, всего лучше. Если только он не побоится тебя: воображение его напугано. Уведомь, что думаешь об этом.</text:p>
      <text:p text:style-name="P578">Прости.</text:p>
      <text:p text:style-name="P469">Я теперь принимаюсь за новое издание своих стихов<text:span text:style-name="T16">9</text:span>. Бродит в голове мысль о каком-нибудь издании: подговариваю на это Блудова, Дашкова, но всех нас надежнее ты. Мы движущиеся мертвецы, и когда воскреснем, не знаю. Тургенев послал через Сергея Ивановича мои рисунки Дмитриеву. О портрете Гёте </text:p>
      <text:p text:style-name="P576"><draw:g text:anchor-type="char" draw:z-index="19" draw:name="Group 106167" draw:style-name="gr3"><draw:custom-shape draw:name="Rectangle 10978" draw:style-name="gr4" draw:text-style-name="P804" svg:width="12.607cm" svg:height="0.473cm" svg:x="0.826cm" svg:y="-0.279cm"><text:p text:style-name="P3"><text:span text:style-name="T22">и</text:span><text:span text:style-name="T71"> </text:span><text:span text:style-name="T22">что</text:span><text:span text:style-name="T71"> </text:span><text:span text:style-name="T22">мое</text:span><text:span text:style-name="T71"> </text:span><text:span text:style-name="T22">молчание</text:span><text:span text:style-name="T71"> </text:span><text:span text:style-name="T22">не</text:span><text:span text:style-name="T71"> </text:span><text:span text:style-name="T22">есть</text:span><text:span text:style-name="T71"> </text:span><text:span text:style-name="T22">согласие,</text:span><text:span text:style-name="T30"> </text:span><text:span text:style-name="T22">а</text:span><text:span text:style-name="T71"> </text:span><text:span text:style-name="T22">только</text:span><text:span text:style-name="T71"> </text:span><text:span text:style-name="T22">личное</text:span><text:span text:style-name="T71"> </text:span><text:span text:style-name="T22">уважение</text:span><text:span text:style-name="T71"> </text:span><text:span text:style-name="T22">к</text:span><text:span text:style-name="T71"> </text:span><text:span text:style-name="T22">князю,</text:span><text:span text:style-name="T30"> </text:span><text:span text:style-name="T22">и</text:span><text:span text:style-name="T71"> </text:span><text:span text:style-name="T22">что</text:span><text:span text:style-name="T2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скажи ему: доставлю с кем-нибудь; по почте же боюсь посылать: изомнется<text:span text:style-name="T16">10</text:span>. Обнимаю тебя. Мой усердный поклон Вере Федоровне; детей целую. Жихареву хлоп по руке.</text:p>
      <text:p text:style-name="P339">Ж.</text:p>
      <text:p text:style-name="P186">26 декабря.</text:p>
      <text:p text:style-name="P476">&lt;<text:span text:style-name="T11">Примечание А. И. Тургенева под строкой</text:span>&gt;: <text:span text:style-name="T16">#</text:span>Не послал и не мог послать, ибо не имел его; а послал письмо Крас&lt;овского&gt;<text:span text:style-name="T16">11</text:span>.</text:p>
      <text:h text:style-name="Heading_20_1" text:outline-level="1">509. </text:h>
      <text:p text:style-name="P373">Н. И. Гнедичу</text:p>
      <text:p text:style-name="P299">&lt;Вторая половина 1822 г.&gt;</text:p>
      <text:p text:style-name="P185">Сладостно было принять мне табак твой, о выспренний Гнедич! Буду усердно, приявши перстами, к преддвериям жадного носа Прах сей носить благовонный и, сладко чихая, сморкаться!</text:p>
      <text:p text:style-name="P184">Будет платкам от него помаранье, а носу великая слава!</text:p>
      <text:p text:style-name="P529"><text:span text:style-name="T33">Где ты сегодня? Что Алексей Николаевич?</text:span><text:span text:style-name="T18">1</text:span><text:span text:style-name="T33"> Лучше ль Стало ему? Постараюся ныне с ним видеться утром.</text:span></text:p>
      <text:p text:style-name="P181">Если бы ты, Николай, взгомозился зайти по дороге за мною,</text:p>
      <text:p text:style-name="P180">Вместе б пошли мы, дорогой вещая крылатые речи друг другу!</text:p>
      <text:p text:style-name="P299">&lt;Конец 1822 г. Петербург&gt;</text:p>
      <text:p text:style-name="P434">Оставь, пожалуй, <text:span text:style-name="T11">терем</text:span>; после можно придумать, как лучше сделать. </text:p>
      <text:p text:style-name="P505">Пришли письмо. Саша<text:span text:style-name="T16">1</text:span> тебе кланяется; она здорова.</text:p>
      <text:p text:style-name="Contents_20_Heading">1823</text:p>
      <text:h text:style-name="Heading_20_1" text:outline-level="1">511. </text:h>
      <text:p text:style-name="P373">Н. И. Уткину</text:p>
      <text:p text:style-name="P299">&lt;Конец 1822 г. — начало 1823 г.&gt;</text:p>
      <text:p text:style-name="P468">Прошу Вас, любезнейший Николай Иванович, приказать оттиснуть для меня экземпляров пять моих швейцарских видов<text:span text:style-name="T16">1</text:span>; также еще экземпляров де-</text:p>
      <text:p text:style-name="P504">сять карт на посылаемой при сем бумаге. Да напишите мне, как фамилия того офицера, с которым Вы ко мне приходили и который весьма мне приглянулся. Обнимаю Вас. Преданный Вам</text:p>
      <text:p text:style-name="P338"><draw:g text:anchor-type="char" draw:z-index="20" draw:name="Group 105455" draw:style-name="gr1"><draw:custom-shape draw:name="Rectangle 11050" draw:style-name="gr2" draw:text-style-name="P804" svg:width="2.463cm" svg:height="0.519cm" svg:x="5.754cm" svg:y="-0.286cm"><text:p text:style-name="P3"><text:span text:style-name="T3">И.</text:span><text:span text:style-name="T8"> </text:span><text:span text:style-name="T3">И.</text:span><text:span text:style-name="T8"> </text:span><text:span text:style-name="T3">Козлов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Жуковский</text:p>
      <text:h text:style-name="Heading_20_1" text:outline-level="1">512. </text:h>
      <text:p text:style-name="P373">Н. И. Уткину</text:p>
      <text:p text:style-name="P299">&lt;Начало 1823 г. Петербург&gt;</text:p>
      <text:p text:style-name="P469">Посылаю Вам, почтеннейший Николай Иванович, 450 &lt;рублей&gt;, из коих прошу Вас покорнейше уплатить, что следует по приложенному счету, г. Владимирову, а остальное по Вашему. Всего на всё, кажется, 486 руб.; итак, я останусь у Вас в долгу на 36 рублей. Прошу Вас всему сделать общий счет и подписать, </text:p>
      <text:p text:style-name="P514">что он уплачен, ибо деньги теперь посылаю Вам свои, а надобно будет получить их от великой княгини.</text:p>
      <text:p text:style-name="P469">Прилагаю несколько из оттисков; те доски, на которых выгравированы эти карты, прикажите вышлифовать и покрыть грунтом, и нельзя ли, хорошенько </text:p>
      <text:p text:style-name="P453"><text:soft-page-break/>обвернув, ко мне доставить, или нет, лучше оставьте у себя до моего приезда, только вышлифовать и нагрунтовать. Я буду у Вас недели чрез полторы<text:span text:style-name="T16">1</text:span>.</text:p>
      <text:p text:style-name="P435">Вам преданный <text:span text:style-name="T11">Жуковский</text:span></text:p>
      <text:p text:style-name="P469">Прошу Вас не замедлить доставлением счета и расписки, через швейцара Аничковского дворца.</text:p>
      <text:p text:style-name="P298">8 января 1823 г. &lt;Петербург&gt;</text:p>
      <text:p text:style-name="P469">Милая Дуняша, что же нет от Вас ни строчки ответа? Получили ли Вы мое письмо, рисунки, отпускную<text:span text:style-name="T16">1</text:span> и прочие редкости? Что Вы скажете? и что поет Попов? <text:span text:style-name="T11">Тебе Бога хвалим </text:span>или <text:span text:style-name="T11">вскую мя оставил</text:span>?<text:span text:style-name="T16">2</text:span> Но дело не о Попове, а обо мне; пишу к Вам единственно для того, чтобы просить Вас: не можете ли Вы отдать мне те деньги, которые у Вас останутся по вычете того, что Вы должны будете Попову, то есть 3600<text:span text:style-name="T16">3</text:span>, из которых надобно будет еще вычесть 450, ибо я столько Вам должен, как то записано у меня в книге<text:span text:style-name="T16">4</text:span>. Мне деньги крайне нужны. Боюсь, чтобы мое требование не затруднило Вас, не заставило хлопотать. Если Вам невозможно (физически или морально) заплатить мне, то прошу Вас, отвечайте немедленно, дабы я мог также немедленно взять свои меры<text:span text:style-name="T16">5</text:span>. Мне необходимо нужны будут 3000 в начале марта. Итак, прошу Вас мне отвечать, милая, и поскорее, поскорее. Дело состоит в том, что я принимаюсь за новое издание своих творений<text:span text:style-name="T16">6</text:span>. Деньги дает мне взаймы вел&lt;икая&gt; княгиня<text:span text:style-name="T16">7</text:span>; но из этой суммы должен я взять несколько для уплаты долга, и в марте надобно непременно будет уплатить 3000. Если не внесу в данную мне сумму взятых из нее денег, то издание остановится. Если же оно будет таково, каким я предполагаю его сделать, </text:p>
      <text:p text:style-name="P575"><draw:g text:anchor-type="char" draw:z-index="1" draw:name="Group 106118" draw:style-name="gr8"><draw:custom-shape draw:name="Rectangle 11107" draw:style-name="gr27" draw:text-style-name="P804" svg:width="2.662cm" svg:height="0.519cm" svg:x="5.734cm" svg:y="-0.286cm"><text:p text:style-name="P3"><text:span text:style-name="T5">А.</text:span><text:span text:style-name="T10"> </text:span><text:span text:style-name="T5">П.</text:span><text:span text:style-name="T10"> </text:span><text:span text:style-name="T5">Елагиной</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то я заплачу и долг свой и еще через несколько лет, то есть по распродаже всего издания, может у меня остаться в кармане более 20000. Видите сами, что время поэзии начинает сменяться временем расчетов.</text:p>
      <text:p text:style-name="P469">Простите, жду Вашего ответа. И еще жду, что Вы напишете мне подробно о том, что Вы намерены сделать с Ванюшей и Петрушей<text:span text:style-name="T16">8</text:span>. До прочих еще далека песня.</text:p>
      <text:p text:style-name="P475">Приложенное письмо отдайте Василию Николаевичу Юшкову<text:span text:style-name="T16">9</text:span>. А супруга своего за меня обнимите.</text:p>
      <text:p text:style-name="P570">Ваш <text:span text:style-name="T11">Жуковский</text:span></text:p>
      <text:list xml:id="list128223046" text:style-name="WWNum4">
        <text:list-item>
          <text:p text:style-name="P802">генваря 1823.</text:p>
        </text:list-item>
      </text:list>
      <text:h text:style-name="Heading_20_1" text:outline-level="1">514. </text:h>
      <text:p text:style-name="P377">М. А. Мойер</text:p>
      <text:list xml:id="list182211317320138" text:continue-numbering="true" text:style-name="WWNum4">
        <text:list-item>
          <text:p text:style-name="P803">января &lt;1823 г. Петербург&gt;</text:p>
        </text:list-item>
      </text:list>
      <text:p text:style-name="P247">9 генваря</text:p>
      <text:p text:style-name="P469">Милый друг Маша, на что мне тебе изъяснять словами то чувство, которое произвело во мне твое ужасное описание. Какой страшный конец прекрасной жизни. И что бы сказать, когда бы жизнь эта кончилась такою раздля живых. С мертвыми у него другие расчеты. В то время, когда мы сидели в Петербурге вместе с Сашей, с Тург&lt;еневым&gt;, с Перовским и были <text:span text:style-name="T11">довольно </text:span></text:p>
      <text:p text:style-name="P569"><text:span text:style-name="T11">веселы</text:span>,<text:span text:style-name="T11"> </text:span>встречая новый год — этот добрый, прекрасный, милый Карл метался на смертной своей постели, на которую так неожиданно был брошен и умирал мучительною смертью. Кто бы не ужаснулся жизни, когда бы для него, со всего света, какой-нибудь злой дух поднял кровли и когда бы в одно время, </text:p>
      <text:p text:style-name="P567"><draw:g text:anchor-type="char" draw:z-index="3" draw:name="Group 106371" draw:style-name="gr1"><draw:custom-shape draw:name="Rectangle 11183" draw:style-name="gr25" draw:text-style-name="P804" svg:width="12.598cm" svg:height="0.473cm" svg:x="0.727cm" svg:y="-0.279cm"><text:p text:style-name="P3"><text:span text:style-name="T22">известно</text:span><text:span text:style-name="T78"> </text:span><text:span text:style-name="T22">теперь</text:span><text:span text:style-name="T78"> </text:span><text:span text:style-name="T22">лучше</text:span><text:span text:style-name="T78"> </text:span><text:span text:style-name="T22">нас,</text:span><text:span text:style-name="T73"> </text:span><text:span text:style-name="T22">для</text:span><text:span text:style-name="T78"> </text:span><text:span text:style-name="T22">чего</text:span><text:span text:style-name="T78"> </text:span><text:span text:style-name="T22">был</text:span><text:span text:style-name="T78"> </text:span><text:span text:style-name="T22">этот</text:span><text:span text:style-name="T78"> </text:span><text:span text:style-name="T22">конец.</text:span><text:span text:style-name="T73"> </text:span><text:span text:style-name="T22">Провидение</text:span><text:span text:style-name="T78"> </text:span><text:span text:style-name="T22">всё</text:span><text:span text:style-name="T78"> </text:span><text:span text:style-name="T22">делает</text:span><text:span text:style-name="T2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одним взглядом он мог окидывать всё, что вокруг творится. Для Провидения эти кровли сняты — но оно знает, <text:span text:style-name="T11">что и для чего</text:span>! с этим знанием всё благо! А нам? — <text:span text:style-name="T11">незнание</text:span> блага, не радость, не счастье! А вера есть, что всё равно должность! Милый, бесценный, не смею сказать несчастный Карл! (ибо и для него кровля поднята, и он знает, <text:span text:style-name="T11">что и от чего</text:span>). Он нам оставил святые должности и дал новую причину <text:span text:style-name="T11">верить без залогов</text:span>!<text:span text:style-name="T11"> </text:span>Я воображаю, что, стоя на льду, в темноте и, можно сказать, выпивая понемногу смерть из поданной Чаши, он готовился к последней минуте! Каково было ему думать о своем младенце, который в эту минуту играл, не заботясь об отце своем! Но я уверен, что он тогда вспомнил и об нас, и обо <text:span text:style-name="T11">мне</text:span>! Милое воспоминание! И эту обязанность, которую оно налагает на нас, мы исполним свято! Пока буду жив, сын Карлов будет иметь во мне и помощника и друга!<text:span text:style-name="T16">1</text:span> Теперь для меня только это ясно; всё прочее заключено в этом: Мойер опекун малютки, и в этом что-то для меня возвышенное, товарищество с Мойером — святое дело. Вот теперь мои мысли или, лучше сказать, мой отчет другу-опекуну. На эту минуту я не при-</text:p>
      <text:p text:style-name="P501">ступал к собранию подписки, ибо она даст много в будущем. Надобно только, </text:p>
      <text:p text:style-name="P501">чтоб Клара поспешил гравировать мои рисунки<text:span text:style-name="T16">2</text:span>. Первую мысль сделать из них употребление подало сумасшествие Полины<text:span text:style-name="T16">3</text:span>: это было как будто предчувствие. Вот расчет: всех рисунков 24<text:span text:style-name="T16">4</text:span>; Клара берет за гравирование каждого 60 руб., всего на всё будет 1440; оттиски их станут много-много 200, если напечатать 300 экземпляров; бумага 200 руб.; на мелочи кладу 160 — всего на всё 2000, — теперь, полагая подписную цену<text:span text:style-name="T11"> определенную</text:span> 25 р.; за 300 экземпляров выходит 7500; вычесть 2000, останется чистого капиталу 5500; но в объявлении о подписке будет сказано: <text:span text:style-name="T11">каждый даст по произволению</text:span>, </text:p>
      <text:p text:style-name="P566">следовательно, можно надеяться и еще по крайней мере на 1500 рубл&lt;ей&gt; — итак, 7000. Эти 7000 верны. Понукай только Клару: он поймет необходимость </text:p>
      <text:p text:style-name="P566">спешить. Я послал уже к нему 10 медных досок; остальные заказаны и будут доставлены скоро. Спроси у него (и уведомь тотчас), есть ли в Дерпте нужная бумага и сколько надобно за нее денег, для отпечатывания трехсот экземпляров. Я <text:soft-page-break/>пришлю деньги или бумагу, если ее нет в Дерпте. Лучше бы прислать бумагу, ибо денег у меня теперь нет. Впрочем, и за ними дело не станет — только бы он спешил, и спешил, и спешил.</text:p>
      <text:p text:style-name="P565">прошу их у него также в пользу мальчика, итак, буду ему должен или 2400, или 4000. Объявляю об этом долге опекуну Мойеру; я не платил процентов; но теперь буду должен платить их, и прошу друга-опекуна написать ту бумагу, которую должен буду подписать, и назначить самому, в какое время мне платить проценты; мальчик должен иметь какой-нибудь вид<text:span text:style-name="T16">5</text:span>. Об уплате же суммы не беспокойся. Я начал печатать свои сочинения. Великая княгиня<text:span text:style-name="T16">6</text:span> дала мне 18000 на напечатание (разумеется, взаймы), но издание будет хорошее, будет продаваться недорого и через 5 лет или 6 я расплачусь с долгами, и у меня будет, по крайней мере, капиталу 20000. Итак, эта сумма в верных руках. Далее: Тургенев обещает хлопотать, чтобы министр дал, если возможно, вдове в пансион жалованье мужа. В этом случае будут и мои хлопоты; но их откладываю до минуты подписки на рисунки; этой же подписки не нужно делать прежде первой, хотя половина рисунков будет награвирована. (Погоняй Клару.) Когда будет гравировка готова — уведомлю и тебя о том, что надобно делать. Теперешним же сбором повредим будущему; надобно всё сделать в один раз.</text:p>
      <text:p text:style-name="P469"><draw:g text:anchor-type="char" draw:z-index="6" draw:name="Group 106608" draw:style-name="gr8"><draw:custom-shape draw:name="Rectangle 11265" draw:style-name="gr4" draw:text-style-name="P804" svg:width="12.607cm" svg:height="0.473cm" svg:x="0.811cm" svg:y="-0.279cm"><text:p text:style-name="P3"><text:span text:style-name="T66">он</text:span><text:span text:style-name="T72"> </text:span><text:span text:style-name="T66">уступит</text:span><text:span text:style-name="T72"> </text:span><text:span text:style-name="T66">малютке,</text:span><text:span text:style-name="T70"> </text:span><text:span text:style-name="T66">итак,</text:span><text:span text:style-name="T70"> </text:span><text:span text:style-name="T66">у</text:span><text:span text:style-name="T72"> </text:span><text:span text:style-name="T66">него</text:span><text:span text:style-name="T72"> </text:span><text:span text:style-name="T66">капиталу</text:span><text:span text:style-name="T72"> </text:span><text:span text:style-name="T66">2400; Блудову</text:span><text:span text:style-name="T72"> </text:span><text:span text:style-name="T66">я</text:span><text:span text:style-name="T72"> </text:span><text:span text:style-name="T66">должен</text:span><text:span text:style-name="T72"> </text:span><text:span text:style-name="T66">1600.</text:span><text:span text:style-name="T70"> </text:span><text:span text:style-name="T66">Я</text:span><text:span text:style-name="T72"> </text:span><text:span text:style-name="T66">в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Наконец, последнее: Перовский вызвался взять на свои руки мальчика и поручить его своей сестре, у которой сын его лет<text:span text:style-name="T16">7</text:span>. Но я не думаю, чтобы это последнее было для него хорошо: у Берга он в своей семье; там он может получить подготовительное образование для будущего; пускай идет следом отца, получит немецкую ученость; он может со временем быть прекрасным пастором, вести благоразумную, деятельную жизнь, достойную памяти отца его; честолюбивых планов для него делать не дóлжно! Лучший план для образования человека: деятельность в круге малом, благодетельная, полезная, христианская, без светского честолюбия, без нужды и недостатка, а с некоторым даже довольством — вот лучшее для всех! и для него возможное. Часть собранных денег может обратиться в его капитал, который будет ему нужен при начале своей дороги; до тех пор можно будет пещись о его образовании, и для этого воспользуемся благодетельной мыслью Перовского. Другая часть денег должна будет употреблена на мать, и ей же (если это удастся) и пенсион, пока </text:p>
      <text:p text:style-name="P501">она жива. После сыну.</text:p>
      <text:p text:style-name="P469">Вот всё! Жду ответа Мойера. Вот вопрос, который задай от меня Кларе: когда может он кончить 12 гравюр? Сколько нужно бумаги и какой? (Чтобы прислал образец.) Сколько экземпляров можно оттиснуть, то есть сколько оттисков выдержит каждая доска? Если более трехсот — тем лучше! Чистые деньги. Попроси его обо всём подробно отвечать мне или сама напиши поподробнее.</text:p>
      <text:p text:style-name="P560">Прости же, друг! Благослови нас Бог при начале святого дела.</text:p>
      <text:p text:style-name="P290">11 января 1823 г. &lt;Петербург&gt;</text:p>
      <text:p text:style-name="P469">Узнаете ли этот почерк, милая Анета? И захотите ли узнать его? Что, если он для Вас сделался незнакомым совершенно? Странное волшебство долгой разлуки и долгого молчания! Я не знаю, с чего начать к Вам мое письмо и что Вам сказать, хотя предо мною теперь стоит картина моего или, лучше сказать, нашего прошедшего, где всё лучшее жизни было заодно и вместе. Наша связь драгоценная, всегда равно одинакова для меня, не изменилась — верю внутреннему голосу, который ясно мне это подтверждает. Мы с Вами как два человека, которые держат длинную веревку; эта веревка не натянута, много лежит на земле, и движения одного не слышны вдалеке другому; но рука держится за веревку, потому что ни одному не могло прийти в голову ее выбросить; а чтоб дать одному знать о себе другому, надобно натянуть веревку — вот тут-то и запятая! Надобно было не давать ей ослабевать — это значит: надобно было писать постоянно, не откладывать, не привыкать к молчанию! Как много мелочи делают в жизни! Жизнь вся сшита из мелочей! Опусти некоторые — как вдруг прорехи явятся, а жизнь сделается изорванною ветошкою!</text:p>
      <text:p text:style-name="P469"><draw:g text:anchor-type="char" draw:z-index="8" draw:name="Group 106837" draw:style-name="gr3"><draw:custom-shape draw:name="Rectangle 11316" draw:style-name="gr19" draw:text-style-name="P804" svg:width="2.165cm" svg:height="0.519cm" svg:x="5.89cm" svg:y="-0.286cm"><text:p text:style-name="P3"><text:span text:style-name="T5">А.</text:span><text:span text:style-name="T10"> </text:span><text:span text:style-name="T5">П.</text:span><text:span text:style-name="T10"> </text:span><text:span text:style-name="T5">Зонтаг</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Отъезд приятеля в Крым<text:span text:style-name="T16">1</text:span> дал мне повод написать к Вам, милая сестра и товарищ лучшего времени жизни. Хотя и не нужно было ожидать поводов и случаев — ибо есть на свете почта! но что же делать! — я разучился писать письма! Не пишу никому, спросите у Маши и Дуняши! Они так же точно, почти как все<text:span text:style-name="T16">2</text:span>, не получают писем моих, и это имеет худое следствие для души — дает ей часто засыпать! Чувствую сонливость ее и не имею сил сладить с собой. Не воображайте же меня равнодушно-спокойным насчет моего с Вами молчания — Вы присутственны моему сердцу, как мое прошедшее. Мне с Вами нельзя раздружиться — это верно и навсегда! Но мы так многого не знаем друг о друге! Вся важнейшая половина жизни Вашей для меня без воспоминания! Моя теперешняя жизнь не столько имеет привлекательного для Вас, как Ваша может иметь для меня. Вы можете мне говорить о семейном, близком, я могу только рассказывать Вам о таком свете, который для Вас чужой, который и для меня чужой по сю пору — я остался всё тем же, каким был в наше время: ни лучше, ни хуже. </text:p>
      <text:p text:style-name="P501">Но многое пропало, и в душе <text:span text:style-name="T11">провал</text:span> на месте прежней полноты.</text:p>
      <text:p text:style-name="P469">Я не буду описывать Вам моей жизни со времени нашей разлуки — это хлопотливо для моего пера, да и интересу немного; вся она составлена из дней, между которыми нет никакой общей тесной связи<text:span text:style-name="T16">3</text:span>. L’unité est partie depuis longtemps<text:span text:style-name="T15"><text:note text:id="ftn121" text:note-class="footnote"><text:note-citation>121</text:note-citation><text:note-body><text:p text:style-name="P118"><text:s/>Связь уже давно разрушилась (<text:span text:style-name="T11">франц</text:span>.).</text:p></text:note-body></text:note></text:span><text:span text:style-name="T16"> 4</text:span>. Самая лучшая эпоха ее есть 1821 год. Я постранствовал по Европе: через С&lt;ен&gt;-Готар в Италию, был в Милане, плавал по Lago Maggiore<text:span text:style-name="T16">5</text:span>, любовался Борромейскими островами, через Симплон и Валлис прошел к подошве Monblanc; видел великолепие и прелесть природы на берегах восхитительных швейцарских озер; плавал по Рейну, любовался его великолепным водопадом, его замками, его богатыми виноградниками<text:span text:style-name="T16">6</text:span> — и всё это оставило в душе то волнение, какое оставляет быстрый сон, исчезающий в минуту удовлетворения. Не описываю Вам подробностей — может быть, Вы будете иметь их печатные<text:span text:style-name="T16">7</text:span>. Путешествие сделало меня и рисовщиком<text:span text:style-name="T16">8</text:span> — я нарисовал au trait<text:span text:style-name="T15"><text:note text:id="ftn122" text:note-class="footnote"><text:note-citation>122</text:note-citation><text:note-body><text:p text:style-name="P119"><text:s/>Контуром (<text:span text:style-name="T11">франц</text:span>.).</text:p></text:note-body></text:note></text:span> около 80 <text:soft-page-break/>видов, которые сам выгравирую также au trait<text:span text:style-name="T16">9</text:span>. Чтобы дать Вам понятие о моем искусстве, посылаю Вам гравюры павловских видов<text:span text:style-name="T16">10</text:span>. Так же будут сделаны и швейцарские, только при них будет описание<text:span text:style-name="T16">11</text:span>. Чтобы познакомить Вас с поэтической стороной моей жизни, посылаю Вам подарок: альбом, в котором найдете почти всё дурное и хорошее, написанное в последнее время. Многого можете не понять, ибо лица Вам незнакомы. Многого, вероятно, не разберете — ибо рука не очень четкая. Тут недостает, однако, шиллеровой «Иоанны», которая давно кончена и печатается. Вы получите ее вместе с новым изданием сочинений моих, к которому я теперь приступаю; печатание продолжится, вероятно, </text:p>
      <text:p text:style-name="P503">около года; но издание будет прекрасное<text:span text:style-name="T16">12</text:span>.</text:p>
      <text:p text:style-name="P469"><draw:g text:anchor-type="char" draw:z-index="11" draw:name="Group 106607" draw:style-name="gr8"><draw:custom-shape draw:name="Rectangle 11376" draw:style-name="gr15" draw:text-style-name="P804" svg:width="12.59cm" svg:height="0.473cm" svg:x="0.826cm" svg:y="-0.279cm"><text:p text:style-name="P3"><text:span text:style-name="T22">Дрезден</text:span><text:span text:style-name="T73"> </text:span><text:span text:style-name="T22">и</text:span><text:span text:style-name="T73"> </text:span><text:span text:style-name="T22">его</text:span><text:span text:style-name="T73"> </text:span><text:span text:style-name="T22">живописные</text:span><text:span text:style-name="T73"> </text:span><text:span text:style-name="T22">окрестности,</text:span><text:span text:style-name="T69"> </text:span><text:span text:style-name="T22">обошел</text:span><text:span text:style-name="T73"> </text:span><text:span text:style-name="T22">пешком</text:span><text:span text:style-name="T73"> </text:span><text:span text:style-name="T22">Швейцарию,</text:span><text:span text:style-name="T69"> </text:span><text:span text:style-name="T22">прошел</text:span><text:span text:style-name="T2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Кончу это письмо весьма важным делом. Хочу вручить Вашему нежному попечению друга, которому и Вы друг заочно, ибо знаете его душу. Говорю о нашем поэте Батюшкове<text:span text:style-name="T16">13</text:span>. Он теперь находится в Симферополе<text:span text:style-name="T16">14</text:span>. Не смею назвать его болезни помешательством: этого слова не хочется ни произносить, ни писать, но его болезнь похожа на помешательство. Он сделался дик, отчуждился от всех друзей, подозрение овладело его душою; он уверен, что его окружают какие-то тайные враги, которые хотят лишить его чести и очернить его перед правительством. Теперь слышу, что еще новое к этой мысли присоединилось: желание смерти. Болезнь такого рода, что требует нежной, осторожной и терпеливой попечительности. Но он один в Симферополе, об нем заботится находящийся там доктор Мюльгаузен, и сам губернатор Перовский знает об нем и хлопочет. Отсюда скоро поедет к нему его родственник Шепилов. Милая Анета, подумайте, не можете ли что-нибудь сделать? Ему нужны осторожные попечения — болезнь нравственная более, нежели физическая. Не можете ли съездить в Симферополь, когда будет там Шепилов: на месте легче знать, что нужнее всего сделать; увидите сами и можете решить, чем можете быть полезны гибнущему<text:span text:style-name="T16">15</text:span>. Напишите в Симферополь (по получении этого письма) хотя к самому Перовскому, чтобы он уведомил Вас, тут ли Шепилов, и съездите туда сами, Шепилов или кто иной из родных будут уже с ним. Вам стоит только прямо списаться с Перовским. Прошу Вас уведомить меня, на что Вы решитесь.</text:p>
      <text:p text:style-name="P469">Простите, милая сестра! Если мое молчание могло заставить Вас подумать, что я не тот для Вас, каким был прежде, то Вы предо мной виноваты. Матушка<text:span text:style-name="T16">16</text:span> умерла на руках Ваших и последними своими словами завещала нам дружбу — я этого не могу забыть. Бабушка<text:span text:style-name="T16">17</text:span> любила нас обоих равно, а ее память для меня святыня. Не говорю уже о нашем младенчестве, в котором мы были неразлучны: Вы для меня представитель лучшего, любезнейшего времени жизни. Итак, я не могу не быть Вашим и теперь, и всегда, как был прежде. Но что же делать с Крымом и Петербургом? Их не сблизишь. А дружба и почта не одно и </text:p>
      <text:p text:style-name="P559">то же. Я не пеняю Вам за Ваше молчание — я его заслужил! Только спрашиваю у Вашего сердца: молчание Ваше заставило ли его<text:span text:style-name="T16">18</text:span> разлюбить меня? Верно, нет! Итак, обнимаю Вас от души, всегда Вам верной. Обнимаю и незнакомца — милого Зонтага. Прошу Вас написать ко мне<text:span text:style-name="T16">19</text:span>. Мой адрес самый верный: в СПб., в Аничковском дворце: отдать швейцару для доставления.</text:p>
      <text:p text:style-name="P557"><text:span text:style-name="T11">Жуковский </text:span>11 генваря 1823.</text:p>
      <text:p text:style-name="P474"><draw:g text:anchor-type="char" draw:z-index="12" draw:name="Group 107166" draw:style-name="gr1"><draw:custom-shape draw:name="Rectangle 11447" draw:style-name="gr14" draw:text-style-name="P804" svg:width="12.591cm" svg:height="0.473cm" svg:x="0.734cm" svg:y="-0.279cm"><text:p text:style-name="P3"><text:span text:style-name="T66">дежному</text:span><text:span text:style-name="T79"> </text:span><text:span text:style-name="T66">попечению.</text:span><text:span text:style-name="T72"> </text:span><text:span text:style-name="T66">Вероятно,</text:span><text:span text:style-name="T72"> </text:span><text:span text:style-name="T66">что</text:span><text:span text:style-name="T79"> </text:span><text:span text:style-name="T66">Вы</text:span><text:span text:style-name="T79"> </text:span><text:span text:style-name="T66">получите</text:span><text:span text:style-name="T79"> </text:span><text:span text:style-name="T66">это</text:span><text:span text:style-name="T79"> </text:span><text:span text:style-name="T66">письмо</text:span><text:span text:style-name="T79"> </text:span><text:span text:style-name="T66">уже</text:span><text:span text:style-name="T79"> </text:span><text:span text:style-name="T66">тогда,</text:span><text:span text:style-name="T72"> </text:span><text:span text:style-name="T66">когда</text:span><text:span text:style-name="T25">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Опишите мне Ваш Крым: хочу видеть, не потеряли ли Вы своего прекрасного слога.</text:p>
      <text:h text:style-name="Heading_20_1" text:outline-level="1">516. </text:h>
      <text:p text:style-name="P376">П. А. Вяземскому</text:p>
      <text:p text:style-name="P11"><text:span text:style-name="T11">&lt;Середина января (не ранее 11) 1823 г. Петербург&gt;</text:span><text:span text:style-name="T6">*</text:span></text:p>
      <text:p text:style-name="P469">Я писал с Кавелиным к Батюшкову<text:span text:style-name="T16">1</text:span>; напиши и ты. Твое письмо к Шепилову ждет здесь его приезда<text:span text:style-name="T16">2</text:span>. Он должен быть или нынче, или завтра, или, по крайней мере, должен отвечать, и тогда письмо немедленно будет отправлено. Ты зовешь меня — разумеется, что меня ничто не остановит, если во мне будет необходимость<text:span text:style-name="T16">3</text:span>. Но если могут ехать другие, то мне здесь остаться по множеству причин дóлжно неминуемо; у меня есть на руках забота, тяжелая и слишком для меня важная<text:span text:style-name="T16">4</text:span>. Я должен <text:span text:style-name="T11">сидеть на месте</text:span>. Но об этом писать не для чего. Если бы ты знал обстоятельства, то согласился бы со мною. Я писал в Севастополь к своей родне, бывшей Юшковой, теперь Зонтаг<text:span text:style-name="T16">5</text:span> (муж ее — капитан корабля), и про-</text:p>
      <text:p text:style-name="P501">сил ее, если может, ехать в Симферополь и там найти Шепилова или кто будет, </text:p>
      <text:p text:style-name="P555">чтобы на месте условиться, что делать: если Б&lt;атюшкова&gt; нельзя будет увезти оттуда, то она может как-нибудь взять его на свои руки: женщина умная и с душою — это стоит лучшего лекаря. Пиши к нему с Кавелиным, который отдаст </text:p>
      <text:p text:style-name="P339">Ж.</text:p>
      <text:p text:style-name="P554">Начинаю печатать свои сочинения; будет прекрасное издание<text:span text:style-name="T16">7</text:span>.</text:p>
      <text:h text:style-name="Heading_20_1" text:outline-level="1">517. </text:h>
      <text:p text:style-name="P375">Н. И. Гнедичу</text:p>
      <text:p text:style-name="P296">2 февраля &lt;1823 г. Петербург&gt;</text:p>
      <text:p text:style-name="P434">Козлов сказывал мне, что нынче Ваше рождение, любезный и почтенный </text:p>
      <text:p text:style-name="P502">Николай Иванович! Спешу изъявить Вам душевное желание всего в мире хорошего и достойного Вас. &lt;<text:span text:style-name="T11">Приписка Жуковского между строк</text:span>: «то есть денег и жены, или жены и денег, или просто денег»&gt;. Поздравление же с этим днем <text:soft-page-break/>принесу не Вам, а друзьям Вашим &lt;<text:span text:style-name="T11">Приписка Жуковского</text:span>: «и мне принесла»&gt;. Почитающая Вас душою <text:span text:style-name="T11">Александра Воейкова</text:span>.</text:p>
      <text:p text:style-name="P248">2 февраля.</text:p>
      <text:p text:style-name="P179">Я также, Николай Гомерович почтенный, Имею честь поздравить Вас,</text:p>
      <text:p text:style-name="P178">С тем, что когда-то в этот час</text:p>
      <text:p text:style-name="P528"><draw:g text:anchor-type="char" draw:z-index="2" draw:name="Group 107333" draw:style-name="gr10"><draw:custom-shape draw:name="Rectangle 11519" draw:style-name="gr26" draw:text-style-name="P804" svg:width="6.901cm" svg:height="0.473cm" svg:x="0.827cm" svg:y="-0.279cm"><text:p text:style-name="P3"><text:span text:style-name="T22">поклон.</text:span><text:span text:style-name="T29"> </text:span><text:span text:style-name="T22">Детей</text:span><text:span text:style-name="T24"> </text:span><text:span text:style-name="T22">целую.</text:span><text:span text:style-name="T29"> </text:span><text:span text:style-name="T22">Жихареву</text:span><text:span text:style-name="T24"> </text:span><text:span text:style-name="T22">рукожатие.</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33">Вы были: Николай </text:span><text:span text:style-name="T36">новорожденный</text:span><text:span text:style-name="T33">.</text:span></text:p>
      <text:p text:style-name="P338">Ж.</text:p>
      <text:h text:style-name="Heading_20_1" text:outline-level="1">518. </text:h>
      <text:p text:style-name="P371">А. А. Прокоповичу-Антонскому</text:p>
      <text:p text:style-name="P293">10 февраля &lt;1823 г. Петербург&gt;</text:p>
      <text:p text:style-name="P247">10 февраля</text:p>
      <text:p text:style-name="P469">Я получил от г. Давыдова<text:span text:style-name="T16">1</text:span> письмо Ваше, почтеннейший Антон Антонович, при письме и деньги. Примите мою сердечную благодарность. Посылаю Вам расписку, которую прошу покорнейше передать М. М. Соковнину<text:span text:style-name="T16">2</text:span>. Он должен теперь мне проценты за 1821, 22 и 23 года. Возьмите на себя труд их от него вытребовать и оставьте из них столько, сколько следует Вам за те годы, которые я Вам не заплатил. Прошу Вас извинить меня в моей неточности. Все последние годы много утащили из кармана моего денег, особенно много заставило меня истратить путешествие<text:span text:style-name="T16">3</text:span>. Теперь же начал я печатать полное собрание сочинений; будет довольно издержек, и я бы не дерзнул к нему приступить, если бы великая княгиня не помогла мне, дав мне взаймы всю нужную на напечатание скательную дружбу, которая не будет изъяснять дурным образом того, что есть произведение необходимости. Помните и любите меня, как я Вас.</text:p>
      <text:p text:style-name="P473">Я получил от Василья Петровича Полякова письмо, в котором просит меня, чтобы я ему помог сбыть с рук напечатанный им перевод книги «<text:span text:style-name="T11">О блаженстве, доставляемом христианскою религиею</text:span>»<text:span text:style-name="T16">5</text:span>. Признаюсь, этого не имею средств сделать. Не можете ли Вы помочь Вашему воспитаннику? Он служит смотрителем в Екатерининской больнице; там можно и найти его. Подумайте о нем, а приложенное письмо<text:span text:style-name="T16">6</text:span> возьмите на себя труд ему доставить.</text:p>
      <text:h text:style-name="Heading_20_1" text:outline-level="1">519. </text:h>
      <text:p text:style-name="P373">И. И. Дмитриеву</text:p>
      <text:p text:style-name="P290">11 февраля 1823 г. &lt;Петербург&gt;</text:p>
      <text:p text:style-name="P469"><draw:g text:anchor-type="char" draw:z-index="4" draw:name="Group 107485" draw:style-name="gr23"><draw:custom-shape draw:name="Rectangle 11592" draw:style-name="gr24" draw:text-style-name="P804" svg:width="12.593cm" svg:height="0.473cm" svg:x="0.723cm" svg:y="-0.279cm"><text:p text:style-name="P3"><text:span text:style-name="T22">же</text:span><text:span text:style-name="T78"> </text:span><text:span text:style-name="T22">я</text:span><text:span text:style-name="T78"> </text:span><text:span text:style-name="T22">позволил</text:span><text:span text:style-name="T78"> </text:span><text:span text:style-name="T22">себе</text:span><text:span text:style-name="T78"> </text:span><text:span text:style-name="T22">не</text:span><text:span text:style-name="T78"> </text:span><text:span text:style-name="T22">быть</text:span><text:span text:style-name="T78"> </text:span><text:span text:style-name="T22">точным</text:span><text:span text:style-name="T78"> </text:span><text:span text:style-name="T22">в</text:span><text:span text:style-name="T78"> </text:span><text:span text:style-name="T22">уплате,</text:span><text:span text:style-name="T73"> </text:span><text:span text:style-name="T22">надеясь</text:span><text:span text:style-name="T78"> </text:span><text:span text:style-name="T22">на</text:span><text:span text:style-name="T78"> </text:span><text:span text:style-name="T22">Вашу</text:span><text:span text:style-name="T78"> </text:span><text:span text:style-name="T22">ко</text:span><text:span text:style-name="T78"> </text:span><text:span text:style-name="T22">мне</text:span><text:span text:style-name="T78"> </text:span><text:span text:style-name="T22">невзы-</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Портрет Гёте, обещанный мною Вашему превосходительству, давно лежал в моем портфеле. Но я боялся вверить его почте, дабы не прислать Вам великого германского поэта в <text:span text:style-name="T11">измятом состоянии</text:span>. Теперь нашелся случай отправить его в дорогу, не подвергая опасности. Принося Вашему высокопревосходительству этот подарок, я некоторым образом плачу долг благодарности: Ваши стихи «Размышление по случаю грома», переведенные из Гёте, были первые, выученные мною наизусть в русском классе, и <text:span text:style-name="T11">первые</text:span> же мною написанные стихи (без соблюдения стоп) были их подражанием<text:span text:style-name="T16">1</text:span>. Итак, мне прилично подарить Вас портретом Гёте<text:span text:style-name="T16">2</text:span>. Вы мой учитель в поэзии. Не назову себя Вашим достойным учеником, но имею право благодарить Вас за то, что Вы способствовали мне познакомиться с живыми наслаждениями поэзии, в которых и высокая цель, и главная награда поэта.</text:p>
      <text:p text:style-name="P472">Я видел Гёте и могу поручиться Вам за совершенное сходство портрета с оригиналом<text:span text:style-name="T16">3</text:span>. Пользуюсь сим случаем, чтоб принесть Вам благодарность за удовольствие, с каким я читал последние Ваши стихи. Все четверостишные басни прекрасны, некоторые из них совершенны: это новый род и прелестный!<text:span text:style-name="T16">4</text:span> Вам бы легко сказать себе: «Что день, то четверостишная басня!» Легко бы и исполнить сказанное, и, наконец, неприметно составилось бы собрание, единственное в своем роде<text:span text:style-name="T16">5</text:span>.</text:p>
      <text:p text:style-name="P472">Еще повторю свой старый припев: «Записки! Записки!» Для них очинено перо Ваше, острое и живописное! Возьмитесь за него, и Вы подарите нас драгоценностью, сами же будете только наслаждаться воспоминанием<text:span text:style-name="T16">6</text:span>.</text:p>
      <text:p text:style-name="P469">Скажу Вашему высокопревосходительству несколько слов о себе: я принялся за новое издание старого; надеюсь, что будет хорошее. Между тем грожусь на «Энеиду»: вторая песнь кончена; мало-помалу переведу всю<text:span text:style-name="T16">7</text:span>. Труи исполнение.</text:p>
      <text:p text:style-name="P469">О здешних новостях литературных, политических и всяких не пишу ничего: всё новое доходит до меня старым. Надеюсь, что Тургенев не перестает снабжать Вас известиями о здешнем. Самая последняя новость есть приезд нашего канцлера<text:span text:style-name="T16">8</text:span>: я был у него и нахожу, что с виду он кажется здоровее, но глухота его усилилась. И граф Сергей Петрович<text:span text:style-name="T16">9</text:span> здесь.</text:p>
      <text:p text:style-name="P471">Я должен кончить; спешу отправлять письмо. Прося Ваше высокопревосходительство сохранить мне мое старинное место в Вашей памяти и повторя уверение в искренней моей к Вам привязанности, честь имею быть Вашего высокопревосходительства покорнейшим слугою</text:p>
      <text:p text:style-name="P521"><text:span text:style-name="T11">Жуковский </text:span><text:span text:style-name="T33">11 февраля 1823.</text:span></text:p>
      <text:h text:style-name="Heading_20_1" text:outline-level="1"><text:soft-page-break/>520. </text:h>
      <text:p text:style-name="P371">А. П. Елагиной</text:p>
      <text:p text:style-name="P290">&lt;11 февраля 1823 г. Петербург&gt;</text:p>
      <text:p text:style-name="P515"><draw:g text:anchor-type="char" draw:z-index="7" draw:name="Group 107002" draw:style-name="gr10"><draw:custom-shape draw:name="Rectangle 11663" draw:style-name="gr20" draw:text-style-name="P804" svg:width="12.613cm" svg:height="0.473cm" svg:x="0.811cm" svg:y="-0.279cm"><text:p text:style-name="P3"><text:span text:style-name="T22">одни</text:span><text:span text:style-name="T69"> </text:span><text:span text:style-name="T22">планы:</text:span><text:span text:style-name="T67"> </text:span><text:span text:style-name="T22">Вы</text:span><text:span text:style-name="T69"> </text:span><text:span text:style-name="T22">знаете,</text:span><text:span text:style-name="T74"> </text:span><text:span text:style-name="T22">что</text:span><text:span text:style-name="T69"> </text:span><text:span text:style-name="T22">я</text:span><text:span text:style-name="T69"> </text:span><text:span text:style-name="T22">богат</text:span><text:span text:style-name="T69"> </text:span><text:span text:style-name="T22">планами!</text:span><text:span text:style-name="T69"> </text:span><text:span text:style-name="T22">Помолите</text:span><text:span text:style-name="T69"> </text:span><text:span text:style-name="T22">Феба,</text:span><text:span text:style-name="T74"> </text:span><text:span text:style-name="T22">чтобы</text:span><text:span text:style-name="T69"> </text:span><text:span text:style-name="T22">послал</text:span><text:span text:style-name="T69"> </text:span><text:span text:style-name="T22">мне</text:span><text:span text:style-name="T2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Милая Дуняша, благодарю Вас за Ваше милое письмо, на которое по обыкновению я не отвечал и отвечаю поздно. Благодарствуйте за исполнение одних поручений и за намерение исполнить другие. Очень рад, что мои эсклавы полу-</text:p>
      <text:p text:style-name="P514">чили волю<text:span text:style-name="T16">1</text:span>; хочу поскорее дать ее и другим. Это поручил я Василью Татаринову, который вручит Вам это письмо и который взялся написать в Белеве по форме </text:p>
      <text:p text:style-name="P513">отпускную, которую здесь напишу и пришлю к Вам или к Алексею Сергеевичу<text:span text:style-name="T16">2</text:span>. Вас же прошу (если это Вас не стеснит) похлопотать о скором доставлении мне обещанных двух тысяч<text:span text:style-name="T16">3</text:span>; третью можете и в половине нынешнего года мне доставить; но две нужны, ибо хочется заплатить некоторый долг в срок. Жаль мне, что должен у Вас требовать, боюсь, чтобы это не было для Вас заботою — но, право, необходимость.</text:p>
      <text:p text:style-name="P470">Печатание «Иоанны» началось, и вы получите ее тотчас по окончании<text:span text:style-name="T16">4</text:span>. Цензура поступила с нею великодушно quant à l’impression<text:span text:style-name="T15"><text:note text:id="ftn123" text:note-class="footnote"><text:note-citation>123</text:note-citation><text:note-body><text:p text:style-name="P120"><text:s/>Что касается печатания (<text:span text:style-name="T11">франц</text:span>.).</text:p></text:note-body></text:note></text:span> и неумолимо quant à la representation<text:span text:style-name="T15"><text:note text:id="ftn124" text:note-class="footnote"><text:note-citation>124</text:note-citation><text:note-body><text:p text:style-name="P121"><text:s/>Что касается представления (<text:span text:style-name="T11">франц</text:span>.).</text:p></text:note-body></text:note></text:span><text:span text:style-name="T16"> 5</text:span>. Всё к лучшему: здешние актеры уходили бы ее не хуже </text:p>
      <text:p text:style-name="P501">цензуры.</text:p>
      <text:p text:style-name="P469">Напишите мне, мой милый друг, о том, что у Вас делается? Что Ваш Рафаель<text:span text:style-name="T16">6</text:span>, мой милый незнакомец! Боже мой! сколько около Вас моих незнакомцев!<text:span text:style-name="T16">7</text:span> Когда-то мы увидимся! Даже и те, которых знаю, при свидании со мною бупереписки, могилы, которые надолго прячут то, что мило, лень, которая стоит могилы, и всё это шелуха, которая когда-нибудь осыпется.</text:p>
      <text:p text:style-name="P469">Оставим всё это; писать некогда. Посылаю Вам еще 6 гравюр Гатчины и несколько гравюр моих же из моего путешествия: хочется сделать ему описание и с рисунками<text:span text:style-name="T16">8</text:span>. Но все, которые теперь посылаю, будут переделаны. Это только для Вас. Обнимите мужа и детей.</text:p>
      <text:p text:style-name="P469">Прошу Вас вложенное письмо и сверток немедленно доставить Дмитриеву, только повернее. Узнать об его квартире можете в почтамте — и письмо к Антонскому перешлите так же.</text:p>
      <text:p text:style-name="P468">Сейчас сидит у меня Тургенев, огорченный Вашим письмом к Марье Андреевне, и велит Вам сказать, что он потому только написал <text:span text:style-name="T11">мнимо</text:span> холодное письмо к Филарету Калужскому, что не знал, что дело идет об Вас (femme aux étoiles<text:span text:style-name="T15"><text:note text:id="ftn125" text:note-class="footnote"><text:note-citation>125</text:note-citation><text:note-body><text:p text:style-name="P122"><text:s/>Женщина-звезда (<text:span text:style-name="T11">франц</text:span>).</text:p></text:note-body></text:note></text:span>, как </text:p>
      <text:p text:style-name="P512">он врет), ныне же пишет уже вторично по просьбе его, Тургенева, (comme à une étoile<text:span text:style-name="T15"><text:note text:id="ftn126" text:note-class="footnote"><text:note-citation>126</text:note-citation><text:note-body><text:p text:style-name="P123"><text:s/>Как к звезде (<text:span text:style-name="T11">франц</text:span>.).</text:p></text:note-body></text:note></text:span>) Филарет Московский к Филарету Калужскому, и, вероятно, письмо это </text:p>
      <text:p text:style-name="P500">подействует, ибо Филарет пишет так жарко, что бумага трещит.</text:p>
      <text:h text:style-name="Heading_20_1" text:outline-level="1"><draw:g text:anchor-type="char" draw:z-index="9" draw:name="Group 107618" draw:style-name="gr10"><draw:custom-shape draw:name="Rectangle 11743" draw:style-name="gr18" draw:text-style-name="P804" svg:width="12.584cm" svg:height="0.473cm" svg:x="0.734cm" svg:y="-0.279cm"><text:p text:style-name="P3"><text:span text:style-name="T22">дух,</text:span><text:span text:style-name="T68"> </text:span><text:span text:style-name="T22">который</text:span><text:span text:style-name="T32"> </text:span><text:span text:style-name="T22">мешает</text:span><text:span text:style-name="T32"> </text:span><text:span text:style-name="T22">глазам</text:span><text:span text:style-name="T32"> </text:span><text:span text:style-name="T22">видеть</text:span><text:span text:style-name="T32"> </text:span><text:span text:style-name="T22">вдаль,</text:span><text:span text:style-name="T68"> </text:span><text:span text:style-name="T22">бумаги,</text:span><text:span text:style-name="T68"> </text:span><text:span text:style-name="T22">чернилы,</text:span><text:span text:style-name="T68"> </text:span><text:span text:style-name="T22">которые</text:span><text:span text:style-name="T32"> </text:span><text:span text:style-name="T22">нужны</text:span><text:span text:style-name="T32"> </text:span><text:span text:style-name="T22">для</text:span><text:span text:style-name="T24">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521. </text:h>
      <text:p text:style-name="P369">К. Я. Булгакову</text:p>
      <text:p text:style-name="P9"><text:span text:style-name="T11">&lt;Конец февраля (не позже 22) 1823 г. Петербург&gt;</text:span><text:span text:style-name="T6">*</text:span></text:p>
      <text:p text:style-name="P467">Вот письмо в Крым<text:span text:style-name="T16">1</text:span>; боюсь, что опоздало! Постарайся отправить, любезный Константин. Я вчера видел графа Нес&lt;сельроде&gt;<text:span text:style-name="T16">2</text:span> и говорил с ним: он повторил свое обещание. Поговори с ним, однако, и ты.</text:p>
      <text:h text:style-name="Heading_20_1" text:outline-level="1">522. </text:h>
      <text:p text:style-name="P369">К. Я. Булгакову</text:p>
      <text:p text:style-name="P9"><text:span text:style-name="T11">&lt;Январь — февраль (не позже 22) 1823 г. Петербург&gt;</text:span><text:span text:style-name="T6">*</text:span></text:p>
      <text:p text:style-name="P466">Вот письмо к Марье Ивановне Корсаковой<text:span text:style-name="T16">1</text:span>; я не знаю ее адресу. Надпиши и пошли, любезный друг. Она рекомендовала мне гречанку Палеолог<text:span text:style-name="T16">2</text:span>, которой я дал к тебе записку<text:span text:style-name="T16">3</text:span>; она у тебя будет на сих днях. И я также. Теперь же тебя обнимаю.</text:p>
      <text:p text:style-name="P338">Жуковский</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ru" fo:country="RU" style:letter-kerning="false" style:font-name-asian="DejaVu Sans" style:font-size-asian="11pt" style:language-asian="ru" style:country-asian="RU"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049cm" fo:margin-top="0cm" fo:margin-bottom="0.009cm" style:contextual-spacing="false" fo:line-height="105%" fo:text-align="justify" style:justify-single-word="false" fo:orphans="2" fo:widows="2" fo:text-indent="0.704cm" style:auto-text-indent="false" style:writing-mode="lr-tb"/>
      <style:text-properties fo:color="#181717" loext:opacity="100%" style:font-name="Times New Roman" fo:font-family="'Times New Roman'" style:font-family-generic="roman" style:font-pitch="variable" fo:font-size="10.5pt" style:font-name-asian="Times New Roman1" style:font-family-asian="'Times New Roman'" style:font-family-generic-asian="system" style:font-pitch-asian="variable" style:font-size-asian="10.5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next-style-name="Standard" loext:linked-style-name="Заголовок_20_1_20_Знак" style:default-outline-level="1" style:list-style-name="" style:class="text">
      <style:paragraph-properties fo:margin-left="0.018cm" fo:margin-right="0.171cm" fo:margin-top="0cm" fo:margin-bottom="0.289cm" style:contextual-spacing="false" fo:line-height="108%" fo:text-align="center" style:justify-single-word="false" fo:keep-together="always" fo:orphans="2" fo:widows="2" fo:text-indent="-0.018cm" style:auto-text-indent="false" fo:keep-with-next="always" style:writing-mode="lr-tb"/>
      <style:text-properties fo:color="#181717" loext:opacity="100%" style:font-name="Times New Roman" fo:font-family="'Times New Roman'" style:font-family-generic="roman" style:font-pitch="variable" fo:font-size="15pt" fo:font-weight="bold" style:font-name-asian="Times New Roman1" style:font-family-asian="'Times New Roman'" style:font-family-generic-asian="system" style:font-pitch-asian="variable" style:font-size-asian="15pt" style:font-weight-asian="bold" style:font-name-complex="Times New Roman1" style:font-family-complex="'Times New Roman'" style:font-family-generic-complex="system" style:font-pitch-complex="variable"/>
    </style:style>
    <style:style style:name="Heading_20_2" style:display-name="Heading 2" style:family="paragraph" style:next-style-name="Standard" loext:linked-style-name="Заголовок_20_2_20_Знак" style:default-outline-level="2" style:list-style-name="" style:class="text">
      <style:paragraph-properties fo:margin-left="0.018cm" fo:margin-right="0.141cm" fo:margin-top="0cm" fo:margin-bottom="0.067cm" style:contextual-spacing="false" fo:line-height="108%" fo:text-align="center" style:justify-single-word="false" fo:keep-together="always" fo:orphans="2" fo:widows="2" fo:text-indent="-0.018cm" style:auto-text-indent="false" fo:keep-with-next="always" style:writing-mode="lr-tb"/>
      <style:text-properties fo:color="#181717" loext:opacity="100%" style:font-name="Times New Roman" fo:font-family="'Times New Roman'" style:font-family-generic="roman" style:font-pitch="variable" fo:font-weight="bold" style:font-name-asian="Times New Roman1" style:font-family-asian="'Times New Roman'" style:font-family-generic-asian="system" style:font-pitch-asian="variable" style:font-weight-asian="bold" style:font-name-complex="Times New Roman1" style:font-family-complex="'Times New Roman'" style:font-family-generic-complex="system" style:font-pitch-complex="variable"/>
    </style:style>
    <style:style style:name="footnote_20_description" style:display-name="footnote description" style:family="paragraph" style:next-style-name="Standard" loext:linked-style-name="footnote_20_description_20_Char">
      <style:paragraph-properties fo:margin-left="0.831cm" fo:margin-right="0cm" fo:margin-top="0cm" fo:margin-bottom="0cm" style:contextual-spacing="false" fo:line-height="108%" fo:text-align="start" style:justify-single-word="false" fo:orphans="2" fo:widows="2" fo:text-indent="0cm" style:auto-text-indent="false" style:writing-mode="lr-tb"/>
      <style:text-properties fo:color="#181717" loext:opacity="100%"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style>
    <style:style style:name="Frame_20_contents" style:display-name="Frame contents" style:family="paragraph" style:parent-style-name="Standard" style:class="extra"/>
    <style:style style:name="Footnote" style:family="paragraph" style:parent-style-name="Standard" style:class="extra"/>
    <style:style style:name="Header_20_and_20_Footer" style:display-name="Header and Footer" style:family="paragraph" style:parent-style-name="Standard"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Основной_20_текст" style:display-name="Основной текст" style:family="paragraph" style:parent-style-name="Standard">
      <loext:graphic-properties draw:fill="none" draw:fill-color="#ffffff"/>
      <style:paragraph-properties fo:margin-left="0cm" fo:margin-right="0cm" fo:line-height="110%" fo:orphans="0" fo:widows="0" fo:text-indent="0.706cm" style:auto-text-indent="false" fo:background-color="transparent"/>
      <style:text-properties fo:font-variant="normal" fo:text-transform="none"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font-style-complex="normal" style:font-weight-complex="normal"/>
    </style:style>
    <style:style style:name="Заголовок_20__2116_5" style:display-name="Заголовок №5" style:family="paragraph" style:parent-style-name="Standard" style:default-outline-level="5" style:list-style-name="">
      <loext:graphic-properties draw:fill="none" draw:fill-color="#ffffff"/>
      <style:paragraph-properties fo:text-align="center" style:justify-single-word="false" fo:orphans="0" fo:widows="0" fo:background-color="transparent"/>
      <style:text-properties fo:font-variant="normal" fo:text-transform="none" style:text-line-through-style="none" style:text-line-through-type="none" style:font-name="Times New Roman" fo:font-family="'Times New Roman'" style:font-family-generic="roman" style:font-pitch="variable" fo:font-size="11pt" fo:font-style="normal" style:text-underline-style="none"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font-size-complex="11pt" style:font-style-complex="normal" style:font-weight-complex="bold"/>
    </style:style>
    <style:style style:name="Другое" style:family="paragraph" style:parent-style-name="Standard">
      <loext:graphic-properties draw:fill="none" draw:fill-color="#ffffff"/>
      <style:paragraph-properties fo:margin-left="0cm" fo:margin-right="0cm" fo:line-height="110%" fo:orphans="0" fo:widows="0" fo:text-indent="0.706cm" style:auto-text-indent="false" fo:background-color="transparent"/>
      <style:text-properties fo:font-variant="normal" fo:text-transform="none"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носка" style:family="paragraph" style:parent-style-name="Standard">
      <loext:graphic-properties draw:fill="none" draw:fill-color="#ffffff"/>
      <style:paragraph-properties fo:margin-left="0cm" fo:margin-right="0cm" fo:line-height="110%" fo:orphans="0" fo:widows="0" fo:text-indent="1.235cm" style:auto-text-indent="false" fo:background-color="transparent"/>
      <style:text-properties fo:font-variant="normal" fo:text-transform="none" style:text-line-through-style="none" style:text-line-through-type="none" style:font-name="Times New Roman" fo:font-family="'Times New Roman'" style:font-family-generic="roman" style:font-pitch="variable" fo:font-size="8.5pt" fo:font-style="normal" style:text-underline-style="none" fo:font-weight="normal" style:font-name-asian="Times New Roman1" style:font-family-asian="'Times New Roman'" style:font-family-generic-asian="system" style:font-pitch-asian="variable" style:font-size-asian="8.5pt" style:font-style-asian="normal" style:font-weight-asian="normal" style:font-name-complex="Times New Roman1" style:font-family-complex="'Times New Roman'" style:font-family-generic-complex="system" style:font-pitch-complex="variable" style:font-size-complex="8.5pt" style:font-style-complex="normal"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Заголовок_20_2_20_Знак" style:display-name="Заголовок 2 Знак" style:family="text" loext:linked-style-name="Heading_20_2">
      <style:text-properties fo:color="#181717" loext:opacity="100%"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style>
    <style:style style:name="Заголовок_20_1_20_Знак" style:display-name="Заголовок 1 Знак" style:family="text" loext:linked-style-name="Heading_20_1">
      <style:text-properties fo:color="#181717" loext:opacity="100%" style:font-name="Times New Roman" fo:font-family="'Times New Roman'" style:font-family-generic="roman" style:font-pitch="variable" fo:font-size="15pt" fo:font-weight="bold" style:font-name-asian="Times New Roman1" style:font-family-asian="'Times New Roman'" style:font-family-generic-asian="system" style:font-pitch-asian="variable" style:font-size-asian="15pt" style:font-weight-asian="bold" style:font-name-complex="Times New Roman1" style:font-family-complex="'Times New Roman'" style:font-family-generic-complex="system" style:font-pitch-complex="variable"/>
    </style:style>
    <style:style style:name="footnote_20_description_20_Char" style:display-name="footnote description Char" style:family="text" loext:linked-style-name="footnote_20_description">
      <style:text-properties fo:color="#181717" loext:opacity="100%"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style>
    <style:style style:name="footnote_20_mark" style:display-name="footnote mark" style:family="text">
      <style:text-properties fo:color="#181717" loext:opacity="100%" style:text-position="super 58%" style:font-name="Times New Roman" fo:font-family="'Times New Roman'" style:font-family-generic="roman" style:font-pitch="variable" fo:font-size="9pt" style:font-name-asian="Times New Roman1" style:font-family-asian="'Times New Roman'" style:font-family-generic-asian="system" style:font-pitch-asian="variable" style:font-size-asian="9pt" style:font-name-complex="Times New Roman1" style:font-family-complex="'Times New Roman'" style:font-family-generic-complex="system" style:font-pitch-complex="variable"/>
    </style:style>
    <style:style style:name="ListLabel_20_1" style:display-name="ListLabel 1"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2" style:display-name="ListLabel 2"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3" style:display-name="ListLabel 3"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4" style:display-name="ListLabel 4"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5" style:display-name="ListLabel 5"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6" style:display-name="ListLabel 6"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7" style:display-name="ListLabel 7"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8" style:display-name="ListLabel 8"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9" style:display-name="ListLabel 9"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0" style:display-name="ListLabel 10"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1" style:display-name="ListLabel 11"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2" style:display-name="ListLabel 12"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3" style:display-name="ListLabel 13"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4" style:display-name="ListLabel 14"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5" style:display-name="ListLabel 15"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6" style:display-name="ListLabel 16"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7" style:display-name="ListLabel 17"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8" style:display-name="ListLabel 18"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normal" style:text-underline-style="none" fo:font-weight="normal" fo:background-color="transparent" style:font-name-asian="Times New Roman1" style:font-family-asian="'Times New Roman'" style:font-family-generic-asian="system" style:font-pitch-asian="variable" style:font-size-asian="10.5pt" style:font-style-asian="normal" style:font-weight-asian="normal" style:font-name-complex="Times New Roman1" style:font-family-complex="'Times New Roman'" style:font-family-generic-complex="system" style:font-pitch-complex="variable" style:font-size-complex="10.5pt" loext:padding="0cm" loext:border="none" loext:shadow="none"/>
    </style:style>
    <style:style style:name="ListLabel_20_19" style:display-name="ListLabel 19"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italic" style:text-underline-style="none" fo:font-weight="normal" fo:background-color="transparent" style:font-name-asian="Times New Roman1" style:font-family-asian="'Times New Roman'" style:font-family-generic-asian="system" style:font-pitch-asian="variable" style:font-size-asian="10.5pt" style:font-style-asian="italic" style:font-weight-asian="normal" style:font-name-complex="Times New Roman1" style:font-family-complex="'Times New Roman'" style:font-family-generic-complex="system" style:font-pitch-complex="variable" style:font-size-complex="10.5pt" style:font-style-complex="italic" loext:padding="0cm" loext:border="none" loext:shadow="none"/>
    </style:style>
    <style:style style:name="ListLabel_20_20" style:display-name="ListLabel 20"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italic" style:text-underline-style="none" fo:font-weight="normal" fo:background-color="transparent" style:font-name-asian="Times New Roman1" style:font-family-asian="'Times New Roman'" style:font-family-generic-asian="system" style:font-pitch-asian="variable" style:font-size-asian="10.5pt" style:font-style-asian="italic" style:font-weight-asian="normal" style:font-name-complex="Times New Roman1" style:font-family-complex="'Times New Roman'" style:font-family-generic-complex="system" style:font-pitch-complex="variable" style:font-size-complex="10.5pt" style:font-style-complex="italic" loext:padding="0cm" loext:border="none" loext:shadow="none"/>
    </style:style>
    <style:style style:name="ListLabel_20_21" style:display-name="ListLabel 21"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italic" style:text-underline-style="none" fo:font-weight="normal" fo:background-color="transparent" style:font-name-asian="Times New Roman1" style:font-family-asian="'Times New Roman'" style:font-family-generic-asian="system" style:font-pitch-asian="variable" style:font-size-asian="10.5pt" style:font-style-asian="italic" style:font-weight-asian="normal" style:font-name-complex="Times New Roman1" style:font-family-complex="'Times New Roman'" style:font-family-generic-complex="system" style:font-pitch-complex="variable" style:font-size-complex="10.5pt" style:font-style-complex="italic" loext:padding="0cm" loext:border="none" loext:shadow="none"/>
    </style:style>
    <style:style style:name="ListLabel_20_22" style:display-name="ListLabel 22"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italic" style:text-underline-style="none" fo:font-weight="normal" fo:background-color="transparent" style:font-name-asian="Times New Roman1" style:font-family-asian="'Times New Roman'" style:font-family-generic-asian="system" style:font-pitch-asian="variable" style:font-size-asian="10.5pt" style:font-style-asian="italic" style:font-weight-asian="normal" style:font-name-complex="Times New Roman1" style:font-family-complex="'Times New Roman'" style:font-family-generic-complex="system" style:font-pitch-complex="variable" style:font-size-complex="10.5pt" style:font-style-complex="italic" loext:padding="0cm" loext:border="none" loext:shadow="none"/>
    </style:style>
    <style:style style:name="ListLabel_20_23" style:display-name="ListLabel 23"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italic" style:text-underline-style="none" fo:font-weight="normal" fo:background-color="transparent" style:font-name-asian="Times New Roman1" style:font-family-asian="'Times New Roman'" style:font-family-generic-asian="system" style:font-pitch-asian="variable" style:font-size-asian="10.5pt" style:font-style-asian="italic" style:font-weight-asian="normal" style:font-name-complex="Times New Roman1" style:font-family-complex="'Times New Roman'" style:font-family-generic-complex="system" style:font-pitch-complex="variable" style:font-size-complex="10.5pt" style:font-style-complex="italic" loext:padding="0cm" loext:border="none" loext:shadow="none"/>
    </style:style>
    <style:style style:name="ListLabel_20_24" style:display-name="ListLabel 24"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italic" style:text-underline-style="none" fo:font-weight="normal" fo:background-color="transparent" style:font-name-asian="Times New Roman1" style:font-family-asian="'Times New Roman'" style:font-family-generic-asian="system" style:font-pitch-asian="variable" style:font-size-asian="10.5pt" style:font-style-asian="italic" style:font-weight-asian="normal" style:font-name-complex="Times New Roman1" style:font-family-complex="'Times New Roman'" style:font-family-generic-complex="system" style:font-pitch-complex="variable" style:font-size-complex="10.5pt" style:font-style-complex="italic" loext:padding="0cm" loext:border="none" loext:shadow="none"/>
    </style:style>
    <style:style style:name="ListLabel_20_25" style:display-name="ListLabel 25"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italic" style:text-underline-style="none" fo:font-weight="normal" fo:background-color="transparent" style:font-name-asian="Times New Roman1" style:font-family-asian="'Times New Roman'" style:font-family-generic-asian="system" style:font-pitch-asian="variable" style:font-size-asian="10.5pt" style:font-style-asian="italic" style:font-weight-asian="normal" style:font-name-complex="Times New Roman1" style:font-family-complex="'Times New Roman'" style:font-family-generic-complex="system" style:font-pitch-complex="variable" style:font-size-complex="10.5pt" style:font-style-complex="italic" loext:padding="0cm" loext:border="none" loext:shadow="none"/>
    </style:style>
    <style:style style:name="ListLabel_20_26" style:display-name="ListLabel 26"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italic" style:text-underline-style="none" fo:font-weight="normal" fo:background-color="transparent" style:font-name-asian="Times New Roman1" style:font-family-asian="'Times New Roman'" style:font-family-generic-asian="system" style:font-pitch-asian="variable" style:font-size-asian="10.5pt" style:font-style-asian="italic" style:font-weight-asian="normal" style:font-name-complex="Times New Roman1" style:font-family-complex="'Times New Roman'" style:font-family-generic-complex="system" style:font-pitch-complex="variable" style:font-size-complex="10.5pt" style:font-style-complex="italic" loext:padding="0cm" loext:border="none" loext:shadow="none"/>
    </style:style>
    <style:style style:name="ListLabel_20_27" style:display-name="ListLabel 27" style:family="text">
      <style:text-properties fo:color="#181717" loext:opacity="100%" style:text-line-through-style="none" style:text-line-through-type="none" style:text-position="0% 100%" style:font-name="Times New Roman" fo:font-family="'Times New Roman'" style:font-family-generic="roman" style:font-pitch="variable" fo:font-size="10.5pt" fo:font-style="italic" style:text-underline-style="none" fo:font-weight="normal" fo:background-color="transparent" style:font-name-asian="Times New Roman1" style:font-family-asian="'Times New Roman'" style:font-family-generic-asian="system" style:font-pitch-asian="variable" style:font-size-asian="10.5pt" style:font-style-asian="italic" style:font-weight-asian="normal" style:font-name-complex="Times New Roman1" style:font-family-complex="'Times New Roman'" style:font-family-generic-complex="system" style:font-pitch-complex="variable" style:font-size-complex="10.5pt" style:font-style-complex="italic" loext:padding="0cm" loext:border="none" loext:shadow="none"/>
    </style:style>
    <style:style style:name="ListLabel_20_28" style:display-name="ListLabel 28"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29" style:display-name="ListLabel 29"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30" style:display-name="ListLabel 30"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31" style:display-name="ListLabel 31"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32" style:display-name="ListLabel 32"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33" style:display-name="ListLabel 33"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34" style:display-name="ListLabel 34"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35" style:display-name="ListLabel 35"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ListLabel_20_36" style:display-name="ListLabel 36" style:family="text">
      <style:text-properties fo:color="#181717" loext:opacity="100%" style:text-line-through-style="none" style:text-line-through-type="none" style:text-position="0% 100%" style:font-name="Times New Roman" fo:font-family="'Times New Roman'" style:font-family-generic="roman" style:font-pitch="variable" fo:font-size="10pt" fo:font-style="normal" style:text-underline-style="none" fo:font-weight="normal" fo:background-color="transparent"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loext:padding="0cm" loext:border="none" loext:shadow="none"/>
    </style:style>
    <style:style style:name="Footnote_20_Symbol" style:display-name="Footnote Symbol" style:family="text"/>
    <style:style style:name="Footnote_20_anchor" style:display-name="Footnote anchor" style:family="text">
      <style:text-properties style:text-position="super 58%"/>
    </style:style>
    <style:style style:name="Основной_20_текст_5f_" style:display-name="Основной текст_" style:family="text" style:parent-style-name="Default_20_Paragraph_20_Font">
      <style:text-properties fo:font-variant="normal" fo:text-transform="none"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1" style:font-family-asian="'Times New Roman'" style:font-family-generic-asian="system" style:font-pitch-asian="variable" style:font-size-asian="10pt" style:font-style-asian="normal" style:font-weight-asian="normal" style:font-name-complex="Times New Roman1" style:font-family-complex="'Times New Roman'" style:font-family-generic-complex="system" style:font-pitch-complex="variable" style:font-size-complex="10pt" style:font-style-complex="norma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99cm"/>
        </style:list-level-properties>
      </text:list-level-style-number>
      <text:list-level-style-number text:level="2" text:style-name="ListLabel_20_2" loext:num-list-format="%2%" style:num-format="a" style:num-letter-sync="true">
        <style:list-level-properties text:list-level-position-and-space-mode="label-alignment">
          <style:list-level-label-alignment text:label-followed-by="listtab" fo:margin-left="2.623cm"/>
        </style:list-level-properties>
      </text:list-level-style-number>
      <text:list-level-style-number text:level="3" text:style-name="ListLabel_20_3" loext:num-list-format="%3%" style:num-format="i">
        <style:list-level-properties text:list-level-position-and-space-mode="label-alignment">
          <style:list-level-label-alignment text:label-followed-by="listtab" fo:margin-left="3.893cm"/>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fo:margin-left="5.163cm"/>
        </style:list-level-properties>
      </text:list-level-style-number>
      <text:list-level-style-number text:level="5" text:style-name="ListLabel_20_5" loext:num-list-format="%5%" style:num-format="a" style:num-letter-sync="true">
        <style:list-level-properties text:list-level-position-and-space-mode="label-alignment">
          <style:list-level-label-alignment text:label-followed-by="listtab" fo:margin-left="6.433cm"/>
        </style:list-level-properties>
      </text:list-level-style-number>
      <text:list-level-style-number text:level="6" text:style-name="ListLabel_20_6" loext:num-list-format="%6%" style:num-format="i">
        <style:list-level-properties text:list-level-position-and-space-mode="label-alignment">
          <style:list-level-label-alignment text:label-followed-by="listtab" fo:margin-left="7.703cm"/>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fo:margin-left="8.973cm"/>
        </style:list-level-properties>
      </text:list-level-style-number>
      <text:list-level-style-number text:level="8" text:style-name="ListLabel_20_8" loext:num-list-format="%8%" style:num-format="a" style:num-letter-sync="true">
        <style:list-level-properties text:list-level-position-and-space-mode="label-alignment">
          <style:list-level-label-alignment text:label-followed-by="listtab" fo:margin-left="10.243cm"/>
        </style:list-level-properties>
      </text:list-level-style-number>
      <text:list-level-style-number text:level="9" text:style-name="ListLabel_20_9" loext:num-list-format="%9%" style:num-format="i">
        <style:list-level-properties text:list-level-position-and-space-mode="label-alignment">
          <style:list-level-label-alignment text:label-followed-by="listtab" fo:margin-left="11.5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text:start-value="7">
        <style:list-level-properties text:list-level-position-and-space-mode="label-alignment">
          <style:list-level-label-alignment text:label-followed-by="listtab" fo:margin-left="0.706cm"/>
        </style:list-level-properties>
      </text:list-level-style-number>
      <text:list-level-style-number text:level="2" text:style-name="ListLabel_20_11" loext:num-list-format="%2%" style:num-format="a" style:num-letter-sync="true">
        <style:list-level-properties text:list-level-position-and-space-mode="label-alignment">
          <style:list-level-label-alignment text:label-followed-by="listtab" fo:margin-left="2.621cm"/>
        </style:list-level-properties>
      </text:list-level-style-number>
      <text:list-level-style-number text:level="3" text:style-name="ListLabel_20_12" loext:num-list-format="%3%" style:num-format="i">
        <style:list-level-properties text:list-level-position-and-space-mode="label-alignment">
          <style:list-level-label-alignment text:label-followed-by="listtab" fo:margin-left="3.891cm"/>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fo:margin-left="5.161cm"/>
        </style:list-level-properties>
      </text:list-level-style-number>
      <text:list-level-style-number text:level="5" text:style-name="ListLabel_20_14" loext:num-list-format="%5%" style:num-format="a" style:num-letter-sync="true">
        <style:list-level-properties text:list-level-position-and-space-mode="label-alignment">
          <style:list-level-label-alignment text:label-followed-by="listtab" fo:margin-left="6.431cm"/>
        </style:list-level-properties>
      </text:list-level-style-number>
      <text:list-level-style-number text:level="6" text:style-name="ListLabel_20_15" loext:num-list-format="%6%" style:num-format="i">
        <style:list-level-properties text:list-level-position-and-space-mode="label-alignment">
          <style:list-level-label-alignment text:label-followed-by="listtab" fo:margin-left="7.701cm"/>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fo:margin-left="8.971cm"/>
        </style:list-level-properties>
      </text:list-level-style-number>
      <text:list-level-style-number text:level="8" text:style-name="ListLabel_20_17" loext:num-list-format="%8%" style:num-format="a" style:num-letter-sync="true">
        <style:list-level-properties text:list-level-position-and-space-mode="label-alignment">
          <style:list-level-label-alignment text:label-followed-by="listtab" fo:margin-left="10.241cm"/>
        </style:list-level-properties>
      </text:list-level-style-number>
      <text:list-level-style-number text:level="9" text:style-name="ListLabel_20_18" loext:num-list-format="%9%" style:num-format="i">
        <style:list-level-properties text:list-level-position-and-space-mode="label-alignment">
          <style:list-level-label-alignment text:label-followed-by="listtab" fo:margin-left="11.5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margin-left="0.676cm"/>
        </style:list-level-properties>
      </text:list-level-style-number>
      <text:list-level-style-number text:level="2" text:style-name="ListLabel_20_20" loext:num-list-format="%2%" style:num-format="a" style:num-letter-sync="true">
        <style:list-level-properties text:list-level-position-and-space-mode="label-alignment">
          <style:list-level-label-alignment text:label-followed-by="listtab" fo:margin-left="2.604cm"/>
        </style:list-level-properties>
      </text:list-level-style-number>
      <text:list-level-style-number text:level="3" text:style-name="ListLabel_20_21" loext:num-list-format="%3%" style:num-format="i">
        <style:list-level-properties text:list-level-position-and-space-mode="label-alignment">
          <style:list-level-label-alignment text:label-followed-by="listtab" fo:margin-left="3.874cm"/>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fo:margin-left="5.144cm"/>
        </style:list-level-properties>
      </text:list-level-style-number>
      <text:list-level-style-number text:level="5" text:style-name="ListLabel_20_23" loext:num-list-format="%5%" style:num-format="a" style:num-letter-sync="true">
        <style:list-level-properties text:list-level-position-and-space-mode="label-alignment">
          <style:list-level-label-alignment text:label-followed-by="listtab" fo:margin-left="6.414cm"/>
        </style:list-level-properties>
      </text:list-level-style-number>
      <text:list-level-style-number text:level="6" text:style-name="ListLabel_20_24" loext:num-list-format="%6%" style:num-format="i">
        <style:list-level-properties text:list-level-position-and-space-mode="label-alignment">
          <style:list-level-label-alignment text:label-followed-by="listtab" fo:margin-left="7.684cm"/>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fo:margin-left="8.954cm"/>
        </style:list-level-properties>
      </text:list-level-style-number>
      <text:list-level-style-number text:level="8" text:style-name="ListLabel_20_26" loext:num-list-format="%8%" style:num-format="a" style:num-letter-sync="true">
        <style:list-level-properties text:list-level-position-and-space-mode="label-alignment">
          <style:list-level-label-alignment text:label-followed-by="listtab" fo:margin-left="10.224cm"/>
        </style:list-level-properties>
      </text:list-level-style-number>
      <text:list-level-style-number text:level="9" text:style-name="ListLabel_20_27" loext:num-list-format="%9%" style:num-format="i">
        <style:list-level-properties text:list-level-position-and-space-mode="label-alignment">
          <style:list-level-label-alignment text:label-followed-by="listtab" fo:margin-left="11.4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8">
        <style:list-level-properties text:list-level-position-and-space-mode="label-alignment">
          <style:list-level-label-alignment text:label-followed-by="listtab" fo:margin-left="0.64cm"/>
        </style:list-level-properties>
      </text:list-level-style-number>
      <text:list-level-style-number text:level="2" text:style-name="ListLabel_20_29" loext:num-list-format="%2%" style:num-format="a" style:num-letter-sync="true">
        <style:list-level-properties text:list-level-position-and-space-mode="label-alignment">
          <style:list-level-label-alignment text:label-followed-by="listtab" fo:margin-left="4.265cm"/>
        </style:list-level-properties>
      </text:list-level-style-number>
      <text:list-level-style-number text:level="3" text:style-name="ListLabel_20_30" loext:num-list-format="%3%" style:num-format="i">
        <style:list-level-properties text:list-level-position-and-space-mode="label-alignment">
          <style:list-level-label-alignment text:label-followed-by="listtab" fo:margin-left="5.535cm"/>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fo:margin-left="6.805cm"/>
        </style:list-level-properties>
      </text:list-level-style-number>
      <text:list-level-style-number text:level="5" text:style-name="ListLabel_20_32" loext:num-list-format="%5%" style:num-format="a" style:num-letter-sync="true">
        <style:list-level-properties text:list-level-position-and-space-mode="label-alignment">
          <style:list-level-label-alignment text:label-followed-by="listtab" fo:margin-left="8.075cm"/>
        </style:list-level-properties>
      </text:list-level-style-number>
      <text:list-level-style-number text:level="6" text:style-name="ListLabel_20_33" loext:num-list-format="%6%" style:num-format="i">
        <style:list-level-properties text:list-level-position-and-space-mode="label-alignment">
          <style:list-level-label-alignment text:label-followed-by="listtab" fo:margin-left="9.345cm"/>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fo:margin-left="10.615cm"/>
        </style:list-level-properties>
      </text:list-level-style-number>
      <text:list-level-style-number text:level="8" text:style-name="ListLabel_20_35" loext:num-list-format="%8%" style:num-format="a" style:num-letter-sync="true">
        <style:list-level-properties text:list-level-position-and-space-mode="label-alignment">
          <style:list-level-label-alignment text:label-followed-by="listtab" fo:margin-left="11.885cm"/>
        </style:list-level-properties>
      </text:list-level-style-number>
      <text:list-level-style-number text:level="9" text:style-name="ListLabel_20_36" loext:num-list-format="%9%" style:num-format="i">
        <style:list-level-properties text:list-level-position-and-space-mode="label-alignment">
          <style:list-level-label-alignment text:label-followed-by="listtab" fo:margin-left="13.1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139cm" fo:margin-top="0cm" fo:margin-bottom="0cm" style:contextual-spacing="false" fo:line-height="108%" fo:text-align="end" style:justify-single-word="false" fo:text-indent="0cm" style:auto-text-indent="false"/>
      <style:text-properties fo:font-size="11pt" style:font-size-asian="11pt"/>
    </style:style>
    <style:style style:name="MP2" style:family="paragraph" style:parent-style-name="Standard">
      <style:paragraph-properties fo:margin-left="0cm" fo:margin-right="0cm" fo:margin-top="0cm" fo:margin-bottom="0cm" style:contextual-spacing="false" fo:line-height="108%" fo:text-align="start" style:justify-single-word="false" fo:text-indent="0cm" style:auto-text-indent="false"/>
      <style:text-properties fo:font-size="11pt" style:font-size-asian="11pt"/>
    </style:style>
    <style:page-layout style:name="Mpm1" style:page-usage="mirrored">
      <style:page-layout-properties fo:page-width="21.001cm" fo:page-height="29.7cm" style:num-format="1" style:print-orientation="portrait" fo:margin-top="0.499cm" fo:margin-bottom="1.27cm" fo:margin-left="0.674cm" fo:margin-right="0.834cm" style:writing-mode="lr-tb" style:layout-grid-color="#c0c0c0" style:layout-grid-lines="17829" style:layout-grid-base-height="0.176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footer-left>
        <text:p text:style-name="MP2"/>
      </style:footer-left>
    </style:master-page>
    <style:master-page style:name="First_20_Page" style:display-name="First Page" style:page-layout-name="Mpm2" draw:style-name="Mdp1" style:next-style-name="Standard">
      <style:footer>
        <text:p text:style-name="MP1"><text:page-number text:select-page="current">0</text:page-number></text:p>
      </style:footer>
    </style:master-page>
    <style:master-page style:name="Footnote" style:page-layout-name="Mpm3"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enis Veduta</meta:initial-creator>
    <meta:editing-cycles>529</meta:editing-cycles>
    <meta:creation-date>2022-12-09T05:39:00</meta:creation-date>
    <dc:date>2022-12-18T18:22:10.548441506</dc:date>
    <meta:editing-duration>P1DT3H55M16S</meta:editing-duration>
    <meta:generator>LibreOffice/7.4.3.2$Linux_X86_64 LibreOffice_project/40$Build-2</meta:generator>
    <meta:document-statistic meta:table-count="1" meta:image-count="0" meta:object-count="0" meta:page-count="89" meta:paragraph-count="1823" meta:word-count="62793" meta:character-count="396904" meta:non-whitespace-character-count="335051"/>
    <meta:user-defined meta:name="AppVersion">16.0000</meta:user-defined>
    <meta:template xlink:type="simple" xlink:actuate="onRequest" xlink:title="Normal.dotm" xlink:href=""/>
  </office:meta>
</office:document-meta>
</file>